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10" style:family="table-row">
      <style:table-row-properties style:min-row-height="0.2139in"/>
    </style:style>
    <style:style style:name="Table8" style:family="table">
      <style:table-properties style:width="6.925in" table:align="margins" style:may-break-between-rows="true" table:border-model="collapsing"/>
    </style:style>
    <style:style style:name="Table8.A" style:family="table-column">
      <style:table-column-properties style:column-width="1.2875in" style:rel-column-width="12184*"/>
    </style:style>
    <style:style style:name="Table8.B" style:family="table-column">
      <style:table-column-properties style:column-width="1.8153in" style:rel-column-width="17178*"/>
    </style:style>
    <style:style style:name="Table8.C" style:family="table-column">
      <style:table-column-properties style:column-width="3.8222in" style:rel-column-width="36173*"/>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officeooo:rsid="13e63d5b" officeooo:paragraph-rsid="13e63d5b" style:font-style-asian="normal" style:font-style-complex="normal"/>
    </style:style>
    <style:style style:name="P39" style:family="paragraph" style:parent-style-name="Heading">
      <style:text-properties fo:font-style="normal" officeooo:rsid="13f8ae79" officeooo:paragraph-rsid="13f8ae79" style:font-style-asian="normal" style:font-style-complex="normal"/>
    </style:style>
    <style:style style:name="P40" style:family="paragraph" style:parent-style-name="Text_20_body">
      <style:text-properties fo:font-style="normal" officeooo:rsid="13f8ae79" officeooo:paragraph-rsid="13f8ae79" style:font-style-asian="normal" style:font-style-complex="normal"/>
    </style:style>
    <style:style style:name="P41" style:family="paragraph" style:parent-style-name="Heading">
      <style:text-properties fo:font-style="normal" officeooo:rsid="135d261f" officeooo:paragraph-rsid="13f8ae79" style:font-style-asian="normal" style:font-style-complex="normal"/>
    </style:style>
    <style:style style:name="P42" style:family="paragraph" style:parent-style-name="Text_20_body">
      <style:text-properties fo:font-style="normal" officeooo:rsid="140580fd" officeooo:paragraph-rsid="140580fd" style:font-style-asian="normal" style:font-style-complex="normal"/>
    </style:style>
    <style:style style:name="P43"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4"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5"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6"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7"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8"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9"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50" style:family="paragraph" style:parent-style-name="Text_20_body">
      <style:text-properties fo:font-weight="normal" officeooo:rsid="00d20ae8" officeooo:paragraph-rsid="13354fb3" style:font-weight-asian="normal" style:font-weight-complex="normal"/>
    </style:style>
    <style:style style:name="P51" style:family="paragraph" style:parent-style-name="Heading">
      <style:text-properties fo:font-weight="normal" officeooo:rsid="0088db1a" officeooo:paragraph-rsid="13282cd5" style:font-weight-asian="normal" style:font-weight-complex="normal"/>
    </style:style>
    <style:style style:name="P52" style:family="paragraph" style:parent-style-name="Heading">
      <style:text-properties fo:font-weight="normal" officeooo:rsid="0088db1a" officeooo:paragraph-rsid="13297dd5" style:font-weight-asian="normal" style:font-weight-complex="normal"/>
    </style:style>
    <style:style style:name="P53" style:family="paragraph" style:parent-style-name="Heading">
      <style:text-properties fo:font-weight="normal" officeooo:rsid="0088db1a" officeooo:paragraph-rsid="132a6478" style:font-weight-asian="normal" style:font-weight-complex="normal"/>
    </style:style>
    <style:style style:name="P54" style:family="paragraph" style:parent-style-name="Heading">
      <style:text-properties fo:font-weight="normal" officeooo:rsid="0088db1a" officeooo:paragraph-rsid="13354fb3" style:font-weight-asian="normal" style:font-weight-complex="normal"/>
    </style:style>
    <style:style style:name="P55" style:family="paragraph" style:parent-style-name="Heading">
      <style:text-properties fo:font-weight="normal" officeooo:rsid="00693b96" officeooo:paragraph-rsid="13201994" style:font-weight-asian="normal" style:font-weight-complex="normal"/>
    </style:style>
    <style:style style:name="P56" style:family="paragraph" style:parent-style-name="Heading">
      <style:text-properties fo:font-weight="normal" officeooo:rsid="00693b96" officeooo:paragraph-rsid="13241b16" style:font-weight-asian="normal" style:font-weight-complex="normal"/>
    </style:style>
    <style:style style:name="P57" style:family="paragraph" style:parent-style-name="Text_20_body">
      <style:text-properties fo:font-weight="normal" officeooo:rsid="00693b96" officeooo:paragraph-rsid="132642fd" style:font-weight-asian="normal" style:font-weight-complex="normal"/>
    </style:style>
    <style:style style:name="P58" style:family="paragraph" style:parent-style-name="Heading">
      <style:text-properties fo:font-weight="normal" officeooo:rsid="10f75856" officeooo:paragraph-rsid="13282cd5" style:font-weight-asian="normal" style:font-weight-complex="normal"/>
    </style:style>
    <style:style style:name="P59" style:family="paragraph" style:parent-style-name="Text_20_body">
      <style:text-properties fo:font-weight="normal" officeooo:rsid="10f75856" officeooo:paragraph-rsid="13282cd5" style:font-weight-asian="normal" style:font-weight-complex="normal"/>
    </style:style>
    <style:style style:name="P60" style:family="paragraph" style:parent-style-name="Text_20_body">
      <style:text-properties fo:font-weight="normal" officeooo:rsid="105399fe" officeooo:paragraph-rsid="131a97b6" style:font-weight-asian="normal" style:font-weight-complex="normal"/>
    </style:style>
    <style:style style:name="P61" style:family="paragraph" style:parent-style-name="Text_20_body">
      <style:text-properties fo:font-weight="normal" officeooo:rsid="1274e30b" officeooo:paragraph-rsid="131a97b6" style:font-weight-asian="normal" style:font-weight-complex="normal"/>
    </style:style>
    <style:style style:name="P62" style:family="paragraph" style:parent-style-name="Text_20_body">
      <style:text-properties fo:font-weight="normal" officeooo:rsid="1223c8f3" officeooo:paragraph-rsid="131c6519" style:font-weight-asian="normal" style:font-weight-complex="normal"/>
    </style:style>
    <style:style style:name="P63" style:family="paragraph" style:parent-style-name="Text_20_body">
      <style:text-properties fo:font-weight="normal" officeooo:rsid="0c0e23c3" officeooo:paragraph-rsid="131da6d7" style:font-weight-asian="normal" style:font-weight-complex="normal"/>
    </style:style>
    <style:style style:name="P64" style:family="paragraph" style:parent-style-name="Text_20_body">
      <style:text-properties fo:font-weight="normal" officeooo:rsid="0afb00be" officeooo:paragraph-rsid="13247ace" style:font-weight-asian="normal" style:font-weight-complex="normal"/>
    </style:style>
    <style:style style:name="P65" style:family="paragraph" style:parent-style-name="Text_20_body">
      <style:text-properties fo:font-weight="normal" officeooo:rsid="01601e23" officeooo:paragraph-rsid="132608ec" style:font-weight-asian="normal" style:font-weight-complex="normal"/>
    </style:style>
    <style:style style:name="P66" style:family="paragraph" style:parent-style-name="Text_20_body">
      <style:text-properties fo:font-weight="normal" officeooo:rsid="006b40b8" officeooo:paragraph-rsid="132642fd" style:font-weight-asian="normal" style:font-weight-complex="normal"/>
    </style:style>
    <style:style style:name="P67" style:family="paragraph" style:parent-style-name="Text_20_body">
      <style:text-properties fo:font-weight="normal" officeooo:rsid="00feca01" officeooo:paragraph-rsid="13282cd5" style:font-weight-asian="normal" style:font-weight-complex="normal"/>
    </style:style>
    <style:style style:name="P68" style:family="paragraph" style:parent-style-name="Text_20_body">
      <style:text-properties fo:font-weight="normal" officeooo:rsid="00feca01" officeooo:paragraph-rsid="13297dd5" style:font-weight-asian="normal" style:font-weight-complex="normal"/>
    </style:style>
    <style:style style:name="P69" style:family="paragraph" style:parent-style-name="Text_20_body">
      <style:text-properties fo:font-weight="normal" officeooo:rsid="075fb756" officeooo:paragraph-rsid="13282cd5" style:font-weight-asian="normal" style:font-weight-complex="normal"/>
    </style:style>
    <style:style style:name="P70" style:family="paragraph" style:parent-style-name="Text_20_body">
      <style:text-properties fo:font-weight="normal" officeooo:rsid="00fdda5b" officeooo:paragraph-rsid="13297dd5" style:font-weight-asian="normal" style:font-weight-complex="normal"/>
    </style:style>
    <style:style style:name="P71" style:family="paragraph" style:parent-style-name="Text_20_body">
      <style:text-properties fo:font-weight="normal" officeooo:rsid="10bdbae5" officeooo:paragraph-rsid="13297dd5" style:font-weight-asian="normal" style:font-weight-complex="normal"/>
    </style:style>
    <style:style style:name="P72" style:family="paragraph" style:parent-style-name="Text_20_body">
      <style:text-properties fo:font-weight="normal" officeooo:rsid="10bf3d96" officeooo:paragraph-rsid="13297dd5" style:font-weight-asian="normal" style:font-weight-complex="normal"/>
    </style:style>
    <style:style style:name="P73" style:family="paragraph" style:parent-style-name="Text_20_body">
      <style:text-properties fo:font-weight="normal" officeooo:rsid="13b7a321" officeooo:paragraph-rsid="13b7a321" style:font-weight-asian="normal" style:font-weight-complex="normal"/>
    </style:style>
    <style:style style:name="P74" style:family="paragraph" style:parent-style-name="Text_20_body">
      <style:text-properties fo:font-weight="normal" officeooo:rsid="13cd0266" officeooo:paragraph-rsid="13cd0266" style:font-weight-asian="normal" style:font-weight-complex="normal"/>
    </style:style>
    <style:style style:name="P75" style:family="paragraph" style:parent-style-name="Text_20_body">
      <style:text-properties fo:font-weight="normal" officeooo:rsid="13c590bc" officeooo:paragraph-rsid="13c590bc" style:font-weight-asian="normal" style:font-weight-complex="normal"/>
    </style:style>
    <style:style style:name="P76" style:family="paragraph" style:parent-style-name="Text_20_body">
      <style:text-properties fo:font-weight="normal" officeooo:rsid="13f8ae79" officeooo:paragraph-rsid="13f8ae79" style:font-weight-asian="normal" style:font-weight-complex="normal"/>
    </style:style>
    <style:style style:name="P77" style:family="paragraph" style:parent-style-name="Text_20_body">
      <style:text-properties fo:font-style="italic" officeooo:rsid="021a0a19" officeooo:paragraph-rsid="13354fb3" style:font-style-asian="italic" style:font-style-complex="italic"/>
    </style:style>
    <style:style style:name="P78" style:family="paragraph" style:parent-style-name="Text_20_body">
      <style:text-properties fo:font-style="italic" officeooo:rsid="126f5e4a" officeooo:paragraph-rsid="13358b52" style:font-style-asian="italic" style:font-style-complex="italic"/>
    </style:style>
    <style:style style:name="P79" style:family="paragraph" style:parent-style-name="Text_20_body">
      <style:text-properties fo:font-style="italic" officeooo:rsid="004223a8" officeooo:paragraph-rsid="13196633" style:font-style-asian="italic" style:font-style-complex="italic"/>
    </style:style>
    <style:style style:name="P80" style:family="paragraph" style:parent-style-name="Text_20_body">
      <style:text-properties fo:font-style="italic" officeooo:rsid="104b374c" officeooo:paragraph-rsid="1320103a" style:font-style-asian="italic" style:font-style-complex="italic"/>
    </style:style>
    <style:style style:name="P81" style:family="paragraph" style:parent-style-name="Text_20_body">
      <style:text-properties fo:font-style="italic" officeooo:rsid="0073817b" officeooo:paragraph-rsid="1320103a" style:font-style-asian="italic" style:font-style-complex="italic"/>
    </style:style>
    <style:style style:name="P82" style:family="paragraph" style:parent-style-name="Text_20_body">
      <style:text-properties fo:font-style="italic" officeooo:rsid="12389f5c" officeooo:paragraph-rsid="13201994" style:font-style-asian="italic" style:font-style-complex="italic"/>
    </style:style>
    <style:style style:name="P83" style:family="paragraph" style:parent-style-name="Text_20_body">
      <style:text-properties fo:font-style="italic" officeooo:rsid="10b8e4e6" officeooo:paragraph-rsid="13241b16" style:font-style-asian="italic" style:font-style-complex="italic"/>
    </style:style>
    <style:style style:name="P84" style:family="paragraph" style:parent-style-name="Text_20_body">
      <style:text-properties fo:font-style="italic" officeooo:paragraph-rsid="132b5b7a" style:font-style-asian="italic" style:font-style-complex="italic"/>
    </style:style>
    <style:style style:name="P85" style:family="paragraph" style:parent-style-name="Text_20_body">
      <style:text-properties fo:font-style="italic" officeooo:rsid="0532e35c" officeooo:paragraph-rsid="132b5b7a" style:font-style-asian="italic" style:font-style-complex="italic"/>
    </style:style>
    <style:style style:name="P86" style:family="paragraph" style:parent-style-name="Text_20_body">
      <style:text-properties fo:font-style="italic" officeooo:rsid="01947b64" officeooo:paragraph-rsid="132e2e3a" style:font-style-asian="italic" style:font-style-complex="italic"/>
    </style:style>
    <style:style style:name="P87" style:family="paragraph" style:parent-style-name="Text_20_body">
      <style:text-properties fo:font-style="italic" officeooo:rsid="0077e2b5" officeooo:paragraph-rsid="132f8ac0" style:font-style-asian="italic" style:font-style-complex="italic"/>
    </style:style>
    <style:style style:name="P88" style:family="paragraph" style:parent-style-name="Text_20_body">
      <style:text-properties fo:font-style="italic" officeooo:rsid="0ee0113c" officeooo:paragraph-rsid="132f8ac0" style:font-style-asian="italic" style:font-style-complex="italic"/>
    </style:style>
    <style:style style:name="P89" style:family="paragraph" style:parent-style-name="Text_20_body">
      <style:text-properties fo:font-style="italic" officeooo:rsid="01ef9ea6" officeooo:paragraph-rsid="13358b52" style:font-style-asian="italic" style:font-style-complex="italic"/>
    </style:style>
    <style:style style:name="P90" style:family="paragraph" style:parent-style-name="Text_20_body">
      <style:text-properties fo:font-style="italic" officeooo:rsid="1355efb3" officeooo:paragraph-rsid="1355efb3" style:font-style-asian="italic" style:font-style-complex="italic"/>
    </style:style>
    <style:style style:name="P91" style:family="paragraph" style:parent-style-name="Text_20_body">
      <style:text-properties fo:font-style="italic" officeooo:rsid="13570377" officeooo:paragraph-rsid="13570377" style:font-style-asian="italic" style:font-style-complex="italic"/>
    </style:style>
    <style:style style:name="P92"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93"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94" style:family="paragraph" style:parent-style-name="Text_20_body">
      <style:text-properties fo:font-style="italic" fo:font-weight="normal" officeooo:rsid="13ffec2e" officeooo:paragraph-rsid="13ffec2e" style:font-style-asian="italic" style:font-weight-asian="normal" style:font-style-complex="italic" style:font-weight-complex="normal"/>
    </style:style>
    <style:style style:name="P95"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96"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7"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8"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9"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100"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101"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102"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103" style:family="paragraph" style:parent-style-name="Text_20_body">
      <style:text-properties style:font-name="Liberation Mono1" fo:font-size="10pt" officeooo:rsid="021a0a19" officeooo:paragraph-rsid="13354fb3" style:font-size-asian="10pt" style:font-size-complex="10pt"/>
    </style:style>
    <style:style style:name="P104" style:family="paragraph" style:parent-style-name="Text_20_body">
      <style:text-properties style:font-name="Liberation Mono1" fo:font-size="10pt" officeooo:rsid="022a9f40" officeooo:paragraph-rsid="13358b52" style:font-size-asian="10pt" style:font-size-complex="10pt"/>
    </style:style>
    <style:style style:name="P105" style:family="paragraph" style:parent-style-name="Text_20_body">
      <style:text-properties style:font-name="Liberation Mono1" fo:font-size="10pt" officeooo:rsid="02256ff6" officeooo:paragraph-rsid="13354fb3" style:font-size-asian="10pt" style:font-size-complex="10pt"/>
    </style:style>
    <style:style style:name="P106" style:family="paragraph" style:parent-style-name="Preformatted_20_Text">
      <style:text-properties style:font-name="Liberation Mono1" fo:font-size="10pt" officeooo:rsid="10c90dfb" officeooo:paragraph-rsid="13241b16" style:font-size-asian="10pt" style:font-size-complex="10pt"/>
    </style:style>
    <style:style style:name="P107" style:family="paragraph" style:parent-style-name="Text_20_body">
      <style:text-properties style:font-name="Liberation Mono1" fo:font-size="10pt" officeooo:rsid="10c90dfb" officeooo:paragraph-rsid="13241b16" style:font-size-asian="10pt" style:font-size-complex="10pt"/>
    </style:style>
    <style:style style:name="P108"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10" style:family="paragraph" style:parent-style-name="Table_20_Contents">
      <style:text-properties style:font-name="Liberation Mono1" fo:font-size="10pt" officeooo:rsid="01fa3ba0" officeooo:paragraph-rsid="13196633" style:font-size-asian="10pt" style:font-size-complex="10pt"/>
    </style:style>
    <style:style style:name="P111" style:family="paragraph" style:parent-style-name="Table_20_Contents">
      <style:text-properties style:font-name="Liberation Mono1" fo:font-size="10pt" officeooo:rsid="01fa6a1c" officeooo:paragraph-rsid="13196633" style:font-size-asian="10pt" style:font-size-complex="10pt"/>
    </style:style>
    <style:style style:name="P112" style:family="paragraph" style:parent-style-name="Table_20_Contents">
      <style:text-properties style:font-name="Liberation Mono1" fo:font-size="10pt" officeooo:rsid="01fc4374" officeooo:paragraph-rsid="13196633" style:font-size-asian="10pt" style:font-size-complex="10pt"/>
    </style:style>
    <style:style style:name="P113" style:family="paragraph" style:parent-style-name="Table_20_Contents">
      <style:text-properties style:font-name="Liberation Mono1" fo:font-size="10pt" officeooo:rsid="05339733" officeooo:paragraph-rsid="13196633" style:font-size-asian="10pt" style:font-size-complex="10pt"/>
    </style:style>
    <style:style style:name="P114"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15"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16"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7"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8"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9"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20" style:family="paragraph" style:parent-style-name="Table_20_Contents">
      <style:text-properties style:font-name="Liberation Mono1" fo:font-size="10pt" officeooo:rsid="01fe5788" officeooo:paragraph-rsid="13241b16" style:font-size-asian="10pt" style:font-size-complex="10pt"/>
    </style:style>
    <style:style style:name="P121" style:family="paragraph" style:parent-style-name="Table_20_Contents">
      <style:text-properties style:font-name="Liberation Mono1" fo:font-size="10pt" officeooo:rsid="02007d56" officeooo:paragraph-rsid="13241b16" style:font-size-asian="10pt" style:font-size-complex="10pt"/>
    </style:style>
    <style:style style:name="P122" style:family="paragraph" style:parent-style-name="Table_20_Contents">
      <style:text-properties style:font-name="Liberation Mono1" fo:font-size="10pt" officeooo:rsid="0201c5f0" officeooo:paragraph-rsid="13241b16" style:font-size-asian="10pt" style:font-size-complex="10pt"/>
    </style:style>
    <style:style style:name="P123" style:family="paragraph" style:parent-style-name="Table_20_Contents">
      <style:text-properties style:font-name="Liberation Mono1" fo:font-size="10pt" officeooo:rsid="02032e32" officeooo:paragraph-rsid="13241b16" style:font-size-asian="10pt" style:font-size-complex="10pt"/>
    </style:style>
    <style:style style:name="P124" style:family="paragraph" style:parent-style-name="Table_20_Contents">
      <style:text-properties style:font-name="Liberation Mono1" fo:font-size="10pt" officeooo:rsid="0204bc0e" officeooo:paragraph-rsid="13241b16" style:font-size-asian="10pt" style:font-size-complex="10pt"/>
    </style:style>
    <style:style style:name="P125" style:family="paragraph" style:parent-style-name="Table_20_Contents">
      <style:text-properties style:font-name="Liberation Mono1" fo:font-size="10pt" officeooo:rsid="12430efa" officeooo:paragraph-rsid="13241b16" style:font-size-asian="10pt" style:font-size-complex="10pt"/>
    </style:style>
    <style:style style:name="P126" style:family="paragraph" style:parent-style-name="Text_20_body">
      <style:text-properties style:font-name="Liberation Mono1" fo:font-size="10pt" officeooo:rsid="11484fde" officeooo:paragraph-rsid="1318c820" style:font-size-asian="10pt" style:font-size-complex="10pt"/>
    </style:style>
    <style:style style:name="P127" style:family="paragraph" style:parent-style-name="Text_20_body">
      <style:text-properties style:font-name="Liberation Mono1" fo:font-size="10pt" officeooo:rsid="005c8414" officeooo:paragraph-rsid="1321e328" style:font-size-asian="10pt" style:font-size-complex="10pt"/>
    </style:style>
    <style:style style:name="P128" style:family="paragraph" style:parent-style-name="Text_20_body">
      <style:text-properties style:font-name="Liberation Mono1" fo:font-size="10pt" officeooo:rsid="10c9c554" officeooo:paragraph-rsid="13241b16" style:font-size-asian="10pt" style:font-size-complex="10pt"/>
    </style:style>
    <style:style style:name="P129" style:family="paragraph" style:parent-style-name="Text_20_body">
      <style:text-properties style:font-name="Liberation Mono1" fo:font-size="10pt" officeooo:rsid="10b3a1f3" officeooo:paragraph-rsid="13241b16" style:font-size-asian="10pt" style:font-size-complex="10pt"/>
    </style:style>
    <style:style style:name="P130" style:family="paragraph" style:parent-style-name="Text_20_body">
      <style:text-properties style:font-name="Liberation Mono1" fo:font-size="10pt" officeooo:rsid="01d67352" officeooo:paragraph-rsid="13241b16" style:font-size-asian="10pt" style:font-size-complex="10pt"/>
    </style:style>
    <style:style style:name="P131" style:family="paragraph" style:parent-style-name="Text_20_body">
      <style:text-properties style:font-name="Liberation Mono1" fo:font-size="10pt" officeooo:rsid="01eb0996" officeooo:paragraph-rsid="132820ba" style:font-size-asian="10pt" style:font-size-complex="10pt"/>
    </style:style>
    <style:style style:name="P132" style:family="paragraph" style:parent-style-name="Text_20_body">
      <style:text-properties style:font-name="Liberation Mono1" fo:font-size="10pt" officeooo:rsid="12b1dcfb" officeooo:paragraph-rsid="132b5b7a" style:font-size-asian="10pt" style:font-size-complex="10pt"/>
    </style:style>
    <style:style style:name="P133"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34" style:family="paragraph" style:parent-style-name="Text_20_body">
      <style:text-properties style:font-name="Liberation Mono1" officeooo:rsid="04f683fe" officeooo:paragraph-rsid="13297dd5"/>
    </style:style>
    <style:style style:name="P135" style:family="paragraph" style:parent-style-name="Text_20_body">
      <style:text-properties style:font-name="Liberation Mono1" officeooo:rsid="04f70dd4" officeooo:paragraph-rsid="13297dd5"/>
    </style:style>
    <style:style style:name="P136"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137"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8"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9"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40"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41"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42"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43"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44"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45"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46" style:family="paragraph" style:parent-style-name="Text_20_body">
      <style:text-properties officeooo:rsid="00d20ae8" officeooo:paragraph-rsid="13354fb3"/>
    </style:style>
    <style:style style:name="P147" style:family="paragraph" style:parent-style-name="Text_20_body">
      <style:text-properties officeooo:rsid="00e3cc6d" officeooo:paragraph-rsid="132c5074"/>
    </style:style>
    <style:style style:name="P148" style:family="paragraph" style:parent-style-name="Text_20_body">
      <style:text-properties officeooo:rsid="00e3cc6d" officeooo:paragraph-rsid="13354fb3"/>
    </style:style>
    <style:style style:name="P149" style:family="paragraph" style:parent-style-name="Text_20_body">
      <style:text-properties officeooo:rsid="01376442" officeooo:paragraph-rsid="13354fb3"/>
    </style:style>
    <style:style style:name="P150" style:family="paragraph" style:parent-style-name="Preformatted_20_Text">
      <style:text-properties officeooo:rsid="01bb3c7f" officeooo:paragraph-rsid="13358b52"/>
    </style:style>
    <style:style style:name="P151" style:family="paragraph" style:parent-style-name="Text_20_body">
      <style:text-properties officeooo:rsid="01bb3c7f" officeooo:paragraph-rsid="13358b52"/>
    </style:style>
    <style:style style:name="P152" style:family="paragraph" style:parent-style-name="Text_20_body">
      <style:text-properties officeooo:rsid="01be9309" officeooo:paragraph-rsid="13358b52"/>
    </style:style>
    <style:style style:name="P153" style:family="paragraph" style:parent-style-name="Text_20_body">
      <style:text-properties officeooo:rsid="01c05287" officeooo:paragraph-rsid="13358b52"/>
    </style:style>
    <style:style style:name="P154" style:family="paragraph" style:parent-style-name="Preformatted_20_Text">
      <style:text-properties officeooo:rsid="01dbb60a" officeooo:paragraph-rsid="13358b52"/>
    </style:style>
    <style:style style:name="P155" style:family="paragraph" style:parent-style-name="Text_20_body">
      <style:text-properties officeooo:rsid="01dbb60a" officeooo:paragraph-rsid="13358b52"/>
    </style:style>
    <style:style style:name="P156" style:family="paragraph" style:parent-style-name="Text_20_body">
      <style:text-properties officeooo:rsid="01ecf8bb" officeooo:paragraph-rsid="13358b52"/>
    </style:style>
    <style:style style:name="P157" style:family="paragraph" style:parent-style-name="Text_20_body">
      <style:text-properties officeooo:rsid="01ef9ea6" officeooo:paragraph-rsid="13358b52"/>
    </style:style>
    <style:style style:name="P158" style:family="paragraph" style:parent-style-name="Text_20_body">
      <style:text-properties officeooo:rsid="0216da59" officeooo:paragraph-rsid="13354fb3"/>
    </style:style>
    <style:style style:name="P159" style:family="paragraph" style:parent-style-name="Preformatted_20_Text">
      <style:text-properties officeooo:rsid="021a0a19" officeooo:paragraph-rsid="13354fb3"/>
    </style:style>
    <style:style style:name="P160" style:family="paragraph" style:parent-style-name="Text_20_body">
      <style:text-properties officeooo:rsid="021a0a19" officeooo:paragraph-rsid="13354fb3"/>
    </style:style>
    <style:style style:name="P161" style:family="paragraph" style:parent-style-name="Text_20_body">
      <style:text-properties officeooo:rsid="021b51b8" officeooo:paragraph-rsid="13354fb3"/>
    </style:style>
    <style:style style:name="P162" style:family="paragraph" style:parent-style-name="Text_20_body">
      <style:text-properties officeooo:rsid="02256ff6" officeooo:paragraph-rsid="13354fb3"/>
    </style:style>
    <style:style style:name="P163" style:family="paragraph" style:parent-style-name="Text_20_body">
      <style:text-properties officeooo:rsid="02262159" officeooo:paragraph-rsid="13354fb3"/>
    </style:style>
    <style:style style:name="P164" style:family="paragraph" style:parent-style-name="Text_20_body">
      <style:text-properties officeooo:rsid="0226b30f" officeooo:paragraph-rsid="13354fb3"/>
    </style:style>
    <style:style style:name="P165" style:family="paragraph" style:parent-style-name="Text_20_body">
      <style:text-properties officeooo:rsid="022a9f40" officeooo:paragraph-rsid="13358b52"/>
    </style:style>
    <style:style style:name="P166" style:family="paragraph" style:parent-style-name="Text_20_body">
      <style:text-properties officeooo:rsid="022bd1e4" officeooo:paragraph-rsid="13358b52"/>
    </style:style>
    <style:style style:name="P167" style:family="paragraph" style:parent-style-name="Text_20_body">
      <style:text-properties officeooo:rsid="066c9f51" officeooo:paragraph-rsid="131a97b6"/>
    </style:style>
    <style:style style:name="P168" style:family="paragraph" style:parent-style-name="Text_20_body">
      <style:text-properties officeooo:rsid="06959d71" officeooo:paragraph-rsid="13358b52"/>
    </style:style>
    <style:style style:name="P169" style:family="paragraph" style:parent-style-name="Text_20_body">
      <style:text-properties officeooo:rsid="069776c5" officeooo:paragraph-rsid="13358b52"/>
    </style:style>
    <style:style style:name="P170" style:family="paragraph" style:parent-style-name="Text_20_body">
      <style:text-properties officeooo:rsid="0b71083e" officeooo:paragraph-rsid="13354fb3"/>
    </style:style>
    <style:style style:name="P171" style:family="paragraph" style:parent-style-name="Text_20_body">
      <style:text-properties officeooo:rsid="109464f2" officeooo:paragraph-rsid="13358b52"/>
    </style:style>
    <style:style style:name="P172" style:family="paragraph" style:parent-style-name="Text_20_body">
      <style:text-properties officeooo:rsid="1139d26f" officeooo:paragraph-rsid="13358b52"/>
    </style:style>
    <style:style style:name="P173" style:family="paragraph" style:parent-style-name="Preformatted_20_Text">
      <style:text-properties officeooo:rsid="113a5dde" officeooo:paragraph-rsid="13358b52"/>
    </style:style>
    <style:style style:name="P174" style:family="paragraph" style:parent-style-name="Text_20_body">
      <style:text-properties officeooo:rsid="113a5dde" officeooo:paragraph-rsid="13358b52"/>
    </style:style>
    <style:style style:name="P175" style:family="paragraph" style:parent-style-name="Preformatted_20_Text">
      <style:text-properties officeooo:rsid="113b0ebf" officeooo:paragraph-rsid="13358b52"/>
    </style:style>
    <style:style style:name="P176" style:family="paragraph" style:parent-style-name="Text_20_body">
      <style:text-properties officeooo:rsid="113b0ebf" officeooo:paragraph-rsid="13358b52"/>
    </style:style>
    <style:style style:name="P177" style:family="paragraph" style:parent-style-name="Table_20_Contents">
      <style:paragraph-properties fo:text-align="center" style:justify-single-word="false"/>
      <style:text-properties officeooo:paragraph-rsid="13196633"/>
    </style:style>
    <style:style style:name="P178" style:family="paragraph" style:parent-style-name="Table_20_Contents">
      <style:paragraph-properties fo:text-align="center" style:justify-single-word="false"/>
      <style:text-properties officeooo:paragraph-rsid="132a6478"/>
    </style:style>
    <style:style style:name="P179" style:family="paragraph" style:parent-style-name="Text_20_body">
      <style:paragraph-properties fo:text-align="center" style:justify-single-word="false"/>
      <style:text-properties officeooo:paragraph-rsid="132a6478"/>
    </style:style>
    <style:style style:name="P180" style:family="paragraph" style:parent-style-name="Table_20_Contents">
      <style:paragraph-properties fo:text-align="center" style:justify-single-word="false"/>
      <style:text-properties officeooo:paragraph-rsid="13358b52"/>
    </style:style>
    <style:style style:name="P181" style:family="paragraph" style:parent-style-name="Text_20_body">
      <style:paragraph-properties fo:text-align="center" style:justify-single-word="false"/>
      <style:text-properties officeooo:paragraph-rsid="13241b16"/>
    </style:style>
    <style:style style:name="P182" style:family="paragraph" style:parent-style-name="Text_20_body">
      <style:paragraph-properties fo:text-align="center" style:justify-single-word="false"/>
      <style:text-properties officeooo:paragraph-rsid="13cf594f"/>
    </style:style>
    <style:style style:name="P183" style:family="paragraph" style:parent-style-name="Preformatted_20_Text">
      <style:text-properties officeooo:rsid="01393e59" officeooo:paragraph-rsid="13354fb3"/>
    </style:style>
    <style:style style:name="P184" style:family="paragraph" style:parent-style-name="Preformatted_20_Text">
      <style:text-properties officeooo:rsid="01bed22a" officeooo:paragraph-rsid="13358b52"/>
    </style:style>
    <style:style style:name="P185" style:family="paragraph" style:parent-style-name="Preformatted_20_Text">
      <style:text-properties officeooo:rsid="01c78f87" officeooo:paragraph-rsid="13358b52"/>
    </style:style>
    <style:style style:name="P186" style:family="paragraph" style:parent-style-name="Preformatted_20_Text">
      <style:text-properties officeooo:rsid="0528406a" officeooo:paragraph-rsid="13354fb3"/>
    </style:style>
    <style:style style:name="P187" style:family="paragraph" style:parent-style-name="Preformatted_20_Text">
      <style:text-properties officeooo:rsid="0528406a" officeooo:paragraph-rsid="13358b52"/>
    </style:style>
    <style:style style:name="P188" style:family="paragraph" style:parent-style-name="Preformatted_20_Text">
      <style:text-properties fo:font-size="9pt" officeooo:paragraph-rsid="132ab17e" style:font-size-asian="9pt" style:font-size-complex="9pt"/>
    </style:style>
    <style:style style:name="P189" style:family="paragraph" style:parent-style-name="Table_20_Contents">
      <style:paragraph-properties fo:text-align="center" style:justify-single-word="false"/>
      <style:text-properties officeooo:rsid="01bcf6ce" officeooo:paragraph-rsid="13358b52"/>
    </style:style>
    <style:style style:name="P190" style:family="paragraph" style:parent-style-name="Table_20_Contents">
      <style:text-properties officeooo:rsid="01bcf6ce" officeooo:paragraph-rsid="13358b52"/>
    </style:style>
    <style:style style:name="P191" style:family="paragraph" style:parent-style-name="Subtitle">
      <style:text-properties officeooo:paragraph-rsid="022dda61"/>
    </style:style>
    <style:style style:name="P192" style:family="paragraph" style:parent-style-name="Footnote">
      <style:text-properties officeooo:rsid="04f628c7" officeooo:paragraph-rsid="04f628c7"/>
    </style:style>
    <style:style style:name="P193" style:family="paragraph" style:parent-style-name="Text_20_body">
      <style:text-properties officeooo:rsid="04f628c7" officeooo:paragraph-rsid="13297dd5"/>
    </style:style>
    <style:style style:name="P194" style:family="paragraph" style:parent-style-name="Heading">
      <style:text-properties officeooo:paragraph-rsid="1318c820"/>
    </style:style>
    <style:style style:name="P195" style:family="paragraph" style:parent-style-name="Preformatted_20_Text">
      <style:text-properties officeooo:paragraph-rsid="1318c820"/>
    </style:style>
    <style:style style:name="P196" style:family="paragraph" style:parent-style-name="Text_20_body">
      <style:text-properties officeooo:paragraph-rsid="1318c820"/>
    </style:style>
    <style:style style:name="P197" style:family="paragraph" style:parent-style-name="Heading">
      <style:text-properties officeooo:rsid="11484fde" officeooo:paragraph-rsid="1318c820"/>
    </style:style>
    <style:style style:name="P198" style:family="paragraph" style:parent-style-name="Preformatted_20_Text">
      <style:text-properties officeooo:rsid="11484fde" officeooo:paragraph-rsid="1318c820"/>
    </style:style>
    <style:style style:name="P199" style:family="paragraph" style:parent-style-name="Text_20_body">
      <style:text-properties officeooo:rsid="11484fde" officeooo:paragraph-rsid="1318c820"/>
    </style:style>
    <style:style style:name="P200" style:family="paragraph" style:parent-style-name="Heading">
      <style:text-properties officeooo:paragraph-rsid="13196633"/>
    </style:style>
    <style:style style:name="P201" style:family="paragraph" style:parent-style-name="Preformatted_20_Text">
      <style:text-properties officeooo:paragraph-rsid="13196633"/>
    </style:style>
    <style:style style:name="P202" style:family="paragraph" style:parent-style-name="Table_20_Contents">
      <style:text-properties officeooo:paragraph-rsid="13196633"/>
    </style:style>
    <style:style style:name="P203" style:family="paragraph" style:parent-style-name="Text_20_body">
      <style:text-properties officeooo:paragraph-rsid="13196633"/>
    </style:style>
    <style:style style:name="P204" style:family="paragraph" style:parent-style-name="Heading">
      <style:text-properties officeooo:paragraph-rsid="131a97b6"/>
    </style:style>
    <style:style style:name="P205" style:family="paragraph" style:parent-style-name="Preformatted_20_Text">
      <style:text-properties officeooo:paragraph-rsid="131a97b6"/>
    </style:style>
    <style:style style:name="P206" style:family="paragraph" style:parent-style-name="Standard">
      <style:text-properties officeooo:paragraph-rsid="131a97b6"/>
    </style:style>
    <style:style style:name="P207" style:family="paragraph" style:parent-style-name="Text_20_body">
      <style:text-properties officeooo:paragraph-rsid="131a97b6"/>
    </style:style>
    <style:style style:name="P208" style:family="paragraph" style:parent-style-name="Heading">
      <style:text-properties officeooo:rsid="006b40b8" officeooo:paragraph-rsid="131a97b6"/>
    </style:style>
    <style:style style:name="P209" style:family="paragraph" style:parent-style-name="Text_20_body">
      <style:text-properties officeooo:rsid="006b40b8" officeooo:paragraph-rsid="132642fd"/>
    </style:style>
    <style:style style:name="P210" style:family="paragraph" style:parent-style-name="Heading">
      <style:text-properties officeooo:paragraph-rsid="131c3e78"/>
    </style:style>
    <style:style style:name="P211" style:family="paragraph" style:parent-style-name="Preformatted_20_Text">
      <style:text-properties officeooo:paragraph-rsid="131c3e78"/>
    </style:style>
    <style:style style:name="P212" style:family="paragraph" style:parent-style-name="Text_20_body">
      <style:text-properties officeooo:paragraph-rsid="131c3e78"/>
    </style:style>
    <style:style style:name="P213" style:family="paragraph" style:parent-style-name="Heading">
      <style:text-properties officeooo:paragraph-rsid="131c6519"/>
    </style:style>
    <style:style style:name="P214" style:family="paragraph" style:parent-style-name="Preformatted_20_Text">
      <style:text-properties officeooo:paragraph-rsid="131c6519"/>
    </style:style>
    <style:style style:name="P215" style:family="paragraph" style:parent-style-name="Heading">
      <style:text-properties officeooo:paragraph-rsid="131da6d7"/>
    </style:style>
    <style:style style:name="P216" style:family="paragraph" style:parent-style-name="Preformatted_20_Text">
      <style:text-properties officeooo:paragraph-rsid="131da6d7"/>
    </style:style>
    <style:style style:name="P217" style:family="paragraph" style:parent-style-name="Table_20_Contents">
      <style:text-properties officeooo:paragraph-rsid="131da6d7"/>
    </style:style>
    <style:style style:name="P218" style:family="paragraph" style:parent-style-name="Text_20_body">
      <style:text-properties officeooo:paragraph-rsid="131da6d7"/>
    </style:style>
    <style:style style:name="P219" style:family="paragraph" style:parent-style-name="Preformatted_20_Text">
      <style:text-properties officeooo:rsid="1101f4be" officeooo:paragraph-rsid="131f5dfb"/>
    </style:style>
    <style:style style:name="P220" style:family="paragraph" style:parent-style-name="Heading">
      <style:text-properties officeooo:paragraph-rsid="131f5dfb"/>
    </style:style>
    <style:style style:name="P221" style:family="paragraph" style:parent-style-name="Preformatted_20_Text">
      <style:text-properties officeooo:paragraph-rsid="131f5dfb"/>
    </style:style>
    <style:style style:name="P222" style:family="paragraph" style:parent-style-name="Standard">
      <style:text-properties officeooo:paragraph-rsid="131f5dfb"/>
    </style:style>
    <style:style style:name="P223" style:family="paragraph" style:parent-style-name="Text_20_body">
      <style:text-properties officeooo:paragraph-rsid="131f5dfb"/>
    </style:style>
    <style:style style:name="P224" style:family="paragraph" style:parent-style-name="Heading">
      <style:text-properties officeooo:rsid="0073817b" officeooo:paragraph-rsid="131f735e"/>
    </style:style>
    <style:style style:name="P225" style:family="paragraph" style:parent-style-name="Text_20_body">
      <style:text-properties officeooo:rsid="0073817b" officeooo:paragraph-rsid="131f735e"/>
    </style:style>
    <style:style style:name="P226" style:family="paragraph" style:parent-style-name="Heading">
      <style:text-properties officeooo:rsid="0073817b" officeooo:paragraph-rsid="1320103a"/>
    </style:style>
    <style:style style:name="P227" style:family="paragraph" style:parent-style-name="Text_20_body">
      <style:text-properties officeooo:rsid="0073817b" officeooo:paragraph-rsid="1320103a"/>
    </style:style>
    <style:style style:name="P228" style:family="paragraph" style:parent-style-name="Heading">
      <style:text-properties officeooo:paragraph-rsid="131f735e"/>
    </style:style>
    <style:style style:name="P229" style:family="paragraph" style:parent-style-name="Preformatted_20_Text">
      <style:text-properties officeooo:paragraph-rsid="131f735e"/>
    </style:style>
    <style:style style:name="P230" style:family="paragraph" style:parent-style-name="Text_20_body">
      <style:text-properties officeooo:paragraph-rsid="131f735e"/>
    </style:style>
    <style:style style:name="P231" style:family="paragraph" style:parent-style-name="Heading">
      <style:text-properties officeooo:paragraph-rsid="1320103a"/>
    </style:style>
    <style:style style:name="P232" style:family="paragraph" style:parent-style-name="Preformatted_20_Text">
      <style:text-properties officeooo:paragraph-rsid="1320103a"/>
    </style:style>
    <style:style style:name="P233" style:family="paragraph" style:parent-style-name="Text_20_body">
      <style:text-properties officeooo:paragraph-rsid="1320103a"/>
    </style:style>
    <style:style style:name="P234" style:family="paragraph" style:parent-style-name="Heading">
      <style:text-properties officeooo:rsid="127ba8fc" officeooo:paragraph-rsid="13201994"/>
    </style:style>
    <style:style style:name="P235" style:family="paragraph" style:parent-style-name="Preformatted_20_Text">
      <style:text-properties officeooo:rsid="127ba8fc" officeooo:paragraph-rsid="13201994"/>
    </style:style>
    <style:style style:name="P236" style:family="paragraph" style:parent-style-name="Text_20_body">
      <style:text-properties officeooo:rsid="127ba8fc" officeooo:paragraph-rsid="13201994"/>
    </style:style>
    <style:style style:name="P237" style:family="paragraph" style:parent-style-name="Heading">
      <style:text-properties officeooo:paragraph-rsid="13201994"/>
    </style:style>
    <style:style style:name="P238" style:family="paragraph" style:parent-style-name="Preformatted_20_Text">
      <style:text-properties officeooo:paragraph-rsid="13201994"/>
    </style:style>
    <style:style style:name="P239" style:family="paragraph" style:parent-style-name="Standard">
      <style:text-properties officeooo:paragraph-rsid="13201994"/>
    </style:style>
    <style:style style:name="P240" style:family="paragraph" style:parent-style-name="Text_20_body">
      <style:text-properties officeooo:paragraph-rsid="13201994"/>
    </style:style>
    <style:style style:name="P241" style:family="paragraph" style:parent-style-name="Heading">
      <style:text-properties officeooo:rsid="06793aa4" officeooo:paragraph-rsid="13201994"/>
    </style:style>
    <style:style style:name="P242" style:family="paragraph" style:parent-style-name="Preformatted_20_Text">
      <style:text-properties officeooo:rsid="06793aa4" officeooo:paragraph-rsid="13201994"/>
    </style:style>
    <style:style style:name="P243" style:family="paragraph" style:parent-style-name="Text_20_body">
      <style:text-properties officeooo:rsid="06793aa4" officeooo:paragraph-rsid="13201994"/>
    </style:style>
    <style:style style:name="P244" style:family="paragraph" style:parent-style-name="Heading">
      <style:text-properties officeooo:rsid="12389f5c" officeooo:paragraph-rsid="13201994"/>
    </style:style>
    <style:style style:name="P245" style:family="paragraph" style:parent-style-name="Text_20_body">
      <style:text-properties officeooo:rsid="12389f5c" officeooo:paragraph-rsid="13201994"/>
    </style:style>
    <style:style style:name="P246" style:family="paragraph" style:parent-style-name="Heading">
      <style:text-properties officeooo:paragraph-rsid="1321e328"/>
    </style:style>
    <style:style style:name="P247" style:family="paragraph" style:parent-style-name="Preformatted_20_Text">
      <style:text-properties officeooo:paragraph-rsid="1321e328"/>
    </style:style>
    <style:style style:name="P248" style:family="paragraph" style:parent-style-name="Text_20_body">
      <style:text-properties officeooo:paragraph-rsid="1321e328"/>
    </style:style>
    <style:style style:name="P249" style:family="paragraph" style:parent-style-name="Heading">
      <style:text-properties officeooo:paragraph-rsid="1323a9d2"/>
    </style:style>
    <style:style style:name="P250" style:family="paragraph" style:parent-style-name="Preformatted_20_Text">
      <style:text-properties officeooo:paragraph-rsid="1323a9d2"/>
    </style:style>
    <style:style style:name="P251" style:family="paragraph" style:parent-style-name="Text_20_body">
      <style:text-properties officeooo:paragraph-rsid="1323a9d2"/>
    </style:style>
    <style:style style:name="P252" style:family="paragraph" style:parent-style-name="Heading">
      <style:text-properties officeooo:paragraph-rsid="13241b16"/>
    </style:style>
    <style:style style:name="P253" style:family="paragraph" style:parent-style-name="Preformatted_20_Text">
      <style:text-properties officeooo:paragraph-rsid="13241b16"/>
    </style:style>
    <style:style style:name="P254" style:family="paragraph" style:parent-style-name="Standard">
      <style:text-properties officeooo:paragraph-rsid="13241b16"/>
    </style:style>
    <style:style style:name="P255" style:family="paragraph" style:parent-style-name="Table_20_Contents">
      <style:text-properties officeooo:paragraph-rsid="13241b16"/>
    </style:style>
    <style:style style:name="P256" style:family="paragraph" style:parent-style-name="Text_20_body">
      <style:text-properties officeooo:paragraph-rsid="13241b16"/>
    </style:style>
    <style:style style:name="P257" style:family="paragraph" style:parent-style-name="Heading">
      <style:text-properties officeooo:rsid="003cabba" officeooo:paragraph-rsid="13241b16"/>
    </style:style>
    <style:style style:name="P258" style:family="paragraph" style:parent-style-name="Heading">
      <style:text-properties officeooo:rsid="0b008881" officeooo:paragraph-rsid="13247ace"/>
    </style:style>
    <style:style style:name="P259" style:family="paragraph" style:parent-style-name="Text_20_body">
      <style:text-properties officeooo:rsid="0b008881" officeooo:paragraph-rsid="13247ace"/>
    </style:style>
    <style:style style:name="P260" style:family="paragraph" style:parent-style-name="Heading">
      <style:text-properties officeooo:paragraph-rsid="13247ace"/>
    </style:style>
    <style:style style:name="P261" style:family="paragraph" style:parent-style-name="Preformatted_20_Text">
      <style:text-properties officeooo:paragraph-rsid="13247ace"/>
    </style:style>
    <style:style style:name="P262" style:family="paragraph" style:parent-style-name="Text_20_body">
      <style:text-properties officeooo:paragraph-rsid="13247ace"/>
    </style:style>
    <style:style style:name="P263" style:family="paragraph" style:parent-style-name="Heading">
      <style:text-properties officeooo:paragraph-rsid="132608ec"/>
    </style:style>
    <style:style style:name="P264" style:family="paragraph" style:parent-style-name="Preformatted_20_Text">
      <style:text-properties officeooo:paragraph-rsid="132608ec"/>
    </style:style>
    <style:style style:name="P265" style:family="paragraph" style:parent-style-name="Text_20_body">
      <style:text-properties officeooo:paragraph-rsid="132608ec"/>
    </style:style>
    <style:style style:name="P266" style:family="paragraph" style:parent-style-name="Heading">
      <style:text-properties officeooo:rsid="127e74d5" officeooo:paragraph-rsid="132608ec"/>
    </style:style>
    <style:style style:name="P267" style:family="paragraph" style:parent-style-name="Preformatted_20_Text">
      <style:text-properties officeooo:rsid="127e74d5" officeooo:paragraph-rsid="132608ec"/>
    </style:style>
    <style:style style:name="P268" style:family="paragraph" style:parent-style-name="Text_20_body">
      <style:text-properties officeooo:rsid="127e74d5" officeooo:paragraph-rsid="132608ec"/>
    </style:style>
    <style:style style:name="P269" style:family="paragraph" style:parent-style-name="Heading">
      <style:text-properties officeooo:rsid="06bd07da" officeooo:paragraph-rsid="132642fd"/>
    </style:style>
    <style:style style:name="P270" style:family="paragraph" style:parent-style-name="Text_20_body">
      <style:text-properties officeooo:rsid="06bd07da" officeooo:paragraph-rsid="132642fd"/>
    </style:style>
    <style:style style:name="P271" style:family="paragraph" style:parent-style-name="Heading">
      <style:text-properties officeooo:paragraph-rsid="132642fd"/>
    </style:style>
    <style:style style:name="P272" style:family="paragraph" style:parent-style-name="Preformatted_20_Text">
      <style:text-properties officeooo:paragraph-rsid="132642fd"/>
    </style:style>
    <style:style style:name="P273" style:family="paragraph" style:parent-style-name="Standard">
      <style:text-properties officeooo:paragraph-rsid="132642fd"/>
    </style:style>
    <style:style style:name="P274" style:family="paragraph" style:parent-style-name="Text_20_body">
      <style:text-properties officeooo:paragraph-rsid="132642fd"/>
    </style:style>
    <style:style style:name="P275" style:family="paragraph" style:parent-style-name="Heading">
      <style:text-properties officeooo:rsid="111a7256" officeooo:paragraph-rsid="132642fd"/>
    </style:style>
    <style:style style:name="P276" style:family="paragraph" style:parent-style-name="Preformatted_20_Text">
      <style:text-properties officeooo:rsid="111a7256" officeooo:paragraph-rsid="132642fd"/>
    </style:style>
    <style:style style:name="P277" style:family="paragraph" style:parent-style-name="Text_20_body">
      <style:text-properties officeooo:rsid="111a7256" officeooo:paragraph-rsid="132642fd"/>
    </style:style>
    <style:style style:name="P278"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9"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80"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81"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82" style:family="paragraph" style:parent-style-name="Heading">
      <style:text-properties officeooo:rsid="00558d4e" officeooo:paragraph-rsid="132642fd"/>
    </style:style>
    <style:style style:name="P283" style:family="paragraph" style:parent-style-name="Text_20_body">
      <style:text-properties officeooo:rsid="00558d4e" officeooo:paragraph-rsid="132642fd"/>
    </style:style>
    <style:style style:name="P284" style:family="paragraph" style:parent-style-name="Heading">
      <style:text-properties officeooo:rsid="011e6e01" officeooo:paragraph-rsid="132642fd"/>
    </style:style>
    <style:style style:name="P285" style:family="paragraph" style:parent-style-name="Text_20_body">
      <style:text-properties officeooo:rsid="011e6e01" officeooo:paragraph-rsid="132642fd"/>
    </style:style>
    <style:style style:name="P286" style:family="paragraph" style:parent-style-name="Text_20_body">
      <style:text-properties officeooo:rsid="011e6e01" officeooo:paragraph-rsid="13247ace"/>
    </style:style>
    <style:style style:name="P287" style:family="paragraph" style:parent-style-name="Heading">
      <style:text-properties officeooo:rsid="01248791" officeooo:paragraph-rsid="132642fd"/>
    </style:style>
    <style:style style:name="P288" style:family="paragraph" style:parent-style-name="Heading">
      <style:text-properties officeooo:rsid="10ac994a" officeooo:paragraph-rsid="132642fd"/>
    </style:style>
    <style:style style:name="P289" style:family="paragraph" style:parent-style-name="Text_20_body">
      <style:text-properties officeooo:rsid="10ac994a" officeooo:paragraph-rsid="132642fd"/>
    </style:style>
    <style:style style:name="P290" style:family="paragraph" style:parent-style-name="Heading">
      <style:text-properties officeooo:rsid="01eb0996" officeooo:paragraph-rsid="132820ba"/>
    </style:style>
    <style:style style:name="P291" style:family="paragraph" style:parent-style-name="Text_20_body">
      <style:text-properties officeooo:rsid="01eb0996" officeooo:paragraph-rsid="132820ba"/>
    </style:style>
    <style:style style:name="P292" style:family="paragraph" style:parent-style-name="Heading">
      <style:text-properties officeooo:paragraph-rsid="132820ba"/>
    </style:style>
    <style:style style:name="P293" style:family="paragraph" style:parent-style-name="Preformatted_20_Text">
      <style:text-properties officeooo:paragraph-rsid="132820ba"/>
    </style:style>
    <style:style style:name="P294" style:family="paragraph" style:parent-style-name="Text_20_body">
      <style:text-properties officeooo:paragraph-rsid="132820ba"/>
    </style:style>
    <style:style style:name="P295" style:family="paragraph" style:parent-style-name="Heading">
      <style:text-properties officeooo:paragraph-rsid="13282cd5"/>
    </style:style>
    <style:style style:name="P296" style:family="paragraph" style:parent-style-name="Preformatted_20_Text">
      <style:text-properties officeooo:paragraph-rsid="13282cd5"/>
    </style:style>
    <style:style style:name="P297" style:family="paragraph" style:parent-style-name="Standard">
      <style:text-properties officeooo:paragraph-rsid="13282cd5"/>
    </style:style>
    <style:style style:name="P298" style:family="paragraph" style:parent-style-name="Text_20_body">
      <style:text-properties officeooo:paragraph-rsid="13282cd5"/>
    </style:style>
    <style:style style:name="P299" style:family="paragraph" style:parent-style-name="Heading">
      <style:text-properties officeooo:rsid="07620a69" officeooo:paragraph-rsid="13297dd5"/>
    </style:style>
    <style:style style:name="P300" style:family="paragraph" style:parent-style-name="Standard">
      <style:text-properties officeooo:rsid="07620a69" officeooo:paragraph-rsid="13297dd5"/>
    </style:style>
    <style:style style:name="P301" style:family="paragraph" style:parent-style-name="Text_20_body">
      <style:text-properties officeooo:rsid="07620a69" officeooo:paragraph-rsid="13297dd5"/>
    </style:style>
    <style:style style:name="P302" style:family="paragraph" style:parent-style-name="Heading">
      <style:text-properties officeooo:paragraph-rsid="13297dd5"/>
    </style:style>
    <style:style style:name="P303" style:family="paragraph" style:parent-style-name="Preformatted_20_Text">
      <style:text-properties officeooo:paragraph-rsid="13297dd5"/>
    </style:style>
    <style:style style:name="P304" style:family="paragraph" style:parent-style-name="Standard">
      <style:text-properties officeooo:paragraph-rsid="13297dd5"/>
    </style:style>
    <style:style style:name="P305" style:family="paragraph" style:parent-style-name="Text_20_body">
      <style:text-properties officeooo:paragraph-rsid="13297dd5"/>
    </style:style>
    <style:style style:name="P306" style:family="paragraph" style:parent-style-name="Heading">
      <style:text-properties officeooo:rsid="10ab5d5a" officeooo:paragraph-rsid="13297dd5"/>
    </style:style>
    <style:style style:name="P307" style:family="paragraph" style:parent-style-name="Preformatted_20_Text">
      <style:text-properties officeooo:rsid="10ab5d5a" officeooo:paragraph-rsid="13297dd5"/>
    </style:style>
    <style:style style:name="P308" style:family="paragraph" style:parent-style-name="Standard">
      <style:text-properties officeooo:rsid="10ab5d5a" officeooo:paragraph-rsid="13297dd5"/>
    </style:style>
    <style:style style:name="P309" style:family="paragraph" style:parent-style-name="Text_20_body">
      <style:text-properties officeooo:rsid="10ab5d5a" officeooo:paragraph-rsid="13297dd5"/>
    </style:style>
    <style:style style:name="P310" style:family="paragraph" style:parent-style-name="Standard">
      <style:text-properties officeooo:rsid="10ab5d5a" officeooo:paragraph-rsid="13241b16"/>
    </style:style>
    <style:style style:name="P311" style:family="paragraph" style:parent-style-name="Heading">
      <style:text-properties officeooo:paragraph-rsid="132a6478"/>
    </style:style>
    <style:style style:name="P312" style:family="paragraph" style:parent-style-name="Preformatted_20_Text">
      <style:text-properties officeooo:paragraph-rsid="132a6478"/>
    </style:style>
    <style:style style:name="P313" style:family="paragraph" style:parent-style-name="Standard">
      <style:text-properties officeooo:paragraph-rsid="132a6478"/>
    </style:style>
    <style:style style:name="P314" style:family="paragraph" style:parent-style-name="Text_20_body">
      <style:text-properties officeooo:paragraph-rsid="132a6478"/>
    </style:style>
    <style:style style:name="P315" style:family="paragraph" style:parent-style-name="Heading">
      <style:text-properties officeooo:rsid="0047e6b9" officeooo:paragraph-rsid="132ab17e"/>
    </style:style>
    <style:style style:name="P316" style:family="paragraph" style:parent-style-name="Heading">
      <style:text-properties officeooo:paragraph-rsid="132ab17e"/>
    </style:style>
    <style:style style:name="P317" style:family="paragraph" style:parent-style-name="Preformatted_20_Text">
      <style:text-properties officeooo:paragraph-rsid="132ab17e"/>
    </style:style>
    <style:style style:name="P318" style:family="paragraph" style:parent-style-name="Text_20_body">
      <style:text-properties officeooo:paragraph-rsid="132ab17e"/>
    </style:style>
    <style:style style:name="P319" style:family="paragraph" style:parent-style-name="Heading">
      <style:text-properties officeooo:paragraph-rsid="132b5b7a"/>
    </style:style>
    <style:style style:name="P320" style:family="paragraph" style:parent-style-name="Preformatted_20_Text">
      <style:text-properties officeooo:paragraph-rsid="132b5b7a"/>
    </style:style>
    <style:style style:name="P321" style:family="paragraph" style:parent-style-name="Text_20_body">
      <style:text-properties officeooo:paragraph-rsid="132b5b7a"/>
    </style:style>
    <style:style style:name="P322" style:family="paragraph" style:parent-style-name="Heading">
      <style:text-properties officeooo:paragraph-rsid="132c5074"/>
    </style:style>
    <style:style style:name="P323" style:family="paragraph" style:parent-style-name="Preformatted_20_Text">
      <style:text-properties officeooo:paragraph-rsid="132c5074"/>
    </style:style>
    <style:style style:name="P324" style:family="paragraph" style:parent-style-name="Text_20_body">
      <style:text-properties officeooo:paragraph-rsid="132c5074"/>
    </style:style>
    <style:style style:name="P325" style:family="paragraph" style:parent-style-name="Heading">
      <style:text-properties officeooo:paragraph-rsid="132e2e3a"/>
    </style:style>
    <style:style style:name="P326" style:family="paragraph" style:parent-style-name="Preformatted_20_Text">
      <style:text-properties officeooo:paragraph-rsid="132e2e3a"/>
    </style:style>
    <style:style style:name="P327" style:family="paragraph" style:parent-style-name="Text_20_body">
      <style:text-properties officeooo:paragraph-rsid="132e2e3a"/>
    </style:style>
    <style:style style:name="P328" style:family="paragraph" style:parent-style-name="Heading">
      <style:text-properties officeooo:paragraph-rsid="132f8ac0"/>
    </style:style>
    <style:style style:name="P329" style:family="paragraph" style:parent-style-name="Preformatted_20_Text">
      <style:text-properties officeooo:paragraph-rsid="132f8ac0"/>
    </style:style>
    <style:style style:name="P330" style:family="paragraph" style:parent-style-name="Text_20_body">
      <style:text-properties officeooo:paragraph-rsid="132f8ac0"/>
    </style:style>
    <style:style style:name="P331" style:family="paragraph" style:parent-style-name="Heading">
      <style:text-properties officeooo:rsid="0077e2b5" officeooo:paragraph-rsid="132f8ac0"/>
    </style:style>
    <style:style style:name="P332" style:family="paragraph" style:parent-style-name="Text_20_body">
      <style:text-properties officeooo:rsid="0077e2b5" officeooo:paragraph-rsid="132f8ac0"/>
    </style:style>
    <style:style style:name="P333" style:family="paragraph" style:parent-style-name="Heading">
      <style:text-properties officeooo:paragraph-rsid="13354fb3"/>
    </style:style>
    <style:style style:name="P334" style:family="paragraph" style:parent-style-name="Preformatted_20_Text">
      <style:text-properties officeooo:paragraph-rsid="13354fb3"/>
    </style:style>
    <style:style style:name="P335" style:family="paragraph" style:parent-style-name="Text_20_body">
      <style:text-properties officeooo:paragraph-rsid="13354fb3"/>
    </style:style>
    <style:style style:name="P336" style:family="paragraph" style:parent-style-name="Heading">
      <style:text-properties officeooo:paragraph-rsid="13358b52"/>
    </style:style>
    <style:style style:name="P337" style:family="paragraph" style:parent-style-name="Preformatted_20_Text">
      <style:text-properties officeooo:paragraph-rsid="13358b52"/>
    </style:style>
    <style:style style:name="P338" style:family="paragraph" style:parent-style-name="Text_20_body">
      <style:text-properties officeooo:paragraph-rsid="13358b52"/>
    </style:style>
    <style:style style:name="P339" style:family="paragraph" style:parent-style-name="Text_20_body">
      <style:text-properties officeooo:paragraph-rsid="132636a6"/>
    </style:style>
    <style:style style:name="P340" style:family="paragraph" style:parent-style-name="Text_20_body">
      <style:text-properties officeooo:rsid="024fa37d" officeooo:paragraph-rsid="13354fb3"/>
    </style:style>
    <style:style style:name="P341" style:family="paragraph" style:parent-style-name="Preformatted_20_Text">
      <style:text-properties officeooo:rsid="0058efe0" officeooo:paragraph-rsid="1318c820"/>
    </style:style>
    <style:style style:name="P342" style:family="paragraph" style:parent-style-name="Text_20_body">
      <style:text-properties officeooo:rsid="0058efe0" officeooo:paragraph-rsid="1318c820"/>
    </style:style>
    <style:style style:name="P343" style:family="paragraph" style:parent-style-name="Preformatted_20_Text">
      <style:text-properties officeooo:rsid="0075e014" officeooo:paragraph-rsid="1318c820"/>
    </style:style>
    <style:style style:name="P344" style:family="paragraph" style:parent-style-name="Text_20_body">
      <style:text-properties officeooo:rsid="0075e014" officeooo:paragraph-rsid="1318c820"/>
    </style:style>
    <style:style style:name="P345" style:family="paragraph" style:parent-style-name="Preformatted_20_Text">
      <style:text-properties officeooo:rsid="0075e014" officeooo:paragraph-rsid="1320103a"/>
    </style:style>
    <style:style style:name="P346" style:family="paragraph" style:parent-style-name="Text_20_body">
      <style:text-properties officeooo:rsid="0075e014" officeooo:paragraph-rsid="1320103a"/>
    </style:style>
    <style:style style:name="P347" style:family="paragraph" style:parent-style-name="Preformatted_20_Text">
      <style:text-properties officeooo:rsid="01d8a9ce" officeooo:paragraph-rsid="13196633"/>
    </style:style>
    <style:style style:name="P348" style:family="paragraph" style:parent-style-name="Text_20_body">
      <style:text-properties officeooo:rsid="01d8a9ce" officeooo:paragraph-rsid="13196633"/>
    </style:style>
    <style:style style:name="P349" style:family="paragraph" style:parent-style-name="Preformatted_20_Text">
      <style:text-properties officeooo:rsid="003e0fa5" officeooo:paragraph-rsid="13196633"/>
    </style:style>
    <style:style style:name="P350" style:family="paragraph" style:parent-style-name="Text_20_body">
      <style:text-properties officeooo:rsid="003e0fa5" officeooo:paragraph-rsid="13196633"/>
    </style:style>
    <style:style style:name="P351" style:family="paragraph" style:parent-style-name="Preformatted_20_Text">
      <style:text-properties officeooo:rsid="006f0be8" officeooo:paragraph-rsid="131a97b6"/>
    </style:style>
    <style:style style:name="P352" style:family="paragraph" style:parent-style-name="Text_20_body">
      <style:text-properties officeooo:rsid="006f0be8" officeooo:paragraph-rsid="131a97b6"/>
    </style:style>
    <style:style style:name="P353" style:family="paragraph" style:parent-style-name="Preformatted_20_Text">
      <style:text-properties officeooo:rsid="006f0be8" officeooo:paragraph-rsid="131c3e78"/>
    </style:style>
    <style:style style:name="P354" style:family="paragraph" style:parent-style-name="Preformatted_20_Text">
      <style:text-properties officeooo:rsid="006f0be8" officeooo:paragraph-rsid="1321e328"/>
    </style:style>
    <style:style style:name="P355" style:family="paragraph" style:parent-style-name="Preformatted_20_Text">
      <style:text-properties officeooo:rsid="006f0be8" officeooo:paragraph-rsid="13b2fa70"/>
    </style:style>
    <style:style style:name="P356" style:family="paragraph" style:parent-style-name="Preformatted_20_Text">
      <style:text-properties officeooo:rsid="052efeb0" officeooo:paragraph-rsid="131a97b6"/>
    </style:style>
    <style:style style:name="P357" style:family="paragraph" style:parent-style-name="Preformatted_20_Text">
      <style:text-properties officeooo:rsid="111655f1" officeooo:paragraph-rsid="131c3e78"/>
    </style:style>
    <style:style style:name="P358" style:family="paragraph" style:parent-style-name="Text_20_body">
      <style:text-properties officeooo:rsid="111655f1" officeooo:paragraph-rsid="131c3e78"/>
    </style:style>
    <style:style style:name="P359" style:family="paragraph" style:parent-style-name="Preformatted_20_Text">
      <style:text-properties officeooo:rsid="122444f3" officeooo:paragraph-rsid="131da6d7"/>
    </style:style>
    <style:style style:name="P360" style:family="paragraph" style:parent-style-name="Preformatted_20_Text">
      <style:text-properties officeooo:rsid="0c0e23c3" officeooo:paragraph-rsid="131da6d7"/>
    </style:style>
    <style:style style:name="P361" style:family="paragraph" style:parent-style-name="Text_20_body">
      <style:text-properties officeooo:rsid="0c0e23c3" officeooo:paragraph-rsid="131da6d7"/>
    </style:style>
    <style:style style:name="P362" style:family="paragraph" style:parent-style-name="Preformatted_20_Text">
      <style:text-properties officeooo:rsid="12e8ba06" officeooo:paragraph-rsid="131da6d7"/>
    </style:style>
    <style:style style:name="P363" style:family="paragraph" style:parent-style-name="Text_20_body">
      <style:text-properties officeooo:rsid="12e8ba06" officeooo:paragraph-rsid="131da6d7"/>
    </style:style>
    <style:style style:name="P364" style:family="paragraph" style:parent-style-name="Preformatted_20_Text">
      <style:text-properties officeooo:rsid="00dfc046" officeooo:paragraph-rsid="131da6d7"/>
    </style:style>
    <style:style style:name="P365" style:family="paragraph" style:parent-style-name="Text_20_body">
      <style:text-properties officeooo:rsid="00dfc046" officeooo:paragraph-rsid="131da6d7"/>
    </style:style>
    <style:style style:name="P366" style:family="paragraph" style:parent-style-name="Preformatted_20_Text">
      <style:text-properties officeooo:rsid="12e96a27" officeooo:paragraph-rsid="131da6d7"/>
    </style:style>
    <style:style style:name="P367" style:family="paragraph" style:parent-style-name="Text_20_body">
      <style:text-properties officeooo:rsid="12e96a27" officeooo:paragraph-rsid="131da6d7"/>
    </style:style>
    <style:style style:name="P368" style:family="paragraph" style:parent-style-name="Preformatted_20_Text">
      <style:text-properties officeooo:rsid="00ea95df" officeooo:paragraph-rsid="131da6d7"/>
    </style:style>
    <style:style style:name="P369" style:family="paragraph" style:parent-style-name="Text_20_body">
      <style:text-properties officeooo:rsid="00ea95df" officeooo:paragraph-rsid="131da6d7"/>
    </style:style>
    <style:style style:name="P370" style:family="paragraph" style:parent-style-name="Preformatted_20_Text">
      <style:text-properties officeooo:rsid="12eb9f06" officeooo:paragraph-rsid="131da6d7"/>
    </style:style>
    <style:style style:name="P371" style:family="paragraph" style:parent-style-name="Text_20_body">
      <style:text-properties officeooo:rsid="12eb9f06" officeooo:paragraph-rsid="131da6d7"/>
    </style:style>
    <style:style style:name="P372" style:family="paragraph" style:parent-style-name="Preformatted_20_Text">
      <style:text-properties officeooo:rsid="1037871c" officeooo:paragraph-rsid="131f5dfb"/>
    </style:style>
    <style:style style:name="P373" style:family="paragraph" style:parent-style-name="Standard">
      <style:text-properties officeooo:rsid="1037871c" officeooo:paragraph-rsid="131f5dfb"/>
    </style:style>
    <style:style style:name="P374" style:family="paragraph" style:parent-style-name="Text_20_body">
      <style:text-properties officeooo:rsid="1037871c" officeooo:paragraph-rsid="131f5dfb"/>
    </style:style>
    <style:style style:name="P375" style:family="paragraph" style:parent-style-name="Standard">
      <style:text-properties officeooo:rsid="1037871c" officeooo:paragraph-rsid="13cf594f"/>
    </style:style>
    <style:style style:name="P376" style:family="paragraph" style:parent-style-name="Text_20_body">
      <style:text-properties officeooo:rsid="1037871c" officeooo:paragraph-rsid="13c5a5ef"/>
    </style:style>
    <style:style style:name="P377" style:family="paragraph" style:parent-style-name="Preformatted_20_Text">
      <style:text-properties officeooo:rsid="014670bd" officeooo:paragraph-rsid="13201994"/>
    </style:style>
    <style:style style:name="P378" style:family="paragraph" style:parent-style-name="Preformatted_20_Text">
      <style:text-properties officeooo:rsid="012d8443" officeooo:paragraph-rsid="13201994"/>
    </style:style>
    <style:style style:name="P379" style:family="paragraph" style:parent-style-name="Preformatted_20_Text">
      <style:text-properties officeooo:rsid="0605a7f4" officeooo:paragraph-rsid="13201994"/>
    </style:style>
    <style:style style:name="P380" style:family="paragraph" style:parent-style-name="Text_20_body">
      <style:text-properties officeooo:rsid="0605a7f4" officeooo:paragraph-rsid="13201994"/>
    </style:style>
    <style:style style:name="P381" style:family="paragraph" style:parent-style-name="Text_20_body">
      <style:text-properties officeooo:rsid="0605a7f4" officeooo:paragraph-rsid="132ab17e"/>
    </style:style>
    <style:style style:name="P382" style:family="paragraph" style:parent-style-name="Preformatted_20_Text">
      <style:text-properties officeooo:rsid="02ea1c5e" officeooo:paragraph-rsid="13201994"/>
    </style:style>
    <style:style style:name="P383" style:family="paragraph" style:parent-style-name="Preformatted_20_Text">
      <style:text-properties officeooo:paragraph-rsid="132122b5"/>
    </style:style>
    <style:style style:name="P384" style:family="paragraph" style:parent-style-name="Preformatted_20_Text">
      <style:text-properties officeooo:rsid="0a7e49f6" officeooo:paragraph-rsid="13241b16"/>
    </style:style>
    <style:style style:name="P385" style:family="paragraph" style:parent-style-name="Text_20_body">
      <style:text-properties officeooo:rsid="0a7e49f6" officeooo:paragraph-rsid="13241b16"/>
    </style:style>
    <style:style style:name="P386" style:family="paragraph" style:parent-style-name="Preformatted_20_Text">
      <style:text-properties officeooo:rsid="0c980686" officeooo:paragraph-rsid="13241b16"/>
    </style:style>
    <style:style style:name="P387" style:family="paragraph" style:parent-style-name="Preformatted_20_Text">
      <style:text-properties officeooo:rsid="10b4100d" officeooo:paragraph-rsid="13241b16"/>
    </style:style>
    <style:style style:name="P388" style:family="paragraph" style:parent-style-name="Text_20_body">
      <style:text-properties officeooo:rsid="10b4100d" officeooo:paragraph-rsid="13241b16"/>
    </style:style>
    <style:style style:name="P389" style:family="paragraph" style:parent-style-name="Preformatted_20_Text">
      <style:text-properties officeooo:rsid="10b4100d" officeooo:paragraph-rsid="13297dd5"/>
    </style:style>
    <style:style style:name="P390" style:family="paragraph" style:parent-style-name="Standard">
      <style:text-properties officeooo:rsid="10b4100d" officeooo:paragraph-rsid="13297dd5"/>
    </style:style>
    <style:style style:name="P391" style:family="paragraph" style:parent-style-name="Text_20_body">
      <style:text-properties officeooo:rsid="10b4100d" officeooo:paragraph-rsid="13297dd5"/>
    </style:style>
    <style:style style:name="P392" style:family="paragraph" style:parent-style-name="Preformatted_20_Text">
      <style:text-properties officeooo:rsid="10fe7c6e" officeooo:paragraph-rsid="13241b16"/>
    </style:style>
    <style:style style:name="P393" style:family="paragraph" style:parent-style-name="Preformatted_20_Text">
      <style:text-properties officeooo:rsid="12430efa" officeooo:paragraph-rsid="13241b16"/>
    </style:style>
    <style:style style:name="P394" style:family="paragraph" style:parent-style-name="Table_20_Contents">
      <style:text-properties officeooo:rsid="12430efa" officeooo:paragraph-rsid="13241b16"/>
    </style:style>
    <style:style style:name="P395" style:family="paragraph" style:parent-style-name="Text_20_body">
      <style:text-properties officeooo:rsid="12430efa" officeooo:paragraph-rsid="13241b16"/>
    </style:style>
    <style:style style:name="P396" style:family="paragraph" style:parent-style-name="Preformatted_20_Text">
      <style:text-properties officeooo:rsid="11232b98" officeooo:paragraph-rsid="13247ace"/>
    </style:style>
    <style:style style:name="P397" style:family="paragraph" style:parent-style-name="Preformatted_20_Text">
      <style:text-properties officeooo:rsid="112658bf" officeooo:paragraph-rsid="13247ace"/>
    </style:style>
    <style:style style:name="P398" style:family="paragraph" style:parent-style-name="Preformatted_20_Text">
      <style:text-properties officeooo:rsid="111170de" officeooo:paragraph-rsid="13247ace"/>
    </style:style>
    <style:style style:name="P399" style:family="paragraph" style:parent-style-name="Text_20_body">
      <style:text-properties officeooo:rsid="111170de" officeooo:paragraph-rsid="13247ace"/>
    </style:style>
    <style:style style:name="P400" style:family="paragraph" style:parent-style-name="Preformatted_20_Text">
      <style:text-properties officeooo:rsid="12820943" officeooo:paragraph-rsid="132608ec"/>
    </style:style>
    <style:style style:name="P401" style:family="paragraph" style:parent-style-name="Preformatted_20_Text">
      <style:text-properties officeooo:rsid="12837185" officeooo:paragraph-rsid="132608ec"/>
    </style:style>
    <style:style style:name="P402" style:family="paragraph" style:parent-style-name="Preformatted_20_Text">
      <style:text-properties officeooo:rsid="12cf9ecf" officeooo:paragraph-rsid="132608ec"/>
    </style:style>
    <style:style style:name="P403" style:family="paragraph" style:parent-style-name="Preformatted_20_Text">
      <style:text-properties officeooo:rsid="113d2961" officeooo:paragraph-rsid="132608ec"/>
    </style:style>
    <style:style style:name="P404" style:family="paragraph" style:parent-style-name="Text_20_body">
      <style:text-properties officeooo:rsid="113d2961" officeooo:paragraph-rsid="132608ec"/>
    </style:style>
    <style:style style:name="P405" style:family="paragraph" style:parent-style-name="Preformatted_20_Text">
      <style:text-properties officeooo:rsid="0d6224f0" officeooo:paragraph-rsid="132608ec"/>
    </style:style>
    <style:style style:name="P406" style:family="paragraph" style:parent-style-name="Standard">
      <style:text-properties officeooo:rsid="0d6224f0" officeooo:paragraph-rsid="132608ec"/>
    </style:style>
    <style:style style:name="P407" style:family="paragraph" style:parent-style-name="Text_20_body">
      <style:text-properties officeooo:rsid="0d6224f0" officeooo:paragraph-rsid="132608ec"/>
    </style:style>
    <style:style style:name="P408" style:family="paragraph" style:parent-style-name="Preformatted_20_Text">
      <style:text-properties officeooo:rsid="0d622d09" officeooo:paragraph-rsid="132608ec"/>
    </style:style>
    <style:style style:name="P409" style:family="paragraph" style:parent-style-name="Preformatted_20_Text">
      <style:text-properties officeooo:rsid="00666f54" officeooo:paragraph-rsid="132608ec"/>
    </style:style>
    <style:style style:name="P410" style:family="paragraph" style:parent-style-name="Text_20_body">
      <style:text-properties officeooo:rsid="00666f54" officeooo:paragraph-rsid="132608ec"/>
    </style:style>
    <style:style style:name="P411" style:family="paragraph" style:parent-style-name="Text_20_body">
      <style:text-properties officeooo:rsid="00666f54" officeooo:paragraph-rsid="132642fd"/>
    </style:style>
    <style:style style:name="P412" style:family="paragraph" style:parent-style-name="Preformatted_20_Text">
      <style:text-properties officeooo:rsid="06b0e114" officeooo:paragraph-rsid="132642fd"/>
    </style:style>
    <style:style style:name="P413" style:family="paragraph" style:parent-style-name="Text_20_body">
      <style:text-properties officeooo:rsid="06b0e114" officeooo:paragraph-rsid="132642fd"/>
    </style:style>
    <style:style style:name="P414" style:family="paragraph" style:parent-style-name="Text_20_body">
      <style:text-properties officeooo:rsid="06b0e114" officeooo:paragraph-rsid="132608ec"/>
    </style:style>
    <style:style style:name="P415" style:family="paragraph" style:parent-style-name="Preformatted_20_Text">
      <style:text-properties officeooo:rsid="06b18df9" officeooo:paragraph-rsid="132642fd"/>
    </style:style>
    <style:style style:name="P416" style:family="paragraph" style:parent-style-name="Preformatted_20_Text">
      <style:text-properties officeooo:rsid="016697c2" officeooo:paragraph-rsid="132642fd"/>
    </style:style>
    <style:style style:name="P417" style:family="paragraph" style:parent-style-name="Text_20_body">
      <style:text-properties officeooo:rsid="016697c2" officeooo:paragraph-rsid="132642fd"/>
    </style:style>
    <style:style style:name="P418" style:family="paragraph" style:parent-style-name="Preformatted_20_Text">
      <style:text-properties officeooo:rsid="0caea03a" officeooo:paragraph-rsid="132642fd"/>
    </style:style>
    <style:style style:name="P419" style:family="paragraph" style:parent-style-name="Preformatted_20_Text">
      <style:text-properties officeooo:rsid="00f8a84d" officeooo:paragraph-rsid="132642fd"/>
    </style:style>
    <style:style style:name="P420" style:family="paragraph" style:parent-style-name="Preformatted_20_Text">
      <style:text-properties officeooo:rsid="12111122" officeooo:paragraph-rsid="132642fd"/>
    </style:style>
    <style:style style:name="P421" style:family="paragraph" style:parent-style-name="Text_20_body">
      <style:text-properties officeooo:rsid="12111122" officeooo:paragraph-rsid="132642fd"/>
    </style:style>
    <style:style style:name="P422" style:family="paragraph" style:parent-style-name="Preformatted_20_Text">
      <style:text-properties officeooo:rsid="10aa51f2" officeooo:paragraph-rsid="132642fd"/>
    </style:style>
    <style:style style:name="P423" style:family="paragraph" style:parent-style-name="Standard">
      <style:text-properties officeooo:rsid="10aa51f2" officeooo:paragraph-rsid="132642fd"/>
    </style:style>
    <style:style style:name="P424" style:family="paragraph" style:parent-style-name="Preformatted_20_Text">
      <style:text-properties officeooo:rsid="10aa51f2" officeooo:paragraph-rsid="13297dd5"/>
    </style:style>
    <style:style style:name="P425" style:family="paragraph" style:parent-style-name="Standard">
      <style:text-properties officeooo:rsid="10aa51f2" officeooo:paragraph-rsid="13297dd5"/>
    </style:style>
    <style:style style:name="P426" style:family="paragraph" style:parent-style-name="Text_20_body">
      <style:text-properties officeooo:rsid="10aa51f2" officeooo:paragraph-rsid="13297dd5"/>
    </style:style>
    <style:style style:name="P427" style:family="paragraph" style:parent-style-name="Standard">
      <style:text-properties officeooo:rsid="10aa51f2" officeooo:paragraph-rsid="13241b16"/>
    </style:style>
    <style:style style:name="P428" style:family="paragraph" style:parent-style-name="Preformatted_20_Text">
      <style:text-properties officeooo:rsid="10f75856" officeooo:paragraph-rsid="13282cd5"/>
    </style:style>
    <style:style style:name="P429" style:family="paragraph" style:parent-style-name="Text_20_body">
      <style:text-properties officeooo:rsid="10f75856" officeooo:paragraph-rsid="13282cd5"/>
    </style:style>
    <style:style style:name="P430" style:family="paragraph" style:parent-style-name="Preformatted_20_Text">
      <style:text-properties officeooo:rsid="12088adf" officeooo:paragraph-rsid="13282cd5"/>
    </style:style>
    <style:style style:name="P431" style:family="paragraph" style:parent-style-name="Preformatted_20_Text">
      <style:text-properties officeooo:rsid="10d02bf6" officeooo:paragraph-rsid="13297dd5"/>
    </style:style>
    <style:style style:name="P432" style:family="paragraph" style:parent-style-name="Preformatted_20_Text">
      <style:text-properties officeooo:rsid="113ecbf8" officeooo:paragraph-rsid="13297dd5"/>
    </style:style>
    <style:style style:name="P433" style:family="paragraph" style:parent-style-name="Standard">
      <style:text-properties officeooo:rsid="113ecbf8" officeooo:paragraph-rsid="13297dd5"/>
    </style:style>
    <style:style style:name="P434" style:family="paragraph" style:parent-style-name="Text_20_body">
      <style:text-properties officeooo:rsid="113ecbf8" officeooo:paragraph-rsid="13297dd5"/>
    </style:style>
    <style:style style:name="P435" style:family="paragraph" style:parent-style-name="Text_20_body">
      <style:text-properties officeooo:rsid="11521505" officeooo:paragraph-rsid="13297dd5"/>
    </style:style>
    <style:style style:name="P436" style:family="paragraph" style:parent-style-name="Preformatted_20_Text">
      <style:text-properties officeooo:rsid="10d9d7dd" officeooo:paragraph-rsid="13297dd5"/>
    </style:style>
    <style:style style:name="P437" style:family="paragraph" style:parent-style-name="Text_20_body">
      <style:text-properties officeooo:rsid="10d9d7dd" officeooo:paragraph-rsid="13297dd5"/>
    </style:style>
    <style:style style:name="P438" style:family="paragraph" style:parent-style-name="Preformatted_20_Text">
      <style:text-properties officeooo:rsid="1214673a" officeooo:paragraph-rsid="13297dd5"/>
    </style:style>
    <style:style style:name="P439" style:family="paragraph" style:parent-style-name="Text_20_body">
      <style:text-properties officeooo:rsid="1214673a" officeooo:paragraph-rsid="13297dd5"/>
    </style:style>
    <style:style style:name="P440" style:family="paragraph" style:parent-style-name="Preformatted_20_Text">
      <style:text-properties officeooo:rsid="10b6983a" officeooo:paragraph-rsid="13297dd5"/>
    </style:style>
    <style:style style:name="P441" style:family="paragraph" style:parent-style-name="Text_20_body">
      <style:text-properties officeooo:rsid="10b6983a" officeooo:paragraph-rsid="13297dd5"/>
    </style:style>
    <style:style style:name="P442" style:family="paragraph" style:parent-style-name="Text_20_body">
      <style:text-properties officeooo:rsid="10b6983a" officeooo:paragraph-rsid="13241b16"/>
    </style:style>
    <style:style style:name="P443" style:family="paragraph" style:parent-style-name="Preformatted_20_Text">
      <style:text-properties officeooo:rsid="11177e38" officeooo:paragraph-rsid="132a6478"/>
    </style:style>
    <style:style style:name="P444" style:family="paragraph" style:parent-style-name="Text_20_body">
      <style:text-properties officeooo:rsid="11177e38" officeooo:paragraph-rsid="132a6478"/>
    </style:style>
    <style:style style:name="P445" style:family="paragraph" style:parent-style-name="Preformatted_20_Text">
      <style:text-properties officeooo:rsid="0ffebee9" officeooo:paragraph-rsid="132a6478"/>
    </style:style>
    <style:style style:name="P446" style:family="paragraph" style:parent-style-name="Text_20_body">
      <style:text-properties officeooo:rsid="0ffebee9" officeooo:paragraph-rsid="132a6478"/>
    </style:style>
    <style:style style:name="P447" style:family="paragraph" style:parent-style-name="Preformatted_20_Text">
      <style:text-properties officeooo:rsid="10ee39c3" officeooo:paragraph-rsid="132b5b7a"/>
    </style:style>
    <style:style style:name="P448" style:family="paragraph" style:parent-style-name="Preformatted_20_Text">
      <style:text-properties officeooo:rsid="01f45b48" officeooo:paragraph-rsid="132b5b7a"/>
    </style:style>
    <style:style style:name="P449" style:family="paragraph" style:parent-style-name="Text_20_body">
      <style:text-properties officeooo:rsid="01f45b48" officeooo:paragraph-rsid="132b5b7a"/>
    </style:style>
    <style:style style:name="P450" style:family="paragraph" style:parent-style-name="Preformatted_20_Text">
      <style:text-properties officeooo:rsid="00c7ef3a" officeooo:paragraph-rsid="132b5b7a"/>
    </style:style>
    <style:style style:name="P451" style:family="paragraph" style:parent-style-name="Text_20_body">
      <style:text-properties officeooo:rsid="00c7ef3a" officeooo:paragraph-rsid="132b5b7a"/>
    </style:style>
    <style:style style:name="P452" style:family="paragraph" style:parent-style-name="Preformatted_20_Text">
      <style:text-properties officeooo:rsid="1083c3c6" officeooo:paragraph-rsid="132b5b7a"/>
    </style:style>
    <style:style style:name="P453" style:family="paragraph" style:parent-style-name="Text_20_body">
      <style:text-properties officeooo:rsid="1083c3c6" officeooo:paragraph-rsid="132b5b7a"/>
    </style:style>
    <style:style style:name="P454" style:family="paragraph" style:parent-style-name="Preformatted_20_Text">
      <style:text-properties officeooo:rsid="11d7510b" officeooo:paragraph-rsid="132b5b7a"/>
    </style:style>
    <style:style style:name="P455" style:family="paragraph" style:parent-style-name="Preformatted_20_Text">
      <style:text-properties officeooo:rsid="0532e35c" officeooo:paragraph-rsid="132b5b7a"/>
    </style:style>
    <style:style style:name="P456" style:family="paragraph" style:parent-style-name="Text_20_body">
      <style:text-properties officeooo:rsid="0532e35c" officeooo:paragraph-rsid="132b5b7a"/>
    </style:style>
    <style:style style:name="P457" style:family="paragraph" style:parent-style-name="Preformatted_20_Text">
      <style:text-properties officeooo:rsid="0189f995" officeooo:paragraph-rsid="132c5074"/>
    </style:style>
    <style:style style:name="P458" style:family="paragraph" style:parent-style-name="Preformatted_20_Text">
      <style:text-properties officeooo:rsid="01947b64" officeooo:paragraph-rsid="132e2e3a"/>
    </style:style>
    <style:style style:name="P459" style:family="paragraph" style:parent-style-name="Text_20_body">
      <style:text-properties officeooo:rsid="01947b64" officeooo:paragraph-rsid="132e2e3a"/>
    </style:style>
    <style:style style:name="P460" style:family="paragraph" style:parent-style-name="Preformatted_20_Text">
      <style:text-properties officeooo:rsid="0192090e" officeooo:paragraph-rsid="132e2e3a"/>
    </style:style>
    <style:style style:name="P461" style:family="paragraph" style:parent-style-name="Preformatted_20_Text">
      <style:text-properties officeooo:rsid="019252a9" officeooo:paragraph-rsid="132e2e3a"/>
    </style:style>
    <style:style style:name="P462" style:family="paragraph" style:parent-style-name="Text_20_body">
      <style:text-properties officeooo:rsid="019252a9" officeooo:paragraph-rsid="132e2e3a"/>
    </style:style>
    <style:style style:name="P463"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64"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65"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66"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7"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8"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13ebc156" officeooo:paragraph-rsid="13ebc156" style:font-size-asian="12pt" style:font-style-asian="normal" style:font-weight-asian="bold" style:font-size-complex="12pt" style:font-style-complex="normal" style:font-weight-complex="bold" style:text-overline-style="none" style:text-overline-color="font-color"/>
    </style:style>
    <style:style style:name="P472" style:family="paragraph" style:parent-style-name="Standard">
      <style:text-properties officeooo:rsid="1295f4b4" officeooo:paragraph-rsid="1321e328"/>
    </style:style>
    <style:style style:name="P473" style:family="paragraph" style:parent-style-name="Standard">
      <style:text-properties officeooo:rsid="10d5a152" officeooo:paragraph-rsid="13241b16"/>
    </style:style>
    <style:style style:name="P474" style:family="paragraph" style:parent-style-name="Standard">
      <style:text-properties officeooo:rsid="0d605a99" officeooo:paragraph-rsid="132608ec"/>
    </style:style>
    <style:style style:name="P475" style:family="paragraph" style:parent-style-name="Text_20_body">
      <style:text-properties officeooo:rsid="0d605a99" officeooo:paragraph-rsid="132608ec"/>
    </style:style>
    <style:style style:name="P476" style:family="paragraph" style:parent-style-name="Standard">
      <style:text-properties officeooo:rsid="122fc9f9" officeooo:paragraph-rsid="132642fd"/>
    </style:style>
    <style:style style:name="P477" style:family="paragraph" style:parent-style-name="Text_20_body">
      <style:text-properties officeooo:rsid="122fc9f9" officeooo:paragraph-rsid="132642fd"/>
    </style:style>
    <style:style style:name="P478" style:family="paragraph" style:parent-style-name="Standard">
      <style:text-properties officeooo:rsid="12310472" officeooo:paragraph-rsid="132642fd"/>
    </style:style>
    <style:style style:name="P479" style:family="paragraph" style:parent-style-name="Text_20_body">
      <style:text-properties officeooo:rsid="12310472" officeooo:paragraph-rsid="132642fd"/>
    </style:style>
    <style:style style:name="P480" style:family="paragraph" style:parent-style-name="Standard">
      <style:text-properties officeooo:rsid="075fb756" officeooo:paragraph-rsid="13282cd5"/>
    </style:style>
    <style:style style:name="P481" style:family="paragraph" style:parent-style-name="Table_20_Contents">
      <style:paragraph-properties fo:text-align="center" style:justify-single-word="false"/>
      <style:text-properties officeooo:rsid="0206acd2" officeooo:paragraph-rsid="13196633"/>
    </style:style>
    <style:style style:name="P482" style:family="paragraph" style:parent-style-name="Table_20_Contents">
      <style:text-properties officeooo:rsid="01fa3ba0" officeooo:paragraph-rsid="13196633"/>
    </style:style>
    <style:style style:name="P483" style:family="paragraph" style:parent-style-name="Table_20_Contents">
      <style:text-properties officeooo:rsid="01fa6a1c" officeooo:paragraph-rsid="13196633"/>
    </style:style>
    <style:style style:name="P484" style:family="paragraph" style:parent-style-name="Table_20_Contents">
      <style:paragraph-properties fo:text-align="center" style:justify-single-word="false"/>
      <style:text-properties officeooo:rsid="01fc4374" officeooo:paragraph-rsid="13196633"/>
    </style:style>
    <style:style style:name="P485" style:family="paragraph" style:parent-style-name="Table_20_Contents">
      <style:text-properties officeooo:rsid="01fc4374" officeooo:paragraph-rsid="13196633"/>
    </style:style>
    <style:style style:name="P486" style:family="paragraph" style:parent-style-name="Table_20_Contents">
      <style:paragraph-properties fo:text-align="center" style:justify-single-word="false"/>
      <style:text-properties officeooo:rsid="05339733" officeooo:paragraph-rsid="13196633"/>
    </style:style>
    <style:style style:name="P487" style:family="paragraph" style:parent-style-name="Table_20_Contents">
      <style:text-properties officeooo:rsid="05339733" officeooo:paragraph-rsid="13196633"/>
    </style:style>
    <style:style style:name="P488" style:family="paragraph" style:parent-style-name="Table_20_Contents">
      <style:paragraph-properties fo:text-align="center" style:justify-single-word="false"/>
      <style:text-properties officeooo:rsid="12eabd77" officeooo:paragraph-rsid="131da6d7"/>
    </style:style>
    <style:style style:name="P489" style:family="paragraph" style:parent-style-name="Table_20_Contents">
      <style:text-properties officeooo:rsid="12eabd77" officeooo:paragraph-rsid="131da6d7"/>
    </style:style>
    <style:style style:name="P490" style:family="paragraph" style:parent-style-name="Text_20_body">
      <style:text-properties officeooo:rsid="12eabd77" officeooo:paragraph-rsid="131da6d7"/>
    </style:style>
    <style:style style:name="P491" style:family="paragraph" style:parent-style-name="Table_20_Contents">
      <style:text-properties officeooo:rsid="0c7c5e9e" officeooo:paragraph-rsid="13241b16"/>
    </style:style>
    <style:style style:name="P492" style:family="paragraph" style:parent-style-name="Table_20_Contents">
      <style:text-properties officeooo:rsid="109e1e08" officeooo:paragraph-rsid="13241b16"/>
    </style:style>
    <style:style style:name="P493" style:family="paragraph" style:parent-style-name="Table_20_Contents">
      <style:text-properties officeooo:rsid="129ff1bd" officeooo:paragraph-rsid="13241b16"/>
    </style:style>
    <style:style style:name="P494" style:family="paragraph" style:parent-style-name="Table_20_Contents">
      <style:text-properties officeooo:rsid="0c85d0c8" officeooo:paragraph-rsid="13241b16"/>
    </style:style>
    <style:style style:name="P495" style:family="paragraph" style:parent-style-name="Table_20_Contents">
      <style:text-properties officeooo:rsid="01fe5788" officeooo:paragraph-rsid="13241b16"/>
    </style:style>
    <style:style style:name="P496" style:family="paragraph" style:parent-style-name="Table_20_Contents">
      <style:text-properties officeooo:rsid="02007d56" officeooo:paragraph-rsid="13241b16"/>
    </style:style>
    <style:style style:name="P497" style:family="paragraph" style:parent-style-name="Table_20_Contents">
      <style:text-properties officeooo:rsid="0201c5f0" officeooo:paragraph-rsid="13241b16"/>
    </style:style>
    <style:style style:name="P498" style:family="paragraph" style:parent-style-name="Table_20_Contents">
      <style:text-properties officeooo:rsid="02032e32" officeooo:paragraph-rsid="13241b16"/>
    </style:style>
    <style:style style:name="P499" style:family="paragraph" style:parent-style-name="Table_20_Contents">
      <style:text-properties officeooo:rsid="0204bc0e" officeooo:paragraph-rsid="13241b16"/>
    </style:style>
    <style:style style:name="P500" style:family="paragraph" style:parent-style-name="Table_20_Contents">
      <style:text-properties officeooo:rsid="0231deef" officeooo:paragraph-rsid="13241b16"/>
    </style:style>
    <style:style style:name="P501" style:family="paragraph" style:parent-style-name="Table_20_Contents">
      <style:paragraph-properties fo:text-align="center" style:justify-single-word="false"/>
      <style:text-properties officeooo:rsid="12ae34f5" officeooo:paragraph-rsid="132a6478"/>
    </style:style>
    <style:style style:name="P502" style:family="paragraph" style:parent-style-name="Table_20_Contents">
      <style:text-properties officeooo:rsid="12ae34f5" officeooo:paragraph-rsid="132a6478"/>
    </style:style>
    <style:style style:name="P503" style:family="paragraph" style:parent-style-name="Text_20_body">
      <style:text-properties officeooo:rsid="0e6ab25c" officeooo:paragraph-rsid="13241b16"/>
    </style:style>
    <style:style style:name="P504" style:family="paragraph" style:parent-style-name="Text_20_body">
      <style:text-properties officeooo:rsid="00da2c96" officeooo:paragraph-rsid="132a6478"/>
    </style:style>
    <style:style style:name="P505" style:family="paragraph" style:parent-style-name="Text_20_body">
      <style:text-properties officeooo:rsid="00550663" officeooo:paragraph-rsid="1318c820"/>
    </style:style>
    <style:style style:name="P506" style:family="paragraph" style:parent-style-name="Text_20_body">
      <style:text-properties officeooo:rsid="0059099b" officeooo:paragraph-rsid="1318c820"/>
    </style:style>
    <style:style style:name="P507" style:family="paragraph" style:parent-style-name="Text_20_body">
      <style:text-properties officeooo:rsid="127553e5" officeooo:paragraph-rsid="1318c820"/>
    </style:style>
    <style:style style:name="P508" style:family="paragraph" style:parent-style-name="Text_20_body">
      <style:text-properties officeooo:rsid="0100587f" officeooo:paragraph-rsid="1318c820"/>
    </style:style>
    <style:style style:name="P509" style:family="paragraph" style:parent-style-name="Text_20_body">
      <style:text-properties officeooo:rsid="0101e9b5" officeooo:paragraph-rsid="1318c820"/>
    </style:style>
    <style:style style:name="P510" style:family="paragraph" style:parent-style-name="Text_20_body">
      <style:text-properties officeooo:rsid="0101e9b5" officeooo:paragraph-rsid="132b5b7a"/>
    </style:style>
    <style:style style:name="P511" style:family="paragraph" style:parent-style-name="Text_20_body">
      <style:text-properties officeooo:rsid="0151a14c" officeooo:paragraph-rsid="1318c820"/>
    </style:style>
    <style:style style:name="P512" style:family="paragraph" style:parent-style-name="Text_20_body">
      <style:text-properties officeooo:rsid="00bc4111" officeooo:paragraph-rsid="1318c820"/>
    </style:style>
    <style:style style:name="P513" style:family="paragraph" style:parent-style-name="Text_20_body">
      <style:text-properties officeooo:rsid="00bd867c" officeooo:paragraph-rsid="1318c820"/>
    </style:style>
    <style:style style:name="P514" style:family="paragraph" style:parent-style-name="Text_20_body">
      <style:text-properties officeooo:rsid="00bd867c" officeooo:paragraph-rsid="131a97b6"/>
    </style:style>
    <style:style style:name="P515" style:family="paragraph" style:parent-style-name="Text_20_body">
      <style:text-properties officeooo:rsid="1148fb26" officeooo:paragraph-rsid="1318c820"/>
    </style:style>
    <style:style style:name="P516" style:family="paragraph" style:parent-style-name="Text_20_body">
      <style:text-properties officeooo:rsid="068ea877" officeooo:paragraph-rsid="13196633"/>
    </style:style>
    <style:style style:name="P517" style:family="paragraph" style:parent-style-name="Text_20_body">
      <style:text-properties officeooo:rsid="06801f95" officeooo:paragraph-rsid="13196633"/>
    </style:style>
    <style:style style:name="P518" style:family="paragraph" style:parent-style-name="Text_20_body">
      <style:text-properties officeooo:rsid="06803c26" officeooo:paragraph-rsid="13196633"/>
    </style:style>
    <style:style style:name="P519" style:family="paragraph" style:parent-style-name="Text_20_body">
      <style:text-properties officeooo:rsid="06827a2c" officeooo:paragraph-rsid="13196633"/>
    </style:style>
    <style:style style:name="P520" style:family="paragraph" style:parent-style-name="Text_20_body">
      <style:text-properties officeooo:rsid="06865594" officeooo:paragraph-rsid="13196633"/>
    </style:style>
    <style:style style:name="P521" style:family="paragraph" style:parent-style-name="Text_20_body">
      <style:text-properties officeooo:rsid="025ea3f7" officeooo:paragraph-rsid="13196633"/>
    </style:style>
    <style:style style:name="P522" style:family="paragraph" style:parent-style-name="Text_20_body">
      <style:text-properties officeooo:rsid="0209cfe2" officeooo:paragraph-rsid="13196633"/>
    </style:style>
    <style:style style:name="P523" style:family="paragraph" style:parent-style-name="Text_20_body">
      <style:text-properties officeooo:rsid="01d9aced" officeooo:paragraph-rsid="13196633"/>
    </style:style>
    <style:style style:name="P524" style:family="paragraph" style:parent-style-name="Text_20_body">
      <style:text-properties officeooo:rsid="0043d059" officeooo:paragraph-rsid="13196633"/>
    </style:style>
    <style:style style:name="P525" style:family="paragraph" style:parent-style-name="Text_20_body">
      <style:text-properties officeooo:rsid="008be7a1" officeooo:paragraph-rsid="13196633"/>
    </style:style>
    <style:style style:name="P526" style:family="paragraph" style:parent-style-name="Text_20_body">
      <style:text-properties officeooo:rsid="00bd8f04" officeooo:paragraph-rsid="131a97b6"/>
    </style:style>
    <style:style style:name="P527" style:family="paragraph" style:parent-style-name="Text_20_body">
      <style:text-properties officeooo:rsid="00bd8f04" officeooo:paragraph-rsid="132f8ac0"/>
    </style:style>
    <style:style style:name="P528" style:family="paragraph" style:parent-style-name="Text_20_body">
      <style:text-properties officeooo:rsid="00c99246" officeooo:paragraph-rsid="131a97b6"/>
    </style:style>
    <style:style style:name="P529" style:family="paragraph" style:parent-style-name="Text_20_body">
      <style:text-properties officeooo:rsid="105399fe" officeooo:paragraph-rsid="131a97b6"/>
    </style:style>
    <style:style style:name="P530" style:family="paragraph" style:parent-style-name="Text_20_body">
      <style:text-properties officeooo:rsid="0060fcf1" officeooo:paragraph-rsid="131a97b6"/>
    </style:style>
    <style:style style:name="P531" style:family="paragraph" style:parent-style-name="Text_20_body">
      <style:text-properties officeooo:rsid="006374e0" officeooo:paragraph-rsid="131a97b6"/>
    </style:style>
    <style:style style:name="P532" style:family="paragraph" style:parent-style-name="Text_20_body">
      <style:text-properties officeooo:rsid="131a97b6" officeooo:paragraph-rsid="131c3e78"/>
    </style:style>
    <style:style style:name="P533" style:family="paragraph" style:parent-style-name="Text_20_body">
      <style:text-properties officeooo:rsid="12a3299e" officeooo:paragraph-rsid="131a97b6"/>
    </style:style>
    <style:style style:name="P534" style:family="paragraph" style:parent-style-name="Text_20_body">
      <style:text-properties officeooo:rsid="12740d8d" officeooo:paragraph-rsid="131a97b6"/>
    </style:style>
    <style:style style:name="P535" style:family="paragraph" style:parent-style-name="Text_20_body">
      <style:text-properties officeooo:rsid="1274e30b" officeooo:paragraph-rsid="131a97b6"/>
    </style:style>
    <style:style style:name="P536" style:family="paragraph" style:parent-style-name="Text_20_body">
      <style:text-properties officeooo:rsid="107d5839" officeooo:paragraph-rsid="131c3e78"/>
    </style:style>
    <style:style style:name="P537" style:family="paragraph" style:parent-style-name="Text_20_body">
      <style:text-properties officeooo:rsid="01560da5" officeooo:paragraph-rsid="131c3e78"/>
    </style:style>
    <style:style style:name="P538" style:family="paragraph" style:parent-style-name="Text_20_body">
      <style:text-properties officeooo:rsid="01560da5" officeooo:paragraph-rsid="132e2e3a"/>
    </style:style>
    <style:style style:name="P539" style:family="paragraph" style:parent-style-name="Text_20_body">
      <style:text-properties officeooo:rsid="005f9336" officeooo:paragraph-rsid="131c3e78"/>
    </style:style>
    <style:style style:name="P540" style:family="paragraph" style:parent-style-name="Text_20_body">
      <style:text-properties officeooo:rsid="005fd37e" officeooo:paragraph-rsid="131c3e78"/>
    </style:style>
    <style:style style:name="P541" style:family="paragraph" style:parent-style-name="Text_20_body">
      <style:text-properties officeooo:rsid="00c13d78" officeooo:paragraph-rsid="131c6519"/>
    </style:style>
    <style:style style:name="P542" style:family="paragraph" style:parent-style-name="Text_20_body">
      <style:text-properties officeooo:rsid="00c322e0" officeooo:paragraph-rsid="131c6519"/>
    </style:style>
    <style:style style:name="P543" style:family="paragraph" style:parent-style-name="Text_20_body">
      <style:text-properties officeooo:rsid="0c112d85" officeooo:paragraph-rsid="131da6d7"/>
    </style:style>
    <style:style style:name="P544" style:family="paragraph" style:parent-style-name="Text_20_body">
      <style:text-properties officeooo:rsid="0c1201ed" officeooo:paragraph-rsid="131da6d7"/>
    </style:style>
    <style:style style:name="P545" style:family="paragraph" style:parent-style-name="Text_20_body">
      <style:text-properties officeooo:rsid="1223c8f3" officeooo:paragraph-rsid="131da6d7"/>
    </style:style>
    <style:style style:name="P546" style:family="paragraph" style:parent-style-name="Text_20_body">
      <style:text-properties style:text-position="0% 100%" officeooo:rsid="122444f3" officeooo:paragraph-rsid="131da6d7"/>
    </style:style>
    <style:style style:name="P547" style:family="paragraph" style:parent-style-name="Text_20_body">
      <style:text-properties officeooo:rsid="00e74a0c" officeooo:paragraph-rsid="131da6d7"/>
    </style:style>
    <style:style style:name="P548" style:family="paragraph" style:parent-style-name="Text_20_body">
      <style:text-properties officeooo:rsid="00e74a0c" officeooo:paragraph-rsid="132c5074"/>
    </style:style>
    <style:style style:name="P549" style:family="paragraph" style:parent-style-name="Text_20_body">
      <style:text-properties officeooo:rsid="00dc0463" officeooo:paragraph-rsid="131da6d7"/>
    </style:style>
    <style:style style:name="P550" style:family="paragraph" style:parent-style-name="Text_20_body">
      <style:text-properties officeooo:rsid="00dc0463" officeooo:paragraph-rsid="132c5074"/>
    </style:style>
    <style:style style:name="P551" style:family="paragraph" style:parent-style-name="Text_20_body">
      <style:text-properties officeooo:rsid="01e568e0" officeooo:paragraph-rsid="131da6d7"/>
    </style:style>
    <style:style style:name="P552" style:family="paragraph" style:parent-style-name="Text_20_body">
      <style:text-properties officeooo:rsid="11119bf2" officeooo:paragraph-rsid="131da6d7"/>
    </style:style>
    <style:style style:name="P553" style:family="paragraph" style:parent-style-name="Text_20_body">
      <style:text-properties officeooo:rsid="00e0c88e" officeooo:paragraph-rsid="131da6d7"/>
    </style:style>
    <style:style style:name="P554" style:family="paragraph" style:parent-style-name="Text_20_body">
      <style:text-properties officeooo:rsid="00e7b3fa" officeooo:paragraph-rsid="131da6d7"/>
    </style:style>
    <style:style style:name="P555" style:family="paragraph" style:parent-style-name="Text_20_body">
      <style:text-properties officeooo:rsid="00e7b3fa" officeooo:paragraph-rsid="132c5074"/>
    </style:style>
    <style:style style:name="P556" style:family="paragraph" style:parent-style-name="Text_20_body">
      <style:text-properties officeooo:rsid="00e96172" officeooo:paragraph-rsid="131da6d7"/>
    </style:style>
    <style:style style:name="P557" style:family="paragraph" style:parent-style-name="Text_20_body">
      <style:text-properties officeooo:rsid="1214ef89" officeooo:paragraph-rsid="131f735e"/>
    </style:style>
    <style:style style:name="P558" style:family="paragraph" style:parent-style-name="Text_20_body">
      <style:text-properties officeooo:rsid="012be080" officeooo:paragraph-rsid="13201994"/>
    </style:style>
    <style:style style:name="P559" style:family="paragraph" style:parent-style-name="Text_20_body">
      <style:text-properties officeooo:rsid="129a4954" officeooo:paragraph-rsid="13201994"/>
    </style:style>
    <style:style style:name="P560" style:family="paragraph" style:parent-style-name="Text_20_body">
      <style:text-properties officeooo:rsid="129b7e84" officeooo:paragraph-rsid="13201994"/>
    </style:style>
    <style:style style:name="P561" style:family="paragraph" style:parent-style-name="Text_20_body">
      <style:text-properties officeooo:rsid="128e5270" officeooo:paragraph-rsid="13201994"/>
    </style:style>
    <style:style style:name="P562" style:family="paragraph" style:parent-style-name="Text_20_body">
      <style:text-properties officeooo:rsid="06705ff8" officeooo:paragraph-rsid="13201994"/>
    </style:style>
    <style:style style:name="P563" style:family="paragraph" style:parent-style-name="Text_20_body">
      <style:text-properties officeooo:rsid="00ce0564" officeooo:paragraph-rsid="13201994"/>
    </style:style>
    <style:style style:name="P564" style:family="paragraph" style:parent-style-name="Text_20_body">
      <style:text-properties officeooo:rsid="12395fbf" officeooo:paragraph-rsid="13201994"/>
    </style:style>
    <style:style style:name="P565" style:family="paragraph" style:parent-style-name="Text_20_body">
      <style:text-properties officeooo:rsid="13201994" officeooo:paragraph-rsid="13201994"/>
    </style:style>
    <style:style style:name="P566" style:family="paragraph" style:parent-style-name="Text_20_body">
      <style:text-properties officeooo:rsid="005c8414" officeooo:paragraph-rsid="1321e328"/>
    </style:style>
    <style:style style:name="P567" style:family="paragraph" style:parent-style-name="Text_20_body">
      <style:text-properties officeooo:rsid="005e2183" officeooo:paragraph-rsid="1321e328"/>
    </style:style>
    <style:style style:name="P568" style:family="paragraph" style:parent-style-name="Text_20_body">
      <style:text-properties officeooo:rsid="132333a1" officeooo:paragraph-rsid="132333a1"/>
    </style:style>
    <style:style style:name="P569" style:family="paragraph" style:parent-style-name="Text_20_body">
      <style:text-properties officeooo:rsid="067ed626" officeooo:paragraph-rsid="1323a9d2"/>
    </style:style>
    <style:style style:name="P570" style:family="paragraph" style:parent-style-name="Text_20_body">
      <style:text-properties officeooo:rsid="13241b16" officeooo:paragraph-rsid="13241b16"/>
    </style:style>
    <style:style style:name="P571" style:family="paragraph" style:parent-style-name="Text_20_body">
      <style:text-properties officeooo:rsid="0c7bab02" officeooo:paragraph-rsid="13241b16"/>
    </style:style>
    <style:style style:name="P572" style:family="paragraph" style:parent-style-name="Text_20_body">
      <style:text-properties officeooo:rsid="0c82af79" officeooo:paragraph-rsid="13241b16"/>
    </style:style>
    <style:style style:name="P573" style:family="paragraph" style:parent-style-name="Text_20_body">
      <style:text-properties officeooo:rsid="10b827ad" officeooo:paragraph-rsid="13241b16"/>
    </style:style>
    <style:style style:name="P574" style:family="paragraph" style:parent-style-name="Text_20_body">
      <style:paragraph-properties fo:text-align="center" style:justify-single-word="false"/>
      <style:text-properties officeooo:rsid="10c90dfb" officeooo:paragraph-rsid="13241b16"/>
    </style:style>
    <style:style style:name="P575" style:family="paragraph" style:parent-style-name="Text_20_body">
      <style:text-properties officeooo:rsid="10c90dfb" officeooo:paragraph-rsid="13241b16"/>
    </style:style>
    <style:style style:name="P576" style:family="paragraph" style:parent-style-name="Text_20_body">
      <style:text-properties officeooo:rsid="10c9c554" officeooo:paragraph-rsid="13241b16"/>
    </style:style>
    <style:style style:name="P577" style:family="paragraph" style:parent-style-name="Text_20_body">
      <style:text-properties officeooo:rsid="10b4f393" officeooo:paragraph-rsid="13241b16"/>
    </style:style>
    <style:style style:name="P578" style:family="paragraph" style:parent-style-name="Text_20_body">
      <style:text-properties officeooo:rsid="10b4f393" officeooo:paragraph-rsid="13297dd5"/>
    </style:style>
    <style:style style:name="P579" style:family="paragraph" style:parent-style-name="Text_20_body">
      <style:text-properties officeooo:rsid="10b7be3c" officeooo:paragraph-rsid="13241b16"/>
    </style:style>
    <style:style style:name="P580" style:family="paragraph" style:parent-style-name="Text_20_body">
      <style:text-properties officeooo:rsid="10b8e4e6" officeooo:paragraph-rsid="13241b16"/>
    </style:style>
    <style:style style:name="P581" style:family="paragraph" style:parent-style-name="Text_20_body">
      <style:text-properties officeooo:rsid="10b92949" officeooo:paragraph-rsid="13241b16"/>
    </style:style>
    <style:style style:name="P582" style:family="paragraph" style:parent-style-name="Text_20_body">
      <style:text-properties officeooo:rsid="10b9a1a8" officeooo:paragraph-rsid="13241b16"/>
    </style:style>
    <style:style style:name="P583" style:family="paragraph" style:parent-style-name="Text_20_body">
      <style:text-properties officeooo:rsid="00cf4d23" officeooo:paragraph-rsid="13241b16"/>
    </style:style>
    <style:style style:name="P584" style:family="paragraph" style:parent-style-name="Text_20_body">
      <style:text-properties officeooo:rsid="00d001b0" officeooo:paragraph-rsid="13241b16"/>
    </style:style>
    <style:style style:name="P585" style:family="paragraph" style:parent-style-name="Text_20_body">
      <style:text-properties officeooo:rsid="0048f213" officeooo:paragraph-rsid="13241b16"/>
    </style:style>
    <style:style style:name="P586" style:family="paragraph" style:parent-style-name="Text_20_body">
      <style:text-properties officeooo:rsid="004ab8a3" officeooo:paragraph-rsid="13241b16"/>
    </style:style>
    <style:style style:name="P587" style:family="paragraph" style:parent-style-name="Text_20_body">
      <style:text-properties officeooo:rsid="008cbcba" officeooo:paragraph-rsid="13241b16"/>
    </style:style>
    <style:style style:name="P588" style:family="paragraph" style:parent-style-name="Text_20_body">
      <style:text-properties officeooo:rsid="004e0ec9" officeooo:paragraph-rsid="13241b16"/>
    </style:style>
    <style:style style:name="P589" style:family="paragraph" style:parent-style-name="Text_20_body">
      <style:text-properties officeooo:rsid="10b34ab1" officeooo:paragraph-rsid="13241b16"/>
    </style:style>
    <style:style style:name="P590" style:family="paragraph" style:parent-style-name="Text_20_body">
      <style:text-properties officeooo:rsid="10b3a1f3" officeooo:paragraph-rsid="13241b16"/>
    </style:style>
    <style:style style:name="P591" style:family="paragraph" style:parent-style-name="Text_20_body">
      <style:text-properties officeooo:rsid="10b3a1f3" officeooo:paragraph-rsid="13b82c54"/>
    </style:style>
    <style:style style:name="P592" style:family="paragraph" style:parent-style-name="Text_20_body">
      <style:text-properties officeooo:rsid="01d67352" officeooo:paragraph-rsid="13241b16"/>
    </style:style>
    <style:style style:name="P593" style:family="paragraph" style:parent-style-name="Text_20_body">
      <style:text-properties officeooo:rsid="0209a71e" officeooo:paragraph-rsid="13241b16"/>
    </style:style>
    <style:style style:name="P594" style:family="paragraph" style:parent-style-name="Text_20_body">
      <style:text-properties officeooo:rsid="0207de5f" officeooo:paragraph-rsid="13241b16"/>
    </style:style>
    <style:style style:name="P595" style:family="paragraph" style:parent-style-name="Text_20_body">
      <style:text-properties officeooo:rsid="006fa277" officeooo:paragraph-rsid="13241b16"/>
    </style:style>
    <style:style style:name="P596" style:family="paragraph" style:parent-style-name="Text_20_body">
      <style:text-properties officeooo:rsid="006fa277" officeooo:paragraph-rsid="132608ec"/>
    </style:style>
    <style:style style:name="P597" style:family="paragraph" style:parent-style-name="Text_20_body">
      <style:text-properties officeooo:rsid="0afb00be" officeooo:paragraph-rsid="13247ace"/>
    </style:style>
    <style:style style:name="P598" style:family="paragraph" style:parent-style-name="Text_20_body">
      <style:text-properties officeooo:rsid="0afd75d0" officeooo:paragraph-rsid="13247ace"/>
    </style:style>
    <style:style style:name="P599" style:family="paragraph" style:parent-style-name="Text_20_body">
      <style:text-properties officeooo:rsid="0afb9899" officeooo:paragraph-rsid="13247ace"/>
    </style:style>
    <style:style style:name="P600" style:family="paragraph" style:parent-style-name="Text_20_body">
      <style:text-properties officeooo:rsid="0b0314ab" officeooo:paragraph-rsid="13247ace"/>
    </style:style>
    <style:style style:name="P601" style:family="paragraph" style:parent-style-name="Text_20_body">
      <style:text-properties officeooo:rsid="0affde9c" officeooo:paragraph-rsid="13247ace"/>
    </style:style>
    <style:style style:name="P602" style:family="paragraph" style:parent-style-name="Text_20_body">
      <style:text-properties officeooo:rsid="0053fe80" officeooo:paragraph-rsid="13247ace"/>
    </style:style>
    <style:style style:name="P603" style:family="paragraph" style:parent-style-name="Text_20_body">
      <style:text-properties officeooo:rsid="01231a8a" officeooo:paragraph-rsid="13247ace"/>
    </style:style>
    <style:style style:name="P604" style:family="paragraph" style:parent-style-name="Text_20_body">
      <style:text-properties officeooo:rsid="0120071d" officeooo:paragraph-rsid="13247ace"/>
    </style:style>
    <style:style style:name="P605" style:family="paragraph" style:parent-style-name="Text_20_body">
      <style:text-properties officeooo:rsid="0118b107" officeooo:paragraph-rsid="13247ace"/>
    </style:style>
    <style:style style:name="P606" style:family="paragraph" style:parent-style-name="Text_20_body">
      <style:text-properties officeooo:rsid="0118b107" officeooo:paragraph-rsid="132642fd"/>
    </style:style>
    <style:style style:name="P607" style:family="paragraph" style:parent-style-name="Text_20_body">
      <style:text-properties officeooo:rsid="00d622a1" officeooo:paragraph-rsid="13247ace"/>
    </style:style>
    <style:style style:name="P608" style:family="paragraph" style:parent-style-name="Text_20_body">
      <style:text-properties officeooo:rsid="11104ce0" officeooo:paragraph-rsid="13247ace"/>
    </style:style>
    <style:style style:name="P609" style:family="paragraph" style:parent-style-name="Text_20_body">
      <style:text-properties officeooo:rsid="008d96dc" officeooo:paragraph-rsid="132608ec"/>
    </style:style>
    <style:style style:name="P610" style:family="paragraph" style:parent-style-name="Text_20_body">
      <style:text-properties officeooo:rsid="008dad1e" officeooo:paragraph-rsid="132608ec"/>
    </style:style>
    <style:style style:name="P611" style:family="paragraph" style:parent-style-name="Text_20_body">
      <style:text-properties officeooo:rsid="0090f809" officeooo:paragraph-rsid="132608ec"/>
    </style:style>
    <style:style style:name="P612" style:family="paragraph" style:parent-style-name="Text_20_body">
      <style:text-properties officeooo:rsid="01267312" officeooo:paragraph-rsid="132608ec"/>
    </style:style>
    <style:style style:name="P613" style:family="paragraph" style:parent-style-name="Text_20_body">
      <style:text-properties officeooo:rsid="11144462" officeooo:paragraph-rsid="132608ec"/>
    </style:style>
    <style:style style:name="P614" style:family="paragraph" style:parent-style-name="Text_20_body">
      <style:text-properties officeooo:rsid="00664101" officeooo:paragraph-rsid="132608ec"/>
    </style:style>
    <style:style style:name="P615" style:family="paragraph" style:parent-style-name="Text_20_body">
      <style:text-properties officeooo:rsid="00664101" officeooo:paragraph-rsid="132642fd"/>
    </style:style>
    <style:style style:name="P616" style:family="paragraph" style:parent-style-name="Text_20_body">
      <style:text-properties officeooo:rsid="02479e6a" officeooo:paragraph-rsid="132608ec"/>
    </style:style>
    <style:style style:name="P617" style:family="paragraph" style:parent-style-name="Text_20_body">
      <style:text-properties officeooo:rsid="02479e6a" officeooo:paragraph-rsid="132642fd"/>
    </style:style>
    <style:style style:name="P618" style:family="paragraph" style:parent-style-name="Text_20_body">
      <style:text-properties officeooo:rsid="06c3a9d3" officeooo:paragraph-rsid="132608ec"/>
    </style:style>
    <style:style style:name="P619" style:family="paragraph" style:parent-style-name="Text_20_body">
      <style:text-properties officeooo:rsid="075db52a" officeooo:paragraph-rsid="132608ec"/>
    </style:style>
    <style:style style:name="P620" style:family="paragraph" style:parent-style-name="Text_20_body">
      <style:text-properties officeooo:rsid="06c4b37a" officeooo:paragraph-rsid="132608ec"/>
    </style:style>
    <style:style style:name="P621" style:family="paragraph" style:parent-style-name="Text_20_body">
      <style:text-properties officeooo:rsid="016271de" officeooo:paragraph-rsid="132608ec"/>
    </style:style>
    <style:style style:name="P622" style:family="paragraph" style:parent-style-name="Text_20_body">
      <style:text-properties officeooo:rsid="05484c73" officeooo:paragraph-rsid="132608ec"/>
    </style:style>
    <style:style style:name="P623" style:family="paragraph" style:parent-style-name="Text_20_body">
      <style:text-properties officeooo:rsid="05496559" officeooo:paragraph-rsid="132608ec"/>
    </style:style>
    <style:style style:name="P624" style:family="paragraph" style:parent-style-name="Text_20_body">
      <style:text-properties officeooo:rsid="132608ec" officeooo:paragraph-rsid="132608ec"/>
    </style:style>
    <style:style style:name="P625" style:family="paragraph" style:parent-style-name="Text_20_body">
      <style:text-properties officeooo:rsid="0085ffc3" officeooo:paragraph-rsid="132642fd"/>
    </style:style>
    <style:style style:name="P626" style:family="paragraph" style:parent-style-name="Text_20_body">
      <style:text-properties officeooo:rsid="019f8b05" officeooo:paragraph-rsid="132642fd"/>
    </style:style>
    <style:style style:name="P627" style:family="paragraph" style:parent-style-name="Text_20_body">
      <style:text-properties officeooo:rsid="0057e7f2" officeooo:paragraph-rsid="132642fd"/>
    </style:style>
    <style:style style:name="P628" style:family="paragraph" style:parent-style-name="Text_20_body">
      <style:text-properties officeooo:rsid="005a1270" officeooo:paragraph-rsid="132642fd"/>
    </style:style>
    <style:style style:name="P629" style:family="paragraph" style:parent-style-name="Text_20_body">
      <style:text-properties officeooo:rsid="017b41cb" officeooo:paragraph-rsid="132642fd"/>
    </style:style>
    <style:style style:name="P630" style:family="paragraph" style:parent-style-name="Text_20_body">
      <style:text-properties officeooo:rsid="0cad764e" officeooo:paragraph-rsid="132642fd"/>
    </style:style>
    <style:style style:name="P631" style:family="paragraph" style:parent-style-name="Text_20_body">
      <style:text-properties officeooo:rsid="12319ebb" officeooo:paragraph-rsid="132642fd"/>
    </style:style>
    <style:style style:name="P632" style:family="paragraph" style:parent-style-name="Text_20_body">
      <style:text-properties officeooo:rsid="120f1063" officeooo:paragraph-rsid="132642fd"/>
    </style:style>
    <style:style style:name="P633" style:family="paragraph" style:parent-style-name="Text_20_body">
      <style:text-properties officeooo:rsid="12106524" officeooo:paragraph-rsid="132642fd"/>
    </style:style>
    <style:style style:name="P634" style:family="paragraph" style:parent-style-name="Text_20_body">
      <style:text-properties officeooo:rsid="00473082" officeooo:paragraph-rsid="132642fd"/>
    </style:style>
    <style:style style:name="P635" style:family="paragraph" style:parent-style-name="Text_20_body">
      <style:text-properties officeooo:rsid="03fda613" officeooo:paragraph-rsid="132642fd"/>
    </style:style>
    <style:style style:name="P636" style:family="paragraph" style:parent-style-name="Text_20_body">
      <style:text-properties officeooo:rsid="03fb7db9" officeooo:paragraph-rsid="132642fd"/>
    </style:style>
    <style:style style:name="P637" style:family="paragraph" style:parent-style-name="Text_20_body">
      <style:text-properties officeooo:rsid="01248e09" officeooo:paragraph-rsid="132642fd"/>
    </style:style>
    <style:style style:name="P638" style:family="paragraph" style:parent-style-name="Text_20_body">
      <style:text-properties officeooo:rsid="01248e09" officeooo:paragraph-rsid="13297dd5"/>
    </style:style>
    <style:style style:name="P639" style:family="paragraph" style:parent-style-name="Text_20_body">
      <style:text-properties officeooo:rsid="02147e6b" officeooo:paragraph-rsid="132820ba"/>
    </style:style>
    <style:style style:name="P640" style:family="paragraph" style:parent-style-name="Text_20_body">
      <style:text-properties officeooo:rsid="00feca01" officeooo:paragraph-rsid="13282cd5"/>
    </style:style>
    <style:style style:name="P641" style:family="paragraph" style:parent-style-name="Text_20_body">
      <style:text-properties officeooo:rsid="10f8b372" officeooo:paragraph-rsid="13282cd5"/>
    </style:style>
    <style:style style:name="P642" style:family="paragraph" style:parent-style-name="Text_20_body">
      <style:text-properties officeooo:rsid="04f70dd4" officeooo:paragraph-rsid="13297dd5"/>
    </style:style>
    <style:style style:name="P643" style:family="paragraph" style:parent-style-name="Text_20_body">
      <style:text-properties officeooo:rsid="04f70dd4" officeooo:paragraph-rsid="13eec682"/>
    </style:style>
    <style:style style:name="P644" style:family="paragraph" style:parent-style-name="Text_20_body">
      <style:text-properties style:font-name="Liberation Serif" officeooo:rsid="04f683fe" officeooo:paragraph-rsid="13297dd5"/>
    </style:style>
    <style:style style:name="P645" style:family="paragraph" style:parent-style-name="Text_20_body">
      <style:text-properties style:font-name="Liberation Serif" fo:font-size="12pt" officeooo:rsid="0192d88c" officeooo:paragraph-rsid="132e2e3a" style:font-size-asian="12pt" style:font-size-complex="12pt"/>
    </style:style>
    <style:style style:name="P646" style:family="paragraph" style:parent-style-name="Text_20_body">
      <style:text-properties style:font-name="Liberation Serif" fo:font-size="12pt" officeooo:rsid="01947b64" officeooo:paragraph-rsid="132e2e3a" style:font-size-asian="10.5pt" style:font-size-complex="12pt"/>
    </style:style>
    <style:style style:name="P647" style:family="paragraph" style:parent-style-name="Text_20_body">
      <style:text-properties officeooo:rsid="00fd44d2" officeooo:paragraph-rsid="13297dd5"/>
    </style:style>
    <style:style style:name="P648" style:family="paragraph" style:parent-style-name="Text_20_body">
      <style:text-properties officeooo:rsid="00fdda5b" officeooo:paragraph-rsid="13297dd5"/>
    </style:style>
    <style:style style:name="P649" style:family="paragraph" style:parent-style-name="Text_20_body">
      <style:text-properties officeooo:rsid="10d17ee3" officeooo:paragraph-rsid="13297dd5"/>
    </style:style>
    <style:style style:name="P650" style:family="paragraph" style:parent-style-name="Text_20_body">
      <style:text-properties officeooo:rsid="0c0faa6f" officeooo:paragraph-rsid="13297dd5"/>
    </style:style>
    <style:style style:name="P651" style:family="paragraph" style:parent-style-name="Text_20_body">
      <style:text-properties officeooo:rsid="1152c9f2" officeooo:paragraph-rsid="13297dd5"/>
    </style:style>
    <style:style style:name="P652" style:family="paragraph" style:parent-style-name="Text_20_body">
      <style:text-properties officeooo:rsid="11318d9d" officeooo:paragraph-rsid="13297dd5"/>
    </style:style>
    <style:style style:name="P653" style:family="paragraph" style:parent-style-name="Text_20_body">
      <style:text-properties officeooo:rsid="10ccb8b2" officeooo:paragraph-rsid="13297dd5"/>
    </style:style>
    <style:style style:name="P654" style:family="paragraph" style:parent-style-name="Text_20_body">
      <style:text-properties officeooo:rsid="10d4086b" officeooo:paragraph-rsid="13297dd5"/>
    </style:style>
    <style:style style:name="P655" style:family="paragraph" style:parent-style-name="Text_20_body">
      <style:text-properties officeooo:rsid="0ffe9994" officeooo:paragraph-rsid="132a6478"/>
    </style:style>
    <style:style style:name="P656" style:family="paragraph" style:parent-style-name="Text_20_body">
      <style:text-properties officeooo:rsid="00d90b75" officeooo:paragraph-rsid="132a6478"/>
    </style:style>
    <style:style style:name="P657" style:family="paragraph" style:parent-style-name="Text_20_body">
      <style:text-properties officeooo:rsid="00698e74" officeooo:paragraph-rsid="132ab17e"/>
    </style:style>
    <style:style style:name="P658" style:family="paragraph" style:parent-style-name="Text_20_body">
      <style:text-properties officeooo:rsid="1002944c" officeooo:paragraph-rsid="132ab17e"/>
    </style:style>
    <style:style style:name="P659" style:family="paragraph" style:parent-style-name="Text_20_body">
      <style:text-properties officeooo:rsid="10096e80" officeooo:paragraph-rsid="132ab17e"/>
    </style:style>
    <style:style style:name="P660" style:family="paragraph" style:parent-style-name="Text_20_body">
      <style:text-properties officeooo:rsid="0603d1ea" officeooo:paragraph-rsid="132ab17e"/>
    </style:style>
    <style:style style:name="P661" style:family="paragraph" style:parent-style-name="Text_20_body">
      <style:text-properties officeooo:rsid="0603d1ea" officeooo:paragraph-rsid="132b5b7a"/>
    </style:style>
    <style:style style:name="P662" style:family="paragraph" style:parent-style-name="Text_20_body">
      <style:text-properties officeooo:rsid="004e8020" officeooo:paragraph-rsid="132b5b7a"/>
    </style:style>
    <style:style style:name="P663" style:family="paragraph" style:parent-style-name="Text_20_body">
      <style:text-properties officeooo:rsid="00504951" officeooo:paragraph-rsid="132b5b7a"/>
    </style:style>
    <style:style style:name="P664" style:family="paragraph" style:parent-style-name="Text_20_body">
      <style:text-properties officeooo:rsid="132b5b7a" officeooo:paragraph-rsid="132b5b7a"/>
    </style:style>
    <style:style style:name="P665" style:family="paragraph" style:parent-style-name="Text_20_body">
      <style:text-properties officeooo:rsid="10f01da5" officeooo:paragraph-rsid="132b5b7a"/>
    </style:style>
    <style:style style:name="P666" style:family="paragraph" style:parent-style-name="Text_20_body">
      <style:text-properties officeooo:rsid="00677c60" officeooo:paragraph-rsid="132b5b7a"/>
    </style:style>
    <style:style style:name="P667" style:family="paragraph" style:parent-style-name="Text_20_body">
      <style:text-properties officeooo:rsid="0e9cc06c" officeooo:paragraph-rsid="132b5b7a"/>
    </style:style>
    <style:style style:name="P668" style:family="paragraph" style:parent-style-name="Text_20_body">
      <style:text-properties officeooo:rsid="08c0bb4a" officeooo:paragraph-rsid="132b5b7a"/>
    </style:style>
    <style:style style:name="P669" style:family="paragraph" style:parent-style-name="Text_20_body">
      <style:text-properties officeooo:rsid="01b99f81" officeooo:paragraph-rsid="132b5b7a"/>
    </style:style>
    <style:style style:name="P670" style:family="paragraph" style:parent-style-name="Text_20_body">
      <style:text-properties officeooo:rsid="00c7b16d" officeooo:paragraph-rsid="132b5b7a"/>
    </style:style>
    <style:style style:name="P671" style:family="paragraph" style:parent-style-name="Text_20_body">
      <style:text-properties officeooo:rsid="0050cfbe" officeooo:paragraph-rsid="132b5b7a"/>
    </style:style>
    <style:style style:name="P672" style:family="paragraph" style:parent-style-name="Text_20_body">
      <style:text-properties officeooo:rsid="1017608c" officeooo:paragraph-rsid="132b5b7a"/>
    </style:style>
    <style:style style:name="P673" style:family="paragraph" style:parent-style-name="Text_20_body">
      <style:text-properties officeooo:rsid="01293070" officeooo:paragraph-rsid="132b5b7a"/>
    </style:style>
    <style:style style:name="P674" style:family="paragraph" style:parent-style-name="Text_20_body">
      <style:text-properties officeooo:rsid="0052b244" officeooo:paragraph-rsid="132b5b7a"/>
    </style:style>
    <style:style style:name="P675" style:family="paragraph" style:parent-style-name="Text_20_body">
      <style:text-properties officeooo:rsid="107e5fa3" officeooo:paragraph-rsid="132b5b7a"/>
    </style:style>
    <style:style style:name="P676" style:family="paragraph" style:parent-style-name="Text_20_body">
      <style:text-properties officeooo:rsid="12b1dcfb" officeooo:paragraph-rsid="132b5b7a"/>
    </style:style>
    <style:style style:name="P677" style:family="paragraph" style:parent-style-name="Text_20_body">
      <style:text-properties officeooo:rsid="01298b5c" officeooo:paragraph-rsid="132b5b7a"/>
    </style:style>
    <style:style style:name="P678" style:family="paragraph" style:parent-style-name="Text_20_body">
      <style:text-properties officeooo:rsid="0146a25e" officeooo:paragraph-rsid="132b5b7a"/>
    </style:style>
    <style:style style:name="P679" style:family="paragraph" style:parent-style-name="Text_20_body">
      <style:text-properties officeooo:rsid="012a2440" officeooo:paragraph-rsid="132b5b7a"/>
    </style:style>
    <style:style style:name="P680" style:family="paragraph" style:parent-style-name="Text_20_body">
      <style:text-properties officeooo:rsid="0136b1d1" officeooo:paragraph-rsid="132b5b7a"/>
    </style:style>
    <style:style style:name="P681" style:family="paragraph" style:parent-style-name="Text_20_body">
      <style:text-properties officeooo:rsid="010363b9" officeooo:paragraph-rsid="132b5b7a"/>
    </style:style>
    <style:style style:name="P682" style:family="paragraph" style:parent-style-name="Text_20_body">
      <style:text-properties officeooo:rsid="0574bc47" officeooo:paragraph-rsid="132b5b7a"/>
    </style:style>
    <style:style style:name="P683" style:family="paragraph" style:parent-style-name="Text_20_body">
      <style:text-properties officeooo:rsid="01073ac9" officeooo:paragraph-rsid="132b5b7a"/>
    </style:style>
    <style:style style:name="P684" style:family="paragraph" style:parent-style-name="Text_20_body">
      <style:text-properties officeooo:rsid="00e0f05a" officeooo:paragraph-rsid="132c5074"/>
    </style:style>
    <style:style style:name="P685" style:family="paragraph" style:parent-style-name="Text_20_body">
      <style:text-properties officeooo:rsid="00e3044c" officeooo:paragraph-rsid="132c5074"/>
    </style:style>
    <style:style style:name="P686" style:family="paragraph" style:parent-style-name="Text_20_body">
      <style:text-properties officeooo:rsid="0156df70" officeooo:paragraph-rsid="132c5074"/>
    </style:style>
    <style:style style:name="P687" style:family="paragraph" style:parent-style-name="Text_20_body">
      <style:text-properties officeooo:rsid="0156df70" officeooo:paragraph-rsid="132e2e3a"/>
    </style:style>
    <style:style style:name="P688" style:family="paragraph" style:parent-style-name="Text_20_body">
      <style:text-properties officeooo:rsid="013a3c46" officeooo:paragraph-rsid="132e2e3a"/>
    </style:style>
    <style:style style:name="P689" style:family="paragraph" style:parent-style-name="Text_20_body">
      <style:text-properties officeooo:rsid="018d6617" officeooo:paragraph-rsid="132e2e3a"/>
    </style:style>
    <style:style style:name="P690" style:family="paragraph" style:parent-style-name="Text_20_body">
      <style:text-properties officeooo:rsid="013c0412" officeooo:paragraph-rsid="132e2e3a"/>
    </style:style>
    <style:style style:name="P691" style:family="paragraph" style:parent-style-name="Text_20_body">
      <style:text-properties fo:font-size="10pt" officeooo:rsid="0192d88c" officeooo:paragraph-rsid="132e2e3a" style:font-size-asian="10pt" style:font-size-complex="10pt"/>
    </style:style>
    <style:style style:name="P692" style:family="paragraph" style:parent-style-name="Text_20_body">
      <style:text-properties officeooo:rsid="0192d88c" officeooo:paragraph-rsid="132e2e3a"/>
    </style:style>
    <style:style style:name="P693" style:family="paragraph" style:parent-style-name="Text_20_body">
      <style:text-properties officeooo:rsid="10b09763" officeooo:paragraph-rsid="132f8ac0"/>
    </style:style>
    <style:style style:name="P694" style:family="paragraph" style:parent-style-name="Text_20_body">
      <style:text-properties officeooo:rsid="10b0a88d" officeooo:paragraph-rsid="132f8ac0"/>
    </style:style>
    <style:style style:name="P695" style:family="paragraph" style:parent-style-name="Text_20_body">
      <style:text-properties officeooo:rsid="0ee0113c" officeooo:paragraph-rsid="132f8ac0"/>
    </style:style>
    <style:style style:name="P696" style:family="paragraph" style:parent-style-name="Text_20_body">
      <style:text-properties officeooo:rsid="00bf3f7e" officeooo:paragraph-rsid="132f8ac0"/>
    </style:style>
    <style:style style:name="P697" style:family="paragraph" style:parent-style-name="Text_20_body">
      <style:text-properties officeooo:rsid="133384b3" officeooo:paragraph-rsid="133384b3"/>
    </style:style>
    <style:style style:name="P698" style:family="paragraph" style:parent-style-name="Text_20_body">
      <style:text-properties officeooo:rsid="133384b3" officeooo:paragraph-rsid="133d4967"/>
    </style:style>
    <style:style style:name="P699" style:family="paragraph" style:parent-style-name="Heading">
      <style:text-properties officeooo:paragraph-rsid="1345384c"/>
    </style:style>
    <style:style style:name="P700" style:family="paragraph" style:parent-style-name="Text_20_body">
      <style:text-properties officeooo:paragraph-rsid="1345384c"/>
    </style:style>
    <style:style style:name="P701" style:family="paragraph" style:parent-style-name="Heading">
      <style:text-properties officeooo:paragraph-rsid="1355efb3"/>
    </style:style>
    <style:style style:name="P702" style:family="paragraph" style:parent-style-name="Preformatted_20_Text">
      <style:text-properties officeooo:paragraph-rsid="1355efb3"/>
    </style:style>
    <style:style style:name="P703" style:family="paragraph" style:parent-style-name="Text_20_body">
      <style:text-properties officeooo:paragraph-rsid="1355efb3"/>
    </style:style>
    <style:style style:name="P704" style:family="paragraph" style:parent-style-name="Preformatted_20_Text">
      <style:text-properties officeooo:paragraph-rsid="135b92ca"/>
    </style:style>
    <style:style style:name="P705" style:family="paragraph" style:parent-style-name="Text_20_body">
      <style:text-properties officeooo:paragraph-rsid="135b92ca"/>
    </style:style>
    <style:style style:name="P706" style:family="paragraph" style:parent-style-name="Preformatted_20_Text">
      <style:text-properties officeooo:paragraph-rsid="135bb7a4"/>
    </style:style>
    <style:style style:name="P707" style:family="paragraph" style:parent-style-name="Text_20_body">
      <style:text-properties officeooo:paragraph-rsid="135d261f"/>
    </style:style>
    <style:style style:name="P708" style:family="paragraph" style:parent-style-name="Text_20_body">
      <style:text-properties officeooo:paragraph-rsid="135f0003"/>
    </style:style>
    <style:style style:name="P709" style:family="paragraph" style:parent-style-name="Heading">
      <style:text-properties officeooo:rsid="1361c974" officeooo:paragraph-rsid="1361c974"/>
    </style:style>
    <style:style style:name="P710" style:family="paragraph" style:parent-style-name="Standard">
      <style:text-properties officeooo:rsid="1361c974" officeooo:paragraph-rsid="1361c974"/>
    </style:style>
    <style:style style:name="P711" style:family="paragraph" style:parent-style-name="Text_20_body">
      <style:text-properties officeooo:rsid="1361c974" officeooo:paragraph-rsid="1361c974"/>
    </style:style>
    <style:style style:name="P712" style:family="paragraph" style:parent-style-name="Heading">
      <style:text-properties officeooo:rsid="13662846" officeooo:paragraph-rsid="13662846"/>
    </style:style>
    <style:style style:name="P713" style:family="paragraph" style:parent-style-name="Text_20_body">
      <style:text-properties officeooo:rsid="13662846" officeooo:paragraph-rsid="13662846"/>
    </style:style>
    <style:style style:name="P714" style:family="paragraph" style:parent-style-name="Standard">
      <style:text-properties officeooo:paragraph-rsid="133b8f09"/>
    </style:style>
    <style:style style:name="P715" style:family="paragraph" style:parent-style-name="Text_20_body">
      <style:text-properties officeooo:paragraph-rsid="133b8f09"/>
    </style:style>
    <style:style style:name="P716" style:family="paragraph" style:parent-style-name="Preformatted_20_Text">
      <style:text-properties officeooo:paragraph-rsid="133d4967"/>
    </style:style>
    <style:style style:name="P717" style:family="paragraph" style:parent-style-name="Standard">
      <style:text-properties officeooo:paragraph-rsid="133d4967"/>
    </style:style>
    <style:style style:name="P718" style:family="paragraph" style:parent-style-name="Text_20_body">
      <style:text-properties officeooo:paragraph-rsid="133d4967"/>
    </style:style>
    <style:style style:name="P719" style:family="paragraph" style:parent-style-name="Text_20_body">
      <style:text-properties officeooo:rsid="133b8f09" officeooo:paragraph-rsid="133b8f09"/>
    </style:style>
    <style:style style:name="P720" style:family="paragraph" style:parent-style-name="Standard">
      <style:text-properties officeooo:rsid="133b8f09" officeooo:paragraph-rsid="133d9feb"/>
    </style:style>
    <style:style style:name="P721" style:family="paragraph" style:parent-style-name="Standard">
      <style:text-properties officeooo:rsid="133b8f09" officeooo:paragraph-rsid="13e1fbfb"/>
    </style:style>
    <style:style style:name="P722" style:family="paragraph" style:parent-style-name="Standard">
      <style:text-properties officeooo:paragraph-rsid="133d9feb"/>
    </style:style>
    <style:style style:name="P723" style:family="paragraph" style:parent-style-name="Text_20_body">
      <style:text-properties officeooo:paragraph-rsid="133d9feb"/>
    </style:style>
    <style:style style:name="P724" style:family="paragraph" style:parent-style-name="Preformatted_20_Text">
      <style:text-properties officeooo:rsid="13319776" officeooo:paragraph-rsid="133d4967"/>
    </style:style>
    <style:style style:name="P725" style:family="paragraph" style:parent-style-name="Text_20_body">
      <style:text-properties officeooo:rsid="13319776" officeooo:paragraph-rsid="133d4967"/>
    </style:style>
    <style:style style:name="P726" style:family="paragraph" style:parent-style-name="Text_20_body">
      <style:text-properties officeooo:rsid="13319776" officeooo:paragraph-rsid="133d9feb"/>
    </style:style>
    <style:style style:name="P727" style:family="paragraph" style:parent-style-name="Standard">
      <style:text-properties officeooo:rsid="133d9feb" officeooo:paragraph-rsid="133d9feb"/>
    </style:style>
    <style:style style:name="P728" style:family="paragraph" style:parent-style-name="Preformatted_20_Text">
      <style:text-properties officeooo:rsid="133d9feb" officeooo:paragraph-rsid="13e1fbfb"/>
    </style:style>
    <style:style style:name="P729" style:family="paragraph" style:parent-style-name="Preformatted_20_Text">
      <style:text-properties officeooo:rsid="1345384c" officeooo:paragraph-rsid="1345384c"/>
    </style:style>
    <style:style style:name="P730" style:family="paragraph" style:parent-style-name="Standard">
      <style:text-properties officeooo:rsid="1345384c" officeooo:paragraph-rsid="1345384c"/>
    </style:style>
    <style:style style:name="P731" style:family="paragraph" style:parent-style-name="Text_20_body">
      <style:text-properties officeooo:rsid="1345384c" officeooo:paragraph-rsid="1345384c"/>
    </style:style>
    <style:style style:name="P732" style:family="paragraph" style:parent-style-name="Heading">
      <style:text-properties officeooo:rsid="1345384c" officeooo:paragraph-rsid="1345384c"/>
    </style:style>
    <style:style style:name="P733" style:family="paragraph" style:parent-style-name="Preformatted_20_Text">
      <style:text-properties officeooo:paragraph-rsid="13454456"/>
    </style:style>
    <style:style style:name="P734" style:family="paragraph" style:parent-style-name="Preformatted_20_Text">
      <style:text-properties officeooo:rsid="13454456" officeooo:paragraph-rsid="13454456"/>
    </style:style>
    <style:style style:name="P735" style:family="paragraph" style:parent-style-name="Text_20_body">
      <style:text-properties officeooo:rsid="134a8ea8" officeooo:paragraph-rsid="134a8ea8"/>
    </style:style>
    <style:style style:name="P736" style:family="paragraph" style:parent-style-name="Text_20_body">
      <style:text-properties officeooo:rsid="134c888c" officeooo:paragraph-rsid="134c888c"/>
    </style:style>
    <style:style style:name="P737" style:family="paragraph" style:parent-style-name="Text_20_body">
      <style:text-properties officeooo:paragraph-rsid="135496c8"/>
    </style:style>
    <style:style style:name="P738" style:family="paragraph" style:parent-style-name="Preformatted_20_Text">
      <style:text-properties officeooo:rsid="135496c8" officeooo:paragraph-rsid="135496c8"/>
    </style:style>
    <style:style style:name="P739" style:family="paragraph" style:parent-style-name="Text_20_body">
      <style:text-properties officeooo:rsid="135496c8" officeooo:paragraph-rsid="135496c8"/>
    </style:style>
    <style:style style:name="P740" style:family="paragraph" style:parent-style-name="Preformatted_20_Text">
      <style:text-properties officeooo:rsid="13570377" officeooo:paragraph-rsid="13570377"/>
    </style:style>
    <style:style style:name="P741" style:family="paragraph" style:parent-style-name="Text_20_body">
      <style:text-properties officeooo:rsid="13570377" officeooo:paragraph-rsid="13570377"/>
    </style:style>
    <style:style style:name="P742" style:family="paragraph" style:parent-style-name="Preformatted_20_Text">
      <style:text-properties officeooo:rsid="1357e274" officeooo:paragraph-rsid="1357e274"/>
    </style:style>
    <style:style style:name="P743" style:family="paragraph" style:parent-style-name="Text_20_body">
      <style:text-properties officeooo:rsid="1357e274" officeooo:paragraph-rsid="1357e274"/>
    </style:style>
    <style:style style:name="P744" style:family="paragraph" style:parent-style-name="Preformatted_20_Text">
      <style:text-properties officeooo:rsid="13596112" officeooo:paragraph-rsid="13596112"/>
    </style:style>
    <style:style style:name="P745" style:family="paragraph" style:parent-style-name="Text_20_body">
      <style:text-properties officeooo:rsid="13596112" officeooo:paragraph-rsid="13596112"/>
    </style:style>
    <style:style style:name="P746" style:family="paragraph" style:parent-style-name="Preformatted_20_Text">
      <style:text-properties officeooo:paragraph-rsid="135ebda3"/>
    </style:style>
    <style:style style:name="P747" style:family="paragraph" style:parent-style-name="Preformatted_20_Text">
      <style:text-properties officeooo:rsid="135ebda3" officeooo:paragraph-rsid="135ebda3"/>
    </style:style>
    <style:style style:name="P748" style:family="paragraph" style:parent-style-name="Text_20_body">
      <style:text-properties officeooo:rsid="135ebda3" officeooo:paragraph-rsid="135ebda3"/>
    </style:style>
    <style:style style:name="P749" style:family="paragraph" style:parent-style-name="Preformatted_20_Text">
      <style:text-properties officeooo:paragraph-rsid="1361c974"/>
    </style:style>
    <style:style style:name="P750" style:family="paragraph" style:parent-style-name="Preformatted_20_Text">
      <style:text-properties officeooo:rsid="1363f5cc" officeooo:paragraph-rsid="1363f5cc"/>
    </style:style>
    <style:style style:name="P751" style:family="paragraph" style:parent-style-name="Text_20_body">
      <style:text-properties officeooo:rsid="1363f5cc" officeooo:paragraph-rsid="1363f5cc"/>
    </style:style>
    <style:style style:name="P752" style:family="paragraph" style:parent-style-name="Preformatted_20_Text">
      <style:text-properties officeooo:rsid="1364d035" officeooo:paragraph-rsid="1364d035"/>
    </style:style>
    <style:style style:name="P753" style:family="paragraph" style:parent-style-name="Text_20_body">
      <style:text-properties officeooo:rsid="1364d035" officeooo:paragraph-rsid="1364d035"/>
    </style:style>
    <style:style style:name="P754" style:family="paragraph" style:parent-style-name="Preformatted_20_Text">
      <style:text-properties officeooo:paragraph-rsid="13662846"/>
    </style:style>
    <style:style style:name="P755" style:family="paragraph" style:parent-style-name="Text_20_body">
      <style:text-properties officeooo:rsid="133d4967" officeooo:paragraph-rsid="133d4967"/>
    </style:style>
    <style:style style:name="P756" style:family="paragraph" style:parent-style-name="Text_20_body">
      <style:text-properties officeooo:rsid="133f032f" officeooo:paragraph-rsid="133f032f"/>
    </style:style>
    <style:style style:name="P757" style:family="paragraph" style:parent-style-name="Text_20_body">
      <style:text-properties officeooo:rsid="133f032f" officeooo:paragraph-rsid="1340f373"/>
    </style:style>
    <style:style style:name="P758" style:family="paragraph" style:parent-style-name="Text_20_body">
      <style:text-properties officeooo:paragraph-rsid="133f8a3a"/>
    </style:style>
    <style:style style:name="P759" style:family="paragraph" style:parent-style-name="Text_20_body">
      <style:text-properties officeooo:rsid="1343359b" officeooo:paragraph-rsid="1343359b"/>
    </style:style>
    <style:style style:name="P760" style:family="paragraph" style:parent-style-name="Text_20_body">
      <style:text-properties officeooo:rsid="1348c671" officeooo:paragraph-rsid="1348c671"/>
    </style:style>
    <style:style style:name="P761" style:family="paragraph" style:parent-style-name="Text_20_body">
      <style:text-properties officeooo:rsid="1355efb3" officeooo:paragraph-rsid="1355efb3"/>
    </style:style>
    <style:style style:name="P762" style:family="paragraph" style:parent-style-name="Heading">
      <style:text-properties officeooo:rsid="1355efb3" officeooo:paragraph-rsid="1355efb3"/>
    </style:style>
    <style:style style:name="P763" style:family="paragraph" style:parent-style-name="Text_20_body">
      <style:text-properties officeooo:paragraph-rsid="13596112"/>
    </style:style>
    <style:style style:name="P764" style:family="paragraph" style:parent-style-name="Text_20_body">
      <style:text-properties officeooo:rsid="135b1a9b" officeooo:paragraph-rsid="135b1a9b"/>
    </style:style>
    <style:style style:name="P765" style:family="paragraph" style:parent-style-name="Text_20_body">
      <style:text-properties officeooo:rsid="135b1a9b" officeooo:paragraph-rsid="135b92ca"/>
    </style:style>
    <style:style style:name="P766" style:family="paragraph" style:parent-style-name="Text_20_body">
      <style:text-properties officeooo:rsid="135b1a9b" officeooo:paragraph-rsid="135bb7a4"/>
    </style:style>
    <style:style style:name="P767" style:family="paragraph" style:parent-style-name="Text_20_body">
      <style:text-properties officeooo:rsid="135b92ca" officeooo:paragraph-rsid="135b92ca"/>
    </style:style>
    <style:style style:name="P768" style:family="paragraph" style:parent-style-name="Heading">
      <style:text-properties officeooo:rsid="135b92ca" officeooo:paragraph-rsid="135b92ca"/>
    </style:style>
    <style:style style:name="P769" style:family="paragraph" style:parent-style-name="Text_20_body">
      <style:text-properties officeooo:rsid="135bb7a4" officeooo:paragraph-rsid="135bb7a4"/>
    </style:style>
    <style:style style:name="P770" style:family="paragraph" style:parent-style-name="Heading">
      <style:text-properties officeooo:rsid="135bb7a4" officeooo:paragraph-rsid="135bb7a4"/>
    </style:style>
    <style:style style:name="P771" style:family="paragraph" style:parent-style-name="Text_20_body">
      <style:text-properties officeooo:rsid="135d261f" officeooo:paragraph-rsid="135d261f"/>
    </style:style>
    <style:style style:name="P772" style:family="paragraph" style:parent-style-name="Heading">
      <style:text-properties officeooo:rsid="135d261f" officeooo:paragraph-rsid="135d261f"/>
    </style:style>
    <style:style style:name="P773" style:family="paragraph" style:parent-style-name="Preformatted_20_Text">
      <style:text-properties officeooo:rsid="135d261f" officeooo:paragraph-rsid="135d261f"/>
    </style:style>
    <style:style style:name="P774" style:family="paragraph" style:parent-style-name="Text_20_body">
      <style:text-properties officeooo:rsid="135f0003" officeooo:paragraph-rsid="135f0003"/>
    </style:style>
    <style:style style:name="P775" style:family="paragraph" style:parent-style-name="Heading">
      <style:text-properties officeooo:rsid="135f0003" officeooo:paragraph-rsid="135f0003"/>
    </style:style>
    <style:style style:name="P776" style:family="paragraph" style:parent-style-name="Text_20_body">
      <style:text-properties officeooo:rsid="1362ec43" officeooo:paragraph-rsid="1362ec43"/>
    </style:style>
    <style:style style:name="P777" style:family="paragraph" style:parent-style-name="Text_20_body">
      <style:text-properties officeooo:paragraph-rsid="1364d035"/>
    </style:style>
    <style:style style:name="P778" style:family="paragraph" style:parent-style-name="Text_20_body">
      <style:text-properties officeooo:rsid="133f8a3a" officeooo:paragraph-rsid="133f8a3a"/>
    </style:style>
    <style:style style:name="P779" style:family="paragraph" style:parent-style-name="Preformatted_20_Text">
      <style:text-properties officeooo:paragraph-rsid="136a4842"/>
    </style:style>
    <style:style style:name="P780" style:family="paragraph" style:parent-style-name="Text_20_body">
      <style:text-properties officeooo:paragraph-rsid="136a4842"/>
    </style:style>
    <style:style style:name="P781" style:family="paragraph" style:parent-style-name="Text_20_body">
      <style:text-properties officeooo:rsid="13689518" officeooo:paragraph-rsid="13689518"/>
    </style:style>
    <style:style style:name="P782" style:family="paragraph" style:parent-style-name="Heading">
      <style:text-properties officeooo:rsid="13689518" officeooo:paragraph-rsid="13689518"/>
    </style:style>
    <style:style style:name="P783" style:family="paragraph" style:parent-style-name="Text_20_body">
      <style:text-properties officeooo:rsid="136a4842" officeooo:paragraph-rsid="136a4842"/>
    </style:style>
    <style:style style:name="P784" style:family="paragraph" style:parent-style-name="Heading">
      <style:text-properties officeooo:paragraph-rsid="136b1d1a"/>
    </style:style>
    <style:style style:name="P785" style:family="paragraph" style:parent-style-name="Preformatted_20_Text">
      <style:text-properties officeooo:paragraph-rsid="136b1d1a"/>
    </style:style>
    <style:style style:name="P786" style:family="paragraph" style:parent-style-name="Text_20_body">
      <style:text-properties officeooo:paragraph-rsid="136b1d1a"/>
    </style:style>
    <style:style style:name="P787" style:family="paragraph" style:parent-style-name="Heading">
      <style:text-properties officeooo:rsid="1375f76d" officeooo:paragraph-rsid="1375f76d"/>
    </style:style>
    <style:style style:name="P788" style:family="paragraph" style:parent-style-name="Heading">
      <style:text-properties officeooo:rsid="137dc342" officeooo:paragraph-rsid="137dc342"/>
    </style:style>
    <style:style style:name="P789" style:family="paragraph" style:parent-style-name="Text_20_body">
      <style:text-properties officeooo:rsid="137dc342" officeooo:paragraph-rsid="137dc342"/>
    </style:style>
    <style:style style:name="P790" style:family="paragraph" style:parent-style-name="Text_20_body">
      <style:text-properties officeooo:paragraph-rsid="13828cce"/>
    </style:style>
    <style:style style:name="P791" style:family="paragraph" style:parent-style-name="Preformatted_20_Text">
      <style:text-properties officeooo:paragraph-rsid="13895c5d"/>
    </style:style>
    <style:style style:name="P792" style:family="paragraph" style:parent-style-name="Heading">
      <style:text-properties officeooo:paragraph-rsid="138ad402"/>
    </style:style>
    <style:style style:name="P793" style:family="paragraph" style:parent-style-name="Text_20_body">
      <style:text-properties officeooo:paragraph-rsid="138ad402"/>
    </style:style>
    <style:style style:name="P794" style:family="paragraph" style:parent-style-name="Heading">
      <style:text-properties officeooo:paragraph-rsid="138c347d"/>
    </style:style>
    <style:style style:name="P795" style:family="paragraph" style:parent-style-name="Text_20_body">
      <style:text-properties officeooo:paragraph-rsid="138c347d"/>
    </style:style>
    <style:style style:name="P796" style:family="paragraph" style:parent-style-name="Text_20_body">
      <style:text-properties officeooo:rsid="136f91e4" officeooo:paragraph-rsid="136f91e4"/>
    </style:style>
    <style:style style:name="P797" style:family="paragraph" style:parent-style-name="Text_20_body">
      <style:text-properties officeooo:paragraph-rsid="13570377"/>
    </style:style>
    <style:style style:name="P798" style:family="paragraph" style:parent-style-name="Preformatted_20_Text">
      <style:text-properties officeooo:paragraph-rsid="136ca82b"/>
    </style:style>
    <style:style style:name="P799" style:family="paragraph" style:parent-style-name="Text_20_body">
      <style:text-properties officeooo:paragraph-rsid="136ca82b"/>
    </style:style>
    <style:style style:name="P800" style:family="paragraph" style:parent-style-name="Preformatted_20_Text">
      <style:text-properties officeooo:paragraph-rsid="13afc2ef"/>
    </style:style>
    <style:style style:name="P801" style:family="paragraph" style:parent-style-name="Preformatted_20_Text">
      <style:text-properties officeooo:rsid="13afc2ef" officeooo:paragraph-rsid="13afc2ef"/>
    </style:style>
    <style:style style:name="P802" style:family="paragraph" style:parent-style-name="Text_20_body">
      <style:text-properties officeooo:rsid="13afc2ef" officeooo:paragraph-rsid="13afc2ef"/>
    </style:style>
    <style:style style:name="P803" style:family="paragraph" style:parent-style-name="Preformatted_20_Text">
      <style:text-properties officeooo:paragraph-rsid="13b12d82"/>
    </style:style>
    <style:style style:name="P804" style:family="paragraph" style:parent-style-name="Preformatted_20_Text">
      <style:text-properties officeooo:paragraph-rsid="137a1f7c"/>
    </style:style>
    <style:style style:name="P805" style:family="paragraph" style:parent-style-name="Preformatted_20_Text">
      <style:text-properties officeooo:paragraph-rsid="137dc342"/>
    </style:style>
    <style:style style:name="P806" style:family="paragraph" style:parent-style-name="Preformatted_20_Text">
      <style:text-properties officeooo:rsid="138e3f6e" officeooo:paragraph-rsid="138e3f6e"/>
    </style:style>
    <style:style style:name="P807" style:family="paragraph" style:parent-style-name="Text_20_body">
      <style:text-properties officeooo:rsid="138e3f6e" officeooo:paragraph-rsid="138e3f6e"/>
    </style:style>
    <style:style style:name="P808" style:family="paragraph" style:parent-style-name="Preformatted_20_Text">
      <style:text-properties officeooo:paragraph-rsid="138e3f6e"/>
    </style:style>
    <style:style style:name="P809" style:family="paragraph" style:parent-style-name="Preformatted_20_Text">
      <style:text-properties officeooo:rsid="13929bad" officeooo:paragraph-rsid="13929bad"/>
    </style:style>
    <style:style style:name="P810" style:family="paragraph" style:parent-style-name="Preformatted_20_Text">
      <style:text-properties officeooo:paragraph-rsid="139e6ea0"/>
    </style:style>
    <style:style style:name="P811" style:family="paragraph" style:parent-style-name="Preformatted_20_Text">
      <style:text-properties officeooo:paragraph-rsid="13ad152f"/>
    </style:style>
    <style:style style:name="P812" style:family="paragraph" style:parent-style-name="Text_20_body">
      <style:text-properties officeooo:paragraph-rsid="13ad152f"/>
    </style:style>
    <style:style style:name="P813" style:family="paragraph" style:parent-style-name="Preformatted_20_Text">
      <style:text-properties officeooo:paragraph-rsid="13ad9603"/>
    </style:style>
    <style:style style:name="P814" style:family="paragraph" style:parent-style-name="Preformatted_20_Text">
      <style:text-properties officeooo:paragraph-rsid="13b211df"/>
    </style:style>
    <style:style style:name="P815" style:family="paragraph" style:parent-style-name="Standard">
      <style:text-properties officeooo:rsid="136b1d1a" officeooo:paragraph-rsid="136b1d1a"/>
    </style:style>
    <style:style style:name="P816" style:family="paragraph" style:parent-style-name="Text_20_body">
      <style:text-properties officeooo:rsid="136b1d1a" officeooo:paragraph-rsid="136b1d1a"/>
    </style:style>
    <style:style style:name="P817" style:family="paragraph" style:parent-style-name="Standard">
      <style:text-properties officeooo:rsid="137ea914" officeooo:paragraph-rsid="137ea914"/>
    </style:style>
    <style:style style:name="P818" style:family="paragraph" style:parent-style-name="Text_20_body">
      <style:text-properties officeooo:rsid="137ea914" officeooo:paragraph-rsid="137ea914"/>
    </style:style>
    <style:style style:name="P819" style:family="paragraph" style:parent-style-name="Standard">
      <style:text-properties officeooo:rsid="139e6ea0" officeooo:paragraph-rsid="139e6ea0"/>
    </style:style>
    <style:style style:name="P820" style:family="paragraph" style:parent-style-name="Text_20_body">
      <style:text-properties officeooo:rsid="139e6ea0" officeooo:paragraph-rsid="139e6ea0"/>
    </style:style>
    <style:style style:name="P821" style:family="paragraph" style:parent-style-name="Table_20_Contents">
      <style:text-properties officeooo:paragraph-rsid="136f91e4"/>
    </style:style>
    <style:style style:name="P822" style:family="paragraph" style:parent-style-name="Text_20_body">
      <style:text-properties officeooo:rsid="136ca82b" officeooo:paragraph-rsid="136ca82b"/>
    </style:style>
    <style:style style:name="P823" style:family="paragraph" style:parent-style-name="Text_20_body">
      <style:text-properties officeooo:paragraph-rsid="136d849e"/>
    </style:style>
    <style:style style:name="P824" style:family="paragraph" style:parent-style-name="Text_20_body">
      <style:text-properties officeooo:rsid="13828cce" officeooo:paragraph-rsid="13828cce"/>
    </style:style>
    <style:style style:name="P825" style:family="paragraph" style:parent-style-name="Heading">
      <style:text-properties officeooo:rsid="13828cce" officeooo:paragraph-rsid="13828cce"/>
    </style:style>
    <style:style style:name="P826" style:family="paragraph" style:parent-style-name="Text_20_body">
      <style:text-properties officeooo:rsid="13828cce" officeooo:paragraph-rsid="13837f00"/>
    </style:style>
    <style:style style:name="P827" style:family="paragraph" style:parent-style-name="Text_20_body">
      <style:text-properties officeooo:rsid="13848437" officeooo:paragraph-rsid="13848437"/>
    </style:style>
    <style:style style:name="P828" style:family="paragraph" style:parent-style-name="Text_20_body">
      <style:text-properties officeooo:rsid="13895c5d" officeooo:paragraph-rsid="13895c5d"/>
    </style:style>
    <style:style style:name="P829" style:family="paragraph" style:parent-style-name="Heading">
      <style:text-properties officeooo:rsid="13895c5d" officeooo:paragraph-rsid="13895c5d"/>
    </style:style>
    <style:style style:name="P830" style:family="paragraph" style:parent-style-name="Preformatted_20_Text">
      <style:text-properties officeooo:rsid="13895c5d" officeooo:paragraph-rsid="13895c5d"/>
    </style:style>
    <style:style style:name="P831" style:family="paragraph" style:parent-style-name="Text_20_body">
      <style:text-properties officeooo:rsid="138acbb9" officeooo:paragraph-rsid="138acbb9"/>
    </style:style>
    <style:style style:name="P832" style:family="paragraph" style:parent-style-name="Text_20_body">
      <style:text-properties officeooo:rsid="138ad402" officeooo:paragraph-rsid="138ad402"/>
    </style:style>
    <style:style style:name="P833" style:family="paragraph" style:parent-style-name="Heading">
      <style:text-properties officeooo:rsid="138ad402" officeooo:paragraph-rsid="138ad402"/>
    </style:style>
    <style:style style:name="P834" style:family="paragraph" style:parent-style-name="Text_20_body">
      <style:text-properties officeooo:rsid="138c347d" officeooo:paragraph-rsid="138c347d"/>
    </style:style>
    <style:style style:name="P835" style:family="paragraph" style:parent-style-name="Text_20_body">
      <style:text-properties officeooo:rsid="138e0927" officeooo:paragraph-rsid="138e0927"/>
    </style:style>
    <style:style style:name="P836" style:family="paragraph" style:parent-style-name="Text_20_body">
      <style:text-properties officeooo:rsid="1391753b" officeooo:paragraph-rsid="1391753b"/>
    </style:style>
    <style:style style:name="P837" style:family="paragraph" style:parent-style-name="Text_20_body">
      <style:text-properties officeooo:rsid="012c005e" officeooo:paragraph-rsid="131da6d7"/>
    </style:style>
    <style:style style:name="P838" style:family="paragraph" style:parent-style-name="Text_20_body">
      <style:text-properties officeooo:rsid="13a45a1e" officeooo:paragraph-rsid="13a45a1e"/>
    </style:style>
    <style:style style:name="P839" style:family="paragraph" style:parent-style-name="Text_20_body">
      <style:text-properties officeooo:rsid="13a887ab" officeooo:paragraph-rsid="13a887ab"/>
    </style:style>
    <style:style style:name="P840" style:family="paragraph" style:parent-style-name="Text_20_body">
      <style:text-properties officeooo:rsid="13a8d7c1" officeooo:paragraph-rsid="13a8d7c1"/>
    </style:style>
    <style:style style:name="P841" style:family="paragraph" style:parent-style-name="Text_20_body">
      <style:text-properties officeooo:rsid="13abd751" officeooo:paragraph-rsid="13abd751"/>
    </style:style>
    <style:style style:name="P842" style:family="paragraph" style:parent-style-name="Text_20_body">
      <style:text-properties officeooo:rsid="13ad152f" officeooo:paragraph-rsid="13ad152f"/>
    </style:style>
    <style:style style:name="P843" style:family="paragraph" style:parent-style-name="Text_20_body">
      <style:text-properties officeooo:rsid="13ad9603" officeooo:paragraph-rsid="13ad9603"/>
    </style:style>
    <style:style style:name="P844" style:family="paragraph" style:parent-style-name="Text_20_body">
      <style:text-properties officeooo:rsid="13b12d82" officeooo:paragraph-rsid="13b12d82"/>
    </style:style>
    <style:style style:name="P845" style:family="paragraph" style:parent-style-name="Text_20_body">
      <style:text-properties officeooo:rsid="13b2fa70" officeooo:paragraph-rsid="13b2fa70"/>
    </style:style>
    <style:style style:name="P846" style:family="paragraph" style:parent-style-name="Heading">
      <style:text-properties officeooo:rsid="02180d0d" officeooo:paragraph-rsid="136b1d1a"/>
    </style:style>
    <style:style style:name="P847" style:family="paragraph" style:parent-style-name="Heading">
      <style:text-properties officeooo:rsid="13cc7ebe" officeooo:paragraph-rsid="13cc7ebe"/>
    </style:style>
    <style:style style:name="P848" style:family="paragraph" style:parent-style-name="Preformatted_20_Text">
      <style:text-properties officeooo:rsid="13cc7ebe" officeooo:paragraph-rsid="13cc7ebe"/>
    </style:style>
    <style:style style:name="P849" style:family="paragraph" style:parent-style-name="Heading">
      <style:text-properties officeooo:rsid="13cf594f" officeooo:paragraph-rsid="13cf594f"/>
    </style:style>
    <style:style style:name="P850" style:family="paragraph" style:parent-style-name="Heading">
      <style:text-properties officeooo:rsid="13cf594f" officeooo:paragraph-rsid="131f5dfb"/>
    </style:style>
    <style:style style:name="P851" style:family="paragraph" style:parent-style-name="Preformatted_20_Text">
      <style:text-properties officeooo:paragraph-rsid="13b7a321"/>
    </style:style>
    <style:style style:name="P852" style:family="paragraph" style:parent-style-name="Preformatted_20_Text">
      <style:text-properties officeooo:paragraph-rsid="13b82c54"/>
    </style:style>
    <style:style style:name="P853" style:family="paragraph" style:parent-style-name="Text_20_body">
      <style:text-properties officeooo:paragraph-rsid="13b82c54"/>
    </style:style>
    <style:style style:name="P854" style:family="paragraph" style:parent-style-name="Preformatted_20_Text">
      <style:text-properties officeooo:paragraph-rsid="13b993db"/>
    </style:style>
    <style:style style:name="P855" style:family="paragraph" style:parent-style-name="Preformatted_20_Text">
      <style:text-properties officeooo:paragraph-rsid="13ba0a43"/>
    </style:style>
    <style:style style:name="P856" style:family="paragraph" style:parent-style-name="Preformatted_20_Text">
      <style:text-properties officeooo:paragraph-rsid="13c265b0"/>
    </style:style>
    <style:style style:name="P857" style:family="paragraph" style:parent-style-name="Preformatted_20_Text">
      <style:text-properties officeooo:paragraph-rsid="13c590bc"/>
    </style:style>
    <style:style style:name="P858" style:family="paragraph" style:parent-style-name="Preformatted_20_Text">
      <style:text-properties officeooo:rsid="13c590bc" officeooo:paragraph-rsid="13c590bc"/>
    </style:style>
    <style:style style:name="P859" style:family="paragraph" style:parent-style-name="Text_20_body">
      <style:text-properties officeooo:rsid="13c590bc" officeooo:paragraph-rsid="13c590bc"/>
    </style:style>
    <style:style style:name="P860" style:family="paragraph" style:parent-style-name="Preformatted_20_Text">
      <style:text-properties officeooo:paragraph-rsid="13ca6ae4"/>
    </style:style>
    <style:style style:name="P861" style:family="paragraph" style:parent-style-name="Preformatted_20_Text">
      <style:text-properties officeooo:rsid="01883b21" officeooo:paragraph-rsid="132a6478"/>
    </style:style>
    <style:style style:name="P862" style:family="paragraph" style:parent-style-name="Preformatted_20_Text">
      <style:text-properties officeooo:rsid="01883b21" officeooo:paragraph-rsid="13cc6414"/>
    </style:style>
    <style:style style:name="P863" style:family="paragraph" style:parent-style-name="Preformatted_20_Text">
      <style:text-properties officeooo:rsid="01883b21" officeooo:paragraph-rsid="13cc7ebe"/>
    </style:style>
    <style:style style:name="P864" style:family="paragraph" style:parent-style-name="Preformatted_20_Text">
      <style:text-properties officeooo:rsid="13cc6414" officeooo:paragraph-rsid="13cc6414"/>
    </style:style>
    <style:style style:name="P865" style:family="paragraph" style:parent-style-name="Preformatted_20_Text">
      <style:text-properties officeooo:paragraph-rsid="13cd0266"/>
    </style:style>
    <style:style style:name="P866" style:family="paragraph" style:parent-style-name="Preformatted_20_Text">
      <style:text-properties officeooo:paragraph-rsid="13cf594f"/>
    </style:style>
    <style:style style:name="P867" style:family="paragraph" style:parent-style-name="Standard">
      <style:text-properties officeooo:paragraph-rsid="13cf594f"/>
    </style:style>
    <style:style style:name="P868" style:family="paragraph" style:parent-style-name="Text_20_body">
      <style:text-properties officeooo:paragraph-rsid="13cf594f"/>
    </style:style>
    <style:style style:name="P869" style:family="paragraph" style:parent-style-name="Preformatted_20_Text">
      <style:text-properties officeooo:paragraph-rsid="13c90e53"/>
    </style:style>
    <style:style style:name="P870" style:family="paragraph" style:parent-style-name="Standard">
      <style:text-properties officeooo:rsid="13ca6ae4" officeooo:paragraph-rsid="13ca6ae4"/>
    </style:style>
    <style:style style:name="P871" style:family="paragraph" style:parent-style-name="Text_20_body">
      <style:text-properties officeooo:rsid="13ca6ae4" officeooo:paragraph-rsid="13ca6ae4"/>
    </style:style>
    <style:style style:name="P872" style:family="paragraph" style:parent-style-name="Standard">
      <style:text-properties officeooo:rsid="13cd0266" officeooo:paragraph-rsid="13cd0266"/>
    </style:style>
    <style:style style:name="P873" style:family="paragraph" style:parent-style-name="Text_20_body">
      <style:text-properties officeooo:rsid="13cd0266" officeooo:paragraph-rsid="13cd0266"/>
    </style:style>
    <style:style style:name="P874" style:family="paragraph" style:parent-style-name="Text_20_body">
      <style:text-properties officeooo:rsid="13b7a321" officeooo:paragraph-rsid="13b7a321"/>
    </style:style>
    <style:style style:name="P875" style:family="paragraph" style:parent-style-name="Text_20_body">
      <style:text-properties officeooo:rsid="13b993db" officeooo:paragraph-rsid="13b993db"/>
    </style:style>
    <style:style style:name="P876" style:family="paragraph" style:parent-style-name="Text_20_body">
      <style:text-properties officeooo:paragraph-rsid="13c3ae41"/>
    </style:style>
    <style:style style:name="P877" style:family="paragraph" style:parent-style-name="Text_20_body">
      <style:text-properties officeooo:rsid="13c3ae41" officeooo:paragraph-rsid="13c3ae41"/>
    </style:style>
    <style:style style:name="P878" style:family="paragraph" style:parent-style-name="Text_20_body">
      <style:text-properties officeooo:rsid="13c5a5ef" officeooo:paragraph-rsid="13c5a5ef"/>
    </style:style>
    <style:style style:name="P879" style:family="paragraph" style:parent-style-name="Text_20_body">
      <style:text-properties officeooo:paragraph-rsid="13c5a5ef"/>
    </style:style>
    <style:style style:name="P880" style:family="paragraph" style:parent-style-name="Text_20_body">
      <style:text-properties officeooo:rsid="13c9dec1" officeooo:paragraph-rsid="13c9dec1"/>
    </style:style>
    <style:style style:name="P881" style:family="paragraph" style:parent-style-name="Text_20_body">
      <style:text-properties officeooo:rsid="1288cdd0" officeooo:paragraph-rsid="13c9dec1"/>
    </style:style>
    <style:style style:name="P882" style:family="paragraph" style:parent-style-name="Text_20_body">
      <style:text-properties officeooo:rsid="13d2ea7f" officeooo:paragraph-rsid="13d2ea7f"/>
    </style:style>
    <style:style style:name="P883" style:family="paragraph" style:parent-style-name="Preformatted_20_Text">
      <style:text-properties officeooo:rsid="13d4df67" officeooo:paragraph-rsid="13d4df67"/>
    </style:style>
    <style:style style:name="P884" style:family="paragraph" style:parent-style-name="Text_20_body">
      <style:text-properties officeooo:rsid="13d4df67" officeooo:paragraph-rsid="13d4df67"/>
    </style:style>
    <style:style style:name="P885" style:family="paragraph" style:parent-style-name="Preformatted_20_Text">
      <style:text-properties officeooo:paragraph-rsid="13da951c"/>
    </style:style>
    <style:style style:name="P886" style:family="paragraph" style:parent-style-name="Preformatted_20_Text">
      <style:text-properties officeooo:paragraph-rsid="13dbd175"/>
    </style:style>
    <style:style style:name="P887" style:family="paragraph" style:parent-style-name="Preformatted_20_Text">
      <style:text-properties officeooo:paragraph-rsid="13df7269"/>
    </style:style>
    <style:style style:name="P888" style:family="paragraph" style:parent-style-name="Standard">
      <style:text-properties officeooo:paragraph-rsid="13df7269"/>
    </style:style>
    <style:style style:name="P889" style:family="paragraph" style:parent-style-name="Preformatted_20_Text">
      <style:text-properties officeooo:paragraph-rsid="13e1fbfb"/>
    </style:style>
    <style:style style:name="P890" style:family="paragraph" style:parent-style-name="Standard">
      <style:text-properties officeooo:paragraph-rsid="13e1fbfb"/>
    </style:style>
    <style:style style:name="P891" style:family="paragraph" style:parent-style-name="Text_20_body">
      <style:text-properties officeooo:paragraph-rsid="13e1fbfb"/>
    </style:style>
    <style:style style:name="P892" style:family="paragraph" style:parent-style-name="Preformatted_20_Text">
      <style:text-properties officeooo:rsid="13ebc156" officeooo:paragraph-rsid="13ebc156"/>
    </style:style>
    <style:style style:name="P893" style:family="paragraph" style:parent-style-name="Text_20_body">
      <style:text-properties officeooo:rsid="13ebc156" officeooo:paragraph-rsid="13ebc156"/>
    </style:style>
    <style:style style:name="P894" style:family="paragraph" style:parent-style-name="Preformatted_20_Text">
      <style:text-properties officeooo:paragraph-rsid="13ed4fd2"/>
    </style:style>
    <style:style style:name="P895" style:family="paragraph" style:parent-style-name="Preformatted_20_Text">
      <style:text-properties officeooo:paragraph-rsid="13edd958"/>
    </style:style>
    <style:style style:name="P896" style:family="paragraph" style:parent-style-name="Text_20_body">
      <style:text-properties officeooo:paragraph-rsid="13edd958"/>
    </style:style>
    <style:style style:name="P897" style:family="paragraph" style:parent-style-name="Preformatted_20_Text">
      <style:text-properties officeooo:rsid="13edd958" officeooo:paragraph-rsid="13edd958"/>
    </style:style>
    <style:style style:name="P898" style:family="paragraph" style:parent-style-name="Text_20_body">
      <style:text-properties officeooo:rsid="13edd958" officeooo:paragraph-rsid="13edd958"/>
    </style:style>
    <style:style style:name="P899" style:family="paragraph" style:parent-style-name="Standard">
      <style:text-properties officeooo:paragraph-rsid="13de3cc4"/>
    </style:style>
    <style:style style:name="P900" style:family="paragraph" style:parent-style-name="Standard">
      <style:text-properties officeooo:rsid="13d9eec2" officeooo:paragraph-rsid="13df7269"/>
    </style:style>
    <style:style style:name="P901" style:family="paragraph" style:parent-style-name="Table_20_Contents">
      <style:text-properties officeooo:rsid="13d9eec2" officeooo:paragraph-rsid="13d9eec2"/>
    </style:style>
    <style:style style:name="P902" style:family="paragraph" style:parent-style-name="Text_20_body">
      <style:text-properties officeooo:rsid="13d9eec2" officeooo:paragraph-rsid="13d9eec2"/>
    </style:style>
    <style:style style:name="P903" style:family="paragraph" style:parent-style-name="Text_20_body">
      <style:text-properties officeooo:rsid="13d9eec2" officeooo:paragraph-rsid="13e0cf2a"/>
    </style:style>
    <style:style style:name="P904" style:family="paragraph" style:parent-style-name="Table_20_Contents">
      <style:paragraph-properties fo:text-align="center" style:justify-single-word="false"/>
      <style:text-properties officeooo:rsid="13d8085e" officeooo:paragraph-rsid="13d8085e"/>
    </style:style>
    <style:style style:name="P905" style:family="paragraph" style:parent-style-name="Table_20_Contents">
      <style:text-properties officeooo:rsid="13d8085e" officeooo:paragraph-rsid="13d8085e"/>
    </style:style>
    <style:style style:name="P906" style:family="paragraph" style:parent-style-name="Table_20_Contents">
      <style:paragraph-properties fo:text-align="center" style:justify-single-word="false"/>
      <style:text-properties officeooo:rsid="13db9926" officeooo:paragraph-rsid="13db9926"/>
    </style:style>
    <style:style style:name="P907" style:family="paragraph" style:parent-style-name="Table_20_Contents">
      <style:paragraph-properties fo:text-align="center" style:justify-single-word="false"/>
      <style:text-properties officeooo:rsid="13dda4d1" officeooo:paragraph-rsid="13dda4d1"/>
    </style:style>
    <style:style style:name="P908" style:family="paragraph" style:parent-style-name="Table_20_Contents">
      <style:text-properties officeooo:rsid="13dda4d1" officeooo:paragraph-rsid="13dda4d1"/>
    </style:style>
    <style:style style:name="P909" style:family="paragraph" style:parent-style-name="Table_20_Contents">
      <style:paragraph-properties fo:text-align="center" style:justify-single-word="false"/>
      <style:text-properties officeooo:rsid="13de3cc4" officeooo:paragraph-rsid="13de3cc4"/>
    </style:style>
    <style:style style:name="P910" style:family="paragraph" style:parent-style-name="Table_20_Contents">
      <style:paragraph-properties fo:text-align="center" style:justify-single-word="false"/>
      <style:text-properties officeooo:rsid="13df7269" officeooo:paragraph-rsid="13df7269"/>
    </style:style>
    <style:style style:name="P911" style:family="paragraph" style:parent-style-name="Text_20_body">
      <style:text-properties officeooo:rsid="13df7269" officeooo:paragraph-rsid="13df7269"/>
    </style:style>
    <style:style style:name="P912" style:family="paragraph" style:parent-style-name="Text_20_body">
      <style:text-properties officeooo:paragraph-rsid="13d4df67"/>
    </style:style>
    <style:style style:name="P913" style:family="paragraph" style:parent-style-name="Text_20_body">
      <style:text-properties officeooo:rsid="13e0cf2a" officeooo:paragraph-rsid="13e0cf2a"/>
    </style:style>
    <style:style style:name="P914" style:family="paragraph" style:parent-style-name="Text_20_body">
      <style:text-properties officeooo:rsid="13e63d5b" officeooo:paragraph-rsid="13e63d5b"/>
    </style:style>
    <style:style style:name="P915" style:family="paragraph" style:parent-style-name="Text_20_body">
      <style:text-properties officeooo:rsid="13e91954" officeooo:paragraph-rsid="13e91954"/>
    </style:style>
    <style:style style:name="P916" style:family="paragraph" style:parent-style-name="Text_20_body">
      <style:text-properties officeooo:paragraph-rsid="13ebc156"/>
    </style:style>
    <style:style style:name="P917" style:family="paragraph" style:parent-style-name="Text_20_body">
      <style:text-properties officeooo:rsid="13ed4fd2" officeooo:paragraph-rsid="13ed4fd2"/>
    </style:style>
    <style:style style:name="P918" style:family="paragraph" style:parent-style-name="Preformatted_20_Text">
      <style:text-properties officeooo:rsid="13ed4fd2" officeooo:paragraph-rsid="13ed4fd2"/>
    </style:style>
    <style:style style:name="P919" style:family="paragraph" style:parent-style-name="Preformatted_20_Text">
      <style:text-properties officeooo:paragraph-rsid="13eec682"/>
    </style:style>
    <style:style style:name="P920" style:family="paragraph" style:parent-style-name="Standard">
      <style:text-properties officeooo:paragraph-rsid="13eec682"/>
    </style:style>
    <style:style style:name="P921" style:family="paragraph" style:parent-style-name="Preformatted_20_Text">
      <style:text-properties officeooo:paragraph-rsid="13f1aa17"/>
    </style:style>
    <style:style style:name="P922" style:family="paragraph" style:parent-style-name="Preformatted_20_Text">
      <style:text-properties officeooo:rsid="13f1aa17" officeooo:paragraph-rsid="13f1aa17"/>
    </style:style>
    <style:style style:name="P923" style:family="paragraph" style:parent-style-name="Standard">
      <style:text-properties officeooo:rsid="13f1aa17" officeooo:paragraph-rsid="13f1aa17"/>
    </style:style>
    <style:style style:name="P924" style:family="paragraph" style:parent-style-name="Text_20_body">
      <style:text-properties officeooo:rsid="13f1aa17" officeooo:paragraph-rsid="13f1aa17"/>
    </style:style>
    <style:style style:name="P925" style:family="paragraph" style:parent-style-name="Standard">
      <style:text-properties officeooo:rsid="13eec682" officeooo:paragraph-rsid="13eec682"/>
    </style:style>
    <style:style style:name="P926" style:family="paragraph" style:parent-style-name="Heading">
      <style:text-properties officeooo:paragraph-rsid="13f8ae79"/>
    </style:style>
    <style:style style:name="P927" style:family="paragraph" style:parent-style-name="Heading">
      <style:text-properties officeooo:paragraph-rsid="1401e22a"/>
    </style:style>
    <style:style style:name="P928" style:family="paragraph" style:parent-style-name="Preformatted_20_Text">
      <style:text-properties officeooo:paragraph-rsid="1401e22a"/>
    </style:style>
    <style:style style:name="P929" style:family="paragraph" style:parent-style-name="Text_20_body">
      <style:text-properties officeooo:paragraph-rsid="1401e22a"/>
    </style:style>
    <style:style style:name="P930" style:family="paragraph" style:parent-style-name="Text_20_body">
      <style:text-properties officeooo:rsid="1401e22a" officeooo:paragraph-rsid="1401e22a"/>
    </style:style>
    <style:style style:name="P931" style:family="paragraph" style:parent-style-name="Preformatted_20_Text">
      <style:text-properties officeooo:rsid="1401e22a" officeooo:paragraph-rsid="1401e22a"/>
    </style:style>
    <style:style style:name="P932" style:family="paragraph" style:parent-style-name="Text_20_body">
      <style:text-properties officeooo:rsid="13f746e8" officeooo:paragraph-rsid="13f746e8"/>
    </style:style>
    <style:style style:name="P933" style:family="paragraph" style:parent-style-name="Text_20_body">
      <style:text-properties officeooo:rsid="1403536a" officeooo:paragraph-rsid="1403536a"/>
    </style:style>
    <style:style style:name="P934" style:family="paragraph" style:parent-style-name="Preformatted_20_Text">
      <style:text-properties officeooo:rsid="13f8ae79" officeooo:paragraph-rsid="13f8ae79"/>
    </style:style>
    <style:style style:name="P935" style:family="paragraph" style:parent-style-name="Text_20_body">
      <style:text-properties officeooo:rsid="13f8ae79" officeooo:paragraph-rsid="13f8ae79"/>
    </style:style>
    <style:style style:name="P936" style:family="paragraph" style:parent-style-name="Text_20_body">
      <style:text-properties officeooo:rsid="13f8ae79" officeooo:paragraph-rsid="13f8f21f"/>
    </style:style>
    <style:style style:name="P937" style:family="paragraph" style:parent-style-name="Preformatted_20_Text">
      <style:text-properties officeooo:paragraph-rsid="13fc4b87"/>
    </style:style>
    <style:style style:name="P938" style:family="paragraph" style:parent-style-name="Standard">
      <style:text-properties officeooo:rsid="1403c498" officeooo:paragraph-rsid="1403c498"/>
    </style:style>
    <style:style style:name="P939" style:family="paragraph" style:parent-style-name="Text_20_body">
      <style:text-properties officeooo:rsid="1403c498" officeooo:paragraph-rsid="1403c498"/>
    </style:style>
    <style:style style:name="P940" style:family="paragraph" style:parent-style-name="Text_20_body">
      <style:text-properties officeooo:rsid="13fc4b87" officeooo:paragraph-rsid="13fc4b87"/>
    </style:style>
    <style:style style:name="P941" style:family="paragraph" style:parent-style-name="Text_20_body">
      <style:text-properties officeooo:rsid="140580fd" officeooo:paragraph-rsid="140580fd"/>
    </style:style>
    <style:style style:name="P942" style:family="paragraph" style:parent-style-name="Preformatted_20_Text">
      <style:text-properties officeooo:rsid="140b97c8" officeooo:paragraph-rsid="140b97c8"/>
    </style:style>
    <style:style style:name="P943" style:family="paragraph" style:parent-style-name="Text_20_body">
      <style:text-properties officeooo:rsid="140b97c8" officeooo:paragraph-rsid="140b97c8"/>
    </style:style>
    <style:style style:name="P944" style:family="paragraph" style:parent-style-name="Heading_20_1">
      <style:text-properties officeooo:rsid="1401e22a" officeooo:paragraph-rsid="1401e22a"/>
    </style:style>
    <style:style style:name="P945" style:family="paragraph" style:parent-style-name="Heading_20_1">
      <style:text-properties officeooo:rsid="136f91e4" officeooo:paragraph-rsid="136f91e4"/>
    </style:style>
    <style:style style:name="P946" style:family="paragraph" style:parent-style-name="Heading_20_2">
      <style:text-properties officeooo:rsid="1403536a" officeooo:paragraph-rsid="1403536a"/>
    </style:style>
    <style:style style:name="P947" style:family="paragraph" style:parent-style-name="Heading_20_2">
      <style:text-properties officeooo:paragraph-rsid="1318c820"/>
    </style:style>
    <style:style style:name="P948" style:family="paragraph" style:parent-style-name="Heading_20_2">
      <style:text-properties officeooo:paragraph-rsid="132636a6"/>
    </style:style>
    <style:style style:name="P949" style:family="paragraph" style:parent-style-name="Heading_20_2">
      <style:text-properties officeooo:paragraph-rsid="1396e8c2"/>
    </style:style>
    <style:style style:name="P950" style:family="paragraph" style:parent-style-name="Heading_20_2">
      <style:text-properties officeooo:paragraph-rsid="13b12d82"/>
    </style:style>
    <style:style style:name="P951" style:family="paragraph" style:parent-style-name="Heading_20_2">
      <style:text-properties officeooo:paragraph-rsid="1345384c"/>
    </style:style>
    <style:style style:name="P952" style:family="paragraph" style:parent-style-name="Heading_20_2">
      <style:text-properties officeooo:paragraph-rsid="13afc2ef"/>
    </style:style>
    <style:style style:name="P953" style:family="paragraph" style:parent-style-name="Heading_20_2">
      <style:text-properties officeooo:rsid="00b6fdac"/>
    </style:style>
    <style:style style:name="P954" style:family="paragraph" style:parent-style-name="Heading_20_2">
      <style:text-properties officeooo:rsid="00b6fdac" officeooo:paragraph-rsid="131a97b6"/>
    </style:style>
    <style:style style:name="P955" style:family="paragraph" style:parent-style-name="Heading_20_2">
      <style:text-properties officeooo:rsid="00b6fdac" officeooo:paragraph-rsid="13354fb3"/>
    </style:style>
    <style:style style:name="P956" style:family="paragraph" style:parent-style-name="Heading_20_2">
      <style:text-properties officeooo:rsid="00b6fdac" officeooo:paragraph-rsid="132a6478"/>
    </style:style>
    <style:style style:name="P957" style:family="paragraph" style:parent-style-name="Heading_20_2">
      <style:text-properties officeooo:rsid="11484fde"/>
    </style:style>
    <style:style style:name="P958" style:family="paragraph" style:parent-style-name="Heading_20_2">
      <style:text-properties officeooo:paragraph-rsid="13880e7c"/>
    </style:style>
    <style:style style:name="P959" style:family="paragraph" style:parent-style-name="Heading_20_2">
      <style:text-properties officeooo:rsid="0075e014" officeooo:paragraph-rsid="1318c820"/>
    </style:style>
    <style:style style:name="P960" style:family="paragraph" style:parent-style-name="Heading_20_2">
      <style:text-properties officeooo:rsid="06801f95" officeooo:paragraph-rsid="13196633"/>
    </style:style>
    <style:style style:name="P961" style:family="paragraph" style:parent-style-name="Heading_20_2">
      <style:text-properties officeooo:rsid="025ea3f7" officeooo:paragraph-rsid="13196633"/>
    </style:style>
    <style:style style:name="P962" style:family="paragraph" style:parent-style-name="Heading_20_2">
      <style:text-properties officeooo:paragraph-rsid="13196633"/>
    </style:style>
    <style:style style:name="P963" style:family="paragraph" style:parent-style-name="Heading_20_2">
      <style:text-properties officeooo:paragraph-rsid="131a97b6"/>
    </style:style>
    <style:style style:name="P964" style:family="paragraph" style:parent-style-name="Heading_20_2">
      <style:text-properties officeooo:paragraph-rsid="132642fd"/>
    </style:style>
    <style:style style:name="P965" style:family="paragraph" style:parent-style-name="Heading_20_2">
      <style:text-properties officeooo:rsid="006f0be8" officeooo:paragraph-rsid="132642fd"/>
    </style:style>
    <style:style style:name="P966" style:family="paragraph" style:parent-style-name="Heading_20_2">
      <style:text-properties officeooo:rsid="0060fcf1" officeooo:paragraph-rsid="131a97b6"/>
    </style:style>
    <style:style style:name="P967" style:family="paragraph" style:parent-style-name="Heading_20_2">
      <style:text-properties officeooo:rsid="12a016af" officeooo:paragraph-rsid="131a97b6"/>
    </style:style>
    <style:style style:name="P968" style:family="paragraph" style:parent-style-name="Heading_20_2">
      <style:text-properties officeooo:rsid="12740d8d" officeooo:paragraph-rsid="131a97b6"/>
    </style:style>
    <style:style style:name="P969" style:family="paragraph" style:parent-style-name="Heading_20_2">
      <style:text-properties officeooo:paragraph-rsid="131c3e78"/>
    </style:style>
    <style:style style:name="P970" style:family="paragraph" style:parent-style-name="Heading_20_2">
      <style:text-properties officeooo:rsid="111655f1" officeooo:paragraph-rsid="131c3e78"/>
    </style:style>
    <style:style style:name="P971" style:family="paragraph" style:parent-style-name="Heading_20_2">
      <style:text-properties officeooo:paragraph-rsid="1355efb3"/>
    </style:style>
    <style:style style:name="P972" style:family="paragraph" style:parent-style-name="Heading_20_2">
      <style:text-properties officeooo:rsid="005f9336"/>
    </style:style>
    <style:style style:name="P973" style:family="paragraph" style:parent-style-name="Heading_20_2">
      <style:text-properties officeooo:paragraph-rsid="131da6d7"/>
    </style:style>
    <style:style style:name="P974" style:family="paragraph" style:parent-style-name="Heading_20_2">
      <style:text-properties officeooo:paragraph-rsid="1394a056"/>
    </style:style>
    <style:style style:name="P975" style:family="paragraph" style:parent-style-name="Heading_20_2">
      <style:text-properties officeooo:paragraph-rsid="131f5dfb"/>
    </style:style>
    <style:style style:name="P976" style:family="paragraph" style:parent-style-name="Heading_20_2">
      <style:text-properties officeooo:paragraph-rsid="131f735e"/>
    </style:style>
    <style:style style:name="P977" style:family="paragraph" style:parent-style-name="Heading_20_2">
      <style:text-properties officeooo:rsid="1214ef89" officeooo:paragraph-rsid="131f735e"/>
    </style:style>
    <style:style style:name="P978" style:family="paragraph" style:parent-style-name="Heading_20_2">
      <style:text-properties officeooo:rsid="0073817b" officeooo:paragraph-rsid="1320103a"/>
    </style:style>
    <style:style style:name="P979" style:family="paragraph" style:parent-style-name="Heading_20_2">
      <style:text-properties officeooo:paragraph-rsid="13201994"/>
    </style:style>
    <style:style style:name="P980" style:family="paragraph" style:parent-style-name="Heading_20_2">
      <style:text-properties officeooo:rsid="012be080" officeooo:paragraph-rsid="13201994"/>
    </style:style>
    <style:style style:name="P981" style:family="paragraph" style:parent-style-name="Heading_20_2">
      <style:text-properties officeooo:rsid="0603d1ea" officeooo:paragraph-rsid="13201994"/>
    </style:style>
    <style:style style:name="P982" style:family="paragraph" style:parent-style-name="Heading_20_2">
      <style:text-properties officeooo:rsid="0603d1ea" officeooo:paragraph-rsid="132ab17e"/>
    </style:style>
    <style:style style:name="P983" style:family="paragraph" style:parent-style-name="Heading_20_2">
      <style:text-properties officeooo:paragraph-rsid="13570377"/>
    </style:style>
    <style:style style:name="P984" style:family="paragraph" style:parent-style-name="Heading_20_2">
      <style:text-properties officeooo:rsid="06705ff8" officeooo:paragraph-rsid="13201994"/>
    </style:style>
    <style:style style:name="P985" style:family="paragraph" style:parent-style-name="Heading_20_2">
      <style:text-properties officeooo:rsid="005c8414" officeooo:paragraph-rsid="1321e328"/>
    </style:style>
    <style:style style:name="P986" style:family="paragraph" style:parent-style-name="Heading_20_2">
      <style:text-properties officeooo:rsid="067ed626" officeooo:paragraph-rsid="1323a9d2"/>
    </style:style>
    <style:style style:name="P987" style:family="paragraph" style:parent-style-name="Heading_20_2">
      <style:text-properties officeooo:rsid="13241b16" officeooo:paragraph-rsid="13241b16"/>
    </style:style>
    <style:style style:name="P988" style:family="paragraph" style:parent-style-name="Heading_20_2">
      <style:text-properties officeooo:rsid="0a7e49f6" officeooo:paragraph-rsid="13241b16"/>
    </style:style>
    <style:style style:name="P989" style:family="paragraph" style:parent-style-name="Heading_20_2">
      <style:text-properties officeooo:rsid="0a7e49f6" officeooo:paragraph-rsid="132b5b7a"/>
    </style:style>
    <style:style style:name="P990" style:family="paragraph" style:parent-style-name="Heading_20_2">
      <style:text-properties officeooo:paragraph-rsid="13241b16"/>
    </style:style>
    <style:style style:name="P991" style:family="paragraph" style:parent-style-name="Heading_20_2">
      <style:text-properties officeooo:rsid="003e0b0d" officeooo:paragraph-rsid="13241b16"/>
    </style:style>
    <style:style style:name="P992" style:family="paragraph" style:parent-style-name="Heading_20_2">
      <style:text-properties officeooo:rsid="003e0b0d" officeooo:paragraph-rsid="13247ace"/>
    </style:style>
    <style:style style:name="P993"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94"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95" style:family="paragraph" style:parent-style-name="Heading_20_2">
      <style:text-properties officeooo:rsid="0afb00be" officeooo:paragraph-rsid="13247ace"/>
    </style:style>
    <style:style style:name="P996" style:family="paragraph" style:parent-style-name="Heading_20_2">
      <style:text-properties officeooo:paragraph-rsid="13247ace"/>
    </style:style>
    <style:style style:name="P997" style:family="paragraph" style:parent-style-name="Heading_20_2">
      <style:text-properties officeooo:paragraph-rsid="132608ec"/>
    </style:style>
    <style:style style:name="P998" style:family="paragraph" style:parent-style-name="Heading_20_2">
      <style:text-properties officeooo:rsid="01267312" officeooo:paragraph-rsid="132608ec"/>
    </style:style>
    <style:style style:name="P999" style:family="paragraph" style:parent-style-name="Heading_20_2">
      <style:text-properties officeooo:rsid="0d605a99" officeooo:paragraph-rsid="135d261f"/>
    </style:style>
    <style:style style:name="P1000" style:family="paragraph" style:parent-style-name="Heading_20_2">
      <style:text-properties officeooo:rsid="00afc7ef" officeooo:paragraph-rsid="132608ec"/>
    </style:style>
    <style:style style:name="P1001" style:family="paragraph" style:parent-style-name="Heading_20_2">
      <style:text-properties officeooo:paragraph-rsid="135d261f"/>
    </style:style>
    <style:style style:name="P1002" style:family="paragraph" style:parent-style-name="Heading_20_2">
      <style:text-properties officeooo:rsid="13f746e8" officeooo:paragraph-rsid="13f746e8"/>
    </style:style>
    <style:style style:name="P1003" style:family="paragraph" style:parent-style-name="Heading_20_2">
      <style:text-properties officeooo:rsid="13afc2ef" officeooo:paragraph-rsid="13afc2ef"/>
    </style:style>
    <style:style style:name="P1004" style:family="paragraph" style:parent-style-name="Heading_20_2">
      <style:text-properties officeooo:paragraph-rsid="135f0003"/>
    </style:style>
    <style:style style:name="P1005" style:family="paragraph" style:parent-style-name="Heading_20_2">
      <style:text-properties officeooo:paragraph-rsid="13354fb3"/>
    </style:style>
    <style:style style:name="P1006" style:family="paragraph" style:parent-style-name="Heading_20_2">
      <style:text-properties officeooo:paragraph-rsid="13895c5d"/>
    </style:style>
    <style:style style:name="P1007" style:family="paragraph" style:parent-style-name="Heading_20_2">
      <style:text-properties officeooo:paragraph-rsid="138ad402"/>
    </style:style>
    <style:style style:name="P1008" style:family="paragraph" style:parent-style-name="Heading_20_2">
      <style:text-properties officeooo:paragraph-rsid="132820ba"/>
    </style:style>
    <style:style style:name="P1009" style:family="paragraph" style:parent-style-name="Heading_20_2">
      <style:text-properties officeooo:rsid="12ae34f5" officeooo:paragraph-rsid="132a6478"/>
    </style:style>
    <style:style style:name="P1010" style:family="paragraph" style:parent-style-name="Heading_20_2">
      <style:text-properties officeooo:paragraph-rsid="132a6478"/>
    </style:style>
    <style:style style:name="P1011" style:family="paragraph" style:parent-style-name="Heading_20_2">
      <style:text-properties officeooo:rsid="0077e2b5" officeooo:paragraph-rsid="132f8ac0"/>
    </style:style>
    <style:style style:name="P1012" style:family="paragraph" style:parent-style-name="Heading_20_2">
      <style:text-properties officeooo:paragraph-rsid="13297dd5"/>
    </style:style>
    <style:style style:name="P1013" style:family="paragraph" style:parent-style-name="Heading_20_2">
      <style:text-properties officeooo:rsid="10cc59c4" officeooo:paragraph-rsid="13297dd5"/>
    </style:style>
    <style:style style:name="P1014" style:family="paragraph" style:parent-style-name="Heading_20_2">
      <style:text-properties officeooo:paragraph-rsid="136ca82b"/>
    </style:style>
    <style:style style:name="P1015" style:family="paragraph" style:parent-style-name="Heading_20_2">
      <style:text-properties officeooo:rsid="003e0fa5" officeooo:paragraph-rsid="132b5b7a"/>
    </style:style>
    <style:style style:name="P1016" style:family="paragraph" style:parent-style-name="Heading_20_2">
      <style:text-properties officeooo:rsid="00b9b323" officeooo:paragraph-rsid="132e2e3a"/>
    </style:style>
    <style:style style:name="P1017" style:family="paragraph" style:parent-style-name="Heading_20_2">
      <style:text-properties officeooo:rsid="00b9b323" officeooo:paragraph-rsid="132c5074"/>
    </style:style>
    <style:style style:name="P1018" style:family="paragraph" style:parent-style-name="Heading_20_2">
      <style:text-properties officeooo:rsid="02262159" officeooo:paragraph-rsid="13354fb3"/>
    </style:style>
    <style:style style:name="P1019" style:family="paragraph" style:parent-style-name="Heading_20_2">
      <style:text-properties officeooo:rsid="021a0a19" officeooo:paragraph-rsid="13354fb3"/>
    </style:style>
    <style:style style:name="P1020" style:family="paragraph" style:parent-style-name="Heading_20_2">
      <style:text-properties officeooo:paragraph-rsid="13282cd5"/>
    </style:style>
    <style:style style:name="P1021" style:family="paragraph" style:parent-style-name="Heading_20_2">
      <style:text-properties officeooo:rsid="12b1dcfb" officeooo:paragraph-rsid="132b5b7a"/>
    </style:style>
    <style:style style:name="P1022" style:family="paragraph" style:parent-style-name="Heading_20_2">
      <style:text-properties officeooo:rsid="03fada74" officeooo:paragraph-rsid="132642fd"/>
    </style:style>
    <style:style style:name="P1023" style:family="paragraph" style:parent-style-name="Heading_20_2">
      <style:text-properties officeooo:rsid="00ac691d" officeooo:paragraph-rsid="132b5b7a"/>
    </style:style>
    <style:style style:name="P1024" style:family="paragraph" style:parent-style-name="Heading_20_2">
      <style:text-properties officeooo:paragraph-rsid="132b5b7a"/>
    </style:style>
    <style:style style:name="P1025" style:family="paragraph" style:parent-style-name="Heading_20_2">
      <style:text-properties officeooo:rsid="06959d71" officeooo:paragraph-rsid="13358b52"/>
    </style:style>
    <style:style style:name="P1026" style:family="paragraph" style:parent-style-name="Heading_20_2">
      <style:text-properties officeooo:rsid="004e8020" officeooo:paragraph-rsid="132b5b7a"/>
    </style:style>
    <style:style style:name="P1027" style:family="paragraph" style:parent-style-name="Heading_20_2">
      <style:text-properties officeooo:rsid="01ecf8bb" officeooo:paragraph-rsid="13358b52"/>
    </style:style>
    <style:style style:name="P1028" style:family="paragraph" style:parent-style-name="Heading_20_2">
      <style:text-properties officeooo:rsid="00698e74" officeooo:paragraph-rsid="132ab17e"/>
    </style:style>
    <style:style style:name="P1029" style:family="paragraph" style:parent-style-name="Heading_20_2">
      <style:text-properties officeooo:paragraph-rsid="13828cce"/>
    </style:style>
    <style:style style:name="P1030" style:family="paragraph" style:parent-style-name="Heading_20_2">
      <style:text-properties officeooo:rsid="01bb3c7f" officeooo:paragraph-rsid="13358b52"/>
    </style:style>
    <style:style style:name="P1031" style:family="paragraph" style:parent-style-name="Heading_20_2">
      <style:text-properties officeooo:paragraph-rsid="132e2e3a"/>
    </style:style>
    <style:style style:name="P1032" style:family="paragraph" style:parent-style-name="Heading_20_2">
      <style:text-properties officeooo:rsid="10b09763" officeooo:paragraph-rsid="132f8ac0"/>
    </style:style>
    <style:style style:name="P1033" style:family="paragraph" style:parent-style-name="Heading_20_3">
      <style:text-properties officeooo:rsid="13c90e53" officeooo:paragraph-rsid="13c90e53"/>
    </style:style>
    <style:style style:name="P1034" style:family="paragraph" style:parent-style-name="Heading_20_3">
      <style:text-properties officeooo:paragraph-rsid="133d4967"/>
    </style:style>
    <style:style style:name="P1035" style:family="paragraph" style:parent-style-name="Heading_20_3">
      <style:text-properties officeooo:paragraph-rsid="133d9feb"/>
    </style:style>
    <style:style style:name="P1036" style:family="paragraph" style:parent-style-name="Heading_20_3">
      <style:text-properties officeooo:paragraph-rsid="133f032f"/>
    </style:style>
    <style:style style:name="P1037" style:family="paragraph" style:parent-style-name="Heading_20_3">
      <style:text-properties officeooo:rsid="133b8f09" officeooo:paragraph-rsid="133f032f"/>
    </style:style>
    <style:style style:name="P1038" style:family="paragraph" style:parent-style-name="Heading_20_3">
      <style:text-properties officeooo:rsid="133b8f09" officeooo:paragraph-rsid="133b8f09"/>
    </style:style>
    <style:style style:name="P1039" style:family="paragraph" style:parent-style-name="Heading_20_3">
      <style:text-properties officeooo:rsid="133f8a3a" officeooo:paragraph-rsid="133f8a3a"/>
    </style:style>
    <style:style style:name="P1040" style:family="paragraph" style:parent-style-name="Heading_20_3">
      <style:text-properties officeooo:paragraph-rsid="133b8f09"/>
    </style:style>
    <style:style style:name="P1041" style:family="paragraph" style:parent-style-name="Standard">
      <style:text-properties officeooo:rsid="136b8dde" officeooo:paragraph-rsid="136b8dde"/>
    </style:style>
    <style:style style:name="P1042" style:family="paragraph" style:parent-style-name="Standard">
      <loext:graphic-properties draw:fill="solid" draw:fill-color="#ffffff"/>
      <style:paragraph-properties fo:background-color="#ffffff" fo:padding="0in" fo:border="none" style:shadow="none"/>
    </style:style>
    <style:style style:name="P1043" style:family="paragraph" style:parent-style-name="Standard" style:list-style-name="L9">
      <style:text-properties officeooo:paragraph-rsid="133d4967"/>
    </style:style>
    <style:style style:name="P1044" style:family="paragraph" style:parent-style-name="Standard" style:list-style-name="L9">
      <style:text-properties officeooo:paragraph-rsid="133a10e4"/>
    </style:style>
    <style:style style:name="P1045" style:family="paragraph" style:parent-style-name="Standard" style:list-style-name="L9">
      <style:text-properties officeooo:rsid="13388b4f" officeooo:paragraph-rsid="13388b4f"/>
    </style:style>
    <style:style style:name="P1046" style:family="paragraph" style:parent-style-name="Standard">
      <style:text-properties officeooo:paragraph-rsid="140cbebc"/>
    </style:style>
    <style:style style:name="P1047" style:family="paragraph" style:parent-style-name="Standard">
      <style:text-properties officeooo:paragraph-rsid="140d0203"/>
    </style:style>
    <style:style style:name="P1048" style:family="paragraph" style:parent-style-name="Text_20_body" style:list-style-name="L1">
      <style:text-properties officeooo:rsid="0045b1b7" officeooo:paragraph-rsid="13196633"/>
    </style:style>
    <style:style style:name="P1049" style:family="paragraph" style:parent-style-name="Text_20_body" style:list-style-name="L2">
      <style:text-properties officeooo:paragraph-rsid="131f5dfb"/>
    </style:style>
    <style:style style:name="P1050" style:family="paragraph" style:parent-style-name="Text_20_body" style:list-style-name="L3">
      <style:text-properties fo:font-style="italic" officeooo:rsid="01d6cf97" officeooo:paragraph-rsid="13241b16" style:font-style-asian="italic" style:font-style-complex="italic"/>
    </style:style>
    <style:style style:name="P1051" style:family="paragraph" style:parent-style-name="Text_20_body" style:list-style-name="L3">
      <style:text-properties fo:font-style="italic" officeooo:rsid="12430efa" officeooo:paragraph-rsid="13241b16" style:font-style-asian="italic" style:font-style-complex="italic"/>
    </style:style>
    <style:style style:name="P1052" style:family="paragraph" style:parent-style-name="Text_20_body" style:list-style-name="L4"/>
    <style:style style:name="P1053" style:family="paragraph" style:parent-style-name="Text_20_body" style:list-style-name="L4">
      <style:text-properties officeooo:paragraph-rsid="13d4b99f"/>
    </style:style>
    <style:style style:name="P1054" style:family="paragraph" style:parent-style-name="Text_20_body" style:list-style-name="L5">
      <style:text-properties style:font-name="Liberation Mono1" fo:font-size="10pt" officeooo:rsid="021b51b8" officeooo:paragraph-rsid="13354fb3" style:font-size-asian="10pt" style:font-size-complex="10pt"/>
    </style:style>
    <style:style style:name="P1055" style:family="paragraph" style:parent-style-name="Text_20_body" style:list-style-name="L5">
      <style:text-properties officeooo:rsid="021b51b8" officeooo:paragraph-rsid="13354fb3"/>
    </style:style>
    <style:style style:name="P1056" style:family="paragraph" style:parent-style-name="Text_20_body" style:list-style-name="L5">
      <style:text-properties officeooo:rsid="021d7afa" officeooo:paragraph-rsid="13354fb3"/>
    </style:style>
    <style:style style:name="P1057" style:family="paragraph" style:parent-style-name="Text_20_body" style:list-style-name="L6">
      <style:text-properties officeooo:paragraph-rsid="13eec682"/>
    </style:style>
    <style:style style:name="P1058" style:family="paragraph" style:parent-style-name="Text_20_body" style:list-style-name="L6">
      <style:text-properties fo:font-style="normal" officeooo:rsid="13eec682" officeooo:paragraph-rsid="13eec682" style:font-style-asian="normal" style:font-style-complex="normal"/>
    </style:style>
    <style:style style:name="P1059" style:family="paragraph" style:parent-style-name="Text_20_body" style:list-style-name="L6">
      <style:text-properties fo:font-style="normal" officeooo:rsid="07620a69" officeooo:paragraph-rsid="13eec682" style:font-style-asian="normal" style:font-style-complex="normal"/>
    </style:style>
    <style:style style:name="P1060" style:family="paragraph" style:parent-style-name="Text_20_body" style:list-style-name="L7">
      <style:text-properties officeooo:rsid="00da2c96" officeooo:paragraph-rsid="132a6478"/>
    </style:style>
    <style:style style:name="P1061" style:family="paragraph" style:parent-style-name="Text_20_body" style:list-style-name="L8">
      <style:text-properties officeooo:paragraph-rsid="13241b16"/>
    </style:style>
    <style:style style:name="P1062" style:family="paragraph" style:parent-style-name="Text_20_body" style:list-style-name="L8">
      <style:text-properties officeooo:rsid="0e6ab25c" officeooo:paragraph-rsid="13241b16"/>
    </style:style>
    <style:style style:name="P1063" style:family="paragraph" style:parent-style-name="Text_20_body" style:list-style-name="L10"/>
    <style:style style:name="P1064" style:family="paragraph" style:parent-style-name="Text_20_body" style:list-style-name="L10">
      <style:text-properties officeooo:rsid="1398bf0f" officeooo:paragraph-rsid="1398bf0f"/>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weight="bold" officeooo:rsid="13ed4fd2" style:font-weight-asian="bold" style:font-weight-complex="bold"/>
    </style:style>
    <style:style style:name="T19" style:family="text">
      <style:text-properties fo:font-weight="bold" officeooo:rsid="137e341d" style:font-weight-asian="bold" style:font-weight-complex="bold"/>
    </style:style>
    <style:style style:name="T20" style:family="text">
      <style:text-properties fo:font-weight="bold" officeooo:rsid="1401e22a" style:font-weight-asian="bold" style:font-weight-complex="bold"/>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c4b1dc" style:font-style-asian="italic" style:font-style-complex="italic"/>
    </style:style>
    <style:style style:name="T24" style:family="text">
      <style:text-properties fo:font-style="italic" officeooo:rsid="0101e9b5" style:font-style-asian="italic" style:font-style-complex="italic"/>
    </style:style>
    <style:style style:name="T25" style:family="text">
      <style:text-properties fo:font-style="italic" officeooo:rsid="0151a14c" style:font-style-asian="italic" style:font-style-complex="italic"/>
    </style:style>
    <style:style style:name="T26" style:family="text">
      <style:text-properties fo:font-style="italic" officeooo:rsid="01606fa9" style:font-style-asian="italic" style:font-style-complex="italic"/>
    </style:style>
    <style:style style:name="T27" style:family="text">
      <style:text-properties fo:font-style="italic" officeooo:rsid="016271de" style:font-style-asian="italic" style:font-style-complex="italic"/>
    </style:style>
    <style:style style:name="T28" style:family="text">
      <style:text-properties fo:font-style="italic" officeooo:rsid="016fbea2" style:font-style-asian="italic" style:font-style-complex="italic"/>
    </style:style>
    <style:style style:name="T29" style:family="text">
      <style:text-properties fo:font-style="italic" officeooo:rsid="01814254" style:font-style-asian="italic" style:font-style-complex="italic"/>
    </style:style>
    <style:style style:name="T30" style:family="text">
      <style:text-properties fo:font-style="italic" officeooo:rsid="01832bff" style:font-style-asian="italic" style:font-style-complex="italic"/>
    </style:style>
    <style:style style:name="T31" style:family="text">
      <style:text-properties fo:font-style="italic" officeooo:rsid="011962b6" style:font-style-asian="italic" style:font-style-complex="italic"/>
    </style:style>
    <style:style style:name="T32" style:family="text">
      <style:text-properties fo:font-style="italic" officeooo:rsid="018820c4" style:font-style-asian="italic" style:font-style-complex="italic"/>
    </style:style>
    <style:style style:name="T33" style:family="text">
      <style:text-properties fo:font-style="italic" officeooo:rsid="018948fb" style:font-style-asian="italic" style:font-style-complex="italic"/>
    </style:style>
    <style:style style:name="T34" style:family="text">
      <style:text-properties fo:font-style="italic" officeooo:rsid="019c3328" style:font-style-asian="italic" style:font-style-complex="italic"/>
    </style:style>
    <style:style style:name="T35" style:family="text">
      <style:text-properties fo:font-style="italic" officeooo:rsid="019e3113"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180d0d" style:font-style-asian="italic" style:font-style-complex="italic"/>
    </style:style>
    <style:style style:name="T38" style:family="text">
      <style:text-properties fo:font-style="italic" officeooo:rsid="021d7afa" style:font-style-asian="italic" style:font-style-complex="italic"/>
    </style:style>
    <style:style style:name="T39" style:family="text">
      <style:text-properties fo:font-style="italic" officeooo:rsid="022e61d4" style:font-style-asian="italic" style:font-style-complex="italic"/>
    </style:style>
    <style:style style:name="T40" style:family="text">
      <style:text-properties fo:font-style="italic" officeooo:rsid="022ed3e3" style:font-style-asian="italic" style:font-style-complex="italic"/>
    </style:style>
    <style:style style:name="T41" style:family="text">
      <style:text-properties fo:font-style="italic" officeooo:rsid="024b9bb3" style:font-style-asian="italic" style:font-style-complex="italic"/>
    </style:style>
    <style:style style:name="T42" style:family="text">
      <style:text-properties fo:font-style="italic" officeooo:rsid="04009322" style:font-style-asian="italic" style:font-style-complex="italic"/>
    </style:style>
    <style:style style:name="T43" style:family="text">
      <style:text-properties fo:font-style="italic" officeooo:rsid="04f70dd4" style:font-style-asian="italic" style:font-style-complex="italic"/>
    </style:style>
    <style:style style:name="T44" style:family="text">
      <style:text-properties fo:font-style="italic" officeooo:rsid="067dc553" style:font-style-asian="italic" style:font-style-complex="italic"/>
    </style:style>
    <style:style style:name="T45" style:family="text">
      <style:text-properties fo:font-style="italic" officeooo:rsid="067ed626" style:font-style-asian="italic" style:font-style-complex="italic"/>
    </style:style>
    <style:style style:name="T46" style:family="text">
      <style:text-properties fo:font-style="italic" officeooo:rsid="06803c26" style:font-style-asian="italic" style:font-style-complex="italic"/>
    </style:style>
    <style:style style:name="T47" style:family="text">
      <style:text-properties fo:font-style="italic" officeooo:rsid="06959d71" style:font-style-asian="italic" style:font-style-complex="italic"/>
    </style:style>
    <style:style style:name="T48" style:family="text">
      <style:text-properties fo:font-style="italic" officeooo:rsid="06b1a458" style:font-style-asian="italic" style:font-style-complex="italic"/>
    </style:style>
    <style:style style:name="T49" style:family="text">
      <style:text-properties fo:font-style="italic" officeooo:rsid="06bd07da" style:font-style-asian="italic" style:font-style-complex="italic"/>
    </style:style>
    <style:style style:name="T50" style:family="text">
      <style:text-properties fo:font-style="italic" officeooo:rsid="07620a69" style:font-style-asian="italic" style:font-style-complex="italic"/>
    </style:style>
    <style:style style:name="T51" style:family="text">
      <style:text-properties fo:font-style="italic" officeooo:rsid="0c853bc1" style:font-style-asian="italic" style:font-style-complex="italic"/>
    </style:style>
    <style:style style:name="T52" style:family="text">
      <style:text-properties fo:font-style="italic" officeooo:rsid="0c82af79" style:font-style-asian="italic" style:font-style-complex="italic"/>
    </style:style>
    <style:style style:name="T53" style:family="text">
      <style:text-properties fo:font-style="italic" officeooo:rsid="0d605a99" style:font-style-asian="italic" style:font-style-complex="italic"/>
    </style:style>
    <style:style style:name="T54" style:family="text">
      <style:text-properties fo:font-style="italic" officeooo:rsid="0e9cc06c" style:font-style-asian="italic" style:font-style-complex="italic"/>
    </style:style>
    <style:style style:name="T55" style:family="text">
      <style:text-properties fo:font-style="italic" officeooo:rsid="0ee0113c" style:font-style-asian="italic" style:font-style-complex="italic"/>
    </style:style>
    <style:style style:name="T56" style:family="text">
      <style:text-properties fo:font-style="italic" officeooo:rsid="0ee19a87" style:font-style-asian="italic" style:font-style-complex="italic"/>
    </style:style>
    <style:style style:name="T57" style:family="text">
      <style:text-properties fo:font-style="italic" officeooo:rsid="10d02bf6" style:font-style-asian="italic" style:font-style-complex="italic"/>
    </style:style>
    <style:style style:name="T58" style:family="text">
      <style:text-properties fo:font-style="italic" officeooo:rsid="10b34ab1" style:font-style-asian="italic" style:font-style-complex="italic"/>
    </style:style>
    <style:style style:name="T59" style:family="text">
      <style:text-properties fo:font-style="italic" officeooo:rsid="0077e2b5" style:font-style-asian="italic" style:font-style-complex="italic"/>
    </style:style>
    <style:style style:name="T60" style:family="text">
      <style:text-properties fo:font-style="italic" officeooo:rsid="0afb00be" style:font-style-asian="italic" style:font-style-complex="italic"/>
    </style:style>
    <style:style style:name="T61" style:family="text">
      <style:text-properties fo:font-style="italic" officeooo:rsid="12740d8d" style:font-style-asian="italic" style:font-style-complex="italic"/>
    </style:style>
    <style:style style:name="T62" style:family="text">
      <style:text-properties fo:font-style="italic" officeooo:rsid="12820943" style:font-style-asian="italic" style:font-style-complex="italic"/>
    </style:style>
    <style:style style:name="T63" style:family="text">
      <style:text-properties fo:font-style="italic" officeooo:rsid="1284e66b" style:font-style-asian="italic" style:font-style-complex="italic"/>
    </style:style>
    <style:style style:name="T64" style:family="text">
      <style:text-properties fo:font-style="italic" officeooo:rsid="129ff1bd" style:font-style-asian="italic" style:font-style-complex="italic"/>
    </style:style>
    <style:style style:name="T65" style:family="text">
      <style:text-properties fo:font-style="italic" officeooo:rsid="12d5ccea" style:font-style-asian="italic" style:font-style-complex="italic"/>
    </style:style>
    <style:style style:name="T66" style:family="text">
      <style:text-properties fo:font-style="italic" officeooo:rsid="0e6acf3d" style:font-style-asian="italic" style:font-style-complex="italic"/>
    </style:style>
    <style:style style:name="T67" style:family="text">
      <style:text-properties fo:font-style="italic" officeooo:rsid="133d9feb" style:font-style-asian="italic" style:font-style-complex="italic"/>
    </style:style>
    <style:style style:name="T68" style:family="text">
      <style:text-properties fo:font-style="italic" officeooo:rsid="1345384c" style:font-style-asian="italic" style:font-style-complex="italic"/>
    </style:style>
    <style:style style:name="T69" style:family="text">
      <style:text-properties fo:font-style="italic" officeooo:rsid="1348c671" style:font-style-asian="italic" style:font-style-complex="italic"/>
    </style:style>
    <style:style style:name="T70" style:family="text">
      <style:text-properties fo:font-style="italic" officeooo:rsid="136b1d1a" style:font-style-asian="italic" style:font-style-complex="italic"/>
    </style:style>
    <style:style style:name="T71" style:family="text">
      <style:text-properties fo:font-style="italic" officeooo:rsid="1375f76d" style:font-style-asian="italic" style:font-style-complex="italic"/>
    </style:style>
    <style:style style:name="T72" style:family="text">
      <style:text-properties fo:font-style="italic" officeooo:rsid="137dc342" style:font-style-asian="italic" style:font-style-complex="italic"/>
    </style:style>
    <style:style style:name="T73" style:family="text">
      <style:text-properties fo:font-style="italic" officeooo:rsid="1392c6f5" style:font-style-asian="italic" style:font-style-complex="italic"/>
    </style:style>
    <style:style style:name="T74" style:family="text">
      <style:text-properties fo:font-style="italic" officeooo:rsid="104c90fc" style:font-style-asian="italic" style:font-style-complex="italic"/>
    </style:style>
    <style:style style:name="T75" style:family="text">
      <style:text-properties fo:font-style="italic" officeooo:rsid="13b82c54" style:font-style-asian="italic" style:font-style-complex="italic"/>
    </style:style>
    <style:style style:name="T76" style:family="text">
      <style:text-properties fo:font-style="italic" officeooo:rsid="13c5a5ef" style:font-style-asian="italic" style:font-style-complex="italic"/>
    </style:style>
    <style:style style:name="T77" style:family="text">
      <style:text-properties fo:font-style="italic" officeooo:rsid="13e1fbfb" style:font-style-asian="italic" style:font-style-complex="italic"/>
    </style:style>
    <style:style style:name="T78" style:family="text">
      <style:text-properties fo:font-style="italic" officeooo:rsid="13e91954" style:font-style-asian="italic" style:font-style-complex="italic"/>
    </style:style>
    <style:style style:name="T79" style:family="text">
      <style:text-properties fo:font-style="italic" officeooo:rsid="13fc4b87" style:font-style-asian="italic" style:font-style-complex="italic"/>
    </style:style>
    <style:style style:name="T80" style:family="text">
      <style:text-properties fo:font-style="italic" officeooo:rsid="1401e22a" style:font-style-asian="italic" style:font-style-complex="italic"/>
    </style:style>
    <style:style style:name="T81" style:family="text">
      <style:text-properties fo:font-style="italic" officeooo:rsid="140cbebc"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font-weight="bold" officeooo:rsid="0c879850" style:font-style-asian="italic" style:font-weight-asian="bold" style:font-style-complex="italic" style:font-weight-complex="bold"/>
    </style:style>
    <style:style style:name="T84" style:family="text">
      <style:text-properties fo:font-style="italic" fo:font-weight="bold" officeooo:rsid="1037b55a" style:font-style-asian="italic" style:font-weight-asian="bold" style:font-style-complex="italic" style:font-weight-complex="bold"/>
    </style:style>
    <style:style style:name="T85" style:family="text">
      <style:text-properties fo:font-style="italic" fo:font-weight="bold" officeooo:rsid="104c90fc" style:font-style-asian="italic" style:font-weight-asian="bold" style:font-style-complex="italic" style:font-weight-complex="bold"/>
    </style:style>
    <style:style style:name="T86" style:family="text">
      <style:text-properties fo:font-style="italic" fo:font-weight="bold" officeooo:rsid="112658bf" style:font-style-asian="italic" style:font-weight-asian="bold" style:font-style-complex="italic" style:font-weight-complex="bold"/>
    </style:style>
    <style:style style:name="T87" style:family="text">
      <style:text-properties fo:font-style="italic" fo:font-weight="bold" officeooo:rsid="127553e5" style:font-style-asian="italic" style:font-weight-asian="bold" style:font-style-complex="italic" style:font-weight-complex="bold"/>
    </style:style>
    <style:style style:name="T88" style:family="text">
      <style:text-properties fo:font-style="italic" fo:font-weight="bold" officeooo:rsid="1039d93a" style:font-style-asian="italic" style:font-weight-asian="bold" style:font-style-complex="italic" style:font-weight-complex="bold"/>
    </style:style>
    <style:style style:name="T89" style:family="text">
      <style:text-properties fo:font-style="italic" fo:font-weight="bold" officeooo:rsid="13689518" style:font-style-asian="italic" style:font-weight-asian="bold" style:font-style-complex="italic" style:font-weight-complex="bold"/>
    </style:style>
    <style:style style:name="T90" style:family="text">
      <style:text-properties fo:font-style="italic" fo:font-weight="bold" officeooo:rsid="136a4842" style:font-style-asian="italic" style:font-weight-asian="bold" style:font-style-complex="italic" style:font-weight-complex="bold"/>
    </style:style>
    <style:style style:name="T91" style:family="text">
      <style:text-properties fo:font-style="italic" fo:font-weight="bold" officeooo:rsid="13895c5d" style:font-style-asian="italic" style:font-weight-asian="bold" style:font-style-complex="italic" style:font-weight-complex="bold"/>
    </style:style>
    <style:style style:name="T92" style:family="text">
      <style:text-properties fo:font-style="italic" fo:font-weight="bold" officeooo:rsid="138c347d" style:font-style-asian="italic" style:font-weight-asian="bold" style:font-style-complex="italic" style:font-weight-complex="bold"/>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c980686" style:font-style-asian="italic" style:font-weight-asian="normal" style:font-style-complex="italic" style:font-weight-complex="normal"/>
    </style:style>
    <style:style style:name="T95" style:family="text">
      <style:text-properties fo:font-style="italic" fo:font-weight="normal" officeooo:rsid="105a0430" style:font-style-asian="italic" style:font-weight-asian="normal" style:font-style-complex="italic" style:font-weight-complex="normal"/>
    </style:style>
    <style:style style:name="T96" style:family="text">
      <style:text-properties fo:font-style="italic" officeooo:rsid="136d849e"/>
    </style:style>
    <style:style style:name="T97" style:family="text">
      <style:text-properties fo:font-weight="normal" style:font-weight-asian="normal" style:font-weight-complex="normal"/>
    </style:style>
    <style:style style:name="T98" style:family="text">
      <style:text-properties fo:font-weight="normal" officeooo:rsid="006728eb" style:font-weight-asian="normal" style:font-weight-complex="normal"/>
    </style:style>
    <style:style style:name="T99" style:family="text">
      <style:text-properties fo:font-weight="normal" officeooo:rsid="00e7b3fa" style:font-weight-asian="normal" style:font-weight-complex="normal"/>
    </style:style>
    <style:style style:name="T100" style:family="text">
      <style:text-properties fo:font-weight="normal" officeooo:rsid="0108b46a" style:font-weight-asian="normal" style:font-weight-complex="normal"/>
    </style:style>
    <style:style style:name="T101" style:family="text">
      <style:text-properties fo:font-weight="normal" officeooo:rsid="06b18df9" style:font-weight-asian="normal" style:font-weight-complex="normal"/>
    </style:style>
    <style:style style:name="T102" style:family="text">
      <style:text-properties fo:font-weight="normal" officeooo:rsid="0c0e23c3" style:font-weight-asian="normal" style:font-weight-complex="normal"/>
    </style:style>
    <style:style style:name="T103" style:family="text">
      <style:text-properties fo:font-weight="normal" officeooo:rsid="0c89435c" style:font-weight-asian="normal" style:font-weight-complex="normal"/>
    </style:style>
    <style:style style:name="T104" style:family="text">
      <style:text-properties fo:font-weight="normal" officeooo:rsid="105399fe" style:font-weight-asian="normal" style:font-weight-complex="normal"/>
    </style:style>
    <style:style style:name="T105" style:family="text">
      <style:text-properties fo:font-weight="normal" officeooo:rsid="10549aab" style:font-weight-asian="normal" style:font-weight-complex="normal"/>
    </style:style>
    <style:style style:name="T106" style:family="text">
      <style:text-properties fo:font-weight="normal" officeooo:rsid="1054cb10" style:font-weight-asian="normal" style:font-weight-complex="normal"/>
    </style:style>
    <style:style style:name="T107" style:family="text">
      <style:text-properties fo:font-weight="normal" officeooo:rsid="1071da26" style:font-weight-asian="normal" style:font-weight-complex="normal"/>
    </style:style>
    <style:style style:name="T108" style:family="text">
      <style:text-properties fo:font-weight="normal" officeooo:rsid="0ffebee9" style:font-weight-asian="normal" style:font-weight-complex="normal"/>
    </style:style>
    <style:style style:name="T109" style:family="text">
      <style:text-properties fo:font-weight="normal" officeooo:rsid="00e96172" style:font-weight-asian="normal" style:font-weight-complex="normal"/>
    </style:style>
    <style:style style:name="T110" style:family="text">
      <style:text-properties fo:font-weight="normal" officeooo:rsid="1111e3fb" style:font-weight-asian="normal" style:font-weight-complex="normal"/>
    </style:style>
    <style:style style:name="T111" style:family="text">
      <style:text-properties fo:font-weight="normal" officeooo:rsid="1112b2d8" style:font-weight-asian="normal" style:font-weight-complex="normal"/>
    </style:style>
    <style:style style:name="T112" style:family="text">
      <style:text-properties fo:font-weight="normal" officeooo:rsid="112658bf" style:font-weight-asian="normal" style:font-weight-complex="normal"/>
    </style:style>
    <style:style style:name="T113" style:family="text">
      <style:text-properties fo:font-weight="normal" officeooo:rsid="127537d9" style:font-weight-asian="normal" style:font-weight-complex="normal"/>
    </style:style>
    <style:style style:name="T114" style:family="text">
      <style:text-properties fo:font-weight="normal" officeooo:rsid="0a7e49f6" style:font-weight-asian="normal" style:font-weight-complex="normal"/>
    </style:style>
    <style:style style:name="T115" style:family="text">
      <style:text-properties fo:font-weight="normal" officeooo:rsid="12c0bf65" style:font-weight-asian="normal" style:font-weight-complex="normal"/>
    </style:style>
    <style:style style:name="T116" style:family="text">
      <style:text-properties fo:font-weight="normal" officeooo:rsid="12eabd77" style:font-weight-asian="normal" style:font-weight-complex="normal"/>
    </style:style>
    <style:style style:name="T117" style:family="text">
      <style:text-properties fo:font-weight="normal" officeooo:rsid="13a1dc94" style:font-weight-asian="normal" style:font-weight-complex="normal"/>
    </style:style>
    <style:style style:name="T118" style:family="text">
      <style:text-properties fo:font-weight="normal" officeooo:rsid="13570377" style:font-weight-asian="normal" style:font-weight-complex="normal"/>
    </style:style>
    <style:style style:name="T119" style:family="text">
      <style:text-properties fo:font-weight="normal" officeooo:rsid="13b2fa70" style:font-weight-asian="normal" style:font-weight-complex="normal"/>
    </style:style>
    <style:style style:name="T120" style:family="text">
      <style:text-properties fo:font-weight="normal" officeooo:rsid="13b5b0dd" style:font-weight-asian="normal" style:font-weight-complex="normal"/>
    </style:style>
    <style:style style:name="T121" style:family="text">
      <style:text-properties fo:font-weight="normal" officeooo:rsid="13b7a321" style:font-weight-asian="normal" style:font-weight-complex="normal"/>
    </style:style>
    <style:style style:name="T122" style:family="text">
      <style:text-properties fo:font-weight="normal" officeooo:rsid="13b7d956" style:font-weight-asian="normal" style:font-weight-complex="normal"/>
    </style:style>
    <style:style style:name="T123" style:family="text">
      <style:text-properties fo:font-style="normal" style:font-style-asian="normal" style:font-style-complex="normal"/>
    </style:style>
    <style:style style:name="T124" style:family="text">
      <style:text-properties fo:font-style="normal" officeooo:rsid="006e9076" style:font-style-asian="normal" style:font-style-complex="normal"/>
    </style:style>
    <style:style style:name="T125" style:family="text">
      <style:text-properties fo:font-style="normal" officeooo:rsid="00755109" style:font-style-asian="normal" style:font-style-complex="normal"/>
    </style:style>
    <style:style style:name="T126" style:family="text">
      <style:text-properties fo:font-style="normal" officeooo:rsid="0077e2b5" style:font-style-asian="normal" style:font-style-complex="normal"/>
    </style:style>
    <style:style style:name="T127" style:family="text">
      <style:text-properties fo:font-style="normal" officeooo:rsid="00c4b1dc" style:font-style-asian="normal" style:font-style-complex="normal"/>
    </style:style>
    <style:style style:name="T128" style:family="text">
      <style:text-properties fo:font-style="normal" officeooo:rsid="00c56989" style:font-style-asian="normal" style:font-style-complex="normal"/>
    </style:style>
    <style:style style:name="T129" style:family="text">
      <style:text-properties fo:font-style="normal" officeooo:rsid="00d06681" style:font-style-asian="normal" style:font-style-complex="normal"/>
    </style:style>
    <style:style style:name="T130" style:family="text">
      <style:text-properties fo:font-style="normal" officeooo:rsid="00e3cc6d" style:font-style-asian="normal" style:font-style-complex="normal"/>
    </style:style>
    <style:style style:name="T131" style:family="text">
      <style:text-properties fo:font-style="normal" officeooo:rsid="0101e9b5" style:font-style-asian="normal" style:font-style-complex="normal"/>
    </style:style>
    <style:style style:name="T132" style:family="text">
      <style:text-properties fo:font-style="normal" officeooo:rsid="0107ec7c" style:font-style-asian="normal" style:font-style-complex="normal"/>
    </style:style>
    <style:style style:name="T133" style:family="text">
      <style:text-properties fo:font-style="normal" officeooo:rsid="01386224" style:font-style-asian="normal" style:font-style-complex="normal"/>
    </style:style>
    <style:style style:name="T134" style:family="text">
      <style:text-properties fo:font-style="normal" officeooo:rsid="0151a14c" style:font-style-asian="normal" style:font-style-complex="normal"/>
    </style:style>
    <style:style style:name="T135" style:family="text">
      <style:text-properties fo:font-style="normal" officeooo:rsid="01606fa9" style:font-style-asian="normal" style:font-style-complex="normal"/>
    </style:style>
    <style:style style:name="T136" style:family="text">
      <style:text-properties fo:font-style="normal" officeooo:rsid="01832bff" style:font-style-asian="normal" style:font-style-complex="normal"/>
    </style:style>
    <style:style style:name="T137" style:family="text">
      <style:text-properties fo:font-style="normal" officeooo:rsid="0189f995" style:font-style-asian="normal" style:font-style-complex="normal"/>
    </style:style>
    <style:style style:name="T138" style:family="text">
      <style:text-properties fo:font-style="normal" officeooo:rsid="01947b64" style:font-style-asian="normal" style:font-style-complex="normal"/>
    </style:style>
    <style:style style:name="T139" style:family="text">
      <style:text-properties fo:font-style="normal" officeooo:rsid="019c3328" style:font-style-asian="normal" style:font-style-complex="normal"/>
    </style:style>
    <style:style style:name="T140" style:family="text">
      <style:text-properties fo:font-style="normal" officeooo:rsid="019e3113" style:font-style-asian="normal" style:font-style-complex="normal"/>
    </style:style>
    <style:style style:name="T141" style:family="text">
      <style:text-properties fo:font-style="normal" officeooo:rsid="01d78476" style:font-style-asian="normal" style:font-style-complex="normal"/>
    </style:style>
    <style:style style:name="T142" style:family="text">
      <style:text-properties fo:font-style="normal" officeooo:rsid="01e0b091" style:font-style-asian="normal" style:font-style-complex="normal"/>
    </style:style>
    <style:style style:name="T143" style:family="text">
      <style:text-properties fo:font-style="normal" officeooo:rsid="01f2ce26" style:font-style-asian="normal" style:font-style-complex="normal"/>
    </style:style>
    <style:style style:name="T144" style:family="text">
      <style:text-properties fo:font-style="normal" officeooo:rsid="0215a235" style:font-style-asian="normal" style:font-style-complex="normal"/>
    </style:style>
    <style:style style:name="T145" style:family="text">
      <style:text-properties fo:font-style="normal" officeooo:rsid="02180d0d" style:font-style-asian="normal" style:font-style-complex="normal"/>
    </style:style>
    <style:style style:name="T146" style:family="text">
      <style:text-properties fo:font-style="normal" officeooo:rsid="021d7afa" style:font-style-asian="normal" style:font-style-complex="normal"/>
    </style:style>
    <style:style style:name="T147" style:family="text">
      <style:text-properties fo:font-style="normal" officeooo:rsid="022191a2" style:font-style-asian="normal" style:font-style-complex="normal"/>
    </style:style>
    <style:style style:name="T148" style:family="text">
      <style:text-properties fo:font-style="normal" officeooo:rsid="022e61d4" style:font-style-asian="normal" style:font-style-complex="normal"/>
    </style:style>
    <style:style style:name="T149" style:family="text">
      <style:text-properties fo:font-style="normal" officeooo:rsid="0233d0cb" style:font-style-asian="normal" style:font-style-complex="normal"/>
    </style:style>
    <style:style style:name="T150" style:family="text">
      <style:text-properties fo:font-style="normal" officeooo:rsid="024b9bb3" style:font-style-asian="normal" style:font-style-complex="normal"/>
    </style:style>
    <style:style style:name="T151" style:family="text">
      <style:text-properties fo:font-style="normal" officeooo:rsid="04009322" style:font-style-asian="normal" style:font-style-complex="normal"/>
    </style:style>
    <style:style style:name="T152" style:family="text">
      <style:text-properties fo:font-style="normal" officeooo:rsid="04f70dd4" style:font-style-asian="normal" style:font-style-complex="normal"/>
    </style:style>
    <style:style style:name="T153" style:family="text">
      <style:text-properties fo:font-style="normal" officeooo:rsid="067dc553" style:font-style-asian="normal" style:font-style-complex="normal"/>
    </style:style>
    <style:style style:name="T154" style:family="text">
      <style:text-properties fo:font-style="normal" officeooo:rsid="067ff8f3" style:font-style-asian="normal" style:font-style-complex="normal"/>
    </style:style>
    <style:style style:name="T155" style:family="text">
      <style:text-properties fo:font-style="normal" officeooo:rsid="067ed626" style:font-style-asian="normal" style:font-style-complex="normal"/>
    </style:style>
    <style:style style:name="T156" style:family="text">
      <style:text-properties fo:font-style="normal" officeooo:rsid="06803c26" style:font-style-asian="normal" style:font-style-complex="normal"/>
    </style:style>
    <style:style style:name="T157" style:family="text">
      <style:text-properties fo:font-style="normal" officeooo:rsid="0687a8a2" style:font-style-asian="normal" style:font-style-complex="normal"/>
    </style:style>
    <style:style style:name="T158" style:family="text">
      <style:text-properties fo:font-style="normal" officeooo:rsid="06959d71" style:font-style-asian="normal" style:font-style-complex="normal"/>
    </style:style>
    <style:style style:name="T159" style:family="text">
      <style:text-properties fo:font-style="normal" officeooo:rsid="06b1a458" style:font-style-asian="normal" style:font-style-complex="normal"/>
    </style:style>
    <style:style style:name="T160" style:family="text">
      <style:text-properties fo:font-style="normal" officeooo:rsid="06bd07da" style:font-style-asian="normal" style:font-style-complex="normal"/>
    </style:style>
    <style:style style:name="T161" style:family="text">
      <style:text-properties fo:font-style="normal" officeooo:rsid="07620a69" style:font-style-asian="normal" style:font-style-complex="normal"/>
    </style:style>
    <style:style style:name="T162" style:family="text">
      <style:text-properties fo:font-style="normal" officeooo:rsid="0afdf933" style:font-style-asian="normal" style:font-style-complex="normal"/>
    </style:style>
    <style:style style:name="T163" style:family="text">
      <style:text-properties fo:font-style="normal" officeooo:rsid="0c77636e" style:font-style-asian="normal" style:font-style-complex="normal"/>
    </style:style>
    <style:style style:name="T164" style:family="text">
      <style:text-properties fo:font-style="normal" officeooo:rsid="0c853bc1" style:font-style-asian="normal" style:font-style-complex="normal"/>
    </style:style>
    <style:style style:name="T165" style:family="text">
      <style:text-properties fo:font-style="normal" officeooo:rsid="0c82af79" style:font-style-asian="normal" style:font-style-complex="normal"/>
    </style:style>
    <style:style style:name="T166" style:family="text">
      <style:text-properties fo:font-style="normal" officeooo:rsid="0d605a99" style:font-style-asian="normal" style:font-style-complex="normal"/>
    </style:style>
    <style:style style:name="T167" style:family="text">
      <style:text-properties fo:font-style="normal" officeooo:rsid="0d635cd4" style:font-style-asian="normal" style:font-style-complex="normal"/>
    </style:style>
    <style:style style:name="T168" style:family="text">
      <style:text-properties fo:font-style="normal" officeooo:rsid="0e46652b" style:font-style-asian="normal" style:font-style-complex="normal"/>
    </style:style>
    <style:style style:name="T169" style:family="text">
      <style:text-properties fo:font-style="normal" officeooo:rsid="0e9cc06c" style:font-style-asian="normal" style:font-style-complex="normal"/>
    </style:style>
    <style:style style:name="T170" style:family="text">
      <style:text-properties fo:font-style="normal" officeooo:rsid="0ee19a87" style:font-style-asian="normal" style:font-style-complex="normal"/>
    </style:style>
    <style:style style:name="T171" style:family="text">
      <style:text-properties fo:font-style="normal" officeooo:rsid="0ffcf975" style:font-style-asian="normal" style:font-style-complex="normal"/>
    </style:style>
    <style:style style:name="T172" style:family="text">
      <style:text-properties fo:font-style="normal" officeooo:rsid="107e5fa3" style:font-style-asian="normal" style:font-style-complex="normal"/>
    </style:style>
    <style:style style:name="T173" style:family="text">
      <style:text-properties fo:font-style="normal" officeooo:rsid="1087c796" style:font-style-asian="normal" style:font-style-complex="normal"/>
    </style:style>
    <style:style style:name="T174" style:family="text">
      <style:text-properties fo:font-style="normal" officeooo:rsid="10aa51f2" style:font-style-asian="normal" style:font-style-complex="normal"/>
    </style:style>
    <style:style style:name="T175" style:family="text">
      <style:text-properties fo:font-style="normal" officeooo:rsid="10b8e4e6" style:font-style-asian="normal" style:font-style-complex="normal"/>
    </style:style>
    <style:style style:name="T176" style:family="text">
      <style:text-properties fo:font-style="normal" officeooo:rsid="10d17ee3" style:font-style-asian="normal" style:font-style-complex="normal"/>
    </style:style>
    <style:style style:name="T177" style:family="text">
      <style:text-properties fo:font-style="normal" officeooo:rsid="10d02bf6" style:font-style-asian="normal" style:font-style-complex="normal"/>
    </style:style>
    <style:style style:name="T178" style:family="text">
      <style:text-properties fo:font-style="normal" officeooo:rsid="10f38ff1" style:font-style-asian="normal" style:font-style-complex="normal"/>
    </style:style>
    <style:style style:name="T179" style:family="text">
      <style:text-properties fo:font-style="normal" officeooo:rsid="10f43832" style:font-style-asian="normal" style:font-style-complex="normal"/>
    </style:style>
    <style:style style:name="T180" style:family="text">
      <style:text-properties fo:font-style="normal" officeooo:rsid="1114dd33" style:font-style-asian="normal" style:font-style-complex="normal"/>
    </style:style>
    <style:style style:name="T181" style:family="text">
      <style:text-properties fo:font-style="normal" officeooo:rsid="0afb00be" style:font-style-asian="normal" style:font-style-complex="normal"/>
    </style:style>
    <style:style style:name="T182" style:family="text">
      <style:text-properties fo:font-style="normal" officeooo:rsid="1125013b" style:font-style-asian="normal" style:font-style-complex="normal"/>
    </style:style>
    <style:style style:name="T183" style:family="text">
      <style:text-properties fo:font-style="normal" officeooo:rsid="11270ecc" style:font-style-asian="normal" style:font-style-complex="normal"/>
    </style:style>
    <style:style style:name="T184" style:family="text">
      <style:text-properties fo:font-style="normal" officeooo:rsid="113d2961" style:font-style-asian="normal" style:font-style-complex="normal"/>
    </style:style>
    <style:style style:name="T185" style:family="text">
      <style:text-properties fo:font-style="normal" officeooo:rsid="11535881" style:font-style-asian="normal" style:font-style-complex="normal"/>
    </style:style>
    <style:style style:name="T186" style:family="text">
      <style:text-properties fo:font-style="normal" officeooo:rsid="11d7510b" style:font-style-asian="normal" style:font-style-complex="normal"/>
    </style:style>
    <style:style style:name="T187" style:family="text">
      <style:text-properties fo:font-style="normal" officeooo:rsid="123d9ff6" style:font-style-asian="normal" style:font-style-complex="normal"/>
    </style:style>
    <style:style style:name="T188" style:family="text">
      <style:text-properties fo:font-style="normal" officeooo:rsid="12740d8d" style:font-style-asian="normal" style:font-style-complex="normal"/>
    </style:style>
    <style:style style:name="T189" style:family="text">
      <style:text-properties fo:font-style="normal" officeooo:rsid="1277d7d4" style:font-style-asian="normal" style:font-style-complex="normal"/>
    </style:style>
    <style:style style:name="T190" style:family="text">
      <style:text-properties fo:font-style="normal" officeooo:rsid="12820943" style:font-style-asian="normal" style:font-style-complex="normal"/>
    </style:style>
    <style:style style:name="T191" style:family="text">
      <style:text-properties fo:font-style="normal" officeooo:rsid="1284e66b" style:font-style-asian="normal" style:font-style-complex="normal"/>
    </style:style>
    <style:style style:name="T192" style:family="text">
      <style:text-properties fo:font-style="normal" officeooo:rsid="12949f0d" style:font-style-asian="normal" style:font-style-complex="normal"/>
    </style:style>
    <style:style style:name="T193" style:family="text">
      <style:text-properties fo:font-style="normal" officeooo:rsid="12985573" style:font-style-asian="normal" style:font-style-complex="normal"/>
    </style:style>
    <style:style style:name="T194" style:family="text">
      <style:text-properties fo:font-style="normal" officeooo:rsid="129b7e84" style:font-style-asian="normal" style:font-style-complex="normal"/>
    </style:style>
    <style:style style:name="T195" style:family="text">
      <style:text-properties fo:font-style="normal" officeooo:rsid="12a3d353" style:font-style-asian="normal" style:font-style-complex="normal"/>
    </style:style>
    <style:style style:name="T196" style:family="text">
      <style:text-properties fo:font-style="normal" officeooo:rsid="12a71344" style:font-style-asian="normal" style:font-style-complex="normal"/>
    </style:style>
    <style:style style:name="T197" style:family="text">
      <style:text-properties fo:font-style="normal" officeooo:rsid="0e6acf3d" style:font-style-asian="normal" style:font-style-complex="normal"/>
    </style:style>
    <style:style style:name="T198" style:family="text">
      <style:text-properties fo:font-style="normal" officeooo:rsid="01073ac9" style:font-style-asian="normal" style:font-style-complex="normal"/>
    </style:style>
    <style:style style:name="T199" style:family="text">
      <style:text-properties fo:font-style="normal" officeooo:rsid="012e0b0f" style:font-style-asian="normal" style:font-style-complex="normal"/>
    </style:style>
    <style:style style:name="T200" style:family="text">
      <style:text-properties fo:font-style="normal" officeooo:rsid="13454456" style:font-style-asian="normal" style:font-style-complex="normal"/>
    </style:style>
    <style:style style:name="T201" style:family="text">
      <style:text-properties fo:font-style="normal" officeooo:rsid="1345384c" style:font-style-asian="normal" style:font-style-complex="normal"/>
    </style:style>
    <style:style style:name="T202" style:family="text">
      <style:text-properties fo:font-style="normal" officeooo:rsid="1348c671" style:font-style-asian="normal" style:font-style-complex="normal"/>
    </style:style>
    <style:style style:name="T203" style:family="text">
      <style:text-properties fo:font-style="normal" officeooo:rsid="136b1d1a" style:font-style-asian="normal" style:font-style-complex="normal"/>
    </style:style>
    <style:style style:name="T204" style:family="text">
      <style:text-properties fo:font-style="normal" officeooo:rsid="137dc342" style:font-style-asian="normal" style:font-style-complex="normal"/>
    </style:style>
    <style:style style:name="T205" style:family="text">
      <style:text-properties fo:font-style="normal" officeooo:rsid="137ea914" style:font-style-asian="normal" style:font-style-complex="normal"/>
    </style:style>
    <style:style style:name="T206" style:family="text">
      <style:text-properties fo:font-style="normal" officeooo:rsid="13807cdf" style:font-style-asian="normal" style:font-style-complex="normal"/>
    </style:style>
    <style:style style:name="T207" style:family="text">
      <style:text-properties fo:font-style="normal" officeooo:rsid="1214ef89" style:font-style-asian="normal" style:font-style-complex="normal"/>
    </style:style>
    <style:style style:name="T208" style:family="text">
      <style:text-properties fo:font-style="normal" officeooo:rsid="13b12d82" style:font-style-asian="normal" style:font-style-complex="normal"/>
    </style:style>
    <style:style style:name="T209" style:family="text">
      <style:text-properties fo:font-style="normal" officeooo:rsid="135496c8" style:font-style-asian="normal" style:font-style-complex="normal"/>
    </style:style>
    <style:style style:name="T210" style:family="text">
      <style:text-properties fo:font-style="normal" officeooo:rsid="13b82c54" style:font-style-asian="normal" style:font-style-complex="normal"/>
    </style:style>
    <style:style style:name="T211" style:family="text">
      <style:text-properties fo:font-style="normal" officeooo:rsid="13c5a5ef" style:font-style-asian="normal" style:font-style-complex="normal"/>
    </style:style>
    <style:style style:name="T212" style:family="text">
      <style:text-properties fo:font-style="normal" officeooo:rsid="13c64e8a" style:font-style-asian="normal" style:font-style-complex="normal"/>
    </style:style>
    <style:style style:name="T213" style:family="text">
      <style:text-properties fo:font-style="normal" officeooo:rsid="13e1fbfb" style:font-style-asian="normal" style:font-style-complex="normal"/>
    </style:style>
    <style:style style:name="T214" style:family="text">
      <style:text-properties fo:font-style="normal" officeooo:rsid="133d9feb" style:font-style-asian="normal" style:font-style-complex="normal"/>
    </style:style>
    <style:style style:name="T215" style:family="text">
      <style:text-properties fo:font-style="normal" officeooo:rsid="13e91954" style:font-style-asian="normal" style:font-style-complex="normal"/>
    </style:style>
    <style:style style:name="T216" style:family="text">
      <style:text-properties fo:font-style="normal" officeooo:rsid="13f8ae79" style:font-style-asian="normal" style:font-style-complex="normal"/>
    </style:style>
    <style:style style:name="T217" style:family="text">
      <style:text-properties fo:font-style="normal" officeooo:rsid="13fc4b87" style:font-style-asian="normal" style:font-style-complex="normal"/>
    </style:style>
    <style:style style:name="T218" style:family="text">
      <style:text-properties fo:font-style="normal" officeooo:rsid="14071960" style:font-style-asian="normal" style:font-style-complex="normal"/>
    </style:style>
    <style:style style:name="T219" style:family="text">
      <style:text-properties fo:font-style="normal" officeooo:rsid="140cbebc" style:font-style-asian="normal" style:font-style-complex="normal"/>
    </style:style>
    <style:style style:name="T220" style:family="text">
      <style:text-properties fo:font-style="normal" fo:font-weight="normal" style:font-style-asian="normal" style:font-weight-asian="normal" style:font-style-complex="normal" style:font-weight-complex="normal"/>
    </style:style>
    <style:style style:name="T221" style:family="text">
      <style:text-properties fo:font-style="normal" fo:font-weight="normal" officeooo:rsid="00755109" style:font-style-asian="normal" style:font-weight-asian="normal" style:font-style-complex="normal" style:font-weight-complex="normal"/>
    </style:style>
    <style:style style:name="T222" style:family="text">
      <style:text-properties fo:font-style="normal" fo:font-weight="normal" officeooo:rsid="017dd1f5" style:font-style-asian="normal" style:font-weight-asian="normal" style:font-style-complex="normal" style:font-weight-complex="normal"/>
    </style:style>
    <style:style style:name="T223" style:family="text">
      <style:text-properties fo:font-style="normal" fo:font-weight="normal" officeooo:rsid="01814254" style:font-style-asian="normal" style:font-weight-asian="normal" style:font-style-complex="normal" style:font-weight-complex="normal"/>
    </style:style>
    <style:style style:name="T224" style:family="text">
      <style:text-properties fo:font-style="normal" fo:font-weight="normal" officeooo:rsid="01f2ce26" style:font-style-asian="normal" style:font-weight-asian="normal" style:font-style-complex="normal" style:font-weight-complex="normal"/>
    </style:style>
    <style:style style:name="T225" style:family="text">
      <style:text-properties fo:font-style="normal" fo:font-weight="normal" officeooo:rsid="0afdf933" style:font-style-asian="normal" style:font-weight-asian="normal" style:font-style-complex="normal" style:font-weight-complex="normal"/>
    </style:style>
    <style:style style:name="T226" style:family="text">
      <style:text-properties fo:font-style="normal" fo:font-weight="normal" officeooo:rsid="0c77636e" style:font-style-asian="normal" style:font-weight-asian="normal" style:font-style-complex="normal" style:font-weight-complex="normal"/>
    </style:style>
    <style:style style:name="T227" style:family="text">
      <style:text-properties fo:font-style="normal" fo:font-weight="normal" officeooo:rsid="0c879850" style:font-style-asian="normal" style:font-weight-asian="normal" style:font-style-complex="normal" style:font-weight-complex="normal"/>
    </style:style>
    <style:style style:name="T228" style:family="text">
      <style:text-properties fo:font-style="normal" fo:font-weight="normal" officeooo:rsid="0c93a75c" style:font-style-asian="normal" style:font-weight-asian="normal" style:font-style-complex="normal" style:font-weight-complex="normal"/>
    </style:style>
    <style:style style:name="T229" style:family="text">
      <style:text-properties fo:font-style="normal" fo:font-weight="normal" officeooo:rsid="0d635cd4" style:font-style-asian="normal" style:font-weight-asian="normal" style:font-style-complex="normal" style:font-weight-complex="normal"/>
    </style:style>
    <style:style style:name="T230" style:family="text">
      <style:text-properties fo:font-style="normal" fo:font-weight="normal" officeooo:rsid="0ffcf975" style:font-style-asian="normal" style:font-weight-asian="normal" style:font-style-complex="normal" style:font-weight-complex="normal"/>
    </style:style>
    <style:style style:name="T231" style:family="text">
      <style:text-properties fo:font-style="normal" fo:font-weight="normal" officeooo:rsid="1037b55a" style:font-style-asian="normal" style:font-weight-asian="normal" style:font-style-complex="normal" style:font-weight-complex="normal"/>
    </style:style>
    <style:style style:name="T232" style:family="text">
      <style:text-properties fo:font-style="normal" fo:font-weight="normal" officeooo:rsid="1058770e" style:font-style-asian="normal" style:font-weight-asian="normal" style:font-style-complex="normal" style:font-weight-complex="normal"/>
    </style:style>
    <style:style style:name="T233" style:family="text">
      <style:text-properties fo:font-style="normal" fo:font-weight="normal" officeooo:rsid="1039d93a" style:font-style-asian="normal" style:font-weight-asian="normal" style:font-style-complex="normal" style:font-weight-complex="normal"/>
    </style:style>
    <style:style style:name="T234" style:family="text">
      <style:text-properties fo:font-style="normal" fo:font-weight="normal" officeooo:rsid="105947aa" style:font-style-asian="normal" style:font-weight-asian="normal" style:font-style-complex="normal" style:font-weight-complex="normal"/>
    </style:style>
    <style:style style:name="T235" style:family="text">
      <style:text-properties fo:font-style="normal" fo:font-weight="normal" officeooo:rsid="105a0430" style:font-style-asian="normal" style:font-weight-asian="normal" style:font-style-complex="normal" style:font-weight-complex="normal"/>
    </style:style>
    <style:style style:name="T236" style:family="text">
      <style:text-properties fo:font-style="normal" fo:font-weight="normal" officeooo:rsid="105f3bf3" style:font-style-asian="normal" style:font-weight-asian="normal" style:font-style-complex="normal" style:font-weight-complex="normal"/>
    </style:style>
    <style:style style:name="T237" style:family="text">
      <style:text-properties fo:font-style="normal" fo:font-weight="normal" officeooo:rsid="10b34ab1" style:font-style-asian="normal" style:font-weight-asian="normal" style:font-style-complex="normal" style:font-weight-complex="normal"/>
    </style:style>
    <style:style style:name="T238" style:family="text">
      <style:text-properties fo:font-style="normal" fo:font-weight="normal" officeooo:rsid="10d62ee8" style:font-style-asian="normal" style:font-weight-asian="normal" style:font-style-complex="normal" style:font-weight-complex="normal"/>
    </style:style>
    <style:style style:name="T239" style:family="text">
      <style:text-properties fo:font-style="normal" fo:font-weight="normal" officeooo:rsid="10d813fb" style:font-style-asian="normal" style:font-weight-asian="normal" style:font-style-complex="normal" style:font-weight-complex="normal"/>
    </style:style>
    <style:style style:name="T240" style:family="text">
      <style:text-properties fo:font-style="normal" fo:font-weight="normal" officeooo:rsid="10d917a1" style:font-style-asian="normal" style:font-weight-asian="normal" style:font-style-complex="normal" style:font-weight-complex="normal"/>
    </style:style>
    <style:style style:name="T241" style:family="text">
      <style:text-properties fo:font-style="normal" fo:font-weight="normal" officeooo:rsid="11003dbe" style:font-style-asian="normal" style:font-weight-asian="normal" style:font-style-complex="normal" style:font-weight-complex="normal"/>
    </style:style>
    <style:style style:name="T242" style:family="text">
      <style:text-properties fo:font-style="normal" fo:font-weight="normal" officeooo:rsid="1120b66a" style:font-style-asian="normal" style:font-weight-asian="normal" style:font-style-complex="normal" style:font-weight-complex="normal"/>
    </style:style>
    <style:style style:name="T243" style:family="text">
      <style:text-properties fo:font-style="normal" fo:font-weight="normal" officeooo:rsid="0afb00be" style:font-style-asian="normal" style:font-weight-asian="normal" style:font-style-complex="normal" style:font-weight-complex="normal"/>
    </style:style>
    <style:style style:name="T244" style:family="text">
      <style:text-properties fo:font-style="normal" fo:font-weight="normal" officeooo:rsid="11232b98" style:font-style-asian="normal" style:font-weight-asian="normal" style:font-style-complex="normal" style:font-weight-complex="normal"/>
    </style:style>
    <style:style style:name="T245" style:family="text">
      <style:text-properties fo:font-style="normal" fo:font-weight="normal" officeooo:rsid="112658bf" style:font-style-asian="normal" style:font-weight-asian="normal" style:font-style-complex="normal" style:font-weight-complex="normal"/>
    </style:style>
    <style:style style:name="T246" style:family="text">
      <style:text-properties fo:font-style="normal" fo:font-weight="normal" officeooo:rsid="12896d3d" style:font-style-asian="normal" style:font-weight-asian="normal" style:font-style-complex="normal" style:font-weight-complex="normal"/>
    </style:style>
    <style:style style:name="T247" style:family="text">
      <style:text-properties fo:font-style="normal" fo:font-weight="normal" officeooo:rsid="014670bd" style:font-style-asian="normal" style:font-weight-asian="normal" style:font-style-complex="normal" style:font-weight-complex="normal"/>
    </style:style>
    <style:style style:name="T248" style:family="text">
      <style:text-properties fo:font-style="normal" fo:font-weight="normal" officeooo:rsid="1296f0eb" style:font-style-asian="normal" style:font-weight-asian="normal" style:font-style-complex="normal" style:font-weight-complex="normal"/>
    </style:style>
    <style:style style:name="T249" style:family="text">
      <style:text-properties fo:font-style="normal" fo:font-weight="normal" officeooo:rsid="13241b16" style:font-style-asian="normal" style:font-weight-asian="normal" style:font-style-complex="normal" style:font-weight-complex="normal"/>
    </style:style>
    <style:style style:name="T250" style:family="text">
      <style:text-properties fo:font-style="normal" fo:font-weight="normal" officeooo:rsid="13823237" style:font-style-asian="normal" style:font-weight-asian="normal" style:font-style-complex="normal" style:font-weight-complex="normal"/>
    </style:style>
    <style:style style:name="T251" style:family="text">
      <style:text-properties fo:font-style="normal" fo:font-weight="normal" officeooo:rsid="13895c5d" style:font-style-asian="normal" style:font-weight-asian="normal" style:font-style-complex="normal" style:font-weight-complex="normal"/>
    </style:style>
    <style:style style:name="T252" style:family="text">
      <style:text-properties fo:font-style="normal" fo:font-weight="normal" officeooo:rsid="138acbb9" style:font-style-asian="normal" style:font-weight-asian="normal" style:font-style-complex="normal" style:font-weight-complex="normal"/>
    </style:style>
    <style:style style:name="T253" style:family="text">
      <style:text-properties fo:font-style="normal" fo:font-weight="normal" officeooo:rsid="13c5a5ef" style:font-style-asian="normal" style:font-weight-asian="normal" style:font-style-complex="normal" style:font-weight-complex="normal"/>
    </style:style>
    <style:style style:name="T254" style:family="text">
      <style:text-properties fo:font-style="normal" fo:font-weight="normal" officeooo:rsid="1288cdd0" style:font-style-asian="normal" style:font-weight-asian="normal" style:font-style-complex="normal" style:font-weight-complex="normal"/>
    </style:style>
    <style:style style:name="T255" style:family="text">
      <style:text-properties fo:font-style="normal" fo:font-weight="normal" officeooo:rsid="13c9dec1" style:font-style-asian="normal" style:font-weight-asian="normal" style:font-style-complex="normal" style:font-weight-complex="normal"/>
    </style:style>
    <style:style style:name="T256" style:family="text">
      <style:text-properties fo:font-style="normal" fo:font-weight="normal" officeooo:rsid="13c7e032" style:font-style-asian="normal" style:font-weight-asian="normal" style:font-style-complex="normal" style:font-weight-complex="normal"/>
    </style:style>
    <style:style style:name="T257" style:family="text">
      <style:text-properties fo:font-style="normal" fo:font-weight="normal" officeooo:rsid="13cfd61b" style:font-style-asian="normal" style:font-weight-asian="normal" style:font-style-complex="normal" style:font-weight-complex="normal"/>
    </style:style>
    <style:style style:name="T258" style:family="text">
      <style:text-properties fo:font-style="normal" fo:font-weight="bold" style:font-style-asian="normal" style:font-weight-asian="bold" style:font-style-complex="normal" style:font-weight-complex="bold"/>
    </style:style>
    <style:style style:name="T259" style:family="text">
      <style:text-properties fo:font-style="normal" fo:font-weight="bold" officeooo:rsid="00755109" style:font-style-asian="normal" style:font-weight-asian="bold" style:font-style-complex="normal" style:font-weight-complex="bold"/>
    </style:style>
    <style:style style:name="T260" style:family="text">
      <style:text-properties fo:font-style="normal" fo:font-weight="bold" officeooo:rsid="0c77636e" style:font-style-asian="normal" style:font-weight-asian="bold" style:font-style-complex="normal" style:font-weight-complex="bold"/>
    </style:style>
    <style:style style:name="T261" style:family="text">
      <style:text-properties fo:font-style="normal" fo:font-weight="bold" officeooo:rsid="0d635cd4" style:font-style-asian="normal" style:font-weight-asian="bold" style:font-style-complex="normal" style:font-weight-complex="bold"/>
    </style:style>
    <style:style style:name="T262" style:family="text">
      <style:text-properties fo:font-style="normal" fo:font-weight="bold" officeooo:rsid="0ffcf975" style:font-style-asian="normal" style:font-weight-asian="bold" style:font-style-complex="normal" style:font-weight-complex="bold"/>
    </style:style>
    <style:style style:name="T263" style:family="text">
      <style:text-properties fo:font-style="normal" fo:font-weight="bold" officeooo:rsid="1039d93a" style:font-style-asian="normal" style:font-weight-asian="bold" style:font-style-complex="normal" style:font-weight-complex="bold"/>
    </style:style>
    <style:style style:name="T264" style:family="text">
      <style:text-properties fo:font-style="normal" fo:font-weight="bold" officeooo:rsid="107e5fa3" style:font-style-asian="normal" style:font-weight-asian="bold" style:font-style-complex="normal" style:font-weight-complex="bold"/>
    </style:style>
    <style:style style:name="T265" style:family="text">
      <style:text-properties fo:font-style="normal" fo:font-weight="bold" officeooo:rsid="111ba629" style:font-style-asian="normal" style:font-weight-asian="bold" style:font-style-complex="normal" style:font-weight-complex="bold"/>
    </style:style>
    <style:style style:name="T266" style:family="text">
      <style:text-properties fo:font-style="normal" fo:font-weight="bold" officeooo:rsid="0afb00be" style:font-style-asian="normal" style:font-weight-asian="bold" style:font-style-complex="normal" style:font-weight-complex="bold"/>
    </style:style>
    <style:style style:name="T267" style:family="text">
      <style:text-properties fo:font-style="normal" fo:font-weight="bold" officeooo:rsid="1037b55a" style:font-style-asian="normal" style:font-weight-asian="bold" style:font-style-complex="normal" style:font-weight-complex="bold"/>
    </style:style>
    <style:style style:name="T268" style:family="text">
      <style:text-properties fo:font-style="normal" fo:font-weight="bold" officeooo:rsid="13c7e032" style:font-style-asian="normal" style:font-weight-asian="bold" style:font-style-complex="normal" style:font-weight-complex="bold"/>
    </style:style>
    <style:style style:name="T269" style:family="text">
      <style:text-properties style:font-name="Liberation Mono1"/>
    </style:style>
    <style:style style:name="T270" style:family="text">
      <style:text-properties style:font-name="Liberation Mono1" fo:font-size="10pt"/>
    </style:style>
    <style:style style:name="T271" style:family="text">
      <style:text-properties style:font-name="Liberation Mono1" fo:font-size="10pt" style:font-size-asian="10pt" style:font-size-complex="10pt"/>
    </style:style>
    <style:style style:name="T272" style:family="text">
      <style:text-properties style:font-name="Liberation Mono1" fo:font-size="10pt" officeooo:rsid="00c322e0" style:font-size-asian="10pt" style:font-size-complex="10pt"/>
    </style:style>
    <style:style style:name="T273" style:family="text">
      <style:text-properties style:font-name="Liberation Mono1" fo:font-size="10pt" officeooo:rsid="00c6e205" style:font-size-asian="10pt" style:font-size-complex="10pt"/>
    </style:style>
    <style:style style:name="T274" style:family="text">
      <style:text-properties style:font-name="Liberation Mono1" fo:font-size="10pt" officeooo:rsid="00c99246" style:font-size-asian="10pt" style:font-size-complex="10pt"/>
    </style:style>
    <style:style style:name="T275" style:family="text">
      <style:text-properties style:font-name="Liberation Mono1" fo:font-size="10pt" officeooo:rsid="00558d4e" style:font-size-asian="10pt" style:font-size-complex="10pt"/>
    </style:style>
    <style:style style:name="T276" style:family="text">
      <style:text-properties style:font-name="Liberation Mono1" fo:font-size="10pt" officeooo:rsid="00e521f1" style:font-size-asian="10pt" style:font-size-complex="10pt"/>
    </style:style>
    <style:style style:name="T277" style:family="text">
      <style:text-properties style:font-name="Liberation Mono1" fo:font-size="10pt" officeooo:rsid="010c7b1d" style:font-size-asian="10pt" style:font-size-complex="10pt"/>
    </style:style>
    <style:style style:name="T278" style:family="text">
      <style:text-properties style:font-name="Liberation Mono1" fo:font-size="10pt" officeooo:rsid="013db623" style:font-size-asian="10pt" style:font-size-complex="10pt"/>
    </style:style>
    <style:style style:name="T279" style:family="text">
      <style:text-properties style:font-name="Liberation Mono1" fo:font-size="10pt" officeooo:rsid="01966cc0" style:font-size-asian="10pt" style:font-size-complex="10pt"/>
    </style:style>
    <style:style style:name="T280" style:family="text">
      <style:text-properties style:font-name="Liberation Mono1" fo:font-size="10pt" officeooo:rsid="01be9309" style:font-size-asian="10pt" style:font-size-complex="10pt"/>
    </style:style>
    <style:style style:name="T281" style:family="text">
      <style:text-properties style:font-name="Liberation Mono1" fo:font-size="10pt" officeooo:rsid="01da502f" style:font-size-asian="10pt" style:font-size-complex="10pt"/>
    </style:style>
    <style:style style:name="T282" style:family="text">
      <style:text-properties style:font-name="Liberation Mono1" fo:font-size="10pt" officeooo:rsid="01ee9235" style:font-size-asian="10pt" style:font-size-complex="10pt"/>
    </style:style>
    <style:style style:name="T283" style:family="text">
      <style:text-properties style:font-name="Liberation Mono1" fo:font-size="10pt" officeooo:rsid="021f347c" style:font-size-asian="10pt" style:font-size-complex="10pt"/>
    </style:style>
    <style:style style:name="T284" style:family="text">
      <style:text-properties style:font-name="Liberation Mono1" fo:font-size="10pt" officeooo:rsid="0226b30f" style:font-size-asian="10pt" style:font-size-complex="10pt"/>
    </style:style>
    <style:style style:name="T285" style:family="text">
      <style:text-properties style:font-name="Liberation Mono1" fo:font-size="10pt" officeooo:rsid="02238030" style:font-size-asian="10pt" style:font-size-complex="10pt"/>
    </style:style>
    <style:style style:name="T286" style:family="text">
      <style:text-properties style:font-name="Liberation Mono1" fo:font-size="10pt" officeooo:rsid="022cfecf" style:font-size-asian="10pt" style:font-size-complex="10pt"/>
    </style:style>
    <style:style style:name="T287" style:family="text">
      <style:text-properties style:font-name="Liberation Mono1" fo:font-size="10pt" officeooo:rsid="022ed3e3" style:font-size-asian="10pt" style:font-size-complex="10pt"/>
    </style:style>
    <style:style style:name="T288" style:family="text">
      <style:text-properties style:font-name="Liberation Mono1" fo:font-size="10pt" officeooo:rsid="02479e6a" style:font-size-asian="10pt" style:font-size-complex="10pt"/>
    </style:style>
    <style:style style:name="T289" style:family="text">
      <style:text-properties style:font-name="Liberation Mono1" fo:font-size="10pt" officeooo:rsid="0b71083e" style:font-size-asian="10pt" style:font-size-complex="10pt"/>
    </style:style>
    <style:style style:name="T290" style:family="text">
      <style:text-properties style:font-name="Liberation Mono1" fo:font-size="10pt" officeooo:rsid="0c83bad1" style:font-size-asian="10pt" style:font-size-complex="10pt"/>
    </style:style>
    <style:style style:name="T291" style:family="text">
      <style:text-properties style:font-name="Liberation Mono1" fo:font-size="10pt" officeooo:rsid="0de45ac6" style:font-size-asian="10pt" style:font-size-complex="10pt"/>
    </style:style>
    <style:style style:name="T292" style:family="text">
      <style:text-properties style:font-name="Liberation Mono1" fo:font-size="10pt" officeooo:rsid="0e9ac66b" style:font-size-asian="10pt" style:font-size-complex="10pt"/>
    </style:style>
    <style:style style:name="T293" style:family="text">
      <style:text-properties style:font-name="Liberation Mono1" fo:font-size="10pt" officeooo:rsid="0c0e23c3" style:font-size-asian="10pt" style:font-size-complex="10pt"/>
    </style:style>
    <style:style style:name="T294" style:family="text">
      <style:text-properties style:font-name="Liberation Mono1" fo:font-size="10pt" officeooo:rsid="067ed626" style:font-size-asian="10pt" style:font-size-complex="10pt"/>
    </style:style>
    <style:style style:name="T295" style:family="text">
      <style:text-properties style:font-name="Liberation Mono1" fo:font-size="10pt" officeooo:rsid="10827c2a" style:font-size-asian="10pt" style:font-size-complex="10pt"/>
    </style:style>
    <style:style style:name="T296" style:family="text">
      <style:text-properties style:font-name="Liberation Mono1" fo:font-size="10pt" officeooo:rsid="107e5fa3" style:font-size-asian="10pt" style:font-size-complex="10pt"/>
    </style:style>
    <style:style style:name="T297" style:family="text">
      <style:text-properties style:font-name="Liberation Mono1" fo:font-size="10pt" officeooo:rsid="1083c3c6" style:font-size-asian="10pt" style:font-size-complex="10pt"/>
    </style:style>
    <style:style style:name="T298" style:family="text">
      <style:text-properties style:font-name="Liberation Mono1" fo:font-size="10pt" officeooo:rsid="10aa51f2" style:font-size-asian="10pt" style:font-size-complex="10pt"/>
    </style:style>
    <style:style style:name="T299" style:family="text">
      <style:text-properties style:font-name="Liberation Mono1" fo:font-size="10pt" officeooo:rsid="10b4095b" style:font-size-asian="10pt" style:font-size-complex="10pt"/>
    </style:style>
    <style:style style:name="T300" style:family="text">
      <style:text-properties style:font-name="Liberation Mono1" fo:font-size="10pt" officeooo:rsid="10b4100d" style:font-size-asian="10pt" style:font-size-complex="10pt"/>
    </style:style>
    <style:style style:name="T301" style:family="text">
      <style:text-properties style:font-name="Liberation Mono1" fo:font-size="10pt" officeooo:rsid="10ad06af" style:font-size-asian="10pt" style:font-size-complex="10pt"/>
    </style:style>
    <style:style style:name="T302" style:family="text">
      <style:text-properties style:font-name="Liberation Mono1" fo:font-size="10pt" officeooo:rsid="04f70dd4" style:font-size-asian="10pt" style:font-size-complex="10pt"/>
    </style:style>
    <style:style style:name="T303" style:family="text">
      <style:text-properties style:font-name="Liberation Mono1" fo:font-size="10pt" officeooo:rsid="10b0a88d" style:font-size-asian="10pt" style:font-size-complex="10pt"/>
    </style:style>
    <style:style style:name="T304" style:family="text">
      <style:text-properties style:font-name="Liberation Mono1" fo:font-size="10pt" officeooo:rsid="10b827ad" style:font-size-asian="10pt" style:font-size-complex="10pt"/>
    </style:style>
    <style:style style:name="T305" style:family="text">
      <style:text-properties style:font-name="Liberation Mono1" fo:font-size="10pt" officeooo:rsid="10c0071b" style:font-size-asian="10pt" style:font-size-complex="10pt"/>
    </style:style>
    <style:style style:name="T306" style:family="text">
      <style:text-properties style:font-name="Liberation Mono1" fo:font-size="10pt" officeooo:rsid="10c7b5e7" style:font-size-asian="10pt" style:font-size-complex="10pt"/>
    </style:style>
    <style:style style:name="T307" style:family="text">
      <style:text-properties style:font-name="Liberation Mono1" fo:font-size="10pt" officeooo:rsid="00fd44d2" style:font-size-asian="10pt" style:font-size-complex="10pt"/>
    </style:style>
    <style:style style:name="T308" style:family="text">
      <style:text-properties style:font-name="Liberation Mono1" fo:font-size="10pt" officeooo:rsid="10c90dfb" style:font-size-asian="10pt" style:font-size-complex="10pt"/>
    </style:style>
    <style:style style:name="T309" style:family="text">
      <style:text-properties style:font-name="Liberation Mono1" fo:font-size="10pt" officeooo:rsid="10d02bf6" style:font-size-asian="10pt" style:font-size-complex="10pt"/>
    </style:style>
    <style:style style:name="T310" style:family="text">
      <style:text-properties style:font-name="Liberation Mono1" fo:font-size="10pt" officeooo:rsid="10d21ae7" style:font-size-asian="10pt" style:font-size-complex="10pt"/>
    </style:style>
    <style:style style:name="T311" style:family="text">
      <style:text-properties style:font-name="Liberation Mono1" fo:font-size="10pt" officeooo:rsid="10ee39c3" style:font-size-asian="10pt" style:font-size-complex="10pt"/>
    </style:style>
    <style:style style:name="T312" style:family="text">
      <style:text-properties style:font-name="Liberation Mono1" fo:font-size="10pt" officeooo:rsid="00677c60" style:font-size-asian="10pt" style:font-size-complex="10pt"/>
    </style:style>
    <style:style style:name="T313" style:family="text">
      <style:text-properties style:font-name="Liberation Mono1" fo:font-size="10pt" officeooo:rsid="10f38ff1" style:font-size-asian="10pt" style:font-size-complex="10pt"/>
    </style:style>
    <style:style style:name="T314" style:family="text">
      <style:text-properties style:font-name="Liberation Mono1" fo:font-size="10pt" officeooo:rsid="10edae09" style:font-size-asian="10pt" style:font-size-complex="10pt"/>
    </style:style>
    <style:style style:name="T315" style:family="text">
      <style:text-properties style:font-name="Liberation Mono1" fo:font-size="10pt" officeooo:rsid="10f8b372" style:font-size-asian="10pt" style:font-size-complex="10pt"/>
    </style:style>
    <style:style style:name="T316" style:family="text">
      <style:text-properties style:font-name="Liberation Mono1" fo:font-size="10pt" officeooo:rsid="10f9c94d" style:font-size-asian="10pt" style:font-size-complex="10pt"/>
    </style:style>
    <style:style style:name="T317" style:family="text">
      <style:text-properties style:font-name="Liberation Mono1" fo:font-size="10pt" officeooo:rsid="00d622a1" style:font-size-asian="10pt" style:font-size-complex="10pt"/>
    </style:style>
    <style:style style:name="T318" style:family="text">
      <style:text-properties style:font-name="Liberation Mono1" fo:font-size="10pt" officeooo:rsid="11104ce0" style:font-size-asian="10pt" style:font-size-complex="10pt"/>
    </style:style>
    <style:style style:name="T319" style:family="text">
      <style:text-properties style:font-name="Liberation Mono1" fo:font-size="10pt" officeooo:rsid="1111e3fb" style:font-size-asian="10pt" style:font-size-complex="10pt"/>
    </style:style>
    <style:style style:name="T320" style:family="text">
      <style:text-properties style:font-name="Liberation Mono1" fo:font-size="10pt" officeooo:rsid="01e568e0" style:font-size-asian="10pt" style:font-size-complex="10pt"/>
    </style:style>
    <style:style style:name="T321" style:family="text">
      <style:text-properties style:font-name="Liberation Mono1" fo:font-size="10pt" officeooo:rsid="00dc0463" style:font-size-asian="10pt" style:font-size-complex="10pt"/>
    </style:style>
    <style:style style:name="T322" style:family="text">
      <style:text-properties style:font-name="Liberation Mono1" fo:font-size="10pt" officeooo:rsid="111655f1" style:font-size-asian="10pt" style:font-size-complex="10pt"/>
    </style:style>
    <style:style style:name="T323" style:family="text">
      <style:text-properties style:font-name="Liberation Mono1" fo:font-size="10pt" officeooo:rsid="00c13d78" style:font-size-asian="10pt" style:font-size-complex="10pt"/>
    </style:style>
    <style:style style:name="T324" style:family="text">
      <style:text-properties style:font-name="Liberation Mono1" fo:font-size="10pt" officeooo:rsid="111c30c1" style:font-size-asian="10pt" style:font-size-complex="10pt"/>
    </style:style>
    <style:style style:name="T325" style:family="text">
      <style:text-properties style:font-name="Liberation Mono1" fo:font-size="10pt" officeooo:rsid="11318d9d" style:font-size-asian="10pt" style:font-size-complex="10pt"/>
    </style:style>
    <style:style style:name="T326" style:family="text">
      <style:text-properties style:font-name="Liberation Mono1" fo:font-size="10pt" officeooo:rsid="1139d26f" style:font-size-asian="10pt" style:font-size-complex="10pt"/>
    </style:style>
    <style:style style:name="T327" style:family="text">
      <style:text-properties style:font-name="Liberation Mono1" fo:font-size="10pt" officeooo:rsid="113ecbf8" style:font-size-asian="10pt" style:font-size-complex="10pt"/>
    </style:style>
    <style:style style:name="T328" style:family="text">
      <style:text-properties style:font-name="Liberation Mono1" fo:font-size="10pt" officeooo:rsid="113d2961" style:font-size-asian="10pt" style:font-size-complex="10pt"/>
    </style:style>
    <style:style style:name="T329" style:family="text">
      <style:text-properties style:font-name="Liberation Mono1" fo:font-size="10pt" officeooo:rsid="1150c45c" style:font-size-asian="10pt" style:font-size-complex="10pt"/>
    </style:style>
    <style:style style:name="T330" style:family="text">
      <style:text-properties style:font-name="Liberation Mono1" fo:font-size="10pt" officeooo:rsid="11521505" style:font-size-asian="10pt" style:font-size-complex="10pt"/>
    </style:style>
    <style:style style:name="T331" style:family="text">
      <style:text-properties style:font-name="Liberation Mono1" fo:font-size="10pt" officeooo:rsid="11484fde" style:font-size-asian="10pt" style:font-size-complex="10pt"/>
    </style:style>
    <style:style style:name="T332" style:family="text">
      <style:text-properties style:font-name="Liberation Mono1" fo:font-size="10pt" officeooo:rsid="122fc9f9" style:font-size-asian="10pt" style:font-size-complex="10pt"/>
    </style:style>
    <style:style style:name="T333" style:family="text">
      <style:text-properties style:font-name="Liberation Mono1" fo:font-size="10pt" officeooo:rsid="123d9ff6" style:font-size-asian="10pt" style:font-size-complex="10pt"/>
    </style:style>
    <style:style style:name="T334" style:family="text">
      <style:text-properties style:font-name="Liberation Mono1" fo:font-size="10pt" officeooo:rsid="12740d8d" style:font-size-asian="10pt" style:font-size-complex="10pt"/>
    </style:style>
    <style:style style:name="T335" style:family="text">
      <style:text-properties style:font-name="Liberation Mono1" fo:font-size="10pt" officeooo:rsid="02262159" style:font-size-asian="10pt" style:font-size-complex="10pt"/>
    </style:style>
    <style:style style:name="T336" style:family="text">
      <style:text-properties style:font-name="Liberation Mono1" fo:font-size="10pt" officeooo:rsid="127553e5" style:font-size-asian="10pt" style:font-size-complex="10pt"/>
    </style:style>
    <style:style style:name="T337" style:family="text">
      <style:text-properties style:font-name="Liberation Mono1" fo:font-size="10pt" officeooo:rsid="1039d93a" style:font-size-asian="10pt" style:font-size-complex="10pt"/>
    </style:style>
    <style:style style:name="T338" style:family="text">
      <style:text-properties style:font-name="Liberation Mono1" fo:font-size="10pt" officeooo:rsid="1295f4b4" style:font-size-asian="10pt" style:font-size-complex="10pt"/>
    </style:style>
    <style:style style:name="T339" style:family="text">
      <style:text-properties style:font-name="Liberation Mono1" fo:font-size="10pt" officeooo:rsid="005c8414" style:font-size-asian="10pt" style:font-size-complex="10pt"/>
    </style:style>
    <style:style style:name="T340" style:family="text">
      <style:text-properties style:font-name="Liberation Mono1" fo:font-size="10pt" officeooo:rsid="12985573" style:font-size-asian="10pt" style:font-size-complex="10pt"/>
    </style:style>
    <style:style style:name="T341" style:family="text">
      <style:text-properties style:font-name="Liberation Mono1" fo:font-size="10pt" officeooo:rsid="129c90a6" style:font-size-asian="10pt" style:font-size-complex="10pt"/>
    </style:style>
    <style:style style:name="T342" style:family="text">
      <style:text-properties style:font-name="Liberation Mono1" fo:font-size="10pt" officeooo:rsid="0146a25e" style:font-size-asian="10pt" style:font-size-complex="10pt"/>
    </style:style>
    <style:style style:name="T343" style:family="text">
      <style:text-properties style:font-name="Liberation Mono1" fo:font-size="10pt" officeooo:rsid="12ac2ee8" style:font-size-asian="10pt" style:font-size-complex="10pt"/>
    </style:style>
    <style:style style:name="T344" style:family="text">
      <style:text-properties style:font-name="Liberation Mono1" fo:font-size="10pt" officeooo:rsid="12a016af" style:font-size-asian="10pt" style:font-size-complex="10pt"/>
    </style:style>
    <style:style style:name="T345" style:family="text">
      <style:text-properties style:font-name="Liberation Mono1" fo:font-size="10pt" officeooo:rsid="12a3299e" style:font-size-asian="10pt" style:font-size-complex="10pt"/>
    </style:style>
    <style:style style:name="T346" style:family="text">
      <style:text-properties style:font-name="Liberation Mono1" fo:font-size="10pt" officeooo:rsid="0118b107" style:font-size-asian="10pt" style:font-size-complex="10pt"/>
    </style:style>
    <style:style style:name="T347" style:family="text">
      <style:text-properties style:font-name="Liberation Mono1" fo:font-size="10pt" officeooo:rsid="12e8ba06" style:font-size-asian="10pt" style:font-size-complex="10pt"/>
    </style:style>
    <style:style style:name="T348" style:family="text">
      <style:text-properties style:font-name="Liberation Mono1" fo:font-size="10pt" officeooo:rsid="12e96a27" style:font-size-asian="10pt" style:font-size-complex="10pt"/>
    </style:style>
    <style:style style:name="T349" style:family="text">
      <style:text-properties style:font-name="Liberation Mono1" fo:font-size="10pt" officeooo:rsid="01560da5" style:font-size-asian="10pt" style:font-size-complex="10pt"/>
    </style:style>
    <style:style style:name="T350" style:family="text">
      <style:text-properties style:font-name="Liberation Mono1" fo:font-size="10pt" officeooo:rsid="13b2fa70" style:font-size-asian="10pt" style:font-size-complex="10pt"/>
    </style:style>
    <style:style style:name="T351" style:family="text">
      <style:text-properties style:font-name="Liberation Mono1" fo:font-size="10pt" officeooo:rsid="13b82c54" style:font-size-asian="10pt" style:font-size-complex="10pt"/>
    </style:style>
    <style:style style:name="T352" style:family="text">
      <style:text-properties style:font-name="Liberation Mono1" fo:font-size="10pt" officeooo:rsid="13c5a5ef" style:font-size-asian="10pt" style:font-size-complex="10pt"/>
    </style:style>
    <style:style style:name="T353" style:family="text">
      <style:text-properties style:font-name="Liberation Mono1" fo:font-size="10pt" officeooo:rsid="1037871c" style:font-size-asian="10pt" style:font-size-complex="10pt"/>
    </style:style>
    <style:style style:name="T354" style:family="text">
      <style:text-properties style:font-name="Liberation Mono1" fo:font-size="10pt" officeooo:rsid="1101f4be" style:font-size-asian="10pt" style:font-size-complex="10pt"/>
    </style:style>
    <style:style style:name="T355" style:family="text">
      <style:text-properties style:font-name="Liberation Mono1" fo:font-size="10pt" officeooo:rsid="13d9eec2" style:font-size-asian="10pt" style:font-size-complex="10pt"/>
    </style:style>
    <style:style style:name="T356" style:family="text">
      <style:text-properties style:font-name="Liberation Mono1" fo:font-size="10pt" officeooo:rsid="135496c8" style:font-size-asian="10pt" style:font-size-complex="10pt"/>
    </style:style>
    <style:style style:name="T357" style:family="text">
      <style:text-properties style:font-name="Liberation Mono1" fo:font-size="10pt" officeooo:rsid="13eec682" style:font-size-asian="10pt" style:font-size-complex="10pt"/>
    </style:style>
    <style:style style:name="T358" style:family="text">
      <style:text-properties style:font-name="Liberation Mono1" fo:font-size="10pt" fo:font-weight="bold" style:font-size-asian="10pt" style:font-weight-asian="bold" style:font-size-complex="10pt" style:font-weight-complex="bold"/>
    </style:style>
    <style:style style:name="T359" style:family="text">
      <style:text-properties style:font-name="Liberation Mono1" fo:font-size="10pt" fo:font-weight="bold" officeooo:rsid="013518d4" style:font-size-asian="10pt" style:font-weight-asian="bold" style:font-size-complex="10pt" style:font-weight-complex="bold"/>
    </style:style>
    <style:style style:name="T360" style:family="text">
      <style:text-properties style:font-name="Liberation Mono1" fo:font-size="10pt" fo:font-weight="bold" officeooo:rsid="01e3e388" style:font-size-asian="10pt" style:font-weight-asian="bold" style:font-size-complex="10pt" style:font-weight-complex="bold"/>
    </style:style>
    <style:style style:name="T361" style:family="text">
      <style:text-properties style:font-name="Liberation Mono1" fo:font-size="10pt" fo:font-weight="bold" officeooo:rsid="105399fe" style:font-size-asian="10pt" style:font-weight-asian="bold" style:font-size-complex="10pt" style:font-weight-complex="bold"/>
    </style:style>
    <style:style style:name="T362" style:family="text">
      <style:text-properties style:font-name="Liberation Mono1" fo:font-size="10pt" fo:font-weight="bold" officeooo:rsid="1086c68e" style:font-size-asian="10pt" style:font-weight-asian="bold" style:font-size-complex="10pt" style:font-weight-complex="bold"/>
    </style:style>
    <style:style style:name="T363" style:family="text">
      <style:text-properties style:font-name="Liberation Mono1" fo:font-size="10pt" fo:font-weight="bold" officeooo:rsid="1087c796" style:font-size-asian="10pt" style:font-weight-asian="bold" style:font-size-complex="10pt" style:font-weight-complex="bold"/>
    </style:style>
    <style:style style:name="T364" style:family="text">
      <style:text-properties style:font-name="Liberation Mono1" fo:font-size="10pt" fo:font-weight="bold" officeooo:rsid="015a8b55" style:font-size-asian="10pt" style:font-weight-asian="bold" style:font-size-complex="10pt" style:font-weight-complex="bold"/>
    </style:style>
    <style:style style:name="T365" style:family="text">
      <style:text-properties style:font-name="Liberation Mono1" fo:font-size="10pt" fo:font-weight="bold" officeooo:rsid="01e111b4" style:font-size-asian="10pt" style:font-weight-asian="bold" style:font-size-complex="10pt" style:font-weight-complex="bold"/>
    </style:style>
    <style:style style:name="T366" style:family="text">
      <style:text-properties style:font-name="Liberation Mono1" fo:font-size="10pt" fo:font-weight="bold" officeooo:rsid="1071da26" style:font-size-asian="10pt" style:font-weight-asian="bold" style:font-size-complex="10pt" style:font-weight-complex="bold"/>
    </style:style>
    <style:style style:name="T367" style:family="text">
      <style:text-properties style:font-name="Liberation Mono1" fo:font-size="10pt" fo:font-weight="bold" officeooo:rsid="0ffebee9" style:font-size-asian="10pt" style:font-weight-asian="bold" style:font-size-complex="10pt" style:font-weight-complex="bold"/>
    </style:style>
    <style:style style:name="T368" style:family="text">
      <style:text-properties style:font-name="Liberation Mono1" fo:font-size="10pt" fo:font-weight="bold" officeooo:rsid="1080eecb" style:font-size-asian="10pt" style:font-weight-asian="bold" style:font-size-complex="10pt" style:font-weight-complex="bold"/>
    </style:style>
    <style:style style:name="T369" style:family="text">
      <style:text-properties style:font-name="Liberation Mono1" fo:font-size="10pt" fo:font-weight="bold" officeooo:rsid="107e5fa3" style:font-size-asian="10pt" style:font-weight-asian="bold" style:font-size-complex="10pt" style:font-weight-complex="bold"/>
    </style:style>
    <style:style style:name="T370" style:family="text">
      <style:text-properties style:font-name="Liberation Mono1" fo:font-size="10pt" fo:font-weight="bold" officeooo:rsid="1083c3c6" style:font-size-asian="10pt" style:font-weight-asian="bold" style:font-size-complex="10pt" style:font-weight-complex="bold"/>
    </style:style>
    <style:style style:name="T371" style:family="text">
      <style:text-properties style:font-name="Liberation Mono1" fo:font-size="10pt" fo:font-weight="bold" officeooo:rsid="108e5899" style:font-size-asian="10pt" style:font-weight-asian="bold" style:font-size-complex="10pt" style:font-weight-complex="bold"/>
    </style:style>
    <style:style style:name="T372" style:family="text">
      <style:text-properties style:font-name="Liberation Mono1" fo:font-size="10pt" fo:font-weight="bold" officeooo:rsid="0ee0113c" style:font-size-asian="10pt" style:font-weight-asian="bold" style:font-size-complex="10pt" style:font-weight-complex="bold"/>
    </style:style>
    <style:style style:name="T373" style:family="text">
      <style:text-properties style:font-name="Liberation Mono1" fo:font-size="10pt" fo:font-weight="bold" officeooo:rsid="007cfb80" style:font-size-asian="10pt" style:font-weight-asian="bold" style:font-size-complex="10pt" style:font-weight-complex="bold"/>
    </style:style>
    <style:style style:name="T374" style:family="text">
      <style:text-properties style:font-name="Liberation Mono1" fo:font-size="10pt" fo:font-weight="bold" officeooo:rsid="12488f96" style:font-size-asian="10pt" style:font-weight-asian="bold" style:font-size-complex="10pt" style:font-weight-complex="bold"/>
    </style:style>
    <style:style style:name="T375" style:family="text">
      <style:text-properties style:font-name="Liberation Mono1" fo:font-size="10pt" fo:font-weight="bold" officeooo:rsid="12740d8d" style:font-size-asian="10pt" style:font-weight-asian="bold" style:font-size-complex="10pt" style:font-weight-complex="bold"/>
    </style:style>
    <style:style style:name="T376" style:family="text">
      <style:text-properties style:font-name="Liberation Mono1" fo:font-size="10pt" fo:font-weight="bold" officeooo:rsid="13358b52" style:font-size-asian="10pt" style:font-weight-asian="bold" style:font-size-complex="10pt" style:font-weight-complex="bold"/>
    </style:style>
    <style:style style:name="T377" style:family="text">
      <style:text-properties style:font-name="Liberation Mono1" fo:font-size="10pt" fo:font-weight="bold" officeooo:rsid="133b8f09" style:font-size-asian="10pt" style:font-weight-asian="bold" style:font-size-complex="10pt" style:font-weight-complex="bold"/>
    </style:style>
    <style:style style:name="T378" style:family="text">
      <style:text-properties style:font-name="Liberation Mono1" fo:font-size="10pt" fo:font-weight="bold" officeooo:rsid="133d9feb" style:font-size-asian="10pt" style:font-weight-asian="bold" style:font-size-complex="10pt" style:font-weight-complex="bold"/>
    </style:style>
    <style:style style:name="T379" style:family="text">
      <style:text-properties style:font-name="Liberation Mono1" fo:font-size="10pt" fo:font-weight="bold" officeooo:rsid="1340f373" style:font-size-asian="10pt" style:font-weight-asian="bold" style:font-size-complex="10pt" style:font-weight-complex="bold"/>
    </style:style>
    <style:style style:name="T380" style:family="text">
      <style:text-properties style:font-name="Liberation Mono1" fo:font-size="10pt" fo:font-weight="bold" officeooo:rsid="135b1a9b" style:font-size-asian="10pt" style:font-weight-asian="bold" style:font-size-complex="10pt" style:font-weight-complex="bold"/>
    </style:style>
    <style:style style:name="T381" style:family="text">
      <style:text-properties style:font-name="Liberation Mono1" fo:font-size="10pt" fo:font-weight="bold" officeooo:rsid="135b92ca" style:font-size-asian="10pt" style:font-weight-asian="bold" style:font-size-complex="10pt" style:font-weight-complex="bold"/>
    </style:style>
    <style:style style:name="T382" style:family="text">
      <style:text-properties style:font-name="Liberation Mono1" fo:font-size="10pt" fo:font-weight="bold" officeooo:rsid="135d261f" style:font-size-asian="10pt" style:font-weight-asian="bold" style:font-size-complex="10pt" style:font-weight-complex="bold"/>
    </style:style>
    <style:style style:name="T383" style:family="text">
      <style:text-properties style:font-name="Liberation Mono1" fo:font-size="10pt" fo:font-weight="bold" officeooo:rsid="135f0003" style:font-size-asian="10pt" style:font-weight-asian="bold" style:font-size-complex="10pt" style:font-weight-complex="bold"/>
    </style:style>
    <style:style style:name="T384" style:family="text">
      <style:text-properties style:font-name="Liberation Mono1" fo:font-size="10pt" fo:font-weight="bold" officeooo:rsid="13662846" style:font-size-asian="10pt" style:font-weight-asian="bold" style:font-size-complex="10pt" style:font-weight-complex="bold"/>
    </style:style>
    <style:style style:name="T385" style:family="text">
      <style:text-properties style:font-name="Liberation Mono1" fo:font-size="10pt" fo:font-weight="bold" officeooo:rsid="13689518" style:font-size-asian="10pt" style:font-weight-asian="bold" style:font-size-complex="10pt" style:font-weight-complex="bold"/>
    </style:style>
    <style:style style:name="T386" style:family="text">
      <style:text-properties style:font-name="Liberation Mono1" fo:font-size="10pt" fo:font-weight="bold" officeooo:rsid="136a4842" style:font-size-asian="10pt" style:font-weight-asian="bold" style:font-size-complex="10pt" style:font-weight-complex="bold"/>
    </style:style>
    <style:style style:name="T387" style:family="text">
      <style:text-properties style:font-name="Liberation Mono1" fo:font-size="10pt" fo:font-weight="bold" officeooo:rsid="02262159" style:font-size-asian="10pt" style:font-weight-asian="bold" style:font-size-complex="10pt" style:font-weight-complex="bold"/>
    </style:style>
    <style:style style:name="T388" style:family="text">
      <style:text-properties style:font-name="Liberation Mono1" fo:font-size="10pt" fo:font-weight="bold" officeooo:rsid="127553e5" style:font-size-asian="10pt" style:font-weight-asian="bold" style:font-size-complex="10pt" style:font-weight-complex="bold"/>
    </style:style>
    <style:style style:name="T389" style:family="text">
      <style:text-properties style:font-name="Liberation Mono1" fo:font-size="10pt" fo:font-weight="bold" officeooo:rsid="136b1d1a" style:font-size-asian="10pt" style:font-weight-asian="bold" style:font-size-complex="10pt" style:font-weight-complex="bold"/>
    </style:style>
    <style:style style:name="T390" style:family="text">
      <style:text-properties style:font-name="Liberation Mono1" fo:font-size="10pt" fo:font-weight="bold" officeooo:rsid="136ca82b" style:font-size-asian="10pt" style:font-weight-asian="bold" style:font-size-complex="10pt" style:font-weight-complex="bold"/>
    </style:style>
    <style:style style:name="T391" style:family="text">
      <style:text-properties style:font-name="Liberation Mono1" fo:font-size="10pt" fo:font-weight="bold" officeooo:rsid="136d849e" style:font-size-asian="10pt" style:font-weight-asian="bold" style:font-size-complex="10pt" style:font-weight-complex="bold"/>
    </style:style>
    <style:style style:name="T392" style:family="text">
      <style:text-properties style:font-name="Liberation Mono1" fo:font-size="10pt" fo:font-weight="bold" officeooo:rsid="13828cce" style:font-size-asian="10pt" style:font-weight-asian="bold" style:font-size-complex="10pt" style:font-weight-complex="bold"/>
    </style:style>
    <style:style style:name="T393" style:family="text">
      <style:text-properties style:font-name="Liberation Mono1" fo:font-size="10pt" fo:font-weight="bold" officeooo:rsid="13837f00" style:font-size-asian="10pt" style:font-weight-asian="bold" style:font-size-complex="10pt" style:font-weight-complex="bold"/>
    </style:style>
    <style:style style:name="T394" style:family="text">
      <style:text-properties style:font-name="Liberation Mono1" fo:font-size="10pt" fo:font-weight="bold" officeooo:rsid="13848437" style:font-size-asian="10pt" style:font-weight-asian="bold" style:font-size-complex="10pt" style:font-weight-complex="bold"/>
    </style:style>
    <style:style style:name="T395" style:family="text">
      <style:text-properties style:font-name="Liberation Mono1" fo:font-size="10pt" fo:font-weight="bold" officeooo:rsid="138d9eda" style:font-size-asian="10pt" style:font-weight-asian="bold" style:font-size-complex="10pt" style:font-weight-complex="bold"/>
    </style:style>
    <style:style style:name="T396" style:family="text">
      <style:text-properties style:font-name="Liberation Mono1" fo:font-size="10pt" fo:font-weight="bold" officeooo:rsid="1392c6f5" style:font-size-asian="10pt" style:font-weight-asian="bold" style:font-size-complex="10pt" style:font-weight-complex="bold"/>
    </style:style>
    <style:style style:name="T397" style:family="text">
      <style:text-properties style:font-name="Liberation Mono1" fo:font-size="10pt" fo:font-weight="bold" officeooo:rsid="139c06c2" style:font-size-asian="10pt" style:font-weight-asian="bold" style:font-size-complex="10pt" style:font-weight-complex="bold"/>
    </style:style>
    <style:style style:name="T398" style:family="text">
      <style:text-properties style:font-name="Liberation Mono1" fo:font-size="10pt" fo:font-weight="bold" officeooo:rsid="135496c8" style:font-size-asian="10pt" style:font-weight-asian="bold" style:font-size-complex="10pt" style:font-weight-complex="bold"/>
    </style:style>
    <style:style style:name="T399" style:family="text">
      <style:text-properties style:font-name="Liberation Mono1" fo:font-size="10pt" fo:font-weight="bold" officeooo:rsid="1345384c" style:font-size-asian="10pt" style:font-weight-asian="bold" style:font-size-complex="10pt" style:font-weight-complex="bold"/>
    </style:style>
    <style:style style:name="T400" style:family="text">
      <style:text-properties style:font-name="Liberation Mono1" fo:font-size="10pt" fo:font-weight="bold" officeooo:rsid="13c3ae41" style:font-size-asian="10pt" style:font-weight-asian="bold" style:font-size-complex="10pt" style:font-weight-complex="bold"/>
    </style:style>
    <style:style style:name="T401" style:family="text">
      <style:text-properties style:font-name="Liberation Mono1" fo:font-size="10pt" fo:font-weight="bold" officeooo:rsid="11521505" style:font-size-asian="10pt" style:font-weight-asian="bold" style:font-size-complex="10pt" style:font-weight-complex="bold"/>
    </style:style>
    <style:style style:name="T402" style:family="text">
      <style:text-properties style:font-name="Liberation Mono1" fo:font-size="10pt" fo:font-weight="bold" officeooo:rsid="0de45ac6" style:font-size-asian="10pt" style:font-weight-asian="bold" style:font-size-complex="10pt" style:font-weight-complex="bold"/>
    </style:style>
    <style:style style:name="T403" style:family="text">
      <style:text-properties style:font-name="Liberation Mono1" fo:font-size="10pt" fo:font-weight="bold" officeooo:rsid="13c54cce" style:font-size-asian="10pt" style:font-weight-asian="bold" style:font-size-complex="10pt" style:font-weight-complex="bold"/>
    </style:style>
    <style:style style:name="T404" style:family="text">
      <style:text-properties style:font-name="Liberation Mono1" fo:font-size="10pt" fo:font-weight="bold" officeooo:rsid="1039d93a" style:font-size-asian="10pt" style:font-weight-asian="bold" style:font-size-complex="10pt" style:font-weight-complex="bold"/>
    </style:style>
    <style:style style:name="T405" style:family="text">
      <style:text-properties style:font-name="Liberation Mono1" fo:font-size="10pt" fo:font-weight="bold" officeooo:rsid="13b993db" style:font-size-asian="10pt" style:font-weight-asian="bold" style:font-size-complex="10pt" style:font-weight-complex="bold"/>
    </style:style>
    <style:style style:name="T406" style:family="text">
      <style:text-properties style:font-name="Liberation Mono1" fo:font-size="10pt" fo:font-weight="bold" officeooo:rsid="13bbc6c2" style:font-size-asian="10pt" style:font-weight-asian="bold" style:font-size-complex="10pt" style:font-weight-complex="bold"/>
    </style:style>
    <style:style style:name="T407" style:family="text">
      <style:text-properties style:font-name="Liberation Mono1" fo:font-size="10pt" fo:font-weight="bold" officeooo:rsid="13ca6ae4" style:font-size-asian="10pt" style:font-weight-asian="bold" style:font-size-complex="10pt" style:font-weight-complex="bold"/>
    </style:style>
    <style:style style:name="T408" style:family="text">
      <style:text-properties style:font-name="Liberation Mono1" fo:font-size="10pt" fo:font-weight="bold" officeooo:rsid="13d4b99f" style:font-size-asian="10pt" style:font-weight-asian="bold" style:font-size-complex="10pt" style:font-weight-complex="bold"/>
    </style:style>
    <style:style style:name="T409" style:family="text">
      <style:text-properties style:font-name="Liberation Mono1" fo:font-size="10pt" fo:font-weight="bold" officeooo:rsid="13df7269" style:font-size-asian="10pt" style:font-weight-asian="bold" style:font-size-complex="10pt" style:font-weight-complex="bold"/>
    </style:style>
    <style:style style:name="T410" style:family="text">
      <style:text-properties style:font-name="Liberation Mono1" fo:font-size="10pt" fo:font-weight="bold" officeooo:rsid="13e0cf2a" style:font-size-asian="10pt" style:font-weight-asian="bold" style:font-size-complex="10pt" style:font-weight-complex="bold"/>
    </style:style>
    <style:style style:name="T411" style:family="text">
      <style:text-properties style:font-name="Liberation Mono1" fo:font-size="10pt" fo:font-weight="bold" officeooo:rsid="13e63d5b" style:font-size-asian="10pt" style:font-weight-asian="bold" style:font-size-complex="10pt" style:font-weight-complex="bold"/>
    </style:style>
    <style:style style:name="T412" style:family="text">
      <style:text-properties style:font-name="Liberation Mono1" fo:font-size="10pt" fo:font-weight="bold" officeooo:rsid="13e91954" style:font-size-asian="10pt" style:font-weight-asian="bold" style:font-size-complex="10pt" style:font-weight-complex="bold"/>
    </style:style>
    <style:style style:name="T413" style:family="text">
      <style:text-properties style:font-name="Liberation Mono1" fo:font-size="10pt" fo:font-weight="bold" officeooo:rsid="13ea9eeb" style:font-size-asian="10pt" style:font-weight-asian="bold" style:font-size-complex="10pt" style:font-weight-complex="bold"/>
    </style:style>
    <style:style style:name="T414" style:family="text">
      <style:text-properties style:font-name="Liberation Mono1" fo:font-size="10pt" fo:font-weight="bold" officeooo:rsid="1401e22a" style:font-size-asian="10pt" style:font-weight-asian="bold" style:font-size-complex="10pt" style:font-weight-complex="bold"/>
    </style:style>
    <style:style style:name="T415" style:family="text">
      <style:text-properties style:font-name="Liberation Mono1" fo:font-size="10pt" fo:font-weight="bold" style:font-weight-asian="bold" style:font-weight-complex="bold"/>
    </style:style>
    <style:style style:name="T416" style:family="text">
      <style:text-properties style:font-name="Liberation Mono1" fo:font-size="10pt" fo:font-weight="bold" officeooo:rsid="1403c498" style:font-weight-asian="bold" style:font-weight-complex="bold"/>
    </style:style>
    <style:style style:name="T417" style:family="text">
      <style:text-properties style:font-name="Liberation Mono1" fo:font-size="10pt" fo:font-style="normal" style:font-size-asian="10pt" style:font-style-asian="normal" style:font-size-complex="10pt" style:font-style-complex="normal"/>
    </style:style>
    <style:style style:name="T418" style:family="text">
      <style:text-properties style:font-name="Liberation Mono1" fo:font-size="10pt" fo:font-style="normal" officeooo:rsid="01f2ce26" style:font-size-asian="10pt" style:font-style-asian="normal" style:font-size-complex="10pt" style:font-style-complex="normal"/>
    </style:style>
    <style:style style:name="T419" style:family="text">
      <style:text-properties style:font-name="Liberation Mono1" fo:font-size="10pt" fo:font-style="normal" officeooo:rsid="024b9bb3" style:font-size-asian="10pt" style:font-style-asian="normal" style:font-size-complex="10pt" style:font-style-complex="normal"/>
    </style:style>
    <style:style style:name="T420" style:family="text">
      <style:text-properties style:font-name="Liberation Mono1" fo:font-size="10pt" fo:font-style="normal" officeooo:rsid="107e5fa3" style:font-size-asian="10pt" style:font-style-asian="normal" style:font-size-complex="10pt" style:font-style-complex="normal"/>
    </style:style>
    <style:style style:name="T421" style:family="text">
      <style:text-properties style:font-name="Liberation Mono1" fo:font-size="10pt" fo:font-style="normal" officeooo:rsid="1083c3c6" style:font-size-asian="10pt" style:font-style-asian="normal" style:font-size-complex="10pt" style:font-style-complex="normal"/>
    </style:style>
    <style:style style:name="T422" style:family="text">
      <style:text-properties style:font-name="Liberation Mono1" fo:font-size="10pt" fo:font-style="normal" officeooo:rsid="10ad06af" style:font-size-asian="10pt" style:font-style-asian="normal" style:font-size-complex="10pt" style:font-style-complex="normal"/>
    </style:style>
    <style:style style:name="T423" style:family="text">
      <style:text-properties style:font-name="Liberation Mono1" fo:font-size="10pt" fo:font-style="normal" officeooo:rsid="10d02bf6" style:font-size-asian="10pt" style:font-style-asian="normal" style:font-size-complex="10pt" style:font-style-complex="normal"/>
    </style:style>
    <style:style style:name="T424" style:family="text">
      <style:text-properties style:font-name="Liberation Mono1" fo:font-size="10pt" fo:font-style="normal" officeooo:rsid="11270ecc" style:font-size-asian="10pt" style:font-style-asian="normal" style:font-size-complex="10pt" style:font-style-complex="normal"/>
    </style:style>
    <style:style style:name="T425" style:family="text">
      <style:text-properties style:font-name="Liberation Mono1" fo:font-size="10pt" fo:font-style="normal" officeooo:rsid="111655f1" style:font-size-asian="10pt" style:font-style-asian="normal" style:font-size-complex="10pt" style:font-style-complex="normal"/>
    </style:style>
    <style:style style:name="T426" style:family="text">
      <style:text-properties style:font-name="Liberation Mono1" fo:font-size="10pt" fo:font-style="normal" officeooo:rsid="12740d8d" style:font-size-asian="10pt" style:font-style-asian="normal" style:font-size-complex="10pt" style:font-style-complex="normal"/>
    </style:style>
    <style:style style:name="T427"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28"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29"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30"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31"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32"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33"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34"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35"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36"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37"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38"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39"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40"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41"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42"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43"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44" style:family="text">
      <style:text-properties style:font-name="Liberation Mono1" fo:font-size="10pt" fo:font-style="normal" fo:font-weight="bold" style:font-style-asian="normal" style:font-weight-asian="bold" style:font-style-complex="normal" style:font-weight-complex="bold"/>
    </style:style>
    <style:style style:name="T445" style:family="text">
      <style:text-properties style:font-name="Liberation Mono1" fo:font-size="10pt" fo:font-style="normal" fo:font-weight="bold" officeooo:rsid="13fc4b87" style:font-style-asian="normal" style:font-weight-asian="bold" style:font-style-complex="normal" style:font-weight-complex="bold"/>
    </style:style>
    <style:style style:name="T446" style:family="text">
      <style:text-properties style:font-name="Liberation Mono1" fo:font-size="10pt" fo:font-weight="normal" style:font-size-asian="10pt" style:font-weight-asian="normal" style:font-size-complex="10pt" style:font-weight-complex="normal"/>
    </style:style>
    <style:style style:name="T447" style:family="text">
      <style:text-properties style:font-name="Liberation Mono1" fo:font-size="10pt" fo:font-weight="normal" officeooo:rsid="006728eb" style:font-size-asian="10pt" style:font-weight-asian="normal" style:font-size-complex="10pt" style:font-weight-complex="normal"/>
    </style:style>
    <style:style style:name="T448" style:family="text">
      <style:text-properties style:font-name="Liberation Mono1" fo:font-size="10pt" fo:font-weight="normal" officeooo:rsid="01e74206" style:font-size-asian="10pt" style:font-weight-asian="normal" style:font-size-complex="10pt" style:font-weight-complex="normal"/>
    </style:style>
    <style:style style:name="T449" style:family="text">
      <style:text-properties style:font-name="Liberation Mono1" fo:font-size="10pt" fo:font-weight="normal" officeooo:rsid="1080eecb" style:font-size-asian="10pt" style:font-weight-asian="normal" style:font-size-complex="10pt" style:font-weight-complex="normal"/>
    </style:style>
    <style:style style:name="T450" style:family="text">
      <style:text-properties style:font-name="Liberation Mono1" fo:font-size="10pt" fo:font-weight="normal" officeooo:rsid="1111e3fb" style:font-size-asian="10pt" style:font-weight-asian="normal" style:font-size-complex="10pt" style:font-weight-complex="normal"/>
    </style:style>
    <style:style style:name="T451" style:family="text">
      <style:text-properties style:font-name="Liberation Mono1" fo:font-size="10pt" fo:font-style="italic" officeooo:rsid="104b374c" style:font-size-asian="10pt" style:font-style-asian="italic" style:font-size-complex="10pt" style:font-style-complex="italic"/>
    </style:style>
    <style:style style:name="T452"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453"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54"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55" style:family="text">
      <style:text-properties style:font-name="Liberation Mono1" fo:font-size="9pt" fo:font-style="normal" style:font-size-asian="9pt" style:font-style-asian="normal" style:font-size-complex="9pt" style:font-style-complex="normal"/>
    </style:style>
    <style:style style:name="T456" style:family="text">
      <style:text-properties style:font-name="Liberation Mono1" fo:font-weight="bold" style:font-weight-asian="bold" style:font-weight-complex="bold"/>
    </style:style>
    <style:style style:name="T457" style:family="text">
      <style:text-properties fo:font-size="10pt" style:font-size-asian="10pt" style:font-size-complex="10pt"/>
    </style:style>
    <style:style style:name="T458" style:family="text">
      <style:text-properties fo:font-size="10pt" fo:font-weight="bold" style:font-weight-asian="bold" style:font-weight-complex="bold"/>
    </style:style>
    <style:style style:name="T459" style:family="text">
      <style:text-properties officeooo:rsid="003e0b0d"/>
    </style:style>
    <style:style style:name="T460" style:family="text">
      <style:text-properties officeooo:rsid="003e0fa5"/>
    </style:style>
    <style:style style:name="T461" style:family="text">
      <style:text-properties officeooo:rsid="003fb4da"/>
    </style:style>
    <style:style style:name="T462" style:family="text">
      <style:text-properties officeooo:rsid="00473082"/>
    </style:style>
    <style:style style:name="T463" style:family="text">
      <style:text-properties officeooo:rsid="0048b20e"/>
    </style:style>
    <style:style style:name="T464" style:family="text">
      <style:text-properties officeooo:rsid="004c981f"/>
    </style:style>
    <style:style style:name="T465" style:family="text">
      <style:text-properties officeooo:rsid="00536ab7"/>
    </style:style>
    <style:style style:name="T466" style:family="text">
      <style:text-properties officeooo:rsid="00558d4e"/>
    </style:style>
    <style:style style:name="T467" style:family="text">
      <style:text-properties officeooo:rsid="0059099b"/>
    </style:style>
    <style:style style:name="T468" style:family="text">
      <style:text-properties style:font-name="Liberation Serif" fo:font-size="12pt" officeooo:rsid="01947b64" style:font-size-asian="10.5pt" style:font-size-complex="12pt"/>
    </style:style>
    <style:style style:name="T46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7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71" style:family="text">
      <style:text-properties style:font-name="Liberation Serif" fo:font-size="12pt" fo:font-weight="normal" officeooo:rsid="013518d4" style:font-size-asian="12pt" style:font-weight-asian="normal" style:font-size-complex="12pt" style:font-weight-complex="normal"/>
    </style:style>
    <style:style style:name="T472" style:family="text">
      <style:text-properties style:font-name="Liberation Serif" fo:font-size="12pt" fo:font-weight="normal" officeooo:rsid="121937b7" style:font-size-asian="12pt" style:font-weight-asian="normal" style:font-size-complex="12pt" style:font-weight-complex="normal"/>
    </style:style>
    <style:style style:name="T473" style:family="text">
      <style:text-properties style:font-name="Liberation Serif" fo:font-size="12pt" style:font-size-asian="12pt" style:font-size-complex="12pt"/>
    </style:style>
    <style:style style:name="T474" style:family="text">
      <style:text-properties officeooo:rsid="005ef374"/>
    </style:style>
    <style:style style:name="T475" style:family="text">
      <style:text-properties officeooo:rsid="006299ea"/>
    </style:style>
    <style:style style:name="T476" style:family="text">
      <style:text-properties officeooo:rsid="006374e0"/>
    </style:style>
    <style:style style:name="T477" style:family="text">
      <style:text-properties officeooo:rsid="00677c60"/>
    </style:style>
    <style:style style:name="T478" style:family="text">
      <style:text-properties officeooo:rsid="006910da"/>
    </style:style>
    <style:style style:name="T479" style:family="text">
      <style:text-properties officeooo:rsid="006c7ae9"/>
    </style:style>
    <style:style style:name="T480" style:family="text">
      <style:text-properties officeooo:rsid="006e3819"/>
    </style:style>
    <style:style style:name="T481" style:family="text">
      <style:text-properties officeooo:rsid="006f0be8"/>
    </style:style>
    <style:style style:name="T482" style:family="text">
      <style:text-properties officeooo:rsid="00733e67"/>
    </style:style>
    <style:style style:name="T483" style:family="text">
      <style:text-properties officeooo:rsid="0075e014"/>
    </style:style>
    <style:style style:name="T484" style:family="text">
      <style:text-properties officeooo:rsid="0077e2b5"/>
    </style:style>
    <style:style style:name="T485" style:family="text">
      <style:text-properties officeooo:rsid="0078e9f6"/>
    </style:style>
    <style:style style:name="T486" style:family="text">
      <style:text-properties officeooo:rsid="00795874"/>
    </style:style>
    <style:style style:name="T487" style:family="text">
      <style:text-properties officeooo:rsid="007cfb80"/>
    </style:style>
    <style:style style:name="T488" style:family="text">
      <style:text-properties officeooo:rsid="007d6d36"/>
    </style:style>
    <style:style style:name="T489" style:family="text">
      <style:text-properties officeooo:rsid="007f1d01"/>
    </style:style>
    <style:style style:name="T490" style:family="text">
      <style:text-properties officeooo:rsid="00874cd7"/>
    </style:style>
    <style:style style:name="T491" style:family="text">
      <style:text-properties style:text-underline-style="solid" style:text-underline-type="double" style:text-underline-width="auto" style:text-underline-color="font-color" officeooo:rsid="00874cd7"/>
    </style:style>
    <style:style style:name="T492" style:family="text">
      <style:text-properties officeooo:rsid="008be7a1"/>
    </style:style>
    <style:style style:name="T493" style:family="text">
      <style:text-properties officeooo:rsid="008cbcba"/>
    </style:style>
    <style:style style:name="T494" style:family="text">
      <style:text-properties style:font-name="Liberation Mono" fo:font-size="9pt"/>
    </style:style>
    <style:style style:name="T495" style:family="text">
      <style:text-properties officeooo:rsid="00afc7ef"/>
    </style:style>
    <style:style style:name="T496" style:family="text">
      <style:text-properties officeooo:rsid="00b3ad7e"/>
    </style:style>
    <style:style style:name="T497" style:family="text">
      <style:text-properties officeooo:rsid="00c4b1dc"/>
    </style:style>
    <style:style style:name="T498" style:family="text">
      <style:text-properties officeooo:rsid="00c6e205"/>
    </style:style>
    <style:style style:name="T499" style:family="text">
      <style:text-properties officeooo:rsid="00c7a1d9"/>
    </style:style>
    <style:style style:name="T500" style:family="text">
      <style:text-properties officeooo:rsid="00c7b16d"/>
    </style:style>
    <style:style style:name="T501" style:family="text">
      <style:text-properties officeooo:rsid="00c7ef3a"/>
    </style:style>
    <style:style style:name="T502" style:family="text">
      <style:text-properties officeooo:rsid="00c98316"/>
    </style:style>
    <style:style style:name="T503" style:family="text">
      <style:text-properties officeooo:rsid="00c99246"/>
    </style:style>
    <style:style style:name="T504" style:family="text">
      <style:text-properties officeooo:rsid="00d20ae8"/>
    </style:style>
    <style:style style:name="T505" style:family="text">
      <style:text-properties officeooo:rsid="00db3c03"/>
    </style:style>
    <style:style style:name="T506" style:family="text">
      <style:text-properties officeooo:rsid="00dfc046"/>
    </style:style>
    <style:style style:name="T507" style:family="text">
      <style:text-properties officeooo:rsid="00e0c88e"/>
    </style:style>
    <style:style style:name="T508" style:family="text">
      <style:text-properties officeooo:rsid="00e3cc6d"/>
    </style:style>
    <style:style style:name="T509" style:family="text">
      <style:text-properties officeooo:rsid="00e521f1"/>
    </style:style>
    <style:style style:name="T510" style:family="text">
      <style:text-properties officeooo:rsid="00e731c3"/>
    </style:style>
    <style:style style:name="T511" style:family="text">
      <style:text-properties officeooo:rsid="00e96172"/>
    </style:style>
    <style:style style:name="T512" style:family="text">
      <style:text-properties style:text-position="super 58%" fo:font-style="italic" fo:font-weight="normal" officeooo:rsid="0c980686" style:font-style-asian="italic" style:font-weight-asian="normal" style:font-style-complex="italic" style:font-weight-complex="normal"/>
    </style:style>
    <style:style style:name="T513" style:family="text">
      <style:text-properties style:text-position="super 58%" fo:font-style="normal" style:font-style-asian="normal" style:font-style-complex="normal"/>
    </style:style>
    <style:style style:name="T514" style:family="text">
      <style:text-properties style:text-position="super 58%" officeooo:rsid="107d5839"/>
    </style:style>
    <style:style style:name="T515" style:family="text">
      <style:text-properties style:text-position="super 58%" officeooo:rsid="122444f3"/>
    </style:style>
    <style:style style:name="T516" style:family="text">
      <style:text-properties style:text-position="super 58%" officeooo:rsid="13895c5d"/>
    </style:style>
    <style:style style:name="T517" style:family="text">
      <style:text-properties style:text-position="super 58%" officeooo:rsid="13ba0a43"/>
    </style:style>
    <style:style style:name="T518" style:family="text">
      <style:text-properties style:text-position="super 58%" officeooo:rsid="13d2ea7f"/>
    </style:style>
    <style:style style:name="T519" style:family="text">
      <style:text-properties style:text-position="super 58%" officeooo:rsid="13d4b99f"/>
    </style:style>
    <style:style style:name="T520" style:family="text">
      <style:text-properties style:text-position="0% 100%" officeooo:rsid="122444f3"/>
    </style:style>
    <style:style style:name="T521" style:family="text">
      <style:text-properties officeooo:rsid="00f8a84d"/>
    </style:style>
    <style:style style:name="T522" style:family="text">
      <style:text-properties officeooo:rsid="00fd44d2"/>
    </style:style>
    <style:style style:name="T523" style:family="text">
      <style:text-properties officeooo:rsid="00fea912"/>
    </style:style>
    <style:style style:name="T524" style:family="text">
      <style:text-properties officeooo:rsid="0100587f"/>
    </style:style>
    <style:style style:name="T525" style:family="text">
      <style:text-properties officeooo:rsid="0101e9b5"/>
    </style:style>
    <style:style style:name="T526" style:family="text">
      <style:text-properties officeooo:rsid="010363b9"/>
    </style:style>
    <style:style style:name="T527" style:family="text">
      <style:text-properties officeooo:rsid="010ade15"/>
    </style:style>
    <style:style style:name="T528" style:family="text">
      <style:text-properties officeooo:rsid="010c7b1d"/>
    </style:style>
    <style:style style:name="T529" style:family="text">
      <style:text-properties officeooo:rsid="010d242d"/>
    </style:style>
    <style:style style:name="T530" style:family="text">
      <style:text-properties officeooo:rsid="011962b6"/>
    </style:style>
    <style:style style:name="T531" style:family="text">
      <style:text-properties officeooo:rsid="01248791"/>
    </style:style>
    <style:style style:name="T532" style:family="text">
      <style:text-properties officeooo:rsid="01280c0f"/>
    </style:style>
    <style:style style:name="T533" style:family="text">
      <style:text-properties officeooo:rsid="01298b5c"/>
    </style:style>
    <style:style style:name="T534" style:family="text">
      <style:text-properties officeooo:rsid="012a2440"/>
    </style:style>
    <style:style style:name="T535" style:family="text">
      <style:text-properties officeooo:rsid="012be080"/>
    </style:style>
    <style:style style:name="T536" style:family="text">
      <style:text-properties officeooo:rsid="012c005e"/>
    </style:style>
    <style:style style:name="T537" style:family="text">
      <style:text-properties officeooo:rsid="012d8443"/>
    </style:style>
    <style:style style:name="T538"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39"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40"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41"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42" style:family="text">
      <style:text-properties fo:color="#000000" loext:opacity="100%" style:font-name="Liberation Mono2" fo:font-style="normal" fo:font-weight="normal" officeooo:rsid="0c7c5e9e" style:font-style-asian="normal" style:font-weight-asian="normal"/>
    </style:style>
    <style:style style:name="T543" style:family="text">
      <style:text-properties fo:color="#000000" loext:opacity="100%" style:font-name="Ubuntu Mono1" fo:font-size="10.5pt" fo:font-style="normal" fo:font-weight="normal" officeooo:rsid="10aa51f2" style:font-size-asian="10.5pt" style:font-style-asian="normal" style:font-weight-asian="normal"/>
    </style:style>
    <style:style style:name="T544" style:family="text">
      <style:text-properties fo:color="#000000" loext:opacity="100%" style:font-name="Ubuntu Mono1" fo:font-size="10.5pt" fo:font-style="normal" fo:font-weight="normal" officeooo:rsid="12773441" style:font-size-asian="10.5pt" style:font-style-asian="normal" style:font-weight-asian="normal"/>
    </style:style>
    <style:style style:name="T545"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46" style:family="text">
      <style:text-properties fo:color="#000000" loext:opacity="100%" style:font-name="Courier" fo:font-size="9.5pt" fo:font-weight="bold" style:font-size-asian="9.5pt" style:font-weight-asian="bold"/>
    </style:style>
    <style:style style:name="T547" style:family="text">
      <style:text-properties fo:color="#000000" loext:opacity="100%" style:font-name="Courier" fo:font-size="9.5pt" fo:font-weight="bold" officeooo:rsid="13823237" style:font-size-asian="9.5pt" style:font-weight-asian="bold"/>
    </style:style>
    <style:style style:name="T548" style:family="text">
      <style:text-properties fo:color="#000000" loext:opacity="100%" style:font-name="Courier" fo:font-size="9.5pt" fo:font-weight="normal" style:font-size-asian="9.5pt" style:font-weight-asian="normal" style:font-weight-complex="normal"/>
    </style:style>
    <style:style style:name="T549" style:family="text">
      <style:text-properties officeooo:rsid="01319093"/>
    </style:style>
    <style:style style:name="T550" style:family="text">
      <style:text-properties officeooo:rsid="013267bb"/>
    </style:style>
    <style:style style:name="T551" style:family="text">
      <style:text-properties officeooo:rsid="0136b1d1"/>
    </style:style>
    <style:style style:name="T552" style:family="text">
      <style:text-properties officeooo:rsid="013a3c46"/>
    </style:style>
    <style:style style:name="T553" style:family="text">
      <style:text-properties officeooo:rsid="013c0412"/>
    </style:style>
    <style:style style:name="T554" style:family="text">
      <style:text-properties officeooo:rsid="013db623"/>
    </style:style>
    <style:style style:name="T555" style:family="text">
      <style:text-properties officeooo:rsid="013ebbcd"/>
    </style:style>
    <style:style style:name="T556" style:family="text">
      <style:text-properties officeooo:rsid="01454f26"/>
    </style:style>
    <style:style style:name="T557" style:family="text">
      <style:text-properties officeooo:rsid="0146a25e"/>
    </style:style>
    <style:style style:name="T558" style:family="text">
      <style:text-properties officeooo:rsid="014c7ca2"/>
    </style:style>
    <style:style style:name="T559" style:family="text">
      <style:text-properties officeooo:rsid="0151a14c"/>
    </style:style>
    <style:style style:name="T560" style:family="text">
      <style:text-properties officeooo:rsid="0155792b"/>
    </style:style>
    <style:style style:name="T561" style:family="text">
      <style:text-properties officeooo:rsid="0156df70"/>
    </style:style>
    <style:style style:name="T562" style:family="text">
      <style:text-properties officeooo:rsid="01601e23"/>
    </style:style>
    <style:style style:name="T563" style:family="text">
      <style:text-properties officeooo:rsid="01606fa9"/>
    </style:style>
    <style:style style:name="T564" style:family="text">
      <style:text-properties officeooo:rsid="016271de"/>
    </style:style>
    <style:style style:name="T565" style:family="text">
      <style:text-properties officeooo:rsid="0163ec2d"/>
    </style:style>
    <style:style style:name="T566" style:family="text">
      <style:text-properties officeooo:rsid="016697c2"/>
    </style:style>
    <style:style style:name="T567" style:family="text">
      <style:text-properties officeooo:rsid="016fbea2"/>
    </style:style>
    <style:style style:name="T568" style:family="text">
      <style:text-properties officeooo:rsid="01714135"/>
    </style:style>
    <style:style style:name="T569" style:family="text">
      <style:text-properties officeooo:rsid="0178cc13"/>
    </style:style>
    <style:style style:name="T570" style:family="text">
      <style:text-properties officeooo:rsid="017b41cb"/>
    </style:style>
    <style:style style:name="T571" style:family="text">
      <style:text-properties officeooo:rsid="017cfc2e"/>
    </style:style>
    <style:style style:name="T572" style:family="text">
      <style:text-properties officeooo:rsid="017f87cc"/>
    </style:style>
    <style:style style:name="T573" style:family="text">
      <style:text-properties officeooo:rsid="01814254"/>
    </style:style>
    <style:style style:name="T574" style:family="text">
      <style:text-properties officeooo:rsid="01832bff"/>
    </style:style>
    <style:style style:name="T575" style:family="text">
      <style:text-properties officeooo:rsid="01864d6f"/>
    </style:style>
    <style:style style:name="T576" style:family="text">
      <style:text-properties officeooo:rsid="018820c4"/>
    </style:style>
    <style:style style:name="T577" style:family="text">
      <style:text-properties officeooo:rsid="01883b21"/>
    </style:style>
    <style:style style:name="T578" style:family="text">
      <style:text-properties officeooo:rsid="018948fb"/>
    </style:style>
    <style:style style:name="T579" style:family="text">
      <style:text-properties officeooo:rsid="0189f995"/>
    </style:style>
    <style:style style:name="T580" style:family="text">
      <style:text-properties officeooo:rsid="018c545a"/>
    </style:style>
    <style:style style:name="T581" style:family="text">
      <style:text-properties officeooo:rsid="018d6617"/>
    </style:style>
    <style:style style:name="T582" style:family="text">
      <style:text-properties officeooo:rsid="018e9d62"/>
    </style:style>
    <style:style style:name="T583" style:family="text">
      <style:text-properties officeooo:rsid="0192090e"/>
    </style:style>
    <style:style style:name="T584" style:family="text">
      <style:text-properties officeooo:rsid="019252a9"/>
    </style:style>
    <style:style style:name="T585" style:family="text">
      <style:text-properties officeooo:rsid="0192d88c"/>
    </style:style>
    <style:style style:name="T586" style:family="text">
      <style:text-properties officeooo:rsid="01947b64"/>
    </style:style>
    <style:style style:name="T587" style:family="text">
      <style:text-properties officeooo:rsid="01966cc0"/>
    </style:style>
    <style:style style:name="T588" style:family="text">
      <style:text-properties officeooo:rsid="004e0ec9"/>
    </style:style>
    <style:style style:name="T589" style:family="text">
      <style:text-properties officeooo:rsid="019e3113"/>
    </style:style>
    <style:style style:name="T590" style:family="text">
      <style:text-properties officeooo:rsid="019f8b05"/>
    </style:style>
    <style:style style:name="T591" style:family="text">
      <style:text-properties officeooo:rsid="01a0c307"/>
    </style:style>
    <style:style style:name="T592" style:family="text">
      <style:text-properties officeooo:rsid="01abedff"/>
    </style:style>
    <style:style style:name="T593" style:family="text">
      <style:text-properties officeooo:rsid="01b99f81"/>
    </style:style>
    <style:style style:name="T594" style:family="text">
      <style:text-properties officeooo:rsid="01bcf6ce"/>
    </style:style>
    <style:style style:name="T595" style:family="text">
      <style:text-properties officeooo:rsid="01bd0e7e"/>
    </style:style>
    <style:style style:name="T596" style:family="text">
      <style:text-properties officeooo:rsid="01be9309"/>
    </style:style>
    <style:style style:name="T597" style:family="text">
      <style:text-properties officeooo:rsid="01bed22a"/>
    </style:style>
    <style:style style:name="T598" style:family="text">
      <style:text-properties officeooo:rsid="01c78f87"/>
    </style:style>
    <style:style style:name="T599" style:family="text">
      <style:text-properties officeooo:rsid="01d67352"/>
    </style:style>
    <style:style style:name="T600" style:family="text">
      <style:text-properties officeooo:rsid="01d6cf97"/>
    </style:style>
    <style:style style:name="T601" style:family="text">
      <style:text-properties officeooo:rsid="01da502f"/>
    </style:style>
    <style:style style:name="T602" style:family="text">
      <style:text-properties officeooo:rsid="01dbb60a"/>
    </style:style>
    <style:style style:name="T603" style:family="text">
      <style:text-properties officeooo:rsid="01e111b4"/>
    </style:style>
    <style:style style:name="T604" style:family="text">
      <style:text-properties officeooo:rsid="01e372de"/>
    </style:style>
    <style:style style:name="T605" style:family="text">
      <style:text-properties officeooo:rsid="01e568e0"/>
    </style:style>
    <style:style style:name="T606" style:family="text">
      <style:text-properties officeooo:rsid="00dc0463"/>
    </style:style>
    <style:style style:name="T607" style:family="text">
      <style:text-properties officeooo:rsid="01eb0996"/>
    </style:style>
    <style:style style:name="T608" style:family="text">
      <style:text-properties officeooo:rsid="01ee9235"/>
    </style:style>
    <style:style style:name="T609" style:family="text">
      <style:text-properties officeooo:rsid="01ef9ea6"/>
    </style:style>
    <style:style style:name="T610" style:family="text">
      <style:text-properties officeooo:rsid="01f45b48"/>
    </style:style>
    <style:style style:name="T611" style:family="text">
      <style:text-properties officeooo:rsid="01fa6a1c"/>
    </style:style>
    <style:style style:name="T612" style:family="text">
      <style:text-properties officeooo:rsid="01fc4374"/>
    </style:style>
    <style:style style:name="T613" style:family="text">
      <style:text-properties officeooo:rsid="01fea5c6"/>
    </style:style>
    <style:style style:name="T614" style:family="text">
      <style:text-properties officeooo:rsid="0206acd2"/>
    </style:style>
    <style:style style:name="T615" style:family="text">
      <style:text-properties officeooo:rsid="0209a71e"/>
    </style:style>
    <style:style style:name="T616" style:family="text">
      <style:text-properties officeooo:rsid="0209cfe2"/>
    </style:style>
    <style:style style:name="T617" style:family="text">
      <style:text-properties officeooo:rsid="0212fcb9"/>
    </style:style>
    <style:style style:name="T618" style:family="text">
      <style:text-properties officeooo:rsid="02147e6b"/>
    </style:style>
    <style:style style:name="T619" style:family="text">
      <style:text-properties officeooo:rsid="02180d0d"/>
    </style:style>
    <style:style style:name="T620" style:family="text">
      <style:text-properties officeooo:rsid="021a0a19"/>
    </style:style>
    <style:style style:name="T621" style:family="text">
      <style:text-properties officeooo:rsid="021d7afa"/>
    </style:style>
    <style:style style:name="T622" style:family="text">
      <style:text-properties officeooo:rsid="021f347c"/>
    </style:style>
    <style:style style:name="T623" style:family="text">
      <style:text-properties officeooo:rsid="022191a2"/>
    </style:style>
    <style:style style:name="T624" style:family="text">
      <style:text-properties officeooo:rsid="02238030"/>
    </style:style>
    <style:style style:name="T625" style:family="text">
      <style:text-properties officeooo:rsid="0223f667"/>
    </style:style>
    <style:style style:name="T626" style:family="text">
      <style:text-properties officeooo:rsid="02256ff6"/>
    </style:style>
    <style:style style:name="T627" style:family="text">
      <style:text-properties officeooo:rsid="0226b30f"/>
    </style:style>
    <style:style style:name="T628" style:family="text">
      <style:text-properties officeooo:rsid="02292611"/>
    </style:style>
    <style:style style:name="T629" style:family="text">
      <style:text-properties officeooo:rsid="022a9f40"/>
    </style:style>
    <style:style style:name="T630" style:family="text">
      <style:text-properties officeooo:rsid="022bd1e4"/>
    </style:style>
    <style:style style:name="T631" style:family="text">
      <style:text-properties officeooo:rsid="022cfecf"/>
    </style:style>
    <style:style style:name="T632" style:family="text">
      <style:text-properties officeooo:rsid="022d3f41"/>
    </style:style>
    <style:style style:name="T633" style:family="text">
      <style:text-properties officeooo:rsid="022d8b4d"/>
    </style:style>
    <style:style style:name="T634" style:family="text">
      <style:text-properties officeooo:rsid="022e61d4"/>
    </style:style>
    <style:style style:name="T635" style:family="text">
      <style:text-properties officeooo:rsid="022ed3e3"/>
    </style:style>
    <style:style style:name="T636" style:family="text">
      <style:text-properties officeooo:rsid="0230c469"/>
    </style:style>
    <style:style style:name="T637" style:family="text">
      <style:text-properties officeooo:rsid="0231deef"/>
    </style:style>
    <style:style style:name="T638" style:family="text">
      <style:text-properties officeooo:rsid="02479e6a"/>
    </style:style>
    <style:style style:name="T639" style:family="text">
      <style:text-properties officeooo:rsid="024b9bb3"/>
    </style:style>
    <style:style style:name="T640" style:family="text">
      <style:text-properties officeooo:rsid="025798da"/>
    </style:style>
    <style:style style:name="T641" style:family="text">
      <style:text-properties officeooo:rsid="02589aa7"/>
    </style:style>
    <style:style style:name="T642" style:family="text">
      <style:text-properties officeooo:rsid="0258d68b"/>
    </style:style>
    <style:style style:name="T643" style:family="text">
      <style:text-properties fo:color="#fff200" loext:opacity="100%"/>
    </style:style>
    <style:style style:name="T644"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71"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72"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73"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74"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75"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76"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77"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78"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79"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80"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81"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82"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83"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84"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85"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86"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87"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88"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89"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90"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91"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92"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93"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94"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95"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96"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97"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98"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99"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700"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701"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702"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703" style:family="text">
      <style:text-properties officeooo:rsid="02ef609c"/>
    </style:style>
    <style:style style:name="T704" style:family="text">
      <style:text-properties officeooo:rsid="03fada74"/>
    </style:style>
    <style:style style:name="T705" style:family="text">
      <style:text-properties officeooo:rsid="03fda613"/>
    </style:style>
    <style:style style:name="T706" style:family="text">
      <style:text-properties officeooo:rsid="04009322"/>
    </style:style>
    <style:style style:name="T707" style:family="text">
      <style:text-properties officeooo:rsid="04f63259"/>
    </style:style>
    <style:style style:name="T708" style:family="text">
      <style:text-properties officeooo:rsid="04f672d7"/>
    </style:style>
    <style:style style:name="T709" style:family="text">
      <style:text-properties officeooo:rsid="04f683fe"/>
    </style:style>
    <style:style style:name="T710" style:family="text">
      <style:text-properties officeooo:rsid="04f70dd4"/>
    </style:style>
    <style:style style:name="T711" style:family="text">
      <style:text-properties officeooo:rsid="017b9c7e"/>
    </style:style>
    <style:style style:name="T712" style:family="text">
      <style:text-properties officeooo:rsid="05233476"/>
    </style:style>
    <style:style style:name="T713" style:family="text">
      <style:text-properties officeooo:rsid="05251044"/>
    </style:style>
    <style:style style:name="T714" style:family="text">
      <style:text-properties officeooo:rsid="0526bd1a"/>
    </style:style>
    <style:style style:name="T715" style:family="text">
      <style:text-properties officeooo:rsid="0528406a"/>
    </style:style>
    <style:style style:name="T716" style:family="text">
      <style:text-properties officeooo:rsid="0528e692"/>
    </style:style>
    <style:style style:name="T717" style:family="text">
      <style:text-properties officeooo:rsid="052f8a01"/>
    </style:style>
    <style:style style:name="T718" style:family="text">
      <style:text-properties officeooo:rsid="05316ec5"/>
    </style:style>
    <style:style style:name="T719" style:family="text">
      <style:text-properties officeooo:rsid="0532e35c"/>
    </style:style>
    <style:style style:name="T720" style:family="text">
      <style:text-properties officeooo:rsid="01073ac9"/>
    </style:style>
    <style:style style:name="T721" style:family="text">
      <style:text-properties officeooo:rsid="05484c73"/>
    </style:style>
    <style:style style:name="T722" style:family="text">
      <style:text-properties officeooo:rsid="05496559"/>
    </style:style>
    <style:style style:name="T723" style:family="text">
      <style:text-properties officeooo:rsid="0574bc47"/>
    </style:style>
    <style:style style:name="T724" style:family="text">
      <style:text-properties officeooo:rsid="0603d1ea"/>
    </style:style>
    <style:style style:name="T725" style:family="text">
      <style:text-properties officeooo:rsid="0605a7f4"/>
    </style:style>
    <style:style style:name="T726" style:family="text">
      <style:text-properties officeooo:rsid="06721eb8"/>
    </style:style>
    <style:style style:name="T727" style:family="text">
      <style:text-properties officeooo:rsid="067b07c4"/>
    </style:style>
    <style:style style:name="T728" style:family="text">
      <style:text-properties officeooo:rsid="067dc553"/>
    </style:style>
    <style:style style:name="T729" style:family="text">
      <style:text-properties officeooo:rsid="067ed626"/>
    </style:style>
    <style:style style:name="T730" style:family="text">
      <style:text-properties officeooo:rsid="067ff8f3"/>
    </style:style>
    <style:style style:name="T731" style:family="text">
      <style:text-properties officeooo:rsid="06803c26"/>
    </style:style>
    <style:style style:name="T732" style:family="text">
      <style:text-properties officeooo:rsid="06827a2c"/>
    </style:style>
    <style:style style:name="T733" style:family="text">
      <style:text-properties officeooo:rsid="06898275"/>
    </style:style>
    <style:style style:name="T734" style:family="text">
      <style:text-properties officeooo:rsid="068ea877"/>
    </style:style>
    <style:style style:name="T735" style:family="text">
      <style:text-properties officeooo:rsid="06959d71"/>
    </style:style>
    <style:style style:name="T736" style:family="text">
      <style:text-properties officeooo:rsid="022dda61"/>
    </style:style>
    <style:style style:name="T737" style:family="text">
      <style:text-properties style:font-name="Liberation Sans1" fo:font-size="18pt" officeooo:rsid="1396e8c2" style:font-name-asian="Noto Sans CJK SC" style:font-size-asian="18pt" style:font-name-complex="Lohit Devanagari2" style:font-size-complex="18pt"/>
    </style:style>
    <style:style style:name="T738" style:family="text">
      <style:text-properties style:font-name="Liberation Sans1" fo:font-size="14pt" officeooo:rsid="10ad4e39" style:font-name-asian="Noto Sans CJK SC" style:font-size-asian="14pt" style:font-name-complex="Lohit Devanagari2" style:font-size-complex="14pt"/>
    </style:style>
    <style:style style:name="T739" style:family="text">
      <style:text-properties style:font-name="Liberation Sans1" fo:font-size="14pt" officeooo:rsid="12ac2ee8" style:font-name-asian="Noto Sans CJK SC" style:font-size-asian="14pt" style:font-name-complex="Lohit Devanagari2" style:font-size-complex="14pt"/>
    </style:style>
    <style:style style:name="T740"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41"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42"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43"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44" style:family="text">
      <style:text-properties officeooo:rsid="06ac37d7"/>
    </style:style>
    <style:style style:name="T745" style:family="text">
      <style:text-properties officeooo:rsid="06b0e114"/>
    </style:style>
    <style:style style:name="T746" style:family="text">
      <style:text-properties officeooo:rsid="06b1a458"/>
    </style:style>
    <style:style style:name="T747" style:family="text">
      <style:text-properties officeooo:rsid="06bd07da"/>
    </style:style>
    <style:style style:name="T748" style:family="text">
      <style:text-properties officeooo:rsid="06c3a9d3"/>
    </style:style>
    <style:style style:name="T749" style:family="text">
      <style:text-properties officeooo:rsid="06c6ad6c"/>
    </style:style>
    <style:style style:name="T750" style:family="text">
      <style:text-properties officeooo:rsid="075db52a"/>
    </style:style>
    <style:style style:name="T751" style:family="text">
      <style:text-properties officeooo:rsid="075fb756"/>
    </style:style>
    <style:style style:name="T752" style:family="text">
      <style:text-properties officeooo:rsid="07620a69"/>
    </style:style>
    <style:style style:name="T753" style:family="text">
      <style:text-properties officeooo:rsid="08c0bb4a"/>
    </style:style>
    <style:style style:name="T754" style:family="text">
      <style:text-properties officeooo:rsid="0a7ffe42"/>
    </style:style>
    <style:style style:name="T755" style:family="text">
      <style:text-properties officeooo:rsid="0afb9899"/>
    </style:style>
    <style:style style:name="T756" style:family="text">
      <style:text-properties officeooo:rsid="0afd75d0"/>
    </style:style>
    <style:style style:name="T757" style:family="text">
      <style:text-properties officeooo:rsid="0affde9c"/>
    </style:style>
    <style:style style:name="T758" style:family="text">
      <style:text-properties officeooo:rsid="0b71083e"/>
    </style:style>
    <style:style style:name="T759" style:family="text">
      <style:text-properties officeooo:rsid="0c0e23c3"/>
    </style:style>
    <style:style style:name="T760" style:family="text">
      <style:text-properties officeooo:rsid="0c0faa6f"/>
    </style:style>
    <style:style style:name="T761" style:family="text">
      <style:text-properties officeooo:rsid="0c1201ed"/>
    </style:style>
    <style:style style:name="T762" style:family="text">
      <style:text-properties officeooo:rsid="0c7bab02"/>
    </style:style>
    <style:style style:name="T763" style:family="text">
      <style:text-properties officeooo:rsid="0c7c5e9e"/>
    </style:style>
    <style:style style:name="T764" style:family="text">
      <style:text-properties officeooo:rsid="0c7e3a9b"/>
    </style:style>
    <style:style style:name="T765" style:family="text">
      <style:text-properties officeooo:rsid="0c7fd07f"/>
    </style:style>
    <style:style style:name="T766" style:family="text">
      <style:text-properties officeooo:rsid="0c80e812"/>
    </style:style>
    <style:style style:name="T767" style:family="text">
      <style:text-properties officeooo:rsid="0c82af79"/>
    </style:style>
    <style:style style:name="T768" style:family="text">
      <style:text-properties officeooo:rsid="0c83bad1"/>
    </style:style>
    <style:style style:name="T769" style:family="text">
      <style:text-properties style:text-position="sub 58%" style:font-name="Liberation Mono1" fo:font-size="10pt" officeooo:rsid="0c83bad1" style:font-size-asian="10pt" style:font-size-complex="10pt"/>
    </style:style>
    <style:style style:name="T770" style:family="text">
      <style:text-properties style:text-position="sub 58%" officeooo:rsid="122444f3"/>
    </style:style>
    <style:style style:name="T771" style:family="text">
      <style:text-properties style:text-position="sub 58%" fo:font-style="normal" fo:font-weight="normal" officeooo:rsid="13c5a5ef" style:font-style-asian="normal" style:font-weight-asian="normal" style:font-style-complex="normal" style:font-weight-complex="normal"/>
    </style:style>
    <style:style style:name="T772" style:family="text">
      <style:text-properties officeooo:rsid="0c853bc1"/>
    </style:style>
    <style:style style:name="T773" style:family="text">
      <style:text-properties officeooo:rsid="0c89435c"/>
    </style:style>
    <style:style style:name="T774" style:family="text">
      <style:text-properties officeooo:rsid="0c93a75c"/>
    </style:style>
    <style:style style:name="T775" style:family="text">
      <style:text-properties officeooo:rsid="0c980686"/>
    </style:style>
    <style:style style:name="T776" style:family="text">
      <style:text-properties officeooo:rsid="0cae5445"/>
    </style:style>
    <style:style style:name="T777" style:family="text">
      <style:text-properties officeooo:rsid="0caea03a"/>
    </style:style>
    <style:style style:name="T778" style:family="text">
      <style:text-properties officeooo:rsid="0d6224f0"/>
    </style:style>
    <style:style style:name="T779" style:family="text">
      <style:text-properties officeooo:rsid="0d622d09"/>
    </style:style>
    <style:style style:name="T780" style:family="text">
      <style:text-properties officeooo:rsid="0d633a39"/>
    </style:style>
    <style:style style:name="T781" style:family="text">
      <style:text-properties officeooo:rsid="0de45ac6"/>
    </style:style>
    <style:style style:name="T782" style:family="text">
      <style:text-properties officeooo:rsid="0e6ab25c"/>
    </style:style>
    <style:style style:name="T783" style:family="text">
      <style:text-properties officeooo:rsid="0e74f658"/>
    </style:style>
    <style:style style:name="T784" style:family="text">
      <style:text-properties officeooo:rsid="0e9ac66b"/>
    </style:style>
    <style:style style:name="T785" style:family="text">
      <style:text-properties officeooo:rsid="0e9cc06c"/>
    </style:style>
    <style:style style:name="T786" style:family="text">
      <style:text-properties officeooo:rsid="0ee0113c"/>
    </style:style>
    <style:style style:name="T787" style:family="text">
      <style:text-properties officeooo:rsid="0ee19a87"/>
    </style:style>
    <style:style style:name="T788" style:family="text">
      <style:text-properties officeooo:rsid="0ff986d1"/>
    </style:style>
    <style:style style:name="T789" style:family="text">
      <style:text-properties officeooo:rsid="0ffb4637"/>
    </style:style>
    <style:style style:name="T790" style:family="text">
      <style:text-properties officeooo:rsid="0ffe9994"/>
    </style:style>
    <style:style style:name="T791" style:family="text">
      <style:text-properties officeooo:rsid="0ffebee9"/>
    </style:style>
    <style:style style:name="T792" style:family="text">
      <style:text-properties officeooo:rsid="1000ee57"/>
    </style:style>
    <style:style style:name="T793" style:family="text">
      <style:text-properties officeooo:rsid="1002944c"/>
    </style:style>
    <style:style style:name="T794" style:family="text">
      <style:text-properties officeooo:rsid="10036204"/>
    </style:style>
    <style:style style:name="T795" style:family="text">
      <style:text-properties officeooo:rsid="1006f840"/>
    </style:style>
    <style:style style:name="T796" style:family="text">
      <style:text-properties officeooo:rsid="1017608c"/>
    </style:style>
    <style:style style:name="T797" style:family="text">
      <style:text-properties officeooo:rsid="101924f3"/>
    </style:style>
    <style:style style:name="T798" style:family="text">
      <style:text-properties fo:font-size="9pt" style:font-size-asian="9pt" style:font-size-complex="9pt"/>
    </style:style>
    <style:style style:name="T799" style:family="text">
      <style:text-properties officeooo:rsid="101c2db8"/>
    </style:style>
    <style:style style:name="T800" style:family="text">
      <style:text-properties officeooo:rsid="10376de9"/>
    </style:style>
    <style:style style:name="T801" style:family="text">
      <style:text-properties officeooo:rsid="1037871c"/>
    </style:style>
    <style:style style:name="T802" style:family="text">
      <style:text-properties officeooo:rsid="1037ece4"/>
    </style:style>
    <style:style style:name="T803" style:family="text">
      <style:text-properties officeooo:rsid="103a6751"/>
    </style:style>
    <style:style style:name="T804" style:family="text">
      <style:text-properties officeooo:rsid="104b374c"/>
    </style:style>
    <style:style style:name="T805" style:family="text">
      <style:text-properties officeooo:rsid="104c90fc"/>
    </style:style>
    <style:style style:name="T806" style:family="text">
      <style:text-properties officeooo:rsid="10549aab"/>
    </style:style>
    <style:style style:name="T807" style:family="text">
      <style:text-properties officeooo:rsid="10607de2"/>
    </style:style>
    <style:style style:name="T808" style:family="text">
      <style:text-properties officeooo:rsid="106272e5"/>
    </style:style>
    <style:style style:name="T809" style:family="text">
      <style:text-properties officeooo:rsid="10637241"/>
    </style:style>
    <style:style style:name="T810" style:family="text">
      <style:text-properties officeooo:rsid="107d5839"/>
    </style:style>
    <style:style style:name="T811" style:family="text">
      <style:text-properties officeooo:rsid="107e5fa3"/>
    </style:style>
    <style:style style:name="T812" style:family="text">
      <style:text-properties officeooo:rsid="1080eecb"/>
    </style:style>
    <style:style style:name="T813" style:family="text">
      <style:text-properties officeooo:rsid="10827c2a"/>
    </style:style>
    <style:style style:name="T814" style:family="text">
      <style:text-properties officeooo:rsid="1083c3c6"/>
    </style:style>
    <style:style style:name="T815" style:family="text">
      <style:text-properties officeooo:rsid="1086c68e"/>
    </style:style>
    <style:style style:name="T816" style:family="text">
      <style:text-properties officeooo:rsid="108e5899"/>
    </style:style>
    <style:style style:name="T817" style:family="text">
      <style:text-properties officeooo:rsid="109464f2"/>
    </style:style>
    <style:style style:name="T818" style:family="text">
      <style:text-properties officeooo:rsid="1096482c"/>
    </style:style>
    <style:style style:name="T819" style:family="text">
      <style:text-properties officeooo:rsid="10aa51f2"/>
    </style:style>
    <style:style style:name="T820" style:family="text">
      <style:text-properties officeooo:rsid="10ad06af"/>
    </style:style>
    <style:style style:name="T821" style:family="text">
      <style:text-properties officeooo:rsid="10ad4e39"/>
    </style:style>
    <style:style style:name="T822" style:family="text">
      <style:text-properties officeooo:rsid="10aee3d6"/>
    </style:style>
    <style:style style:name="T823" style:family="text">
      <style:text-properties officeooo:rsid="10b0750c"/>
    </style:style>
    <style:style style:name="T824" style:family="text">
      <style:text-properties officeooo:rsid="10b0a88d"/>
    </style:style>
    <style:style style:name="T825" style:family="text">
      <style:text-properties officeooo:rsid="10b23336"/>
    </style:style>
    <style:style style:name="T826" style:family="text">
      <style:text-properties officeooo:rsid="10b34ab1"/>
    </style:style>
    <style:style style:name="T827" style:family="text">
      <style:text-properties officeooo:rsid="10b4095b"/>
    </style:style>
    <style:style style:name="T828" style:family="text">
      <style:text-properties officeooo:rsid="10b4100d"/>
    </style:style>
    <style:style style:name="T829" style:family="text">
      <style:text-properties officeooo:rsid="01248e09"/>
    </style:style>
    <style:style style:name="T830" style:family="text">
      <style:text-properties officeooo:rsid="10b6983a"/>
    </style:style>
    <style:style style:name="T831" style:family="text">
      <style:text-properties officeooo:rsid="10b827ad"/>
    </style:style>
    <style:style style:name="T832" style:family="text">
      <style:text-properties officeooo:rsid="10b8e4e6"/>
    </style:style>
    <style:style style:name="T833" style:family="text">
      <style:text-properties officeooo:rsid="10b92949"/>
    </style:style>
    <style:style style:name="T834" style:family="text">
      <style:text-properties officeooo:rsid="10b9a1a8"/>
    </style:style>
    <style:style style:name="T835" style:family="text">
      <style:text-properties officeooo:rsid="10bad06e"/>
    </style:style>
    <style:style style:name="T836" style:family="text">
      <style:text-properties officeooo:rsid="10bdbae5"/>
    </style:style>
    <style:style style:name="T837" style:family="text">
      <style:text-properties officeooo:rsid="10bf984f"/>
    </style:style>
    <style:style style:name="T838" style:family="text">
      <style:text-properties officeooo:rsid="10c0071b"/>
    </style:style>
    <style:style style:name="T839" style:family="text">
      <style:text-properties officeooo:rsid="10c7b5e7"/>
    </style:style>
    <style:style style:name="T840" style:family="text">
      <style:text-properties officeooo:rsid="10c90dfb"/>
    </style:style>
    <style:style style:name="T841" style:family="text">
      <style:text-properties officeooo:rsid="10c9c554"/>
    </style:style>
    <style:style style:name="T842" style:family="text">
      <style:text-properties officeooo:rsid="10cb8322"/>
    </style:style>
    <style:style style:name="T843" style:family="text">
      <style:text-properties officeooo:rsid="10ccb8b2"/>
    </style:style>
    <style:style style:name="T844" style:family="text">
      <style:text-properties officeooo:rsid="10cd0805"/>
    </style:style>
    <style:style style:name="T845" style:family="text">
      <style:text-properties officeooo:rsid="10ceef2f"/>
    </style:style>
    <style:style style:name="T846" style:family="text">
      <style:text-properties officeooo:rsid="10d02bf6"/>
    </style:style>
    <style:style style:name="T847" style:family="text">
      <style:text-properties officeooo:rsid="10d17ee3"/>
    </style:style>
    <style:style style:name="T848" style:family="text">
      <style:text-properties officeooo:rsid="10d21ae7"/>
    </style:style>
    <style:style style:name="T849" style:family="text">
      <style:text-properties officeooo:rsid="10d4086b"/>
    </style:style>
    <style:style style:name="T850" style:family="text">
      <style:text-properties officeooo:rsid="10edae09"/>
    </style:style>
    <style:style style:name="T851" style:family="text">
      <style:text-properties officeooo:rsid="10ee39c3"/>
    </style:style>
    <style:style style:name="T852" style:family="text">
      <style:text-properties officeooo:rsid="10f01da5"/>
    </style:style>
    <style:style style:name="T853" style:family="text">
      <style:text-properties officeooo:rsid="10f38ff1"/>
    </style:style>
    <style:style style:name="T854" style:family="text">
      <style:text-properties officeooo:rsid="10f43832"/>
    </style:style>
    <style:style style:name="T855" style:family="text">
      <style:text-properties officeooo:rsid="10f4405c"/>
    </style:style>
    <style:style style:name="T856" style:family="text">
      <style:text-properties officeooo:rsid="10f8b372"/>
    </style:style>
    <style:style style:name="T857" style:family="text">
      <style:text-properties officeooo:rsid="10f9c94d"/>
    </style:style>
    <style:style style:name="T858" style:family="text">
      <style:text-properties officeooo:rsid="10fc9dde"/>
    </style:style>
    <style:style style:name="T859" style:family="text">
      <style:text-properties officeooo:rsid="10fe7c6e"/>
    </style:style>
    <style:style style:name="T860" style:family="text">
      <style:text-properties officeooo:rsid="1101f4be"/>
    </style:style>
    <style:style style:name="T861" style:family="text">
      <style:text-properties officeooo:rsid="11104ce0"/>
    </style:style>
    <style:style style:name="T862" style:family="text">
      <style:text-properties officeooo:rsid="00d7aebc"/>
    </style:style>
    <style:style style:name="T863" style:family="text">
      <style:text-properties officeooo:rsid="111170de"/>
    </style:style>
    <style:style style:name="T864" style:family="text">
      <style:text-properties officeooo:rsid="11119bf2"/>
    </style:style>
    <style:style style:name="T865" style:family="text">
      <style:text-properties officeooo:rsid="1111e3fb"/>
    </style:style>
    <style:style style:name="T866" style:family="text">
      <style:text-properties officeooo:rsid="1112b2d8"/>
    </style:style>
    <style:style style:name="T867" style:family="text">
      <style:text-properties officeooo:rsid="1113b216"/>
    </style:style>
    <style:style style:name="T868" style:family="text">
      <style:text-properties officeooo:rsid="11144462"/>
    </style:style>
    <style:style style:name="T869" style:family="text">
      <style:text-properties officeooo:rsid="1114dd33"/>
    </style:style>
    <style:style style:name="T870" style:family="text">
      <style:text-properties officeooo:rsid="111655f1"/>
    </style:style>
    <style:style style:name="T871" style:family="text">
      <style:text-properties officeooo:rsid="11177e38"/>
    </style:style>
    <style:style style:name="T872" style:family="text">
      <style:text-properties officeooo:rsid="111a7256"/>
    </style:style>
    <style:style style:name="T873" style:family="text">
      <style:text-properties officeooo:rsid="111ba629"/>
    </style:style>
    <style:style style:name="T874" style:family="text">
      <style:text-properties officeooo:rsid="111c2138"/>
    </style:style>
    <style:style style:name="T875" style:family="text">
      <style:text-properties officeooo:rsid="111c30c1"/>
    </style:style>
    <style:style style:name="T876" style:family="text">
      <style:text-properties officeooo:rsid="111d4b0e"/>
    </style:style>
    <style:style style:name="T877" style:family="text">
      <style:text-properties officeooo:rsid="112318b9"/>
    </style:style>
    <style:style style:name="T878" style:family="text">
      <style:text-properties officeooo:rsid="11232b98"/>
    </style:style>
    <style:style style:name="T879" style:family="text">
      <style:text-properties officeooo:rsid="0afb00be"/>
    </style:style>
    <style:style style:name="T880" style:family="text">
      <style:text-properties officeooo:rsid="1125013b"/>
    </style:style>
    <style:style style:name="T881" style:family="text">
      <style:text-properties officeooo:rsid="112658bf"/>
    </style:style>
    <style:style style:name="T882" style:family="text">
      <style:text-properties officeooo:rsid="11270ecc"/>
    </style:style>
    <style:style style:name="T883" style:family="text">
      <style:text-properties officeooo:rsid="11318d9d"/>
    </style:style>
    <style:style style:name="T884" style:family="text">
      <style:text-properties officeooo:rsid="1134b6a7"/>
    </style:style>
    <style:style style:name="T885" style:family="text">
      <style:text-properties officeooo:rsid="1139d26f"/>
    </style:style>
    <style:style style:name="T886" style:family="text">
      <style:text-properties officeooo:rsid="113a5dde"/>
    </style:style>
    <style:style style:name="T887" style:family="text">
      <style:text-properties officeooo:rsid="113b0ebf"/>
    </style:style>
    <style:style style:name="T888" style:family="text">
      <style:text-properties officeooo:rsid="113d2961"/>
    </style:style>
    <style:style style:name="T889" style:family="text">
      <style:text-properties officeooo:rsid="0d605a99"/>
    </style:style>
    <style:style style:name="T890" style:family="text">
      <style:text-properties officeooo:rsid="113ecbf8"/>
    </style:style>
    <style:style style:name="T891" style:family="text">
      <style:text-properties officeooo:rsid="1144f2ef"/>
    </style:style>
    <style:style style:name="T892" style:family="text">
      <style:text-properties officeooo:rsid="11484fde"/>
    </style:style>
    <style:style style:name="T893" style:family="text">
      <style:text-properties officeooo:rsid="1148fb26"/>
    </style:style>
    <style:style style:name="T894" style:family="text">
      <style:text-properties officeooo:rsid="11493f96"/>
    </style:style>
    <style:style style:name="T895" style:family="text">
      <style:text-properties officeooo:rsid="1150c45c"/>
    </style:style>
    <style:style style:name="T896" style:family="text">
      <style:text-properties officeooo:rsid="11519131"/>
    </style:style>
    <style:style style:name="T897" style:family="text">
      <style:text-properties officeooo:rsid="11521505"/>
    </style:style>
    <style:style style:name="T898" style:family="text">
      <style:text-properties officeooo:rsid="10d9d7dd"/>
    </style:style>
    <style:style style:name="T899" style:family="text">
      <style:text-properties officeooo:rsid="117a4550"/>
    </style:style>
    <style:style style:name="T900" style:family="text">
      <style:text-properties officeooo:rsid="11d7510b"/>
    </style:style>
    <style:style style:name="T901" style:family="text">
      <style:text-properties officeooo:rsid="12111122"/>
    </style:style>
    <style:style style:name="T902" style:family="text">
      <style:text-properties officeooo:rsid="12195ce3"/>
    </style:style>
    <style:style style:name="T903" style:family="text">
      <style:text-properties officeooo:rsid="121aaf8c"/>
    </style:style>
    <style:style style:name="T904" style:family="text">
      <style:text-properties officeooo:rsid="122444f3"/>
    </style:style>
    <style:style style:name="T905" style:family="text">
      <style:text-properties officeooo:rsid="122fc9f9"/>
    </style:style>
    <style:style style:name="T906" style:family="text">
      <style:text-properties officeooo:rsid="12310472"/>
    </style:style>
    <style:style style:name="T907" style:family="text">
      <style:text-properties officeooo:rsid="12339775"/>
    </style:style>
    <style:style style:name="T908" style:family="text">
      <style:text-properties officeooo:rsid="12339837"/>
    </style:style>
    <style:style style:name="T909" style:family="text">
      <style:text-properties officeooo:rsid="12389f5c"/>
    </style:style>
    <style:style style:name="T910" style:family="text">
      <style:text-properties officeooo:rsid="12396e0e"/>
    </style:style>
    <style:style style:name="T911" style:family="text">
      <style:text-properties officeooo:rsid="123d9ff6"/>
    </style:style>
    <style:style style:name="T912" style:family="text">
      <style:text-properties officeooo:rsid="12430efa"/>
    </style:style>
    <style:style style:name="T913" style:family="text">
      <style:text-properties officeooo:rsid="1243b3ce"/>
    </style:style>
    <style:style style:name="T914" style:family="text">
      <style:text-properties officeooo:rsid="1243c85f"/>
    </style:style>
    <style:style style:name="T915" style:family="text">
      <style:text-properties officeooo:rsid="12470528"/>
    </style:style>
    <style:style style:name="T916" style:family="text">
      <style:text-properties officeooo:rsid="12488f96"/>
    </style:style>
    <style:style style:name="T917" style:family="text">
      <style:text-properties officeooo:rsid="1249893e"/>
    </style:style>
    <style:style style:name="T918" style:family="text">
      <style:text-properties officeooo:rsid="12740d8d"/>
    </style:style>
    <style:style style:name="T919" style:family="text">
      <style:text-properties officeooo:rsid="127537d9"/>
    </style:style>
    <style:style style:name="T920" style:family="text">
      <style:text-properties officeooo:rsid="127553e5"/>
    </style:style>
    <style:style style:name="T921" style:family="text">
      <style:text-properties officeooo:rsid="1277d7d4"/>
    </style:style>
    <style:style style:name="T922" style:family="text">
      <style:text-properties officeooo:rsid="1278577e"/>
    </style:style>
    <style:style style:name="T923" style:family="text">
      <style:text-properties officeooo:rsid="127ba8fc"/>
    </style:style>
    <style:style style:name="T924" style:family="text">
      <style:text-properties officeooo:rsid="127d9828"/>
    </style:style>
    <style:style style:name="T925" style:family="text">
      <style:text-properties officeooo:rsid="12820943"/>
    </style:style>
    <style:style style:name="T926" style:family="text">
      <style:text-properties officeooo:rsid="12837185"/>
    </style:style>
    <style:style style:name="T927" style:family="text">
      <style:text-properties officeooo:rsid="1284e66b"/>
    </style:style>
    <style:style style:name="T928" style:family="text">
      <style:text-properties officeooo:rsid="1288cdd0"/>
    </style:style>
    <style:style style:name="T929" style:family="text">
      <style:text-properties officeooo:rsid="1039d93a"/>
    </style:style>
    <style:style style:name="T930" style:family="text">
      <style:text-properties officeooo:rsid="12896d3d"/>
    </style:style>
    <style:style style:name="T931" style:family="text">
      <style:text-properties officeooo:rsid="12928d6a"/>
    </style:style>
    <style:style style:name="T932" style:family="text">
      <style:text-properties fo:color="#ffff00" loext:opacity="100%" style:text-underline-style="none"/>
    </style:style>
    <style:style style:name="T933" style:family="text">
      <style:text-properties style:text-underline-style="none"/>
    </style:style>
    <style:style style:name="T934" style:family="text">
      <style:text-properties officeooo:rsid="12949f0d"/>
    </style:style>
    <style:style style:name="T935" style:family="text">
      <style:text-properties officeooo:rsid="1295f4b4"/>
    </style:style>
    <style:style style:name="T936" style:family="text">
      <style:text-properties officeooo:rsid="014670bd"/>
    </style:style>
    <style:style style:name="T937" style:family="text">
      <style:text-properties officeooo:rsid="12985573"/>
    </style:style>
    <style:style style:name="T938" style:family="text">
      <style:text-properties officeooo:rsid="129a4954"/>
    </style:style>
    <style:style style:name="T939" style:family="text">
      <style:text-properties officeooo:rsid="129c90a6"/>
    </style:style>
    <style:style style:name="T940" style:family="text">
      <style:text-properties officeooo:rsid="129ff1bd"/>
    </style:style>
    <style:style style:name="T941" style:family="text">
      <style:text-properties officeooo:rsid="12a016af"/>
    </style:style>
    <style:style style:name="T942" style:family="text">
      <style:text-properties officeooo:rsid="12a1c341"/>
    </style:style>
    <style:style style:name="T943" style:family="text">
      <style:text-properties officeooo:rsid="12a3299e"/>
    </style:style>
    <style:style style:name="T944" style:family="text">
      <style:text-properties officeooo:rsid="12a5171b"/>
    </style:style>
    <style:style style:name="T945" style:family="text">
      <style:text-properties officeooo:rsid="12a71344"/>
    </style:style>
    <style:style style:name="T946" style:family="text">
      <style:text-properties officeooo:rsid="12a7ee14"/>
    </style:style>
    <style:style style:name="T947" style:family="text">
      <style:text-properties officeooo:rsid="12319ebb"/>
    </style:style>
    <style:style style:name="T948" style:family="text">
      <style:text-properties officeooo:rsid="12aa08ef"/>
    </style:style>
    <style:style style:name="T949" style:family="text">
      <style:text-properties officeooo:rsid="12ab5d69"/>
    </style:style>
    <style:style style:name="T950" style:family="text">
      <style:text-properties officeooo:rsid="12ac2ee8"/>
    </style:style>
    <style:style style:name="T951" style:family="text">
      <style:text-properties officeooo:rsid="12ae34f5"/>
    </style:style>
    <style:style style:name="T952" style:family="text">
      <style:text-properties officeooo:rsid="12ae5998"/>
    </style:style>
    <style:style style:name="T953" style:family="text">
      <style:text-properties officeooo:rsid="0a7e49f6"/>
    </style:style>
    <style:style style:name="T954" style:family="text">
      <style:text-properties officeooo:rsid="12b1dcfb"/>
    </style:style>
    <style:style style:name="T955" style:family="text">
      <style:text-properties officeooo:rsid="12b8ade4"/>
    </style:style>
    <style:style style:name="T956" style:family="text">
      <style:text-properties officeooo:rsid="12be4ef8"/>
    </style:style>
    <style:style style:name="T957" style:family="text">
      <style:text-properties officeooo:rsid="00d622a1"/>
    </style:style>
    <style:style style:name="T958" style:family="text">
      <style:text-properties officeooo:rsid="12c0bf65"/>
    </style:style>
    <style:style style:name="T959" style:family="text">
      <style:text-properties officeooo:rsid="066c9f51"/>
    </style:style>
    <style:style style:name="T960" style:family="text">
      <style:text-properties officeooo:rsid="12c3b999"/>
    </style:style>
    <style:style style:name="T961" style:family="text">
      <style:text-properties officeooo:rsid="12cf9ecf"/>
    </style:style>
    <style:style style:name="T962" style:family="text">
      <style:text-properties officeooo:rsid="12d0c0f7"/>
    </style:style>
    <style:style style:name="T963" style:family="text">
      <style:text-properties officeooo:rsid="006fa277"/>
    </style:style>
    <style:style style:name="T964" style:family="text">
      <style:text-properties officeooo:rsid="12d5ccea"/>
    </style:style>
    <style:style style:name="T965" style:family="text">
      <style:text-properties officeooo:rsid="0118b107"/>
    </style:style>
    <style:style style:name="T966" style:family="text">
      <style:text-properties officeooo:rsid="12e8ba06"/>
    </style:style>
    <style:style style:name="T967" style:family="text">
      <style:text-properties officeooo:rsid="12e96a27"/>
    </style:style>
    <style:style style:name="T968" style:family="text">
      <style:text-properties officeooo:rsid="12eabd77"/>
    </style:style>
    <style:style style:name="T969" style:family="text">
      <style:text-properties officeooo:rsid="12eb9f06"/>
    </style:style>
    <style:style style:name="T970" style:family="text">
      <style:text-properties officeooo:rsid="131449c8"/>
    </style:style>
    <style:style style:name="T971" style:family="text">
      <style:text-properties officeooo:rsid="12773441"/>
    </style:style>
    <style:style style:name="T972" style:family="text">
      <style:text-properties officeooo:rsid="00b6fdac"/>
    </style:style>
    <style:style style:name="T973" style:family="text">
      <style:text-properties officeooo:rsid="131a97b6"/>
    </style:style>
    <style:style style:name="T974" style:family="text">
      <style:text-properties officeooo:rsid="107d3f99"/>
    </style:style>
    <style:style style:name="T975" style:family="text">
      <style:text-properties officeooo:rsid="00b9b323"/>
    </style:style>
    <style:style style:name="T976" style:family="text">
      <style:text-properties officeooo:rsid="0073817b"/>
    </style:style>
    <style:style style:name="T977" style:family="text">
      <style:text-properties officeooo:rsid="13201994"/>
    </style:style>
    <style:style style:name="T978" style:family="text">
      <style:text-properties officeooo:rsid="132122b5"/>
    </style:style>
    <style:style style:name="T979" style:family="text">
      <style:text-properties officeooo:rsid="1323a9d2"/>
    </style:style>
    <style:style style:name="T980" style:family="text">
      <style:text-properties officeooo:rsid="13241b16"/>
    </style:style>
    <style:style style:name="T981" style:family="text">
      <style:text-properties officeooo:rsid="008d96dc"/>
    </style:style>
    <style:style style:name="T982" style:family="text">
      <style:text-properties officeooo:rsid="132608ec"/>
    </style:style>
    <style:style style:name="T983" style:family="text">
      <style:text-properties officeooo:rsid="132636a6"/>
    </style:style>
    <style:style style:name="T984" style:family="text">
      <style:text-properties officeooo:rsid="132642fd"/>
    </style:style>
    <style:style style:name="T985" style:family="text">
      <style:text-properties officeooo:rsid="132a6478"/>
    </style:style>
    <style:style style:name="T986" style:family="text">
      <style:text-properties officeooo:rsid="13319776"/>
    </style:style>
    <style:style style:name="T987" style:family="text">
      <style:text-properties officeooo:rsid="133384b3"/>
    </style:style>
    <style:style style:name="T988" style:family="text">
      <style:text-properties officeooo:rsid="133548d8"/>
    </style:style>
    <style:style style:name="T989" style:family="text">
      <style:text-properties officeooo:rsid="13388b4f"/>
    </style:style>
    <style:style style:name="T990" style:family="text">
      <style:text-properties officeooo:rsid="133a10e4"/>
    </style:style>
    <style:style style:name="T991" style:family="text">
      <style:text-properties officeooo:rsid="133b8f09"/>
    </style:style>
    <style:style style:name="T992" style:family="text">
      <style:text-properties officeooo:rsid="133d4967"/>
    </style:style>
    <style:style style:name="T993" style:family="text">
      <style:text-properties officeooo:rsid="133d9feb"/>
    </style:style>
    <style:style style:name="T994" style:family="text">
      <style:text-properties officeooo:rsid="133f032f"/>
    </style:style>
    <style:style style:name="T995" style:family="text">
      <style:text-properties officeooo:rsid="133f8a3a"/>
    </style:style>
    <style:style style:name="T996" style:family="text">
      <style:text-properties officeooo:rsid="1340f373"/>
    </style:style>
    <style:style style:name="T997" style:family="text">
      <style:text-properties officeooo:rsid="1343359b"/>
    </style:style>
    <style:style style:name="T998" style:family="text">
      <style:text-properties officeooo:rsid="13437dfc"/>
    </style:style>
    <style:style style:name="T999" style:family="text">
      <style:text-properties officeooo:rsid="1345384c"/>
    </style:style>
    <style:style style:name="T1000" style:family="text">
      <style:text-properties officeooo:rsid="13454456"/>
    </style:style>
    <style:style style:name="T1001" style:family="text">
      <style:text-properties officeooo:rsid="1348c671"/>
    </style:style>
    <style:style style:name="T1002" style:family="text">
      <style:text-properties officeooo:rsid="135371cd"/>
    </style:style>
    <style:style style:name="T1003" style:family="text">
      <style:text-properties officeooo:rsid="135496c8"/>
    </style:style>
    <style:style style:name="T1004" style:family="text">
      <style:text-properties officeooo:rsid="1355efb3"/>
    </style:style>
    <style:style style:name="T1005" style:family="text">
      <style:text-properties officeooo:rsid="01560da5"/>
    </style:style>
    <style:style style:name="T1006" style:family="text">
      <style:text-properties officeooo:rsid="13570377"/>
    </style:style>
    <style:style style:name="T1007" style:family="text">
      <style:text-properties officeooo:rsid="13596112"/>
    </style:style>
    <style:style style:name="T1008" style:family="text">
      <style:text-properties officeooo:rsid="135b1a9b"/>
    </style:style>
    <style:style style:name="T1009" style:family="text">
      <style:text-properties officeooo:rsid="135b92ca"/>
    </style:style>
    <style:style style:name="T1010" style:family="text">
      <style:text-properties officeooo:rsid="135bb7a4"/>
    </style:style>
    <style:style style:name="T1011" style:family="text">
      <style:text-properties officeooo:rsid="135d261f"/>
    </style:style>
    <style:style style:name="T1012" style:family="text">
      <style:text-properties officeooo:rsid="135ebda3"/>
    </style:style>
    <style:style style:name="T1013" style:family="text">
      <style:text-properties officeooo:rsid="135f0003"/>
    </style:style>
    <style:style style:name="T1014" style:family="text">
      <style:text-properties officeooo:rsid="136015e9"/>
    </style:style>
    <style:style style:name="T1015" style:family="text">
      <style:text-properties officeooo:rsid="1361c974"/>
    </style:style>
    <style:style style:name="T1016" style:family="text">
      <style:text-properties officeooo:rsid="1363f5cc"/>
    </style:style>
    <style:style style:name="T1017" style:family="text">
      <style:text-properties officeooo:rsid="1364d035"/>
    </style:style>
    <style:style style:name="T1018" style:family="text">
      <style:text-properties officeooo:rsid="13662846"/>
    </style:style>
    <style:style style:name="T1019" style:family="text">
      <style:text-properties officeooo:rsid="1367f33f"/>
    </style:style>
    <style:style style:name="T1020" style:family="text">
      <style:text-properties officeooo:rsid="13689518"/>
    </style:style>
    <style:style style:name="T1021" style:family="text">
      <style:text-properties officeooo:rsid="136a4842"/>
    </style:style>
    <style:style style:name="T1022" style:family="text">
      <style:text-properties officeooo:rsid="136b1d1a"/>
    </style:style>
    <style:style style:name="T1023" style:family="text">
      <style:text-properties fo:color="#ff0000" loext:opacity="100%" style:font-name="Courier" fo:font-size="9.5pt" fo:font-weight="bold" style:font-size-asian="9.5pt" style:font-weight-asian="bold"/>
    </style:style>
    <style:style style:name="T1024" style:family="text">
      <style:text-properties fo:color="#ff0000" loext:opacity="100%" style:font-name="Courier" fo:font-size="10.5pt" fo:font-weight="bold" officeooo:rsid="1403c498" style:font-size-asian="10.5pt" style:font-weight-asian="bold"/>
    </style:style>
    <style:style style:name="T1025" style:family="text">
      <style:text-properties fo:color="#ff0000" loext:opacity="100%" style:font-name="Courier" fo:font-size="10.5pt" fo:font-style="normal" fo:font-weight="bold" style:font-size-asian="10.5pt" style:font-style-asian="normal" style:font-weight-asian="bold" style:font-style-complex="normal"/>
    </style:style>
    <style:style style:name="T1026" style:family="text">
      <style:text-properties officeooo:rsid="136b8dde"/>
    </style:style>
    <style:style style:name="T1027" style:family="text">
      <style:text-properties officeooo:rsid="136c1a86"/>
    </style:style>
    <style:style style:name="T1028" style:family="text">
      <style:text-properties officeooo:rsid="136ca82b"/>
    </style:style>
    <style:style style:name="T1029" style:family="text">
      <style:text-properties officeooo:rsid="136d849e"/>
    </style:style>
    <style:style style:name="T1030" style:family="text">
      <style:text-properties officeooo:rsid="136eb0bf"/>
    </style:style>
    <style:style style:name="T1031" style:family="text">
      <style:text-properties officeooo:rsid="136f91e4"/>
    </style:style>
    <style:style style:name="T1032"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33"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34" style:family="text">
      <style:text-properties fo:color="#080808" loext:opacity="100%" style:font-name="JetBrains Mono" fo:font-size="11.5pt" fo:font-style="normal" fo:font-weight="normal" style:font-size-asian="11.5pt" style:font-style-asian="normal" style:font-weight-asian="normal"/>
    </style:style>
    <style:style style:name="T1035" style:family="text">
      <style:text-properties fo:color="#080808" loext:opacity="100%" style:font-name="JetBrains Mono" fo:font-size="11.5pt" fo:font-style="normal" fo:font-weight="normal" style:font-size-asian="11.5pt" style:font-style-asian="normal" style:font-weight-asian="normal"/>
    </style:style>
    <style:style style:name="T1036" style:family="text">
      <style:text-properties fo:color="#080808" loext:opacity="100%" style:font-name="JetBrains Mono" fo:font-size="11.5pt" fo:font-style="normal" fo:font-weight="normal" officeooo:rsid="140cbebc" style:font-size-asian="11.5pt" style:font-style-asian="normal" style:font-weight-asian="normal" style:font-style-complex="normal"/>
    </style:style>
    <style:style style:name="T1037" style:family="text">
      <style:text-properties officeooo:rsid="1375f76d"/>
    </style:style>
    <style:style style:name="T1038" style:family="text">
      <style:text-properties officeooo:rsid="13785552"/>
    </style:style>
    <style:style style:name="T1039" style:family="text">
      <style:text-properties officeooo:rsid="137a1f7c"/>
    </style:style>
    <style:style style:name="T1040" style:family="text">
      <style:text-properties officeooo:rsid="137bf222"/>
    </style:style>
    <style:style style:name="T1041" style:family="text">
      <style:text-properties officeooo:rsid="137dc342"/>
    </style:style>
    <style:style style:name="T1042" style:family="text">
      <style:text-properties style:font-name="Courier" fo:font-size="9.5pt" fo:font-weight="bold" style:font-size-asian="9.5pt" style:font-weight-asian="bold"/>
    </style:style>
    <style:style style:name="T1043" style:family="text">
      <style:text-properties officeooo:rsid="13807cdf"/>
    </style:style>
    <style:style style:name="T1044" style:family="text">
      <style:text-properties officeooo:rsid="00ce0564"/>
    </style:style>
    <style:style style:name="T1045" style:family="text">
      <style:text-properties officeooo:rsid="13823237"/>
    </style:style>
    <style:style style:name="T1046" style:family="text">
      <style:text-properties officeooo:rsid="138237b8"/>
    </style:style>
    <style:style style:name="T1047" style:family="text">
      <style:text-properties officeooo:rsid="13828cce"/>
    </style:style>
    <style:style style:name="T1048" style:family="text">
      <style:text-properties officeooo:rsid="13848437"/>
    </style:style>
    <style:style style:name="T1049" style:family="text">
      <style:text-properties officeooo:rsid="13880e7c"/>
    </style:style>
    <style:style style:name="T1050" style:family="text">
      <style:text-properties officeooo:rsid="13895c5d"/>
    </style:style>
    <style:style style:name="T1051" style:family="text">
      <style:text-properties officeooo:rsid="138acbb9"/>
    </style:style>
    <style:style style:name="T1052" style:family="text">
      <style:text-properties officeooo:rsid="138ad402"/>
    </style:style>
    <style:style style:name="T1053" style:family="text">
      <style:text-properties officeooo:rsid="138c347d"/>
    </style:style>
    <style:style style:name="T1054" style:family="text">
      <style:text-properties officeooo:rsid="138d9eda"/>
    </style:style>
    <style:style style:name="T1055" style:family="text">
      <style:text-properties officeooo:rsid="138e3f6e"/>
    </style:style>
    <style:style style:name="T1056" style:family="text">
      <style:text-properties officeooo:rsid="13903a78"/>
    </style:style>
    <style:style style:name="T1057" style:family="text">
      <style:text-properties officeooo:rsid="1391753b"/>
    </style:style>
    <style:style style:name="T1058" style:family="text">
      <style:text-properties officeooo:rsid="139228f9"/>
    </style:style>
    <style:style style:name="T1059" style:family="text">
      <style:text-properties officeooo:rsid="13929bad"/>
    </style:style>
    <style:style style:name="T1060" style:family="text">
      <style:text-properties officeooo:rsid="1392c6f5"/>
    </style:style>
    <style:style style:name="T1061" style:family="text">
      <style:text-properties officeooo:rsid="1394a056"/>
    </style:style>
    <style:style style:name="T1062" style:family="text">
      <style:text-properties officeooo:rsid="13960334"/>
    </style:style>
    <style:style style:name="T1063" style:family="text">
      <style:text-properties officeooo:rsid="1396e8c2"/>
    </style:style>
    <style:style style:name="T1064" style:family="text">
      <style:text-properties officeooo:rsid="139b888b"/>
    </style:style>
    <style:style style:name="T1065" style:family="text">
      <style:text-properties officeooo:rsid="139dfa0f"/>
    </style:style>
    <style:style style:name="T1066" style:family="text">
      <style:text-properties officeooo:rsid="13a2622e"/>
    </style:style>
    <style:style style:name="T1067" style:family="text">
      <style:text-properties officeooo:rsid="13a57abd"/>
    </style:style>
    <style:style style:name="T1068" style:family="text">
      <style:text-properties officeooo:rsid="13a6ad65"/>
    </style:style>
    <style:style style:name="T1069" style:family="text">
      <style:text-properties officeooo:rsid="13a6e08d"/>
    </style:style>
    <style:style style:name="T1070" style:family="text">
      <style:text-properties officeooo:rsid="13a887ab"/>
    </style:style>
    <style:style style:name="T1071" style:family="text">
      <style:text-properties officeooo:rsid="13a9d911"/>
    </style:style>
    <style:style style:name="T1072" style:family="text">
      <style:text-properties officeooo:rsid="13abd751"/>
    </style:style>
    <style:style style:name="T1073" style:family="text">
      <style:text-properties officeooo:rsid="13ad152f"/>
    </style:style>
    <style:style style:name="T1074" style:family="text">
      <style:text-properties officeooo:rsid="13ad9603"/>
    </style:style>
    <style:style style:name="T1075" style:family="text">
      <style:text-properties officeooo:rsid="13af51ae"/>
    </style:style>
    <style:style style:name="T1076" style:family="text">
      <style:text-properties officeooo:rsid="13afc2ef"/>
    </style:style>
    <style:style style:name="T1077" style:family="text">
      <style:text-properties officeooo:rsid="13b12d82"/>
    </style:style>
    <style:style style:name="T1078" style:family="text">
      <style:text-properties officeooo:rsid="13b2fa70"/>
    </style:style>
    <style:style style:name="T1079" style:family="text">
      <style:text-properties officeooo:rsid="13b5b0dd"/>
    </style:style>
    <style:style style:name="T1080" style:family="text">
      <style:text-properties officeooo:rsid="13b82c54"/>
    </style:style>
    <style:style style:name="T1081" style:family="text">
      <style:text-properties officeooo:rsid="10b3a1f3"/>
    </style:style>
    <style:style style:name="T1082" style:family="text">
      <style:text-properties officeooo:rsid="13b993db"/>
    </style:style>
    <style:style style:name="T1083" style:family="text">
      <style:text-properties officeooo:rsid="13ba0a43"/>
    </style:style>
    <style:style style:name="T1084" style:family="text">
      <style:text-properties officeooo:rsid="13baa82f"/>
    </style:style>
    <style:style style:name="T1085" style:family="text">
      <style:text-properties officeooo:rsid="13bbc6c2"/>
    </style:style>
    <style:style style:name="T1086" style:family="text">
      <style:text-properties officeooo:rsid="13c0c7e9"/>
    </style:style>
    <style:style style:name="T1087" style:family="text">
      <style:text-properties officeooo:rsid="13c265b0"/>
    </style:style>
    <style:style style:name="T1088" style:family="text">
      <style:text-properties officeooo:rsid="13c3ae41"/>
    </style:style>
    <style:style style:name="T1089" style:family="text">
      <style:text-properties officeooo:rsid="13c54cce"/>
    </style:style>
    <style:style style:name="T1090" style:family="text">
      <style:text-properties officeooo:rsid="13c590bc"/>
    </style:style>
    <style:style style:name="T1091" style:family="text">
      <style:text-properties officeooo:rsid="13c5a5ef"/>
    </style:style>
    <style:style style:name="T1092" style:family="text">
      <style:text-properties officeooo:rsid="13c64e8a"/>
    </style:style>
    <style:style style:name="T1093" style:family="text">
      <style:text-properties officeooo:rsid="13c7e032"/>
    </style:style>
    <style:style style:name="T1094" style:family="text">
      <style:text-properties officeooo:rsid="13c90e53"/>
    </style:style>
    <style:style style:name="T1095" style:family="text">
      <style:text-properties officeooo:rsid="13c9dec1"/>
    </style:style>
    <style:style style:name="T1096" style:family="text">
      <style:text-properties officeooo:rsid="13ca6ae4"/>
    </style:style>
    <style:style style:name="T1097" style:family="text">
      <style:text-properties officeooo:rsid="13cc3a80"/>
    </style:style>
    <style:style style:name="T1098" style:family="text">
      <style:text-properties officeooo:rsid="13cc6414"/>
    </style:style>
    <style:style style:name="T1099" style:family="text">
      <style:text-properties officeooo:rsid="13cc7ebe"/>
    </style:style>
    <style:style style:name="T1100" style:family="text">
      <style:text-properties officeooo:rsid="13cd0266"/>
    </style:style>
    <style:style style:name="T1101" style:family="text">
      <style:text-properties officeooo:rsid="13cf594f"/>
    </style:style>
    <style:style style:name="T1102" style:family="text">
      <style:text-properties officeooo:rsid="13cfd61b"/>
    </style:style>
    <style:style style:name="T1103" style:family="text">
      <style:text-properties officeooo:rsid="13d2ea7f"/>
    </style:style>
    <style:style style:name="T1104" style:family="text">
      <style:text-properties officeooo:rsid="13d4b99f"/>
    </style:style>
    <style:style style:name="T1105" style:family="text">
      <style:text-properties officeooo:rsid="13d4df67"/>
    </style:style>
    <style:style style:name="T1106" style:family="text">
      <style:text-properties officeooo:rsid="13d69831"/>
    </style:style>
    <style:style style:name="T1107" style:family="text">
      <style:text-properties officeooo:rsid="13d9eec2"/>
    </style:style>
    <style:style style:name="T1108" style:family="text">
      <style:text-properties officeooo:rsid="13da951c"/>
    </style:style>
    <style:style style:name="T1109" style:family="text">
      <style:text-properties officeooo:rsid="13db9926"/>
    </style:style>
    <style:style style:name="T1110" style:family="text">
      <style:text-properties officeooo:rsid="13dbd175"/>
    </style:style>
    <style:style style:name="T1111" style:family="text">
      <style:text-properties officeooo:rsid="13de3cc4"/>
    </style:style>
    <style:style style:name="T1112" style:family="text">
      <style:text-properties officeooo:rsid="13def703"/>
    </style:style>
    <style:style style:name="T1113" style:family="text">
      <style:text-properties officeooo:rsid="13df7269"/>
    </style:style>
    <style:style style:name="T1114" style:family="text">
      <style:text-properties officeooo:rsid="13e0cf2a"/>
    </style:style>
    <style:style style:name="T1115" style:family="text">
      <style:text-properties officeooo:rsid="13e1fbfb"/>
    </style:style>
    <style:style style:name="T1116" style:family="text">
      <style:text-properties officeooo:rsid="13e470c7"/>
    </style:style>
    <style:style style:name="T1117" style:family="text">
      <style:text-properties officeooo:rsid="13e63d5b"/>
    </style:style>
    <style:style style:name="T1118" style:family="text">
      <style:text-properties officeooo:rsid="13e91954"/>
    </style:style>
    <style:style style:name="T1119" style:family="text">
      <style:text-properties officeooo:rsid="06793aa4"/>
    </style:style>
    <style:style style:name="T1120" style:family="text">
      <style:text-properties officeooo:rsid="13ea7c9a"/>
    </style:style>
    <style:style style:name="T1121" style:family="text">
      <style:text-properties officeooo:rsid="13ea9eeb"/>
    </style:style>
    <style:style style:name="T1122" style:family="text">
      <style:text-properties officeooo:rsid="13ebc156"/>
    </style:style>
    <style:style style:name="T1123" style:family="text">
      <style:text-properties officeooo:rsid="13ed4fd2"/>
    </style:style>
    <style:style style:name="T1124" style:family="text">
      <style:text-properties officeooo:rsid="13edd958"/>
    </style:style>
    <style:style style:name="T1125" style:family="text">
      <style:text-properties officeooo:rsid="13eec682"/>
    </style:style>
    <style:style style:name="T1126" style:family="text">
      <style:text-properties officeooo:rsid="13f0aa1e"/>
    </style:style>
    <style:style style:name="T1127" style:family="text">
      <style:text-properties officeooo:rsid="13f1aa17"/>
    </style:style>
    <style:style style:name="T1128" style:family="text">
      <style:text-properties officeooo:rsid="13f36a0a"/>
    </style:style>
    <style:style style:name="T1129" style:family="text">
      <style:text-properties officeooo:rsid="13f39cdc"/>
    </style:style>
    <style:style style:name="T1130" style:family="text">
      <style:text-properties officeooo:rsid="13f538a5"/>
    </style:style>
    <style:style style:name="T1131" style:family="text">
      <style:text-properties officeooo:rsid="13f8f21f"/>
    </style:style>
    <style:style style:name="T1132" style:family="text">
      <style:text-properties officeooo:rsid="13fae667"/>
    </style:style>
    <style:style style:name="T1133" style:family="text">
      <style:text-properties officeooo:rsid="13fc4b87"/>
    </style:style>
    <style:style style:name="T1134" style:family="text">
      <style:text-properties officeooo:rsid="017dd1f5"/>
    </style:style>
    <style:style style:name="T1135" style:family="text">
      <style:text-properties officeooo:rsid="1401e22a"/>
    </style:style>
    <style:style style:name="T1136" style:family="text">
      <style:text-properties officeooo:rsid="1403536a"/>
    </style:style>
    <style:style style:name="T1137" style:family="text">
      <style:text-properties officeooo:rsid="1403c498"/>
    </style:style>
    <style:style style:name="T1138" style:family="text">
      <style:text-properties officeooo:rsid="14091540"/>
    </style:style>
    <style:style style:name="T1139" style:family="text">
      <style:text-properties officeooo:rsid="140cbebc"/>
    </style:style>
    <style:style style:name="T1140" style:family="text">
      <style:text-properties style:font-name="Liberation Mono1" fo:font-size="10pt" fo:font-weight="bold" style:font-weight-asian="bold" style:font-weight-complex="bold"/>
    </style:style>
    <style:style style:name="T1141" style:family="text">
      <style:text-properties officeooo:rsid="140d020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70">Functions </text:span><text:span text:style-name="T569">Reference Manual</text:span><text:bookmark-end text:name="__RefHeading___Toc474_3277173355"/></text:p>
      <text:p text:style-name="P191"><text:span text:style-name="T736">Version 1.</text:span><text:span text:style-name="T737">6</text:span></text:p>
      <text:h text:style-name="Heading_20_1" text:outline-level="1"><text:bookmark-start text:name="__RefHeading___Toc765_3277173355"/>Introduction<text:bookmark-end text:name="__RefHeading___Toc765_3277173355"/></text:h>
      <text:p text:style-name="P49">This document is the reference for all of the built in function for the QDL programming language.</text:p>
      <text:h text:style-name="P944" text:outline-level="1">Writing functions</text:h>
      <text:p text:style-name="P930">The two main ways are using the <text:span text:style-name="T415">define</text:span> statement or the lambda → operator. The difference is scope.</text:p>
      <text:p text:style-name="P929"><text:span text:style-name="T1135">Wherever square brackets (</text:span><text:span text:style-name="T414">[</text:span>,<text:span text:style-name="T414"> ]</text:span><text:span text:style-name="T1135">)are used in QDL, this means that a local scope is enforced, so nothing outside of the statement is visible inside it. Only variables passed in are visible. </text:span></text:p>
      <text:p text:style-name="P929"><text:span text:style-name="T1135">Wherever a lambda is used, either the digraph <text:s/></text:span><text:span text:style-name="T20">-&gt;</text:span><text:span text:style-name="T1135"> or unicode \u2192, </text:span><text:span text:style-name="T456">→ </text:span><text:span text:style-name="T1135">(alt+d in the workspace), then the entire ambient state is available.</text:span></text:p>
      <text:h text:style-name="P946" text:outline-level="2">Lambdas</text:h>
      <text:h text:style-name="Heading_20_3" text:outline-level="3">An idiom</text:h>
      <text:p text:style-name="P933">One of the absolute most common patterns for a lambda is a single expression whose value is returned. So if you write</text:p>
      <text:p text:style-name="Preformatted_20_Text">g(x) →x^3</text:p>
      <text:p text:style-name="P933">Then you can just issue</text:p>
      <text:p text:style-name="Preformatted_20_Text"><text:s text:c="3"/>g(2)</text:p>
      <text:p text:style-name="Preformatted_20_Text">8</text:p>
      <text:p text:style-name="P933"/>
      <text:p text:style-name="P933">without further adieu. </text:p>
      <text:h text:style-name="Heading_20_3" text:outline-level="3">Multi-line lambdas</text:h>
      <text:p text:style-name="P933">These require that you explicitly return a value and that it reside in a <text:span text:style-name="T416">block[ ]</text:span><text:span text:style-name="T1137"> statement. This yields the same scope as a single expression lambda:</text:span></text:p>
      <text:p text:style-name="Preformatted_20_Text"><text:span text:style-name="T1137">g</text:span>(x,y)→<text:span text:style-name="T1137">b</text:span>lock[z:=x*y;return(z);];</text:p>
      <text:p text:style-name="P933"/>
      <text:p text:style-name="P933"/>
      <text:p text:style-name="P933"/>
      <text:h text:style-name="Heading_20_2" text:outline-level="2"><text:soft-page-break/>Comments</text:h>
      <text:p text:style-name="P929"><text:span text:style-name="T1135">Comments are marked at the start of a line with either a triple = (so </text:span><text:span text:style-name="T20">===</text:span><text:span text:style-name="T1135">) or guilement </text:span><text:span text:style-name="T20">»</text:span><text:span text:style-name="T1135"> (\u00bb), alt+’ in the workspace. <text:s/>When listing help for the function, the short form just spits out the first line of the comment, so make that succinct. <text:s/></text:span></text:p>
      <text:p text:style-name="P927"><text:span text:style-name="T1135">Example, </text:span><text:span text:style-name="T1136">using define</text:span></text:p>
      <text:p text:style-name="Preformatted_20_Text">define[<text:line-break/> <text:s text:c="2"/>f(x)<text:line-break/> ][<text:line-break/> <text:s text:c="2"/>»f(x) returns the square of x<text:line-break/> <text:s text:c="2"/>»x can be a stem too.<text:line-break/> <text:s text:c="2"/>return(x^2);<text:line-break/> ];</text:p>
      <text:p text:style-name="Text_20_body"/>
      <text:p text:style-name="P930">Then </text:p>
      <text:p text:style-name="P930">To list all of the first lines for any function (no matter the number of arguments) named <text:span text:style-name="T22">f</text:span><text:span text:style-name="T123">, issue</text:span></text:p>
      <text:p text:style-name="P931"><text:s text:c="3"/>)help f</text:p>
      <text:p text:style-name="P928">f(x) returns the square of x</text:p>
      <text:p text:style-name="Text_20_body"/>
      <text:p text:style-name="Text_20_body"><text:span text:style-name="T1135">For the detailed help on </text:span><text:span text:style-name="T80">f </text:span><text:span text:style-name="T1135">with a single argument,</text:span></text:p>
      <text:p text:style-name="Preformatted_20_Text"><text:s text:c="3"/>)help f 1</text:p>
      <text:p text:style-name="Preformatted_20_Text"><text:s/>f(x) returns the square of x</text:p>
      <text:p text:style-name="Preformatted_20_Text"><text:s/>x can be a stem too.</text:p>
      <text:p text:style-name="Text_20_body"/>
      <text:p text:style-name="P939">If we had another <text:span text:style-name="T22">f</text:span><text:span text:style-name="T123"> defined (for variey, it’s a lambda and has comments too)</text:span></text:p>
      <text:p text:style-name="Preformatted_20_Text">f(x,y)→<text:span text:style-name="T1137">b</text:span>lock[<text:line-break/> <text:span text:style-name="T1138">===</text:span>f(x,y) return the product of x and y<text:line-break/> <text:span text:style-name="T1138">===</text:span>This illustrates using a block[] statement<text:line-break/> z:=x*y;<text:line-break/> return(z);<text:line-break/> ];<text:span text:style-name="T1024"><text:line-break/></text:span></text:p>
      <text:p text:style-name="P938"><text:span text:style-name="T1025"/></text:p>
      <text:p text:style-name="P42">And now, using the )help command</text:p>
      <text:p text:style-name="Preformatted_20_Text">)help f</text:p>
      <text:p text:style-name="Preformatted_20_Text"><text:s/>f(x,y) return the product of x and y</text:p>
      <text:p text:style-name="Preformatted_20_Text"><text:s/>f(x) returns the square of x</text:p>
      <text:p text:style-name="P941"><text:span text:style-name="T123"/></text:p>
      <text:p text:style-name="P42">and detailed help is still available</text:p>
      <text:p text:style-name="Preformatted_20_Text"><text:s text:c="3"/>)help f 2</text:p>
      <text:p text:style-name="Preformatted_20_Text"><text:s/>f(x,y) return the product of x and y</text:p>
      <text:p text:style-name="Preformatted_20_Text"><text:s/>This illustrates using a block[] statement</text:p>
      <text:p text:style-name="P941"><text:span text:style-name="T123"/></text:p>
      <text:p text:style-name="P941"><text:soft-page-break/><text:span text:style-name="T123">Final note that using the </text:span><text:span text:style-name="T444">local[]</text:span><text:span text:style-name="T123"> statement for a la</text:span><text:span text:style-name="T218">m</text:span><text:span text:style-name="T123">bda restricts the scope to local and is, in fact, equivalent to using a </text:span><text:span text:style-name="T444">define</text:span><text:span text:style-name="T123"> statement.</text:span></text:p>
      <text:h text:style-name="Heading_20_1" text:outline-level="1">Function Reference</text:h>
      <text:h text:style-name="P947" text:outline-level="2"><text:bookmark-start text:name="__RefHeading___Toc526_3277173355"/>abs<text:bookmark-end text:name="__RefHeading___Toc526_3277173355"/></text:h>
      <text:p text:style-name="P194">Description</text:p>
      <text:p text:style-name="P505">Find the absolute value of a number</text:p>
      <text:p text:style-name="P194">Usage</text:p>
      <text:p text:style-name="P195">abs(<text:span text:style-name="T467">arg</text:span>)</text:p>
      <text:p text:style-name="P194">Arguments</text:p>
      <text:p text:style-name="P506"><text:span text:style-name="T271">arg</text:span> – a number or a stem filled with numbers.</text:p>
      <text:p text:style-name="P194">Output</text:p>
      <text:p text:style-name="P342">If a single number, the absolute value of that number. If a stem of numbers, the absolute value of all of them.</text:p>
      <text:p text:style-name="P194">Examples</text:p>
      <text:p text:style-name="P341"><text:s text:c="4"/>say(abs(-123));</text:p>
      <text:p text:style-name="P341">123</text:p>
      <text:h text:style-name="P948" text:outline-level="2">acos</text:h>
      <text:p text:style-name="P339"><text:span text:style-name="T1063">The arccosine of an argument. </text:span>See transcendental functions</text:p>
      <text:h text:style-name="P948" text:outline-level="2">acosh</text:h>
      <text:p text:style-name="P339"><text:span text:style-name="T1063">The hyperbolic arccosine of an argument. </text:span>See transcendental functions</text:p>
      <text:h text:style-name="P949" text:outline-level="2">apply <text:span text:style-name="T1063">(</text:span>∂)</text:h>
      <text:p text:style-name="Heading">Description</text:p>
      <text:p text:style-name="P731">Apply a function to an argument list. This allows you to invoke functions on arguments you can construct in any number of ways. <text:span text:style-name="T1001">See also </text:span><text:span text:style-name="T69">names</text:span><text:span text:style-name="T202">, </text:span><text:span text:style-name="T69">arg_count.</text:span></text:p>
      <text:p text:style-name="P732">Usage</text:p>
      <text:p text:style-name="Preformatted_20_Text">apply(@f, scalar | list. | stem.)</text:p>
      <text:p text:style-name="P800"><text:soft-page-break/><text:span text:style-name="T201">scalar | list. | stem. ∂ </text:span><text:span text:style-name="T200">@f</text:span></text:p>
      <text:p text:style-name="P732">Arguments</text:p>
      <text:p text:style-name="P735">(none) – query for the number signatures associated with this function.</text:p>
      <text:p text:style-name="P731"><text:span text:style-name="T358">@f</text:span> – the function reference to <text:span text:style-name="T22">f</text:span></text:p>
      <text:p text:style-name="P700"><text:span text:style-name="T399">scalar</text:span><text:span text:style-name="T68"> – </text:span>if a scalar <text:span text:style-name="T999">then the assumption is that f is monadic and it will evaluate against that argument</text:span></text:p>
      <text:p text:style-name="P700"><text:span text:style-name="T399">list.</text:span><text:span text:style-name="T999"> - A list of values. There are fed in order as the arguments</text:span></text:p>
      <text:p text:style-name="P700"><text:span text:style-name="T399">stem.</text:span><text:span text:style-name="T999"> - A stem with the keys being the names of the arguments to the function</text:span></text:p>
      <text:p text:style-name="P732">Output</text:p>
      <text:p text:style-name="P731">The value of <text:span text:style-name="T22">f </text:span><text:span text:style-name="T123">evaluated at the given inputs.</text:span></text:p>
      <text:p text:style-name="Heading">Examples</text:p>
      <text:p text:style-name="P736">There is a single function named <text:span text:style-name="T22">f</text:span><text:span text:style-name="T123"> in this scope and it takes 3 arguments.</text:span></text:p>
      <text:p text:style-name="Preformatted_20_Text"><text:s text:c="3"/><text:span text:style-name="T999">f(1,2,3)</text:span></text:p>
      <text:p text:style-name="P729">6</text:p>
      <text:p text:style-name="P729"><text:s text:c="3"/>apply(@f, [1,2,3])</text:p>
      <text:p text:style-name="P729">6</text:p>
      <text:p text:style-name="Preformatted_20_Text"><text:s text:c="3"/>apply(@f, {'x':1,'y':2,'z':3})<text:line-break/>6</text:p>
      <text:p text:style-name="P730"/>
      <text:p text:style-name="P731">This is <text:span text:style-name="T22">f </text:span><text:span text:style-name="T123">evaluated in 3 ways. The first is directly, by plugging in the values. The second uses a list of values. In the last case, the signature of the function has the values supplied by name.</text:span></text:p>
      <text:p text:style-name="P731"><text:span text:style-name="T208">For the </text:span><text:span text:style-name="T123">operator version of this, <text:s/>∂ (\u2202), alt + a </text:span><text:span text:style-name="T200">and redoing the above examples</text:span></text:p>
      <text:p text:style-name="P733"><text:s text:c="3"/><text:span text:style-name="T1000">[1,2,3]</text:span><text:span text:style-name="T201">∂</text:span><text:span text:style-name="T200">@f</text:span></text:p>
      <text:p text:style-name="P35">6</text:p>
      <text:p text:style-name="P734"><text:span text:style-name="T123"><text:s text:c="3"/></text:span><text:bookmark-start text:name="__DdeLink__1815552_1225770493"/><text:span text:style-name="T123">{'x':1,'y':2,'z':3}</text:span><text:span text:style-name="T201">∂</text:span><text:span text:style-name="T123">@f</text:span><text:bookmark-end text:name="__DdeLink__1815552_1225770493"/></text:p>
      <text:p text:style-name="P35">6</text:p>
      <text:h text:style-name="P950" text:outline-level="2">arg_count <text:span text:style-name="T1077">(</text:span><text:span text:style-name="T201">∂</text:span><text:span text:style-name="T208">)</text:span></text:h>
      <text:p text:style-name="P699">Description</text:p>
      <text:p text:style-name="P760">A list of the possible <text:span text:style-name="T1002">argument counts for a given function reference.</text:span></text:p>
      <text:p text:style-name="Heading">Usage</text:p>
      <text:p text:style-name="P738">arg_count(@f | stem.)</text:p>
      <text:p text:style-name="P803"><text:span text:style-name="T201">∂ </text:span><text:span text:style-name="T209">@f | stem.</text:span></text:p>
      <text:p text:style-name="P732">Arguments</text:p>
      <text:p text:style-name="P739"><text:span text:style-name="T358">@f</text:span> – a single function reference</text:p>
      <text:p text:style-name="P737"><text:soft-page-break/><text:span text:style-name="T398">stem.</text:span><text:span text:style-name="T1003"> - a stem of function references</text:span></text:p>
      <text:p text:style-name="P699"><text:span text:style-name="T999">Ou</text:span><text:span text:style-name="T1003">t</text:span><text:span text:style-name="T999">put</text:span></text:p>
      <text:p text:style-name="P739">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1003">f(x)→x-1;</text:span></text:p>
      <text:p text:style-name="P738"><text:s text:c="3"/>f(x,y)-&gt;x*y</text:p>
      <text:p text:style-name="Preformatted_20_Text"><text:s text:c="3"/><text:span text:style-name="T1003">g(x)-&gt;x^2;</text:span> </text:p>
      <text:p text:style-name="Preformatted_20_Text"><text:s text:c="3"/><text:span text:style-name="T1003">g(x,y)→ g(x) + g(y);</text:span></text:p>
      <text:p text:style-name="P738"><text:s text:c="3"/>g(x,y,z) → g(x,y)/(z^2+1);<text:bookmark-end text:name="__DdeLink__1893522_1225770493"/></text:p>
      <text:p text:style-name="Preformatted_20_Text"><text:s text:c="3"/><text:span text:style-name="T1003">arg_count(@f)</text:span><text:bookmark-end text:name="__DdeLink__1892653_1225770493"/></text:p>
      <text:p text:style-name="P738">[1,2]</text:p>
      <text:p text:style-name="P738"><text:s text:c="3"/>arg_count(@g)</text:p>
      <text:p text:style-name="P738">[1,2,3]</text:p>
      <text:p text:style-name="P738"><text:s text:c="5"/><text:bookmark-start text:name="__DdeLink__1894228_1225770493"/>arg_count({'f':@f, 'g':@g})<text:bookmark-end text:name="__DdeLink__1894228_1225770493"/></text:p>
      <text:p text:style-name="P738">{</text:p>
      <text:p text:style-name="P738"><text:s/>f: [1,3],</text:p>
      <text:p text:style-name="P738"><text:s/>g: [1,2,3]</text:p>
      <text:p text:style-name="P738">}</text:p>
      <text:p text:style-name="P737">Note that <text:span text:style-name="T201">∂ (\u2202), alt + a </text:span><text:span text:style-name="T123">is the operator form<text:line-break/></text:span></text:p>
      <text:p text:style-name="Preformatted_20_Text"><text:span text:style-name="T201"><text:s text:c="3"/></text:span><text:bookmark-start text:name="__DdeLink__1909252_1225770493"/><text:span text:style-name="T201">∂</text:span><text:span text:style-name="T123">{'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951" text:outline-level="2"><text:line-break/><text:span text:style-name="T920">args</text:span></text:h>
      <text:p text:style-name="P194">Description</text:p>
      <text:p text:style-name="P507">Get the arguments to the current script as a list. If there is no script, then this is empty.</text:p>
      <text:p text:style-name="P194">Usage</text:p>
      <text:p text:style-name="Preformatted_20_Text"><text:span text:style-name="T335">args(</text:span><text:span text:style-name="T336">{</text:span><text:span text:style-name="T335">index</text:span><text:span text:style-name="T336">}</text:span><text:span text:style-name="T335">) </text:span></text:p>
      <text:p text:style-name="P194">Arguments</text:p>
      <text:p text:style-name="P196">none<text:span text:style-name="T336"> - </text:span><text:s/><text:span text:style-name="T920">return the whole list of arguments.</text:span></text:p>
      <text:p text:style-name="P196"><text:span text:style-name="T387">index </text:span>- <text:span text:style-name="T920">(optional) integer for the index desired. Note </text:span><text:span text:style-name="T388">args(n) == args().n</text:span></text:p>
      <text:p text:style-name="P194">Output</text:p>
      <text:p text:style-name="P507">The list of arguments (no index given) or the specific value. Signed indices are allowed since it is exactly a stem.</text:p>
      <text:p text:style-name="P194"><text:soft-page-break/>Examples</text:p>
      <text:p text:style-name="Text_20_body">A table relating this with the deprecated script_args:</text:p>
      <text:p text:style-name="Text_20_body"><text:span text:style-name="T544">Old <text:s text:c="20"/>New <text:s text:c="21"/>Description</text:span><text:span text:style-name="T971"><text:line-break/></text:span><text:span text:style-name="T544">script_args(-1) <text:s text:c="8"/>args() <text:s text:c="18"/>get the arg list</text:span><text:span text:style-name="T971"><text:line-break/></text:span><text:span text:style-name="T544">script_args() <text:s text:c="10"/>size(args()); <text:s text:c="11"/>get the number of args</text:span><text:span text:style-name="T971"><text:line-break/></text:span><text:span text:style-name="T544">script_args(n) <text:s text:c="9"/>args(n) OR args().n <text:s text:c="5"/>get arg with index n</text:span></text:p>
      <text:p text:style-name="P898">Note that if you use this call, you can forward the arguments to another script. </text:p>
      <text:p text:style-name="Preformatted_20_Text"><text:s text:c="3"/><text:span text:style-name="T1124">script_l</text:span>oad('my_script.qdl', args());</text:p>
      <text:p text:style-name="Text_20_body"/>
      <text:p text:style-name="P898">sends the args() to the new script as its argument list, so you don't have to write</text:p>
      <text:p text:style-name="P895"><text:s text:c="3"/><text:span text:style-name="T1124">script_l</text:span>oad('my_script.qdl', args(<text:span text:style-name="T1124">0</text:span>), <text:span text:style-name="T1124">args(1),...</text:span>);</text:p>
      <text:p text:style-name="P896"/>
      <text:p text:style-name="P898">By the same token, you can add arguments to the list:</text:p>
      <text:p text:style-name="P895"><text:s text:c="3"/><text:span text:style-name="T1124">script_l</text:span>oad('my_script.qdl', <text:span text:style-name="T1124">true, 42, </text:span>args());</text:p>
      <text:p text:style-name="P896"/>
      <text:p text:style-name="P898">would result in a list </text:p>
      <text:p text:style-name="P897">[true, 42, args(0), args(1),…]</text:p>
      <text:p text:style-name="Text_20_body"/>
      <text:p text:style-name="P898">in the called function. If you needed to send the list of arguments as a unit, send it as a list like</text:p>
      <text:p text:style-name="P895"><text:s text:c="3"/><text:span text:style-name="T1124">script_l</text:span>oad('my_<text:span text:style-name="T1124">other_</text:span>script.qdl', <text:span text:style-name="T1124">[</text:span>args()<text:span text:style-name="T1124">]</text:span>);</text:p>
      <text:p text:style-name="P896"/>
      <text:h text:style-name="P952" text:outline-level="2">asin</text:h>
      <text:p text:style-name="P339"><text:span text:style-name="T1061">The arcsine of an argument. </text:span>See transcendental functions</text:p>
      <text:h text:style-name="Heading_20_2" text:outline-level="2">asinh</text:h>
      <text:p text:style-name="P339"><text:span text:style-name="T1061">The hyperbolic acrsine of an argument. </text:span>See transcendental functions</text:p>
      <text:h text:style-name="Heading_20_2" text:outline-level="2">atan</text:h>
      <text:p text:style-name="P339"><text:span text:style-name="T1062">The arctangent of an argument. </text:span>See transcendental functions</text:p>
      <text:h text:style-name="Heading_20_2" text:outline-level="2">atanh</text:h>
      <text:p text:style-name="P339"><text:span text:style-name="T1062">The hyperbolic arctangent of an argument. </text:span>See transcendental functions</text:p>
      <text:h text:style-name="Heading_20_2" text:outline-level="2" text:is-list-header="true"><text:soft-page-break/>box</text:h>
      <text:p text:style-name="P194">Description</text:p>
      <text:p text:style-name="P508">Take any set of variables and turn them in to a stem, their names becoming the keys. This removes them from the symbol table so the only access afterwards is as part of the stem. <text:span text:style-name="T525">See the function </text:span><text:span text:style-name="T24">unbox</text:span><text:span text:style-name="T131"> for the inverse of this.</text:span></text:p>
      <text:p text:style-name="P194">Usage</text:p>
      <text:p text:style-name="P195">box(var0, var1, …);</text:p>
      <text:p text:style-name="P194">Arguments</text:p>
      <text:p text:style-name="P509">There must be at least on argument. The arguments are variables that have been defined. These will be put in to a stem and removed from the symbol table. <text:span text:style-name="T575">Arguments may be scalars or stems.</text:span></text:p>
      <text:p text:style-name="P194">Ouput</text:p>
      <text:p text:style-name="P509">A <text:span text:style-name="T22">true</text:span><text:span text:style-name="T123"> if this succeeded.</text:span></text:p>
      <text:p text:style-name="P194">Examples</text:p>
      <text:p text:style-name="P195"><text:s text:c="2"/>a. := -5 + i(5);</text:p>
      <text:p text:style-name="P195"><text:s text:c="2"/>b. := 5 + i(5); <text:s/></text:p>
      <text:p text:style-name="P195"><text:s text:c="2"/>)vars</text:p>
      <text:p text:style-name="P195">a., b.</text:p>
      <text:p text:style-name="P195">c. := box(a., b.);</text:p>
      <text:p text:style-name="P195"><text:s text:c="4"/><text:span text:style-name="T524">)vars</text:span></text:p>
      <text:p text:style-name="P195">c.</text:p>
      <text:p text:style-name="P511"><text:line-break/>So a. and b. no longer are in the symbol table, but are in the stem:</text:p>
      <text:p text:style-name="P195"><text:s text:c="2"/>c.</text:p>
      <text:p text:style-name="Preformatted_20_Text">{a=[-5,-4,-3,-2,-1], b=[5,6,7,8,9]}</text:p>
      <text:h text:style-name="P953" text:outline-level="2" text:is-list-header="true">break</text:h>
      <text:p text:style-name="P194">Description</text:p>
      <text:p text:style-name="P512">Interrupt loop processing by exiting the loop.</text:p>
      <text:p text:style-name="P194">Usage</text:p>
      <text:p text:style-name="P195">break(<text:span text:style-name="T1070">{boolean}</text:span>);</text:p>
      <text:p text:style-name="P194">Arguments</text:p>
      <text:p text:style-name="P512"><text:span text:style-name="T1070">(n</text:span>one<text:span text:style-name="T1070">)</text:span> – </text:p>
      <text:p text:style-name="P839">boolean – break if and only if the argument is true.</text:p>
      <text:p text:style-name="P194"><text:soft-page-break/>Output</text:p>
      <text:p text:style-name="P512">None.</text:p>
      <text:p text:style-name="P194">Examples</text:p>
      <text:p text:style-name="P513">In this example, the loop terminates if the variable equals 3.</text:p>
      <text:p text:style-name="P195"><text:bookmark-start text:name="__DdeLink__29402_1927415061"/><text:bookmark-start text:name="__DdeLink__29405_1927415061"/>while[</text:p>
      <text:p text:style-name="P195"><text:s text:c="5"/>for_next(j,5)</text:p>
      <text:p text:style-name="P195"><text:s text:c="3"/>][</text:p>
      <text:p text:style-name="P195"><text:s text:c="5"/>if[</text:p>
      <text:p text:style-name="P195"><text:s text:c="8"/>j==3</text:p>
      <text:p text:style-name="P195"><text:s text:c="5"/>]then[</text:p>
      <text:p text:style-name="P195"><text:s text:c="8"/>break();</text:p>
      <text:p text:style-name="P195"><text:s text:c="5"/>]else[</text:p>
      <text:p text:style-name="P195"><text:s text:c="8"/>say('j='+j);</text:p>
      <text:p text:style-name="P195"><text:s text:c="3"/>]; // end if</text:p>
      <text:p text:style-name="P195">]; // end loop<text:bookmark-end text:name="__DdeLink__29402_1927415061"/><text:bookmark-end text:name="__DdeLink__29405_1927415061"/></text:p>
      <text:p text:style-name="P195">j=0</text:p>
      <text:p text:style-name="P195">j=1</text:p>
      <text:p text:style-name="P195">j=2</text:p>
      <text:p text:style-name="Text_20_body"/>
      <text:p text:style-name="P839">Writing it with a boolean as the argument.</text:p>
      <text:p text:style-name="Preformatted_20_Text">while[<text:line-break/> <text:s text:c="4"/>for_next(j,5)<text:line-break/> <text:s text:c="2"/>][<text:line-break/> <text:s text:c="5"/>break(j==3); <text:s text:c="4"/><text:line-break/> <text:s text:c="5"/>say('j='+j);<text:line-break/>]; // end loop</text:p>
      <text:h text:style-name="P957" text:outline-level="2">cb_exists</text:h>
      <text:p text:style-name="P194">Description</text:p>
      <text:p text:style-name="P199">Check if the system clipboard is supported. <text:span text:style-name="T894">This operation is not available in server mode.</text:span></text:p>
      <text:p text:style-name="P194">Usage</text:p>
      <text:p text:style-name="P126">cb_exists()</text:p>
      <text:p text:style-name="P194">Arguments</text:p>
      <text:p text:style-name="P199">none.</text:p>
      <text:p text:style-name="P194">Output</text:p>
      <text:p text:style-name="P199">A true if the clipboard is readable, false otherwise.</text:p>
      <text:h text:style-name="Heading_20_2" text:outline-level="2"><text:soft-page-break/><text:span text:style-name="T892">cb_</text:span><text:span text:style-name="T740">read</text:span></text:h>
      <text:p text:style-name="P194">Description</text:p>
      <text:p text:style-name="P199">Read the contents of the clipboard as a string. <text:span text:style-name="T894">This operation is not available in server mode.</text:span></text:p>
      <text:p text:style-name="P194">Usage</text:p>
      <text:p text:style-name="Preformatted_20_Text"><text:span text:style-name="T271">cb_read()</text:span> </text:p>
      <text:p text:style-name="P194">Arguments</text:p>
      <text:p text:style-name="P199">none</text:p>
      <text:p text:style-name="P197">Output</text:p>
      <text:p text:style-name="P199">The contents of the clipboard as a string. Note that leading and trailing whitespace is removed. The reason for this is that applications can add it as they see fit, so removing it is about the only reasonable standard policy.</text:p>
      <text:p text:style-name="P194">Example</text:p>
      <text:p text:style-name="P195"><text:s text:c="3"/><text:span text:style-name="T892">cb_read()</text:span></text:p>
      <text:p text:style-name="P198">the quick brown fox jumped over the lazy dog</text:p>
      <text:p text:style-name="P196"/>
      <text:p text:style-name="P199">This means that the given string was in the clipboard.</text:p>
      <text:h text:style-name="Heading_20_2" text:outline-level="2"><text:span text:style-name="T892">cb_</text:span><text:span text:style-name="T740">write</text:span></text:h>
      <text:p text:style-name="P194">Description</text:p>
      <text:p text:style-name="P199">Write a string to the clipboard. <text:span text:style-name="T894">This operation is not available in server mode.</text:span></text:p>
      <text:p text:style-name="P194">Usage</text:p>
      <text:p text:style-name="Preformatted_20_Text">cb_write(arg)</text:p>
      <text:p text:style-name="P194">Arguments</text:p>
      <text:p text:style-name="P196"><text:span text:style-name="T331">arg</text:span><text:span text:style-name="T892"> - </text:span><text:span text:style-name="T893">the argument</text:span><text:span text:style-name="T892">. </text:span><text:span text:style-name="T893">It may be any data type, but it will be converted to a string before being written. This also includes stems, which are turned into JSON first.</text:span><text:span text:style-name="T892"> <text:s/></text:span></text:p>
      <text:p text:style-name="P197">Output</text:p>
      <text:p text:style-name="P515">true if the operation succeeded, false otherwise.</text:p>
      <text:h text:style-name="P958" text:outline-level="2"><text:soft-page-break/><text:span text:style-name="T1049">c</text:span>eiling <text:span text:style-name="T1049">(</text:span>⌈)</text:h>
      <text:p text:style-name="P823"><text:span text:style-name="T1029">The standard mathematical ceiling function, ⌈</text:span><text:span text:style-name="T96">x</text:span><text:span text:style-name="T1029">⌉ == </text:span><text:span text:style-name="T391">ceiling(x) == ⌈</text:span><text:span text:style-name="T358">x</text:span><text:span text:style-name="T96"> </text:span>the least integer greater than or equal to x. See transcendental functions</text:p>
      <text:h text:style-name="P959" text:outline-level="2">check_after</text:h>
      <text:p text:style-name="P194">Description</text:p>
      <text:p text:style-name="P344">Sometimes only a post-positional loop will do – this means that the loop executes at least once. This is not often the case, but is very hard to replicate. Invoking this function will do just that. Your condition will be checked post-loop.</text:p>
      <text:p text:style-name="P194">Usage</text:p>
      <text:p text:style-name="P195">check_after(condition);</text:p>
      <text:p text:style-name="P344"/>
      <text:p text:style-name="P194">Arguments</text:p>
      <text:p text:style-name="P344">The argument is a logically -valued expression.</text:p>
      <text:p text:style-name="P194">Output</text:p>
      <text:p text:style-name="P344">None. This exists only in looping statements</text:p>
      <text:p text:style-name="P343">a := 0;</text:p>
      <text:p text:style-name="P195">while[</text:p>
      <text:p text:style-name="P195"><text:s text:c="2"/><text:span text:style-name="T483">check_after</text:span>(<text:span text:style-name="T483">a != 0</text:span>)</text:p>
      <text:p text:style-name="P195"><text:s/>][</text:p>
      <text:p text:style-name="P195"><text:s text:c="2"/>say(<text:span text:style-name="T483">a</text:span>);</text:p>
      <text:p text:style-name="P195">];</text:p>
      <text:p text:style-name="P343">0</text:p>
      <text:p text:style-name="Text_20_body"/>
      <text:p text:style-name="P844">In this example, it is a single iteration and shows that the condition is only checked after the body of the loop has been evaluated, then the loop terminates.</text:p>
      <text:h text:style-name="P960" text:outline-level="2">check_syntax</text:h>
      <text:p text:style-name="P200">Description</text:p>
      <text:p text:style-name="P517">Check a string of QDL for syntax errors. This does not actually execute anything! It will simply check that the given string is valid QDL. Note that there are <text:span text:style-name="T22">syntax error</text:span><text:span text:style-name="T46">s</text:span><text:span text:style-name="T123">, such as </text:span><text:span text:style-name="T156">not closing a quote vs </text:span><text:span text:style-name="T46">runtime errors</text:span><text:span text:style-name="T156">, which arise only when the system is tunning because of the state at that point. For instance</text:span></text:p>
      <text:p text:style-name="P201">a := 4/b;</text:p>
      <text:p text:style-name="P24"/>
      <text:p text:style-name="P24"><text:soft-page-break/>would parse fine, but if during execution it turned out that b had a value of 0 (zero) then a runtime error would happen. </text:p>
      <text:p text:style-name="P200">Usage</text:p>
      <text:p text:style-name="P201">check_syntax(string)</text:p>
      <text:p text:style-name="P200">Arguments</text:p>
      <text:p text:style-name="P518">string - a (possibly very long) string of QDL to be checked. This may, for instance, be the entire contents of a script.</text:p>
      <text:p text:style-name="P200">Ou<text:span text:style-name="T731">t</text:span>put</text:p>
      <text:p text:style-name="P518">Either an empty string (if everything works) or the message from the parser that contains the line and position where the first parsing error happens. The parser will exit as soon as it gets any errors, so there is only one to process. </text:p>
      <text:p text:style-name="P200">Examples.</text:p>
      <text:p text:style-name="P518">Let us say we had the following, simply electrifying script:</text:p>
      <text:p text:style-name="P201">/* A test file */</text:p>
      <text:p text:style-name="P201">a</text:p>
      <text:p text:style-name="P201"><text:s text:c="2"/>:=</text:p>
      <text:p text:style-name="P201"><text:s text:c="5"/>3;</text:p>
      <text:p text:style-name="P201">b = 'foo;</text:p>
      <text:p text:style-name="P518"/>
      <text:p text:style-name="P518">in the file <text:span text:style-name="T271">/tmp/foo.qdl</text:span> and executed</text:p>
      <text:p text:style-name="P201"><text:s text:c="2"/>check_syntax(file_read('/tmp/foo.qdl'))</text:p>
      <text:p text:style-name="P201">line 5:2 mismatched input '=' expecting {'^', '=&lt;', '<text:span text:style-name="T899">&lt;</text:span>=', ';', '*', '/', '++', '+', '--', '-', '&lt;', '&gt;', '&lt;=', '&gt;=', '==', '!=', '&amp;&amp;', '||', '%', '~'}</text:p>
      <text:p text:style-name="P518"/>
      <text:p text:style-name="P203"><text:span text:style-name="T731">(Note that the line wraps here.) <text:s/>This means that on line 5 (lines are counted starting at 1 so line 5 is the very last line in the file) at position 2 (characters are counted from zero, so the </text:span><text:span text:style-name="T732">single </text:span><text:span text:style-name="T731">= there </text:span><text:span text:style-name="T733">is where parsing stopped. W</text:span><text:span text:style-name="T732">e all remember that QDL only has compound assignment operators, </text:span><text:span text:style-name="Emphasis">n'est-ce pas</text:span><text:span text:style-name="Emphasis"><text:span text:style-name="T46">?</text:span></text:span><text:span text:style-name="T731">) </text:span><text:span text:style-name="T733">Since </text:span><text:span text:style-name="T73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6">probably </text:span><text:span text:style-name="T156">intended.</text:span></text:p>
      <text:p text:style-name="P519"><text:span text:style-name="T156">I</text:span><text:span text:style-name="T123">f you fix the assignment to := then run it (there is still a missing quote) you get</text:span></text:p>
      <text:p text:style-name="P201"><text:s text:c="2"/>check_syntax(file_read('/tmp/foo.qdl'))</text:p>
      <text:p text:style-name="P201">missing/unparseable right-hand expression for assignment</text:p>
      <text:p text:style-name="P25"/>
      <text:p text:style-name="P520"><text:span text:style-name="T123">Which means that the assignment operator was found and it </text:span><text:span text:style-name="T208">(</text:span><text:span text:style-name="T123">QDL</text:span><text:span text:style-name="T208">)</text:span><text:span text:style-name="T123"> tried to determine what to assign, but failed (in this case because the file ended </text:span><text:span text:style-name="T157">before a close quote was found</text:span><text:span text:style-name="T123">).</text:span></text:p>
      <text:p text:style-name="P200"><text:soft-page-break/>Another example</text:p>
      <text:p text:style-name="P516">In this case a file is read (line numbers are in the left hand column):</text:p>
      <text:p text:style-name="P201"><text:span text:style-name="T734">37: </text:span>// <text:span text:style-name="T734">37 lines of stuff</text:span><text:line-break/><text:span text:style-name="T734">38: </text:span>if[<text:line-break/><text:span text:style-name="T734">39: </text:span><text:s/>exec_phase == 'post_token' &amp;&amp; claims.idp == idp.ncsa<text:line-break/><text:span text:style-name="T734">40: </text:span>][<text:line-break/><text:span text:style-name="T734">41: </text:span><text:s/>flow_states.accept_requests = has_value('prj_sprout', claims.isMemberOf.);<text:line-break/><text:span text:style-name="T734">42: </text:span>];<text:line-break/><text:span text:style-name="T734">43: </text:span>// <text:span text:style-name="T734">many more lines of stuff</text:span></text:p>
      <text:p text:style-name="P203"><text:s/>and the following message is displayed:</text:p>
      <text:p text:style-name="P201"/>
      <text:p text:style-name="P201">line 41:32 no viable alternative at input 'if[exec_phase=='post_token'&amp;&amp;claims.idp==idp.ncsa][flow_states.accept_requests='</text:p>
      <text:p text:style-name="P516"/>
      <text:p text:style-name="P516">This means that line 41 of the file had parsing fail at character 32 (the single = sign). Note that the message has the entire statement (statements end with a ;) up to that point that was being processed so you can see it in context.</text:p>
      <text:p text:style-name="P516"/>
      <text:h text:style-name="P961" text:outline-level="2">common_keys</text:h>
      <text:p text:style-name="P200">Description</text:p>
      <text:p text:style-name="P521">Find the keys common to two stems. <text:span text:style-name="T1064">This is how to find which keys would be used for subsetting, e.g.</text:span></text:p>
      <text:p text:style-name="P200">Usage</text:p>
      <text:p text:style-name="P201">common_keys(stem1., stem2.)</text:p>
      <text:p text:style-name="P203"/>
      <text:p text:style-name="P200">Arguments</text:p>
      <text:p text:style-name="P521">stem1. and stem2. are any stems. </text:p>
      <text:p text:style-name="P200">Output</text:p>
      <text:p text:style-name="P521">A list of keys common to <text:span text:style-name="T22">both</text:span><text:span text:style-name="T123"> stems. The order of the stems does not matter. </text:span><text:span text:style-name="T208">This tells you what subsetting would apply to if operations on the stems were done.</text:span></text:p>
      <text:p text:style-name="P200">Examples</text:p>
      <text:p text:style-name="P201"><text:s text:c="2"/>common_keys(<text:span text:style-name="T671">n(</text:span>10), 6+<text:span text:style-name="T671">n</text:span>(5))</text:p>
      <text:p text:style-name="P138">[0,1,2,3,4]</text:p>
      <text:p text:style-name="P203"/>
      <text:h text:style-name="P962" text:outline-level="2"><text:soft-page-break/>constants</text:h>
      <text:p text:style-name="P200">Description</text:p>
      <text:p text:style-name="P348">Get constants that QDL defines</text:p>
      <text:p text:style-name="P200">Usage</text:p>
      <text:p text:style-name="Preformatted_20_Text">constants(<text:span text:style-name="T616">[name]</text:span>)</text:p>
      <text:p text:style-name="P200">Arguments</text:p>
      <text:p text:style-name="P348">None – <text:span text:style-name="T616">a complete stem consisting all system constants</text:span></text:p>
      <text:p text:style-name="P522"><text:span text:style-name="T358">name</text:span> – The value associated with this property name.</text:p>
      <text:p text:style-name="P200">Output</text:p>
      <text:p text:style-name="P348">A stem consisting of various constants described in this document. <text:span text:style-name="T877">Since this is a function, you can either access the values with an argument or a stem index. </text:span></text:p>
      <text:p text:style-name="P200">Examples</text:p>
      <text:p text:style-name="P201"><text:s text:c="2"/><text:span text:style-name="T692">say</text:span>(constants(), true)</text:p>
      <text:p text:style-name="P347">{</text:p>
      <text:p text:style-name="P347"><text:s/>var_type: {</text:p>
      <text:p text:style-name="P347"><text:s text:c="2"/>boolean:1,</text:p>
      <text:p text:style-name="P347"><text:s text:c="2"/>string:3,</text:p>
      <text:p text:style-name="P347"><text:s text:c="2"/>null:0,</text:p>
      <text:p text:style-name="P347"><text:s text:c="2"/>integer:2,</text:p>
      <text:p text:style-name="P347"><text:s text:c="2"/>decimal:5,</text:p>
      <text:p text:style-name="P347"><text:s text:c="2"/>stem:4,</text:p>
      <text:p text:style-name="P347"><text:s text:c="2"/>undefined:-1</text:p>
      <text:p text:style-name="P347"><text:s/>},</text:p>
      <text:p text:style-name="P347"><text:s/>file_types: {</text:p>
      <text:p text:style-name="P347"><text:s text:c="2"/>string:-1,</text:p>
      <text:p text:style-name="P347"><text:s text:c="2"/>binary:0,</text:p>
      <text:p text:style-name="P347"><text:s text:c="2"/>stem:1</text:p>
      <text:p text:style-name="P347"><text:s/>},</text:p>
      <text:p text:style-name="P347"><text:s/>detokenize: {</text:p>
      <text:p text:style-name="P347"><text:s text:c="2"/>prepend:1,</text:p>
      <text:p text:style-name="P347"><text:s text:c="2"/>omit_dangling_delimiter:2</text:p>
      <text:p text:style-name="P347"><text:s/>},</text:p>
      <text:p text:style-name="P347"><text:s/>error_codes: {</text:p>
      <text:p text:style-name="P347"><text:s text:c="2"/>system_error:-1</text:p>
      <text:p text:style-name="P347"><text:s/>}</text:p>
      <text:p text:style-name="P347">}</text:p>
      <text:p text:style-name="P523">This consists of the types of variables that are output from the <text:span text:style-name="T22">var_type</text:span><text:span text:style-name="T123"> command.</text:span></text:p>
      <text:p text:style-name="Heading"><text:bookmark-start text:name="__RefHeading___Toc9974_1246888521"/>constant<text:span text:style-name="T954">()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ext:soft-page-break/>
        <table:table-row>
          <table:table-cell table:style-name="Table5.A2" office:value-type="string">
            <text:p text:style-name="P110">var_type.boolean</text:p>
          </table:table-cell>
          <table:table-cell table:style-name="Table5.A2" office:value-type="string">
            <text:p text:style-name="P481">1</text:p>
          </table:table-cell>
          <table:table-cell table:style-name="Table5.C2" office:value-type="string">
            <text:p text:style-name="P482"/>
          </table:table-cell>
        </table:table-row>
        <table:table-row>
          <table:table-cell table:style-name="Table5.A2" office:value-type="string">
            <text:p text:style-name="P110">var_type.decimal</text:p>
          </table:table-cell>
          <table:table-cell table:style-name="Table5.A2" office:value-type="string">
            <text:p text:style-name="P481">5</text:p>
          </table:table-cell>
          <table:table-cell table:style-name="Table5.C2" office:value-type="string">
            <text:p text:style-name="P202"/>
          </table:table-cell>
        </table:table-row>
        <table:table-row>
          <table:table-cell table:style-name="Table5.A2" office:value-type="string">
            <text:p text:style-name="P110">var_type.integer</text:p>
          </table:table-cell>
          <table:table-cell table:style-name="Table5.A2" office:value-type="string">
            <text:p text:style-name="P481">2</text:p>
          </table:table-cell>
          <table:table-cell table:style-name="Table5.C2" office:value-type="string">
            <text:p text:style-name="P202"/>
          </table:table-cell>
        </table:table-row>
        <table:table-row>
          <table:table-cell table:style-name="Table5.A2" office:value-type="string">
            <text:p text:style-name="P110">var_type.null</text:p>
          </table:table-cell>
          <table:table-cell table:style-name="Table5.A2" office:value-type="string">
            <text:p text:style-name="P481">0</text:p>
          </table:table-cell>
          <table:table-cell table:style-name="Table5.C2" office:value-type="string">
            <text:p text:style-name="P202"/>
          </table:table-cell>
        </table:table-row>
        <table:table-row>
          <table:table-cell table:style-name="Table5.A2" office:value-type="string">
            <text:p text:style-name="P110">var_type.stem</text:p>
          </table:table-cell>
          <table:table-cell table:style-name="Table5.A2" office:value-type="string">
            <text:p text:style-name="P481">4</text:p>
          </table:table-cell>
          <table:table-cell table:style-name="Table5.C2" office:value-type="string">
            <text:p text:style-name="P202"/>
          </table:table-cell>
        </table:table-row>
        <table:table-row>
          <table:table-cell table:style-name="Table5.A2" office:value-type="string">
            <text:p text:style-name="P110">var_type.string</text:p>
          </table:table-cell>
          <table:table-cell table:style-name="Table5.A2" office:value-type="string">
            <text:p text:style-name="P481">3</text:p>
          </table:table-cell>
          <table:table-cell table:style-name="Table5.C2" office:value-type="string">
            <text:p text:style-name="P202"/>
          </table:table-cell>
        </table:table-row>
        <table:table-row>
          <table:table-cell table:style-name="Table5.A2" office:value-type="string">
            <text:p text:style-name="P110">var_type.undefined</text:p>
          </table:table-cell>
          <table:table-cell table:style-name="Table5.A2" office:value-type="string">
            <text:p text:style-name="P177">-<text:span text:style-name="T614">1</text:span></text:p>
          </table:table-cell>
          <table:table-cell table:style-name="Table5.C2" office:value-type="string">
            <text:p text:style-name="P202"/>
          </table:table-cell>
        </table:table-row>
        <table:table-row>
          <table:table-cell table:style-name="Table5.A2" office:value-type="string">
            <text:p text:style-name="P111">error_codes.system_error</text:p>
          </table:table-cell>
          <table:table-cell table:style-name="Table5.A2" office:value-type="string">
            <text:p text:style-name="P177">-<text:span text:style-name="T611">1</text:span></text:p>
          </table:table-cell>
          <table:table-cell table:style-name="Table5.C2" office:value-type="string">
            <text:p text:style-name="P483">Used in try – catch blocks. If there is some internal error processing then this is raised and a message set.</text:p>
          </table:table-cell>
        </table:table-row>
        <table:table-row>
          <table:table-cell table:style-name="Table5.A2" office:value-type="string">
            <text:p text:style-name="P112">file_type.binary</text:p>
          </table:table-cell>
          <table:table-cell table:style-name="Table5.A2" office:value-type="string">
            <text:p text:style-name="P484">0</text:p>
          </table:table-cell>
          <table:table-cell table:style-name="Table5.C2" office:value-type="string">
            <text:p text:style-name="P485">Return file contents as base 64 encoded byte stream</text:p>
          </table:table-cell>
        </table:table-row>
        <table:table-row>
          <table:table-cell table:style-name="Table5.A2" office:value-type="string">
            <text:p text:style-name="P112">file_type.stem</text:p>
          </table:table-cell>
          <table:table-cell table:style-name="Table5.A2" office:value-type="string">
            <text:p text:style-name="P484">1</text:p>
          </table:table-cell>
          <table:table-cell table:style-name="Table5.C2" office:value-type="string">
            <text:p text:style-name="P485">Return file contents in a stem list, one entry per line </text:p>
          </table:table-cell>
        </table:table-row>
        <table:table-row>
          <table:table-cell table:style-name="Table5.A2" office:value-type="string">
            <text:p text:style-name="P112">file_type.string</text:p>
          </table:table-cell>
          <table:table-cell table:style-name="Table5.A2" office:value-type="string">
            <text:p text:style-name="P177">-<text:span text:style-name="T612">1</text:span></text:p>
          </table:table-cell>
          <table:table-cell table:style-name="Table5.C2" office:value-type="string">
            <text:p text:style-name="P485">Return file contents as single string</text:p>
          </table:table-cell>
        </table:table-row>
        <table:table-row>
          <table:table-cell table:style-name="Table5.A2" office:value-type="string">
            <text:p text:style-name="P113">detokenize.prepend</text:p>
          </table:table-cell>
          <table:table-cell table:style-name="Table5.A2" office:value-type="string">
            <text:p text:style-name="P486">1</text:p>
          </table:table-cell>
          <table:table-cell table:style-name="Table5.C2" office:value-type="string">
            <text:p text:style-name="P487">See the detokenize function section</text:p>
          </table:table-cell>
        </table:table-row>
        <table:table-row>
          <table:table-cell table:style-name="Table5.A2" office:value-type="string">
            <text:p text:style-name="P113">detokenize.omit_dangling_delimiter</text:p>
          </table:table-cell>
          <table:table-cell table:style-name="Table5.A2" office:value-type="string">
            <text:p text:style-name="P486">2</text:p>
          </table:table-cell>
          <table:table-cell table:style-name="Table5.C2" office:value-type="string">
            <text:p text:style-name="P487">See the detokenize function section</text:p>
          </table:table-cell>
        </table:table-row>
      </table:table>
      <text:p text:style-name="P203"/>
      <text:p text:style-name="P203"/>
      <text:h text:style-name="P962" text:outline-level="2"><text:span text:style-name="T459">c</text:span>ontains</text:h>
      <text:p text:style-name="P200">Description</text:p>
      <text:p text:style-name="P350">To find if a string contains another string</text:p>
      <text:p text:style-name="P200">Usage</text:p>
      <text:p text:style-name="P201">contains(source, snippets<text:span text:style-name="T853">{</text:span><text:span text:style-name="T492">, case_sensitive</text:span><text:span text:style-name="T853">}</text:span>)</text:p>
      <text:p text:style-name="P200">Arguments</text:p>
      <text:p text:style-name="P350"><text:span text:style-name="T271">source</text:span> – a string or stem of strings that is the target of the search.</text:p>
      <text:p text:style-name="P350"><text:span text:style-name="T273">s</text:span><text:span text:style-name="T271">nippets</text:span> – a string or stem of strings that are what are being search for</text:p>
      <text:p text:style-name="P525"><text:span text:style-name="T271">case_</text:span><text:span text:style-name="T273">s</text:span><text:span text:style-name="T271">ensitive</text:span> – (optional) if this is <text:span text:style-name="T1">true</text:span> (default) then the check is done respecting case. If it is <text:span text:style-name="T1">false</text:span><text:span text:style-name="T97"> then the matching is done after converting the arguments to lower case. (Note that the original values are never altered.) <text:s/></text:span></text:p>
      <text:p text:style-name="P200">Output</text:p>
      <text:p text:style-name="P350">A scalar or stem (if the arguments were stems) if the snippet(s) was (were) found. <text:span text:style-name="T461">Note that</text:span></text:p>
      <text:list text:style-name="L1">
        <text:list-item>
          <text:p text:style-name="P1048">source a scalar, snippet a scalar → result is a simple boolean</text:p>
        </text:list-item>
        <text:list-item>
          <text:p text:style-name="P1048"><text:soft-page-break/>source a scalar, snippet a stem → result is a stem with identical keys to the snippet and with boolean entries</text:p>
        </text:list-item>
        <text:list-item>
          <text:p text:style-name="P1048">source a stem, snippet a stem, → result is a stem with identical keys to the source and boolean entries. </text:p>
        </text:list-item>
        <text:list-item>
          <text:p text:style-name="P1048">Both stems, the result is conformable to the left argument and the right. In other words, to be in the result, only entries with matching keys are tested. </text:p>
        </text:list-item>
      </text:list>
      <text:p text:style-name="P19">Examples</text:p>
      <text:p text:style-name="P26">Example 1.</text:p>
      <text:p text:style-name="P201"><text:s text:c="4"/>a := 'What light through yon window breaks?';</text:p>
      <text:p text:style-name="P201"><text:s text:c="4"/>contains(a , 'Juliette');</text:p>
      <text:p text:style-name="P201"/>
      <text:p text:style-name="P79"><text:span text:style-name="T123">returns </text:span><text:span text:style-name="T417">false</text:span><text:span text:style-name="T123">, since there is no string '</text:span><text:span text:style-name="T417">Juliette'</text:span><text:span text:style-name="T123"> in the first string.</text:span></text:p>
      <text:p text:style-name="P26">Example 2.</text:p>
      <text:p text:style-name="P201"><text:s text:c="13"/><text:bookmark-start text:name="__DdeLink__29369_1927415061"/>source := '<text:span text:style-name="T460">the rain in Spain';</text:span></text:p>
      <text:p text:style-name="P349"><text:s text:c="4"/>snippet.<text:span text:style-name="T461">article</text:span> := 'the';</text:p>
      <text:p text:style-name="P349"><text:s text:c="10"/>snippet.1 := 'in';</text:p>
      <text:p text:style-name="P349"><text:s text:c="10"/>snippet.2 := 'Portugal';<text:bookmark-end text:name="__DdeLink__29369_1927415061"/></text:p>
      <text:p text:style-name="Preformatted_20_Text"><text:span text:style-name="T460"><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24"/>
      <text:p text:style-name="P820">Note that you can use the is substring operator, <text:span text:style-name="T1">&lt;</text:span><text:span text:style-name="T97">, as well, </text:span><text:span text:style-name="T117">and be aware of the order of the arguments</text:span><text:span text:style-name="T97">:</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19"><text:span text:style-name="T548"/></text:p>
      <text:p text:style-name="P524">Example 3.</text:p>
      <text:p text:style-name="P201"><text:bookmark-start text:name="__DdeLink__29383_1927415061"/><text:bookmark-start text:name="__DdeLink__29386_1927415061"/><text:s text:c="4"/>source.foo := 'bar';</text:p>
      <text:p text:style-name="P201"><text:s text:c="4"/>source.fnord := 'baz';</text:p>
      <text:p text:style-name="P201"><text:s text:c="4"/>source.woof := 'arf';</text:p>
      <text:p text:style-name="P201"/>
      <text:p text:style-name="P201"><text:s text:c="4"/>snippet.foo := 'ar';</text:p>
      <text:p text:style-name="P201"><text:s text:c="4"/>snippet.fnord := 'y';<text:bookmark-end text:name="__DdeLink__29383_1927415061"/><text:bookmark-end text:name="__DdeLink__29386_1927415061"/></text:p>
      <text:p text:style-name="P201"/>
      <text:p text:style-name="P201"><text:s text:c="4"/>output. := contains(source., snippet.);</text:p>
      <text:p text:style-name="P810">{fnord:false, foo:true}</text:p>
      <text:p text:style-name="P524">In this case, only the corresponding keys are checked if <text:span text:style-name="T82">both</text:span><text:span text:style-name="T220"> arguments are stem variables. </text:span></text:p>
      <text:p text:style-name="P820"><text:span text:style-name="T220">Using the </text:span><text:span text:style-name="T258">&lt; </text:span><text:span text:style-name="T220"><text:s/>operator:</text:span></text:p>
      <text:p text:style-name="Preformatted_20_Text"><text:soft-page-break/><text:s text:c="3"/>snippet. &lt; source.<text:line-break/>{fnord:false, foo:true}</text:p>
      <text:p text:style-name="P46"/>
      <text:h text:style-name="P954" text:outline-level="2">continue</text:h>
      <text:p text:style-name="P204">Description</text:p>
      <text:p text:style-name="P514">During loop execution, skip to the next iteration.</text:p>
      <text:p text:style-name="P204">Usage</text:p>
      <text:p text:style-name="P205">continue(<text:span text:style-name="T1070">{boolean}</text:span>);</text:p>
      <text:p text:style-name="P204">Arguments</text:p>
      <text:p text:style-name="P514"><text:span text:style-name="T1070">n</text:span>one – <text:span text:style-name="T1070">jump out of current iteration</text:span></text:p>
      <text:p text:style-name="P839">boolean – jump out of current iteration if true.</text:p>
      <text:p text:style-name="P204">Output</text:p>
      <text:p text:style-name="P514"><text:span text:style-name="T1072">N</text:span>one<text:span text:style-name="T1072"> </text:span></text:p>
      <text:p text:style-name="P204">Examples</text:p>
      <text:p text:style-name="P841">There are two versions as a convenience. Sometimes the condition is quite simple and other times there may be considerable logic required. The no argument form is for the latter case.</text:p>
      <text:p text:style-name="P526">In this example, the loop skips to the next iteration is the variable is 3. </text:p>
      <text:p text:style-name="P814"><text:bookmark-start text:name="__DdeLink__29478_1927415061"/><text:bookmark-start text:name="__DdeLink__29556_1927415061"/>while[for_next(j,5)]</text:p>
      <text:p text:style-name="P814"><text:s text:c="5"/>[</text:p>
      <text:p text:style-name="P205"><text:s text:c="9"/>if[j==3<text:span text:style-name="T1071">]</text:span></text:p>
      <text:p text:style-name="P205"><text:s text:c="7"/><text:span text:style-name="T1071">then</text:span>[continue();<text:span text:style-name="T1071">]</text:span></text:p>
      <text:p text:style-name="P205"><text:s text:c="7"/>else[say('j='+j);]; // end if</text:p>
      <text:p text:style-name="P205"><text:s text:c="5"/>]; // end loop<text:bookmark-end text:name="__DdeLink__29556_1927415061"/><text:bookmark-end text:name="__DdeLink__29478_1927415061"/></text:p>
      <text:p text:style-name="P205">j=0</text:p>
      <text:p text:style-name="P205">j=1</text:p>
      <text:p text:style-name="P205">j=2</text:p>
      <text:p text:style-name="P205">j=4</text:p>
      <text:p text:style-name="P207"/>
      <text:p text:style-name="P840">or passing an argument <text:span text:style-name="T1074">to it</text:span></text:p>
      <text:p text:style-name="P814">while[for_next(j,5)]</text:p>
      <text:p text:style-name="P814"><text:s text:c="5"/>[<text:line-break/> <text:s text:c="6"/>continue(j==3);<text:line-break/> <text:s text:c="6"/>say('j='+j); <text:line-break/> <text:s text:c="4"/>]; // end loop</text:p>
      <text:p text:style-name="P840"/>
      <text:p text:style-name="Heading"><text:soft-page-break/>A nested example</text:p>
      <text:p text:style-name="P813">while[i∈;5]]<text:line-break/> <text:s text:c="2"/>do[</text:p>
      <text:p text:style-name="P813"><text:s text:c="7"/>continue(mod(i,2) == 0); // <text:span text:style-name="T1074">jump over rest if even</text:span></text:p>
      <text:p text:style-name="P813"><text:s text:c="7"/>while[j∈;10]]<text:line-break/> <text:s text:c="9"/>do[</text:p>
      <text:p text:style-name="P813"><text:s text:c="13"/>continue(j==1 ∨ j==3); // <text:span text:style-name="T1074">jump over rest if j is 1 or 3</text:span><text:line-break/> <text:s text:c="12"/>break(j==4); // <text:span text:style-name="T1074">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43">Here there is a nested loop and a mixture of break and continue calls. <text:span text:style-name="T1075">The output is just a running listing of where the loop is. Note that the whole looping structure ends with the break call.</text:span></text:p>
      <text:h text:style-name="P963" text:outline-level="2">cos</text:h>
      <text:p text:style-name="P339"><text:span text:style-name="T1061">The cosine of an angle. </text:span>See transcendental functions</text:p>
      <text:h text:style-name="P948" text:outline-level="2">cosh</text:h>
      <text:p text:style-name="P339"><text:span text:style-name="T1061">The hyperbolic cosine of an argument. </text:span>See transcendental functions</text:p>
      <text:h text:style-name="P964" text:outline-level="2"><text:bookmark-start text:name="__RefHeading___Toc46733_3045913216"/>copy <text:s text:c="4"/><text:bookmark-end text:name="__RefHeading___Toc46733_3045913216"/></text:h>
      <text:p text:style-name="P271">Description</text:p>
      <text:p text:style-name="P606">Copy from one list to another. </text:p>
      <text:p text:style-name="P271">Usage</text:p>
      <text:p text:style-name="P272"><text:bookmark-start text:name="__DdeLink__9847_1246888521"/>copy(source.<text:span text:style-name="T964">{</text:span>, start_index, length<text:span text:style-name="T964">}</text:span>, target.<text:span text:style-name="T964">{</text:span>, target_index<text:span text:style-name="T964">}</text:span>)<text:bookmark-end text:name="__DdeLink__9847_1246888521"/></text:p>
      <text:p text:style-name="P271">Arguments</text:p>
      <text:p text:style-name="P606"><text:bookmark-start text:name="__DdeLink__9849_1246888521"/><text:span text:style-name="T271">source.</text:span> = the stem that is the source of the copy.</text:p>
      <text:p text:style-name="P606"><text:span text:style-name="T271">start_index</text:span> = the index in the source where the copy starts. <text:span text:style-name="T964">Default is 0</text:span></text:p>
      <text:p text:style-name="P606"><text:span text:style-name="T271">length</text:span> = how many elements to copy, <text:span text:style-name="T964">default is from start_index to end</text:span></text:p>
      <text:p text:style-name="P606"><text:span text:style-name="T271">target. </text:span>= the target stem of the copy</text:p>
      <text:p text:style-name="P606"><text:span text:style-name="T271">target_index</text:span> = the index in the target that will receive the copy. <text:span text:style-name="T964">default is 0. </text:span>Note that any elements already in these locations will be replaced. <text:span text:style-name="T530">If you need to insert elements, consider using the </text:span><text:span text:style-name="T31">insert_</text:span><text:span text:style-name="T32">at</text:span><text:span text:style-name="T530"> command.</text:span><text:bookmark-end text:name="__DdeLink__9849_1246888521"/></text:p>
      <text:p text:style-name="P12"><text:soft-page-break/>N.B. <text:span text:style-name="T97">That the start and target indices may be signed, so you can specify from the end of the list.</text:span></text:p>
      <text:p text:style-name="P284">Output</text:p>
      <text:p text:style-name="P285">The updated target stem. Note that the target <text:span text:style-name="T22">is</text:span><text:span text:style-name="T123"> modified in this operation.</text:span></text:p>
      <text:p text:style-name="P271">Examples</text:p>
      <text:p text:style-name="P272"><text:s text:c="2"/>source. := <text:span text:style-name="T670">[;</text:span>5<text:span text:style-name="T851">]</text:span>+10</text:p>
      <text:p text:style-name="P272"><text:s text:c="2"/>target. := <text:span text:style-name="T670">[;</text:span>6<text:span text:style-name="T851">]</text:span> - 50</text:p>
      <text:p text:style-name="P272"><text:s text:c="2"/>copy(source., 2, 3, target., 4)</text:p>
      <text:p text:style-name="P272">[-50,-49,-48,-47,12,13,14]</text:p>
      <text:p text:style-name="Text_20_body">So this took the 3 elements from source. starting at index 2 and copied them to target. starting at index 4 there. </text:p>
      <text:h text:style-name="P965" text:outline-level="2"><text:bookmark-start text:name="__DdeLink__9836_1246888521"/>date_ms<text:bookmark-end text:name="__DdeLink__9836_1246888521"/></text:h>
      <text:p text:style-name="P204">Description</text:p>
      <text:p text:style-name="P352">Compute and convert dates between milliseconds and the ISO 8601 standard format.</text:p>
      <text:p text:style-name="P204">Usage</text:p>
      <text:p text:style-name="P205">date_ms(<text:span text:style-name="T503">[arg]</text:span>)</text:p>
      <text:p text:style-name="P205">date_iso(<text:span text:style-name="T503">[arg]</text:span>)</text:p>
      <text:p text:style-name="P204">Arguments</text:p>
      <text:p text:style-name="P352">either none, an argument or stem of arguments.</text:p>
      <text:p text:style-name="P528">None:</text:p>
      <text:p text:style-name="P528"><text:span text:style-name="T271">date_ms()</text:span> – <text:span text:style-name="T481">returns the current time in milliseconds</text:span></text:p>
      <text:p text:style-name="P352"><text:span text:style-name="T271">date_iso() </text:span>– returns the current time in ISO 8601 format.</text:p>
      <text:p text:style-name="P528">A single argument</text:p>
      <text:p text:style-name="P352"><text:span text:style-name="T271">date_ms(</text:span><text:span text:style-name="T350">arg</text:span><text:span text:style-name="T271">)</text:span> -- if <text:span text:style-name="T22">arg</text:span> is <text:span text:style-name="T1078">an integer, </text:span>return it, <text:span text:style-name="T1078">If it is an ISO date, convert it to milliseconds. Any other argument is returned unchanged. </text:span></text:p>
      <text:p text:style-name="P352"><text:span text:style-name="T271">date_iso(arg) </text:span>– <text:s/>if <text:span text:style-name="T22">arg </text:span>is <text:span text:style-name="T1078">an integer, convert to </text:span>ISO format, <text:s/>Otherwise return it.</text:p>
      <text:p text:style-name="P845">Note that we allow for signed dates as longs</text:p>
      <text:p text:style-name="P204">Output</text:p>
      <text:p text:style-name="P352">The date in the appropriate format.</text:p>
      <text:p text:style-name="P208"><text:soft-page-break/>Examples</text:p>
      <text:p text:style-name="P205"><text:s text:c="4"/>date_iso()</text:p>
      <text:p text:style-name="P205">2020-01-18T22:10:38.250Z</text:p>
      <text:p text:style-name="P205"/>
      <text:p text:style-name="P205"><text:s text:c="4"/>date_ms('2020-01-18T22:10:38.250Z')</text:p>
      <text:p text:style-name="P205">1579385438250</text:p>
      <text:p text:style-name="P205"/>
      <text:p text:style-name="P351"><text:s text:c="4"/>date_ms(1579385438250)</text:p>
      <text:p text:style-name="P351">1579385438250</text:p>
      <text:p text:style-name="P351"/>
      <text:p text:style-name="P351"><text:s text:c="4"/>// <text:span text:style-name="T1078">signed dates are allowed</text:span></text:p>
      <text:p text:style-name="P355"><text:s text:c="4"/><text:bookmark-start text:name="__DdeLink__540112_1927415061"/><text:span text:style-name="T1078">date_iso(-</text:span>1579385438250<text:span text:style-name="T1078">)</text:span><text:bookmark-end text:name="__DdeLink__540112_1927415061"/></text:p>
      <text:p text:style-name="P355">1919-12-15T01:49:21.750Z</text:p>
      <text:p text:style-name="P207"/>
      <text:h text:style-name="P948" text:outline-level="2"><text:span text:style-name="T983">d</text:span><text:span text:style-name="T481">ate_iso</text:span></text:h>
      <text:p text:style-name="P339"/>
      <text:p text:style-name="P339"><text:span text:style-name="T1078">The current date in ISO 8601 format. </text:span>See date_ms()<text:line-break/></text:p>
      <text:h text:style-name="Heading_20_2" text:outline-level="2"><text:span text:style-name="T959">debug</text:span><text:span text:style-name="T958">ger</text:span></text:h>
      <text:p text:style-name="P204">Description</text:p>
      <text:p text:style-name="P167">Set the debugging level or issue debugging messages.</text:p>
      <text:p text:style-name="P204">Usage</text:p>
      <text:p text:style-name="P205"><text:bookmark-start text:name="__DdeLink__23811_2743472970"/>debug<text:span text:style-name="T958">ger</text:span>()<text:bookmark-end text:name="__DdeLink__23811_2743472970"/></text:p>
      <text:p text:style-name="P205"><text:bookmark-start text:name="__DdeLink__23811_27434729701"/>debug<text:span text:style-name="T958">ger</text:span>(<text:span text:style-name="T958">cfg.</text:span>)<text:bookmark-end text:name="__DdeLink__23811_27434729701"/></text:p>
      <text:p text:style-name="P205"><text:bookmark-start text:name="__DdeLink__23811_27434729702"/>debug<text:span text:style-name="T958">ger</text:span>(level)<text:bookmark-end text:name="__DdeLink__23811_27434729702"/></text:p>
      <text:p text:style-name="P205"><text:bookmark-start text:name="__DdeLink__23811_27434729703"/>debug<text:span text:style-name="T958">ger</text:span>(level , message)<text:bookmark-end text:name="__DdeLink__23811_27434729703"/></text:p>
      <text:p text:style-name="P205"/>
      <text:p text:style-name="P205"><text:span text:style-name="T959">log</text:span><text:span text:style-name="T696">ger</text:span><text:span text:style-name="T959">()</text:span></text:p>
      <text:p text:style-name="P205"><text:span text:style-name="T959">log</text:span><text:span text:style-name="T696">ger</text:span><text:span text:style-name="T959">(</text:span><text:span text:style-name="T958">cfg.</text:span><text:span text:style-name="T959">)</text:span></text:p>
      <text:p text:style-name="P205"><text:span text:style-name="T959">log</text:span><text:span text:style-name="T696">ger</text:span><text:span text:style-name="T959">(level)</text:span></text:p>
      <text:p text:style-name="P205"><text:span text:style-name="T959">log</text:span><text:span text:style-name="T696">ger</text:span><text:span text:style-name="T959">(level, message)</text:span></text:p>
      <text:p text:style-name="P914">Debugger levels run from 1 (trace, print everything) to 10 (off). These are in the system constants and are shared with logging:</text:p>
      <text:p text:style-name="Preformatted_20_Text"><text:s text:c="3"/>constants('sys_log')<text:line-break/>{</text:p>
      <text:p text:style-name="Preformatted_20_Text"><text:s/>warn:3,</text:p>
      <text:p text:style-name="Preformatted_20_Text"><text:s/>trace:1,</text:p>
      <text:p text:style-name="Preformatted_20_Text"><text:s/>severe:4,</text:p>
      <text:p text:style-name="Preformatted_20_Text"><text:s/>error:5,</text:p>
      <text:p text:style-name="Preformatted_20_Text"><text:s/>off:10,</text:p>
      <text:p text:style-name="Preformatted_20_Text"><text:s/>info:2</text:p>
      <text:p text:style-name="Preformatted_20_Text">}</text:p>
      <text:p text:style-name="P914">So the typical use pattern is to have debugger commands at various levels for information, warnings, etc. As the numbers ascend, less is written is the rule of thumb. The default is 10 = off. A single <text:soft-page-break/><text:span text:style-name="T358">debugger(</text:span><text:span text:style-name="T452">level</text:span><text:span text:style-name="T430">)</text:span><text:span text:style-name="T123"> at the top sets the output level for everything that runs. Remember that all output is to the sys err (the system error stream) and not to standard out, so the messages will appear in the window you started QDL from. That means if you used a program launcher you might not see them.</text:span></text:p>
      <text:p text:style-name="P38">Final note, the output is short-circuited, meaning that whatever the expression for the message is, will not be evaluated unless the debugger level applies. This way you do not waste resources if you want to do some expensive formatting.</text:p>
      <text:p text:style-name="P204">Arguments</text:p>
      <text:p text:style-name="P167">(no arguments) - Inquire about current level</text:p>
      <text:p text:style-name="P207"><text:span text:style-name="T411">cfg.</text:span><text:span text:style-name="T958"> - a stem of configuration values (see previous section).</text:span></text:p>
      <text:p text:style-name="P207"><text:span text:style-name="T411">level</text:span><text:span text:style-name="T959"> - (only) set the current level for all subsequent operations. </text:span><text:span text:style-name="T960">Use either integer or moniker </text:span><text:span text:style-name="T1117">from </text:span><text:span text:style-name="T411">constants()</text:span></text:p>
      <text:p text:style-name="P207"><text:span text:style-name="T411">level, message</text:span><text:span text:style-name="T959"> = output the message at the given level</text:span></text:p>
      <text:p text:style-name="P207"><text:span text:style-name="T411">message</text:span><text:span text:style-name="T959"> - (only) output the message at the INFO (default) level.</text:span></text:p>
      <text:p text:style-name="P204">Output</text:p>
      <text:p text:style-name="P207"><text:span text:style-name="T959">If there is no argument, the result is current </text:span><text:span text:style-name="T958">configuration</text:span><text:span text:style-name="T959">. </text:span></text:p>
      <text:p text:style-name="P167">If the argument is a new level, the result is the previous level</text:p>
      <text:p text:style-name="P167">Otherwise, a true or false is returned if the operation succeeded.</text:p>
      <text:p text:style-name="P204">Examples</text:p>
      <text:p text:style-name="P529">Note that you <text:span text:style-name="T1">must </text:span><text:span text:style-name="T97">set the highest level you want first – </text:span><text:span text:style-name="T105">this sets the global logging/debug level</text:span><text:span text:style-name="T97">. The way this operates is that you set the debugging/logging level to the maximum you want, then tag each message with the appropriate level. </text:span><text:span text:style-name="T105"><text:s/></text:span><text:span text:style-name="T97">Logging levels are in the </text:span><text:span text:style-name="T358">constants().sys_log</text:span><text:span text:style-name="T97"> stem. So for instance if you set the debug level to 3, then</text:span></text:p>
      <text:p text:style-name="P205">debug<text:span text:style-name="T958">ger</text:span>(2, 'foo')</text:p>
      <text:p text:style-name="P60"/>
      <text:p text:style-name="P207"><text:span text:style-name="T104">would display nothing, since 2 &lt; 3. Debugging is printed to </text:span><text:span text:style-name="T115">standard </text:span><text:span text:style-name="T104">err</text:span><text:span text:style-name="T115">or</text:span><text:span text:style-name="T104"> and ends up on the </text:span><text:span text:style-name="T115">console</text:span><text:span text:style-name="T104">, </text:span><text:span text:style-name="T115">(GUI, ASCII or ANSI mode) while</text:span><text:span text:style-name="T104"> log </text:span><text:span text:style-name="T106">entries are</text:span><text:span text:style-name="T104"> written to the log file (</text:span><text:span text:style-name="T106">current one is </text:span><text:span text:style-name="T104"><text:s/></text:span><text:span text:style-name="T361">info().boot.log_file</text:span><text:span text:style-name="T806">.</text:span></text:p>
      <text:p text:style-name="P167">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966" text:outline-level="2"><text:bookmark-start text:name="__DdeLink__9838_1246888521"/><text:soft-page-break/>decode<text:bookmark-end text:name="__DdeLink__9838_1246888521"/></text:h>
      <text:p text:style-name="P204">Description</text:p>
      <text:p text:style-name="P530">Decode an encoded string. The result will be a simple string, <text:span text:style-name="T475">so if the original is binary, you will see gibberish.</text:span></text:p>
      <text:p text:style-name="P204">Usage</text:p>
      <text:p text:style-name="P205">decode(arg<text:span text:style-name="T875">{,</text:span><text:span text:style-name="T683">type</text:span><text:span text:style-name="T875">}</text:span>)</text:p>
      <text:p text:style-name="P204">Arguments</text:p>
      <text:p text:style-name="P531"><text:span text:style-name="T271">arg</text:span> – may be a string or a stem of strings. Each string will be decoded.</text:p>
      <text:p text:style-name="P207"><text:span text:style-name="T333">type</text:span><text:span text:style-name="T324"> </text:span>- <text:span text:style-name="T875">optional </text:span><text:span text:style-name="T911">integer for the type of encoding or decoding. Default is 64 for base 64</text:span><text:span text:style-name="T875">. </text:span></text:p>
      <text:p text:style-name="P464">type <text:s/>name <text:s text:c="6"/>notes</text:p>
      <text:p text:style-name="P464"><text:s/>0 <text:s text:c="4"/>qdl_var <text:s text:c="2"/>Variable encode/decode that is QDL safe. Used in boxing, some JSON</text:p>
      <text:p text:style-name="P464"><text:s/>1 <text:s text:c="4"/>url <text:s text:c="6"/>RFC 3986, <text:s/>percent encode/decode</text:p>
      <text:p text:style-name="P464"><text:s/>16 <text:s text:c="3"/>hex <text:s text:c="6"/>RFC 4648, <text:s/>character set is a-e0-9</text:p>
      <text:p text:style-name="P464"><text:s/>32 <text:s text:c="3"/>b32 <text:s text:c="6"/>RFC 4648, <text:s/>character set is A-Z2-7</text:p>
      <text:p text:style-name="P464"><text:s/>64 <text:s text:c="3"/>b64 <text:s text:c="6"/>RFC 4648, <text:s/>character set is <text:s/>A-Za-z0-9-_</text:p>
      <text:p text:style-name="P464"><text:s/>100 <text:s text:c="2"/>xml1.0 <text:s text:c="3"/>encode as per XML 1.0 standard</text:p>
      <text:p text:style-name="P464"><text:s/>101 <text:s text:c="2"/>xml <text:s text:c="6"/>encode as per XML 1.1 standard</text:p>
      <text:p text:style-name="P464"><text:s/>110 <text:s text:c="2"/>json <text:s text:c="5"/>encode as per JSON standard</text:p>
      <text:p text:style-name="P464"><text:s/>120 <text:s text:c="2"/>java <text:s text:c="5"/>encode as per Java standard</text:p>
      <text:p text:style-name="P464"><text:s/>130 <text:s text:c="2"/>html3 <text:s text:c="4"/>encode as per html 3 standard</text:p>
      <text:p text:style-name="P464"><text:s/>131 <text:s text:c="2"/>html <text:s text:c="5"/>encode as per html 4 standard</text:p>
      <text:p text:style-name="P464"><text:s/>140 <text:s text:c="2"/>csv <text:s text:c="6"/>RFC 4180 comma separated values</text:p>
      <text:p text:style-name="P464"><text:s/>150 <text:s text:c="2"/>ecma <text:s text:c="5"/>ECMA standard (includes, Java Script,</text:p>
      <text:p text:style-name="P464"><text:s text:c="17"/>Action Script and several others)</text:p>
      <text:p text:style-name="P464"><text:s/>160 <text:s text:c="2"/>xsi <text:s text:c="6"/>Shell command escaping.</text:p>
      <text:p text:style-name="P206"/>
      <text:p text:style-name="P207"><text:span text:style-name="T911">Base 16,32 and 64 </text:span><text:span text:style-name="T876">follow this </text:span><text:a xlink:type="simple" xlink:href="https://datatracker.ietf.org/doc/html/rfc4648" text:style-name="Internet_20_link" text:visited-style-name="Visited_20_Internet_20_Link"><text:span text:style-name="T876">specification</text:span></text:a><text:span text:style-name="T876">.</text:span></text:p>
      <text:p text:style-name="P204">Output</text:p>
      <text:p text:style-name="P207"><text:span text:style-name="T242">The decoded string.</text:span><text:span text:style-name="T223"> </text:span></text:p>
      <text:p text:style-name="P204">Examples</text:p>
      <text:p text:style-name="P205"><text:s text:c="4"/><text:span text:style-name="T476">d</text:span>ecode('VGhlIHF1aWNrIGJyb3duIGZveCBqdW1wcyBvdmVyIHRoZSBsYXp5IGRvZw')</text:p>
      <text:p text:style-name="P205">The quick brown fox jumps over the lazy dog</text:p>
      <text:h text:style-name="P967" text:outline-level="2">detokenize</text:h>
      <text:p text:style-name="P204">Description</text:p>
      <text:p text:style-name="P207"><text:span text:style-name="T943">C</text:span>onverts <text:s/><text:span text:style-name="T943">list</text:span> of tokens into a string using the delimiter between entries. <text:span text:style-name="T943">Note that each element of the list will be converted to a string.</text:span> <text:s/><text:span text:style-name="T943">See also </text:span><text:span text:style-name="T345">tokenize</text:span><text:span text:style-name="T943">.</text:span> <text:s text:c="6"/></text:p>
      <text:p text:style-name="P204"><text:soft-page-break/>Usage</text:p>
      <text:p text:style-name="P207"><text:span text:style-name="T271">detokenize(arg, delimiter</text:span><text:span text:style-name="T344">{,options}</text:span><text:span text:style-name="T271">)</text:span></text:p>
      <text:p text:style-name="P204">Arguments</text:p>
      <text:p text:style-name="P207"><text:span text:style-name="T344">arg </text:span>- <text:span text:style-name="T941">stem of </text:span><text:span text:style-name="T943">tokens </text:span><text:span text:style-name="T941">to detokenize</text:span></text:p>
      <text:p text:style-name="P207"><text:span text:style-name="T344">delimiter </text:span>- <text:span text:style-name="T941">the delimiter to put between </text:span><text:span text:style-name="T943">tokens</text:span></text:p>
      <text:p text:style-name="P207"><text:span text:style-name="T344">options </text:span>- <text:span text:style-name="T941">sum of <text:s/></text:span><text:span text:style-name="T942">0 or </text:span><text:span text:style-name="T941">1 for </text:span><text:span text:style-name="T942">append or</text:span><text:span text:style-name="T941"> prepend, </text:span><text:s text:c="2"/>2 for omit dangling delimiter</text:p>
      <text:p text:style-name="P207">So options = 0 means append, have a trailing delimiter</text:p>
      <text:p text:style-name="P207"><text:s text:c="3"/>options = 1 means prepend, <text:span text:style-name="T942">delimiter</text:span></text:p>
      <text:p text:style-name="P207"><text:s text:c="3"/>options = 2 means append, omit trailing delimiter <text:span text:style-name="T1065">(default)</text:span></text:p>
      <text:p text:style-name="P207"><text:s text:c="3"/>options = 3 means prepend, omit first delimiter</text:p>
      <text:p text:style-name="P204">Output</text:p>
      <text:p text:style-name="P533">The detokenized string. </text:p>
      <text:p text:style-name="P204">Example</text:p>
      <text:p text:style-name="P205"><text:s text:c="3"/>detokenize([;4],'|')</text:p>
      <text:p text:style-name="P205">0|1|2|3|</text:p>
      <text:p text:style-name="P207"/>
      <text:p text:style-name="P207">Note the trailing | added at the end.</text:p>
      <text:p text:style-name="P205"><text:bookmark-start text:name="__DdeLink__63857_779238116"/><text:s text:c="3"/>detokenize([;4], '|', <text:span text:style-name="T942">0</text:span>)<text:line-break/>0|1|2|3<text:span text:style-name="T942">|</text:span></text:p>
      <text:p text:style-name="P205"><text:s text:c="3"/>detokenize([;4], '|', 1)<text:line-break/>|0|1|2|3</text:p>
      <text:p text:style-name="P205"><text:s text:c="3"/><text:bookmark-start text:name="__DdeLink__63827_779238116"/>detokenize([;4]], '|',2)<text:bookmark-end text:name="__DdeLink__63827_779238116"/></text:p>
      <text:p text:style-name="P205">0|1|2|3</text:p>
      <text:p text:style-name="P205"><text:s text:c="3"/>detokenize([;4], '|', <text:span text:style-name="T942">3</text:span>)<text:line-break/>0|1|2|3</text:p>
      <text:p text:style-name="P207"><text:bookmark-end text:name="__DdeLink__63857_779238116"/></text:p>
      <text:p text:style-name="P207">omits the trailing |. <text:span text:style-name="T946">To make a blank delimited list:</text:span></text:p>
      <text:p text:style-name="P205"><text:s text:c="2"/>caps. <text:s text:c="5"/></text:p>
      <text:p text:style-name="P139">[</text:p>
      <text:p text:style-name="P205"><text:span text:style-name="T649"><text:s/></text:span>foo,</text:p>
      <text:p text:style-name="P205"><text:s/>compute.create:/,</text:p>
      <text:p text:style-name="P205"><text:s/>storage.read:/store</text:p>
      <text:p text:style-name="P356">]</text:p>
      <text:p text:style-name="P205"><text:s text:c="4"/><text:span text:style-name="T703">detokenize(caps., ' ')</text:span></text:p>
      <text:p text:style-name="P205">foo compute.create:/ storage.read:/store</text:p>
      <text:p text:style-name="P207"/>
      <text:h text:style-name="P968" text:outline-level="2"><text:soft-page-break/>diff</text:h>
      <text:p text:style-name="P204">Description</text:p>
      <text:p text:style-name="P534">Compare two stems, returning a stem of the differences only between them, element by element.</text:p>
      <text:p text:style-name="P204">Usage</text:p>
      <text:p text:style-name="P205">diff(x., y.{,<text:span text:style-name="T685">subsettingOn</text:span>})</text:p>
      <text:p text:style-name="P204">Arguments</text:p>
      <text:p text:style-name="P207"><text:span text:style-name="T334">x. </text:span>- <text:span text:style-name="T918">the first argument</text:span></text:p>
      <text:p text:style-name="P207"><text:span text:style-name="T334">y. </text:span><text:span text:style-name="T918">the second arguments</text:span></text:p>
      <text:p text:style-name="P207"><text:span text:style-name="T322">subs</text:span><text:span text:style-name="T334">e</text:span><text:span text:style-name="T322">ttingOn</text:span><text:span text:style-name="T334"> </text:span><text:s/>- <text:span text:style-name="T918">(optional) a boolean that if true means that only common keys are processed. if false, then missing keys are treated as if they have a</text:span><text:span text:style-name="T10"> <text:s/></text:span><text:span text:style-name="T375">null </text:span><text:span text:style-name="T918">value.</text:span></text:p>
      <text:p text:style-name="P204">Output</text:p>
      <text:p text:style-name="P207"><text:span text:style-name="T918">A stem whose keys are the same in both (</text:span><text:span text:style-name="T322">subs</text:span><text:span text:style-name="T334">e</text:span><text:span text:style-name="T322">ttingOn </text:span><text:span text:style-name="T334">== true</text:span><text:span text:style-name="T918">) or</text:span><text:span text:style-name="T61"> every</text:span><text:span text:style-name="T188"> key in either of the stems (</text:span><text:span text:style-name="T425">subs</text:span><text:span text:style-name="T426">e</text:span><text:span text:style-name="T425">ttingOn </text:span><text:span text:style-name="T426">== false)</text:span> <text:s/><text:span text:style-name="T919">In the case of reading files line by line, this gives a QDL analog to the venerable unix command line utility diff.</text:span></text:p>
      <text:p text:style-name="P204">Examples</text:p>
      <text:p text:style-name="P205"><text:s text:c="3"/>diff({'a':'p','b':'q'},{'a':'p','b':'r', 'c':'t'})</text:p>
      <text:p text:style-name="P205">{b:[q,r]} </text:p>
      <text:p text:style-name="P207"/>
      <text:p text:style-name="P535">There is one difference between these stems. For the key <text:span text:style-name="T1">b</text:span><text:span text:style-name="T97"> the first argument has value </text:span><text:span text:style-name="T1">q</text:span><text:span text:style-name="T97"> and the second has value </text:span><text:span text:style-name="T1">r</text:span><text:span text:style-name="T97">. </text:span></text:p>
      <text:p text:style-name="P205"><text:s text:c="2"/>diff({'a':'p','b':'q'},{'a':'p','b':'r', 'c':'t'}, false)</text:p>
      <text:p text:style-name="P205">{b:[q,r], c:[null,t]}</text:p>
      <text:p text:style-name="P207"/>
      <text:p text:style-name="P535">In this case, subsetting is turned off and in addition to the first result, it tells us that for the key <text:span text:style-name="T1">c </text:span><text:span text:style-name="T97">the first argument is missing this and the second has a value of </text:span><text:span text:style-name="T1">t</text:span><text:span text:style-name="T97">. </text:span></text:p>
      <text:p text:style-name="P61"/>
      <text:p text:style-name="P205"><text:span text:style-name="T113"><text:s text:c="3"/></text:span>diff({'a':'p','b':'r', 'c':'t'}, 'p')</text:p>
      <text:p text:style-name="P205">{b:[r,p], c:[t,p]}</text:p>
      <text:p text:style-name="P207"/>
      <text:p text:style-name="P207"><text:bookmark-start text:name="__RefHeading___Toc19155_1203596395"/><text:span text:style-name="T919">In the case of a scalar argument, this is extended to every element on the left, so the result says that entries </text:span><text:span text:style-name="T11">b </text:span><text:span text:style-name="T113">and </text:span><text:span text:style-name="T11">c </text:span><text:span text:style-name="T113">do not have the value of 'p'</text:span><text:bookmark-end text:name="__RefHeading___Toc19155_1203596395"/></text:p>
      <text:h text:style-name="P969" text:outline-level="2"><text:soft-page-break/><text:span text:style-name="T974">diff</text:span><text:span text:style-name="T812">er_at</text:span></text:h>
      <text:p text:style-name="P210">Description</text:p>
      <text:p text:style-name="P212"><text:span text:style-name="T818">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10">Usage</text:p>
      <text:p text:style-name="P211">differ_at(s0<text:span text:style-name="T1039">{.}</text:span>, s1<text:span text:style-name="T1039">{.}</text:span>) </text:p>
      <text:p text:style-name="P210">Arguments</text:p>
      <text:p text:style-name="P536"><text:span text:style-name="T449">s0, s1</text:span><text:span text:style-name="T368"> </text:span>can be either strings or stems of strings.</text:p>
      <text:p text:style-name="P210">Output</text:p>
      <text:p text:style-name="P536"><text:span text:style-name="T1039">A left conformable argument where giving the </text:span>first index where the strings fail to match or -1 if they are identical.</text:p>
      <text:p text:style-name="P210">Example</text:p>
      <text:p text:style-name="P211"><text:s text:c="3"/>diff<text:span text:style-name="T812">er_at</text:span>('abcde', 'ab'); // <text:span text:style-name="T810">first index they are different is 2 in 1</text:span><text:span text:style-name="T514">st</text:span><text:span text:style-name="T810"> arg</text:span></text:p>
      <text:p text:style-name="P211">2</text:p>
      <text:p text:style-name="P211"><text:s text:c="3"/>diff<text:span text:style-name="T812">er_at</text:span>('abcd','abcd'); // -<text:span text:style-name="T810">1 means </text:span><text:span text:style-name="T1066">no differences, so</text:span><text:span text:style-name="T810"> they are equal</text:span></text:p>
      <text:p text:style-name="P211">-1</text:p>
      <text:p text:style-name="P211"><text:s text:c="2"/><text:bookmark-start text:name="__DdeLink__22670_1927415061"/><text:s/>diff<text:span text:style-name="T812">er_at</text:span>(['abcd','efgp'],['abq','efghij'])<text:bookmark-end text:name="__DdeLink__22670_1927415061"/></text:p>
      <text:p text:style-name="P211">[2,3]</text:p>
      <text:p text:style-name="P804"><text:s text:c="3"/>differ_at(['abcd','efgp','aaa'],['abq','efghij']); // <text:span text:style-name="T1039">subsetting in effect</text:span><text:line-break/>[2,3]</text:p>
      <text:p text:style-name="Preformatted_20_Text"><text:s text:c="2"/>diff<text:span text:style-name="T812">er_at</text:span>(['abcde','abed'], 'abcq'); // <text:span text:style-name="T1039">shows left-conformable result</text:span></text:p>
      <text:p text:style-name="P211">[3,2]</text:p>
      <text:h text:style-name="P970" text:outline-level="2">dim</text:h>
      <text:p text:style-name="P210">Description</text:p>
      <text:p text:style-name="P358">Return the dimension vector associated with a stem.</text:p>
      <text:p text:style-name="P210">Usage</text:p>
      <text:p text:style-name="P211">dim(arg)</text:p>
      <text:p text:style-name="P210">Arguments</text:p>
      <text:p text:style-name="P212"><text:span text:style-name="T322">arg</text:span><text:span text:style-name="T323"> </text:span><text:s/>- <text:span text:style-name="T870">the argument to operate on. It may be a scalar (trivial case) or a stem.</text:span></text:p>
      <text:p text:style-name="P210"><text:soft-page-break/>Output</text:p>
      <text:p text:style-name="P212"><text:span text:style-name="T870">If </text:span><text:span text:style-name="T322">arg </text:span><text:span text:style-name="T870">is a scalar, the output is the constant 0. If it is a stem, it is the number of independent axis each with their size. </text:span></text:p>
      <text:p text:style-name="P358">Examples</text:p>
      <text:p text:style-name="P357"><text:s text:c="4"/>dim(4)</text:p>
      <text:p text:style-name="P357">0</text:p>
      <text:p text:style-name="P212"/>
      <text:p text:style-name="P358">A scalar has no dimension. </text:p>
      <text:p text:style-name="P211"><text:s text:c="3"/><text:span text:style-name="T870">dim(n(3,4,5))</text:span></text:p>
      <text:p text:style-name="P357">[3,4,5]</text:p>
      <text:p text:style-name="P212"/>
      <text:p text:style-name="P358">Dimension vectors can be extremely useful to query a stem about its structure. <text:s/></text:p>
      <text:h text:style-name="P969" text:outline-level="2"><text:span text:style-name="T877">d</text:span>ir</text:h>
      <text:p text:style-name="P210">Description</text:p>
      <text:p text:style-name="P537">List a directory content</text:p>
      <text:p text:style-name="P210">Usage</text:p>
      <text:p text:style-name="P211">dir(arg)</text:p>
      <text:p text:style-name="P210">Arguments</text:p>
      <text:p text:style-name="P537"><text:span text:style-name="T271">arg</text:span> - <text:s/>the path to a directory. It may also be in a virtual file system</text:p>
      <text:p text:style-name="P210">Output</text:p>
      <text:p text:style-name="P537">A stem list of the elements of the directory</text:p>
      <text:p text:style-name="P210">Examples</text:p>
      <text:p text:style-name="P211"><text:s text:c="2"/>dir('qdl-vfs#/zip/root')</text:p>
      <text:p text:style-name="P211"><text:span text:style-name="T647">[</text:span>scripts/, other/, readme.txt<text:span text:style-name="T713">]</text:span></text:p>
      <text:p text:style-name="P212"/>
      <text:p text:style-name="Text_20_body"><text:span text:style-name="T1005">This lists the given directory in the mounted VFS. Note that in this case it so happens to be a zip archive of a file, mounted at </text:span><text:span text:style-name="T349">qdl-vfs#/zip/.</text:span></text:p>
      <text:h text:style-name="P971" text:outline-level="2"><text:span text:style-name="T1004">d</text:span>ocs</text:h>
      <text:p text:style-name="P701">Description</text:p>
      <text:p text:style-name="P761">Get the documentation for a module</text:p>
      <text:p text:style-name="Heading"><text:soft-page-break/>Usage</text:p>
      <text:p text:style-name="Preformatted_20_Text">docs(<text:span text:style-name="T123">var)</text:span></text:p>
      <text:p text:style-name="Preformatted_20_Text">docs(uri)</text:p>
      <text:p text:style-name="Heading">Arguments</text:p>
      <text:p text:style-name="P90"><text:span text:style-name="T123">var</text:span> <text:span text:style-name="T123"><text:s/>- the variable for a module</text:span></text:p>
      <text:p text:style-name="P36">uri – the unique namespace for the module (useful if the module has been loaded, but not yet imported).</text:p>
      <text:p text:style-name="Heading">Output</text:p>
      <text:p text:style-name="P761">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702"><text:s text:c="4"/>4 : QDL extended conversion module. This will allow you to convert </text:p>
      <text:p text:style-name="P702"><text:s text:c="4"/><text:span text:style-name="T1004">5 : </text:span>stems to and from various formats.</text:p>
      <text:p text:style-name="P702"><text:s text:c="4"/><text:span text:style-name="T1004">6</text:span> : Supported formats are</text:p>
      <text:p text:style-name="P702"><text:span text:style-name="T1004"><text:s text:c="4"/>7</text:span> : XML, YAML, HOCON (simplified JSON)<text:line-break/></text:p>
      <text:p text:style-name="Text_20_body">… <text:span text:style-name="T1004">lots more</text:span></text:p>
      <text:h text:style-name="P972" text:outline-level="2">encode</text:h>
      <text:p text:style-name="P210">Description</text:p>
      <text:p text:style-name="P539">Encode a string in <text:span text:style-name="T1040">some way</text:span>. <text:span text:style-name="T1040">QDL supports base 16, 32 and 64, URL, HTML, XML, HTML and XSI escaping. (XSI is use by most command line processors, like bash, hence you may encode/decode arguments to/from external scripts.)</text:span></text:p>
      <text:p text:style-name="P210">Usage</text:p>
      <text:p text:style-name="P211">encode(arg<text:span text:style-name="T875">{,</text:span><text:span text:style-name="T683">type</text:span><text:span text:style-name="T875">}</text:span>)</text:p>
      <text:p text:style-name="P210">Arguments</text:p>
      <text:p text:style-name="P540"><text:span text:style-name="T271">arg</text:span> – <text:s/>a string or it may be a stem of strings.</text:p>
      <text:p text:style-name="P212"><text:span text:style-name="T333">type</text:span><text:span text:style-name="T324"> </text:span>- <text:span text:style-name="T911">integer that sets the type</text:span><text:span text:style-name="T875">. </text:span></text:p>
      <text:p text:style-name="P210">Output</text:p>
      <text:p text:style-name="P540">If a single argument, it will be encoded. If a stem, each element will be. Non-strings are not changed. </text:p>
      <text:p text:style-name="P210"><text:soft-page-break/>Examples</text:p>
      <text:p text:style-name="P211"><text:s text:c="4"/>encode('The quick brown fox jumps over the lazy dog')</text:p>
      <text:p text:style-name="P353">VGhlIHF1aWNrIGJyb3duIGZveCBqdW1wcyBvdmVyIHRoZSBsYXp5IGRvZw</text:p>
      <text:p text:style-name="P532"/>
      <text:p text:style-name="P532">Since <text:span text:style-name="T358">constants()</text:span> contain the names of all of the supported encodings, you can compare what they do easily. I<text:span text:style-name="T1040">n</text:span> this example, we have some Amharic text and a few weird other symbols to force more exotic encodings.:</text:p>
      <text:p text:style-name="P211">print(encode('&lt;woof"ወንጌል <text:s/>6%"$',constants().codecs.string.))</text:p>
      <text:p text:style-name="P211"><text:s text:c="3"/>base_16 : 3c776f6f6622e18b88e18a95e18c8ce1888d202036252224</text:p>
      <text:p text:style-name="P211"><text:s text:c="3"/>base_32 : HR3W633GELQYXCHBRKK6DDEM4GEI2IBAGYSSEJA</text:p>
      <text:p text:style-name="P211"><text:s text:c="3"/>base_64 : PHdvb2Yi4YuI4YqV4YyM4YiNICA2JSIk</text:p>
      <text:p text:style-name="P211"><text:s text:c="7"/>csv : "&lt;woof""ወንጌል <text:s/>6%""$"</text:p>
      <text:p text:style-name="P211"><text:s text:c="6"/>ecma : &lt;woof\"\u12C8\u1295\u130C\u120D <text:s/>6%\"$</text:p>
      <text:p text:style-name="P211"><text:s text:c="6"/>html : &amp;lt;woof&amp;quot;ወንጌል <text:s/>6%&amp;quot;$</text:p>
      <text:p text:style-name="P211"><text:s text:c="5"/>html3 : &amp;lt;woof&amp;quot;ወንጌል <text:s/>6%&amp;quot;$</text:p>
      <text:p text:style-name="P211"><text:s text:c="6"/>java : &lt;woof\"\u12C8\u1295\u130C\u120D <text:s/>6%\"$</text:p>
      <text:p text:style-name="P211"><text:s text:c="6"/>json : &lt;woof\"\u12C8\u1295\u130C\u120D <text:s/>6%\"$</text:p>
      <text:p text:style-name="P211"><text:s text:c="3"/>qdl_var : $3Cwoof$22$E1$8B$88$E1$8A$95$E1$8C$8C$E1$88$8D$20$206$25$22$24</text:p>
      <text:p text:style-name="P211"><text:s text:c="7"/>url : %3Cwoof%22%E1%8B%88%E1%8A%95%E1%8C%8C%E1%88%8D%20%206%25%22%24</text:p>
      <text:p text:style-name="P211"><text:s text:c="7"/>xml : &amp;lt;woof&amp;quot;ወንጌል <text:s/>6%&amp;quot;$</text:p>
      <text:p text:style-name="P211"><text:s text:c="4"/>xml1.0 : &amp;lt;woof&amp;quot;ወንጌል <text:s/>6%&amp;quot;$</text:p>
      <text:p text:style-name="P211"><text:s text:c="7"/>xsi : \&lt;woof\"ወንጌል\ \ 6\%\"\$</text:p>
      <text:p text:style-name="Text_20_body"/>
      <text:p text:style-name="Text_20_body">Note that base 64 encodings are always URI safe.</text:p>
      <text:h text:style-name="Heading_20_2" text:outline-level="2">excise</text:h>
      <text:p text:style-name="P762">Description</text:p>
      <text:p text:style-name="P761">Remove every occurrence a given <text:span text:style-name="T22">value </text:span><text:span text:style-name="T123"><text:s/>from a stem. </text:span></text:p>
      <text:p text:style-name="Heading">Usage</text:p>
      <text:p text:style-name="Preformatted_20_Text">excise(target., values.) </text:p>
      <text:p text:style-name="P703"><text:span text:style-name="T1004">W</text:span>hen done, <text:span text:style-name="T358">values. ∉ target.</text:span> returns true for every entry <text:span text:style-name="T1004">of values</text:span>.</text:p>
      <text:p text:style-name="Heading">Arguments</text:p>
      <text:p text:style-name="P703"><text:span text:style-name="T398">target.</text:span><text:span text:style-name="T1004"> - the stem to be operated upon</text:span></text:p>
      <text:p text:style-name="P703"><text:span text:style-name="T398">values.</text:span><text:span text:style-name="T1004"> - the values to be removed</text:span></text:p>
      <text:p text:style-name="Heading">Output</text:p>
      <text:p text:style-name="P797"><text:span text:style-name="T1006">The altered target. </text:span>Note <text:span text:style-name="T1078">that</text:span><text:span text:style-name="T16"> </text:span><text:span text:style-name="T118">target. </text:span><text:span text:style-name="T119">w</text:span><text:span text:style-name="T118">ill be altered, so if you do not want that, make a copy first. </text:span></text:p>
      <text:p text:style-name="Heading"><text:soft-page-break/>Examples</text:p>
      <text:p text:style-name="Text_20_body">E.g. Remove the value of 3 from a given array.</text:p>
      <text:p text:style-name="P740"><text:s text:c="3"/>z. ≔ n(5,4,[;7])</text:p>
      <text:p text:style-name="Preformatted_20_Text"><text:s text:c="3"/>excise(<text:bookmark-start text:name="__DdeLink__2008976_1225770493"/><text:span text:style-name="T1006">z</text:span><text:bookmark-end text:name="__DdeLink__2008976_1225770493"/><text:span text:style-name="T1006">.</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41">Note there are no 3's in the resulting stem. A great usage is to do surgery on parts of stems</text:p>
      <text:p text:style-name="Preformatted_20_Text"><text:s text:c="3"/>z. ≔ n(5,4,[;7]);<text:line-break/> <text:s text:c="2"/>excise(z.2, 2)<text:line-break/>[1,3,4]</text:p>
      <text:h text:style-name="P953" text:outline-level="2">exclude_keys</text:h>
      <text:p text:style-name="P213">Description</text:p>
      <text:p text:style-name="P541">Remove a set of keys from a stem.</text:p>
      <text:p text:style-name="P213">Usage</text:p>
      <text:p text:style-name="P214">exclude_keys(stem1,, stem2.)</text:p>
      <text:p text:style-name="P213">Arguments</text:p>
      <text:p text:style-name="P541"><text:span text:style-name="T271">stem1.</text:span> = the target of this operation.</text:p>
      <text:p text:style-name="P541"><text:span text:style-name="T272">s</text:span><text:span text:style-name="T271">tem2. </text:span>= a list of keys to be removed. <text:span text:style-name="T497">Note that the </text:span><text:span text:style-name="T23">values</text:span><text:span text:style-name="T127"> of this stem are what are to be removed from the target. </text:span><text:span text:style-name="T128">There is no assumption that the keys of stem2 are integers, for instance. </text:span></text:p>
      <text:p text:style-name="P213">Output</text:p>
      <text:p text:style-name="P542">A new stem that contains none of the keys in stem2.</text:p>
      <text:p text:style-name="P213">Examples</text:p>
      <text:p text:style-name="P214"><text:s text:c="4"/>a.foo := 'q';</text:p>
      <text:p text:style-name="P214"><text:s text:c="4"/>a.bar := 'w';</text:p>
      <text:p text:style-name="P214"><text:s text:c="4"/>b.w := 42;</text:p>
      <text:p text:style-name="P214"><text:s text:c="4"/>b.a := 17;</text:p>
      <text:p text:style-name="P214"><text:s text:c="4"/>say(exclude_keys(b., a.));</text:p>
      <text:p text:style-name="P214">{a=17}</text:p>
      <text:p text:style-name="P214"/>
      <text:p text:style-name="P214"><text:s text:c="4"/>a.rule := 'One Ring to rule them all';</text:p>
      <text:p text:style-name="P214"><text:s text:c="4"/>a.find := 'One Ring to find them';</text:p>
      <text:p text:style-name="P214"><text:s text:c="4"/>a.bring := 'One Ring to bring them all';</text:p>
      <text:p text:style-name="P214"><text:s text:c="4"/>a.bind := 'and in the darkness bind them';</text:p>
      <text:p text:style-name="P214"/>
      <text:p text:style-name="P214"><text:s text:c="4"/>list.0 := 'rule';</text:p>
      <text:p text:style-name="P214"><text:soft-page-break/><text:s text:c="4"/>list.1 := 'bring';</text:p>
      <text:p text:style-name="P214"/>
      <text:p text:style-name="P214"><text:s text:c="4"/>exclude_keys(a., list.)</text:p>
      <text:p text:style-name="P214">{bind:and in the darkness bind them, </text:p>
      <text:p text:style-name="P214"><text:s/>find:One Ring to find them}</text:p>
      <text:p text:style-name="P62"/>
      <text:h text:style-name="P973" text:outline-level="2">exp</text:h>
      <text:p text:style-name="Text_20_body"><text:span text:style-name="T1060">The exponential function, base </text:span><text:span text:style-name="T73">e. </text:span>See <text:span text:style-name="T983">transcendental functions.</text:span></text:p>
      <text:h text:style-name="P974" text:outline-level="2"><text:span text:style-name="T759">expand </text:span><text:span text:style-name="T940">(⊕)</text:span></text:h>
      <text:p text:style-name="P215">Description</text:p>
      <text:p text:style-name="P543">Apply a dyadic function pairwise to each member of a list, returning the intermediate results.</text:p>
      <text:p text:style-name="P215">Usage</text:p>
      <text:p text:style-name="P216">expand(<text:span text:style-name="T781">@</text:span>f, list.)</text:p>
      <text:p text:style-name="P215">Arguments</text:p>
      <text:p text:style-name="P218"><text:span text:style-name="T291">@</text:span><text:span text:style-name="T293">f</text:span><text:span text:style-name="T759"> - reference to the function you want to use.</text:span></text:p>
      <text:p text:style-name="P361"><text:span text:style-name="T271">list.</text:span> - the list to be operated on</text:p>
      <text:p text:style-name="P215">Output</text:p>
      <text:p text:style-name="P361">A list where the (dyadic) function f is applied to each element in the list successively.</text:p>
      <text:p text:style-name="P215">Examples</text:p>
      <text:p text:style-name="P544">The <text:span text:style-name="T22">factorial</text:span><text:span text:style-name="T123"> of a number, n! is the product of all the numbers 1 * 2 * . . . * n. Here's how to compute the factorial of 5 with all the factorials for 1, 2, 3 and 4:</text:span></text:p>
      <text:p text:style-name="P216"><text:s text:c="3"/>expand(<text:span text:style-name="T781">@</text:span>*, 1 + n(5))</text:p>
      <text:p text:style-name="P216"/>
      <text:p text:style-name="P216">[1, 2, 6, 24, 120]</text:p>
      <text:p text:style-name="P361"/>
      <text:p text:style-name="P361">It is more obvious if we show it against the arguments </text:p>
      <text:p text:style-name="P360">[1, 2, 3, <text:s/>4, <text:s text:c="2"/>5]</text:p>
      <text:p text:style-name="P360"><text:s text:c="3"/>* <text:s/>* <text:s text:c="2"/>* <text:s text:c="2"/>*</text:p>
      <text:p text:style-name="P360">[1, 2, 6, 24, 120]</text:p>
      <text:p text:style-name="P218">Compare this with <text:span text:style-name="T1">reduce </text:span><text:span text:style-name="T97">which </text:span><text:span text:style-name="T102">only returns the final result.</text:span></text:p>
      <text:p text:style-name="P215">Another example: <text:span text:style-name="T761">G</text:span>etting part of a list</text:p>
      <text:p text:style-name="P63">Let's say we wanted to get only the elements of a list of integers less than or equal to 4. Here's how</text:p>
      <text:p text:style-name="P216"><text:soft-page-break/><text:s text:c="2"/><text:span text:style-name="T759">a. := 1+ 2*n(5)</text:span></text:p>
      <text:p text:style-name="P216"><text:s text:c="2"/>mask(<text:span text:style-name="T653">a.</text:span>, expand(<text:span text:style-name="T781">@</text:span>&amp;&amp;, <text:span text:style-name="T653">a.</text:span> &lt;= <text:span text:style-name="T759">5</text:span>))</text:p>
      <text:p text:style-name="P216">[<text:span text:style-name="T760">1</text:span>, <text:span text:style-name="T760">3</text:span>, <text:span text:style-name="T760">5</text:span>]</text:p>
      <text:p text:style-name="P63"/>
      <text:p text:style-name="P215">A final example. Computing the terms of a series</text:p>
      <text:p text:style-name="P545">If we have a series that depends on the previous term and current index, such as <text:span text:style-name="T904">x</text:span><text:span text:style-name="T770">n </text:span><text:span text:style-name="T520"><text:s/>= (x</text:span><text:span text:style-name="T770">n-1</text:span><text:span text:style-name="T515">2</text:span><text:span text:style-name="T520"> -1 )/(n</text:span><text:span text:style-name="T515">2</text:span><text:span text:style-name="T520"> + 1)</text:span></text:p>
      <text:p text:style-name="P546">then this can be done as follows:</text:p>
      <text:p text:style-name="P359"><text:s text:c="2"/>r(x,y)-&gt;(x^2 - 1)/(y^2+1)</text:p>
      <text:p text:style-name="P359"><text:s text:c="2"/>expand(@r, [1;10])</text:p>
      <text:p text:style-name="P359">[1,0,-0.1,-0.058235294117647,-0.038331101943039,-0.026987316935779, </text:p>
      <text:p text:style-name="P359">-0.019985433694492,-0.015378470499077,-0.012192237837135]</text:p>
      <text:p text:style-name="P218"/>
      <text:h text:style-name="P973" text:outline-level="2"><text:span text:style-name="T975">file_</text:span><text:span text:style-name="T641">read</text:span></text:h>
      <text:p text:style-name="P215">Description</text:p>
      <text:p text:style-name="P549">Read a file. The result is always a string</text:p>
      <text:p text:style-name="P215">Usage</text:p>
      <text:p text:style-name="P362">file_read(files.{, types.})</text:p>
      <text:p text:style-name="P216">file _read(file_name <text:span text:style-name="T853">{</text:span>, <text:span text:style-name="T605">as_string | </text:span>to_list | is_binary <text:span text:style-name="T864">| is_ini</text:span><text:span text:style-name="T853">}</text:span>)</text:p>
      <text:p text:style-name="P215">Arguments</text:p>
      <text:p text:style-name="P218">If the first <text:span text:style-name="T966">(stem) </text:span>form,</text:p>
      <text:p text:style-name="P218"><text:span text:style-name="T347">files. </text:span><text:span text:style-name="T966">= stem of full file paths to read</text:span></text:p>
      <text:p text:style-name="P218"><text:span text:style-name="T347">types. </text:span><text:span text:style-name="T966">= stem with corresponding entries of files with their type. Missing entries use default type.</text:span></text:p>
      <text:p text:style-name="P363">If the second (scalar) form</text:p>
      <text:p text:style-name="P549"><text:span text:style-name="T271">file_name</text:span> – the full path to the file. <text:span text:style-name="T560">This may be in a virtual file system too.</text:span></text:p>
      <text:p text:style-name="P549">The next argument is optional and is an integer</text:p>
      <text:p text:style-name="P551"><text:span text:style-name="T271">as_string</text:span> = -1 – return the contents of the file as one long string (default).</text:p>
      <text:p text:style-name="P549"><text:span text:style-name="T271">is_binary</text:span> <text:span text:style-name="T506">= 0</text:span> – return the result as a base 64 encoded string of bytes.</text:p>
      <text:p text:style-name="P549"><text:span text:style-name="T271">to_list</text:span> <text:span text:style-name="T579">= 1</text:span> – <text:span text:style-name="T579"><text:s/></text:span>return the result as a stem list each line separate </text:p>
      <text:p text:style-name="P552"><text:span text:style-name="T271">is_ini </text:span>= 2 - parse the file as a QDL initialization file.</text:p>
      <text:p text:style-name="P549"/>
      <text:p text:style-name="P218"><text:span text:style-name="T606">If no second argument is given, the result is simply a string of the entire contents of the file. Note that these constants are available via </text:span><text:span text:style-name="T360">constants() </text:span>as <text:span text:style-name="T448">file_types.</text:span></text:p>
      <text:p text:style-name="P215"><text:soft-page-break/>Output</text:p>
      <text:p text:style-name="P367">Stem form: A stem where each entry has a the content of the file a its value.</text:p>
      <text:p text:style-name="P837"><text:span text:style-name="T967">Scalar form: </text:span>Either a simple string (only file name is given), a stem if it is flagged as a list <text:span text:style-name="T864">or ini file (see separate documentation for how ini files work) </text:span>or a base64 string if it <text:span text:style-name="T617">i</text:span>s flagged as binary.</text:p>
      <text:p text:style-name="Heading">Tip</text:p>
      <text:p text:style-name="P838">If you need to process a huge text file, you do not have to read the whole thing. The proper way to do it is to use the <text:span text:style-name="T358">for_lines()</text:span> function in a loop that grabs each line. See the documentation for that.</text:p>
      <text:p text:style-name="P215">Examples</text:p>
      <text:p text:style-name="P216">cfg. := file_<text:span text:style-name="T641">read</text:span>('/var/lib/tomcat/conf/server.xml', <text:span text:style-name="T604">1</text:span>);</text:p>
      <text:p text:style-name="P365"><text:line-break/>Would read in the file /var/lib/tomcat/conf/server.xml and return a stem. Each line in the file is in order in <text:span text:style-name="T22">cfg.0</text:span>, <text:span text:style-name="T22">cfg.1</text:span>, … <text:span text:style-name="T507">Compare this with</text:span></text:p>
      <text:p text:style-name="P364"><text:span text:style-name="T507">big_string</text:span> := file_<text:span text:style-name="T641">read</text:span>('/var/lib/tomcat/conf/server.xml');</text:p>
      <text:p text:style-name="P553"><text:line-break/>Which reads the same file and puts the entire thing in a single string.</text:p>
      <text:p text:style-name="P216">my_b64 := file_<text:span text:style-name="T641">read</text:span>(<text:span text:style-name="T506">'/var/lib/crypto/keystore.jks'</text:span> , <text:span text:style-name="T604">0</text:span>);</text:p>
      <text:p text:style-name="P553">this reads the keystore.jks file (which is binary) and base64 encodes it, storing it in the <text:span text:style-name="T22">my_b64</text:span><text:span text:style-name="T123"> variable. QDL does not have the capacity to do low-level operations on binary data, but it can move them where they need to go faithfully.</text:span></text:p>
      <text:p text:style-name="P27">A couple of more examples:</text:p>
      <text:p text:style-name="P216"><text:s text:c="6"/>// <text:span text:style-name="T510">read a file as a stem</text:span></text:p>
      <text:p text:style-name="P216"><text:s text:c="6"/>say(<text:span text:style-name="T641">file_</text:span>read('/home/ncsa/dev/ncsa-git/security-lib/ncsa-qdl/src/test/resources/hello_world.qdl',<text:span text:style-name="T604">1</text:span>));</text:p>
      <text:p text:style-name="P216">{/*, The expected Hello World program. <text:s/>, <text:s/>Jeff Gaynor, <text:s text:c="2"/>1/26/2020, */, say('Hello world!');}</text:p>
      <text:p text:style-name="P216"/>
      <text:p text:style-name="P216"><text:s text:c="4"/>// <text:span text:style-name="T510">read the exact same file and turn the bytes into a base 64 string.</text:span></text:p>
      <text:p text:style-name="P216"><text:s text:c="4"/>say(<text:span text:style-name="T641">file_</text:span>read('/home/ncsa/dev/ncsa-git/security-lib/ncsa-qdl/src/test/resources/hello_world.qdl',<text:span text:style-name="T604">0</text:span>));</text:p>
      <text:p text:style-name="P216">LyoKICBUaGUgZXhwZWN0ZWQgSGVsbG8gV29ybGQgcHJvZ3JhbS4gIAogIEplZmYgR2F5bm9yCiAgMS8yNi8yMDIwCiovCnNheSgnSGVsbG8gd29ybGQhJyk7Cg</text:p>
      <text:p text:style-name="P216"/>
      <text:p text:style-name="P216"><text:s/>say(decode('LyoKICBUaGUgZXhwZWN0ZWQgSGVsbG8gV29ybGQgcHJvZ3JhbS4gIAogIEplZmYgR2F5bm9yCiAgMS8yNi8yMDIwCiovCnNheSgnSGVsbG8gd29ybGQhJyk7Cg'));</text:p>
      <text:p text:style-name="P216">/*</text:p>
      <text:p text:style-name="P216"><text:s text:c="2"/>The expected Hello World program. <text:s/></text:p>
      <text:p text:style-name="P216"><text:s text:c="2"/>Jeff Gaynor</text:p>
      <text:p text:style-name="P216"><text:s text:c="2"/>1/26/2020</text:p>
      <text:p text:style-name="P216">*/</text:p>
      <text:p text:style-name="P216">say('Hello world!');</text:p>
      <text:p text:style-name="P547"><text:line-break/>(This is the sample hello world program for qdl). </text:p>
      <text:p text:style-name="P547"><text:soft-page-break/></text:p>
      <text:h text:style-name="P973" text:outline-level="2"><text:span text:style-name="T975">file_</text:span><text:span text:style-name="T865">write</text:span></text:h>
      <text:p text:style-name="P215">Description</text:p>
      <text:p text:style-name="P554">write contents to a file</text:p>
      <text:p text:style-name="P215">Usage</text:p>
      <text:p text:style-name="P366">file_write(files.)</text:p>
      <text:p text:style-name="P216">file_<text:span text:style-name="T642">write</text:span>(file_name, contents<text:span text:style-name="T854">{</text:span><text:span text:style-name="T511">,</text:span><text:span text:style-name="T673">type</text:span><text:span text:style-name="T854">}</text:span>)</text:p>
      <text:p text:style-name="P215">Arguments</text:p>
      <text:p text:style-name="P367">If the first (stem) form:</text:p>
      <text:p text:style-name="P218"><text:span text:style-name="T348">files. </text:span><text:s/><text:span text:style-name="T967">=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30">K</text:span>ey</text:p>
          </table:table-cell>
          <table:table-cell table:style-name="Table6.B1" office:value-type="string">
            <text:p text:style-name="P13"><text:span text:style-name="T1030">V</text:span>alue</text:p>
          </table:table-cell>
        </table:table-row>
        <table:table-row>
          <table:table-cell table:style-name="Table6.A2" office:value-type="string">
            <text:p text:style-name="P488">path</text:p>
          </table:table-cell>
          <table:table-cell table:style-name="Table6.B2" office:value-type="string">
            <text:p text:style-name="P489">The full path to the file</text:p>
          </table:table-cell>
        </table:table-row>
        <table:table-row>
          <table:table-cell table:style-name="Table6.A2" office:value-type="string">
            <text:p text:style-name="P488">content</text:p>
          </table:table-cell>
          <table:table-cell table:style-name="Table6.B2" office:value-type="string">
            <text:p text:style-name="P489">Either a string or stem of strings.</text:p>
          </table:table-cell>
        </table:table-row>
        <table:table-row>
          <table:table-cell table:style-name="Table6.A2" office:value-type="string">
            <text:p text:style-name="P488">type</text:p>
          </table:table-cell>
          <table:table-cell table:style-name="Table6.B2" office:value-type="string">
            <text:p text:style-name="P217"><text:span text:style-name="T968">(optional) either the integer file type or if a boolean, </text:span><text:span text:style-name="T13">true </text:span><text:span text:style-name="T116">means to base 64 encode it.</text:span></text:p>
          </table:table-cell>
        </table:table-row>
      </table:table>
      <text:p text:style-name="P218"/>
      <text:p text:style-name="P490">Any entry that is not of this form is ignored.</text:p>
      <text:p text:style-name="P367">If the second (scalar) form:</text:p>
      <text:p text:style-name="P556"><text:span text:style-name="T271">file_name</text:span> – the name of the file. </text:p>
      <text:p text:style-name="P556"><text:span text:style-name="T271">contents</text:span> = A string or a stem list. If the stem is not a list (so indices 0, 1, …) then this will fail.</text:p>
      <text:p text:style-name="P218"><text:span text:style-name="T319">type </text:span><text:span text:style-name="T511">(optional) – </text:span><text:span text:style-name="T109"><text:s/></text:span><text:span text:style-name="T110">an integer of one of the following</text:span></text:p>
      <text:p text:style-name="P218"><text:span text:style-name="T320">as_string</text:span><text:span text:style-name="T605"> = -1 – </text:span><text:span text:style-name="T865">treat the </text:span><text:span text:style-name="T605">contents of the file as one long string (default).</text:span></text:p>
      <text:p text:style-name="P218"><text:span text:style-name="T321">is_binary</text:span><text:span text:style-name="T606"> </text:span><text:span text:style-name="T506">= 0</text:span><text:span text:style-name="T606"> – </text:span><text:span text:style-name="T865">treat the contents </text:span><text:span text:style-name="T606">as a base 64 encoded string of bytes </text:span><text:span text:style-name="T866">and decode to binary</text:span><text:span text:style-name="T606">.</text:span></text:p>
      <text:p text:style-name="P218"><text:span text:style-name="T321">to_list</text:span><text:span text:style-name="T606"> </text:span><text:span text:style-name="T579">= 1</text:span><text:span text:style-name="T606"> – </text:span><text:span text:style-name="T579"><text:s/></text:span><text:span text:style-name="T865">treat the contents </text:span><text:span text:style-name="T606">as a stem list each line separate </text:span></text:p>
      <text:p text:style-name="P552"><text:span text:style-name="T450">is_ini </text:span><text:span text:style-name="T110">= 2 - treat the contents as an ini file and write it in that format.</text:span></text:p>
      <text:p text:style-name="P552"><text:span text:style-name="T111">If you omit the type, it is assumed that the contents should be treated as text.</text:span><text:span text:style-name="T110"> </text:span></text:p>
      <text:p text:style-name="P215">Output</text:p>
      <text:p text:style-name="P556">Returns <text:span text:style-name="T1">true</text:span> if this succeeded.</text:p>
      <text:p text:style-name="P215"><text:soft-page-break/>Examples</text:p>
      <text:p text:style-name="P216"><text:s text:c="11"/>hello_world := 'LyoKICBUaGUgZXhwZWN0ZWQgSGVsbG8gV29ybGQgcHJvZ3JhbS4gIAogIEplZmYgR2F5bm9yCiAgMS8yNi8yMDIwCiovCnNheSgnSGVsbG8gd29ybGQhJyk7Cg';</text:p>
      <text:p text:style-name="P216"><text:s text:c="4"/>file_write('/tmp/test.qdl', hello_world, <text:span text:style-name="T673">0</text:span>);</text:p>
      <text:p text:style-name="P218"/>
      <text:p text:style-name="P369">This is just the base64 encoded hello_world.qdl script from the file<text:span text:style-name="T1084">_read</text:span> example. <text:span text:style-name="T866">The argument of </text:span><text:span text:style-name="T9">0 </text:span><text:span text:style-name="T111">says it is base 64 encoded and to decode it to the file. In this example, you can go check it just decodes to the Hello world program.</text:span></text:p>
      <text:p text:style-name="P371"><text:span text:style-name="T111">T</text:span><text:span text:style-name="T97">he same example in stem form</text:span></text:p>
      <text:p text:style-name="P368"><text:s text:c="3"/>file_write(<text:span text:style-name="T969">[{</text:span>'<text:span text:style-name="T969">path</text:span>':'/tmp/test.qdl', '<text:span text:style-name="T969">content</text:span>':hello_world, '<text:span text:style-name="T969">type</text:span>':<text:span text:style-name="T673">0</text:span><text:span text:style-name="T699">}]</text:span>);</text:p>
      <text:p text:style-name="P370">[true]</text:p>
      <text:p text:style-name="P218"/>
      <text:p text:style-name="P371">This writes a list of files (with a single entry) and returns a stem with the same shape, <text:span text:style-name="T22">i.e. </text:span><text:span text:style-name="T123">a list that contains if the operation worked.</text:span></text:p>
      <text:p text:style-name="P33"/>
      <text:h text:style-name="P958" text:outline-level="2"><text:span text:style-name="T1049">f</text:span>loor <text:span text:style-name="T1049">(</text:span>⌊)</text:h>
      <text:p text:style-name="P823"><text:span text:style-name="T1029">The standard floor function, defined as </text:span>⌊x⌋<text:span text:style-name="T1029"> == </text:span><text:span text:style-name="T391">floor(x) == ⌊x</text:span><text:span text:style-name="T1029"> returns </text:span>the greatest <text:span text:style-name="T1029">integer</text:span> less than or equal to x<text:span text:style-name="T21">. </text:span>See transcendental functions</text:p>
      <text:h text:style-name="P975" text:outline-level="2"><text:span text:style-name="T800">for_each </text:span><text:span text:style-name="T940">(</text:span><text:span text:style-name="T800">∀</text:span><text:span text:style-name="T940">)</text:span></text:h>
      <text:p text:style-name="P220">Description</text:p>
      <text:p text:style-name="P867"><text:span text:style-name="T800">Apply an <text:s/>n-adic function, f, to each element of the outer </text:span><text:span text:style-name="T802">(Cartesian)</text:span><text:span text:style-name="T800"> product of </text:span><text:span text:style-name="T1101">its arguments</text:span><text:span text:style-name="T800">. </text:span><text:span text:style-name="T1091">Said differently, </text:span><text:span text:style-name="T1101">iterate </text:span><text:span text:style-name="T1091">the given function (by default) </text:span><text:span text:style-name="T1101">over</text:span><text:span text:style-name="T1091"> the last axis of each argument.</text:span><text:span text:style-name="T800"> </text:span><text:span text:style-name="T267">f</text:span><text:span text:style-name="T268">or_each </text:span><text:span text:style-name="T256">creates a Cartesian Product of its arguments and applies a function to them. </text:span></text:p>
      <text:p text:style-name="P222"/>
      <text:p text:style-name="P375"><text:span text:style-name="T1091">More formally each element of the result r is defined as</text:span>:</text:p>
      <text:p text:style-name="P182"><text:span text:style-name="T253">r. := </text:span><text:a xlink:type="simple" xlink:href="mailto:n@f" text:style-name="Internet_20_link" text:visited-style-name="Visited_20_Internet_20_Link"><text:span text:style-name="T253">n⊗f</text:span></text:a><text:span text:style-name="T254">∀</text:span><text:span text:style-name="T253">[a</text:span><text:span text:style-name="T771">1</text:span><text:span text:style-name="T231">, </text:span><text:span text:style-name="T253">a</text:span><text:span text:style-name="T771">2</text:span><text:span text:style-name="T231">, …</text:span><text:span text:style-name="T253">a</text:span><text:span text:style-name="T771">n</text:span><text:span text:style-name="T253">] <text:s/></text:span><text:span text:style-name="T231">⟺ </text:span><text:span text:style-name="T253">r</text:span><text:span text:style-name="T771">ij</text:span><text:span text:style-name="T231">...</text:span><text:span text:style-name="T771">k </text:span><text:span text:style-name="T253">= f(a</text:span><text:span text:style-name="T771">1i</text:span><text:span text:style-name="T231">, </text:span><text:span text:style-name="T253">a</text:span><text:span text:style-name="T771">2j</text:span><text:span text:style-name="T231">, … </text:span><text:span text:style-name="T253">a</text:span><text:span text:style-name="T771">nk</text:span><text:span text:style-name="T253">)</text:span></text:p>
      <text:p text:style-name="P867"><text:span text:style-name="T263">Note</text:span><text:span text:style-name="T233">: </text:span><text:span text:style-name="T232">If you really want to get geeky, </text:span><text:span text:style-name="T234">dyadic </text:span><text:span text:style-name="T433">for_each</text:span><text:span text:style-name="T232"> </text:span><text:span text:style-name="T235">generalizes</text:span><text:span text:style-name="T232"> </text:span></text:p>
      <text:p text:style-name="P47"/>
      <text:p text:style-name="P15"><text:span text:style-name="T469">a. </text:span><text:bookmark-start text:name="__DdeLink__695231_3453201426"/><text:span text:style-name="T469">⊗</text:span><text:bookmark-end text:name="__DdeLink__695231_3453201426"/><text:span text:style-name="T469"> b.</text:span><text:span text:style-name="T220"> </text:span></text:p>
      <text:p text:style-name="P47"/>
      <text:p text:style-name="P16"><text:span text:style-name="T95">i.e.</text:span><text:span text:style-name="T235">, t</text:span><text:span text:style-name="T220">he tensor product of two vectors </text:span><text:span text:style-name="T235">to arbitrary functions, not just multiplication. </text:span><text:span text:style-name="T236">Geeky aside: The reason that we use @ for function references is because it </text:span><text:span text:style-name="T237">kinda </text:span><text:span text:style-name="T236">looks a tiny bit like the tensor product sign. </text:span><text:span text:style-name="T237">Kinda. </text:span><text:span text:style-name="T239">In any case, you can use the </text:span><text:span text:style-name="T469">⊗ </text:span><text:span text:style-name="T470">(</text:span><text:span text:style-name="T239">unicode , \u2297</text:span><text:span text:style-name="T240">)</text:span><text:span text:style-name="T239"> <text:s/>in place of @ </text:span><text:span text:style-name="T240">if you like.</text:span></text:p>
      <text:p text:style-name="P222"/>
      <text:p text:style-name="P373">Note that in QDL, there is subsetting involved in stem operations. For something like</text:p>
      <text:p text:style-name="P373"/>
      <text:p text:style-name="P372"><text:s text:c="3"/><text:bookmark-start text:name="__DdeLink__1215153_3648642092"/>1+2*n(4)<text:bookmark-end text:name="__DdeLink__1215153_3648642092"/> == n(7)</text:p>
      <text:p text:style-name="P372">[false,false,false,false]</text:p>
      <text:p text:style-name="P373"><text:soft-page-break/></text:p>
      <text:p text:style-name="P373"><text:span text:style-name="T1092">The left hand side has 4 elements [1,3,5,7], and the right hand side has 7, so only 4 elements are used. What if we want to </text:span><text:span text:style-name="T1102">compare two stems of different lengths</text:span><text:span text:style-name="T1092">? <text:s/>We need to compare element</text:span><text:span text:style-name="T1102">s</text:span><text:span text:style-name="T1092"> and check </text:span><text:span text:style-name="T1102">which satisfy our criteria</text:span><text:span text:style-name="T1092">. </text:span><text:span text:style-name="T84"><text:s/>for_each</text:span><text:span text:style-name="T231"> <text:s/>is made to order </text:span><text:span text:style-name="T257">for this</text:span><text:span text:style-name="T231">.</text:span></text:p>
      <text:p text:style-name="P220">Usage</text:p>
      <text:p text:style-name="P221">for_each(<text:span text:style-name="T643">{n}@f </text:span><text:span text:style-name="T1091">| <text:s/>lambda</text:span>, arg_1, arg_2, ..., arg_n) </text:p>
      <text:p text:style-name="P869"><text:span text:style-name="T1094">(</text:span><text:span text:style-name="T1091">{n}</text:span><text:span text:style-name="T928">@f</text:span><text:span text:style-name="T1091">| lambda</text:span><text:span text:style-name="T1094">)</text:span><text:span text:style-name="T1091"> </text:span><text:span text:style-name="T397">∀ </text:span><text:span text:style-name="T928">[arg_1,...arg_n]</text:span></text:p>
      <text:p text:style-name="P220">Arguments</text:p>
      <text:p text:style-name="P879"><text:span text:style-name="T352">{n}</text:span><text:span text:style-name="T353">@f</text:span><text:span text:style-name="T801"> - the n-adic function. It will be fed all of the elements from all the stems. </text:span></text:p>
      <text:p text:style-name="P376"><text:span text:style-name="T930">You may also have lambdas. </text:span><text:span text:style-name="T1091">If you omit </text:span><text:span text:style-name="T76">n</text:span><text:span text:style-name="T211"> then QDL will attempt to determine the correct </text:span><text:a xlink:type="simple" xlink:href="mailto:valen@f" text:style-name="Internet_20_link" text:visited-style-name="Visited_20_Internet_20_Link"><text:span text:style-name="T211">vale</text:span></text:a><text:span text:style-name="T211">nce from the number of arguments. It is always a good idea to send it.</text:span></text:p>
      <text:p text:style-name="P878"><text:span text:style-name="T212">lambda – any lambda of the correct valence. </text:span><text:span text:style-name="T123">If you use a lambda expression, do enclose it in parentheses so QDL knows where the definition ends – it's entirely possible that for</text:span><text:span text:style-name="T212">_</text:span><text:span text:style-name="T123">each is part of the lambda to.</text:span></text:p>
      <text:p text:style-name="P223"><text:span text:style-name="T404">arg_1.</text:span><text:span text:style-name="T337">, </text:span><text:span text:style-name="T404">arg_2.</text:span><text:span text:style-name="T337">, … </text:span><text:span text:style-name="T404">arg_n</text:span><text:span text:style-name="T337">.</text:span><text:span text:style-name="T929"> - n </text:span><text:span text:style-name="T928">values (stems or scalars) </text:span><text:span text:style-name="T929">to process. every point of each of these will be fed in succession to </text:span><text:span text:style-name="T88">f </text:span><text:span text:style-name="T233">to evaluate. <text:s/></text:span><text:span text:style-name="T253">You may also specify axes for each of these. </text:span><text:span text:style-name="T255">A </text:span><text:span text:style-name="T257">s</text:span><text:span text:style-name="T255">calar does not affect the shape of the result but is treated like any other argument.</text:span></text:p>
      <text:p text:style-name="P881"><text:span text:style-name="T233">N</text:span><text:span text:style-name="T255">ote that for the ∀ notation, the argument is a list</text:span><text:span text:style-name="T246">.</text:span></text:p>
      <text:p text:style-name="Heading">Example of a scalar argument</text:p>
      <text:p text:style-name="Preformatted_20_Text"><text:s text:c="3"/>@*∀<text:span text:style-name="T1095">[</text:span>[1;5],3]<text:line-break/>[3,6,9,12]</text:p>
      <text:p text:style-name="P880"><text:span text:style-name="T233">T</text:span><text:span text:style-name="T220">he scalar 3 is used as the second argument for each element of the first, but rather than being a rank 2 stem, the result is just a list. Similarly</text:span></text:p>
      <text:p text:style-name="Preformatted_20_Text"><text:s text:c="3"/>((x,y,z)→/(x^2+y^2))∀<text:span text:style-name="T1095">[</text:span>2,[;5],3]<text:line-break/>[0.75,0.6,0.375,0.23076923076923,0.15]</text:p>
      <text:p text:style-name="P880">which loops over the middle argument. </text:p>
      <text:p text:style-name="P220">Output</text:p>
      <text:p text:style-name="P374">A stem consisting of the outer (Cartesian) product of each of the arguments with the function <text:span text:style-name="T82">f </text:span><text:span text:style-name="T220">applied to each. </text:span><text:span text:style-name="T238">Dimension is </text:span><text:span text:style-name="T428">[dim(arg_1.), dim(arg_2.),. . ., dim(arg_n.)]</text:span><text:span text:style-name="T238"> </text:span></text:p>
      <text:p text:style-name="P220">Examples</text:p>
      <text:p text:style-name="P849">Create a table</text:p>
      <text:p text:style-name="P868"><text:span text:style-name="T1093">Let's create an expression for a deck of card. We have 4 suits and 13 values, so to create a stem (array in this case) of all 52 </text:span><text:span text:style-name="T1094">pairs, </text:span><text:span text:style-name="T358">[value, suit]</text:span><text:span text:style-name="T1094"> </text:span><text:span text:style-name="T1093">would be done as </text:span></text:p>
      <text:p text:style-name="P866"><text:bookmark-start text:name="__DdeLink__1215409_3648642092"/><text:bookmark-start text:name="__DdeLink__1215413_3648642092"/><text:soft-page-break/><text:s text:c="2"/>suits. := [1,2,3,4,5,6,7,8,9,10,'J','Q','K','A'];<text:line-break/> <text:s/>cards. := ['spade', 'club','heart','diamond'];<text:line-break/> <text:s/>deck.:= <text:s/>((x,y)→<text:span text:style-name="T1094">[x</text:span>,y<text:span text:style-name="T1094">]</text:span>)∀<text:span text:style-name="T1094">[</text:span>suits., cards.]; <text:bookmark-start text:name="__DdeLink__1215264_3648642092"/><text:s/><text:bookmark-end text:name="__DdeLink__1215264_3648642092"/>// <text:span text:style-name="T1093">turns elements into pairs</text:span><text:line-break/> <text:s/>print(deck.)<text:bookmark-end text:name="__DdeLink__1215409_3648642092"/><text:bookmark-end text:name="__DdeLink__1215413_3648642092"/><text:span text:style-name="T1023"><text:line-break/> </text:span>0 : [[1,spade], [1,club], [1,heart], [1,diamond]]</text:p>
      <text:p text:style-name="P866"><text:s/>1 : [[2,spade], [2,club], [2,heart], [2,diamond]]</text:p>
      <text:p text:style-name="P866"><text:s/>2 : [[3,spade], [3,club], [3,heart], [3,diamond]]</text:p>
      <text:p text:style-name="P866"><text:s/>3 : [[4,spade], [4,club], [4,heart], [4,diamond]]</text:p>
      <text:p text:style-name="P866"><text:s/>4 : [[5,spade], [5,club], [5,heart], [5,diamond]]</text:p>
      <text:p text:style-name="P866"><text:s/>5 : [[6,spade], [6,club], [6,heart], [6,diamond]]</text:p>
      <text:p text:style-name="P866"><text:s/>6 : [[7,spade], [7,club], [7,heart], [7,diamond]]</text:p>
      <text:p text:style-name="P866"><text:s/>7 : [[8,spade], [8,club], [8,heart], [8,diamond]]</text:p>
      <text:p text:style-name="P866"><text:s/>8 : [[9,spade], [9,club], [9,heart], [9,diamond]]</text:p>
      <text:p text:style-name="P866"><text:s/>9 : [[10,spade],[10,club],[10,heart],[10,diamond]]</text:p>
      <text:p text:style-name="P866">10 : [[J,spade], [J,club], [J,heart], [J,diamond]]</text:p>
      <text:p text:style-name="P866">11 : [[Q,spade], [Q,club], [Q,heart], [Q,diamond]]</text:p>
      <text:p text:style-name="P866">12 : [[K,spade], [K,club], [K,heart], [K,diamond]]</text:p>
      <text:p text:style-name="P866">13 : [[A,spade], [A,club], [A,heart], [A,diamond]]</text:p>
      <text:p text:style-name="P16"><text:span text:style-name="T240"/></text:p>
      <text:p text:style-name="Heading"><text:span text:style-name="T1101">M</text:span>aking a multiplication table.</text:p>
      <text:p text:style-name="P221"><text:line-break/> a. := for_each(@*, 1+<text:span text:style-name="T669">[;5]</text:span>, 1+<text:span text:style-name="T669">[;6]</text:span>)<text:line-break/> a.<text:line-break/>[<text:line-break/> [1,2,3,4,5,6],<text:line-break/> [2,4,6,8,10,12],<text:line-break/> [3,6,9,12,15,18],<text:line-break/> [4,8,12,16,20,24],<text:line-break/> [5,10,15,20,25,30]<text:line-break/>]</text:p>
      <text:p text:style-name="P223"><text:line-break/>Things to note:</text:p>
      <text:list text:style-name="L2">
        <text:list-item>
          <text:p text:style-name="P1049">The result is the product of the stems, so here there is a 5 x 6 array that results. a.i.j is the product of the i-th and j-th elements.</text:p>
        </text:list-item>
        <text:list-item>
          <text:p text:style-name="P1049"><text:span text:style-name="T850">An alternate way to do this would involve a double </text:span><text:span text:style-name="T314">while </text:span><text:span text:style-name="T850">loop over the elements, multiply them then set the value of a.i.j directly. </text:span><text:span text:style-name="T314">for_each</text:span><text:span text:style-name="T850"> should be considered any place you might want to loop, since it is probably the more efficient way to do it and vastly easier to use than nested loops. </text:span></text:p>
        </text:list-item>
      </text:list>
      <text:p text:style-name="P850">Creating an identity matrix</text:p>
      <text:p text:style-name="P223"><text:span text:style-name="T860">In this way, </text:span><text:span text:style-name="T354">for_each</text:span><text:span text:style-name="T860"> lets you create any sized array you want with any values. A</text:span><text:span text:style-name="T1101">n</text:span><text:span text:style-name="T860"> </text:span><text:span text:style-name="T1101">n</text:span><text:span text:style-name="T860">×</text:span><text:span text:style-name="T1101">n</text:span><text:span text:style-name="T860"> identity matrix:</text:span></text:p>
      <text:p text:style-name="P219"><text:bookmark-start text:name="__DdeLink__1215421_3648642092"/><text:s text:c="3"/><text:span text:style-name="T1094">id_matrix(n) → </text:span><text:bookmark-start text:name="__DdeLink__32184_3564924564"/>for_each((x,y)→x==y?1:0,[;n<text:span text:style-name="T1094">]</text:span>,[;n<text:span text:style-name="T1094">]</text:span>)<text:bookmark-end text:name="__DdeLink__1215421_3648642092"/><text:bookmark-end text:name="__DdeLink__32184_3564924564"/></text:p>
      <text:p text:style-name="P219"><text:s text:c="3"/><text:span text:style-name="T1094">id_matrix(10)</text:span></text:p>
      <text:p text:style-name="P219">[</text:p>
      <text:p text:style-name="P219"><text:s text:c="2"/>[1,0,0,0,0,0,0,0,0,0], </text:p>
      <text:p text:style-name="P219"><text:s text:c="2"/>. . .</text:p>
      <text:p text:style-name="P219"><text:s/>]</text:p>
      <text:p text:style-name="P220"><text:soft-page-break/><text:line-break/><text:span text:style-name="T1101">Plotting values over a grid</text:span> </text:p>
      <text:p text:style-name="P223">Create the grid points for a quadric (polynomial) surface over a region.</text:p>
      <text:p text:style-name="P221"><text:s text:c="2"/>z. := for_each(<text:span text:style-name="T860">(x,y)-&gt;x*y</text:span>, [|-1;1;15|],[0;3;0.25]) <text:line-break/> <text:s/>dim(z.)<text:line-break/>[15,12]</text:p>
      <text:p text:style-name="P221"/>
      <text:p text:style-name="P223"><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94">Writing this in another language would be a non-trivial bit of code.</text:span></text:p>
      <text:p text:style-name="P220"><text:span text:style-name="T1101">Turning a stem of values into a stem of strings</text:span> </text:p>
      <text:p text:style-name="P374">Turning a stem of values into a stem of string.</text:p>
      <text:p text:style-name="P374">One common case is that you have a stem of values, <text:span text:style-name="T1">a.</text:span><text:span text:style-name="T97"> and need to change each element to a string. Invoking the </text:span><text:span text:style-name="T358">to_string</text:span><text:span text:style-name="T97"> method does not give you the result:</text:span></text:p>
      <text:p text:style-name="P221"><text:s text:c="4"/>z. := ['abc', true, 0.23, -1] <text:s/></text:p>
      <text:p text:style-name="P221"><text:s text:c="3"/>to_string(z.) // <text:span text:style-name="T801">A single string of characters, not a list</text:span></text:p>
      <text:p text:style-name="P221">[abc,true,0.23,-1]</text:p>
      <text:p text:style-name="Text_20_body"><text:span text:style-name="T1094">What you really want to happen is that each element of the stem has to_string applied, so use for_each.</text:span> <text:s/></text:p>
      <text:p text:style-name="P221"><text:s text:c="2"/><text:span text:style-name="T803">w. := </text:span>for_each(@to_string, z.) // <text:span text:style-name="T801">returns a list of strings.</text:span></text:p>
      <text:p text:style-name="P221"><text:s text:c="2"/><text:span text:style-name="T803">w.</text:span></text:p>
      <text:p text:style-name="P221">[abc,true,0.23,-1]</text:p>
      <text:p text:style-name="P221"><text:s text:c="2"/>size(<text:span text:style-name="T657">w.</text:span>)</text:p>
      <text:p text:style-name="P221">4</text:p>
      <text:h text:style-name="P1033" text:outline-level="3">Axes and <text:span text:style-name="T1101">iteration with </text:span>for_each</text:h>
      <text:p text:style-name="P880">Each stem <text:span text:style-name="T1096">argument </text:span>may <text:span text:style-name="T1096">have an axis specified. What that means is that for_each will not descend further into the elements. Said differently, </text:span><text:span text:style-name="T407">a`1</text:span><text:span text:style-name="T1096"> means every element on axis 1 is to be treated as an argument even if it is a stem.</text:span></text:p>
      <text:p text:style-name="P871">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70">and we wanted to loop over the stems and process them. Since a list has rank 1 and a single axis, 0, specify it as</text:p>
      <text:p text:style-name="P870"/>
      <text:p text:style-name="Preformatted_20_Text"><text:s text:c="3"/>for_each(<text:a xlink:type="simple" xlink:href="mailto:1@f" text:style-name="Internet_20_link" text:visited-style-name="Visited_20_Internet_20_Link">1@f</text:a>, status.)</text:p>
      <text:p text:style-name="Text_20_body"/>
      <text:p text:style-name="P871">So to get all the elements of this list with status of active you could issue (sing operators)</text:p>
      <text:p text:style-name="P860"><text:s text:c="3"/><text:span text:style-name="T1096">f((x.)→x.'status' ≡ 'active';</text:span></text:p>
      <text:p text:style-name="Preformatted_20_Text"><text:soft-page-break/><text:s text:c="3"/>status_map. := <text:span text:style-name="T1096">1@f</text:span>∀[status`0]<text:line-break/>[true,false,false,true]</text:p>
      <text:p text:style-name="P870"/>
      <text:p text:style-name="P870">To do something like get the client_id of every active element then would be </text:p>
      <text:p text:style-name="Preformatted_20_Text"><text:s text:c="3"/>(~status_map.⌆status.)\*\client_id<text:line-break/>[42,17]</text:p>
      <text:p text:style-name="P870"/>
      <text:p text:style-name="P870">using the map operator to pick them out and the extraction operator to grab the exact values.<text:line-break/></text:p>
      <text:p text:style-name="P870">Rest assured you can specify an axis for each argument if needed. <text:span text:style-name="T1097">See the entry for ` (backtick), the axis operator.</text:span></text:p>
      <text:h text:style-name="P976" text:outline-level="2"><text:span text:style-name="T496">for</text:span><text:span text:style-name="T976">_keys</text:span></text:h>
      <text:p text:style-name="P228">Description</text:p>
      <text:p text:style-name="P225">This is a non-deterministic loop over the keys in a stem variable. All the keys will be visited, but there is no guarantee of the order. <text:span text:style-name="T36">Also</text:span><text:span text:style-name="T143"> the keys are strings unlike </text:span><text:span text:style-name="T418">for_next</text:span><text:span text:style-name="T143"> where they are integers. </text:span></text:p>
      <text:p text:style-name="P228">Usage</text:p>
      <text:p text:style-name="P229"><text:span text:style-name="T496">for</text:span>_keys(<text:span text:style-name="T22">var</text:span><text:span text:style-name="T123">, </text:span><text:span text:style-name="T22">stem.</text:span><text:span text:style-name="T123">);</text:span></text:p>
      <text:p text:style-name="P228">Arguments</text:p>
      <text:p text:style-name="P225"><text:bookmark-start text:name="__DdeLink__9858_1246888521"/><text:span text:style-name="T358">var</text:span> is a simple variable and will contain the current key during the loop. If it has already been defined, its values will be over-written.</text:p>
      <text:p text:style-name="P225"><text:span text:style-name="T364">s</text:span><text:span text:style-name="T358">tem</text:span><text:span text:style-name="T1"> </text:span>is a stem variable. The keys of this stem will be assigned to the <text:span text:style-name="T430">var</text:span><text:span text:style-name="T123"> and may be accessed.</text:span></text:p>
      <text:p text:style-name="P228"><text:bookmark-end text:name="__DdeLink__9858_1246888521"/>Output</text:p>
      <text:p text:style-name="P225">Nothing. This is only used in looping constructions.</text:p>
      <text:p text:style-name="P224">Example</text:p>
      <text:p text:style-name="P229"><text:s text:c="4"/>my.foo := 'bar'; </text:p>
      <text:p text:style-name="P229"><text:s text:c="4"/>my.a <text:s text:c="2"/>:= 32; </text:p>
      <text:p text:style-name="P229"><text:s text:c="4"/>my.b <text:s text:c="2"/>:= 'hi'; </text:p>
      <text:p text:style-name="P229"><text:s text:c="4"/>my.c <text:s text:c="2"/>:= -0.432;</text:p>
      <text:p text:style-name="P229"><text:s text:c="4"/>while[for_keys(j,my.)]do[say('key=' + j + ', value=' + my.j);];</text:p>
      <text:p text:style-name="P229"/>
      <text:p text:style-name="P229">key=a, value=32</text:p>
      <text:p text:style-name="P229">key=b, value=hi</text:p>
      <text:p text:style-name="P229">key=c, value=-0.432</text:p>
      <text:p text:style-name="P229">key=foo, value=bar</text:p>
      <text:p text:style-name="P225"/>
      <text:h text:style-name="P977" text:outline-level="2"><text:soft-page-break/>for_lines</text:h>
      <text:p text:style-name="P228">Description</text:p>
      <text:p text:style-name="P557">This allows for reading a text file one line at a time, <text:span text:style-name="T1060">without loading the entire file</text:span>. It only works in a loop.</text:p>
      <text:p text:style-name="P228">Usage</text:p>
      <text:p text:style-name="Preformatted_20_Text">for_lines(<text:span text:style-name="T22">var</text:span><text:span text:style-name="T123">, file_path)</text:span></text:p>
      <text:p text:style-name="P228">Arguments</text:p>
      <text:p text:style-name="P28"><text:span text:style-name="T358">var </text:span>- the name of the variable</text:p>
      <text:p text:style-name="P230"><text:span text:style-name="T443">file_path</text:span><text:span text:style-name="T207"> - the path to the file</text:span></text:p>
      <text:p text:style-name="P228">Output</text:p>
      <text:p text:style-name="P28">This only exists in loops. </text:p>
      <text:p text:style-name="P228">Example</text:p>
      <text:p text:style-name="P557">If you had a file name <text:s/><text:span text:style-name="T271">/tmp/mystery.txt</text:span></text:p>
      <text:p text:style-name="P229"><text:s text:c="3"/>while[for_lines(x, /tmp/mystery.txt)][say(x);]</text:p>
      <text:p text:style-name="P229">I can't help thinking:</text:p>
      <text:p text:style-name="P229">Why is “abbreviation”</text:p>
      <text:p text:style-name="P229">A very long word? </text:p>
      <text:p text:style-name="P557">This example just prints out each line. The intent of this is for processing very large files, since the other option is to read the file in as a string or stem which may be slow or unwieldy.</text:p>
      <text:h text:style-name="P978" text:outline-level="2">for_next</text:h>
      <text:p text:style-name="P231">Description</text:p>
      <text:p text:style-name="P227">This allows for a deterministic loop and will run through a set of integers. <text:span text:style-name="T1067">This is equivalent to other languages for loop construct.</text:span></text:p>
      <text:p text:style-name="P231">Usage</text:p>
      <text:p text:style-name="P232">for_next(<text:span text:style-name="T22">var</text:span><text:span text:style-name="T123">, </text:span><text:span text:style-name="T22">stop_value, </text:span><text:span text:style-name="T123">[</text:span><text:span text:style-name="T22">start_value, increment</text:span><text:span text:style-name="T123">]);</text:span></text:p>
      <text:p text:style-name="P20">for_next(var, arg.)</text:p>
      <text:p text:style-name="P231">Arguments</text:p>
      <text:p text:style-name="P227">Only the first two are required. <text:span text:style-name="T804">The two cases are</text:span></text:p>
      <text:p text:style-name="P80">First</text:p>
      <text:p text:style-name="P81"><text:bookmark-start text:name="__DdeLink__9856_1246888521"/><text:soft-page-break/><text:span text:style-name="T365">v</text:span><text:span text:style-name="T358">ar</text:span><text:span text:style-name="T123"> the variable to be used. As the loop is executed, this value will change.</text:span></text:p>
      <text:p text:style-name="P81"><text:span text:style-name="T358">stop_value</text:span><text:span text:style-name="T123"> the final value for the loop. </text:span><text:span text:style-name="T125">When the variable acquires this value, the loop is terminated (so the loop body does </text:span><text:span text:style-name="T259">not</text:span><text:span text:style-name="T221"> execute with this value!</text:span><text:span text:style-name="T224">)</text:span></text:p>
      <text:p text:style-name="P81"><text:span text:style-name="T358">start_value</text:span><text:span text:style-name="T123"> (optional, default is 0). The first value assigned to </text:span><text:span text:style-name="T271">var</text:span><text:span text:style-name="T123">.</text:span></text:p>
      <text:p text:style-name="P81"><text:span text:style-name="T358">increment</text:span><text:span text:style-name="T123"> (optional, default is 1). How much the loop variable should be incremented on each iteration.</text:span><text:bookmark-end text:name="__DdeLink__9856_1246888521"/></text:p>
      <text:p text:style-name="P80">Second</text:p>
      <text:p text:style-name="P81"><text:span text:style-name="T365">v</text:span><text:span text:style-name="T358">ar</text:span><text:span text:style-name="T123"> - <text:s/>the variable to be used. As the loop is executed, this value will change.</text:span></text:p>
      <text:p text:style-name="P233"><text:span text:style-name="T453">arg.</text:span><text:span text:style-name="T451"> - </text:span><text:span text:style-name="T804">A list which will be iterated over, returning each </text:span><text:span text:style-name="T805">value</text:span><text:span text:style-name="T804"> in the list. </text:span></text:p>
      <text:p text:style-name="P231">Output</text:p>
      <text:p text:style-name="P227">None. This only is used in loops.</text:p>
      <text:p text:style-name="P226">Examples</text:p>
      <text:p text:style-name="P227">A simple loop</text:p>
      <text:p text:style-name="P232">while[</text:p>
      <text:p text:style-name="P232"><text:s text:c="2"/>for_next(j,5)</text:p>
      <text:p text:style-name="P232"><text:s/>]do[</text:p>
      <text:p text:style-name="P232"><text:s text:c="2"/>say(j);</text:p>
      <text:p text:style-name="P232">];</text:p>
      <text:p text:style-name="P232">0</text:p>
      <text:p text:style-name="P232">1</text:p>
      <text:p text:style-name="P232">2</text:p>
      <text:p text:style-name="P232">3</text:p>
      <text:p text:style-name="P232">4</text:p>
      <text:p text:style-name="P227"><text:line-break/><text:span text:style-name="T568">Another common way to use a loop is to decrement. Here it ends at zero, starts at 5 and the increment is negative, hence it counts down:</text:span></text:p>
      <text:p text:style-name="P232">while[</text:p>
      <text:p text:style-name="P232"><text:s text:c="2"/>for_next(k, <text:span text:style-name="T568">0</text:span>, <text:span text:style-name="T568">5</text:span>, -1)</text:p>
      <text:p text:style-name="P232"><text:s/>]do[</text:p>
      <text:p text:style-name="P232"><text:s text:c="2"/>say(k);</text:p>
      <text:p text:style-name="P232">];</text:p>
      <text:p text:style-name="P232">5</text:p>
      <text:p text:style-name="P232">4</text:p>
      <text:p text:style-name="P232">3</text:p>
      <text:p text:style-name="P232">2</text:p>
      <text:p text:style-name="P232">1</text:p>
      <text:p text:style-name="P227"/>
      <text:p text:style-name="P92">A list example.</text:p>
      <text:p text:style-name="P232"><text:s text:c="2"/><text:bookmark-start text:name="__DdeLink__23800_2743472970"/>while[for_next(i,2*[;5])][say(i);]<text:bookmark-end text:name="__DdeLink__23800_2743472970"/></text:p>
      <text:p text:style-name="P232">0</text:p>
      <text:p text:style-name="P232">2</text:p>
      <text:p text:style-name="P232"><text:soft-page-break/>4</text:p>
      <text:p text:style-name="P232">6</text:p>
      <text:p text:style-name="P232">8</text:p>
      <text:p text:style-name="P233"/>
      <text:p text:style-name="P233"><text:span text:style-name="T805">Each </text:span><text:span text:style-name="T74">value </text:span><text:span text:style-name="T805">of the list is set to </text:span><text:span text:style-name="T436">i</text:span><text:span text:style-name="T85"> </text:span><text:span text:style-name="T805">in turn.</text:span></text:p>
      <text:p text:style-name="P346">And here is an example of looping through the elements of a stem variable.</text:p>
      <text:p text:style-name="P346"/>
      <text:p text:style-name="P232">// <text:span text:style-name="T483">Set the values initially</text:span></text:p>
      <text:p text:style-name="P232">my_stem.0 := 'mairzy';</text:p>
      <text:p text:style-name="P232">my_stem.1 := 'doats';</text:p>
      <text:p text:style-name="P232">my_stem.2 := 'and';</text:p>
      <text:p text:style-name="P232">my_stem.3 := 'dozey';</text:p>
      <text:p text:style-name="P232">my_stem.4 := 'doats';</text:p>
      <text:p text:style-name="P232"/>
      <text:p text:style-name="P232"><text:s text:c="2"/>while[for_next(x,my_stem.)][say(x);]</text:p>
      <text:p text:style-name="P345">mairzy</text:p>
      <text:p text:style-name="P345">doats</text:p>
      <text:p text:style-name="P345">and</text:p>
      <text:p text:style-name="P345">dozey</text:p>
      <text:p text:style-name="P345">doats</text:p>
      <text:p text:style-name="P233"/>
      <text:h text:style-name="P979" text:outline-level="2">fork</text:h>
      <text:p text:style-name="P237">Description</text:p>
      <text:p text:style-name="P236">Start a given script in its own thread, inheriting the current state. <text:span text:style-name="T924">Note that these are not the same as debugging sessions, but are completely separate processes.</text:span></text:p>
      <text:p text:style-name="P237">Usage</text:p>
      <text:p text:style-name="P238">fork(path, arg0, arg1, …)</text:p>
      <text:p text:style-name="P234">Arguments</text:p>
      <text:p text:style-name="P236"><text:span text:style-name="T271">path</text:span> - the path to the file. The current script path will be searched.</text:p>
      <text:p text:style-name="P236"><text:span text:style-name="T271">argn</text:span> -arguments to the script.</text:p>
      <text:p text:style-name="P237">Output</text:p>
      <text:p text:style-name="P236">An integer that is the process id number for this thread. Note that you may use the <text:span text:style-name="T271">kill</text:span> function with the pid number to stop the thread if it is active.</text:p>
      <text:p text:style-name="P237">Example</text:p>
      <text:p text:style-name="P238"><text:s text:c="3"/><text:span text:style-name="T923">fork('vsf#/path/myscript.qdl', false, [|-pi()/2, pi()/2, 11|])</text:span></text:p>
      <text:p text:style-name="P235">53575</text:p>
      <text:p text:style-name="P240"/>
      <text:p text:style-name="P236"><text:soft-page-break/>This means that the given script <text:s/>vsf#/path/myscript.qdl is executing on the thread with pid 53575. If you want to see all current thread, issue</text:p>
      <text:p text:style-name="P238"><text:s text:c="2"/>)si threads</text:p>
      <text:p text:style-name="P235">53575 <text:s/>vsf#/path/myscript.qdl</text:p>
      <text:p text:style-name="P236"/>
      <text:p text:style-name="P236">And if you want to stop this thread, issue</text:p>
      <text:p text:style-name="P238"><text:s text:c="3"/><text:span text:style-name="T923">kill(53575)</text:span></text:p>
      <text:p text:style-name="P235">1</text:p>
      <text:p text:style-name="P236"/>
      <text:h text:style-name="P980" text:outline-level="2">from_json</text:h>
      <text:p text:style-name="P237">Description</text:p>
      <text:p text:style-name="P558">Take a string that represents an object in JSON (JavaScript Object Notation) and return a stem representation. <text:span text:style-name="T549">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58">Note that there are some incompatibilities. First off, there is no actual standard way for JSON to <text:span text:style-name="T550">represent all data, so you have to know what the structure of a JSON object is before you get it. </text:span><text:span text:style-name="T938">A URI may be a string, or it may be represented as some arcane JSON structure. Same with dates. </text:span><text:line-break/><text:line-break/>Stems are more general data structures than JSON, <text:span text:style-name="T938">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9">Heading in the other direction, JSON can be represented as a QDL stem, <text:span text:style-name="T22">except</text:span><text:span text:style-name="T123"> that QDL does not allow </text:span><text:span text:style-name="T194">quite</text:span><text:span text:style-name="T123"> stem keys that end in a period. This JSON object: </text:span></text:p>
      <text:p text:style-name="P238">{".":"a"}</text:p>
      <text:p text:style-name="P240"/>
      <text:p text:style-name="P560">cannot be directly ingested as a QDL object since it would be interpreted as a trivial stem. Compare:</text:p>
      <text:p text:style-name="P238"><text:s text:c="2"/>from_json('{"a.":"a"}')</text:p>
      <text:p text:style-name="P238">{a:a}</text:p>
      <text:p text:style-name="P560"/>
      <text:p text:style-name="P560">So we see that the extra “.” on the key is consumed converting it to a stem. This can be just fine in most cases, but does prevent round-tripping. This is why there are various conversion options that use encode.</text:p>
      <text:p text:style-name="P561"/>
      <text:p text:style-name="P238"><text:soft-page-break/><text:s text:c="4"/>q := '{".":"a","..":"b","...c..":"c"}'</text:p>
      <text:p text:style-name="P238"><text:s text:c="4"/><text:span text:style-name="T939">j. := </text:span>from_json(q,0)</text:p>
      <text:p text:style-name="P238"><text:s text:c="4"/><text:span text:style-name="T939">j.;</text:span></text:p>
      <text:p text:style-name="P238">{</text:p>
      <text:p text:style-name="P238"><text:s/>$2E:a,</text:p>
      <text:p text:style-name="P238"><text:s/>$2E$2E:b,</text:p>
      <text:p text:style-name="P238"><text:s/>$2E$2E$2Ec$2E$2E:c</text:p>
      <text:p text:style-name="P238">}</text:p>
      <text:p text:style-name="P238"><text:s text:c="2"/><text:span text:style-name="T939">to_json(j., 0,0)</text:span></text:p>
      <text:p text:style-name="P238">{".":"a","..":"b","...c..":"c"}</text:p>
      <text:p text:style-name="P239"/>
      <text:p text:style-name="P468"/>
      <text:p text:style-name="P237"><text:bookmark-start text:name="__RefHeading___Toc6423_212472510"/>Usage<text:bookmark-end text:name="__RefHeading___Toc6423_212472510"/></text:p>
      <text:p text:style-name="P238">from_json(<text:span text:style-name="T535">var</text:span><text:span text:style-name="T853">{</text:span><text:span text:style-name="T535">, </text:span><text:span text:style-name="T689">convert_type</text:span><text:span text:style-name="T853">}</text:span>)</text:p>
      <text:p text:style-name="P237">Arguments</text:p>
      <text:p text:style-name="P558"><text:span text:style-name="T271">var</text:span> = the string <text:span text:style-name="T915">or stem of strings </text:span>to be converted</text:p>
      <text:p text:style-name="P240"><text:span text:style-name="T271">convert_</text:span><text:span text:style-name="T340">type</text:span> = <text:span text:style-name="T853">(optional) </text:span>if <text:span text:style-name="T22">true</text:span><text:span text:style-name="T123"> apply </text:span><text:span text:style-name="T22">encode</text:span><text:span text:style-name="T123"> </text:span><text:span text:style-name="T187">with </text:span><text:span text:style-name="T193">the given </text:span><text:span text:style-name="T187">type </text:span><text:span text:style-name="T149">to each key. </text:span></text:p>
      <text:p text:style-name="P237">Output</text:p>
      <text:p text:style-name="P558">A stem that contains the information in the original. </text:p>
      <text:p text:style-name="P240"><text:span text:style-name="T936">Note that JSON properties will be turned in to valid QDL variable names, escaping them </text:span><text:span text:style-name="T937">if requested</text:span><text:span text:style-name="T936">. </text:span><text:span text:style-name="T558">This permits good interoperability. </text:span></text:p>
      <text:p text:style-name="P237">Examples</text:p>
      <text:p text:style-name="P95">A simple example.</text:p>
      <text:p text:style-name="P238"><text:s text:c="2"/>from_json('{"woof":"arf","0":0,"1":1,"2":2}')</text:p>
      <text:p text:style-name="P238">[0,1,2]~{woof:arf}</text:p>
      <text:p text:style-name="P97"><text:line-break/>Reading a file</text:p>
      <text:p text:style-name="P377"/>
      <text:p text:style-name="P238">// <text:span text:style-name="T536">here is a large, messy example</text:span></text:p>
      <text:p text:style-name="P238"><text:s text:c="2"/><text:span text:style-name="T536">b := file</text:span><text:span text:style-name="T1084">_read</text:span><text:span text:style-name="T536">('/tmp/my_json.json');</text:span></text:p>
      <text:p text:style-name="P238"/>
      <text:p text:style-name="P378">// (some indenting was done manually to keep this vaguely readable)</text:p>
      <text:p text:style-name="P238"><text:s text:c="2"/><text:span text:style-name="T537">b </text:span></text:p>
      <text:p text:style-name="P238">{"a":"b","s":"n","d":"m",</text:p>
      <text:p text:style-name="P238"><text:s/>"foo":{"tyu":"ftfgh","rty":"456","ghjjh":"456456",</text:p>
      <text:p text:style-name="P238"><text:s text:c="2"/>"woof":{"a3tyu":"ftf222gh","a3rty":"456222","a3ghjjh":"422256456"},</text:p>
      <text:p text:style-name="P238"><text:s/>"0":"qwe","1":"eee","2":"rrr"},</text:p>
      <text:p text:style-name="P238">"0":"foo","1":"bar"}</text:p>
      <text:p text:style-name="P238"><text:s text:c="3"/>// <text:span text:style-name="T591">make a stem</text:span></text:p>
      <text:p text:style-name="P238"><text:s text:c="2"/>b. := from_json(b)</text:p>
      <text:p text:style-name="P238"><text:s text:c="2"/>say(b., true)</text:p>
      <text:p text:style-name="P238">[foo,bar]~{</text:p>
      <text:p text:style-name="P238"><text:s/>a:b,</text:p>
      <text:p text:style-name="P238"><text:soft-page-break/><text:s/>s:n,</text:p>
      <text:p text:style-name="P238"><text:s/>d:m,</text:p>
      <text:p text:style-name="P238"><text:s/>foo:[qwe,eee,rrr]~ {</text:p>
      <text:p text:style-name="P238"><text:s text:c="2"/>tyu:ftfgh,</text:p>
      <text:p text:style-name="P238"><text:s text:c="2"/>rty:456,</text:p>
      <text:p text:style-name="P238"><text:s text:c="2"/>woof: <text:s/>{</text:p>
      <text:p text:style-name="P238"><text:s text:c="3"/>a3tyu:ftf222gh,</text:p>
      <text:p text:style-name="P238"><text:s text:c="3"/>a3rty:456222,</text:p>
      <text:p text:style-name="P238"><text:s text:c="3"/>a3ghjjh:422256456</text:p>
      <text:p text:style-name="P238"><text:s text:c="2"/>},</text:p>
      <text:p text:style-name="P238"><text:s text:c="2"/>ghjjh:456456</text:p>
      <text:p text:style-name="P238"><text:s/>}</text:p>
      <text:p text:style-name="P238">}</text:p>
      <text:p text:style-name="P238">// <text:span text:style-name="T537">And just to check it really is a stem</text:span></text:p>
      <text:p text:style-name="P238"><text:s text:c="2"/>b.foo.woof.</text:p>
      <text:p text:style-name="P238">{a3tyu=ftf222gh, a3rty=456222, a3ghjjh=422256456}</text:p>
      <text:p text:style-name="P237"><text:line-break/><text:span text:style-name="T915">A stem example.</text:span></text:p>
      <text:p text:style-name="P239">Here is an example to read an encoded JWT (JSON Web Token) from the <text:s/>clipboard, decode it and turn it into a stem. A JWT is of the form X.Y.Z where X, Y and Z are base 64 encoded. Z (if present) is a binary signature, so cannot be read.</text:p>
      <text:p text:style-name="P239"/>
      <text:p text:style-name="P238"><text:s text:c="2"/>jwt()-&gt;<text:bookmark-start text:name="__DdeLink__212831_779238116"/>from_json(decode(tokenize(<text:span text:style-name="T694">cb_read()</text:span>, '.')\[0,1]));<text:bookmark-end text:name="__DdeLink__212831_779238116"/></text:p>
      <text:p text:style-name="P239"><text:line-break/></text:p>
      <text:p text:style-name="P239">Typical JWT. Copy it to the clipboard:</text:p>
      <text:p text:style-name="P239"/>
      <text:p text:style-name="P238">eyJraWQiOiJCRUZGRjU4NzZEMTAiLCJ0eXAiOiJKV1QiLCJhbGciOiJSUzI1NiJ9. </text:p>
      <text:p text:style-name="P238">eyJ3bGNnLnZlciI6IjEuMCIsImF1ZCI6Imh0dHBzOi8vd2xjZy5jZXJuLmNoL<text:line-break/>2p3dC92MS9hbnkiLCJzdWIiOiJqZ2F5bm9yIiwibmJmIjoxNjU2MDIwMjMxLCJz<text:line-break/>Y29wZSI6Ii9ob21lL2plZmYifQ.</text:p>
      <text:p text:style-name="P238">bYPQkk7VDPVF4EYM4KpPRtzdIEyaPraEc7Tg<text:line-break/>-xr6FBXzg5gDUdEWyscAvBbGm77Pj0Hn0OJrKZ1lux8SgB_DkBo</text:p>
      <text:p text:style-name="P239"><text:line-break/>Do note that <text:span text:style-name="T917">base 64 </text:span>decode ignores any embedded blanks and linefeeds, as per the spec.<text:line-break/></text:p>
      <text:p text:style-name="P238"><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63"/>
      <text:p text:style-name="P239">Note that the <text:span text:style-name="T955">we extract the first two fields since the </text:span>last field of Z here is binary <text:span text:style-name="T955">hence</text:span> not valid JSON a<text:span text:style-name="T917">n</text:span>d therefore and cannot be turned into a stem.</text:p>
      <text:p text:style-name="P239"/>
      <text:p text:style-name="P95"><text:soft-page-break/>Escaping of <text:span text:style-name="T563">JSON</text:span> keys.</text:p>
      <text:p text:style-name="P240"><text:span text:style-name="T247">In this example, a simple JSON list is given and the key for this list is not </text:span><text:span text:style-name="T248">a valid QDL key (ends in a period)</text:span><text:span text:style-name="T247">. In this case, the name is escaped.</text:span></text:p>
      <text:p text:style-name="P238"><text:s text:c="2"/>a. := from_json('{"#$rt.":[0,1,2]}', <text:span text:style-name="T688">0</text:span>);</text:p>
      <text:p text:style-name="P238"><text:s text:c="2"/>a.</text:p>
      <text:p text:style-name="P238"><text:s text:c="2"/>from_json('{"#$rt.":[0,1,2]}', 0)</text:p>
      <text:p text:style-name="P238">{$23$24rt$2E: [0,1,2]}</text:p>
      <text:p text:style-name="P238"><text:s text:c="2"/>a.$23$24rt.2 := 5</text:p>
      <text:p text:style-name="P238"><text:s text:c="2"/>a.</text:p>
      <text:p text:style-name="P238">{$23$24rt.:<text:span text:style-name="T650">[0,1,5]</text:span>}</text:p>
      <text:p text:style-name="P238"><text:s text:c="2"/>to_json(a., <text:span text:style-name="T688">0,0</text:span>)</text:p>
      <text:p text:style-name="P238">{"#$rt":[0,1,5]}</text:p>
      <text:p text:style-name="P96"/>
      <text:p text:style-name="P240">Since <text:span text:style-name="T937">you can loop over all indices in a stem easily, odd names can be handled:</text:span></text:p>
      <text:p text:style-name="P238">if[is_defined(a.encode('#$rt.',<text:span text:style-name="T937">0</text:span>))]then[/*do stuff*/]</text:p>
      <text:p text:style-name="P240"/>
      <text:h text:style-name="P981" text:outline-level="2">from_uri</text:h>
      <text:p text:style-name="P237">Description</text:p>
      <text:p text:style-name="P380">Take the output from the to_uri call and turn it into a single valid URI.</text:p>
      <text:p text:style-name="P237">Usage</text:p>
      <text:p text:style-name="P380">from_uri(uri.)</text:p>
      <text:p text:style-name="P237">Arguments</text:p>
      <text:p text:style-name="P380">A stem with the correct components for a uri.</text:p>
      <text:p text:style-name="P237">Output</text:p>
      <text:p text:style-name="P380">A string that is the uri.</text:p>
      <text:p text:style-name="P237">Examples</text:p>
      <text:p text:style-name="P240"/>
      <text:p text:style-name="P238"><text:s text:c="2"/>u := 'https://www.google.com/search?channel=fs&amp;client=ubuntu&amp;q=URI+specification#my_fragment';</text:p>
      <text:p text:style-name="P238"><text:s text:c="2"/><text:span text:style-name="T725">uri. := </text:span>to_uri(u);</text:p>
      <text:p text:style-name="P238"><text:s text:c="2"/><text:span text:style-name="T725">u == from_uri(uri.)</text:span></text:p>
      <text:p text:style-name="P379">true</text:p>
      <text:p text:style-name="P240"/>
      <text:h text:style-name="P979" text:outline-level="2"><text:soft-page-break/>funcs</text:h>
      <text:p text:style-name="Heading">Description</text:p>
      <text:p text:style-name="P741">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41">(none) – list all in the current scope</text:p>
      <text:p text:style-name="P91">var <text:span text:style-name="T123"><text:s/>- for a module, this will list the functions in the module</text:span></text:p>
      <text:p text:style-name="Heading">Output</text:p>
      <text:p text:style-name="P741">A list of string representations of functions, as name([arg_count0, arg_count1,…]). E.g.</text:p>
      <text:p text:style-name="P740"><text:s text:c="3"/><text:span text:style-name="T1068">funcs()</text:span></text:p>
      <text:p text:style-name="P740">g([1,4])</text:p>
      <text:p text:style-name="P741">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983" text:outline-level="2"><text:span text:style-name="T983">g</text:span>cd</text:h>
      <text:p text:style-name="P339"><text:span text:style-name="T1068">The greatest common divisor. </text:span><text:span text:style-name="T983">See transcendental functions</text:span></text:p>
      <text:h text:style-name="P984" text:outline-level="2">halt</text:h>
      <text:p text:style-name="P237">Description</text:p>
      <text:p text:style-name="P562">Halt processing of a script at the given line, <text:span text:style-name="T78">i.e., </text:span><text:span text:style-name="T215">send an interrupt to the system which will suspend the current process and allow you to inspect the state. You may then resume proccessing</text:span>. <text:s/><text:span text:style-name="T726">This is normally used only in a debugging session in the workspace. <text:s/></text:span><text:span text:style-name="T1060">It allows you to inspect the current state. This is different from </text:span><text:span text:style-name="T396">sleep</text:span><text:span text:style-name="T1060"> which pauses execution </text:span><text:span text:style-name="T1118">for specified time, the restarts it all on its own</text:span><text:span text:style-name="T1060">. </text:span><text:span text:style-name="T728">See the workspace documentation for a treatment of how this is used.</text:span></text:p>
      <text:p text:style-name="P241">Usage</text:p>
      <text:p text:style-name="P238">halt(<text:span text:style-name="T1118">{label},{</text:span>message<text:span text:style-name="T1118">}</text:span>)</text:p>
      <text:p text:style-name="P237"><text:soft-page-break/>Arguments</text:p>
      <text:p text:style-name="P915"><text:span text:style-name="T358">l</text:span><text:span text:style-name="T413">abel</text:span> – (optional) a QDL object that may be used <text:span text:style-name="T1121">to designate or label this interrupt. It is used</text:span> in conjunction with the SI to control which interrupts are <text:span text:style-name="T1121">processed</text:span>.</text:p>
      <text:p text:style-name="P240"><text:span text:style-name="T412">message</text:span><text:span text:style-name="T1119"> - (optional) a message to be displayed in the state indicator.</text:span></text:p>
      <text:p text:style-name="P915">Note well that the level is most often a string or integer. The important point is the specifying which to use in the SI will rely on how<text:span text:style-name="T1"> == </text:span>(equality) works. A stem as the 'label' is probably not a good idea, <text:span text:style-name="T1120">as are decimals since exact matching can depend on rounding. On the other hand, booleans, integers, strings and sets have well-defined equality. <text:s/>See the debugging manual for more.</text:span></text:p>
      <text:p text:style-name="P237">Output</text:p>
      <text:p text:style-name="P243">An integer which is the process identifier (pid). You may use this in the workspace to restart execution, attach to the state and inspect as well as other things.</text:p>
      <text:p text:style-name="P237">Example</text:p>
      <text:p text:style-name="P238">a := 2 + 3;</text:p>
      <text:p text:style-name="P238">halt('a was set');</text:p>
      <text:p text:style-name="P238">// .. other stuff</text:p>
      <text:p text:style-name="P240"/>
      <text:p text:style-name="P243">The effect here is that the script will stop at this point and in the workspace, you might see something like</text:p>
      <text:p text:style-name="P238"><text:s text:c="4"/>) 0 &amp; </text:p>
      <text:p text:style-name="P238">11</text:p>
      <text:p text:style-name="P238"><text:s text:c="4"/><text:span text:style-name="T728">)si list</text:span></text:p>
      <text:p text:style-name="P238">pid | active | line | time <text:s text:c="24"/>| size <text:s/>| message</text:p>
      <text:p text:style-name="P238">0 <text:s text:c="2"/>| <text:s text:c="2"/>* <text:s text:c="3"/>| <text:s text:c="5"/>| Mon Oct 26 16:15:20 CDT 2020 | 2965 <text:s/>| system</text:p>
      <text:p text:style-name="P242">1<text:span text:style-name="T727">1</text:span> <text:s/>| <text:s text:c="7"/>| <text:span text:style-name="T727">1</text:span> <text:s text:c="3"/>| Mon Oct 26 16:16:06 CDT 2020 | 3001 <text:s/>| a <text:span text:style-name="T727">was</text:span> set</text:p>
      <text:p text:style-name="P240"/>
      <text:p text:style-name="P240"><text:span text:style-name="T727">This shows that this pid, 11, is active and suspended. </text:span><text:span text:style-name="T728">The ampersand (&amp;) in the run command tell the workspace to clone its state</text:span><text:span text:style-name="T44"> in toto</text:span><text:span text:style-name="T153"> and run the script inside that. </text:span><text:span text:style-name="T44"><text:s/></text:span><text:span text:style-name="T727">See the workspace documentation for a full explanation.</text:span></text:p>
      <text:p text:style-name="P240"/>
      <text:h text:style-name="P979" text:outline-level="2"><text:span text:style-name="T972">has_key </text:span><text:span text:style-name="T940">(∋, ∌)</text:span></text:h>
      <text:p text:style-name="P237">Description</text:p>
      <text:p text:style-name="P240"><text:span text:style-name="T1044">Check i</text:span><text:span text:style-name="T1041">f</text:span><text:span text:style-name="T1044"> a </text:span><text:span text:style-name="T1041">stem</text:span><text:span text:style-name="T1044"> </text:span><text:span text:style-name="T1041">contains a given </text:span><text:span text:style-name="T1044">key, </text:span><text:span text:style-name="T72">or </text:span><text:span text:style-name="T204">in loops </text:span><text:span text:style-name="T205">(for the symbol)</text:span><text:span text:style-name="T204">, iterate over the keys. <text:s/></text:span><text:span text:style-name="T206">A synonym in l</text:span><text:span text:style-name="T205">ooping </text:span><text:span text:style-name="T206">is </text:span><text:span text:style-name="T440">for_keys</text:span>.</text:p>
      <text:p text:style-name="P237"><text:soft-page-break/>Usage</text:p>
      <text:p text:style-name="P800">has_keys(<text:span text:style-name="T927">list., </text:span>target.) </text:p>
      <text:p text:style-name="P800"><text:span text:style-name="T63">list.</text:span><text:span text:style-name="T64">∋</text:span><text:span text:style-name="T63"> target. </text:span></text:p>
      <text:p text:style-name="P800"><text:span text:style-name="T63">list.</text:span><text:span text:style-name="T64">∌</text:span><text:span text:style-name="T191"> </text:span><text:span text:style-name="T63">target.</text:span></text:p>
      <text:p text:style-name="P237">Arguments</text:p>
      <text:p text:style-name="P563"><text:span text:style-name="T271">target. </text:span>– the target of this operation</text:p>
      <text:p text:style-name="P563"><text:span text:style-name="T271">list.</text:span> – a list of keys.</text:p>
      <text:p text:style-name="P237">Output</text:p>
      <text:p text:style-name="P563">A boolean list with <text:span text:style-name="T22">true</text:span><text:span text:style-name="T123"> as the value if the target contains the key and </text:span><text:span text:style-name="T22">false</text:span><text:span text:style-name="T123"> if it does not.</text:span></text:p>
      <text:p text:style-name="P55">Example<text:span text:style-name="T1041">s of checking values</text:span></text:p>
      <text:p text:style-name="P9"><text:span text:style-name="T97">Just because it is easy to do, I am going to make a stem filled with 5 random integers, then a list of 10 indices. Obviously only the first 5 indices in </text:span><text:span text:style-name="T93">w.</text:span><text:span text:style-name="T220"> will be in </text:span><text:span text:style-name="T93">var.</text:span><text:span text:style-name="T220">:</text:span></text:p>
      <text:p text:style-name="P238"><text:s text:c="4"/><text:bookmark-start text:name="__DdeLink__735_3277173355"/>var. := random(5);</text:p>
      <text:p text:style-name="P238"><text:s text:c="4"/>w. := <text:span text:style-name="T671">n</text:span>(10);</text:p>
      <text:p text:style-name="P238"><text:s text:c="4"/>has_keys(<text:span text:style-name="T927">w., </text:span>var., w.) <text:s text:c="2"/><text:bookmark-end text:name="__DdeLink__735_3277173355"/><text:s text:c="5"/></text:p>
      <text:p text:style-name="P238">[true,true,true,true,true,false,false,false,false,false]</text:p>
      <text:p text:style-name="P238"><text:s text:c="3"/><text:span text:style-name="T927">w. </text:span><text:span text:style-name="T940">∋</text:span><text:span text:style-name="T927"> var.</text:span></text:p>
      <text:p text:style-name="P238">[true,true,true,true,true,false,false,false,false,false]</text:p>
      <text:p text:style-name="P238"><text:s text:c="4"/>w. <text:span text:style-name="T940">∌ </text:span>var. ; // <text:span text:style-name="T927">does NOT have these keys</text:span></text:p>
      <text:p text:style-name="P382">[false,false,false,false,false,true,true,true,true,true]</text:p>
      <text:p text:style-name="P240"/>
      <text:p text:style-name="P788">Example of use in a loop</text:p>
      <text:p text:style-name="P789">In this case, we loop over a list of elements and print out the keys. </text:p>
      <text:p text:style-name="P805"><text:s text:c="2"/>while[j∋<text:span text:style-name="T1041">[</text:span>;5]<text:span text:style-name="T1041">^3</text:span>]</text:p>
      <text:p text:style-name="P805"><text:s text:c="5"/><text:span text:style-name="T1041">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41">elements of the list are</text:span></text:p>
      <text:p text:style-name="Standard"/>
      <text:p text:style-name="Preformatted_20_Text"><text:s text:c="3"/>[;5]^3</text:p>
      <text:p text:style-name="Preformatted_20_Text">[0,1,8,27,64]</text:p>
      <text:p text:style-name="Text_20_body"/>
      <text:p text:style-name="P818">Again, to do this loop using no special symbols would be</text:p>
      <text:p text:style-name="Preformatted_20_Text"><text:s/><text:bookmark-start text:name="__DdeLink__22785_1927415061"/>while[<text:span text:style-name="T1043">has</text:span>_keys(j, [;5]^3)][say(j);]<text:bookmark-end text:name="__DdeLink__22785_1927415061"/><text:line-break/>0</text:p>
      <text:p text:style-name="Preformatted_20_Text">1</text:p>
      <text:p text:style-name="Preformatted_20_Text">2</text:p>
      <text:p text:style-name="Preformatted_20_Text">3</text:p>
      <text:p text:style-name="Preformatted_20_Text"><text:soft-page-break/>4</text:p>
      <text:p text:style-name="P817"><text:span text:style-name="T1023"/></text:p>
      <text:h text:style-name="P979" text:outline-level="2"><text:span text:style-name="T977">h</text:span>as_value or ∈, ∉</text:h>
      <text:p text:style-name="P237">Description</text:p>
      <text:p text:style-name="P239"><text:span text:style-name="T1041">Either queries if the argument contains the given value(s) or in a l</text:span><text:span text:style-name="T909">oop, </text:span><text:span text:style-name="T1041">iterate</text:span><text:span text:style-name="T909"> over the values of a stem or set</text:span> </text:p>
      <text:p text:style-name="P237">Usage</text:p>
      <text:p text:style-name="P800">has_value(<text:span text:style-name="T22">var</text:span><text:span text:style-name="T123">, stem.|set)</text:span></text:p>
      <text:p text:style-name="P800"><text:span text:style-name="T22">var </text:span><text:span text:style-name="T123">∈ stem. | set</text:span></text:p>
      <text:p text:style-name="P244">Arguments</text:p>
      <text:p text:style-name="P82">var <text:span text:style-name="T123"><text:s/>- the variable to be referenced in the body of the loop</text:span></text:p>
      <text:p text:style-name="P29">stem. or set - either a stem or a set.</text:p>
      <text:p text:style-name="P237">Output</text:p>
      <text:p text:style-name="P245">In loops, nothing. This may also be used generally, see below.</text:p>
      <text:p text:style-name="P237">Example</text:p>
      <text:p text:style-name="P565">Examples of both operators </text:p>
      <text:p text:style-name="Preformatted_20_Text"><text:s text:c="3"/>3 ∉ [0,2,4,6]</text:p>
      <text:p text:style-name="Preformatted_20_Text">true</text:p>
      <text:p text:style-name="Preformatted_20_Text"><text:s text:c="3"/>4 ∈ <text:span text:style-name="T977">[</text:span>0,2,4,6]<text:line-break/>true</text:p>
      <text:p text:style-name="P239"><text:line-break/></text:p>
      <text:p text:style-name="P564">Use the <text:span text:style-name="T358">fibonacci</text:span> function in the math extensions module to generate the first <text:span text:style-name="T910">2</text:span>5 Fibonacci numbers, then pick the even ones and print those out. Here <text:span text:style-name="T358">pick</text:span> returns a set and the values of that are iterated over.</text:p>
      <text:p text:style-name="P383"><text:s text:c="3"/><text:span text:style-name="T978">w</text:span>hile [j∈pick((x)-&gt;mod(x,2)==0, fibonacci([;25]))]</text:p>
      <text:p text:style-name="P383"><text:s text:c="6"/><text:span text:style-name="T978">do</text:span> [say(j);]</text:p>
      <text:p text:style-name="P238">0</text:p>
      <text:p text:style-name="P238">2</text:p>
      <text:p text:style-name="P238">8</text:p>
      <text:p text:style-name="P238">34</text:p>
      <text:p text:style-name="P238">144</text:p>
      <text:p text:style-name="P238">610</text:p>
      <text:p text:style-name="P238">2584</text:p>
      <text:p text:style-name="P238">10946</text:p>
      <text:p text:style-name="P238">46368</text:p>
      <text:p text:style-name="P239"/>
      <text:p text:style-name="P239"><text:span text:style-name="T14">Nota Bene:</text:span> <text:span text:style-name="T977">you cannot use ∉ while looping since that makes no sense.</text:span></text:p>
      <text:p text:style-name="P564"/>
      <text:h text:style-name="P985" text:outline-level="2"><text:soft-page-break/>hash</text:h>
      <text:p text:style-name="P246">Description</text:p>
      <text:p text:style-name="P566"><text:bookmark-start text:name="__DdeLink__9840_1246888521"/>Calculates the digest <text:bookmark-end text:name="__DdeLink__9840_1246888521"/>of the arguments and returns the value as a hex string. <text:span text:style-name="T935">There are various algorithms supported:</text:span></text:p>
      <text:p text:style-name="P566">Supported algorithms are:</text:p>
      <text:p text:style-name="P127">md2<text:line-break/>md5<text:line-break/>sha-1<text:line-break/>sha-2 (same as sha-256)<text:line-break/>sha-256<text:line-break/>sha-384<text:line-break/>sha-512</text:p>
      <text:p text:style-name="P566"><text:span text:style-name="T935">The arguments are case insensitive. The default is SHA-1, which </text:span><text:span text:style-name="T503">is a fixed 20 byte result (and the resulting output is a hexadecimal string exactly 40 characters long, regardless of the size of the input string). </text:span></text:p>
      <text:p text:style-name="P246">Usage</text:p>
      <text:p text:style-name="P247">hash(arg<text:span text:style-name="T935">{,algorithm}</text:span>)</text:p>
      <text:p text:style-name="P246">Arguments</text:p>
      <text:p text:style-name="P566"><text:span text:style-name="T271">arg</text:span> – either a single string or a stem of strings.</text:p>
      <text:p text:style-name="P248"><text:span text:style-name="T339">a</text:span><text:span text:style-name="T338">lgorithm </text:span>– <text:span text:style-name="T935">which algorithm to use. Default is SHA-1</text:span></text:p>
      <text:p text:style-name="P246">Output</text:p>
      <text:p text:style-name="P567">A hex string <text:span text:style-name="T503">that is the hash</text:span>. <text:span text:style-name="T503">Note that while this is a hex string, it is most emphatically not the same as the output from the </text:span><text:span text:style-name="T274">encode</text:span><text:span text:style-name="T503"> function.</text:span> </text:p>
      <text:p text:style-name="P246">Examples</text:p>
      <text:p text:style-name="P247"><text:s text:c="4"/>hash('the quick brown fox jumps over the lazy dog')</text:p>
      <text:p text:style-name="P247">2fd<text:span text:style-name="T474">4e1c67a2d28fced849ee1bb76e7391b93eb12</text:span></text:p>
      <text:p text:style-name="P354"/>
      <text:p text:style-name="P354"><text:s text:c="4"/>hash('the quick brown fox jumps over the lazy do')</text:p>
      <text:p text:style-name="P354">6186ce3119913cfabfe4b7952ba765b132948dd2</text:p>
      <text:p text:style-name="P472"/>
      <text:p text:style-name="P472">A couple of examples showing other hashes</text:p>
      <text:p text:style-name="P472"/>
      <text:p text:style-name="P354"><text:s text:c="3"/><text:span text:style-name="T935">hash('the quick brown fox jumps over the lazy dog','md5')</text:span></text:p>
      <text:p text:style-name="P354">77add1d5f41223d5582fca736a5cb335</text:p>
      <text:p text:style-name="P354"><text:s text:c="2"/>hash('the quick brown fox jumps over the lazy dog','sha-2')</text:p>
      <text:p text:style-name="P354">05c6e08f1d9fdafa03147fcb8f82f124c76d2f70e3d989dc8aadb5e7d7450bec</text:p>
      <text:p text:style-name="P248"><text:soft-page-break/><text:span text:style-name="T503"><text:line-break/>A point to make about <text:s/>hashes is that even a tiny change in the input completely changes the output in very hard to guess ways. This is what makes them so useful </text:span><text:span text:style-name="T559">in </text:span><text:span text:style-name="T25">e.g.</text:span><text:span text:style-name="T134">, security</text:span><text:span text:style-name="T503">. </text:span><text:span text:style-name="T935">A very common use is to generate a password in an application and store the hash of it. This means only the user has the actual password and when presenting it, the hash is recomputed and checked. <text:s/></text:span></text:p>
      <text:p text:style-name="P248"/>
      <text:p text:style-name="P568">Here is an example of using every hash <text:span text:style-name="T979">by passing in the list of names of them</text:span></text:p>
      <text:p text:style-name="Preformatted_20_Text"><text:s text:c="4"/>print(hash('asd', constants().hashes),<text:span text:style-name="T979">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86" text:outline-level="2">head</text:h>
      <text:p text:style-name="P249">Description</text:p>
      <text:p text:style-name="P569">Find the starting part of a string up to a given marker</text:p>
      <text:p text:style-name="P249">Usage</text:p>
      <text:p text:style-name="P250"><text:span text:style-name="T294">head(target, stopChars</text:span><text:span text:style-name="T313">{</text:span><text:span text:style-name="T294">, is_</text:span><text:span text:style-name="T295">regex</text:span><text:span text:style-name="T313">}</text:span><text:span text:style-name="T294">)</text:span></text:p>
      <text:p text:style-name="P249">Arguments</text:p>
      <text:p text:style-name="P569"><text:span text:style-name="T271">target</text:span> - a string or stem of strings</text:p>
      <text:p text:style-name="P569"><text:span text:style-name="T271">stopChars</text:span> - a string or stem of string of places to stop, <text:span text:style-name="T855">or a regex that determines that</text:span>.</text:p>
      <text:p text:style-name="P251"><text:span text:style-name="T294">is_</text:span><text:span text:style-name="T295">regex</text:span><text:span text:style-name="T294"> </text:span><text:span text:style-name="T729">- </text:span><text:span text:style-name="T853">(optional) </text:span><text:span text:style-name="T729">if true <text:s/>then all matching </text:span><text:span text:style-name="T818">is done with the regular expression</text:span><text:span text:style-name="T729">. </text:span><text:span text:style-name="T813">Default is </text:span><text:span text:style-name="T295">false</text:span>.</text:p>
      <text:p text:style-name="P249">Output</text:p>
      <text:p text:style-name="P251"><text:span text:style-name="T729">The part of target up to the stop character, </text:span><text:span text:style-name="T45">i.e., </text:span><text:span text:style-name="T155">the head of each string. If the </text:span><text:span text:style-name="T437">stopChar </text:span><text:span text:style-name="T155">is not found, </text:span><text:span text:style-name="T195">the </text:span><text:span text:style-name="T196">empty </text:span><text:span text:style-name="T154">string is returned</text:span><text:span text:style-name="T155">.</text:span></text:p>
      <text:p text:style-name="P249">Example</text:p>
      <text:p text:style-name="P569">Here is taking the head of each element in <text:s/>a list:</text:p>
      <text:p text:style-name="P250"><text:bookmark-start text:name="__DdeLink__63876_779238116"/><text:s text:c="4"/>head(['bob@foo', <text:a xlink:type="simple" xlink:href="mailto:'todd@foo" text:style-name="Internet_20_link" text:visited-style-name="Visited_20_Internet_20_Link"><text:span text:style-name="T932">'todd@foo</text:span></text:a><text:span text:style-name="T933">'</text:span>, 'ralf!baz'], '@')<text:bookmark-end text:name="__DdeLink__63876_779238116"/></text:p>
      <text:p text:style-name="P250"><text:soft-page-break/>[bob,todd,]</text:p>
      <text:p text:style-name="P251"/>
      <text:p text:style-name="P251"><text:span text:style-name="T729">This returns everything in each string up to the @. </text:span><text:span text:style-name="T730">Since there is no @ in the last string, </text:span><text:span text:style-name="T931">the </text:span><text:span text:style-name="T946">enpty </text:span><text:span text:style-name="T931">string </text:span><text:span text:style-name="T730">is returned for the last element. </text:span><text:span text:style-name="T945">If you specify that the expression is a regex, then the effect is to split at the regex and return everything up to it. Note that this means that non-matches are returned </text:span><text:span text:style-name="T946">as empty strings too</text:span><text:span text:style-name="T945">:</text:span></text:p>
      <text:p text:style-name="P250"><text:bookmark-start text:name="__DdeLink__63878_779238116"/><text:s text:c="3"/>a.bob := 'bob@foo.bar'</text:p>
      <text:p text:style-name="P250"><text:s text:c="2"/>a.todd := '<text:span text:style-name="T944">todd</text:span>@f<text:span text:style-name="T691">nord</text:span>.ba<text:span text:style-name="T944">z</text:span>'</text:p>
      <text:p text:style-name="P250"><text:s text:c="5"/>a.x := 'TOM@Foo.bzz'</text:p>
      <text:p text:style-name="P250"><text:s text:c="2"/>head(a., '@f', true)<text:bookmark-end text:name="__DdeLink__63878_779238116"/></text:p>
      <text:p text:style-name="P250">{</text:p>
      <text:p text:style-name="P250"><text:s/>bob:bob,</text:p>
      <text:p text:style-name="P250"><text:s/>x:,</text:p>
      <text:p text:style-name="P250"><text:s/>todd:todd</text:p>
      <text:p text:style-name="P250">}</text:p>
      <text:p text:style-name="P251"/>
      <text:h text:style-name="P987" text:outline-level="2">i</text:h>
      <text:p text:style-name="P570">See <text:span text:style-name="T358">identity</text:span></text:p>
      <text:h text:style-name="P988" text:outline-level="2">identity</text:h>
      <text:p text:style-name="P252">Description</text:p>
      <text:p text:style-name="P385">This simply returns its argument. It is the identity function</text:p>
      <text:p text:style-name="P252">Usage</text:p>
      <text:p text:style-name="P253">identity(x)</text:p>
      <text:p text:style-name="P253">i(x)</text:p>
      <text:p text:style-name="P385"/>
      <text:p text:style-name="P252">Arguments</text:p>
      <text:p text:style-name="P385">x - any valid QDL expression or value.</text:p>
      <text:p text:style-name="P252">Output</text:p>
      <text:p text:style-name="P385">x (the input)</text:p>
      <text:p text:style-name="P252">Examples</text:p>
      <text:p text:style-name="P385">This is extremely useful in complex expressions to organize stem indices and such. It gives a way use only function notation. Consider</text:p>
      <text:p text:style-name="P253"><text:s text:c="3"/>n(3).n(4).n(5).i(0)</text:p>
      <text:p text:style-name="P384">0</text:p>
      <text:p text:style-name="P385"><text:soft-page-break/></text:p>
      <text:p text:style-name="P256"><text:bookmark-start text:name="__RefHeading___Toc19147_1203596395"/><text:span text:style-name="T953">This evaluates from right to left, so </text:span><text:span text:style-name="T12">i(0)</text:span><text:span text:style-name="T953"> returns the index of </text:span><text:span text:style-name="T12">0</text:span><text:span text:style-name="T953"> and as it marches backwards, each of the indices function – which return the integers from </text:span><text:span text:style-name="T12">0</text:span><text:span text:style-name="T114"> to </text:span><text:span text:style-name="T12">n-1</text:span><text:span text:style-name="T114"> – does the same.</text:span><text:bookmark-end text:name="__RefHeading___Toc19147_1203596395"/></text:p>
      <text:h text:style-name="P990" text:outline-level="2"><text:span text:style-name="T980">i</text:span>mport</text:h>
      <text:p text:style-name="P782">Description</text:p>
      <text:p text:style-name="Text_20_body"><text:span text:style-name="T1020">Import a module with a given namespace. A </text:span><text:span text:style-name="T89">mode </text:span><text:span text:style-name="T1020">may be specified that sets how the module inherits its state. Note that this assumes that the module has been either defined with the </text:span><text:span text:style-name="T385">module</text:span><text:span text:style-name="T1020"> statement directly or has been </text:span><text:span text:style-name="T385">load</text:span><text:span text:style-name="T1020">ed.</text:span></text:p>
      <text:p text:style-name="Heading">Usage</text:p>
      <text:p text:style-name="Preformatted_20_Text">import(namespace{,mode})</text:p>
      <text:p text:style-name="Heading">Arguments</text:p>
      <text:p text:style-name="P781">namespace – a string containing the modules namespace.</text:p>
      <text:p text:style-name="Text_20_body"><text:span text:style-name="T1020">mode – the inheritance mode. Supported modes are in </text:span><text:span text:style-name="T385">constants().module_modes </text:span><text:span text:style-name="T1020">and are</text:span></text:p>
      <text:p text:style-name="P781"><text:span text:style-name="T1">inherit </text:span>= inherit the ambient state. The ambient state is cloned and the module uses a copy. Changes to the ambient state are not visible</text:p>
      <text:p text:style-name="P781"><text:span text:style-name="T1">none</text:span> = (default) no state is shared and the module is completely independent of the ambient state.</text:p>
      <text:p text:style-name="P781"><text:span text:style-name="T1">shared </text:span>= the module uses the ambient state. Changes to the ambient state are visible</text:p>
      <text:p text:style-name="Heading"><text:span text:style-name="T1020">O</text:span>utput</text:p>
      <text:p text:style-name="P781">The module. Stash it in a variable or it is lost.</text:p>
      <text:p text:style-name="Heading">Example<text:span text:style-name="T1020">s</text:span></text:p>
      <text:p text:style-name="Preformatted_20_Text">module['a:x'][f(x)-&gt;x^2; a:=2;]</text:p>
      <text:p text:style-name="Preformatted_20_Text"><text:s text:c="3"/>z:=import('a:x')</text:p>
      <text:p text:style-name="Preformatted_20_Text"><text:s text:c="3"/>z#f(3)</text:p>
      <text:p text:style-name="Text_20_body"/>
      <text:p text:style-name="P783">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text:soft-page-break/>4</text:p>
      <text:p text:style-name="Text_20_body"><text:span text:style-name="T1021">Redefining </text:span><text:span text:style-name="T90">f </text:span><text:s/><text:span text:style-name="T1021">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80"><text:span text:style-name="T1021">Note that the values of </text:span><text:span text:style-name="T386">z#s </text:span>and <text:span text:style-name="T386">w#s</text:span><text:span text:style-name="T1021"> cannot change, since it was computed in both cases on import.</text:span></text:p>
      <text:p text:style-name="P780"><text:span text:style-name="T1021">Finally, since </text:span><text:span text:style-name="T386">a:y</text:span><text:span text:style-name="T1021"> includes a reference to a variable </text:span><text:span text:style-name="T386">a</text:span><text:span text:style-name="T1021">, the default import which shares no state fails:</text:span></text:p>
      <text:p text:style-name="Preformatted_20_Text"><text:s text:c="2"/>t := import('a:y')</text:p>
      <text:p text:style-name="P779">there was an issue creating the state of the module:unknown symbol 'a' At (1, 5)</text:p>
      <text:h text:style-name="P953" text:outline-level="2">include_keys</text:h>
      <text:p text:style-name="P252">Description</text:p>
      <text:p text:style-name="P583">Take a stem, <text:span text:style-name="T22">a.</text:span> and a list of indices, <text:span text:style-name="T22">list.</text:span><text:span text:style-name="T123"> </text:span><text:s/>and return the values of <text:span text:style-name="T22">a.</text:span><text:span text:style-name="T123"> that have the same indices as </text:span><text:span text:style-name="T22">list.</text:span></text:p>
      <text:p text:style-name="P252">Usage</text:p>
      <text:p text:style-name="P253">include_keys(var., list.)</text:p>
      <text:p text:style-name="P252">Arguments</text:p>
      <text:p text:style-name="P583">var. – a stem</text:p>
      <text:p text:style-name="P583">list. - a list of keys. These will be the keys of the result, <text:span text:style-name="T22">var.</text:span><text:span text:style-name="T123"> will supply the values.</text:span></text:p>
      <text:p text:style-name="P252">Output</text:p>
      <text:p text:style-name="P584">A stem with the keys from the <text:span text:style-name="T22">list.</text:span><text:span text:style-name="T123"> </text:span><text:span text:style-name="T129">a</text:span><text:span text:style-name="T123">nd the corresponding values from the </text:span><text:span text:style-name="T22">var.</text:span></text:p>
      <text:p text:style-name="P56">Examples</text:p>
      <text:p text:style-name="P253"><text:s text:c="4"/>a.rule := 'One Ring to rule them all';</text:p>
      <text:p text:style-name="P253"><text:s text:c="4"/>a.find := 'One Ring to find them';</text:p>
      <text:p text:style-name="P253"><text:s text:c="4"/>a.bring := 'One Ring to bring them all';</text:p>
      <text:p text:style-name="P253"><text:s text:c="4"/>a.bind := 'and in the darkness bind them';</text:p>
      <text:p text:style-name="P253"/>
      <text:p text:style-name="P253"><text:s text:c="4"/>list.0 := 'rule';</text:p>
      <text:p text:style-name="P253"><text:s text:c="4"/>list.1 := 'bring';</text:p>
      <text:p text:style-name="P253"/>
      <text:p text:style-name="P253"><text:s text:c="4"/>say(include_keys(a., list.));</text:p>
      <text:p text:style-name="P253">{</text:p>
      <text:p text:style-name="P253"><text:s/>bring:One Ring to bring them all, </text:p>
      <text:p text:style-name="P253"><text:s/>rule:One Ring to rule them all}</text:p>
      <text:p text:style-name="P256"/>
      <text:h text:style-name="P991" text:outline-level="2"><text:soft-page-break/>index_of</text:h>
      <text:p text:style-name="P252">Description</text:p>
      <text:p text:style-name="P585">This finds the position of the target in the source. If the target is not in the source, then the result is -1. </text:p>
      <text:p text:style-name="P252">Usage</text:p>
      <text:p text:style-name="P253">index_of(source, snippet<text:span text:style-name="T853">{</text:span><text:span text:style-name="T493">,caseSensitive</text:span><text:span text:style-name="T853">}</text:span>)</text:p>
      <text:p text:style-name="P252">Arguments</text:p>
      <text:p text:style-name="P586"><text:span text:style-name="T271">source</text:span> – a scalar or stem variable.</text:p>
      <text:p text:style-name="P586"><text:span text:style-name="T273">s</text:span><text:span text:style-name="T271">nippet</text:span> – a scalar or stem variable.</text:p>
      <text:p text:style-name="P587"><text:span text:style-name="T271">case_sensitive</text:span> – (Optional) a boolean that if <text:span text:style-name="T1">true</text:span><text:span text:style-name="T97"> will check for case and if false will check against the arguments as all lower case.</text:span></text:p>
      <text:p text:style-name="P252">Output</text:p>
      <text:p text:style-name="P586">if both are strings, the result is the first index of where the snippet starts in the source. <text:span text:style-name="T464">If one is a stem and the other a scalar, the result is conformable to the stem and the operation is applied to each element of the stem. If both are stems, then only corresponding keys are checked. </text:span></text:p>
      <text:p text:style-name="P257"><text:bookmark-start text:name="__RefHeading___Toc496_3277173355"/>Examples<text:bookmark-end text:name="__RefHeading___Toc496_3277173355"/></text:p>
      <text:p text:style-name="P253"><text:s text:c="4"/>sourceStem.rule <text:s/>:= 'One Ring to rule them all';</text:p>
      <text:p text:style-name="P253"><text:s text:c="4"/>sourceStem.find <text:s/>:= 'One Ring to find them';</text:p>
      <text:p text:style-name="P253"><text:s text:c="4"/>sourceStem.bring := 'One Ring to bring them all;</text:p>
      <text:p text:style-name="P253"><text:s text:c="4"/>sourceStem.bind <text:s/>:= 'and in the darkness bind them';</text:p>
      <text:p text:style-name="P253"/>
      <text:p text:style-name="P253"><text:s text:c="4"/>targetStem.all <text:s/>:= 'all';</text:p>
      <text:p text:style-name="P253"><text:s text:c="4"/>targetStem.One <text:s/>:= 'One';</text:p>
      <text:p text:style-name="P253"><text:s text:c="4"/>targetStem.bind := 'darkness';</text:p>
      <text:p text:style-name="P253"><text:s text:c="4"/>targetStem.7 <text:s text:c="3"/>:= 'seven';</text:p>
      <text:p text:style-name="P253"><text:s text:c="4"/>index_of(sourceStem., targetStem.);</text:p>
      <text:p text:style-name="P253">{bind:11}</text:p>
      <text:p text:style-name="P588"/>
      <text:p text:style-name="P256"><text:span text:style-name="T34">i.e.,</text:span><text:span text:style-name="T139"> it </text:span><text:span text:style-name="T588">returns a stem variable, which has one entry, the common key and the index, so </text:span><text:span text:style-name="T34">darkness</text:span><text:span text:style-name="T139"> is found starting at index 11 in </text:span><text:span text:style-name="T34">sourceStem.</text:span></text:p>
      <text:h text:style-name="P993" text:outline-level="2">indices</text:h>
      <text:p text:style-name="P252">Description</text:p>
      <text:p text:style-name="P256"><text:span text:style-name="T826">Return all the </text:span><text:span text:style-name="T852">indices or </text:span><text:span text:style-name="T826">keys in a stem </text:span><text:span text:style-name="T58">or</text:span><text:span text:style-name="T826"> restrict </text:span><text:span text:style-name="T837">to </text:span><text:span text:style-name="T826">the keys </text:span><text:span text:style-name="T1080">of a given rank</text:span><text:span text:style-name="T826">.</text:span></text:p>
      <text:p text:style-name="P252"><text:soft-page-break/>Usage</text:p>
      <text:p text:style-name="P253"><text:span text:style-name="T664">indices</text:span>(arg.<text:span text:style-name="T853">{</text:span>,<text:span text:style-name="T1080">rank</text:span><text:span text:style-name="T853">}</text:span>)</text:p>
      <text:p text:style-name="P252">Arguments</text:p>
      <text:p text:style-name="P589"><text:span text:style-name="T271">arg.</text:span> - the stem whose keys will be returned</text:p>
      <text:p text:style-name="P256"><text:span text:style-name="T351">rank</text:span><text:span text:style-name="T826"> - (optional) the </text:span><text:span text:style-name="T1080">rank </text:span><text:span text:style-name="T826">for the keys. If it is missing, </text:span>all indices will be returned as lists.</text:p>
      <text:p text:style-name="P252">Output</text:p>
      <text:p text:style-name="P591">A stem whose elements are the keys. <text:span text:style-name="T75">Special case:</text:span><text:span text:style-name="T210"> </text:span>If axis 0 is requested, the stem will be just a list of <text:span text:style-name="T1080">scalars for rank 1</text:span>. <text:span text:style-name="T1080">A common idiom is to be looping over just the scalars in a stem and this gives you scalars as indices, rather than having to process a bunch of one element lists.</text:span></text:p>
      <text:p text:style-name="P591">If <text:span text:style-name="T1080">non-zero rank </text:span>are requested, the stem will be stem indices <text:span text:style-name="T1080">restricted to the rank</text:span>. <text:span text:style-name="T884">This is also a great way to get a table of contents for a generic stem, though it is often simply too verbose for things like a rectangular array (e.g. a matrix) where are the indices are predictable.</text:span></text:p>
      <text:p text:style-name="P252">Examples</text:p>
      <text:p text:style-name="P590">Remember that </text:p>
      <text:p text:style-name="P129">a.p.q . . . r == a.[p,q, . . . r]</text:p>
      <text:p text:style-name="P853"><text:span text:style-name="T1081">And the list on the right hand side is called a stem index. <text:s/></text:span><text:span text:style-name="T827">In this example we create a list and show what the set of indices looks like.</text:span></text:p>
      <text:p text:style-name="P852"><text:s text:c="3"/>r. ≔[;5]~n(2,3, [;6]) ~ [n(3,3,[;9])]<text:line-break/> <text:s text:c="2"/>print(r.)</text:p>
      <text:p text:style-name="P852">0 : 0</text:p>
      <text:p text:style-name="P852">1 : 1</text:p>
      <text:p text:style-name="P852">2 : 2</text:p>
      <text:p text:style-name="P852">3 : 3</text:p>
      <text:p text:style-name="P852">4 : 4</text:p>
      <text:p text:style-name="P852">5 : [0,1,2]</text:p>
      <text:p text:style-name="P852">6 : [3,4,5]</text:p>
      <text:p text:style-name="P852">7 : [[0,1,2],[3,4,5],[6,7,8]]</text:p>
      <text:p text:style-name="P852"/>
      <text:p text:style-name="P852"><text:s text:c="3"/><text:span text:style-name="T1080">indices(r.); // all indices of all ranks</text:span></text:p>
      <text:p text:style-name="P852">[[0],[1],[2],[3],[4],</text:p>
      <text:p text:style-name="P852"><text:s/>[5,0],[5,1],[5,2],[6,0],[6,1],[6,2],</text:p>
      <text:p text:style-name="P852"><text:s/>[7,0,0],[7,0,1],[7,0,2],[7,1,0],[7,1,1],[7,1,2],[7,2,0],[7,2,1],[7,2,2]</text:p>
      <text:p text:style-name="P852">]</text:p>
      <text:p text:style-name="P852"><text:s text:c="3"/><text:span text:style-name="T1080">indices(r.,0); // rank 1 indices as scalars</text:span></text:p>
      <text:p text:style-name="P852">[0,1,2,3,4]</text:p>
      <text:p text:style-name="P852"><text:s text:c="3"/><text:span text:style-name="T1080">indices(r.,1); // rank 1 indices as lists</text:span></text:p>
      <text:p text:style-name="P852">[[0],[1],[2],[3],[4]]</text:p>
      <text:p text:style-name="P852"><text:s text:c="3"/><text:span text:style-name="T1080">indices(r., 2); // rank 2 indices</text:span></text:p>
      <text:p text:style-name="P852">[[5,0],[5,1],[5,2],[6,0],[6,1],[6,2]]</text:p>
      <text:p text:style-name="P852"><text:s text:c="3"/><text:span text:style-name="T1080">indices(r., -1); // the indices with the largest rank, here 3</text:span></text:p>
      <text:p text:style-name="P852">[[7,0,0],[7,0,1],[7,0,2],[7,1,0],[7,1,1],[7,1,2],[7,2,0],[7,2,1],[7,2,2]]</text:p>
      <text:p text:style-name="P256"/>
      <text:h text:style-name="P990" text:outline-level="2"><text:soft-page-break/>info</text:h>
      <text:p text:style-name="P252"><text:span text:style-name="T599">D</text:span>escription</text:p>
      <text:p text:style-name="P592">Get various bits of system information in a stem.</text:p>
      <text:p text:style-name="P252">Usage</text:p>
      <text:p text:style-name="P130">info(<text:span text:style-name="T615">[name]</text:span>)</text:p>
      <text:p text:style-name="P252">Arguments </text:p>
      <text:p text:style-name="P592">None – <text:span text:style-name="T615">a stem consisting of all properties</text:span></text:p>
      <text:p text:style-name="P593"><text:span text:style-name="T271">name</text:span> – If a single property name is specified, that is returned or an empty string if the property is undefined.</text:p>
      <text:p text:style-name="P252">Output</text:p>
      <text:p text:style-name="P592">A stem with various bits of system information. <text:span text:style-name="T636">This will vary from installation to installation.</text:span></text:p>
      <text:p text:style-name="P252">Examples<text:line-break/></text:p>
      <text:p text:style-name="P253"><text:s text:c="2"/><text:span text:style-name="T692">say</text:span>(info(), true)</text:p>
      <text:p text:style-name="P253">{</text:p>
      <text:p text:style-name="P253"><text:s/>system: {</text:p>
      <text:p text:style-name="P253"><text:s text:c="2"/>processors:8,</text:p>
      <text:p text:style-name="P253"><text:s text:c="2"/>initial_memory:479 MB,</text:p>
      <text:p text:style-name="P253"><text:s text:c="2"/>jvm_version:1.8.0_261</text:p>
      <text:p text:style-name="P253"><text:s/>},</text:p>
      <text:p text:style-name="P253"><text:s/>os: {</text:p>
      <text:p text:style-name="P253"><text:s text:c="2"/>name:Linux,</text:p>
      <text:p text:style-name="P253"><text:s text:c="2"/>version:5.4.0-48-generic,</text:p>
      <text:p text:style-name="P253"><text:s text:c="2"/>architecture:amd64</text:p>
      <text:p text:style-name="P253"><text:s/>},</text:p>
      <text:p text:style-name="P253"><text:s/>user: {</text:p>
      <text:p text:style-name="P253"><text:s text:c="2"/>home_dir:/home/ncsa,</text:p>
      <text:p text:style-name="P253"><text:s text:c="2"/>invocation_dir:/home/ncsa/dev/ncsa-git/security-lib</text:p>
      <text:p text:style-name="P253"><text:s/>}</text:p>
      <text:p text:style-name="P253">}</text:p>
      <text:p text:style-name="P256"><text:line-break/><text:span text:style-name="T600">The major bits of this are</text:span></text:p>
      <text:list text:style-name="L3">
        <text:list-item>
          <text:p text:style-name="P1050">qdl_version<text:span text:style-name="T123"> = information about the currently running version of QDL </text:span><text:span text:style-name="T141">and how it was built.</text:span></text:p>
        </text:list-item>
        <text:list-item>
          <text:p text:style-name="P1050">user<text:span text:style-name="T123"> = information about the user, such ash their home directory</text:span></text:p>
        </text:list-item>
        <text:list-item>
          <text:p text:style-name="P1050">boot<text:span text:style-name="T123"> = information the system used to boot itself. </text:span></text:p>
        </text:list-item>
        <text:list-item>
          <text:p text:style-name="P1050">os<text:span text:style-name="T123"> = information about the current operating system QDL is running under and</text:span></text:p>
        </text:list-item>
        <text:list-item>
          <text:p text:style-name="P1050"><text:soft-page-break/>system<text:span text:style-name="T123"> = information about the computer system itself, such as the number of processors, the current java virtual machine version etc.</text:span></text:p>
        </text:list-item>
        <text:list-item>
          <text:p text:style-name="P1051">lib <text:span text:style-name="T123">= standard extension classes, such as http or database.</text:span></text:p>
        </text:list-item>
      </text:list>
      <text:p text:style-name="P252">Getting a single property.</text:p>
      <text:p text:style-name="P253"><text:s text:c="2"/>info('os.name')</text:p>
      <text:p text:style-name="P253">Linux</text:p>
      <text:p text:style-name="P253"><text:s text:c="2"/><text:span text:style-name="T859">info().'os.name' ; // Since it is a stem, you can do this too.</text:span></text:p>
      <text:p text:style-name="P392">Linux</text:p>
      <text:p text:style-name="Heading"><text:bookmark-start text:name="__RefHeading___Toc9978_1246888521"/>info() values<text:bookmark-end text:name="__RefHeading___Toc9978_1246888521"/></text:p>
      <text:p text:style-name="P594">Not all of these may be available, depending on various combinations of hardware and systems.</text:p>
      <text:p text:style-name="P256"/>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20">user.home_dir</text:p>
          </table:table-cell>
          <table:table-cell table:style-name="Table2.B2" office:value-type="string">
            <text:p text:style-name="P495">The home directory for the user in the ambient operation system</text:p>
          </table:table-cell>
        </table:table-row>
        <table:table-row>
          <table:table-cell table:style-name="Table2.A2" office:value-type="string">
            <text:p text:style-name="P120">user.<text:span text:style-name="T613">invocation</text:span>_dir</text:p>
          </table:table-cell>
          <table:table-cell table:style-name="Table2.B2" office:value-type="string">
            <text:p text:style-name="P495">The directory from which QDL was started. </text:p>
          </table:table-cell>
        </table:table-row>
        <table:table-row>
          <table:table-cell table:style-name="Table2.A2" office:value-type="string">
            <text:p text:style-name="P121">system.initial_memory</text:p>
          </table:table-cell>
          <table:table-cell table:style-name="Table2.B2" office:value-type="string">
            <text:p text:style-name="P496">Amount of RAM allocated to QDL at system startup. Depending on the system, more may be allocated as needed</text:p>
          </table:table-cell>
        </table:table-row>
        <table:table-row>
          <table:table-cell table:style-name="Table2.A2" office:value-type="string">
            <text:p text:style-name="P121">system.jvm_version</text:p>
          </table:table-cell>
          <table:table-cell table:style-name="Table2.B2" office:value-type="string">
            <text:p text:style-name="P496">The version of the Java virtual machine that is running QDL</text:p>
          </table:table-cell>
        </table:table-row>
        <table:table-row>
          <table:table-cell table:style-name="Table2.A2" office:value-type="string">
            <text:p text:style-name="P121">system.processors</text:p>
          </table:table-cell>
          <table:table-cell table:style-name="Table2.B2" office:value-type="string">
            <text:p text:style-name="P496">The number of CPUs that are capable of being used by QDL.</text:p>
          </table:table-cell>
        </table:table-row>
        <table:table-row>
          <table:table-cell table:style-name="Table2.A2" office:value-type="string">
            <text:p text:style-name="P122">os.architecture</text:p>
          </table:table-cell>
          <table:table-cell table:style-name="Table2.B2" office:value-type="string">
            <text:p text:style-name="P497">The architecture (underlying hardware info) for the current operating system</text:p>
          </table:table-cell>
        </table:table-row>
        <table:table-row>
          <table:table-cell table:style-name="Table2.A2" office:value-type="string">
            <text:p text:style-name="P122">os.name</text:p>
          </table:table-cell>
          <table:table-cell table:style-name="Table2.B2" office:value-type="string">
            <text:p text:style-name="P497">The name of the operating system</text:p>
          </table:table-cell>
        </table:table-row>
        <table:table-row>
          <table:table-cell table:style-name="Table2.A2" office:value-type="string">
            <text:p text:style-name="P122">os.version</text:p>
          </table:table-cell>
          <table:table-cell table:style-name="Table2.B2" office:value-type="string">
            <text:p text:style-name="P497">The current version of the operating system</text:p>
          </table:table-cell>
        </table:table-row>
        <table:table-row>
          <table:table-cell table:style-name="Table2.A2" office:value-type="string">
            <text:p text:style-name="P123">qdl_version.version</text:p>
          </table:table-cell>
          <table:table-cell table:style-name="Table2.B2" office:value-type="string">
            <text:p text:style-name="P498">The actual version of QDL you are running.</text:p>
          </table:table-cell>
        </table:table-row>
        <table:table-row>
          <table:table-cell table:style-name="Table2.A2" office:value-type="string">
            <text:p text:style-name="P123">qdl_version.created_by</text:p>
          </table:table-cell>
          <table:table-cell table:style-name="Table2.B2" office:value-type="string">
            <text:p text:style-name="P498">The user that compiled this version of QDL</text:p>
          </table:table-cell>
        </table:table-row>
        <table:table-row>
          <table:table-cell table:style-name="Table2.A2" office:value-type="string">
            <text:p text:style-name="P123">qdl_version.build_jdk</text:p>
          </table:table-cell>
          <table:table-cell table:style-name="Table2.B2" office:value-type="string">
            <text:p text:style-name="P498">The version of the JDK under which this version of QDL was compiled.</text:p>
          </table:table-cell>
        </table:table-row>
        <table:table-row>
          <table:table-cell table:style-name="Table2.A2" office:value-type="string">
            <text:p text:style-name="P123">qdl_version.build_nr</text:p>
          </table:table-cell>
          <table:table-cell table:style-name="Table2.B2" office:value-type="string">
            <text:p text:style-name="P498">The build number for this version of QDL</text:p>
          </table:table-cell>
        </table:table-row>
        <table:table-row>
          <table:table-cell table:style-name="Table2.A2" office:value-type="string">
            <text:p text:style-name="P123">qdl_version.build_time</text:p>
          </table:table-cell>
          <table:table-cell table:style-name="Table2.B2" office:value-type="string">
            <text:p text:style-name="P498">The time stamp when this version of QDL was built</text:p>
          </table:table-cell>
        </table:table-row>
        <table:table-row>
          <table:table-cell table:style-name="Table2.A2" office:value-type="string">
            <text:p text:style-name="P124">boot.qdl_home</text:p>
          </table:table-cell>
          <table:table-cell table:style-name="Table2.B2" office:value-type="string">
            <text:p text:style-name="P499">The home directory set for QDL. Any relative file operations are resolved against this</text:p>
          </table:table-cell>
        </table:table-row>
        <table:table-row>
          <table:table-cell table:style-name="Table2.A2" office:value-type="string">
            <text:p text:style-name="P124">boot.boot_script</text:p>
          </table:table-cell>
          <table:table-cell table:style-name="Table2.B2" office:value-type="string">
            <text:p text:style-name="P499">Path to any boot script that was be run on start</text:p>
          </table:table-cell>
        </table:table-row>
        <table:table-row>
          <table:table-cell table:style-name="Table2.A2" office:value-type="string">
            <text:p text:style-name="P124">boot.cfg_file</text:p>
          </table:table-cell>
          <table:table-cell table:style-name="Table2.B2" office:value-type="string">
            <text:p text:style-name="P499">The configuration file that was used</text:p>
          </table:table-cell>
        </table:table-row>
        <table:table-row>
          <table:table-cell table:style-name="Table2.A2" office:value-type="string">
            <text:p text:style-name="P124">boot_cfg.name</text:p>
          </table:table-cell>
          <table:table-cell table:style-name="Table2.B2" office:value-type="string">
            <text:p text:style-name="P499">The name of the configuration in the configuration file</text:p>
          </table:table-cell>
        </table:table-row>
        <table:table-row>
          <table:table-cell table:style-name="Table2.A2" office:value-type="string">
            <text:p text:style-name="P124">boot.log_file</text:p>
          </table:table-cell>
          <table:table-cell table:style-name="Table2.B2" office:value-type="string">
            <text:p text:style-name="P499">The file used for logging</text:p>
          </table:table-cell>
        </table:table-row>
        <table:table-row>
          <table:table-cell table:style-name="Table2.A2" office:value-type="string">
            <text:p text:style-name="P124">boot.log_name</text:p>
          </table:table-cell>
          <table:table-cell table:style-name="Table2.B2" office:value-type="string">
            <text:p text:style-name="P499">Entries within the boot file are prefixed with this so they can be searched for.</text:p>
          </table:table-cell>
        </table:table-row>
        <text:soft-page-break/>
        <table:table-row>
          <table:table-cell table:style-name="Table2.A2" office:value-type="string">
            <text:p text:style-name="P124"><text:span text:style-name="T637">boot.</text:span>server_mode_on</text:p>
          </table:table-cell>
          <table:table-cell table:style-name="Table2.B2" office:value-type="string">
            <text:p text:style-name="P500">Is this running in server mode?</text:p>
          </table:table-cell>
        </table:table-row>
        <table:table-row>
          <table:table-cell table:style-name="Table2.A2" office:value-type="string">
            <text:p text:style-name="P125">lib.*</text:p>
          </table:table-cell>
          <table:table-cell table:style-name="Table2.B2" office:value-type="string">
            <text:p text:style-name="P394">name of a supplied Java module.</text:p>
          </table:table-cell>
        </table:table-row>
      </table:table>
      <text:p text:style-name="P595"/>
      <text:p text:style-name="P252">Example. <text:span text:style-name="T912">Loading the HTTP module</text:span></text:p>
      <text:p text:style-name="P395">To get a list of all the standard java modules, issue </text:p>
      <text:p text:style-name="P253"><text:s text:c="3"/>info('lib')</text:p>
      <text:p text:style-name="P253">{</text:p>
      <text:p text:style-name="P253"><text:s/>http:edu.uiuc.ncsa.qdl.extensions.http.QDLHTTPLoader,</text:p>
      <text:p text:style-name="P253"><text:s/>db:edu.uiuc.ncsa.qdl.extensions.database.QDLDBLoader</text:p>
      <text:p text:style-name="P253">}</text:p>
      <text:p text:style-name="P395"/>
      <text:p text:style-name="P395">(There may be more of these.) Here there are two modules in this distro, one for http access and one for db access. To load one of these, e.g. the http library, issue</text:p>
      <text:p text:style-name="P393"><text:s text:c="2"/><text:span text:style-name="T913">q:=</text:span>load(info('lib').'http', 'java')</text:p>
      <text:p text:style-name="P393"><text:s text:c="2"/><text:span text:style-name="T913">q</text:span></text:p>
      <text:p text:style-name="P393">qdl:/tools/db</text:p>
      <text:p text:style-name="P256"/>
      <text:p text:style-name="P395">You can now import this as needed.</text:p>
      <text:p text:style-name="P253"><text:s text:c="3"/><text:span text:style-name="T700">http := </text:span><text:span text:style-name="T913">import(q)</text:span></text:p>
      <text:p text:style-name="P256"/>
      <text:h text:style-name="P995" text:outline-level="2">input_form</text:h>
      <text:p text:style-name="P260">Description</text:p>
      <text:p text:style-name="P597">This will return the input form, <text:span text:style-name="T22">i.e.</text:span><text:span text:style-name="T123">, what you would enter at the command line, of a variable, </text:span><text:span text:style-name="T182">module,</text:span><text:span text:style-name="T123"> <text:s/>function </text:span><text:span text:style-name="T182">or expression. </text:span><text:span text:style-name="T183">This is effectively the inverse function for </text:span><text:span text:style-name="T424">execute</text:span><text:span text:style-name="T183">.</text:span></text:p>
      <text:p text:style-name="P260">Usage</text:p>
      <text:p text:style-name="P261">input_form(<text:span text:style-name="T878">fq_</text:span><text:span text:style-name="T756">module_name</text:span><text:span text:style-name="T22">)</text:span></text:p>
      <text:p text:style-name="P261">input_form(<text:span text:style-name="T123">variable</text:span><text:span text:style-name="T179">{</text:span><text:span text:style-name="T163">,</text:span><text:span text:style-name="T701">pretty_print</text:span><text:span text:style-name="T702">}</text:span><text:span text:style-name="T22">)</text:span></text:p>
      <text:p text:style-name="P261">input_form(function, arg_count)</text:p>
      <text:p text:style-name="P396">input_form(<text:span text:style-name="T22">expression</text:span><text:span text:style-name="T123">)</text:span></text:p>
      <text:p text:style-name="P30"/>
      <text:p text:style-name="P260">Arguments</text:p>
      <text:p text:style-name="P262"><text:span text:style-name="T879">For variables, this is the name, </text:span><text:span text:style-name="T60">e.g.</text:span><text:span text:style-name="T181"> </text:span><text:span text:style-name="T266">foo.</text:span> <text:span text:style-name="T878">For modules, this must be fully qualified like</text:span> <text:span text:style-name="T243"><text:s/></text:span><text:span text:style-name="T266">my_alias#baz#fnord. <text:s/></text:span><text:span text:style-name="T226">If the flag </text:span><text:span text:style-name="T260">pretty_print</text:span><text:span text:style-name="T226"> is </text:span><text:span text:style-name="T260">true</text:span><text:span text:style-name="T226"> then print it out with indenting, otherwise it will end up on a single, possibly very long line. </text:span><text:span text:style-name="T244">Expressions will be evaluated and the result will be converted to input form.</text:span></text:p>
      <text:p text:style-name="P598"><text:soft-page-break/><text:span text:style-name="T220">For modules, it is a string that is either the alias or the main module. Note that you can get the input form for a module that has been imported, but you must load it to print out individual functions (since these can be redefined by you.) </text:span><text:span text:style-name="T225">For Java defined modules, there is no source, you simply get the class name. </text:span><text:span text:style-name="T250">If an imported module has been renamed, the input form is the original module.</text:span></text:p>
      <text:p text:style-name="P64"><text:span text:style-name="T123">For functions, this is the name plus you must supply the number of arguments. Note that for Java-defined functions, there is no sourc</text:span><text:span text:style-name="T162">e</text:span><text:span text:style-name="T123">, </text:span><text:span text:style-name="T162">you simply get the class name</text:span><text:span text:style-name="T123">.</text:span></text:p>
      <text:p text:style-name="P260">Output</text:p>
      <text:p text:style-name="P599">A string that c<text:span text:style-name="T880">a</text:span>n be interpreted to yield the original argument. Note however, that the result is what is needed, but is not identical. The examples should make this clear and why this is a good way to do it. <text:span text:style-name="T756">Generally variables have their content returned (since you probably want to work with that) and modules or functions have their complete definitions returned (since you probably want to put it into an editor, e.g.).</text:span></text:p>
      <text:p text:style-name="P599"><text:span text:style-name="T86">Caveat:</text:span><text:span text:style-name="T245"> If you have an alias and a variable with the same name, </text:span><text:span text:style-name="T429">input_form</text:span><text:span text:style-name="T245">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60">Example: <text:span text:style-name="T757">A variable</text:span></text:p>
      <text:p text:style-name="P261"><text:s text:c="3"/>a. := [2,4,6]~'a'~234~(-1.23)~false</text:p>
      <text:p text:style-name="P261"><text:s text:c="3"/><text:span text:style-name="T755">b := </text:span>input_form(a.)</text:p>
      <text:p text:style-name="P261"><text:s text:c="3"/><text:span text:style-name="T755">b</text:span></text:p>
      <text:p text:style-name="P261">[2,4,6,'a',234,-1.23,false]</text:p>
      <text:p text:style-name="P599"/>
      <text:p text:style-name="P599">This result is a string.</text:p>
      <text:p text:style-name="P261"><text:s text:c="2"/>input_form((543/11)^10)</text:p>
      <text:p text:style-name="P261">8.5915484651856E16</text:p>
      <text:p text:style-name="P261"><text:s text:c="2"/>input_form('abc' + substring('pqr',0,10,'.') + ' foo')</text:p>
      <text:p text:style-name="P261">'abcpqr....... foo'</text:p>
      <text:p text:style-name="P262"/>
      <text:p text:style-name="P262"><text:span text:style-name="T881">In this case, the expression</text:span><text:span text:style-name="T882">s</text:span><text:span text:style-name="T881"> </text:span><text:span text:style-name="T882">are</text:span><text:span text:style-name="T881"> evaluated and the input form is returned.</text:span></text:p>
      <text:p text:style-name="P260">Example: using input_form and execute</text:p>
      <text:p text:style-name="P599">So how to use this with, say, <text:span text:style-name="T1">execute</text:span><text:span text:style-name="T97">? <text:s/></text:span><text:span text:style-name="T112">Taking a. as per above</text:span><text:span text:style-name="T220">:</text:span></text:p>
      <text:p text:style-name="P261"><text:s text:c="3"/>a. := [2,4,6]~'a'~234~(-1.23)~false</text:p>
      <text:p text:style-name="P261"><text:s text:c="2"/>execute(<text:span text:style-name="T882">input_form(a.)</text:span>)</text:p>
      <text:p text:style-name="P261">[2,4,6,a,234,-1.23,false]</text:p>
      <text:p text:style-name="P43"/>
      <text:p text:style-name="P258">Example:A function</text:p>
      <text:p text:style-name="P600">If you define a function such as</text:p>
      <text:p text:style-name="P261"><text:soft-page-break/><text:s text:c="2"/>f(x)-&gt;x^3+3*x^2 +x - 1</text:p>
      <text:p text:style-name="P262"/>
      <text:p text:style-name="P600">You can recover the input form as </text:p>
      <text:p text:style-name="P261"><text:s text:c="2"/>input_form(f, 1)</text:p>
      <text:p text:style-name="P261">f(x)</text:p>
      <text:p text:style-name="P261">-&gt;</text:p>
      <text:p text:style-name="P261">x^3+3*x^2+x-1;</text:p>
      <text:p text:style-name="P600"/>
      <text:p text:style-name="P600">Note that this is not exactly what was typed, but is equivalent.</text:p>
      <text:p text:style-name="P260">Example: A module</text:p>
      <text:p text:style-name="P601">Let us define and import a module</text:p>
      <text:p text:style-name="P261"><text:s text:c="4"/>module['a:a','a']body[foo := 'abar';define[f(n)]body[return(n+1);];];</text:p>
      <text:p text:style-name="P261"><text:s text:c="4"/>module_import('a:a');</text:p>
      <text:p text:style-name="P397">a</text:p>
      <text:p text:style-name="P261"><text:s text:c="4"/>input_form(<text:span text:style-name="T677">a</text:span>)</text:p>
      <text:p text:style-name="P261">module['a:a','a']body[foo := 'abar';define[f(n)]body[return(n+1);];];</text:p>
      <text:p text:style-name="P262"/>
      <text:p text:style-name="P262"/>
      <text:p text:style-name="P601">You may also print out the function definition:</text:p>
      <text:p text:style-name="P261"><text:s text:c="2"/>input_form(a#f, 1)</text:p>
      <text:p text:style-name="P261">define[</text:p>
      <text:p text:style-name="P261">f(n)</text:p>
      <text:p text:style-name="P261">]body[</text:p>
      <text:p text:style-name="P261">return(n+1)</text:p>
      <text:p text:style-name="P261">;</text:p>
      <text:p text:style-name="P261">];</text:p>
      <text:p text:style-name="P262"/>
      <text:p text:style-name="P259">Note that this is not quite the same as the original. What always happens is that the source is picked up after the parser reads it (this is how it gets into QDL) and whitespace such as blanks and linefeeds are not considered essential, hence may change. <text:span text:style-name="T1045">Making sense of whitespace in parsing is actually, quite hard, so this is about the best we can do.</text:span></text:p>
      <text:h text:style-name="P992" text:outline-level="2">insert</text:h>
      <text:p text:style-name="P260">Description</text:p>
      <text:p text:style-name="P602">Insert a given string at a given position of another string</text:p>
      <text:p text:style-name="P260">Usage</text:p>
      <text:p text:style-name="P261">insert(source, snippet, index)</text:p>
      <text:p text:style-name="P260"><text:soft-page-break/>Arguments</text:p>
      <text:p text:style-name="P602"><text:span text:style-name="T271">source</text:span> – the string to be updated</text:p>
      <text:p text:style-name="P602"><text:span text:style-name="T271">snippet</text:span> – the string to insert</text:p>
      <text:p text:style-name="P602"><text:span text:style-name="T271">index</text:span> – the position in the source string to insert the snippet</text:p>
      <text:p text:style-name="P260">Output</text:p>
      <text:p text:style-name="P602">The updated string.</text:p>
      <text:p text:style-name="P260">Examples</text:p>
      <text:p text:style-name="P261"><text:s text:c="4"/>insert('abcd', 'foo', 2)</text:p>
      <text:p text:style-name="P261">abfoocd</text:p>
      <text:p text:style-name="P602"/>
      <text:p text:style-name="P602">This also works for stem variables</text:p>
      <text:h text:style-name="P996" text:outline-level="2">insert_at</text:h>
      <text:p text:style-name="P260">Description</text:p>
      <text:p text:style-name="P604"><text:span text:style-name="T948">I</text:span>nsert a sublist into another list, starting at a given point. All the indices in the target list are shuffled to accommodate this.</text:p>
      <text:p text:style-name="P286">Usage</text:p>
      <text:p text:style-name="P261"><text:bookmark-start text:name="__DdeLink__9851_1246888521"/>insert_at(source.<text:span text:style-name="T964">{</text:span>, <text:span text:style-name="T531">start_index, length</text:span><text:span text:style-name="T964">}</text:span><text:span text:style-name="T531">, target.</text:span><text:span text:style-name="T964">{</text:span><text:span text:style-name="T531">, target_index</text:span><text:span text:style-name="T964">}</text:span><text:span text:style-name="T531">);</text:span> <text:bookmark-end text:name="__DdeLink__9851_1246888521"/></text:p>
      <text:p text:style-name="P260">Arguments</text:p>
      <text:p text:style-name="P605"><text:span text:style-name="T271">source.</text:span> = the stem that is the source of the copy.</text:p>
      <text:p text:style-name="P605"><text:span text:style-name="T271">start_index</text:span> = the index in the source where the copy starts. <text:span text:style-name="T964">Default is 0</text:span></text:p>
      <text:p text:style-name="P605"><text:span text:style-name="T271">length</text:span> = how many elements to copy, <text:span text:style-name="T964">default is from start_index to end</text:span></text:p>
      <text:p text:style-name="P605"><text:span text:style-name="T271">target. </text:span>= the target stem of the copy</text:p>
      <text:p text:style-name="P262"><text:span text:style-name="T346">target_index</text:span><text:span text:style-name="T965"> = the index in the target that will receive the copy. </text:span><text:span text:style-name="T964">default is 0. </text:span><text:span text:style-name="T965">Note that any elements already in these locations will be </text:span><text:span text:style-name="T964">moved</text:span><text:span text:style-name="T965">. </text:span><text:span text:style-name="T530">If you need to </text:span><text:span text:style-name="T964">overwrite </text:span><text:span text:style-name="T530">elements, consider using the </text:span><text:span text:style-name="T65">copy</text:span><text:span text:style-name="T530"> command.</text:span></text:p>
      <text:p text:style-name="P260">Examples</text:p>
      <text:p text:style-name="P261"><text:bookmark-start text:name="__DdeLink__63692_779238116"/><text:s text:c="2"/>source. := <text:span text:style-name="T670">[;</text:span>5<text:span text:style-name="T851">]</text:span> + 20</text:p>
      <text:p text:style-name="P261"><text:s text:c="2"/>target. := <text:span text:style-name="T670">[;</text:span>6<text:span text:style-name="T851">]</text:span> - 100</text:p>
      <text:p text:style-name="P261"><text:s text:c="2"/>insert_at(source., 2, 3, target., 4)</text:p>
      <text:p text:style-name="P261"><text:bookmark-end text:name="__DdeLink__63692_779238116"/>[-100,-99,-98,-97,22,23,24,-96,-95]</text:p>
      <text:p text:style-name="P603"/>
      <text:p text:style-name="P603"><text:soft-page-break/>So this inserted 3 elements from the source starting at index 2 in the source and placed them at index 4 in the target, moving everything else.</text:p>
      <text:h text:style-name="P994" text:outline-level="2">interpret</text:h>
      <text:p text:style-name="P260">Description</text:p>
      <text:p text:style-name="P607">Send a string to the interpreter and evaluate it.</text:p>
      <text:p text:style-name="P260">Usage</text:p>
      <text:p text:style-name="P261"><text:span text:style-name="T695">interpret</text:span><text:span text:style-name="T652">(</text:span>string <text:span text:style-name="T861">| stem.</text:span>)</text:p>
      <text:p text:style-name="P260">Arguments</text:p>
      <text:p text:style-name="P262"><text:span text:style-name="T317">string</text:span><text:span text:style-name="T957"> – the string to be </text:span><text:span text:style-name="T956">interpreted, i.e. run</text:span><text:span text:style-name="T957">. This must be a valid QDL statement or it will fail. </text:span><text:span text:style-name="T861">If there is not a final semi-colon, it will be added.</text:span></text:p>
      <text:p text:style-name="P608"><text:span text:style-name="T317">st</text:span><text:span text:style-name="T271">em</text:span>. - a list stem of strings. These will be executed sequentially.</text:p>
      <text:p text:style-name="P260">Output</text:p>
      <text:p text:style-name="P262"><text:span text:style-name="T861">If the last </text:span><text:span text:style-name="T862">statement </text:span><text:span text:style-name="T861">has a result, it will be returned of or a </text:span><text:span text:style-name="T318">null</text:span><text:span text:style-name="T861"> <text:s/>if the last statement has no result.</text:span></text:p>
      <text:p text:style-name="P260">Examples</text:p>
      <text:p text:style-name="P261"><text:s text:c="4"/>execute('2 + 2');</text:p>
      <text:p text:style-name="P261">4</text:p>
      <text:p text:style-name="P261"/>
      <text:p text:style-name="P261"><text:s text:c="4"/><text:bookmark-start text:name="__DdeLink__6467_212472510"/>execute('say(\'<text:bookmark-end text:name="__DdeLink__6467_212472510"/>abc\' + \'def\');');</text:p>
      <text:p text:style-name="P261">abcdef</text:p>
      <text:p text:style-name="P261">abcdef</text:p>
      <text:p text:style-name="P262"/>
      <text:p text:style-name="P262"><text:span text:style-name="T861">Here you get two results </text:span><text:span text:style-name="T863">if t</text:span><text:span text:style-name="T861">he current workspace is set to print results, </text:span><text:span text:style-name="T863">since</text:span><text:span text:style-name="T861"> you are telling it to say the value and it is returning it. </text:span></text:p>
      <text:p text:style-name="P262"/>
      <text:p text:style-name="P261"><text:s text:c="2"/>execute('var:=3')</text:p>
      <text:p text:style-name="P261"/>
      <text:p text:style-name="P261"><text:s text:c="2"/>var</text:p>
      <text:p text:style-name="P261">3</text:p>
      <text:p text:style-name="P262"/>
      <text:p text:style-name="P399">Another use of this is to store things as a type of quick serialization for later use:</text:p>
      <text:p text:style-name="P398">my_stem. := . . . // lots of stuff</text:p>
      <text:p text:style-name="P398">file_write(my_file, input_form(my_stem.));</text:p>
      <text:p text:style-name="P398">// then later</text:p>
      <text:p text:style-name="P398">my_other_stem. := execute(file_read(my_file));</text:p>
      <text:h text:style-name="P997" text:outline-level="2"><text:soft-page-break/><text:span text:style-name="T963">is_defined </text:span><text:span text:style-name="T940">(∃, ∄)</text:span></text:h>
      <text:p text:style-name="P263">Description</text:p>
      <text:p text:style-name="P596">A scalar-only function that will return if a given vari<text:span text:style-name="T877">a</text:span>ble is defined, <text:span text:style-name="T22">i.e</text:span>., has been assigned a value.</text:p>
      <text:p text:style-name="P263">Usage</text:p>
      <text:p text:style-name="P800">is_defined(<text:span text:style-name="T22">var</text:span><text:span text:style-name="T123">)</text:span><text:span text:style-name="T190"> </text:span></text:p>
      <text:p text:style-name="P800"><text:span text:style-name="T190">∃</text:span><text:span text:style-name="T62">var </text:span></text:p>
      <text:p text:style-name="P800"><text:span text:style-name="T190">∄</text:span><text:span text:style-name="T62">var</text:span></text:p>
      <text:p text:style-name="P263">Arguments</text:p>
      <text:p text:style-name="P596"><text:span text:style-name="T271">var</text:span> is the variable. Remember that stem variables end with a period if you are addressing the entire thing.</text:p>
      <text:p text:style-name="P263">Output</text:p>
      <text:p text:style-name="P596">A boolean.</text:p>
      <text:p text:style-name="P263">Examples</text:p>
      <text:p text:style-name="P264"><text:s text:c="4"/>a := 'foo';</text:p>
      <text:p text:style-name="P264"><text:s text:c="4"/>is_defined(a)</text:p>
      <text:p text:style-name="P264">true</text:p>
      <text:p text:style-name="P264"/>
      <text:p text:style-name="P264"><text:s text:c="4"/>is_defined(b)</text:p>
      <text:p text:style-name="P264">false</text:p>
      <text:p text:style-name="P264"/>
      <text:p text:style-name="P264"><text:s text:c="4"/>b. := make_index(4);</text:p>
      <text:p text:style-name="P264"><text:s text:c="4"/>∃b.</text:p>
      <text:p text:style-name="P264">true</text:p>
      <text:p text:style-name="P264"/>
      <text:p text:style-name="P264"><text:s text:c="4"/>is_defined(b.1)</text:p>
      <text:p text:style-name="P264">true</text:p>
      <text:p text:style-name="P264"/>
      <text:p text:style-name="P264"><text:s text:c="4"/>is_defined(b.woof)</text:p>
      <text:p text:style-name="P264">false</text:p>
      <text:p text:style-name="P264"/>
      <text:p text:style-name="P264"><text:s text:c="4"/><text:span text:style-name="T925">∄b.woof; // is this undefined?</text:span></text:p>
      <text:p text:style-name="P400">true</text:p>
      <text:p text:style-name="Text_20_body"><text:span text:style-name="T963"><text:line-break/></text:span><text:span text:style-name="T962">Note </text:span><text:span text:style-name="T963">that if a stem is defined, then you can use this to check the elements as well.</text:span></text:p>
      <text:p text:style-name="Preformatted_20_Text"><text:s text:c="3"/>∃[a,b.,c] // <text:span text:style-name="T961">check a stem of variables for existence</text:span></text:p>
      <text:p text:style-name="P264"><text:span text:style-name="T925">[</text:span><text:span text:style-name="T697">true</text:span><text:span text:style-name="T925">,true,false] <text:s text:c="2"/></text:span></text:p>
      <text:p text:style-name="P264"/>
      <text:p text:style-name="Preformatted_20_Text"><text:s text:c="3"/><text:span text:style-name="T1126">p</text:span>.3 := 0; // Only <text:span text:style-name="T1126">p</text:span>.3 is defined<text:line-break/> ∃[<text:span text:style-name="T1126">p</text:span>.0,<text:span text:style-name="T1126">p</text:span>.3,<text:span text:style-name="T1126">p</text:span>.21];<text:line-break/>[false, true, false] </text:p>
      <text:p text:style-name="Text_20_body"/>
      <text:p text:style-name="Text_20_body"><text:soft-page-break/>But on a stem that is not defined in the first pla<text:span text:style-name="T1110">c</text:span>e, <text:span text:style-name="T1110">an error is raised telling you the variable is not in scope:</text:span></text:p>
      <text:p text:style-name="P886"><text:s text:c="3"/>∃y.'b'<text:line-break/>variable 'y.' is undefined at (1, 1)</text:p>
      <text:p text:style-name="P265"/>
      <text:p text:style-name="P924">When used on sets, it returns if <text:span text:style-name="T22">all </text:span><text:span text:style-name="T123"><text:s/>the elements are defined or not:</text:span></text:p>
      <text:p text:style-name="P921"><text:s text:c="3"/>∃{3,pi()/6}<text:line-break/>true<text:line-break/> ∃{3,pi()/6, a}; // <text:span text:style-name="T1127">a defined above</text:span><text:line-break/>true<text:line-break/> ∃{<text:span text:style-name="T1127">a, p.0</text:span>, <text:span text:style-name="T1127">p.21</text:span>};// <text:span text:style-name="T1127">p.21 not defined</text:span></text:p>
      <text:p text:style-name="P922">false</text:p>
      <text:p text:style-name="P923"><text:span text:style-name="T123"/></text:p>
      <text:p text:style-name="P924"><text:span text:style-name="T123"/></text:p>
      <text:h text:style-name="P997" text:outline-level="2"><text:span text:style-name="T981">is_function </text:span><text:span text:style-name="T940">(∃, ∄)</text:span></text:h>
      <text:p text:style-name="P263">Description</text:p>
      <text:p text:style-name="P609">Checks if a symbol is a function.</text:p>
      <text:p text:style-name="P263">Usage</text:p>
      <text:p text:style-name="P800">is_function(var , arg_<text:span text:style-name="T925">c</text:span>ount)<text:span text:style-name="T62"> </text:span></text:p>
      <text:p text:style-name="P37">f ∃ arg_count </text:p>
      <text:p text:style-name="P37">f ∄ arg_count</text:p>
      <text:p text:style-name="P263">Arguments</text:p>
      <text:p text:style-name="P610"><text:span text:style-name="T271">var</text:span> <text:s/><text:span text:style-name="T961">is </text:span>the name of the function <text:span text:style-name="T961">or stem of them</text:span>.</text:p>
      <text:p text:style-name="P611"><text:span text:style-name="T276">a</text:span><text:span text:style-name="T271">rgCount</text:span> <text:span text:style-name="T509"><text:s/>– </text:span><text:s/>This is the number of arguments that the function may accept <text:span text:style-name="T961">or a stem of them.</text:span> </text:p>
      <text:p text:style-name="P263">Output</text:p>
      <text:p text:style-name="P610">A boolean which is <text:span text:style-name="T1">true</text:span><text:span text:style-name="T97"> if the function is defined in the current scope.</text:span></text:p>
      <text:p text:style-name="P263">Examples</text:p>
      <text:p text:style-name="P610">In this case, a function, <text:span text:style-name="T22">f</text:span><text:span text:style-name="T123"> is defined in a module called </text:span><text:span text:style-name="T22">mytest:functions</text:span><text:span text:style-name="T123"> </text:span></text:p>
      <text:p text:style-name="P264"><text:s text:c="4"/>import('mytest:functions');</text:p>
      <text:p text:style-name="P264"><text:s text:c="4"/>is_<text:span text:style-name="T684">function</text:span>('f',<text:span text:style-name="T914">1</text:span>);</text:p>
      <text:p text:style-name="P264">true</text:p>
      <text:p text:style-name="P264"><text:s text:c="3"/><text:span text:style-name="T925">f∃1; // </text:span><text:span text:style-name="T926">same as previous example</text:span></text:p>
      <text:p text:style-name="P400">true</text:p>
      <text:p text:style-name="P264"><text:span text:style-name="T925"><text:s text:c="3"/></text:span><text:span text:style-name="T926">g∃null; // </text:span><text:span text:style-name="T686">query if </text:span><text:span text:style-name="T926">there are any functions, regardless of arg count, named g</text:span></text:p>
      <text:p text:style-name="P401">false</text:p>
      <text:p text:style-name="P264"><text:s text:c="3"/><text:span text:style-name="T925">f∃1</text:span><text:span text:style-name="T961">[;4]</text:span><text:span text:style-name="T925">; // </text:span><text:span text:style-name="T697">Check if f is defined for several argument counts</text:span></text:p>
      <text:p text:style-name="P140">[true,false,false,true]</text:p>
      <text:p text:style-name="P264"><text:soft-page-break/><text:span text:style-name="T697"><text:s text:c="6"/>[</text:span><text:span text:style-name="T698">f,</text:span><text:span text:style-name="T697">g,h]</text:span><text:span text:style-name="T698">∃1; // </text:span><text:span text:style-name="T697">check several functions</text:span></text:p>
      <text:p text:style-name="P140">[true,false,true]</text:p>
      <text:p text:style-name="P264"><text:span text:style-name="T925"><text:s text:c="5"/></text:span><text:span text:style-name="T961">[f,g]∃[1,2]// subsetting is on, check for f </text:span><text:span text:style-name="T697">with 1 arg</text:span><text:span text:style-name="T961"> and g with 2 args.</text:span></text:p>
      <text:p text:style-name="P402">[true, false]</text:p>
      <text:p text:style-name="P31"/>
      <text:h text:style-name="P998" text:outline-level="2">is_list</text:h>
      <text:p text:style-name="P263">Description</text:p>
      <text:p text:style-name="P612">Determine if the argument is precisely a list. That means, that it is a stem with only integer indices. </text:p>
      <text:p text:style-name="P263">Usage</text:p>
      <text:p text:style-name="P612">is_list(stem.)</text:p>
      <text:p text:style-name="P263">Arguments</text:p>
      <text:p text:style-name="P612"><text:span text:style-name="T271">stem.</text:span> The stem to check</text:p>
      <text:p text:style-name="P263">Output</text:p>
      <text:p text:style-name="P612">A boolean that tells if this is a list.</text:p>
      <text:p text:style-name="P263">Examples</text:p>
      <text:p text:style-name="P264"><text:s text:c="5"/>my_stem.help := 'this is my stem'</text:p>
      <text:p text:style-name="P264"><text:s text:c="5"/>my_stem.<text:span text:style-name="T891">~</text:span> <text:span text:style-name="T671">n</text:span>(5)</text:p>
      <text:p text:style-name="P264">[0,1,2,3,4]~{</text:p>
      <text:p text:style-name="P264"><text:s/>help:this is my stem</text:p>
      <text:p text:style-name="P264">}</text:p>
      <text:p text:style-name="P264"><text:s text:c="2"/>is_list(my_stem.)</text:p>
      <text:p text:style-name="P264">false</text:p>
      <text:p text:style-name="P612">Why is this false? Because it has a non-integer index. The function tells you if the object is a list and only <text:s/>a list. <text:s/><text:span text:style-name="T532">Compare with </text:span></text:p>
      <text:p text:style-name="P264"><text:s text:c="2"/>is_list(<text:span text:style-name="T670">[;</text:span>10<text:span text:style-name="T851">]</text:span>)</text:p>
      <text:p text:style-name="P264">true</text:p>
      <text:p text:style-name="P265"/>
      <text:h text:style-name="P997" text:outline-level="2">is_null</text:h>
      <text:p text:style-name="Heading">Definition</text:p>
      <text:p text:style-name="P743">Check if the argument to the function is the <text:span text:style-name="T358">null</text:span>. This is necessary, because an expression like</text:p>
      <text:p text:style-name="P742"><text:s text:c="3"/>a. == null</text:p>
      <text:p text:style-name="P743">will return values for each element of <text:span text:style-name="T358">a</text:span>., but this is no way to test if <text:span text:style-name="T358">a.</text:span> itself is the null.</text:p>
      <text:p text:style-name="Heading"><text:soft-page-break/>Usage</text:p>
      <text:p text:style-name="Preformatted_20_Text">is_null(arg)</text:p>
      <text:p text:style-name="Heading">Arguments</text:p>
      <text:p text:style-name="P743">arg – any variable, including a stem</text:p>
      <text:p text:style-name="Heading">Output</text:p>
      <text:p text:style-name="P743">A boolean that is true if the <text:span text:style-name="T22">arg </text:span><text:span text:style-name="T123">is null, false otherwise.</text:span></text:p>
      <text:p text:style-name="Heading">Examples</text:p>
      <text:p text:style-name="Preformatted_20_Text"><text:s text:c="3"/><text:span text:style-name="T1007">is_null(null)</text:span></text:p>
      <text:p text:style-name="P744">true</text:p>
      <text:p text:style-name="P744"><text:s text:c="3"/>is_null(2)</text:p>
      <text:p text:style-name="P744">false</text:p>
      <text:p text:style-name="P744"><text:s text:c="3"/>a. := null;</text:p>
      <text:p text:style-name="P744"><text:s text:c="3"/>is_null(a.)</text:p>
      <text:p text:style-name="P744">true</text:p>
      <text:p text:style-name="P744"><text:s text:c="3"/>a. := [;5]</text:p>
      <text:p text:style-name="P744"><text:s text:c="3"/>is_null(a.)</text:p>
      <text:p text:style-name="P744">false</text:p>
      <text:p text:style-name="P745">A typical example might be to initialize a variable if it has not been assigned a value. In this example, the variable a. is checked to is if it has been assigned. If not, it is given a default value, and it so, then the current value is used.</text:p>
      <text:p text:style-name="P744"><text:s text:c="3"/>a. := is_null(a.) ? arg().0 : a.; </text:p>
      <text:h text:style-name="Heading_20_2" text:outline-level="2">j_load</text:h>
      <text:p text:style-name="Heading">Description</text:p>
      <text:p text:style-name="Text_20_body"><text:s/><text:span text:style-name="T1007">A</text:span> convenience method to load a single class with <text:span text:style-name="T1007">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63">is equivalent to</text:p>
      <text:p text:style-name="Preformatted_20_Text"><text:s text:c="2"/>import(load(class_name,'java')<text:span text:style-name="T1008">{,mode}</text:span>)</text:p>
      <text:p text:style-name="Text_20_body">If the alias argument is missing, then the default for the module is used.</text:p>
      <text:p text:style-name="Heading">Usage</text:p>
      <text:p text:style-name="Preformatted_20_Text">j_load(class_<text:span text:style-name="T1010">path</text:span> | <text:span text:style-name="T1010">stem_</text:span>path<text:span text:style-name="T1008">{, mode}</text:span>)</text:p>
      <text:p text:style-name="Heading">Arguments</text:p>
      <text:p text:style-name="P764">class_<text:span text:style-name="T1010">path</text:span> – the fully qualified path in Java to the class. Note that the compiles class files must be available.</text:p>
      <text:p text:style-name="P765"><text:span text:style-name="T1010">stem_</text:span><text:span text:style-name="T1009">path</text:span> – The <text:span text:style-name="T1009">relative stem path </text:span>to the entry in <text:span text:style-name="T358">info().'lib'.</text:span></text:p>
      <text:p text:style-name="P768"><text:soft-page-break/>Output</text:p>
      <text:p text:style-name="Text_20_body">A reference to the module, which should be assigned to a variable for future use.</text:p>
      <text:p text:style-name="P768">Example</text:p>
      <text:p text:style-name="P768">To load the built in converter module, </text:p>
      <text:p text:style-name="P704"><text:s text:c="3"/><text:span text:style-name="T1009">convert := j_load('convert')</text:span></text:p>
      <text:p text:style-name="P767">Now convert can be used like any other module. If you look up this module, the class_path <text:span text:style-name="T1010">could be used instead:</text:span></text:p>
      <text:p text:style-name="P706"><text:s text:c="3"/><text:span text:style-name="T1010">convert := j_load(</text:span><text:span text:style-name="T1009">'</text:span><text:span text:style-name="T1010">edu.uiuc.ncsa.qdl.extensions.convert.QDLConvertLoader</text:span><text:span text:style-name="T1009">'</text:span><text:span text:style-name="T1010">)</text:span></text:p>
      <text:p text:style-name="P769">If a module had been added to the <text:span text:style-name="T358">info().lib</text:span> stem using lib_entry, say<text:span text:style-name="T358"> info().lib.a.b.c</text:span>, then you can load the module as</text:p>
      <text:p text:style-name="Preformatted_20_Text"><text:s text:c="3"/>my_module := j_load(<text:span text:style-name="T1009">'</text:span>a.b.c<text:span text:style-name="T1009">'</text:span>)</text:p>
      <text:p text:style-name="P767">For more about various import modes (related to what to do with he ambient scope, see the entry for <text:span text:style-name="T358">import</text:span>.</text:p>
      <text:h text:style-name="Heading_20_2" text:outline-level="2">j_use</text:h>
      <text:p text:style-name="P768">Description</text:p>
      <text:p text:style-name="P705"><text:span text:style-name="T1009">Import a module into the current scope, using the same semantics as </text:span><text:span text:style-name="T381">j_load</text:span><text:span text:style-name="T1009">, except that there is no choice in the mode, since the module's variables and functions simply end up in the current scope. </text:span><text:span text:style-name="T1056">You then do not need to qualify and calls to the module.</text:span></text:p>
      <text:p text:style-name="Heading">Usage</text:p>
      <text:p text:style-name="Preformatted_20_Text">j_use(class_path | stem_path)</text:p>
      <text:p text:style-name="Heading">Arguments</text:p>
      <text:p text:style-name="P766">class_<text:span text:style-name="T1010">path</text:span> – the fully qualified path in Java to the class. Note that the compiles class files must be available.</text:p>
      <text:p text:style-name="Text_20_body"><text:span text:style-name="T1010">stem_</text:span><text:span text:style-name="T1009">path</text:span><text:span text:style-name="T1008"> – The </text:span><text:span text:style-name="T1009">relative stem path </text:span><text:span text:style-name="T1008">to the entry in </text:span><text:span text:style-name="T380">info().'lib'.</text:span><text:span text:style-name="T1009"> </text:span></text:p>
      <text:p text:style-name="P770">Output</text:p>
      <text:p text:style-name="Text_20_body">A boolean if it worked, an error if it did not.</text:p>
      <text:p text:style-name="P770"><text:soft-page-break/>Example</text:p>
      <text:p text:style-name="P770">To load the cli tools into the current scope (so yo don't have to qualify them), issue</text:p>
      <text:p text:style-name="P706"><text:s text:c="3"/><text:span text:style-name="T1010">j_use(</text:span>'cli')<text:line-break/><text:span text:style-name="T1010">true</text:span></text:p>
      <text:p text:style-name="P706"><text:s text:c="3"/><text:span text:style-name="T1010">)funcs</text:span></text:p>
      <text:p text:style-name="P706">to_stem([0,1,2,3])</text:p>
      <text:p text:style-name="P707">This means <text:span text:style-name="T1010">that all 4 functions in the module are now in your workspace, ready to use.</text:span></text:p>
      <text:h text:style-name="P999" text:outline-level="2">join</text:h>
      <text:p text:style-name="P263">Description</text:p>
      <text:p text:style-name="P475">Join two stems along a given axis. <text:span text:style-name="T888">This increases the number of elements on the axis.</text:span></text:p>
      <text:p text:style-name="P263">Usage</text:p>
      <text:p text:style-name="P264">join(x., y., axis)</text:p>
      <text:p text:style-name="P263">Arguments</text:p>
      <text:p text:style-name="P475"><text:span text:style-name="T271">x., y. </text:span>are stems and should be conformable.</text:p>
      <text:p text:style-name="P475"><text:span text:style-name="T271">axis</text:span> - an integer stating which axis to use.</text:p>
      <text:p text:style-name="P265"><text:span text:style-name="T889">By </text:span><text:span text:style-name="T53">axis </text:span><text:span text:style-name="T166">we mean which index of the </text:span><text:span text:style-name="T184">stem's dimension</text:span><text:span text:style-name="T166">. So in </text:span></text:p>
      <text:p text:style-name="P101">a.p.q.r</text:p>
      <text:p text:style-name="P475"><text:span text:style-name="T417">a.</text:span><text:span text:style-name="T123"> means axis 0</text:span></text:p>
      <text:p text:style-name="P475"><text:span text:style-name="T417">a.p</text:span><text:span text:style-name="T123"> is axis 1</text:span></text:p>
      <text:p text:style-name="P475"><text:span text:style-name="T417">a.p.q</text:span><text:span text:style-name="T123"> is axis 2</text:span></text:p>
      <text:p text:style-name="P265"><text:span text:style-name="T166">See the examples below. The standard ~ operator is just a join along the default axis of 0, </text:span><text:span text:style-name="T167">and</text:span><text:span text:style-name="T229"> operator, </text:span><text:span text:style-name="T261">~| <text:s/></text:span><text:span text:style-name="T265">(</text:span><text:span text:style-name="T873">unicode 2241, ≁) </text:span><text:span text:style-name="T229">that will do the join along the last axis. </text:span></text:p>
      <text:p text:style-name="P263">Output</text:p>
      <text:p text:style-name="P475">The joined stem. <text:s/><text:span text:style-name="T868">Note that the dimension does not change, but the axis (which refers to the index of the dimension) will. Easiest to look at the example below rather than describe.</text:span></text:p>
      <text:p text:style-name="P263">Examples</text:p>
      <text:p text:style-name="P404">Simplest is best. </text:p>
      <text:p text:style-name="P264"><text:s text:c="3"/>[;5]~[;5]</text:p>
      <text:p text:style-name="P403">[0,1,2,3,4,0,1,2,3,4]</text:p>
      <text:p text:style-name="P265"/>
      <text:p text:style-name="P404"><text:soft-page-break/>This joins the two stems along their zero-th axis and the number of elements on that axis is now 10.</text:p>
      <text:p text:style-name="P263">A larger example</text:p>
      <text:p text:style-name="P475">It is best to have a large example so you can see what is going on. </text:p>
      <text:p text:style-name="P264"><text:s text:c="4"/>q. := [[n(4), 4+n(4)],[8+n(4),12+n(4)], [16+n(5),21+n(5)]]</text:p>
      <text:p text:style-name="P264"><text:s text:c="4"/>w. := 100 + q.</text:p>
      <text:p text:style-name="P264"><text:s text:c="4"/><text:span text:style-name="T867">dim(q.)</text:span></text:p>
      <text:p text:style-name="P264">[<text:span text:style-name="T867">3</text:span>,2,4]</text:p>
      <text:p text:style-name="P264"/>
      <text:p text:style-name="P264"><text:s text:c="4"/>q.</text:p>
      <text:p text:style-name="P264">[</text:p>
      <text:p text:style-name="P264"><text:s/>[[0,1,2,3],[4,5,6,7]],</text:p>
      <text:p text:style-name="P264"><text:s/>[[8,9,10,11],[12,13,14,15]],</text:p>
      <text:p text:style-name="P264"><text:s/>[[16,17,18,19,20],[21,22,23,24,25]]</text:p>
      <text:p text:style-name="P264">]</text:p>
      <text:p text:style-name="P264"><text:s text:c="4"/>w.</text:p>
      <text:p text:style-name="P264">[</text:p>
      <text:p text:style-name="P264"><text:s/>[[100,101,102,103],[104,105,106,107]],</text:p>
      <text:p text:style-name="P264"><text:s/>[[108,109,110,111],[112,113,114,115]],</text:p>
      <text:p text:style-name="P264"><text:s/>[[116,117,118,119,120],[121,122,123,124,125]]</text:p>
      <text:p text:style-name="P264">]</text:p>
      <text:p text:style-name="P265"/>
      <text:p text:style-name="P613">So w. and q. have the same dimension. Invoking <text:span text:style-name="T271">join</text:span> without an axis means the join along the zeroth axis. This means that the zeroth dimension will change:</text:p>
      <text:p text:style-name="P264"><text:s text:c="2"/>// also q.~w.<text:line-break/> <text:s text:c="2"/>z. := join(q.,w.)</text:p>
      <text:p text:style-name="P264"><text:s text:c="3"/>dim(<text:span text:style-name="T674">z.</text:span>)</text:p>
      <text:p text:style-name="P264">[6,2,4]</text:p>
      <text:p text:style-name="P264"><text:line-break/> // <text:s/>* <text:s text:c="2"/>&lt;--- You are here<text:line-break/> // <text:s/>z.i.j.k<text:line-break/> join(q.,w.,<text:span text:style-name="T778">0</text:span>)<text:line-break/>[<text:line-break/> [[0,1,2,3],[4,5,6,7]],<text:line-break/> [[8,9,10,11],[12,13,14,15]],<text:line-break/> [[16,17,18,19,20],[21,22,23,24,25]],<text:line-break/> [[100,101,102,103],[104,105,106,107]],<text:line-break/> [[108,109,110,111],[112,113,114,115]],<text:line-break/> [[116,117,118,119,120],[121,122,123,124,125]]<text:line-break/>]</text:p>
      <text:p text:style-name="P265"><text:line-break/><text:span text:style-name="T271">result </text:span>is list of combined lengths size(z.) == size(q.) + size(w.)</text:p>
      <text:p text:style-name="P407">the second argument is treated as a list and just tacked on to the first.</text:p>
      <text:p text:style-name="P264"><text:s text:c="3"/>z. := <text:s/>join(q., w., <text:span text:style-name="T778">1</text:span>)</text:p>
      <text:p text:style-name="P264"><text:s text:c="3"/><text:span text:style-name="T867">dim(z.)</text:span></text:p>
      <text:p text:style-name="P264">[3,4,4]<text:line-break/> // <text:s text:c="2"/>* <text:s/>&lt;--- You are here<text:line-break/> // z.i.j.k<text:line-break/>[<text:line-break/> [[0,1,2,3],[4,5,6,7],[100,101,102,103],[104,105,106,107]],<text:line-break/> [[8,9,10,11],[12,13,14,15],[108,109,110,111],[112,113,114,115]],<text:line-break/><text:soft-page-break/> [[16,17,18,19,20],[21,22,23,24,25],[116,117,118,119,120],[121,122,123,124,125]]<text:line-break/>]</text:p>
      <text:p text:style-name="P265"><text:line-break/><text:span text:style-name="T271">z.</text:span> has same shape, but <text:span text:style-name="T271">z.k == q.k ~ w.k</text:span></text:p>
      <text:p text:style-name="P407">This tacks all the first entries together</text:p>
      <text:p text:style-name="P264"><text:s text:c="3"/>z. := join(q.,w., <text:span text:style-name="T778">2</text:span>)</text:p>
      <text:p text:style-name="P264"><text:s text:c="3"/>dim(<text:span text:style-name="T674">z.</text:span>)</text:p>
      <text:p text:style-name="P264">[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65"><text:line-break/><text:span text:style-name="T271">z.</text:span> now has size(<text:span text:style-name="T271">z.</text:span><text:span text:style-name="T328">i.k</text:span>)<text:span text:style-name="T271"> == size(q.</text:span><text:span text:style-name="T328">i.</text:span><text:span text:style-name="T271">k) + size(w.</text:span><text:span text:style-name="T328">i.</text:span><text:span text:style-name="T271">k)</text:span></text:p>
      <text:p text:style-name="P264"><text:s text:c="3"/>z. := <text:s/>join(q.,w., <text:span text:style-name="T778">3</text:span>)</text:p>
      <text:p text:style-name="P405">rank error</text:p>
      <text:p text:style-name="P474"/>
      <text:p text:style-name="P406">A rank error happens if you exceed the actual entries of the stem. </text:p>
      <text:p text:style-name="P475"/>
      <text:p text:style-name="P263">A more concrete example</text:p>
      <text:p text:style-name="P407">Let us say you wanted to create functions that produce pairs of values for a plotting program (such as gnuplot). In QDL you could just create a function:</text:p>
      <text:p text:style-name="P408"><text:bookmark-start text:name="__DdeLink__29773_1407990171"/>define[</text:p>
      <text:p text:style-name="P264"><text:span text:style-name="T778"><text:s text:c="3"/>plot(</text:span><text:span text:style-name="T781">@</text:span><text:span text:style-name="T778">f(), </text:span><text:span text:style-name="T676">x.</text:span><text:span text:style-name="T778">)</text:span></text:p>
      <text:p text:style-name="P408">][</text:p>
      <text:p text:style-name="P264"><text:span text:style-name="T778"><text:s text:c="3"/></text:span><text:span text:style-name="T779">x. := </text:span><text:span text:style-name="T873">n(</text:span><text:span text:style-name="T874">size(x.)</text:span><text:span text:style-name="T873">,1,</text:span><text:span text:style-name="T676">x.</text:span><text:span text:style-name="T873">)</text:span><text:span text:style-name="T779">; // </text:span><text:span text:style-name="T874">resize x to nx1 column vector. </text:span></text:p>
      <text:p text:style-name="P264"><text:span text:style-name="T778"><text:s text:c="3"/></text:span><text:span text:style-name="T779">return(x.</text:span><text:span text:style-name="T888">~|</text:span><text:span text:style-name="T874">f(x</text:span><text:span text:style-name="T779">.</text:span><text:span text:style-name="T874">)</text:span><text:span text:style-name="T780">)</text:span><text:span text:style-name="T779">; // </text:span><text:span text:style-name="T679">note that</text:span><text:span text:style-name="T888"> x.~|f(x.) == join(x., f(x.), -1)</text:span></text:p>
      <text:p text:style-name="P408">];<text:bookmark-end text:name="__DdeLink__29773_1407990171"/></text:p>
      <text:p text:style-name="P265"/>
      <text:p text:style-name="P265"><text:span text:style-name="T779">This evaluates whatever the function is </text:span><text:span text:style-name="T873">on the column vector</text:span><text:span text:style-name="T779">. The result is a join of the x. and </text:span><text:span text:style-name="T874">f(x</text:span><text:span text:style-name="T779">.</text:span><text:span text:style-name="T874">) </text:span><text:span text:style-name="T888">along their last axis</text:span><text:span text:style-name="T779">, so that inputs and outputs are together. This can be written very easily to a comma delimited file (e.g.) or perhaps just dumped as a JSON string and the plotting program can then read it. </text:span><text:span text:style-name="T780">In QDL you generally describe what you need the data to do, such as here, make some values and glom them together. </text:span><text:span text:style-name="T874">See also the laminate function in the extension module.</text:span></text:p>
      <text:p text:style-name="P265"/>
      <text:h text:style-name="P1000" text:outline-level="2">keys</text:h>
      <text:p text:style-name="P263">Description</text:p>
      <text:p text:style-name="P614">Return a <text:span text:style-name="T562">stem </text:span>of the keys for a given stem variable.</text:p>
      <text:p text:style-name="P263"><text:soft-page-break/>Usage</text:p>
      <text:p text:style-name="P264">keys(arg.<text:span text:style-name="T853">{</text:span><text:span text:style-name="T748">,</text:span><text:span text:style-name="T651">scalars_only</text:span><text:span text:style-name="T748"> | </text:span><text:span text:style-name="T651">var_type</text:span><text:span text:style-name="T672">}</text:span>)</text:p>
      <text:p text:style-name="P263">Arguments</text:p>
      <text:p text:style-name="P614"><text:span text:style-name="T748">arg. = </text:span>A stem variable. Remember that the entire stem is referenced by just the head + “.” </text:p>
      <text:p text:style-name="P616"><text:span text:style-name="T271">scalars_only</text:span> = <text:span text:style-name="T745">(</text:span><text:span text:style-name="T853">optional</text:span><text:span text:style-name="T745"> boolean) </text:span>if true lists only the keys that are for scalars. If false, only the keys for stems are listed. If this is omitted, all keys are returned.</text:p>
      <text:p text:style-name="P414"><text:span text:style-name="T417">var_type </text:span><text:span text:style-name="T123">= </text:span><text:span text:style-name="T178">(optional)</text:span><text:span text:style-name="T123"> The variable type as an integer. If this is specified then only indices with a value of that type are returned.</text:span></text:p>
      <text:p text:style-name="P263">Output</text:p>
      <text:p text:style-name="P614">A <text:span text:style-name="T562">stem </text:span>of keys where <text:span text:style-name="T562">every key has itself as the value</text:span>. </text:p>
      <text:p text:style-name="P263">Examples</text:p>
      <text:p text:style-name="P410">Example. Let's say you have the following stem variable”</text:p>
      <text:p text:style-name="P264"><text:bookmark-start text:name="__DdeLink__6579_2900298203"/><text:s text:c="2"/>sourceStem.rule :='One Ring to rule them all';</text:p>
      <text:p text:style-name="P264"><text:s text:c="2"/>sourceStem.find := 'One Ring to find them';</text:p>
      <text:p text:style-name="P264"><text:s text:c="2"/>sourceStem.bring := 'One Ring to bring them all';</text:p>
      <text:p text:style-name="P264"><text:s text:c="2"/>sourceStem.bind := 'and in the darkness bind them';</text:p>
      <text:p text:style-name="P410"><text:bookmark-end text:name="__DdeLink__6579_2900298203"/></text:p>
      <text:p text:style-name="P410">and you issue </text:p>
      <text:p text:style-name="P409"><text:s text:c="2"/>keys(sourceStem.)</text:p>
      <text:p text:style-name="P409">{bind:bind, </text:p>
      <text:p text:style-name="P409"><text:s/>find:find, </text:p>
      <text:p text:style-name="P409"><text:s/>bring:bring, </text:p>
      <text:p text:style-name="P409"><text:s/>rule:rule}<text:line-break/></text:p>
      <text:p text:style-name="P10">Note<text:span text:style-name="T97"> that there is no canonical order to keys, </text:span><text:span text:style-name="T98">so the keys to </text:span><text:span text:style-name="T447">sourceStem.</text:span><text:span text:style-name="T98"> Can appear in any order in the result.</text:span></text:p>
      <text:p text:style-name="P65">This is extremely useful with <text:span text:style-name="T22">e.g</text:span>. the rename function. S<text:span text:style-name="T564">o</text:span> you can get all the keys, change their values and rename them.</text:p>
      <text:p text:style-name="P263">Examples of filtering</text:p>
      <text:p text:style-name="P618">Let us take the following example of a stem with various types of entries</text:p>
      <text:p text:style-name="P264"><text:s text:c="3"/>a. := ['a',<text:span text:style-name="T651">null</text:span>,<text:span text:style-name="T748">['x','y']</text:span>,2]~{'p':123.34, 'q': -321, '<text:span text:style-name="T748">r':false</text:span>}</text:p>
      <text:p text:style-name="P264"><text:s text:c="4"/>keys(a.)</text:p>
      <text:p text:style-name="P264">[ 0, 1, 2, 3]~{ p:p, q:q, r:r}</text:p>
      <text:p text:style-name="P265"/>
      <text:p text:style-name="P618">Returns every key. remember that the values for the variables types are in </text:p>
      <text:p text:style-name="P264"><text:s text:c="2"/>constants('var_type')</text:p>
      <text:p text:style-name="P264"><text:soft-page-break/>{</text:p>
      <text:p text:style-name="P264"><text:s/>boolean:1,</text:p>
      <text:p text:style-name="P264"><text:s/>string:3,</text:p>
      <text:p text:style-name="P264"><text:s/>null:0,</text:p>
      <text:p text:style-name="P264"><text:s/>integer:2,</text:p>
      <text:p text:style-name="P264"><text:s/>decimal:5,</text:p>
      <text:p text:style-name="P264"><text:s/>stem:4,</text:p>
      <text:p text:style-name="P264"><text:s/>undefined:-1</text:p>
      <text:p text:style-name="P264">}</text:p>
      <text:p text:style-name="P265"/>
      <text:p text:style-name="P618">To get the filter keys for the boolean entries only</text:p>
      <text:p text:style-name="P264"><text:s text:c="2"/>keys(a., 1)</text:p>
      <text:p text:style-name="P264">{r:r}</text:p>
      <text:p text:style-name="P265"/>
      <text:p text:style-name="P619">To get the null entries:</text:p>
      <text:p text:style-name="P264"><text:s text:c="2"/>keys(a., <text:span text:style-name="T750">0</text:span>)</text:p>
      <text:p text:style-name="P264">{<text:span text:style-name="T750">1</text:span>:<text:span text:style-name="T750">1</text:span>}</text:p>
      <text:p text:style-name="P618"/>
      <text:p text:style-name="P620">To get only the integers</text:p>
      <text:p text:style-name="P264"><text:s text:c="2"/>keys(a., 2)</text:p>
      <text:p text:style-name="P264">{q:q,3:3}</text:p>
      <text:p text:style-name="P618"/>
      <text:p text:style-name="P618">To get only the stem entries (vs. scalar)</text:p>
      <text:p text:style-name="P264"><text:s text:c="2"/>keys(a., false)</text:p>
      <text:p text:style-name="P264">{2:2}</text:p>
      <text:p text:style-name="P264"><text:s text:c="2"/>a.2 // <text:span text:style-name="T748">just checking</text:span></text:p>
      <text:p text:style-name="P264">[x,y]</text:p>
      <text:p text:style-name="P618"/>
      <text:p text:style-name="P620">How to get only the entries that are scalar valued</text:p>
      <text:p text:style-name="P264"><text:s text:c="2"/>keys(a., true)</text:p>
      <text:p text:style-name="P264">{</text:p>
      <text:p text:style-name="P264"><text:s/>p:p,</text:p>
      <text:p text:style-name="P264"><text:s/>q:q,</text:p>
      <text:p text:style-name="P264"><text:s/>r:r,</text:p>
      <text:p text:style-name="P264"><text:s/>0:0,</text:p>
      <text:p text:style-name="P264"><text:s/>1:1,</text:p>
      <text:p text:style-name="P264"><text:s/>3:3</text:p>
      <text:p text:style-name="P264">}</text:p>
      <text:p text:style-name="P618"/>
      <text:p text:style-name="P620">Again, part of the contract for this call is that there is <text:span text:style-name="T1">no</text:span><text:span text:style-name="T97"> canonical ordering, since there cannot be for stem keys generally.</text:span></text:p>
      <text:p text:style-name="P263">An example to rename keys</text:p>
      <text:p text:style-name="P44">Let us say we had the following stem with these keys (which were generated someplace else and we imported, <text:span text:style-name="T22">e.g</text:span>., from JSON):</text:p>
      <text:p text:style-name="P264"><text:soft-page-break/><text:s text:c="2"/>b.OA2_foo := 'a';</text:p>
      <text:p text:style-name="P264"><text:s text:c="2"/>b.OA2_woof := 'b';</text:p>
      <text:p text:style-name="P264"><text:s text:c="2"/>b.OA2_arf := 'c';</text:p>
      <text:p text:style-name="P264"><text:s text:c="2"/>b.fnord := 'd'; <text:s text:c="5"/></text:p>
      <text:p text:style-name="P264"><text:s text:c="2"/>b.</text:p>
      <text:p text:style-name="P264">{</text:p>
      <text:p text:style-name="P264"><text:s/>OA2_arf:c, </text:p>
      <text:p text:style-name="P264"><text:s/>OA2_foo:a, </text:p>
      <text:p text:style-name="P264"><text:s/>OA2_woof:b, </text:p>
      <text:p text:style-name="P264"><text:s/>fnord:d</text:p>
      <text:p text:style-name="P264">}</text:p>
      <text:p text:style-name="P621"><text:line-break/>The <text:span text:style-name="T845">list_</text:span>keys() command gives the following</text:p>
      <text:p text:style-name="P264"><text:s text:c="2"/><text:span text:style-name="T845">list_</text:span>keys(b.)</text:p>
      <text:p text:style-name="P264"><text:span text:style-name="T845">[</text:span>OA2_arf,<text:span text:style-name="T565"> fnord, </text:span>OA2_foo, OA2_woof]</text:p>
      <text:p text:style-name="P621"/>
      <text:p text:style-name="P621">To rename all the keys so that any with the OA2_ prefix are changed, issue</text:p>
      <text:p text:style-name="P264"><text:s text:c="4"/>remap(b., list_keys(b.), list_keys(b.) - 'OA2_')</text:p>
      <text:p text:style-name="P264">{</text:p>
      <text:p text:style-name="P264"><text:s/>arf:c, </text:p>
      <text:p text:style-name="P264"><text:s/>foo:a, </text:p>
      <text:p text:style-name="P264"><text:s/>fnord:d, </text:p>
      <text:p text:style-name="P264"><text:s/>woof:b</text:p>
      <text:p text:style-name="P264">}</text:p>
      <text:p text:style-name="P621"/>
      <text:p text:style-name="P263">E<text:span text:style-name="T721">xample contrasting shuffle with rename_keys</text:span></text:p>
      <text:p text:style-name="P622">This creates a list <text:span text:style-name="T271">[2,9,16,23,30,37,44]</text:span> of 7 elements. Fi<text:span text:style-name="T749">r</text:span>st we simple reorder them. Note that the length of the left argument is 7 and that every index is represented:</text:p>
      <text:p text:style-name="P264"><text:s/>shuffle(2+<text:span text:style-name="T671">n</text:span>(7)*7, [6,4,2,5,3,1,0])</text:p>
      <text:p text:style-name="P264">[44,30,16,37,23,9,2]</text:p>
      <text:p text:style-name="P265"/>
      <text:p text:style-name="P265">In the next <text:span text:style-name="T721">example, we just rename key 0 (only index on </text:span><text:span text:style-name="T722">right</text:span><text:span text:style-name="T721">) to 15. The display is no longer with square brackets because it is, properly speaking, no longer a list.</text:span></text:p>
      <text:p text:style-name="P264"><text:s text:c="2"/>rename_keys(2+<text:span text:style-name="T671">n</text:span>(7)*7, [15])</text:p>
      <text:p text:style-name="P264">{</text:p>
      <text:p text:style-name="P264"><text:s/>1:9,</text:p>
      <text:p text:style-name="P264"><text:s/>2:16,</text:p>
      <text:p text:style-name="P264"><text:s/>3:23,</text:p>
      <text:p text:style-name="P264"><text:s/>4:30,</text:p>
      <text:p text:style-name="P264"><text:s/>5:37,</text:p>
      <text:p text:style-name="P264"><text:s/>6:44,</text:p>
      <text:p text:style-name="P264"><text:s/>15:2</text:p>
      <text:p text:style-name="P264">}</text:p>
      <text:p text:style-name="P265"/>
      <text:p text:style-name="P623">To be exhaustive you can also use stem notation for the left side in this case, even though it is also a list:</text:p>
      <text:p text:style-name="P264"><text:s text:c="2"/>rename_keys(2+<text:span text:style-name="T671">n</text:span>(7)*7, {0:15})</text:p>
      <text:p text:style-name="P264"><text:soft-page-break/>{</text:p>
      <text:p text:style-name="P264"><text:s/>1:9,</text:p>
      <text:p text:style-name="P264"><text:s/>2:16,</text:p>
      <text:p text:style-name="P264"><text:s/>3:23,</text:p>
      <text:p text:style-name="P264"><text:s/>4:30,</text:p>
      <text:p text:style-name="P264"><text:s/>5:37,</text:p>
      <text:p text:style-name="P264"><text:s/>6:44,</text:p>
      <text:p text:style-name="P264"><text:s/>15:2</text:p>
      <text:p text:style-name="P264">}</text:p>
      <text:p text:style-name="P265"/>
      <text:h text:style-name="P997" text:outline-level="2">kill</text:h>
      <text:p text:style-name="P263">Description</text:p>
      <text:p text:style-name="P268">Stop (aka kill) a forked process.</text:p>
      <text:p text:style-name="P263">Usage</text:p>
      <text:p text:style-name="P264">kill(pid)</text:p>
      <text:p text:style-name="P266">Arguments</text:p>
      <text:p text:style-name="P268">pid - an integer that is the unique process identification number returned from the <text:span text:style-name="T271">fork</text:span> function.</text:p>
      <text:p text:style-name="P263">Output</text:p>
      <text:p text:style-name="P268">There are two possible values. A 1 indicates success, a 0 indicates failure.</text:p>
      <text:p text:style-name="P263">Examples</text:p>
      <text:p text:style-name="P264"><text:s text:c="3"/>kill(42)</text:p>
      <text:p text:style-name="P267">1</text:p>
      <text:p text:style-name="P265"/>
      <text:p text:style-name="P268">Stops the process with pid 42. The result indicates that process has been successfully terminated.</text:p>
      <text:p text:style-name="P268"/>
      <text:h text:style-name="P997" text:outline-level="2"><text:span text:style-name="T982">l</text:span>cm</text:h>
      <text:p text:style-name="P624"><text:span text:style-name="T1068">The least common multiple of two numbers. </text:span>See transcendental functions</text:p>
      <text:h text:style-name="P1001" text:outline-level="2">lib_entries</text:h>
      <text:p text:style-name="Heading">Description</text:p>
      <text:p text:style-name="P771">Either query the current library entries or add to them.</text:p>
      <text:p text:style-name="P772"><text:soft-page-break/>Usage</text:p>
      <text:p text:style-name="P773">lib_entries()</text:p>
      <text:p text:style-name="P942">lib_entries(class_path)</text:p>
      <text:p text:style-name="P773">lib_entries(key, stem.)</text:p>
      <text:p text:style-name="Heading">Arguments</text:p>
      <text:p text:style-name="Text_20_body"><text:span text:style-name="T1011">none – query the current library, equivalent to issuing </text:span><text:span text:style-name="T382">info().lib</text:span>.</text:p>
      <text:p text:style-name="P943">class_path – If you have an instance fo LibLoader, you may have the system use that. This is the analog of loading the library entries in the configuration’s <text:span text:style-name="T415">&lt;module lib_loader=”class_path”&gt;</text:span> element</text:p>
      <text:p text:style-name="P771">key – the key where the stem. Is attache<text:span text:style-name="T1012">d</text:span></text:p>
      <text:p text:style-name="P771">stem. - a simple stem of key value pairs <text:span text:style-name="T1012">or similar stems</text:span>. The key is a short name and the value is the full java class path to the module.</text:p>
      <text:p text:style-name="Heading">Output</text:p>
      <text:p text:style-name="P771">The complete, new value of the library.</text:p>
      <text:p text:style-name="Heading">Example</text:p>
      <text:p text:style-name="P748">The OA4MP modules (which are usually loaded in the configuration) could be added like so:</text:p>
      <text:p text:style-name="P747">oa2_lib. := </text:p>
      <text:p text:style-name="P746">{'client':</text:p>
      <text:p text:style-name="P746"><text:s text:c="2"/>{ <text:s text:c="6"/>'clc':'edu.uiuc.ncsa.oa2.qdl.CLCLoader', </text:p>
      <text:p text:style-name="P746"><text:s text:c="11"/>'cm':'edu.uiuc.ncsa.oa2.qdl.CMLoader',</text:p>
      <text:p text:style-name="P746"><text:s text:c="8"/>'store':'edu.uiuc.ncsa.oa2.qdl.storage.StoreAccessLoader',</text:p>
      <text:p text:style-name="P746"><text:s text:c="3"/>'test_utils':'edu.uiuc.ncsa.oa2.qdl.testUtils.TestUtilModule'</text:p>
      <text:p text:style-name="P746"><text:s text:c="2"/>},</text:p>
      <text:p text:style-name="P746">'util':</text:p>
      <text:p text:style-name="P746"><text:s text:c="2"/>{ <text:s text:c="2"/>'acl':'edu.uiuc.ncsa.myproxy.oa4mp.qdl.acl.ACLoader',</text:p>
      <text:p text:style-name="P746"><text:s text:c="3"/>'claims':'edu.uiuc.ncsa.myproxy.oa4mp.qdl.claims.ClaimsLoader',</text:p>
      <text:p text:style-name="P746"><text:s text:c="6"/>'jwt':'edu.uiuc.ncsa.myproxy.oa4mp.qdl.util.JWTLoader'</text:p>
      <text:p text:style-name="P746"><text:s text:c="2"/>}</text:p>
      <text:p text:style-name="P746">};</text:p>
      <text:p text:style-name="P746"><text:s text:c="3"/><text:span text:style-name="T1012">lib_entries('oa2', oa2_lib.);</text:span></text:p>
      <text:p text:style-name="P746">// <text:span text:style-name="T1012">lots of stuff</text:span></text:p>
      <text:p text:style-name="Text_20_body"/>
      <text:p text:style-name="P943">Alternately, just use the class path directly:</text:p>
      <text:p text:style-name="Preformatted_20_Text"><text:s text:c="3"/>lib_loader('org.oa4mp.server.qdl.OA2LibLoader2')</text:p>
      <text:p text:style-name="Standard"/>
      <text:h text:style-name="P1002" text:outline-level="2">lib_support</text:h>
      <text:p text:style-name="Heading">Description</text:p>
      <text:p text:style-name="P932">Query or change the library support facility in QDL. By <text:span text:style-name="T22">library support </text:span><text:span text:style-name="T123">we mean that scripts in directories may be seamlessly integrated into the QDL environment, allowing them to be extensions. </text:span><text:soft-page-break/><text:span text:style-name="T216">Note that by default, this is disabled. Also, if there is no path explicitly set, the default is the directory from which QDL is started.</text:span></text:p>
      <text:p text:style-name="P41">Usage</text:p>
      <text:p text:style-name="P40"><text:bookmark-start text:name="__DdeLink__2695006_1942195916"/>lib_support()</text:p>
      <text:p text:style-name="P935"><text:span text:style-name="T123">lib_support(enabled</text:span><text:span text:style-name="T22">)</text:span></text:p>
      <text:p text:style-name="P40">lib_support(mode)</text:p>
      <text:p text:style-name="P40">lib_support(path.)</text:p>
      <text:p text:style-name="P40">lib_support(arg.)<text:bookmark-end text:name="__DdeLink__2695006_1942195916"/></text:p>
      <text:p text:style-name="P39">Arguments</text:p>
      <text:p text:style-name="P40">none – query current status. Result is a stem of current values</text:p>
      <text:p text:style-name="P935">enabled – (boolean) <text:s/>toggle support on (true) or off (false)</text:p>
      <text:p text:style-name="P935">mode – (string) the mode to run scripts in. Options are the <text:span text:style-name="T1">load </text:span><text:span text:style-name="T97">or </text:span><text:span text:style-name="T1">run</text:span><text:span text:style-name="T97">. These are direct analogs to </text:span><text:span text:style-name="T1">script_load </text:span><text:span text:style-name="T97"><text:s/>and </text:span><text:span text:style-name="T1">script_run</text:span><text:span text:style-name="T97">.</text:span></text:p>
      <text:p text:style-name="P76">Path. – (list) a list of strings that are paths for the library</text:p>
      <text:p text:style-name="P76">arg. – most general stem that configures this facility. The form is</text:p>
      <text:p text:style-name="P934"><text:bookmark-start text:name="__DdeLink__2792360_1942195916"/>{'enabled' : true | false,</text:p>
      <text:p text:style-name="P934"><text:s/>'mode' : 'load' | 'run',</text:p>
      <text:p text:style-name="P934"><text:s/>'path' : ['path0',…]</text:p>
      <text:p text:style-name="P934">}<text:bookmark-end text:name="__DdeLink__2792360_1942195916"/></text:p>
      <text:p text:style-name="Text_20_body"/>
      <text:p text:style-name="P926">Output</text:p>
      <text:p text:style-name="P935">If no arguments, the current state. Otherwise, the previously set value.</text:p>
      <text:p text:style-name="P936">See the reference manual for the section <text:span text:style-name="T19">Extending QDL with the library facility</text:span> <text:span text:style-name="T1131">for more</text:span>.</text:p>
      <text:h text:style-name="P983" text:outline-level="2"><text:span text:style-name="T562">list</text:span><text:span text:style-name="T495">_keys</text:span></text:h>
      <text:p text:style-name="P271">Description</text:p>
      <text:p text:style-name="P615">Return a list of the keys for a given stem variable. <text:span text:style-name="T747">It allows masking by value type.</text:span></text:p>
      <text:p text:style-name="P271">Usage</text:p>
      <text:p text:style-name="P272"><text:span text:style-name="T562">list_</text:span>keys(arg.<text:span text:style-name="T853">{</text:span><text:span text:style-name="T638">,scalars_only </text:span><text:span text:style-name="T745">| var_type</text:span><text:span text:style-name="T853">}</text:span>)</text:p>
      <text:p text:style-name="P271"><text:soft-page-break/>Arguments</text:p>
      <text:p text:style-name="P615"><text:span text:style-name="T288">arg. </text:span><text:span text:style-name="T638">= </text:span>A stem variable. Remember that the entire stem is referenced by just the head + “.” </text:p>
      <text:p text:style-name="P617"><text:span text:style-name="T271">scalars_only</text:span> = <text:span text:style-name="T745">(a boolean) </text:span>if true lists only the keys that are for scalars. If false, only the keys for stems are listed. If this is omitted, all keys are returned.</text:p>
      <text:p text:style-name="P413"><text:span text:style-name="T271">var_type </text:span>= <text:span text:style-name="T853">(optional) </text:span>The variable type as an integer. If this is specified then only indices with a value of that type are returned.</text:p>
      <text:p text:style-name="P271">Output</text:p>
      <text:p text:style-name="P274">A list of keys where the new keys are cardinals and the values are the keys in the original stem. <text:span text:style-name="T563">See also the </text:span><text:span text:style-name="T26">keys()</text:span><text:span text:style-name="T135"> function. </text:span><text:span text:style-name="T160">The difference is that this is list but </text:span><text:span text:style-name="T49">keys()</text:span><text:span text:style-name="T160"> returns the set of keys. This is useful for reshuffling indices.</text:span></text:p>
      <text:p text:style-name="P271">Examples</text:p>
      <text:p text:style-name="P411">Example. Let's say you have the following stem variable”</text:p>
      <text:p text:style-name="P272"><text:s text:c="2"/>sourceStem.rule :='One Ring to rule them all';</text:p>
      <text:p text:style-name="P272"><text:s text:c="2"/>sourceStem.find := 'One Ring to find them';</text:p>
      <text:p text:style-name="P272"><text:s text:c="2"/>sourceStem.bring := 'One Ring to bring them all';</text:p>
      <text:p text:style-name="P272"><text:s text:c="2"/>sourceStem.bind := 'and in the darkness bind them';</text:p>
      <text:p text:style-name="P411"/>
      <text:p text:style-name="P411">and you issue </text:p>
      <text:p text:style-name="P272"><text:s text:c="2"/>list_keys(sourceStem.)</text:p>
      <text:p text:style-name="P272">[bind,find,bring,rule]</text:p>
      <text:p text:style-name="P274"/>
      <text:p text:style-name="P274">And to just list the scalar indices (note that strings are treated as scalars<text:span text:style-name="T744">)</text:span>:</text:p>
      <text:p text:style-name="P274"/>
      <text:p text:style-name="P272"><text:s text:c="2"/>list_keys(sourceStem., true)</text:p>
      <text:p text:style-name="P272">[bind,find,bring,rule]</text:p>
      <text:p text:style-name="P274"><text:line-break/>If you tried to list just the keys for the stems, you would get an empty list back:</text:p>
      <text:p text:style-name="P11"><text:line-break/>Note<text:span text:style-name="T97"> that there is no canonical order to keys, </text:span><text:span text:style-name="T98">so the keys to </text:span><text:span text:style-name="T447">sourceStem.</text:span><text:span text:style-name="T98"> Can appear in any order in the result.</text:span></text:p>
      <text:p text:style-name="P269"><text:span text:style-name="T98">E</text:span><text:span text:style-name="T97">xample:Masking</text:span></text:p>
      <text:p text:style-name="P270"><text:span text:style-name="T97">Let us say you issued a complex statement using </text:span><text:span text:style-name="T93">mask(), </text:span><text:span text:style-name="T220">like</text:span></text:p>
      <text:p text:style-name="P272"><text:s text:c="2"/>ww. := random(<text:span text:style-name="T747">4</text:span>, 8)</text:p>
      <text:p text:style-name="P272"><text:s text:c="2"/>ww.</text:p>
      <text:p text:style-name="P272">[</text:p>
      <text:p text:style-name="P272"><text:s/>5652543194030156086,</text:p>
      <text:p text:style-name="P272"><text:soft-page-break/><text:s/>6244984374016755256,</text:p>
      <text:p text:style-name="P272"><text:s/>3047862711518522798,</text:p>
      <text:p text:style-name="P272"><text:s/>2011719346505809871</text:p>
      <text:p text:style-name="P272">]</text:p>
      <text:p text:style-name="P270">we need to grab the one element that has remainder 11 after division by 17 (this generates an example where one of the ones in the middle is what we want) so we use <text:span text:style-name="T22">mask()</text:span><text:span text:style-name="T123">:</text:span></text:p>
      <text:p text:style-name="P272"><text:s text:c="2"/>mask(ww., mod(ww., 17)==11)</text:p>
      <text:p text:style-name="P272">{</text:p>
      <text:p text:style-name="P272"><text:s/>3:2011719346505809871</text:p>
      <text:p text:style-name="P272">}</text:p>
      <text:p text:style-name="P274"><text:span text:style-name="T123"><text:s/>which dutifully informs us that the 3</text:span><text:span text:style-name="T513">rd</text:span><text:span text:style-name="T123"> element is the one we want. To actually grab this, you can use </text:span><text:span text:style-name="T22">list_keys()</text:span><text:span text:style-name="T123"> and stem resolution:</text:span></text:p>
      <text:p text:style-name="P272"><text:s text:c="3"/>k. := list_keys(mask(ww., mod(ww., 17)==11));</text:p>
      <text:p text:style-name="P272"><text:s text:c="3"/>ww.k.0</text:p>
      <text:p text:style-name="P272">2011719346505809871</text:p>
      <text:p text:style-name="P271"><text:span text:style-name="T98">A</text:span><text:span text:style-name="T97">nother example: </text:span><text:span text:style-name="T101">looping</text:span><text:span text:style-name="T97"> </text:span></text:p>
      <text:p text:style-name="P57">Let us say that you got the above key set. How might you use it? In a loop:</text:p>
      <text:p text:style-name="P272">while[</text:p>
      <text:p text:style-name="P272"><text:s text:c="3"/><text:span text:style-name="T495">for_keys</text:span>(<text:span text:style-name="T495">j, </text:span>var.)</text:p>
      <text:p text:style-name="P272">]do[</text:p>
      <text:p text:style-name="P272"><text:s text:c="3"/>sourceStem.var.j // … do stuff with this</text:p>
      <text:p text:style-name="P272">];</text:p>
      <text:p text:style-name="P57">which loops through all the values in source stem. </text:p>
      <text:p text:style-name="P271"><text:span text:style-name="T123">Another example</text:span>: getting only values of a certain type.</text:p>
      <text:p text:style-name="P272"><text:s text:c="4"/>q. := {'a':['p','q'],'b':'r', 'c':false,'d':123.345,'e':42}</text:p>
      <text:p text:style-name="P412"><text:s text:c="4"/>list_keys(q., 2); // 2 is the variable type for integers</text:p>
      <text:p text:style-name="P412">[e]</text:p>
      <text:p text:style-name="P413">Meaning, that this is a list for the keys (there is one here) of integer-valued entries in the stem. </text:p>
      <text:p text:style-name="P98">Note:<text:span text:style-name="T220">The following are equivalent</text:span></text:p>
      <text:p text:style-name="P272"><text:s text:c="4"/>list_keys(q., false)</text:p>
      <text:p text:style-name="P415">[a]</text:p>
      <text:p text:style-name="P272"><text:s text:c="4"/>list_keys(q., 4)</text:p>
      <text:p text:style-name="P415">[a]</text:p>
      <text:p text:style-name="P274"/>
      <text:p text:style-name="P273"><text:bookmark-start text:name="__RefHeading___Toc19157_1203596395"/><text:span text:style-name="T746">So it is possible to, </text:span><text:span text:style-name="T48">e.g.</text:span><text:span text:style-name="T159"> loop over only the decimal elements in a stem.</text:span><text:bookmark-end text:name="__RefHeading___Toc19157_1203596395"/></text:p>
      <text:h text:style-name="P1003" text:outline-level="2">log</text:h>
      <text:p text:style-name="P802">The logarithm base 10. See transcendental functions.</text:p>
      <text:h text:style-name="P997" text:outline-level="2">ln</text:h>
      <text:p text:style-name="Text_20_body"><text:span text:style-name="T1050">The natural logarithm. </text:span>See transcendental functions</text:p>
      <text:h text:style-name="P1004" text:outline-level="2"><text:soft-page-break/>load</text:h>
      <text:p text:style-name="Heading">Descr<text:span text:style-name="T1013">i</text:span>ption</text:p>
      <text:p text:style-name="P774">Load, i.e., bring into the current scope, a module or modules so that they may be imported.</text:p>
      <text:p text:style-name="P775">Usage</text:p>
      <text:p text:style-name="Preformatted_20_Text">load(file|class_path{,type})</text:p>
      <text:p text:style-name="P775">Arguments</text:p>
      <text:p text:style-name="P774">file – full path to a QDL module source code.</text:p>
      <text:p text:style-name="P774">class_path – full path in Java to the class. The compiled class must be available to the workspace.</text:p>
      <text:p text:style-name="P708"><text:span text:style-name="T1013">type – The type. Generally this is not needed, but may be</text:span><text:span text:style-name="T383"> 'file' </text:span>or<text:span text:style-name="T383"> 'java'.</text:span><text:span text:style-name="T1013"> </text:span></text:p>
      <text:p text:style-name="P775">Output</text:p>
      <text:p text:style-name="P774">The namespace of the loaded module.</text:p>
      <text:p text:style-name="Heading">Examples</text:p>
      <text:p text:style-name="P774">Loading the built-in basic module tutorial example. Note that this simply gets it read for importing.</text:p>
      <text:p text:style-name="Preformatted_20_Text"><text:s text:c="3"/>load('edu.uiuc.ncsa.qdl.extensions.example.EGLoaderImpl')<text:line-break/>qdl:/examples/java</text:p>
      <text:p text:style-name="P774">The output is the namespace for this module.</text:p>
      <text:h text:style-name="P1005" text:outline-level="2"><text:span text:style-name="T1013">l</text:span>oaded</text:h>
      <text:p text:style-name="Heading">Description</text:p>
      <text:p text:style-name="P774">Return a list of the namespaces for the <text:s/>currently available modules</text:p>
      <text:p text:style-name="Heading">Usage</text:p>
      <text:p text:style-name="Preformatted_20_Text">loaded()</text:p>
      <text:p text:style-name="P774"/>
      <text:p text:style-name="Heading">Arguments</text:p>
      <text:p text:style-name="P774">none</text:p>
      <text:p text:style-name="Heading">Output</text:p>
      <text:p text:style-name="P774">A list of strings that are the namespaces of modules loaded. If there are none, the list is empty.</text:p>
      <text:p text:style-name="Heading"><text:soft-page-break/>Examples</text:p>
      <text:p text:style-name="P774">This is what I have currently on my system.</text:p>
      <text:p text:style-name="Preformatted_20_Text"><text:s text:c="3"/><text:span text:style-name="T1014">l</text:span>oaded()</text:p>
      <text:p text:style-name="Preformatted_20_Text">[qdl:/tools/cli,qdl:/examples/java]</text:p>
      <text:h text:style-name="P1005" text:outline-level="2"><text:line-break/>log</text:h>
      <text:p text:style-name="P265"><text:span text:style-name="T1050">The logarithm function. </text:span>See transcendental functions</text:p>
      <text:h text:style-name="P997" text:outline-level="2" text:is-list-header="true">logger</text:h>
      <text:p text:style-name="Text_20_body">See <text:span text:style-name="T973">debugger</text:span></text:p>
      <text:h text:style-name="Heading_20_2" text:outline-level="2"><text:bookmark-start text:name="__RefHeading___Toc46759_3045913216"/>mask <text:span text:style-name="T949">(⌆)</text:span><text:bookmark-end text:name="__RefHeading___Toc46759_3045913216"/></text:h>
      <text:p text:style-name="P271">Description</text:p>
      <text:p text:style-name="P625">Take a boolean mask of a stem.</text:p>
      <text:p text:style-name="P271">Usage</text:p>
      <text:p text:style-name="P272">mask(target., bit_stem.)</text:p>
      <text:p text:style-name="P801">bit_stem. <text:span text:style-name="T949">⌆ </text:span>target.</text:p>
      <text:p text:style-name="P271">Arguments</text:p>
      <text:p text:style-name="P625"><text:span text:style-name="T271">target</text:span> – the stem variable to acted upon.</text:p>
      <text:p text:style-name="P625"><text:span text:style-name="T457">bit_mask</text:span> – a stem variable with the same keys as target and boolean values. If the value is <text:span text:style-name="T1">true</text:span><text:span text:style-name="T97"> then the entry is kept in the result and if </text:span><text:span text:style-name="T1">false</text:span><text:span text:style-name="T97"> it is not. Note that if there are missing keys then these will not be returned either (so subsetting is still in effect), essentially making them equivalent to </text:span><text:span text:style-name="T1">false</text:span><text:span text:style-name="T97"> entries.</text:span></text:p>
      <text:p text:style-name="P271">Output</text:p>
      <text:p text:style-name="P625">A subset of the target.</text:p>
      <text:p text:style-name="P271">Examples</text:p>
      <text:p text:style-name="P272"><text:s text:c="4"/>header.transport := 'ssl';</text:p>
      <text:p text:style-name="P272"><text:s text:c="4"/>header.<text:span text:style-name="T490">iss := 'OA4MP_agent'</text:span><text:span text:style-name="T491">;</text:span></text:p>
      <text:p text:style-name="P272"><text:s text:c="4"/>header.<text:span text:style-name="T490">idp := 'http://oa4mp.org/idp/secure'</text:span><text:span text:style-name="T491">;</text:span></text:p>
      <text:p text:style-name="P272"><text:s text:c="4"/>header.login_allowed := 'true';</text:p>
      <text:p text:style-name="P272"><text:s text:c="4"/>// case insensitive match </text:p>
      <text:p text:style-name="P272"><text:s text:c="4"/>header. := mask(header., !contains(header., 'oa4mp', false)); </text:p>
      <text:p text:style-name="P272"><text:s text:c="4"/>// This removes every entry containing 'oa4mp'</text:p>
      <text:p text:style-name="P272"><text:s text:c="4"/>say(size(header.);</text:p>
      <text:p text:style-name="P272">2</text:p>
      <text:h text:style-name="P964" text:outline-level="2"><text:soft-page-break/><text:line-break/><text:span text:style-name="T872">max</text:span></text:h>
      <text:p text:style-name="P275">Description</text:p>
      <text:p text:style-name="P277">Compute the maximum of two numbers</text:p>
      <text:p text:style-name="P278">Usage</text:p>
      <text:p text:style-name="P272">max(a,<text:span text:style-name="T872">b)</text:span></text:p>
      <text:p text:style-name="P278">Arguments</text:p>
      <text:p text:style-name="P274">a - <text:span text:style-name="T872">a number or stem of numbers</text:span></text:p>
      <text:p text:style-name="P277">b - a number or stem of numbers</text:p>
      <text:p text:style-name="P278">Output</text:p>
      <text:p text:style-name="P274">The largest of the <text:span text:style-name="T872">two arguments.</text:span></text:p>
      <text:p text:style-name="P278">Example.</text:p>
      <text:p text:style-name="P276"><text:s text:c="3"/>max(3,2.5)</text:p>
      <text:p text:style-name="P276">3</text:p>
      <text:p text:style-name="P276"><text:s text:c="3"/>max([-2,5],[2,4])</text:p>
      <text:p text:style-name="P276">[2,5]</text:p>
      <text:p text:style-name="P276"/>
      <text:h text:style-name="Heading_20_2" text:outline-level="2"><text:bookmark-start text:name="__RefHeading___Toc19149_1203596395"/>min<text:bookmark-end text:name="__RefHeading___Toc19149_1203596395"/></text:h>
      <text:p text:style-name="P275">Description</text:p>
      <text:p text:style-name="P277">Compute the minimum of two numbers</text:p>
      <text:p text:style-name="P278">Usage</text:p>
      <text:p text:style-name="P272"><text:span text:style-name="T675">min</text:span>(a,<text:span text:style-name="T872">b)</text:span></text:p>
      <text:p text:style-name="P278">Arguments</text:p>
      <text:p text:style-name="P274">a - <text:span text:style-name="T872">a number or stem of numbers</text:span></text:p>
      <text:p text:style-name="P277">b - a number or stem of numbers</text:p>
      <text:p text:style-name="P278">Output</text:p>
      <text:p text:style-name="P274">The <text:span text:style-name="T872">smallest </text:span>of the <text:span text:style-name="T872">two arguments.</text:span></text:p>
      <text:p text:style-name="P278"><text:soft-page-break/>Example.</text:p>
      <text:p text:style-name="P272"><text:span text:style-name="T872"><text:s text:c="3"/></text:span><text:span text:style-name="T675">min</text:span><text:span text:style-name="T872">(3,2.5)</text:span></text:p>
      <text:p text:style-name="P276">2.5</text:p>
      <text:p text:style-name="P272"><text:span text:style-name="T872"><text:s text:c="3"/></text:span><text:span text:style-name="T675">min</text:span><text:span text:style-name="T872">([-2,5],[2,4])</text:span></text:p>
      <text:p text:style-name="P276">[-2,4]</text:p>
      <text:h text:style-name="Heading_20_2" text:outline-level="2">mkdir</text:h>
      <text:p text:style-name="P325">Description</text:p>
      <text:p text:style-name="P538">Make a set of directories in a file system </text:p>
      <text:p text:style-name="P325">Usage</text:p>
      <text:p text:style-name="P538">mkdir(arg)</text:p>
      <text:p text:style-name="P325">Arguments</text:p>
      <text:p text:style-name="P538"><text:span text:style-name="T271">arg</text:span> -- a path. All of the intermediate paths will be created as needed.</text:p>
      <text:p text:style-name="P325">Output</text:p>
      <text:p text:style-name="P538">A boole<text:span text:style-name="T579">an</text:span>, true if the operation succeeded and false otherwise.</text:p>
      <text:p text:style-name="P325">Examples</text:p>
      <text:p text:style-name="P687">An example of trying to make a directory in a read-only VFS will fail:</text:p>
      <text:p text:style-name="P326"><text:s text:c="2"/>mkdir('qdl-vfs#/zip/<text:span text:style-name="T561">foo</text:span>')</text:p>
      <text:p text:style-name="P326">Error: You do not have <text:span text:style-name="T561">permissions </text:span>make directories in the virtual file system</text:p>
      <text:p text:style-name="P326"/>
      <text:p text:style-name="P687">Making a directory in a system that is writeable works fine:</text:p>
      <text:p text:style-name="P326"><text:s text:c="2"/>mkdir('qdl-vfs#/pt/woof-123')</text:p>
      <text:p text:style-name="P326">true</text:p>
      <text:p text:style-name="P325"/>
      <text:h text:style-name="Heading_20_2" text:outline-level="2"><text:bookmark-start text:name="__RefHeading___Toc558_3277173355"/>mod<text:bookmark-end text:name="__RefHeading___Toc558_3277173355"/></text:h>
      <text:p text:style-name="P271">Description</text:p>
      <text:p text:style-name="P209"><text:bookmark-start text:name="__DdeLink__9842_1246888521"/>Compute the modulus, <text:span text:style-name="T22">i.e.</text:span><text:span text:style-name="T123">, the remainder after long division, of two integer.</text:span><text:bookmark-end text:name="__DdeLink__9842_1246888521"/><text:span text:style-name="T123"> <text:s/></text:span><text:span text:style-name="T124">Since there are currently only integers as allowed numbers, this is needed in cases where the remainder is required.</text:span></text:p>
      <text:p text:style-name="P271">Usage</text:p>
      <text:p text:style-name="P272">mod(a,b)</text:p>
      <text:p text:style-name="P271"><text:soft-page-break/>Arguments</text:p>
      <text:p text:style-name="P209">a and b may be either scalars or stems. </text:p>
      <text:p text:style-name="P271">Output</text:p>
      <text:p text:style-name="P282">Examples</text:p>
      <text:p text:style-name="P209">To compute the simple remainder</text:p>
      <text:p text:style-name="P272"><text:s text:c="4"/>say(mod(27,4));</text:p>
      <text:p text:style-name="P272">3</text:p>
      <text:p text:style-name="P209">And sure enough 27/4 = 6 with a remainder of <text:span text:style-name="T1">3</text:span><text:span text:style-name="T97">.</text:span></text:p>
      <text:p text:style-name="P66">A stem example. Computer the remainder of a bunch of values</text:p>
      <text:p text:style-name="P272"><text:s text:c="4"/>a.0 := 11;</text:p>
      <text:p text:style-name="P272"><text:s text:c="4"/>a.1 := 20;</text:p>
      <text:p text:style-name="P272"><text:s text:c="4"/>say(mod(a.,4));</text:p>
      <text:p text:style-name="P141">[3,0]</text:p>
      <text:p text:style-name="P283"/>
      <text:p text:style-name="P209">In this case, since 20 is even<text:span text:style-name="T480">l</text:span>y divisible by 4, the <text:span text:style-name="T479">modulus (aka </text:span>remainder<text:span text:style-name="T479">) </text:span>is 0.</text:p>
      <text:p text:style-name="P271">Another example</text:p>
      <text:p text:style-name="P626">Here is how to make 5 random integers in the range of <text:s/>-18 to 20:</text:p>
      <text:p text:style-name="P272"><text:s text:c="2"/>1 + mod(random(5),20)</text:p>
      <text:p text:style-name="P272">[-5,-12,13,-2,-14]</text:p>
      <text:p text:style-name="P274"/>
      <text:p text:style-name="P274"><text:s/><text:span text:style-name="T590">(The random numbers are signed so the smallest using the mod function could be -19, adding 1 gives us -18.)</text:span></text:p>
      <text:p text:style-name="P274">Or if you prefer all positive numbers in the range of 1 to 20:</text:p>
      <text:p text:style-name="P272"><text:line-break/> <text:s/>1 + abs(mod(random(5),20))</text:p>
      <text:p text:style-name="P272">[16,11,16,2,20]</text:p>
      <text:p text:style-name="P274"/>
      <text:h text:style-name="P1006" text:outline-level="2">module_import</text:h>
      <text:p text:style-name="P829">Description</text:p>
      <text:p text:style-name="Text_20_body"><text:span text:style-name="T91">Deprecated.</text:span><text:span text:style-name="T251"> Import a module to the old module system. </text:span><text:span text:style-name="T252">A module must be loaded (see </text:span><text:span text:style-name="T442">module_load</text:span><text:span text:style-name="T1051">) </text:span><text:span text:style-name="T252">before it can be imported. </text:span><text:span text:style-name="T251"><text:s/>This should no be used for new code. See </text:span><text:span text:style-name="T441">import</text:span>.<text:span text:style-name="T251"> </text:span><text:span text:style-name="T1051">In the old module system, modules were monolithic and had aliases that were globally accessible. The newer system simply assigns them to variables to be used like any other and permits scoping them, locally loading them etc. and is vastly better. </text:span></text:p>
      <text:p text:style-name="P829"><text:soft-page-break/>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29">Arguments</text:p>
      <text:p text:style-name="P831">urn – the namepsace of the loaded module</text:p>
      <text:p text:style-name="P831">alias – the alias in the workspace to use.</text:p>
      <text:p text:style-name="P831">Arg. – a stem of urns or [urn, alias] lists.</text:p>
      <text:p text:style-name="P829">Output</text:p>
      <text:p text:style-name="P828">A conformable result with the name of the alias or a null if the import failed.</text:p>
      <text:p text:style-name="P829">Example</text:p>
      <text:p text:style-name="P831">Given uris uri0, uri1, uri2, import them</text:p>
      <text:p text:style-name="P791"><text:s text:c="3"/>module_import(<text:span text:style-name="T1051">[</text:span>urn0, [urn1, 'curves'], [urn2, 'complex']<text:span text:style-name="T1051">]</text:span>)</text:p>
      <text:p text:style-name="P830">['my_module', 'curves','complex']</text:p>
      <text:p text:style-name="Text_20_body"><text:line-break/><text:span text:style-name="T1050">In this case, the zeroth argument is imported with the default alias and the other two are imported with the alias requested.</text:span></text:p>
      <text:h text:style-name="P1007" text:outline-level="2">module_load</text:h>
      <text:p text:style-name="P833">Description</text:p>
      <text:p text:style-name="P832"><text:span text:style-name="T82">Deprecated. </text:span>Load an module in the old system. <text:s/>This should not be used in new code. See <text:span text:style-name="T358">load</text:span>. If a module is defined directly with the <text:span text:style-name="T358">module[]</text:span> statement, it is automatically loaded in both the new and old module systems. </text:p>
      <text:p text:style-name="P833">Usage</text:p>
      <text:p text:style-name="Preformatted_20_Text">module_load(path<text:span text:style-name="T1052">{,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33">Arguments</text:p>
      <text:p text:style-name="P832">path – the path to the file containing the module statement. This is either a path to a file or the fully qualified name of a Java class that implements a module. </text:p>
      <text:p text:style-name="P832">type – (optional) the type. The two supported types are 'file' (the default), meaning QDL statements in a given file or 'java' meaning the path is a Java file</text:p>
      <text:p text:style-name="P832"><text:soft-page-break/>arg. – a stem of paths (as scalars) or [path, type] pairs.</text:p>
      <text:p text:style-name="P833">Output</text:p>
      <text:p text:style-name="P832">A conformable result that is a null if no such module can be found or the full namespace of the loaded module.</text:p>
      <text:p text:style-name="Heading">Example</text:p>
      <text:p text:style-name="P793"><text:span text:style-name="T1052">Load a module then import it with the default alias.</text:span><text:line-break/></text:p>
      <text:p text:style-name="Preformatted_20_Text"><text:s text:c="3"/>module_import(module_load('complex'))</text:p>
      <text:p text:style-name="Preformatted_20_Text">complex</text:p>
      <text:p text:style-name="P792"/>
      <text:p text:style-name="P793">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35">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94">Usage</text:p>
      <text:p text:style-name="Preformatted_20_Text">module_path()</text:p>
      <text:p text:style-name="Preformatted_20_Text">module_path(arg)</text:p>
      <text:p text:style-name="P794">Arguments</text:p>
      <text:p text:style-name="P835">(none) – query for the current path list</text:p>
      <text:p text:style-name="P835">arg. – list of path (as strings). This replaces the current path.</text:p>
      <text:p text:style-name="P794">Output</text:p>
      <text:p text:style-name="P835">The previous path if set. Otherwise, the current path. Note that this is used by both the old and new module systems.</text:p>
      <text:p text:style-name="P794">Example<text:span text:style-name="T1055">s</text:span></text:p>
      <text:p text:style-name="Preformatted_20_Text"><text:s text:c="3"/>module_path()</text:p>
      <text:p text:style-name="P806"><text:soft-page-break/>[/home/jeff/qdl/modules, examples#/qdl, /home/jeff/test/modules]</text:p>
      <text:p text:style-name="P807">This shows there are 3 paths currently used for resolving unqualified module file paths. If we issued</text:p>
      <text:p text:style-name="Preformatted_20_Text"><text:span text:style-name="T1055"><text:s text:c="3"/>load(</text:span>'examples#fib<text:span text:style-name="T1055">o</text:span>nacci.qdl'<text:span text:style-name="T1055">)</text:span></text:p>
      <text:p text:style-name="P807">Then only the VFS <text:span text:style-name="T358">examples</text:span> would be searched. If we did not qualify it at all, such as</text:p>
      <text:p text:style-name="P808"><text:span text:style-name="T1055"><text:s text:c="3"/>load(</text:span>'fib<text:span text:style-name="T1055">o</text:span>nacci.qdl'<text:span text:style-name="T1055">)</text:span></text:p>
      <text:p text:style-name="P807">then every path would be checked.</text:p>
      <text:p text:style-name="P808"><text:s text:c="3"/>load('/<text:span text:style-name="T1055">tmp/download/</text:span>fibonacci.qdl')</text:p>
      <text:p text:style-name="P807">As a fully qualified path, the module path would be ignored.</text:p>
      <text:h text:style-name="P997" text:outline-level="2">module_remove</text:h>
      <text:p text:style-name="Heading">Description</text:p>
      <text:p text:style-name="Text_20_body"><text:span text:style-name="T92">Deprecated</text:span>. <text:span text:style-name="T1053">Remove an imported module loaded with module_import from the system by alias. </text:span><text:span text:style-name="T1054">For the new module system, you may use </text:span><text:span text:style-name="T395">remove</text:span><text:span text:style-name="T1054"> to remove a module instance and unload to </text:span><text:span text:style-name="T395">remove</text:span><text:span text:style-name="T1054"> the module from the system completely. </text:span></text:p>
      <text:p text:style-name="Heading">Usage</text:p>
      <text:p text:style-name="Preformatted_20_Text">module_remove(<text:span text:style-name="T1053">alias</text:span> | <text:span text:style-name="T1053">aliases</text:span>.)</text:p>
      <text:p text:style-name="Heading">Arguments</text:p>
      <text:p text:style-name="P795"><text:span text:style-name="T395">alias</text:span><text:span text:style-name="T1053"> – a string that is the alias of an imported module.</text:span></text:p>
      <text:p text:style-name="P795"><text:span text:style-name="T395">aliases.</text:span><text:span text:style-name="T1053"> – a stem of aliases</text:span></text:p>
      <text:p text:style-name="Heading">Output</text:p>
      <text:p text:style-name="P834">A conformable result with a true or false if the alias is no longer in the system.</text:p>
      <text:p text:style-name="Heading">Example</text:p>
      <text:h text:style-name="P989" text:outline-level="2">n</text:h>
      <text:p text:style-name="P319">Description</text:p>
      <text:p text:style-name="P321"><text:span text:style-name="T477">Make a li</text:span><text:span text:style-name="T482">s</text:span><text:span text:style-name="T477">t of in</text:span><text:span text:style-name="T482">d</text:span><text:span text:style-name="T477">i</text:span><text:span text:style-name="T489">c</text:span><text:span text:style-name="T477">es. This is very useful in conjunction with looping. </text:span><text:span text:style-name="T852">Note that the one simple case</text:span></text:p>
      <text:p text:style-name="P320">n(p) == [;p]</text:p>
      <text:p text:style-name="P665"/>
      <text:p text:style-name="P665">for 0 &lt; p an integer. <text:span text:style-name="T271">n</text:span>, however, allows you to make higher dimension stems or reshape them.</text:p>
      <text:p text:style-name="P319">Usage</text:p>
      <text:p text:style-name="P320"><text:span text:style-name="T671">n</text:span><text:span text:style-name="T482">(arg0</text:span><text:span text:style-name="T853">{</text:span><text:span text:style-name="T482">,arg1,arg2</text:span><text:span text:style-name="T784">,...</text:span><text:span text:style-name="T853">}</text:span><text:span text:style-name="T851">{,</text:span><text:span text:style-name="T784">fill.</text:span><text:span text:style-name="T851">}</text:span>); </text:p>
      <text:p text:style-name="P320"><text:soft-page-break/><text:span text:style-name="T671">n</text:span><text:span text:style-name="T851">(dim.{,fill.});</text:span></text:p>
      <text:p text:style-name="P319">Arguments</text:p>
      <text:p text:style-name="P321"><text:span text:style-name="T312">arg_</text:span><text:span text:style-name="T292">k</text:span><text:span text:style-name="T477"> </text:span><text:span text:style-name="T851">(first form) are </text:span><text:span text:style-name="T477">number</text:span><text:span text:style-name="T851">s</text:span><text:span text:style-name="T477">. This will be the size of the resulting index set.</text:span></text:p>
      <text:p text:style-name="P321"><text:span text:style-name="T311">dim. </text:span><text:s/>- <text:span text:style-name="T851">(second form) a list of dimensions. </text:span></text:p>
      <text:p text:style-name="P321"><text:span text:style-name="T292">fill.</text:span><text:span text:style-name="T784"> - </text:span><text:span text:style-name="T853">(</text:span><text:span text:style-name="T784">optional </text:span><text:span text:style-name="T853">)</text:span><text:span text:style-name="T784">stem of scalars that will be used as values cyclically. </text:span><text:span text:style-name="T851">Note that even if this has a single entry, it must be a stem.</text:span></text:p>
      <text:p text:style-name="P319">Output</text:p>
      <text:p text:style-name="P666">A <text:span text:style-name="T785">list, </text:span><text:span text:style-name="T54">i.e.</text:span><text:span text:style-name="T169">, a </text:span><text:span text:style-name="T123">stem</text:span> variable whose keys are the integers, and whose entries are <text:span text:style-name="T785">either </text:span>the same <text:span text:style-name="T785">or the elements of fill. re-used cyclically.</text:span> </text:p>
      <text:p text:style-name="P319">Examples</text:p>
      <text:p text:style-name="P93">Simple examples.</text:p>
      <text:p text:style-name="P320"><text:s text:c="3"/>n(5)</text:p>
      <text:p text:style-name="P320">[0,1,2,3,4]</text:p>
      <text:p text:style-name="P320"><text:s text:c="3"/>n(5,[2,3])</text:p>
      <text:p text:style-name="P320">[2,3,2,3,2]</text:p>
      <text:p text:style-name="P320"><text:s text:c="3"/>n(2,3)</text:p>
      <text:p text:style-name="P320">[</text:p>
      <text:p text:style-name="P320"><text:s text:c="2"/>[0,1,2],</text:p>
      <text:p text:style-name="P320"><text:s text:c="2"/>[0,1,2]</text:p>
      <text:p text:style-name="P320"><text:s/>]</text:p>
      <text:p text:style-name="P320"/>
      <text:p text:style-name="P320"><text:s text:c="2"/><text:span text:style-name="T851">n([2,3],[;6])</text:span></text:p>
      <text:p text:style-name="P447">[</text:p>
      <text:p text:style-name="P447"><text:s text:c="2"/>[0,1,2],</text:p>
      <text:p text:style-name="P447"><text:s text:c="2"/>[3,4,5]</text:p>
      <text:p text:style-name="P447">]</text:p>
      <text:p text:style-name="P667"/>
      <text:p text:style-name="P321"><text:span text:style-name="T785">In the </text:span><text:span text:style-name="T851">second </text:span><text:span text:style-name="T785">example, the result is a 2 rank array aka a 2 x 3 matrix of <text:s/>integers. Since no fill was specified, the default of the last argument extended holds. Here is an example of a 2x3x6 array filled with zeros.</text:span></text:p>
      <text:p text:style-name="P320"><text:s text:c="2"/>n(<text:span text:style-name="T851">[</text:span>2,3,6<text:span text:style-name="T851">]</text:span>,[0])</text:p>
      <text:p text:style-name="P320">[</text:p>
      <text:p text:style-name="P320"><text:s text:c="2"/>[</text:p>
      <text:p text:style-name="P320"><text:s text:c="4"/>[0,0,0,0,0,0],</text:p>
      <text:p text:style-name="P320"><text:s text:c="4"/>[0,0,0,0,0,0],</text:p>
      <text:p text:style-name="P320"><text:s text:c="4"/>[0,0,0,0,0,0]</text:p>
      <text:p text:style-name="P320"><text:s text:c="2"/>],</text:p>
      <text:p text:style-name="P320"><text:s text:c="2"/>[</text:p>
      <text:p text:style-name="P320"><text:s text:c="4"/>[0,0,0,0,0,0],</text:p>
      <text:p text:style-name="P320"><text:s text:c="4"/>[0,0,0,0,0,0],</text:p>
      <text:p text:style-name="P320"><text:s text:c="4"/>[0,0,0,0,0,0]</text:p>
      <text:p text:style-name="P320"><text:s text:c="2"/>]</text:p>
      <text:p text:style-name="P320"><text:s/>]</text:p>
      <text:p text:style-name="P667"/>
      <text:p text:style-name="P84"><text:soft-page-break/><text:span text:style-name="T785">V</text:span><text:span text:style-name="T753">ector valued function.</text:span></text:p>
      <text:p text:style-name="P320"><text:s text:c="2"/>f(x) -<text:span text:style-name="T753">&gt;</text:span> (x^2+1)/(x^2+2);</text:p>
      <text:p text:style-name="P320"><text:s text:c="2"/>f(1+<text:span text:style-name="T754">n</text:span>(5)/5)</text:p>
      <text:p text:style-name="P320">[</text:p>
      <text:p text:style-name="P320"><text:s/>0.666666666666666,</text:p>
      <text:p text:style-name="P320"><text:s/>0.709302325581395,</text:p>
      <text:p text:style-name="P320"><text:s/>0.747474747474747,</text:p>
      <text:p text:style-name="P320"><text:s/>0.780701754385964,</text:p>
      <text:p text:style-name="P320"><text:s/>0.809160305343511</text:p>
      <text:p text:style-name="P320">]</text:p>
      <text:p text:style-name="P668"/>
      <text:p text:style-name="P668">In this case, a function is defined and evaluated at 1, 1.2, 1.4, 1.6, 1.8.</text:p>
      <text:p text:style-name="P668">How this relates to looping.</text:p>
      <text:p text:style-name="P320"><text:span text:style-name="T712">x. :=</text:span><text:span text:style-name="T482"> <text:s/></text:span><text:span text:style-name="T670">n</text:span>(<text:span text:style-name="T753">size(myStem.)</text:span>);</text:p>
      <text:p text:style-name="P666">results in </text:p>
      <text:p text:style-name="P144">[0,1,2,...]</text:p>
      <text:p text:style-name="P666"/>
      <text:p text:style-name="P666">So a common pattern is</text:p>
      <text:p text:style-name="P320">while[ </text:p>
      <text:p text:style-name="P320"><text:s text:c="4"/><text:span text:style-name="T495">for_keys</text:span>(<text:span text:style-name="T477">j, x.</text:span>)</text:p>
      <text:p text:style-name="P320"><text:s text:c="2"/>]do[</text:p>
      <text:p text:style-name="P320"><text:s text:c="4"/>myStem.j := // other stuff</text:p>
      <text:p text:style-name="P320"><text:s text:c="4"/>// <text:span text:style-name="T478">myStem.x.j is an equivalent reference.</text:span></text:p>
      <text:p text:style-name="P320">];</text:p>
      <text:p text:style-name="P319">Example: <text:span text:style-name="T593">Looping over scalars and stems</text:span></text:p>
      <text:p text:style-name="P669">A common issue is the you may have a stem some of whose elements are scalars and some are stems. writing a loop seems to require that you have knowledge about every index. This is not needed with <text:span text:style-name="T271">for_keys</text:span><text:span text:style-name="T22"> </text:span><text:span text:style-name="T123">since the keys are retrieved. This is especially useful in lists. IN this example, there is a stem, </text:span><text:span text:style-name="T454">a.</text:span><text:span text:style-name="T123"> some of whose entries are scalars (strings) and some are 3 element random integers. Here is how to loop over the elements:</text:span></text:p>
      <text:p text:style-name="P320"><text:s text:c="2"/>while[for_keys(j,a.)]do[say(a.j);]</text:p>
      <text:p text:style-name="P320">UiVih_S-Act_0mclp7i0CQ</text:p>
      <text:p text:style-name="P320"><text:span text:style-name="T717">[</text:span>8528928954721892791, -9103201823511602727, -8452824104954706854<text:span text:style-name="T717">]</text:span></text:p>
      <text:p text:style-name="P320">XkiEEZ1g297TfZY3ItjL5w</text:p>
      <text:p text:style-name="P320"><text:span text:style-name="T717">[</text:span>5095335425002685458, 380662481390939243, -2302353563657105155<text:span text:style-name="T717">]</text:span></text:p>
      <text:p text:style-name="P320">FUKe27vv56w8-lahY2InNA</text:p>
      <text:h text:style-name="P997" text:outline-level="2">names</text:h>
      <text:p text:style-name="Heading">Description</text:p>
      <text:p text:style-name="P711">Get a list of names (in order) that are the arguments to a given function.</text:p>
      <text:p text:style-name="P709"><text:soft-page-break/>Usage</text:p>
      <text:p text:style-name="Preformatted_20_Text">names(arg{.}{,arg_count<text:span text:style-name="T1015">{.}</text:span>})</text:p>
      <text:p text:style-name="P711"/>
      <text:p text:style-name="Heading">Arguments</text:p>
      <text:p text:style-name="P711">arg – a function reference</text:p>
      <text:p text:style-name="P711">arg. - a stem of function references</text:p>
      <text:p text:style-name="P711">arg_count – a single argument count for arg.</text:p>
      <text:p text:style-name="P711">arg_count. - a stem of argument counts corresponding to arg.</text:p>
      <text:p text:style-name="P709">Output</text:p>
      <text:p text:style-name="P711">Either a list of names or the stem with corresponding lists. Note that omitting arg_count will return a list of lists of <text:span text:style-name="T22">all </text:span><text:span text:style-name="T123">arguments.</text:span></text:p>
      <text:p text:style-name="Heading">Example</text:p>
      <text:p text:style-name="P711">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1015">ask about a single function</text:span></text:p>
      <text:p text:style-name="P749">[p,q]</text:p>
      <text:p text:style-name="P749"><text:s text:c="3"/><text:span text:style-name="T1015">names(@f); // ask about all of them</text:span></text:p>
      <text:p text:style-name="P749">[</text:p>
      <text:p text:style-name="P749"><text:s text:c="2"/>[x],</text:p>
      <text:p text:style-name="P749"><text:s text:c="2"/>[p,q],</text:p>
      <text:p text:style-name="P749"><text:s text:c="2"/>[t,u,v]</text:p>
      <text:p text:style-name="P749">]</text:p>
      <text:p text:style-name="P749"><text:s/><text:bookmark-start text:name="__DdeLink__3125563_1225770493"/><text:s text:c="2"/><text:span text:style-name="T1015">names([@f, @f], [1,3]); // query two</text:span> <text:line-break/><text:bookmark-end text:name="__DdeLink__3125563_1225770493"/>[</text:p>
      <text:p text:style-name="P749"><text:s text:c="2"/>[x],</text:p>
      <text:p text:style-name="P749"><text:s text:c="2"/>[t,u,v]</text:p>
      <text:p text:style-name="P749"><text:s/>]</text:p>
      <text:p text:style-name="P710">Where is this useful? Constructing arguments for the <text:span text:style-name="T358">apply</text:span> function.</text:p>
      <text:h text:style-name="P997" text:outline-level="2">nroot</text:h>
      <text:p text:style-name="Text_20_body"><text:span text:style-name="T1050">The n</text:span><text:span text:style-name="T516">th</text:span><text:span text:style-name="T1050"> root of a number. </text:span>See transcendental functions. <text:span text:style-name="T1104">There is an operator form of this using unicode 221A (atl+N on QDL keyboard). The two forms are</text:span></text:p>
      <text:list text:style-name="L4">
        <text:list-item>
          <text:p text:style-name="P1053"><text:span text:style-name="T1104">monadic, </text:span><text:span text:style-name="T408">√x</text:span><text:span text:style-name="T1104"> which is nroot(x, 2) (the square root)</text:span></text:p>
        </text:list-item>
        <text:list-item>
          <text:p text:style-name="P1052"><text:span text:style-name="T1104">dyadic. </text:span><text:span text:style-name="T408">n√x</text:span><text:span text:style-name="T1104"> which is nroot(x,n), the n</text:span><text:span text:style-name="T519">th </text:span><text:span text:style-name="T1104">root.</text:span></text:p>
        </text:list-item>
      </text:list>
      <text:h text:style-name="P964" text:outline-level="2"><text:soft-page-break/>numeric_digits</text:h>
      <text:p text:style-name="P271">Description</text:p>
      <text:p text:style-name="P274"><text:span text:style-name="T566">Set or query the precision for decimal numerical operations. Since decimals do not completely represent fractions, this sets the precision (i.e., number of </text:span><text:span text:style-name="T762">significant </text:span><text:span text:style-name="T774">digits</text:span><text:span text:style-name="T566">) used. </text:span></text:p>
      <text:p text:style-name="P274">Note:<text:span text:style-name="T220"> significant figures start at the </text:span><text:span text:style-name="T97">left</text:span><text:span text:style-name="T220"> of the number. So if we had precision of 2, then 1.20 and 1.234 would be equivalent. This is </text:span><text:span text:style-name="T97">not</text:span><text:span text:style-name="T220"> the number digits to the right of the decimal point. </text:span><text:span text:style-name="T228">Consider the following snippet </text:span><text:span text:style-name="T230">for a function </text:span><text:span text:style-name="T262">h(x)</text:span><text:span text:style-name="T171"> defined in terms of transcendental functions</text:span><text:span text:style-name="T228">:</text:span></text:p>
      <text:p text:style-name="P272"><text:span text:style-name="T228"><text:s text:c="3"/></text:span><text:s/>numeric_digits(15)</text:p>
      <text:p text:style-name="P272">50</text:p>
      <text:p text:style-name="P272"><text:s text:c="4"/>h([1,<text:span text:style-name="T774">2.3</text:span>])</text:p>
      <text:p text:style-name="P272">[</text:p>
      <text:p text:style-name="P272"><text:s/>-10.0676619957778,</text:p>
      <text:p text:style-name="P272"><text:s/>-1.36000254004806800000000000000</text:p>
      <text:p text:style-name="P272">]</text:p>
      <text:p text:style-name="P45"/>
      <text:p text:style-name="P99"><text:span text:style-name="T220">Both of them have 15 significant digits, but the second value has a lot more decimals. Since </text:span><text:span text:style-name="T123">h(x) </text:span><text:span text:style-name="T220">is defined in terms of transcendental functions, the extra values are artifacts of approximation.</text:span></text:p>
      <text:p text:style-name="P271">Usage</text:p>
      <text:p text:style-name="P272">numeric_digits([new_value])</text:p>
      <text:p text:style-name="P271">Arguments</text:p>
      <text:p text:style-name="P417"><text:span text:style-name="T271">new_value</text:span> (optional) if supplied, the new value for all non-exact decimal operations.</text:p>
      <text:p text:style-name="P271">Output</text:p>
      <text:p text:style-name="P417">The current value.</text:p>
      <text:p text:style-name="P271">Caveat.<text:span text:style-name="T168"> </text:span></text:p>
      <text:p text:style-name="P32">Make sure your precision matches your needs. Consider this</text:p>
      <text:p text:style-name="P272"><text:s text:c="4"/>9223372036854775806 + 3</text:p>
      <text:p text:style-name="P272">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72"><text:s text:c="4"/>numeric_digits(25)</text:p>
      <text:p text:style-name="P272">15</text:p>
      <text:p text:style-name="P272"><text:s text:c="4"/>9223372036854775806 + 3</text:p>
      <text:p text:style-name="P416">9223372036854775809</text:p>
      <text:p text:style-name="P271"><text:soft-page-break/>Examples</text:p>
      <text:p text:style-name="P417">The default is <text:span text:style-name="T777">15</text:span> digits. Set the value to 5<text:span text:style-name="T777">0</text:span>:</text:p>
      <text:p text:style-name="P272"><text:s text:c="2"/>numeric_digits(5<text:span text:style-name="T777">0</text:span>)</text:p>
      <text:p text:style-name="P418">15</text:p>
      <text:p text:style-name="P272"><text:s text:c="2"/>4<text:span text:style-name="T777">^</text:span><text:span text:style-name="T934">0</text:span><text:span text:style-name="T777">.</text:span>19</text:p>
      <text:p text:style-name="P272">1.3013418554419335668321600491224611591208423214517</text:p>
      <text:p text:style-name="P274"><text:line-break/><text:span text:style-name="T566">Set the number of digits to 100 and re-evaluate this </text:span><text:span text:style-name="T777">expression</text:span></text:p>
      <text:p text:style-name="P272"><text:s text:c="2"/>numeric_digits(100)</text:p>
      <text:p text:style-name="P272">15</text:p>
      <text:p text:style-name="P272"><text:s text:c="2"/>4<text:span text:style-name="T777">^</text:span><text:span text:style-name="T934">0</text:span><text:span text:style-name="T777">.1</text:span>9</text:p>
      <text:p text:style-name="P272">1.301341855441933566832160049122461159120842321451727432949734773315583318806133404306182838299702735</text:p>
      <text:p text:style-name="P274"/>
      <text:h text:style-name="P1008" text:outline-level="2">os_env</text:h>
      <text:p text:style-name="P292">Description</text:p>
      <text:p text:style-name="P291"><text:span text:style-name="T618">G</text:span>et or list the environment variables for the system. <text:span text:style-name="T61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90">Usage</text:p>
      <text:p text:style-name="P131">os_env([arg0, arg1,… ])</text:p>
      <text:p text:style-name="P292">Arguments</text:p>
      <text:p text:style-name="P291">No argument means to list all of the environment variables.</text:p>
      <text:p text:style-name="P291">Arguments are the names of properties in the ambient operating system environment. If a single argument is given, then a single value is returned. If a list of them is given, then a <text:s/>stem of them is returned. Note that any keys are encoded.</text:p>
      <text:p text:style-name="P292">Output</text:p>
      <text:p text:style-name="P29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2">e.g.</text:span><text:span text:style-name="T123">, a shell script and then access them in QDL.</text:span><text:span text:style-name="T144"> </text:span></text:p>
      <text:p text:style-name="P23">A final note is that in server mode, all requests to get information about the system will only return an empty string. script_path</text:p>
      <text:p text:style-name="P292"><text:soft-page-break/>Examples</text:p>
      <text:p text:style-name="P293"><text:s text:c="4"/>os_env('<text:span text:style-name="T607">HOME</text:span>')</text:p>
      <text:p text:style-name="P21">/<text:span text:style-name="T607">home/userName</text:span></text:p>
      <text:p text:style-name="P291"/>
      <text:p text:style-name="P291">In this case, the request is for the user's home directory and that is returned.</text:p>
      <text:p text:style-name="P292">Another example</text:p>
      <text:p text:style-name="P639">This parses the path on unix systems:</text:p>
      <text:p text:style-name="P293"><text:s text:c="2"/>tokenize(os_env('PATH'),':')</text:p>
      <text:p text:style-name="P293"><text:span text:style-name="T714">[</text:span>/usr/local/sbin,/usr/local/bin,/usr/sbin,/usr/bin,/sbin,/bin,/usr/games,/usr/local/games,/snap/bin<text:span text:style-name="T714">]</text:span></text:p>
      <text:p text:style-name="P294"><text:line-break/><text:span text:style-name="T618">So each element of the list is a path component.</text:span></text:p>
      <text:h text:style-name="P997" text:outline-level="2">pi</text:h>
      <text:p text:style-name="P265"><text:span text:style-name="T1076">The value of pi or powers of pi. </text:span>See transcendental functions</text:p>
      <text:h text:style-name="P964" text:outline-level="2">pick</text:h>
      <text:p text:style-name="P287">Description</text:p>
      <text:p text:style-name="P477">A function that chooses elements of the argument based on a boolean valued function. </text:p>
      <text:p text:style-name="P271">Usage</text:p>
      <text:p text:style-name="P272"><text:span text:style-name="T682">pick</text:span><text:span text:style-name="T895">(@</text:span><text:span text:style-name="T682">f</text:span><text:span text:style-name="T895">, arg)</text:span></text:p>
      <text:p text:style-name="P271">Arguments</text:p>
      <text:p text:style-name="P274"><text:span text:style-name="T329">@</text:span><text:span text:style-name="T332">f</text:span><text:span text:style-name="T329"> -</text:span> <text:span text:style-name="T895">any boolean valued function that will accept the elements of the argument. <text:s/></text:span><text:span text:style-name="T905">Valence is 1 or 2.</text:span></text:p>
      <text:p text:style-name="P274"><text:span text:style-name="T329">arg - </text:span><text:span text:style-name="T895">any argument, stem, set or scalar.</text:span></text:p>
      <text:p text:style-name="P274"><text:span text:style-name="T905">If the valence of </text:span><text:span text:style-name="T329">@</text:span><text:span text:style-name="T332">f </text:span><text:span text:style-name="T905">is 1 then the function gets the current value of the element. If the valence is 2, then the arguments are </text:span><text:span text:style-name="T332">key, value</text:span>.</text:p>
      <text:p text:style-name="P271">Output</text:p>
      <text:p text:style-name="P274"><text:span text:style-name="T905">A </text:span><text:span text:style-name="T895">result conformable to arg whose elements satisfy the pick function. If the argument is a scalar, so is the result (and will be null if the pick function returns false). <text:s/>Note that this does not alter the argument. Any boolean results for </text:span><text:span text:style-name="T329">@</text:span><text:span text:style-name="T332">f</text:span><text:span text:style-name="T905"> </text:span><text:span text:style-name="T906">that are </text:span><text:span text:style-name="T895">false and not included. </text:span></text:p>
      <text:p text:style-name="P279">Example</text:p>
      <text:p text:style-name="P272"><text:bookmark-start text:name="__DdeLink__32126_2660502043"/><text:s text:c="2"/>pick((v)-&gt; 7&lt;v&lt;20,[|pi(); pi(3) ; 10|])<text:bookmark-end text:name="__DdeLink__32126_2660502043"/></text:p>
      <text:p text:style-name="P272"><text:soft-page-break/>{2:9.33374465952533, 3:12.4298206624931, 4:15.52589666546087, 5:18.62197266842864}</text:p>
      <text:p text:style-name="P273"/>
      <text:p text:style-name="P476">In a list of <text:span text:style-name="T908">10 </text:span>numbers between π and π^3 which are between 7 and 20?</text:p>
      <text:p text:style-name="P476"/>
      <text:p text:style-name="P272"><text:s text:c="2"/>pick((k,v)-&gt; 0&lt;(v^2/(k^2+1))&lt;3/2,[1;10])</text:p>
      <text:p text:style-name="P272">{0:1, 4:5, 5:6, 6:7, 7:8, 8:9}</text:p>
      <text:p text:style-name="P476"/>
      <text:p text:style-name="P478">Sets <text:s/>criteria for selecting elements from the given list. (k,v) are the key (i.e. index) and value. </text:p>
      <text:p text:style-name="P478"/>
      <text:p text:style-name="P631">An example on sets. Since there is no concept of a key or index, you can only have a pick function based on the value:</text:p>
      <text:p text:style-name="P478"/>
      <text:p text:style-name="P272"><text:s text:c="2"/>pick((v)-&gt;'a'&lt;v, |^random_string(10,10))</text:p>
      <text:p text:style-name="P272">{dSBREElOapucxQ,mW_29aEYR_MyaQ,KEAIL-qoKm8a4g}</text:p>
      <text:p text:style-name="P479"/>
      <text:p text:style-name="P274"><text:bookmark-start text:name="__RefHeading___Toc16326_4001340964"/><text:span text:style-name="T947">This makes some random strings and grabs only those that have a character of 'a'. </text:span><text:span text:style-name="T907">Note that the result is also a set.</text:span><text:bookmark-end text:name="__RefHeading___Toc16326_4001340964"/></text:p>
      <text:p text:style-name="P630"/>
      <text:h text:style-name="P1009" text:outline-level="2">print</text:h>
      <text:p text:style-name="P311">Description</text:p>
      <text:p text:style-name="P314">This will take the stem (or list) and format it in columns according to</text:p>
      <text:p text:style-name="P314">various parameters which may be specified in the format. argument.</text:p>
      <text:p text:style-name="P311">Usage</text:p>
      <text:p text:style-name="Preformatted_20_Text"><text:span text:style-name="T985">print</text:span>(<text:span text:style-name="T1107">scalar</text:span> <text:span text:style-name="T1107">| stem. </text:span>{,format. | width <text:span text:style-name="T1111">| list.</text:span>}) </text:p>
      <text:p text:style-name="P311">Arguments</text:p>
      <text:p text:style-name="Text_20_body"><text:span text:style-name="T355">scalar </text:span><text:s/>- <text:span text:style-name="T1107">a simple value to be formatted. Note that if it's a string, then the linefeeds will be processed</text:span></text:p>
      <text:p text:style-name="P314"><text:span text:style-name="T271">arg.</text:span> - stem to be formatted</text:p>
      <text:p text:style-name="P314"><text:span text:style-name="T271">format.</text:span> - stem of formatting parameters</text:p>
      <text:p text:style-name="P899"><text:span text:style-name="T271">list.</text:span> - (compact form) a list of names of flags, each one will be set <text:s text:c="2"/>to true, unless prefixed with a '!'.</text:p>
      <text:p text:style-name="P899"/>
      <text:p text:style-name="P899"><text:span text:style-name="T1111">For the list, y</text:span>ou may send <text:s text:c="3"/>a single integer in the list which is assumed to be the display width. <text:s/>Non-boolean flags are ignored, unknown flags raise an error. </text:p>
      <text:p text:style-name="P899">E.g. </text:p>
      <text:p text:style-name="P899"><text:s text:c="3"/>[72,'!sort','box'] </text:p>
      <text:p text:style-name="P899">means to use width=72, do not sort the keys, box the result.</text:p>
      <text:p text:style-name="Standard"/>
      <text:p text:style-name="P314"><text:span text:style-name="T271">width</text:span> - the total width of the display. <text:span text:style-name="T1107">You can just supply the width as shorthand.</text:span></text:p>
      <text:p text:style-name="P314"><text:soft-page-break/>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904">box</text:p>
          </table:table-cell>
          <table:table-cell table:style-name="Table7.A2" office:value-type="string">
            <text:p text:style-name="P904">false</text:p>
          </table:table-cell>
          <table:table-cell table:style-name="Table7.C2" office:value-type="string">
            <text:p text:style-name="P905">Draw a simple box around the result</text:p>
          </table:table-cell>
        </table:table-row>
        <table:table-row>
          <table:table-cell table:style-name="Table7.A2" office:value-type="string">
            <text:p text:style-name="P907">box_unicode</text:p>
          </table:table-cell>
          <table:table-cell table:style-name="Table7.A2" office:value-type="string">
            <text:p text:style-name="P907">false</text:p>
          </table:table-cell>
          <table:table-cell table:style-name="Table7.C2" office:value-type="string">
            <text:p text:style-name="P908">Use unicode box drawing characters. Note that the display depends on the font you are using.</text:p>
          </table:table-cell>
        </table:table-row>
        <table:table-row>
          <table:table-cell table:style-name="Table7.A2" office:value-type="string">
            <text:p text:style-name="P501">indent</text:p>
          </table:table-cell>
          <table:table-cell table:style-name="Table7.A2" office:value-type="string">
            <text:p text:style-name="P501">0</text:p>
          </table:table-cell>
          <table:table-cell table:style-name="Table7.C2" office:value-type="string">
            <text:p text:style-name="P502">How much to indent the entire output from the left</text:p>
          </table:table-cell>
        </table:table-row>
        <table:table-row>
          <table:table-cell table:style-name="Table7.A2" office:value-type="string">
            <text:p text:style-name="P910">attr</text:p>
          </table:table-cell>
          <table:table-cell table:style-name="Table7.A2" office:value-type="string">
            <text:p text:style-name="P178">--</text:p>
          </table:table-cell>
          <table:table-cell table:style-name="Table7.C2" office:value-type="string">
            <text:p text:style-name="P314">list of <text:span text:style-name="T1113">attributes (keys)</text:span> that are a subset to be printed. <text:span text:style-name="T1107">Works with a stem argument only.</text:span></text:p>
          </table:table-cell>
        </table:table-row>
        <table:table-row>
          <table:table-cell table:style-name="Table7.A2" office:value-type="string">
            <text:p text:style-name="P906"><text:span text:style-name="T1111">show</text:span>_keys</text:p>
          </table:table-cell>
          <table:table-cell table:style-name="Table7.A2" office:value-type="string">
            <text:p text:style-name="P909">true</text:p>
          </table:table-cell>
          <table:table-cell table:style-name="Table7.C2" office:value-type="string">
            <text:p text:style-name="P901"><text:span text:style-name="T1111">A</text:span>dd a left-hand column of line numbers <text:span text:style-name="T1109">or keys (in general stems)</text:span></text:p>
          </table:table-cell>
        </table:table-row>
        <table:table-row>
          <table:table-cell table:style-name="Table7.A2" office:value-type="string">
            <text:p text:style-name="P501">short</text:p>
          </table:table-cell>
          <table:table-cell table:style-name="Table7.A2" office:value-type="string">
            <text:p text:style-name="P501">false</text:p>
          </table:table-cell>
          <table:table-cell table:style-name="Table7.C2" office:value-type="string">
            <text:p text:style-name="P313">Restrict the value displayed to a single line within the given width. This is useful for large values to get a quick overview</text:p>
          </table:table-cell>
        </table:table-row>
        <table:table-row>
          <table:table-cell table:style-name="Table7.A2" office:value-type="string">
            <text:p text:style-name="P501">sort</text:p>
          </table:table-cell>
          <table:table-cell table:style-name="Table7.A2" office:value-type="string">
            <text:p text:style-name="P501">true</text:p>
          </table:table-cell>
          <table:table-cell table:style-name="Table7.C2" office:value-type="string">
            <text:p text:style-name="P502">Display has keys sorted. <text:span text:style-name="T1107">For lists this is obviously what you want to keep the lines in order. For general stems it may not be what you want.</text:span></text:p>
          </table:table-cell>
        </table:table-row>
        <table:table-row>
          <table:table-cell table:style-name="Table7.A2" office:value-type="string">
            <text:p text:style-name="P501">string_output</text:p>
          </table:table-cell>
          <table:table-cell table:style-name="Table7.A2" office:value-type="string">
            <text:p text:style-name="P501">true</text:p>
          </table:table-cell>
          <table:table-cell table:style-name="Table7.C2" office:value-type="string">
            <text:p text:style-name="P502">If true, then the output is a single formatted string. If false, the output is a stem of formatted lines.</text:p>
          </table:table-cell>
        </table:table-row>
        <table:table-row table:style-name="Table7.10">
          <table:table-cell table:style-name="Table7.A2" office:value-type="string">
            <text:p text:style-name="P179">width</text:p>
          </table:table-cell>
          <table:table-cell table:style-name="Table7.A2" office:value-type="string">
            <text:p text:style-name="P178">-<text:span text:style-name="T951">1</text:span></text:p>
          </table:table-cell>
          <table:table-cell table:style-name="Table7.C2" office:value-type="string">
            <text:p text:style-name="P313">The total width the output should fit in. The values may be wrapped as needed. A value of -1 means the line length is infinite.</text:p>
          </table:table-cell>
        </table:table-row>
      </table:table>
      <text:p text:style-name="P311">Output</text:p>
      <text:p text:style-name="P314">Output is columnar and of the form</text:p>
      <text:p text:style-name="P314"><text:s text:c="3"/>key0 : value0</text:p>
      <text:p text:style-name="P314"><text:s text:c="3"/>key1 : value1...</text:p>
      <text:p text:style-name="P314">Where the values may span multiple lines. <text:span text:style-name="T951">The short option will truncate output to fit on a single line, </text:span><text:span text:style-name="T952">with possible trailing … to show truncation</text:span><text:span text:style-name="T951">. </text:span></text:p>
      <text:p text:style-name="P314">Caveat: This is intended for displaying information in tabular format for reports, e.g. <text:s/>and is not a general purpose stem formatting function. <text:s/><text:span text:style-name="T951">You would format individual stems with this. The major reason is that a truly com</text:span><text:span text:style-name="T952">plex stem might end up being simply enormous. Making if format means controlling space and nested stems quickly exhaust every display device. This function, however, gives a great building block to make your own specific stem viewer.</text:span></text:p>
      <text:p text:style-name="P311">Examples</text:p>
      <text:p text:style-name="P913">E.g. Print a stem.</text:p>
      <text:p text:style-name="Preformatted_20_Text"><text:s/><text:bookmark-start text:name="__DdeLink__2441245_2879691293"/>print({'z':'arf', 'a':'woof', 'fnord':'warf'})<text:bookmark-end text:name="__DdeLink__2441245_2879691293"/></text:p>
      <text:p text:style-name="P312"><text:s text:c="4"/>a : woof</text:p>
      <text:p text:style-name="P312">fnord : warf</text:p>
      <text:p text:style-name="P312"><text:s text:c="4"/><text:span text:style-name="T1107">z : arf</text:span></text:p>
      <text:p text:style-name="P903"><text:soft-page-break/>Prints the stem with the keys in order. Not specifying the order would mean a random ordering since there is no canonical ordering of keys in a stem. </text:p>
      <text:p text:style-name="P903"><text:span text:style-name="T1114">E.g. </text:span><text:span text:style-name="T1113">To print a subset of </text:span><text:span text:style-name="T1114">a stem, specify a list of </text:span><text:span text:style-name="T1113">keys, use the </text:span><text:span text:style-name="T409">attr</text:span><text:span text:style-name="T1113"> argument:</text:span></text:p>
      <text:p text:style-name="Preformatted_20_Text"><text:s text:c="3"/>print({'z':'arf', 'a':'woof', 'fnord':'warf'}, {'attr':['a','z']})<text:line-break/> a : woof</text:p>
      <text:p text:style-name="Preformatted_20_Text"><text:s/><text:span text:style-name="T1107">z : arf</text:span></text:p>
      <text:p text:style-name="P900"><text:span text:style-name="T1023"/></text:p>
      <text:p text:style-name="Standard"><text:span text:style-name="T1114">E.g. Printing </text:span>non-stems:</text:p>
      <text:p text:style-name="P312"><text:s text:c="2"/>// <text:span text:style-name="T1108">Print a list of numbers</text:span></text:p>
      <text:p text:style-name="P312"><text:s text:c="2"/><text:span text:style-name="T693">print</text:span>(pi()^[;7]); </text:p>
      <text:p text:style-name="P312">0 : 1</text:p>
      <text:p text:style-name="P312">1 : 3.14159265358979</text:p>
      <text:p text:style-name="P312">2 : 9.86960440108934</text:p>
      <text:p text:style-name="P312">3 : 31.0062766802997</text:p>
      <text:p text:style-name="P312">4 : 97.4090910340020</text:p>
      <text:p text:style-name="P312">5 : 306.019684785280</text:p>
      <text:p text:style-name="P312">6 : 961.389193575298</text:p>
      <text:p text:style-name="Text_20_body"><text:span text:style-name="T1114">E.g. </text:span><text:span text:style-name="T1113">Printing inside specified margins</text:span> </text:p>
      <text:p text:style-name="P885"><text:s text:c="3"/><text:span text:style-name="T693">print</text:span>({'first':random_string(64), 'second':random_string(64)}, </text:p>
      <text:p text:style-name="P885"><text:s text:c="9"/>{'width':50});</text:p>
      <text:p text:style-name="P312"><text:s/>first : WIzEQR3-Og0i9c-3mh-LuQAfx2docUkTF3MOHVwXi</text:p>
      <text:p text:style-name="P312"><text:s text:c="9"/>v-QcASqN-YOrRAdEbpEErAfFy9rPEeruPEPK1zIW0</text:p>
      <text:p text:style-name="P312"><text:s text:c="9"/>F4vA</text:p>
      <text:p text:style-name="P312">second : zLO5uMm2Vqt9vXIekmEw-_3BzSxDFz5Tbh8dPrBx2</text:p>
      <text:p text:style-name="P312"><text:s text:c="9"/>5I55ncS8rcvfSzYObymSB-tiAJ9gLjHCN6QRCJVdn</text:p>
      <text:p text:style-name="P312"><text:s text:c="9"/>OSBg</text:p>
      <text:p text:style-name="P888"><text:span text:style-name="T1114">E.g. Printing a short version </text:span>(restricting the value to a single line and truncating it if needed). <text:span text:style-name="T1114">S</text:span>et the <text:span text:style-name="T358">short</text:span> flag to true:</text:p>
      <text:p text:style-name="P887"><text:s text:c="2"/><text:span text:style-name="T693">print</text:span>({'first':random_string(64), 'second':random_string(64)}, </text:p>
      <text:p text:style-name="P887"><text:s text:c="8"/>{'short':true, 'width':50});</text:p>
      <text:p text:style-name="P887"><text:s text:c="4"/>first : FLYj-L8HA2PUfuyw9Z09qdQOaE7x7w3BjzSPQTFiilF2...</text:p>
      <text:p text:style-name="P887"><text:s text:c="3"/>second : ydViwpcAO2mNCkAjvepnOlYAzvavAtVn2LVp3ofDAs4t...</text:p>
      <text:p text:style-name="P911"><text:span text:style-name="T1114">E.g. </text:span>Strings with embedded line feeds. <text:span text:style-name="T1114">These </text:span><text:s/>are treated like stems. Here box the result to show how, and don't show the keys (line numbers):</text:p>
      <text:p text:style-name="Preformatted_20_Text"><text:s text:c="3"/>print('The quick\nbrown fox jumped over\nthe lazy dog',['box', '!<text:span text:style-name="T1111">show</text:span>_keys']);<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14"><text:span text:style-name="T1114">E.g. Embedded stems. Note </text:span><text:span text:style-name="T410">print</text:span><text:span text:style-name="T1114"> </text:span>only works at the top level and embedded stems are <text:span text:style-name="T951">print</text:span>ed in their <text:span text:style-name="T271">to_string </text:span>format.</text:p>
      <text:p text:style-name="P312"><text:s text:c="2"/><text:span text:style-name="T693">print</text:span>({'p':{'a':'x','b':'y'},'q':{'c':'z','d':'w'}})</text:p>
      <text:p text:style-name="P312">p : {a:x, b:y}</text:p>
      <text:p text:style-name="P312">q : {c:z, d:w}</text:p>
      <text:p text:style-name="P314"/>
      <text:p text:style-name="P902">The reason that embedded stems are not formatted is because print allows you to operate on parts of stems to get the display the way you want. <text:span text:style-name="T1108">A general stem formatting utility would be far too complex to describe at every level without having, say, a massive stem of formatting arguments for each level. </text:span><text:soft-page-break/><text:span text:style-name="T1112">Having a general case that is impossible to manage is just a bad idea. Keep it short and simple, and let the user decide at the time what to do is the philosophy.</text:span></text:p>
      <text:h text:style-name="P1010" text:outline-level="2">query</text:h>
      <text:p text:style-name="P311">Description</text:p>
      <text:p text:style-name="P314"><text:span text:style-name="T790">Query a stem using the JSON Path language. This is found in the </text:span><text:a xlink:type="simple" xlink:href="https://tools.ietf.org/id/draft-goessner-dispatch-jsonpath-00.html" text:style-name="Internet_20_link" text:visited-style-name="Visited_20_Internet_20_Link"><text:span text:style-name="T790">JSON Path specification</text:span></text:a><text:span text:style-name="T790">. In large and very complex stems, it is sometimes necessary to search the stem. JSON Path is a very clean way to do this and works extremely well with QDL. <text:s/></text:span></text:p>
      <text:p text:style-name="P311">Usage</text:p>
      <text:p text:style-name="P312">query(arg., query_string<text:span text:style-name="T853">{</text:span>, return_indices<text:span text:style-name="T853">}</text:span>)</text:p>
      <text:p text:style-name="P311">Arguments</text:p>
      <text:p text:style-name="P655"><text:span text:style-name="T271">arg.</text:span> - the stem that is the object of the search.</text:p>
      <text:p text:style-name="P655"><text:span text:style-name="T271">query_string</text:span> - A JSON Path query. The specification is fully supported</text:p>
      <text:p text:style-name="P655"><text:span text:style-name="T271">return_indices</text:span> - (optional) <text:span text:style-name="T795">boolean to </text:span>return the indices only, no results. <text:span text:style-name="T795">Default is </text:span><text:span text:style-name="T5">false</text:span><text:span text:style-name="T795">.</text:span></text:p>
      <text:p text:style-name="P311">Output</text:p>
      <text:p text:style-name="P655">A stem either of the results themselves or, optionally, the indices where the results reside.</text:p>
      <text:p text:style-name="P311">Examples</text:p>
      <text:p text:style-name="P446">A very, very simple minded example is here. </text:p>
      <text:p text:style-name="P312"><text:bookmark-start text:name="__DdeLink__16150_4001340964"/><text:s text:c="3"/>a. := {'p':'x', 'q':'y', 'r':5, 's':[2,4,6], 't':{'m':true,'n':345.345}}</text:p>
      <text:p text:style-name="P312"><text:s text:c="3"/>query(a., '$..m')</text:p>
      <text:p text:style-name="P312">[true]</text:p>
      <text:p text:style-name="P312"><text:s text:c="3"/><text:span text:style-name="T791">ndx. := </text:span>query(a., '$..m',true)</text:p>
      <text:p text:style-name="P445"><text:bookmark-end text:name="__DdeLink__16150_4001340964"/><text:s text:c="2"/>ndx.</text:p>
      <text:p text:style-name="P445">[[t,m]]</text:p>
      <text:p text:style-name="P312"><text:span text:style-name="T791"><text:s text:c="3"/>a.ndx.0; // </text:span><text:span text:style-name="T792">same as a.t.m</text:span></text:p>
      <text:p text:style-name="P445">true</text:p>
      <text:p text:style-name="P445">// <text:span text:style-name="T858">Alternately, to just change the found indices into a simple list, use remap</text:span></text:p>
      <text:p text:style-name="P445"><text:s text:c="3"/>remap(a., ndx.)</text:p>
      <text:p text:style-name="P445">[true]</text:p>
      <text:p text:style-name="P314"/>
      <text:p text:style-name="P314"><text:span text:style-name="T791">So in this case we have a simple example. The query uses </text:span><text:span text:style-name="T366">$..</text:span><text:span text:style-name="T791"> which tells it to simply start searching until it hits a key of </text:span><text:span text:style-name="T367">m</text:span><text:span text:style-name="T108"> someplace. The first query just returns the result there – always a list with a single value. The second query with the optional flag set to true returns the index for the value, here </text:span><text:span text:style-name="T366">[t,m]</text:span><text:span text:style-name="T108">. An example of accessing the value of the stem using the index is shown. More </text:span><text:span text:style-name="T107">compactly</text:span><text:span text:style-name="T108">, </text:span></text:p>
      <text:p text:style-name="P312"><text:s text:c="3"/>a.query(a., '$..m',true).0</text:p>
      <text:p text:style-name="P312">true</text:p>
      <text:p text:style-name="P314"><text:soft-page-break/></text:p>
      <text:h text:style-name="P1011" text:outline-level="2">raise_error</text:h>
      <text:p text:style-name="P328">Description</text:p>
      <text:p text:style-name="P332">Raises an error conditions and passes control to the catch block. <text:span text:style-name="T786">Note that you may raise errors outside of a </text:span><text:span text:style-name="T372">try[. . . ]catch[. . .] </text:span><text:span text:style-name="T786">block, but while it will interrupt processing, that's about it. This is use</text:span><text:span text:style-name="T816">f</text:span><text:span text:style-name="T786">ul in function definitions where you </text:span><text:span text:style-name="T55">e.g., </text:span><text:span text:style-name="T786">check the arguments and raise an error if there is a bad one. You don't want to catch that inside the function because you are communicating it to whatever called your function.</text:span></text:p>
      <text:p text:style-name="P328">Usage</text:p>
      <text:p text:style-name="P329">raise_error(<text:span text:style-name="T22">message</text:span><text:span text:style-name="T123">, [</text:span><text:span text:style-name="T126">code, </text:span><text:span text:style-name="T189">[state.</text:span><text:span text:style-name="T123">]);</text:span></text:p>
      <text:p text:style-name="P328">Arguments</text:p>
      <text:p text:style-name="P87"><text:span text:style-name="T435">message</text:span><text:span text:style-name="T123"> a human readable message that describes this error</text:span></text:p>
      <text:p text:style-name="P330"><text:span text:style-name="T435">code</text:span><text:span text:style-name="T59"> </text:span><text:span text:style-name="T126">a user-defined integer that tells what this code is. </text:span><text:span text:style-name="T142">The value of -1 is reserved by the system </text:span><text:span text:style-name="T180">for system errors. If you raise an error but do not set it, it is by default 0. </text:span><text:span text:style-name="T142"><text:s/></text:span><text:span text:style-name="T180">Y</text:span><text:span text:style-name="T142">ou may use any other value you like, </text:span><text:span text:style-name="T180">though as a convention stick to non-zero integers</text:span><text:span text:style-name="T142">. </text:span><text:span text:style-name="T143">This reserved value is available in </text:span><text:span text:style-name="T432">constants()</text:span><text:span text:style-name="T143"> under </text:span><text:span text:style-name="T432">error_codes.system_error </text:span>and<text:span text:style-name="T438"> error_codes.</text:span><text:span text:style-name="T545">default_user_error </text:span><text:span text:style-name="T869">resp.</text:span></text:p>
      <text:p text:style-name="P330"><text:span text:style-name="T439">state. </text:span><text:span text:style-name="T921">A user-defined <text:s/>stem that holds useful information. Nothing is returned by default and this is wholly user created. </text:span><text:span text:style-name="T922">If you wish to pass along state, you must specify a code as well.</text:span></text:p>
      <text:p text:style-name="P102"/>
      <text:p text:style-name="P328">Output</text:p>
      <text:p text:style-name="P332">None directly. The values are set to<text:span text:style-name="T358"> err</text:span><text:span text:style-name="T373">or</text:span><text:span text:style-name="T358">_message </text:span>and <text:span text:style-name="T358">err</text:span><text:span text:style-name="T373">or</text:span><text:span text:style-name="T358">_code</text:span> (if present) and are accessible in the catch block. <text:span text:style-name="T488">Typically, you define the error code and look for it in the catch block.</text:span></text:p>
      <text:p text:style-name="P331">Examples</text:p>
      <text:p text:style-name="P329">try[</text:p>
      <text:p text:style-name="P329"><text:s text:c="4"/>if[ 3 == 4]then[raise_error('oops', 2);];</text:p>
      <text:p text:style-name="P329">]catch[</text:p>
      <text:p text:style-name="P329"><text:s text:c="3"/>say(err<text:span text:style-name="T487">or</text:span>_message);</text:p>
      <text:p text:style-name="P329"><text:s text:c="3"/><text:span text:style-name="T485">switch[</text:span></text:p>
      <text:p text:style-name="P329"><text:s text:c="6"/><text:span text:style-name="T484">if[error_code == 2]then[...];</text:span></text:p>
      <text:p text:style-name="P329"><text:s text:c="7"/>// <text:span text:style-name="T485">maybe a bunch of other errors</text:span></text:p>
      <text:p text:style-name="P329"><text:s text:c="2"/><text:span text:style-name="T486">]; // end switch</text:span></text:p>
      <text:p text:style-name="P329">]</text:p>
      <text:p text:style-name="P329">oops</text:p>
      <text:p text:style-name="P332"/>
      <text:p text:style-name="P88">Use in a function</text:p>
      <text:p text:style-name="P329"><text:soft-page-break/>define[</text:p>
      <text:p text:style-name="P329"><text:s text:c="3"/>my_func(x)</text:p>
      <text:p text:style-name="P329"><text:s text:c="2"/>][</text:p>
      <text:p text:style-name="P329"><text:s text:c="3"/>if[x &lt;= 0][raise_error('my_func: the argument must be positive', 1);];</text:p>
      <text:p text:style-name="P329"><text:s text:c="3"/>// ..<text:span text:style-name="T656">rock on</text:span></text:p>
      <text:p text:style-name="P329">];</text:p>
      <text:p text:style-name="P695"><text:s/><text:span text:style-name="T787">Since there is no catch block </text:span><text:span text:style-name="T56">per se </text:span><text:span text:style-name="T170">you can use any return code you like. </text:span>The use of this is that if you were to make a call like</text:p>
      <text:p text:style-name="P329">my_func(-2)^.5</text:p>
      <text:p text:style-name="P695"/>
      <text:p text:style-name="P695">an error would get raised in <text:span text:style-name="T371">my_func</text:span> rather than perhaps someplace else. This lets you control where exceptions were raised.</text:p>
      <text:p text:style-name="P695"/>
      <text:h text:style-name="P964" text:outline-level="2"><text:bookmark-start text:name="__DdeLink__9844_1246888521"/>random<text:bookmark-end text:name="__DdeLink__9844_1246888521"/></text:h>
      <text:p text:style-name="P271">Description</text:p>
      <text:p text:style-name="P627">Generate either a single signed 64 bit random number (no argument) or a list of them.</text:p>
      <text:p text:style-name="P271">Usage</text:p>
      <text:p text:style-name="P272">random(<text:span text:style-name="T498">[n]</text:span>)</text:p>
      <text:p text:style-name="P271">Arguments</text:p>
      <text:p text:style-name="P274"><text:span text:style-name="T275">number</text:span><text:span text:style-name="T466"> (optional) -- the number of random values you want to generate.</text:span></text:p>
      <text:p text:style-name="P271">Output</text:p>
      <text:p text:style-name="P283">If there is no argument, a single random 64 bit number. If there is a number, <text:span text:style-name="T22">n</text:span>, <text:s/>supplied. Then a stem variable with indices 0,1,… n-1 containing 64 bit integers.</text:p>
      <text:p text:style-name="P271">Examples</text:p>
      <text:p text:style-name="P272"><text:s text:c="4"/>say(random());</text:p>
      <text:p text:style-name="P272">8781275837297675785</text:p>
      <text:p text:style-name="P272"/>
      <text:p text:style-name="P272"><text:s text:c="4"/>random(5)</text:p>
      <text:p text:style-name="P272">[-7902203766022328986,-60507163193724589,</text:p>
      <text:p text:style-name="P272">3266880166912262770,-895740002133721315,-181676033275893516]</text:p>
      <text:p text:style-name="P274"><text:line-break/>Here is an example of generating a list of 10 random numbers between <text:span text:style-name="T521">1</text:span> and 10:</text:p>
      <text:p text:style-name="P419"/>
      <text:p text:style-name="P272"><text:s text:c="2"/>x. := 1+ abs(mod(random(10),11));</text:p>
      <text:p text:style-name="P272"><text:s text:c="2"/>say(x.);</text:p>
      <text:p text:style-name="P272">[6,5,4,1,8,6,6,8,8,9]</text:p>
      <text:p text:style-name="P272"/>
      <text:h text:style-name="P964" text:outline-level="2"><text:bookmark-start text:name="__RefHeading___Toc740_3277173355"/><text:soft-page-break/>random_string<text:bookmark-end text:name="__RefHeading___Toc740_3277173355"/></text:h>
      <text:p text:style-name="P271">Description</text:p>
      <text:p text:style-name="P628">Generate a random <text:s/>string. <text:span text:style-name="T572">There are random strings and there are random strings. I mean is that this will be pseudo-random (really best a computer can do) and it will be the correct number of bytes. The result will be base 64 encoded.</text:span> <text:s/><text:span text:style-name="T573">See note in </text:span><text:span text:style-name="T29">encode </text:span><text:span text:style-name="T573">about length of strings. Note especially that the first argument is the number of </text:span><text:span text:style-name="T30">bytes</text:span><text:span text:style-name="T136"> you want back, not the length of the string. </text:span></text:p>
      <text:p text:style-name="P271">Usage</text:p>
      <text:p text:style-name="P272">random_string(<text:span text:style-name="T570">[</text:span>n<text:span text:style-name="T853">{</text:span><text:span text:style-name="T570">,count</text:span><text:span text:style-name="T853">}</text:span><text:span text:style-name="T570">]</text:span>)</text:p>
      <text:p text:style-name="P271">Arguments</text:p>
      <text:p text:style-name="P628"><text:span text:style-name="T271">n</text:span> (optional) – gives the <text:span text:style-name="T1132">resulting</text:span> <text:span text:style-name="T1132">length</text:span>. <text:span text:style-name="T1132">Note that 3*length/4 is the number of bytes. </text:span>The default is 16 <text:span text:style-name="T1132">length for 12</text:span> bytes = <text:span text:style-name="T1132">96</text:span> bits. </text:p>
      <text:p text:style-name="P629"><text:span text:style-name="T271">count</text:span> (optional) – the number of strings to return. If this is larger than 1, then you will get a stem back.</text:p>
      <text:p text:style-name="P629">No arguments returns a single random string that is the default size.</text:p>
      <text:p text:style-name="P271">Output</text:p>
      <text:p text:style-name="P628">A <text:span text:style-name="T573">base 64 </text:span>string <text:span text:style-name="T574">that faithfully (url safe) encodes the bytes</text:span>. <text:s/><text:span text:style-name="T223"><text:s/></text:span><text:span text:style-name="T222"><text:s/></text:span></text:p>
      <text:p text:style-name="P271">Examples</text:p>
      <text:p text:style-name="P272"/>
      <text:p text:style-name="P272"><text:s text:c="2"/><text:bookmark-start text:name="__DdeLink__6606760_1942195916"/>random_string()<text:bookmark-end text:name="__DdeLink__6606760_1942195916"/></text:p>
      <text:p text:style-name="P272">AO4EzBWWNwFJ8cr-</text:p>
      <text:p text:style-name="P274"><text:line-break/>Returns a random string <text:span text:style-name="T571">16 </text:span><text:span text:style-name="T1132">characters long </text:span>(the default). <text:s/><text:span text:style-name="T574">Note that this is </text:span><text:span text:style-name="T1132">16</text:span><text:span text:style-name="T574"> characters long </text:span><text:span text:style-name="T1132">and</text:span><text:span text:style-name="T574"> 16*</text:span><text:span text:style-name="T1132">3</text:span><text:span text:style-name="T574">/</text:span><text:span text:style-name="T1132">4</text:span><text:span text:style-name="T574"> = </text:span><text:span text:style-name="T1132">12 is the number of bytes. </text:span></text:p>
      <text:p text:style-name="P272"/>
      <text:p text:style-name="P272"><text:s text:c="2"/>random_string(32)</text:p>
      <text:p text:style-name="P272">uf04ljhu90899QPHOMWsywxLafjsieU2nRtdeffhSvY</text:p>
      <text:p text:style-name="P274"><text:line-break/>Returns a single string that is 32 <text:span text:style-name="T571">bytes = 43 </text:span>characters long.</text:p>
      <text:p text:style-name="P272"/>
      <text:p text:style-name="P272"><text:s text:c="3"/>random_string(12,4)</text:p>
      <text:p text:style-name="P272">[lHZhFtAYlSR-85pU,GWkbC3q5iNRFNBdT,Yp6M6Bir1JTArEuF,9CaQ2knCaiSp11-_]</text:p>
      <text:p text:style-name="P274"><text:span text:style-name="T711"><text:line-break/>Returns 4 strings that are 1</text:span><text:span text:style-name="T574">2</text:span><text:span text:style-name="T711"> </text:span><text:span text:style-name="T571">bytes = 16 </text:span><text:span text:style-name="T711">characters long.</text:span></text:p>
      <text:p text:style-name="P271"><text:soft-page-break/>An example where the result needs to be <text:span text:style-name="T574">a hex string</text:span>.</text:p>
      <text:p text:style-name="P274"><text:span text:style-name="T1134">In this example, we need a random, </text:span><text:span text:style-name="T580">hex </text:span><text:span text:style-name="T1134">string that is </text:span><text:span text:style-name="T574">16</text:span><text:span text:style-name="T1134"> bytes long. </text:span><text:span text:style-name="T1133">The built in </text:span><text:span text:style-name="T445">encode</text:span><text:span text:style-name="T1133"> function changes how the number is displayed but does </text:span><text:span text:style-name="T79">not </text:span><text:span text:style-name="T217">convert it to being a hexadecimal number. For that you need the standard cryptographic package and its </text:span><text:span text:style-name="T445">b64_to_hex</text:span><text:span text:style-name="T217"> function. </text:span><text:span text:style-name="T1134">Here's how to do it.</text:span></text:p>
      <text:p text:style-name="P940">For 16 bytes, the length is </text:p>
      <text:p text:style-name="P937"><text:s text:c="3"/>ceiling(bytes*4/3) <text:span text:style-name="T1133">== </text:span><text:s/>⌈(<text:span text:style-name="T1133">bytes</text:span>*4/3)</text:p>
      <text:p text:style-name="P940">Here that is 22. So the length is 22.</text:p>
      <text:p text:style-name="Preformatted_20_Text"><text:s text:c="3"/>crypto := j_load('crypto');<text:line-break/> <text:s text:c="2"/>crypto#b64_to_hex(<text:bookmark-start text:name="__DdeLink__6886252_1942195916"/>random_string(22)<text:bookmark-end text:name="__DdeLink__6886252_1942195916"/>)<text:bookmark-start text:name="__DdeLink__6886172_1942195916"/><text:bookmark-start text:name="__DdeLink__6886208_1942195916"/></text:p>
      <text:p text:style-name="Preformatted_20_Text"><text:bookmark-end text:name="__DdeLink__6886172_1942195916"/><text:bookmark-end text:name="__DdeLink__6886208_1942195916"/>911596be448df4404e20e3f267afa7</text:p>
      <text:p text:style-name="P48"/>
      <text:p text:style-name="P94">Friendly tip:<text:span text:style-name="T123"> For many cryptographic applications, you would want the length to be a multiple of 8 (so the base 64 encoding uses all the bytes) otherwise there may end up being some variation in the resulting b64 string due to internal representation. </text:span></text:p>
      <text:h text:style-name="P1010" text:outline-level="2">rank</text:h>
      <text:p text:style-name="P311">Description</text:p>
      <text:p text:style-name="P444">Get the rank of a stem, i.e., the number of independent axes.</text:p>
      <text:p text:style-name="P311">Usage</text:p>
      <text:p text:style-name="P312">rank(arg.)</text:p>
      <text:p text:style-name="P311">Arguments</text:p>
      <text:p text:style-name="P314"><text:span text:style-name="T322">arg </text:span>- <text:span text:style-name="T871">a list stem or scalar.</text:span></text:p>
      <text:p text:style-name="P311">Output</text:p>
      <text:p text:style-name="P444">The rank, which is equal to the size of the dimension vector. <text:s/>If this is a <text:span text:style-name="T322">arg </text:span>scalar, the result is 0.</text:p>
      <text:p text:style-name="P311">Example</text:p>
      <text:p text:style-name="P312"><text:s text:c="5"/>rank([;5])</text:p>
      <text:p text:style-name="P443">1</text:p>
      <text:p text:style-name="P314"/>
      <text:p text:style-name="P444">Since there is one independent axis for a vector.</text:p>
      <text:p text:style-name="P314"/>
      <text:h text:style-name="P1012" text:outline-level="2"><text:soft-page-break/><text:span text:style-name="T760">reduce </text:span><text:span text:style-name="T940">(⊙)</text:span></text:h>
      <text:p text:style-name="P302">Descript<text:span text:style-name="T760">i</text:span>on</text:p>
      <text:p text:style-name="P650">Apply a dyadic function pairwise to each member of a list, returning the final output only. <text:span text:style-name="T836">This operates on the zero-th axis by default. </text:span><text:span text:style-name="T897">This may be applied to sets and generic stems. </text:span><text:span text:style-name="T1079">Note that in some other functional programming languages, the reduce function is called </text:span><text:span text:style-name="T17">fold</text:span><text:span text:style-name="T120">. </text:span><text:span text:style-name="T121">QDL's version is quite general and applies to arbitrary stems.</text:span></text:p>
      <text:p text:style-name="P73">E.g.</text:p>
      <text:p text:style-name="P874"><text:span text:style-name="T97">A typical example of using fold </text:span><text:span text:style-name="T122">in</text:span><text:span text:style-name="T97"> another language:</text:span></text:p>
      <text:p text:style-name="Preformatted_20_Text">fold(@f,x,[a,b,c,d]) = f(f(f(f(x,a),b),c),d)</text:p>
      <text:p text:style-name="P874"><text:span text:style-name="T97"/></text:p>
      <text:p text:style-name="P73">In QDL this is</text:p>
      <text:p text:style-name="P851"><text:s text:c="3"/>reduce(@f, [x,a,b,c,d])</text:p>
      <text:p text:style-name="P874">or if you prefer it in operator notation:</text:p>
      <text:p text:style-name="P851"><text:s text:c="2"/>@f<text:span text:style-name="T940">⊙</text:span>[x,a,b,c,d]</text:p>
      <text:p text:style-name="P302">Usage</text:p>
      <text:p text:style-name="P303">reduce(<text:span text:style-name="T781">@</text:span>f <text:span text:style-name="T1089">| lambda</text:span>, <text:span text:style-name="T1089">arg</text:span>.<text:span text:style-name="T897">{,axis}</text:span>)</text:p>
      <text:p text:style-name="P302">Arguments</text:p>
      <text:p text:style-name="P650"><text:span text:style-name="T402">@</text:span><text:span text:style-name="T358">f</text:span> - reference to a <text:span text:style-name="T1089">dyadic </text:span>function </text:p>
      <text:p text:style-name="Text_20_body"><text:span text:style-name="T403">lambda</text:span> <text:s/>- <text:span text:style-name="T1089">a lambda definition</text:span> <text:span text:style-name="T1089">of a dyadic function</text:span></text:p>
      <text:p text:style-name="P305"><text:span text:style-name="T401">arg</text:span><text:span text:style-name="T330"> - </text:span><text:span text:style-name="T897">A generic stem (so has non-list entries), a set or trivially a scalar.</text:span></text:p>
      <text:p text:style-name="P305"><text:span text:style-name="T401">axis</text:span><text:span text:style-name="T330"> - </text:span><text:span text:style-name="T897">(optional) which (signed) axis. Default is 0. If added to the first form, it is ignored. </text:span><text:span text:style-name="T1089">This may <text:tab/> <text:s/>also be specified with the stem using the axis operator, </text:span><text:span text:style-name="T403">arg`axis</text:span>.</text:p>
      <text:p text:style-name="P302">Output</text:p>
      <text:p text:style-name="P650">A scalar <text:span text:style-name="T897">in all cases</text:span>.</text:p>
      <text:p text:style-name="P302">Examples</text:p>
      <text:p text:style-name="P859">The following all just multiply the numbers together, showing various ways to write this.</text:p>
      <text:p text:style-name="P303"><text:s text:c="3"/><text:span text:style-name="T1090">r</text:span><text:span text:style-name="T897">educe(@*, </text:span><text:span text:style-name="T1090">[1;6]); // use a reference to multiplication</text:span></text:p>
      <text:p text:style-name="P303">120</text:p>
      <text:p text:style-name="P857"><text:s text:c="3"/>reduce((x,y)→<text:span text:style-name="T1090">x</text:span>×y, [1;6]); // <text:span text:style-name="T1090">define your own lambda to multiply</text:span></text:p>
      <text:p text:style-name="Preformatted_20_Text">120</text:p>
      <text:p text:style-name="P857"><text:s text:c="3"/>((x,y)→<text:span text:style-name="T1090">x×</text:span>y)⊙[1;6]; // <text:span text:style-name="T1090">ditto last, using all operators</text:span><text:line-break/>120<text:span text:style-name="T1023"><text:line-break/></text:span></text:p>
      <text:p text:style-name="P435"/>
      <text:p text:style-name="P859"><text:soft-page-break/>Note in the last example that the lambda definition is in parentheses. This is because you must tell QDL where the function definition ends.</text:p>
      <text:p text:style-name="P435">Similarly, we can apply a dyadic operator to every member of a generic stem:</text:p>
      <text:p text:style-name="P303"><text:s text:c="3"/>reduce(@*, {<text:span text:style-name="T898">'</text:span>a<text:span text:style-name="T898">'</text:span>:2, <text:span text:style-name="T898">'</text:span>b<text:span text:style-name="T898">'</text:span>:4, <text:span text:style-name="T898">'</text:span>c<text:span text:style-name="T898">'</text:span>:6})</text:p>
      <text:p text:style-name="P303">48</text:p>
      <text:p text:style-name="P435"/>
      <text:p text:style-name="P651">Once more, this will apply the operator to <text:span text:style-name="T22">every</text:span><text:span text:style-name="T123"> entry in a set or stem. </text:span><text:span text:style-name="T185">Do be careful of non-commutative functions since there is no control of the order in which entries are processed.</text:span></text:p>
      <text:p text:style-name="P650">Is a list equal to itself?</text:p>
      <text:p text:style-name="P303"><text:s text:c="3"/>reduce(<text:span text:style-name="T781">@</text:span>&amp;&amp;, n(5) == n(5))</text:p>
      <text:p text:style-name="P303">true</text:p>
      <text:p text:style-name="P650"/>
      <text:p text:style-name="P650">This is equivalent to applying the and operator, <text:span text:style-name="T1">&amp;&amp;</text:span><text:span text:style-name="T97"> between each element of the argument. In this case, the result is </text:span><text:span text:style-name="T1">true </text:span><text:span text:style-name="T97">if and only if each element of the list is </text:span><text:span text:style-name="T1">true</text:span><text:span text:style-name="T97">. See also the </text:span><text:span text:style-name="T1">expand </text:span><text:span text:style-name="T97">function which returns the list of intermediate results.</text:span></text:p>
      <text:p text:style-name="P71">In higher dimension stems, you can use the axis function to specify a different axis. For instance, if</text:p>
      <text:p text:style-name="P303"><text:s text:c="3"/>say(x. :=[[2,3],[-1,-1]], true)</text:p>
      <text:p text:style-name="P303">[ </text:p>
      <text:p text:style-name="P303"><text:s text:c="2"/>[2,3],</text:p>
      <text:p text:style-name="P303"><text:s text:c="2"/>[-1,-1]</text:p>
      <text:p text:style-name="P303">]</text:p>
      <text:p text:style-name="P71">if you apply reduce, this adds to elements together:</text:p>
      <text:p text:style-name="P303"><text:s text:c="3"/>reduce(@+, x.)</text:p>
      <text:p text:style-name="P303">[1,2]</text:p>
      <text:p text:style-name="P72"/>
      <text:p text:style-name="P72">which is the same as issuing</text:p>
      <text:p text:style-name="P303"><text:s text:c="3"/>reduce(@+, <text:span text:style-name="T660">transpose</text:span>(x.. 0))</text:p>
      <text:p text:style-name="P71"/>
      <text:p text:style-name="P71">If you specify the last axis (which are the columns) then the addition is column is added: </text:p>
      <text:p text:style-name="P303"><text:s text:c="3"/>reduce(@+, <text:span text:style-name="T660">transpose</text:span>(x., -1))</text:p>
      <text:p text:style-name="P303">[5,-2]</text:p>
      <text:p text:style-name="P305"/>
      <text:p text:style-name="Heading">Using the axis operator </text:p>
      <text:p text:style-name="P74">You can reduce along a given axis also using the ` (axis) operator. For instance, along axis 0</text:p>
      <text:p text:style-name="P865"><text:s text:c="3"/>n(3,4,[1;13])<text:line-break/>[</text:p>
      <text:p text:style-name="P865"><text:s text:c="2"/>[1,2,3,4],</text:p>
      <text:p text:style-name="P865"><text:s text:c="2"/>[5,6,7,8],</text:p>
      <text:p text:style-name="P865"><text:s text:c="2"/>[9,10,11,12]</text:p>
      <text:p text:style-name="P865">]</text:p>
      <text:p text:style-name="Preformatted_20_Text"><text:soft-page-break/>reduce(@*,n(3,4,[1;13])`0); // <text:span text:style-name="T1100">axis 0 is columns, so multiple down columns.</text:span><text:line-break/>[45,120,231,384]</text:p>
      <text:p text:style-name="Standard"/>
      <text:p text:style-name="Standard">Or along axis 1</text:p>
      <text:p text:style-name="Standard"/>
      <text:p text:style-name="P865">reduce(@*,n(3,4,[1;13])`1); // <text:span text:style-name="T1100">axis 1 is rows, so multiply row entries together</text:span><text:line-break/>[</text:p>
      <text:p text:style-name="P865"><text:s/>24,</text:p>
      <text:p text:style-name="P865"><text:s/>1680,</text:p>
      <text:p text:style-name="P865"><text:s/>11880</text:p>
      <text:p text:style-name="P865">]</text:p>
      <text:p text:style-name="P872">(Last result was formatted for readability).</text:p>
      <text:p text:style-name="P872">Once more, if you reduce along an axis, that axis goes away.</text:p>
      <text:p text:style-name="P872"/>
      <text:p text:style-name="P75">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57"><text:span text:style-name="T1090"><text:s text:c="3"/>reduce(@&amp;&amp;, </text:span>(n(3,4,5) <text:span text:style-name="T1090">==</text:span> n(3,4,5))`*<text:span text:style-name="T1090">)</text:span></text:p>
      <text:p text:style-name="P858">true</text:p>
      <text:p text:style-name="P873">The following are also equivalent forms<text:line-break/></text:p>
      <text:p text:style-name="P865"><text:span text:style-name="T1090"><text:s text:c="3"/>reduce(@&amp;&amp;, </text:span>(n(3,4,5) <text:span text:style-name="T1090">==</text:span> n(3,4,5)), <text:span text:style-name="T1100">star()</text:span><text:span text:style-name="T1090">); // </text:span><text:span text:style-name="T1100">pass axis as argument</text:span></text:p>
      <text:p text:style-name="P865"><text:s text:c="3"/><text:bookmark-start text:name="__DdeLink__1215603_3648642092"/>⊗∧⊙(n(3,4,5) ≡ n(3,4,5))`*<text:bookmark-end text:name="__DdeLink__1215603_3648642092"/>; // <text:span text:style-name="T1090">in operator notation</text:span><text:line-break/> <text:s text:c="2"/><text:bookmark-start text:name="__DdeLink__1215603_3648642092 Copy 1"/>⊗∧⊙(n(3,4,5) ≡ n(3,4,5))`<text:bookmark-end text:name="__DdeLink__1215603_3648642092 Copy 1"/><text:span text:style-name="T1100">star()</text:span>; // <text:span text:style-name="T1100">star() can be used too</text:span><text:line-break/></text:p>
      <text:p text:style-name="P302">Example on a generic stem.</text:p>
      <text:p text:style-name="P437">If we have the following stem</text:p>
      <text:p text:style-name="P436">a.'foo' := 'abctest0';</text:p>
      <text:p text:style-name="P436">a.'bar' := 'abctest1';</text:p>
      <text:p text:style-name="P436">a.'baz' := 'deftest2';</text:p>
      <text:p text:style-name="P436">a.'fnord' := 'abdtest3';</text:p>
      <text:p text:style-name="P305"/>
      <text:p text:style-name="P437">How can we check if any of these start with abc? <text:s/>You should find out which satisfy your requirement like this:</text:p>
      <text:p text:style-name="P303"><text:s text:c="2"/>-1 &lt; index_of(a., 'abc')</text:p>
      <text:p text:style-name="P303">{bar:[true], foo:[true], fnord:[false], baz:[false]}</text:p>
      <text:p text:style-name="P305"/>
      <text:p text:style-name="P439">Are any true?</text:p>
      <text:p text:style-name="P303"><text:s text:c="3"/>reduce(@||, -1 &lt; index_of(a., 'abc'))</text:p>
      <text:p text:style-name="P438">true</text:p>
      <text:h text:style-name="P1013" text:outline-level="2" text:is-list-header="true"><text:soft-page-break/>remap</text:h>
      <text:p text:style-name="P302">Description</text:p>
      <text:p text:style-name="P302">Usage</text:p>
      <text:p text:style-name="P303"><text:span text:style-name="T664">remap</text:span><text:span text:style-name="T819">(source., indices.);</text:span></text:p>
      <text:p text:style-name="P303"><text:span text:style-name="T664">remap</text:span><text:span text:style-name="T819">(source., </text:span><text:span text:style-name="T667">old</text:span><text:span text:style-name="T827">_</text:span><text:span text:style-name="T819">indices., </text:span><text:span text:style-name="T667">new</text:span><text:span text:style-name="T827">_indices</text:span><text:span text:style-name="T819">);</text:span></text:p>
      <text:p text:style-name="P302">Arguments</text:p>
      <text:p text:style-name="P305"><text:span text:style-name="T7">D</text:span><text:span text:style-name="T8">yadic case</text:span><text:span text:style-name="T843">:</text:span></text:p>
      <text:p text:style-name="P638"><text:span text:style-name="T271">source. </text:span>= the stem list to take a subset of</text:p>
      <text:p text:style-name="P638"><text:span text:style-name="T298">indices. </text:span>= stem <text:span text:style-name="T819">that determines which elements to take</text:span></text:p>
      <text:p text:style-name="P426">Note that the contract is</text:p>
      <text:p text:style-name="P303"><text:span text:style-name="T819">out. := </text:span><text:span text:style-name="T680">remap</text:span><text:span text:style-name="T819">(source., indices.);</text:span></text:p>
      <text:p text:style-name="P305"/>
      <text:p text:style-name="P426">and indices. is of the form</text:p>
      <text:p text:style-name="P303"><text:span text:style-name="T819">indices. := {</text:span>k_0<text:span text:style-name="T819">:v_0, k_1:v_1, . . ., k_n:v_n}</text:span></text:p>
      <text:p text:style-name="P304"/>
      <text:p text:style-name="P425">so that the result fulfills</text:p>
      <text:p text:style-name="P425"/>
      <text:p text:style-name="P424">out.k_j := source.v_j</text:p>
      <text:p text:style-name="P305"/>
      <text:p text:style-name="P652">A very useful function to learn about is <text:span text:style-name="T271">m_indices </text:span>in the extensions module, which makes it extremely easy to create multi-indices for <text:span text:style-name="T271">remap</text:span>.</text:p>
      <text:p text:style-name="P305"><text:line-break/><text:span text:style-name="T7">T</text:span><text:span text:style-name="T8">riadic case</text:span><text:span text:style-name="T843">:</text:span></text:p>
      <text:p text:style-name="P638"><text:span text:style-name="T271">source. </text:span>= the stem list to take a subset of</text:p>
      <text:p text:style-name="P638"><text:span text:style-name="T300">old</text:span><text:span text:style-name="T299">_</text:span><text:span text:style-name="T298">indices. </text:span>= stem <text:span text:style-name="T819">that determines which elements to take</text:span></text:p>
      <text:p text:style-name="P305"><text:span text:style-name="T299">new_</text:span><text:span text:style-name="T298">indices. </text:span><text:span text:style-name="T829">= stem </text:span><text:span text:style-name="T819">that determines </text:span><text:span text:style-name="T828">the indices of the result</text:span></text:p>
      <text:p text:style-name="P426">Note that the contract is</text:p>
      <text:p text:style-name="P303"><text:span text:style-name="T819">out. := </text:span><text:span text:style-name="T680">remap</text:span><text:span text:style-name="T819">(source., </text:span><text:span text:style-name="T667">old</text:span><text:span text:style-name="T828">_</text:span><text:span text:style-name="T819">indices., </text:span><text:span text:style-name="T667">new</text:span><text:span text:style-name="T828">_</text:span><text:span text:style-name="T819">indices.);</text:span></text:p>
      <text:p text:style-name="P305"/>
      <text:p text:style-name="P303">old_indices. := {k_0:v_0,. . . , k_n:v_n}</text:p>
      <text:p text:style-name="P303">new_indices. := {k_0:r_0,. . . , k_n:r_n}</text:p>
      <text:p text:style-name="P303">out.r_j == source.v_j</text:p>
      <text:p text:style-name="P302">Output</text:p>
      <text:p text:style-name="P653">A stem with values remapped by the argument(s). <text:span text:style-name="T848">This does not alter </text:span><text:span text:style-name="T310">source.</text:span></text:p>
      <text:p text:style-name="P302"><text:soft-page-break/>Examples</text:p>
      <text:p text:style-name="P304"><text:span text:style-name="T174">Subset can also be used with higher rank stems. </text:span>Remember that for a stem a.,</text:p>
      <text:p text:style-name="P304"/>
      <text:p text:style-name="P303"><text:s text:c="3"/>a.[p,q] == a.p.q</text:p>
      <text:p text:style-name="P304"><text:line-break/>This lets you select like so:</text:p>
      <text:p text:style-name="P304"/>
      <text:p text:style-name="P303"><text:s text:c="3"/>a. := n(3,4,n(12))<text:line-break/> <text:span text:style-name="T664">remap</text:span>(a., [[0,1],[1,1],<text:span text:style-name="T843">[1,1],[1,1],</text:span>[2,3]])<text:line-break/>[1,5,<text:span text:style-name="T843">5,5,</text:span>11]</text:p>
      <text:p text:style-name="P306">Example of creating another array from a given array.</text:p>
      <text:p text:style-name="P309">This function returns a more or less linear set. Rather than have some extremely complex way to specify what the resulting shape is going to be, you should take the result of this and use it with, other functions to get what you want. </text:p>
      <text:p text:style-name="P303"><text:s text:c="3"/>b. := n(4,5, 3*n(20)-7)</text:p>
      <text:p text:style-name="P307"><text:s text:c="3"/>b.</text:p>
      <text:p text:style-name="P307">[</text:p>
      <text:p text:style-name="P307"><text:s/>[-7,-4,-1,2,5],</text:p>
      <text:p text:style-name="P307"><text:s/>[8,11,14,17,20],</text:p>
      <text:p text:style-name="P307"><text:s/>[23,26,29,32,35],</text:p>
      <text:p text:style-name="P307"><text:s/>[38,41,44,47,50]</text:p>
      <text:p text:style-name="P307">]</text:p>
      <text:p text:style-name="P303"><text:s text:c="3"/>n(2,2, <text:span text:style-name="T664">remap</text:span>(b., [[1,1],[3,2],[1,-1],[3,4]]))</text:p>
      <text:p text:style-name="P303">[</text:p>
      <text:p text:style-name="P303"><text:s/>[11,44],</text:p>
      <text:p text:style-name="P303"><text:s/>[20,50]]</text:p>
      <text:p text:style-name="P425"/>
      <text:p text:style-name="P308">Finally, remember that this works on the zeroth axis unless otherwise specified.</text:p>
      <text:p text:style-name="P308"/>
      <text:p text:style-name="P303"><text:s text:c="2"/><text:span text:style-name="T664">remap</text:span>(b., [1,2])</text:p>
      <text:p text:style-name="P303">[</text:p>
      <text:p text:style-name="P303"><text:s text:c="2"/>[8,11,14,17,20],</text:p>
      <text:p text:style-name="P303"><text:s text:c="2"/>[23,26,29,32,35]</text:p>
      <text:p text:style-name="P303"><text:s/>]</text:p>
      <text:p text:style-name="P302"><text:span text:style-name="T738">E</text:span>xample<text:span text:style-name="T821">s</text:span> comparing integer and stem addressing</text:p>
      <text:p text:style-name="P303"><text:s text:c="2"/>a. := [;16]*3 -8</text:p>
      <text:p text:style-name="P303"><text:s text:c="2"/>a.</text:p>
      <text:p text:style-name="P303">[-8,-5,-2,1,4,7,10,13,16,19,22,25,28,31,34,37]</text:p>
      <text:p text:style-name="P303"/>
      <text:p text:style-name="P303"><text:s text:c="2"/><text:span text:style-name="T664">remap</text:span>(a., [4;8])</text:p>
      <text:p text:style-name="P303">[4,7,10,13]</text:p>
      <text:p text:style-name="P303"/>
      <text:p text:style-name="P303"><text:s text:c="2"/><text:span text:style-name="T664">remap</text:span>(a., 4, 8)</text:p>
      <text:p text:style-name="P303">[4,7,10,13,16,19,22,25]</text:p>
      <text:p text:style-name="P303"><text:s text:c="2"/><text:span text:style-name="T664">remap</text:span>(a., [-3;4])</text:p>
      <text:p text:style-name="P303"/>
      <text:p text:style-name="P303">[31,34,37,-8,-5,-2,1]</text:p>
      <text:p text:style-name="P303"/>
      <text:p text:style-name="P303"><text:bookmark-start text:name="__DdeLink__194201_3453201426"/><text:s text:c="2"/>b. := <text:s text:c="2"/>(3*[;7]-5)~{'a':42, 'b':43, 'woof':44}</text:p>
      <text:p text:style-name="P303"><text:s text:c="2"/><text:span text:style-name="T664">remap</text:span>(b.,'woof'~[2,5,6]~'a')</text:p>
      <text:p text:style-name="P303">[44,1,10,13,42]<text:bookmark-end text:name="__DdeLink__194201_3453201426"/></text:p>
      <text:p text:style-name="P303"><text:soft-page-break/></text:p>
      <text:p text:style-name="P303"><text:s text:c="2"/><text:span text:style-name="T664">remap</text:span>(b., list_keys(b.)); // <text:span text:style-name="T822">linearize a stem to a list</text:span></text:p>
      <text:p text:style-name="P303">[-5,-2,1,4,7,10,13,42,43,44]</text:p>
      <text:p text:style-name="P302">Final example: <text:span text:style-name="T828">Completely remapping the elements</text:span></text:p>
      <text:p text:style-name="P305"><text:span text:style-name="T828">Let us say we wanted to create the transpose of an n x m stem, </text:span><text:span text:style-name="T300">a.</text:span> <text:span text:style-name="T828">if the transpose is </text:span><text:span text:style-name="T300">t. </text:span><text:span text:style-name="T828">then </text:span></text:p>
      <text:p text:style-name="P305"><text:span text:style-name="T305">t</text:span><text:span text:style-name="T300">.i.j := </text:span><text:span text:style-name="T305">a</text:span><text:span text:style-name="T300">.j.i</text:span></text:p>
      <text:p text:style-name="P391">This just means to swap (i.e. reverse) the order of the indices. </text:p>
      <text:p text:style-name="P303"><text:s text:c="4"/>a. := n(3,5,n(15))</text:p>
      <text:p text:style-name="P389"><text:s text:c="4"/>a.</text:p>
      <text:p text:style-name="P303">[</text:p>
      <text:p text:style-name="P303"><text:s text:c="2"/>[0,1,2,3,4],</text:p>
      <text:p text:style-name="P303"><text:s text:c="2"/>[5,6,7,8,9],</text:p>
      <text:p text:style-name="P303"><text:s text:c="2"/>[10,11,12,13,14]</text:p>
      <text:p text:style-name="P303"><text:s/>]</text:p>
      <text:p text:style-name="P303"><text:line-break/> <text:s text:c="3"/>old. := <text:span text:style-name="T664">indices</text:span>(a.-1)<text:line-break/> <text:s text:c="3"/>new. := for_each(@reverse, <text:s/>old.)<text:line-break/> <text:s text:c="3"/><text:span text:style-name="T828">b. := </text:span><text:span text:style-name="T664">remap</text:span>(a., <text:span text:style-name="T667">old</text:span>., <text:span text:style-name="T667">new</text:span>.)</text:p>
      <text:p text:style-name="P389"><text:s text:c="4"/>b.</text:p>
      <text:p text:style-name="P389">[</text:p>
      <text:p text:style-name="P389"><text:s text:c="2"/>[0,5,10],</text:p>
      <text:p text:style-name="P389"><text:s text:c="2"/>[1,6,11],</text:p>
      <text:p text:style-name="P389"><text:s text:c="2"/>[2,7,12],</text:p>
      <text:p text:style-name="P389"><text:s text:c="2"/>[3,8,13],</text:p>
      <text:p text:style-name="P389"><text:s text:c="2"/>[4,9,14]</text:p>
      <text:p text:style-name="P389"><text:s/>]</text:p>
      <text:p text:style-name="P390"/>
      <text:p text:style-name="P302">Example. Higher dimension re-ordering of the axes</text:p>
      <text:p text:style-name="P578">List us say we wanted to change the a 3 x 4 x 5 stem to a 5 x 3 x 4, so that the permutation of the <text:span text:style-name="T82">axes </text:span><text:span text:style-name="T220"><text:s/>is [2,0,1]. This can be done very simply as follows.</text:span></text:p>
      <text:p text:style-name="P303"><text:s text:c="2"/>w. := n(3,4,5, n(60)); // <text:span text:style-name="T830">original stem</text:span></text:p>
      <text:p text:style-name="P303"><text:s text:c="2"/><text:span text:style-name="T830">old</text:span>. := <text:span text:style-name="T664">indices</text:span>(w., -1); // <text:span text:style-name="T830">last axis is always complete set of indices</text:span></text:p>
      <text:p text:style-name="P303"><text:s text:c="2"/><text:span text:style-name="T830">new. := for_each(@shuffle, </text:span><text:span text:style-name="T659">old</text:span><text:span text:style-name="T830">., [[2,0,1]])</text:span></text:p>
      <text:p text:style-name="P303"><text:s text:c="2"/><text:span text:style-name="T830">z. := </text:span><text:span text:style-name="T668">remap</text:span>(w.,<text:span text:style-name="T667">old</text:span><text:span text:style-name="T659">., </text:span><text:span text:style-name="T667">new</text:span>.)</text:p>
      <text:p text:style-name="P578"/>
      <text:p text:style-name="P441">To compare, the first bits of w. and z. are</text:p>
      <text:p text:style-name="P303"><text:s text:c="2"/>w.</text:p>
      <text:p text:style-name="P303">[</text:p>
      <text:p text:style-name="P303"><text:s text:c="2"/>[</text:p>
      <text:p text:style-name="P303"><text:s text:c="4"/>[0,1,2,3,4],</text:p>
      <text:p text:style-name="P303"><text:s text:c="4"/>[5,6,7,8,9],</text:p>
      <text:p text:style-name="P303"><text:s text:c="4"/>[10,11,12,13,14],</text:p>
      <text:p text:style-name="P303"><text:s text:c="4"/>[15,16,17,18,19]</text:p>
      <text:p text:style-name="P440"><text:s text:c="2"/>], . . . <text:s/></text:p>
      <text:p text:style-name="P440"/>
      <text:p text:style-name="P654">and</text:p>
      <text:p text:style-name="P303"><text:s text:c="3"/><text:span text:style-name="T848">z.</text:span></text:p>
      <text:p text:style-name="P303">[</text:p>
      <text:p text:style-name="P303"><text:soft-page-break/><text:s text:c="2"/>[</text:p>
      <text:p text:style-name="P303"><text:s text:c="4"/>[0,5,10,15],</text:p>
      <text:p text:style-name="P303"><text:s text:c="4"/>[20,25,30,35],</text:p>
      <text:p text:style-name="P303"><text:s text:c="4"/>[40,45,50,55]</text:p>
      <text:p text:style-name="P303"><text:s text:c="2"/>], . . .</text:p>
      <text:p text:style-name="P305"/>
      <text:p text:style-name="P654">Note again that</text:p>
      <text:p text:style-name="P303">z.i.j.k == w.k.i.j</text:p>
      <text:p text:style-name="P305"/>
      <text:h text:style-name="P955" text:outline-level="2">remove</text:h>
      <text:p text:style-name="P333">Description</text:p>
      <text:p text:style-name="P146">Remove a <text:span text:style-name="T1022">function or </text:span><text:span text:style-name="T619">variable</text:span> <text:span text:style-name="T1022">(</text:span>and its values<text:span text:style-name="T1022">)</text:span> from the symbol table. </text:p>
      <text:p text:style-name="P333">Usage</text:p>
      <text:p text:style-name="P334">remove(<text:span text:style-name="T504">var</text:span>)</text:p>
      <text:p text:style-name="P785">remove(<text:span text:style-name="T1022">func, arg_coount</text:span>)</text:p>
      <text:p text:style-name="P333">Arguments</text:p>
      <text:p text:style-name="P335"><text:span text:style-name="T389">var</text:span><text:span text:style-name="T504"> – a </text:span><text:span text:style-name="T619">variable </text:span><text:span text:style-name="T504">or </text:span><text:span text:style-name="T619">string (name of object) to </text:span><text:span text:style-name="T504">to be removed. </text:span><text:span text:style-name="T619">If you supply the variable, then that is removed </text:span><text:span text:style-name="T37">not </text:span><text:span text:style-name="T145"><text:s/>its value</text:span><text:span text:style-name="T619">. If you supply a string (as a constant) then that is removed.</text:span></text:p>
      <text:p text:style-name="P816"><text:span text:style-name="T358">func</text:span> – the name of a function or a function reference</text:p>
      <text:p text:style-name="P786"><text:span text:style-name="T389">arg_count</text:span><text:span text:style-name="T1022"> – the number of arguments for the function. A value of -1 means to remove </text:span><text:span text:style-name="T70">all </text:span><text:span text:style-name="T203">such named functions.</text:span></text:p>
      <text:p text:style-name="P333">Output</text:p>
      <text:p text:style-name="P158">True if it was removed, false otherwise.</text:p>
      <text:p text:style-name="P54">Examples</text:p>
      <text:p text:style-name="P50">Here we define a stem and check is defined, then remove it.</text:p>
      <text:p text:style-name="P334"><text:s text:c="4"/>t. := <text:span text:style-name="T671">[;</text:span>5<text:span text:style-name="T852">]</text:span>;</text:p>
      <text:p text:style-name="P334"><text:s text:c="4"/>say(is_defined(t.));</text:p>
      <text:p text:style-name="P334">true</text:p>
      <text:p text:style-name="P334"><text:s text:c="4"/>remove(t.);</text:p>
      <text:p text:style-name="P334"><text:s text:c="4"/>say(is_defined(t.));</text:p>
      <text:p text:style-name="P334">false</text:p>
      <text:p text:style-name="P146">Here we set a variable then remove it.</text:p>
      <text:p text:style-name="P334"><text:s text:c="6"/>p := 'abc';</text:p>
      <text:p text:style-name="P334"><text:s text:c="4"/>say(is_defined(p));</text:p>
      <text:p text:style-name="P334">true</text:p>
      <text:p text:style-name="P334"><text:s text:c="4"/>remove(p);</text:p>
      <text:p text:style-name="P334"><text:soft-page-break/><text:s text:c="4"/>say(is_defined(p));</text:p>
      <text:p text:style-name="P334">false</text:p>
      <text:p text:style-name="P335"/>
      <text:p text:style-name="P149">Also, this will remove entries to stems, so</text:p>
      <text:p text:style-name="P334">remove(t.b)</text:p>
      <text:p text:style-name="P149">will remove the entry with index b from the stem t. Similarly</text:p>
      <text:p text:style-name="P334">remove(t.x.)</text:p>
      <text:p text:style-name="P149">will remove <text:span text:style-name="T123">the </text:span><text:span text:style-name="T22">entire</text:span><text:span text:style-name="T123"> sub-stem x. </text:span><text:span text:style-name="T133">Use with care!</text:span></text:p>
      <text:p text:style-name="P334"><text:s text:c="2"/>stem.0. := <text:span text:style-name="T671">[;</text:span>3<text:span text:style-name="T852">]</text:span></text:p>
      <text:p text:style-name="P334"><text:s text:c="2"/>stem.<text:span text:style-name="T648">foo</text:span>:= 5</text:p>
      <text:p text:style-name="P334"><text:s text:c="2"/>stem.</text:p>
      <text:p text:style-name="P334"><text:s text:c="4"/>[[0,1,2]]~{</text:p>
      <text:p text:style-name="P334"><text:s/>foo:5</text:p>
      <text:p text:style-name="P334">}</text:p>
      <text:p text:style-name="P334"><text:s text:c="2"/>is_defined(stem.0)</text:p>
      <text:p text:style-name="P334">true</text:p>
      <text:p text:style-name="P334"><text:s text:c="2"/>remove(stem.0)</text:p>
      <text:p text:style-name="P183">true</text:p>
      <text:p text:style-name="P334"><text:s text:c="2"/>is_defined(stem.0)</text:p>
      <text:p text:style-name="P334">false</text:p>
      <text:p text:style-name="P334"/>
      <text:p text:style-name="P334"/>
      <text:p text:style-name="P334"><text:s text:c="2"/>stem.</text:p>
      <text:p text:style-name="P334">{</text:p>
      <text:p text:style-name="P334"><text:s/>foo:5</text:p>
      <text:p text:style-name="P334">} <text:s/></text:p>
      <text:p text:style-name="P334"/>
      <text:p text:style-name="P784"><text:line-break/><text:span text:style-name="T1022">Removing function</text:span><text:span text:style-name="T1026">s</text:span></text:p>
      <text:p text:style-name="Preformatted_20_Text"><text:s text:c="3"/>f(x,y)→*y<text:line-break/> <text:s text:c="2"/>remove(@f, 2)<text:line-break/>true</text:p>
      <text:p text:style-name="Preformatted_20_Text"><text:s text:c="3"/><text:span text:style-name="T1022">f(2,3)</text:span></text:p>
      <text:p text:style-name="Preformatted_20_Text"><text:s/>the function 'f' with 2 arguments was not found. at (1, 0)</text:p>
      <text:p text:style-name="P815"><text:span text:style-name="T546"/></text:p>
      <text:p text:style-name="Standard">Note that you can just remove the function by name too as</text:p>
      <text:p text:style-name="Preformatted_20_Text"><text:s text:c="3"/>remove(f, 2)<text:line-break/>true</text:p>
      <text:p text:style-name="Text_20_body"/>
      <text:p text:style-name="Text_20_body">To remove <text:span text:style-name="T1026">multiple functions, use the function reference and an argument count of -1:</text:span></text:p>
      <text:p text:style-name="Preformatted_20_Text"><text:s text:c="3"/>f(x) → <text:span text:style-name="T1027">x</text:span>; f(x,y) → <text:span text:style-name="T1027">x</text:span>*y ; f(x,y,z) → <text:span text:style-name="T1027">x</text:span>+y+z<text:line-break/> <text:s text:c="2"/>remove(@f, -1)<text:line-break/>true</text:p>
      <text:p text:style-name="Preformatted_20_Text"><text:s text:c="3"/>)funcs</text:p>
      <text:p text:style-name="Preformatted_20_Text"/>
      <text:p text:style-name="P1041" loext:marker-style-name="T546"><text:span text:style-name="T546"/></text:p>
      <text:p text:style-name="P846"><text:soft-page-break/>Another example of passing in variables vs. a string.</text:p>
      <text:p text:style-name="P816">Here is an example of removing a value in a stem. Then an attempt is made to remove it as a string. This will fail since constants cannot be removed.</text:p>
      <text:p text:style-name="P334"><text:s text:c="2"/>foo. := <text:span text:style-name="T671">[;</text:span>5<text:span text:style-name="T852">]</text:span></text:p>
      <text:p text:style-name="P334"><text:s text:c="2"/>remove(foo.3)</text:p>
      <text:p text:style-name="P334">true</text:p>
      <text:p text:style-name="P334"><text:s text:c="2"/>foo.</text:p>
      <text:p text:style-name="P334">{</text:p>
      <text:p text:style-name="P334"><text:s/>0:0,</text:p>
      <text:p text:style-name="P334"><text:s/>1:1,</text:p>
      <text:p text:style-name="P334"><text:s/>2:2,</text:p>
      <text:p text:style-name="P334"><text:s/>4:4</text:p>
      <text:p text:style-name="P334">}</text:p>
      <text:p text:style-name="P334"><text:s text:c="2"/>remove('foo.2')</text:p>
      <text:p text:style-name="P334"><text:s/>cannot remove a constant at (1, 7)</text:p>
      <text:p text:style-name="P335"/>
      <text:h text:style-name="Heading_20_2" text:outline-level="2">rename</text:h>
      <text:p text:style-name="Heading">Description</text:p>
      <text:p text:style-name="P799"><text:span text:style-name="T1028">For (loaded) modules, this changes the namespace in the system. </text:span>A rename only affects the import of</text:p>
      <text:p text:style-name="P822">modules going forward from that point. Any previously loaded module remain active after rename.</text:p>
      <text:p text:style-name="Heading">Usage</text:p>
      <text:p text:style-name="Preformatted_20_Text">rename(old_ns<text:span text:style-name="T1028">{.}</text:span>, new_ns<text:span text:style-name="T1028">{.}</text:span>) - old_ns replaced by new_ns</text:p>
      <text:p text:style-name="Preformatted_20_Text">rename(arg.) - arg.old_ns := new_ns</text:p>
      <text:p text:style-name="Preformatted_20_Text">rename(old_ns., new_ns.) - old_ns.k replaced by new_ns.k</text:p>
      <text:p text:style-name="Heading">Arguments</text:p>
      <text:p text:style-name="P822"><text:span text:style-name="T358">old_ns</text:span> – the old name space</text:p>
      <text:p text:style-name="P799"><text:span text:style-name="T390">new_ns</text:span><text:span text:style-name="T1028"> – the new namespace</text:span></text:p>
      <text:p text:style-name="P799"><text:span text:style-name="T390">arg.</text:span><text:span text:style-name="T1028"> – stem with elements </text:span><text:span text:style-name="T390">arg.old_ns == new_ns</text:span></text:p>
      <text:p text:style-name="Heading">Output</text:p>
      <text:p text:style-name="P822">A true for each successful rename, false otherwise.</text:p>
      <text:p text:style-name="Heading">Example</text:p>
      <text:p text:style-name="P822">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oft-page-break/><text:s text:c="5"/>crypto:=j_load('crypto')</text:p>
      <text:p text:style-name="P798"><text:s text:c="5"/>rename({'qdl:/tools/crypto':'qdl:/tools/crypto2',</text:p>
      <text:p text:style-name="P798"><text:s text:c="13"/>'qdl:/tools/cli':'my:/cli',</text:p>
      <text:p text:style-name="P798"><text:s text:c="13"/>'my:foo':'my:bar'})</text:p>
      <text:p text:style-name="P798"><text:s text:c="3"/>{my:foo:false, </text:p>
      <text:p text:style-name="P798"><text:s text:c="4"/>qdl:/tools/cli:true, </text:p>
      <text:p text:style-name="P798"><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1028">namespace.</text:span></text:p>
      <text:h text:style-name="P1014" text:outline-level="2">rename_keys</text:h>
      <text:p text:style-name="P302">Description</text:p>
      <text:p text:style-name="P647">Rename the keys in a stem. <text:span text:style-name="T564">See also the </text:span><text:span text:style-name="T27">keys</text:span><text:span text:style-name="T564"> command.</text:span></text:p>
      <text:p text:style-name="P302">Usage</text:p>
      <text:p text:style-name="P303">rename_keys(target., <text:span text:style-name="T522">new_keys</text:span>.<text:span text:style-name="T890">{, overwrite}</text:span>);</text:p>
      <text:p text:style-name="P302">Arguments</text:p>
      <text:p text:style-name="P647"><text:span text:style-name="T271">target.</text:span> - the stem to be altered</text:p>
      <text:p text:style-name="P305"><text:span text:style-name="T307">new_keys.</text:span><text:span text:style-name="T522"> - a </text:span><text:span text:style-name="T6">stem</text:span><text:span text:style-name="T522"> of keys </text:span><text:span text:style-name="T846">which</text:span><text:span text:style-name="T522"> are </text:span><text:span text:style-name="T846">a subset of those </text:span><text:span text:style-name="T522">in target. </text:span><text:span text:style-name="T846">The values are the new keys</text:span><text:span text:style-name="T522">. </text:span></text:p>
      <text:p text:style-name="P305"><text:span text:style-name="T327">overwrite </text:span>- <text:span text:style-name="T890">(optional) a flag to force overwriting existing entries. Default is </text:span><text:span text:style-name="T327">false.</text:span></text:p>
      <text:p text:style-name="P302">Output</text:p>
      <text:p text:style-name="P648"><text:span text:style-name="T820">This alters the target. and returns it. </text:span><text:s/></text:p>
      <text:p text:style-name="P52">Examples</text:p>
      <text:p text:style-name="P303"><text:s text:c="2"/>a.foo := 42;</text:p>
      <text:p text:style-name="P303"><text:s text:c="2"/>a.bar := 43;</text:p>
      <text:p text:style-name="P303"><text:s text:c="2"/>a.baz := 44;</text:p>
      <text:p text:style-name="P303"><text:s text:c="2"/>key_list.foo := 'a';</text:p>
      <text:p text:style-name="P303"><text:s text:c="2"/>key_list.bar := 'b';</text:p>
      <text:p text:style-name="P303"><text:s text:c="2"/>key_list.baz := 'woof';</text:p>
      <text:p text:style-name="P2"><text:s text:c="2"/>rename_keys(a., key_list.)</text:p>
      <text:p text:style-name="P2">{a:42, b:43, woof:44}</text:p>
      <text:p text:style-name="P2"><text:s text:c="2"/>say(a.);</text:p>
      <text:p text:style-name="P2">{a:42, b:43, woof:44}</text:p>
      <text:p text:style-name="P70"/>
      <text:p text:style-name="P70">Note that since this changes the keys in the target., the key_list. <text:span text:style-name="T565">Unrecognized keys are skipped. </text:span><text:s text:c="2"/><text:span text:style-name="T523">A subset </text:span><text:span text:style-name="T820">of keys to rename </text:span><text:span text:style-name="T523">is fine too:</text:span></text:p>
      <text:p text:style-name="P303"><text:s text:c="2"/>a.foo := 42;</text:p>
      <text:p text:style-name="P303"><text:soft-page-break/><text:s text:c="2"/>a.bar := 43;</text:p>
      <text:p text:style-name="P303"><text:s text:c="2"/>a.baz := 44;</text:p>
      <text:p text:style-name="P303"><text:s text:c="2"/>key_list.foo := 'a';</text:p>
      <text:p text:style-name="P303"><text:s text:c="2"/>key_list.bar := 'b'; <text:s text:c="7"/></text:p>
      <text:p text:style-name="P303"><text:s text:c="2"/>rename_keys(a., key_list.)</text:p>
      <text:p text:style-name="P303"><text:s text:c="2"/>say(a.); <text:s/></text:p>
      <text:p text:style-name="P303">{a:42, b:43, baz:44}</text:p>
      <text:p text:style-name="P305"/>
      <text:p text:style-name="P305"><text:span text:style-name="T57">Another example</text:span><text:span text:style-name="T846">. A common case is that all of the keys in a stem need some transformation. The </text:span><text:span text:style-name="T309">keys</text:span><text:span text:style-name="T846"> function will get a stem of the form </text:span><text:span text:style-name="T309">{key0:key0, key1:key1, . . . }</text:span><text:span text:style-name="T846"> and you make then easily apply changes to that. QDL works easily on the </text:span><text:span text:style-name="T57">values </text:span><text:span text:style-name="T177"><text:s/>of a stem (e.g. </text:span><text:span text:style-name="T423">a. + 42</text:span><text:span text:style-name="T177"> only alters the values, not the keys), so </text:span><text:span text:style-name="T423">rename_keys</text:span><text:span text:style-name="T177"> allows you to modify the keys. <text:s/>The </text:span><text:span text:style-name="T423">keys</text:span><text:span text:style-name="T177"> function </text:span><text:span text:style-name="T176">promotes the keys to something </text:span><text:span text:style-name="T177">you </text:span><text:span text:style-name="T176">can </text:span><text:span text:style-name="T177">operate on like any other value.</text:span></text:p>
      <text:p text:style-name="P303"><text:s text:c="4"/>a.<text:span text:style-name="T666">SAML</text:span><text:span text:style-name="T846">_</text:span>foo := 'a';</text:p>
      <text:p text:style-name="P303"><text:span text:style-name="T846"><text:s text:c="4"/>a.</text:span><text:span text:style-name="T666">SAML</text:span><text:span text:style-name="T846">_bar := 'b';</text:span></text:p>
      <text:p text:style-name="P431"><text:s text:c="4"/>a.SAML_baz := 'c';</text:p>
      <text:p text:style-name="P431"><text:s text:c="4"/>a.fnord := 'd';</text:p>
      <text:p text:style-name="P431"><text:s text:c="4"/>rename_keys(a., keys(a.)-'SAML_'<text:span text:style-name="T847">)</text:span>;</text:p>
      <text:p text:style-name="P431">{</text:p>
      <text:p text:style-name="P431"><text:s/>bar:b,</text:p>
      <text:p text:style-name="P431"><text:s/>foo:a,</text:p>
      <text:p text:style-name="P431"><text:s/>fnord:d,</text:p>
      <text:p text:style-name="P431"><text:s/>baz:c</text:p>
      <text:p text:style-name="P431">}</text:p>
      <text:p text:style-name="P649"><text:span text:style-name="T123">Note that </text:span><text:span text:style-name="T417">a.fnord</text:span><text:span text:style-name="T123"> is not effected by this change.</text:span></text:p>
      <text:p text:style-name="P302">Example. <text:span text:style-name="T890">Overwriting values on the rename</text:span></text:p>
      <text:p text:style-name="P434">This requires a flag to do this.</text:p>
      <text:p text:style-name="P303"><text:s text:c="4"/>c.'x':='X'; c.x_y := 'Y';<text:line-break/> <text:s text:c="3"/>ndx. := {'x_y':'x'};</text:p>
      <text:p text:style-name="P432"><text:s text:c="4"/>rename_keys(c., ndx.);</text:p>
      <text:p text:style-name="P432">{x:Y}</text:p>
      <text:p text:style-name="P433"/>
      <text:p text:style-name="P433">Here the value of <text:span text:style-name="T271">c.x == c.'x':='X'</text:span> is overwritten on the rename.</text:p>
      <text:p text:style-name="P68"/>
      <text:h text:style-name="P1015" text:outline-level="2">replace</text:h>
      <text:p text:style-name="P319">Description</text:p>
      <text:p text:style-name="P671">Replace every occur<text:span text:style-name="T499">re</text:span>nce of a string by another</text:p>
      <text:p text:style-name="P319">Usage</text:p>
      <text:p text:style-name="P320"><text:bookmark-start text:name="__DdeLink__9990_1246888521"/>replace(source, old, new<text:span text:style-name="T853">{</text:span><text:span text:style-name="T796">, is_regex</text:span><text:span text:style-name="T853">}</text:span>)<text:bookmark-end text:name="__DdeLink__9990_1246888521"/></text:p>
      <text:p text:style-name="P319">Arguments</text:p>
      <text:p text:style-name="P671"><text:span text:style-name="T271">source</text:span> – the original string or stem of strings</text:p>
      <text:p text:style-name="P671"><text:soft-page-break/><text:span text:style-name="T271">old</text:span> – the current string</text:p>
      <text:p text:style-name="P671"><text:span text:style-name="T271">new</text:span> – the new string.</text:p>
      <text:p text:style-name="P672"><text:span text:style-name="T270">is_regex </text:span>- (optional) treat the second argument as a regular expression. If omitted, the default is <text:span text:style-name="T22">false.</text:span></text:p>
      <text:p text:style-name="P67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9">Output</text:p>
      <text:p text:style-name="P673">The updated string</text:p>
      <text:p text:style-name="P319">Example <text:span text:style-name="T797">on a stem</text:span></text:p>
      <text:p text:style-name="P674">And example with two stem variables and a simple string.</text:p>
      <text:p text:style-name="P320"><text:s text:c="4"/>sourceStem.rule <text:s/>:= 'One Ring to rule them all';</text:p>
      <text:p text:style-name="P320"><text:s text:c="4"/>sourceStem.find <text:s/>:= 'One Ring to find them';</text:p>
      <text:p text:style-name="P320"><text:s text:c="4"/>sourceStem.bring := 'One Ring to bring them all;</text:p>
      <text:p text:style-name="P320"><text:s text:c="4"/>sourceStem.bind <text:s/>:= 'and in the darkness bind them';</text:p>
      <text:p text:style-name="P320"/>
      <text:p text:style-name="P320"><text:s text:c="4"/>old.all <text:s/>:= 'all';</text:p>
      <text:p text:style-name="P320"><text:s text:c="4"/>old.One <text:s/>:= 'One';</text:p>
      <text:p text:style-name="P320"><text:s text:c="4"/>old.bind := 'darkness';</text:p>
      <text:p text:style-name="P320"><text:s text:c="4"/>old.7 <text:s text:c="3"/>:= 'seven';</text:p>
      <text:p text:style-name="P320"><text:s text:c="4"/>newValue := 'two';</text:p>
      <text:p text:style-name="P320"><text:s text:c="4"/><text:span text:style-name="T687">replace(</text:span>sourceStem., old., newValue);</text:p>
      <text:p text:style-name="P320">{bind:and in the two bind them}</text:p>
      <text:p text:style-name="P321"/>
      <text:p text:style-name="P321">The resulting output is a stem (becau<text:span text:style-name="T465">s</text:span>e an input is) <text:span text:style-name="T589">with the common index of </text:span><text:span text:style-name="T35">bind</text:span><text:span text:style-name="T140"> </text:span><text:span text:style-name="T589"><text:s/></text:span><text:s/></text:p>
      <text:p text:style-name="P321">W<text:span text:style-name="T465">hy is this? Because the only key that the two stems have in common is 'bind' and that is applied to replace 'darkness' with the new value of 'two'.</text:span></text:p>
      <text:p text:style-name="P319">An example using regular expressions.</text:p>
      <text:p text:style-name="P672">In this example, all the spaces in a string are replaced with periods.</text:p>
      <text:p text:style-name="P320"><text:bookmark-start text:name="__DdeLink__16384_4001340964"/><text:s text:c="2"/>replace('a b c <text:s/>d e fgh', '\\s+', '.', true)</text:p>
      <text:p text:style-name="P320">a.b.c.d.e.fgh<text:bookmark-end text:name="__DdeLink__16384_4001340964"/></text:p>
      <text:p text:style-name="P321"/>
      <text:h text:style-name="Heading_20_2" text:outline-level="2"><text:bookmark-start text:name="__RefHeading___Toc702_3277173355"/><text:soft-page-break/>return<text:bookmark-end text:name="__RefHeading___Toc702_3277173355"/></text:h>
      <text:p text:style-name="P328">Description</text:p>
      <text:p text:style-name="P527">Return a value or none. <text:span text:style-name="T634">Note that this really only makes sense within a script or function. Issuing it in, </text:span><text:span text:style-name="T39">e.g.</text:span><text:span text:style-name="T148"> the workspace will not have the intended effect you want since you are asking the system to hand off the value to another process. Only use this as indicated.</text:span></text:p>
      <text:p text:style-name="P328">Usage</text:p>
      <text:p text:style-name="P329">return([value]);</text:p>
      <text:p text:style-name="P328">Arguments</text:p>
      <text:p text:style-name="P527">One <text:span text:style-name="T567">(optional)</text:span>. The value to be returned. <text:span text:style-name="T567">No value means so simply exit at that point. Note that if a function normally ends and does not return a value, you do not need a </text:span><text:span text:style-name="T28">return();</text:span></text:p>
      <text:p text:style-name="P328">Output</text:p>
      <text:p text:style-name="P527">The value to be returned.</text:p>
      <text:p text:style-name="P328">Examples</text:p>
      <text:p text:style-name="P696">Here is a cheerful little program that ignore<text:span text:style-name="T603">s</text:span> everything and just ret<text:span text:style-name="T555">u</text:span>rns “hello world”.</text:p>
      <text:p text:style-name="P329">define[</text:p>
      <text:p text:style-name="P329"><text:s text:c="3"/>hello_world(x)</text:p>
      <text:p text:style-name="P329">]body[</text:p>
      <text:p text:style-name="P329"><text:s text:c="2"/>return('hello world!');</text:p>
      <text:p text:style-name="P329">];</text:p>
      <text:p text:style-name="P329"/>
      <text:p text:style-name="P329"><text:s text:c="5"/>say(hello_world(42));</text:p>
      <text:p text:style-name="P329">hello world!</text:p>
      <text:p text:style-name="P330"/>
      <text:h text:style-name="P964" text:outline-level="2">reverse</text:h>
      <text:p text:style-name="P271">Description</text:p>
      <text:p text:style-name="P630">Reverse the order of the elements in a list</text:p>
      <text:p text:style-name="P271">Usage</text:p>
      <text:p text:style-name="P272">reverse(list.)</text:p>
      <text:p text:style-name="P271">Arguments</text:p>
      <text:p text:style-name="P630"><text:span text:style-name="T271">list.</text:span> - the list to be reverse</text:p>
      <text:p text:style-name="P271"><text:soft-page-break/>Ouput</text:p>
      <text:p text:style-name="P630">The elements of list. in reverse order. <text:span text:style-name="T776">Note that this will only return the list part of the argument. If there are any extra stem entries, they will be omitted.</text:span></text:p>
      <text:p text:style-name="P271">Examples <text:s/></text:p>
      <text:p text:style-name="P272">reverse([4,5,'a','b'])</text:p>
      <text:p text:style-name="P272">[ b, a, 5, 4]</text:p>
      <text:p text:style-name="P274"/>
      <text:h text:style-name="Heading_20_2" text:outline-level="2"><text:bookmark-start text:name="__RefHeading___Toc6582_212472510"/>rm<text:bookmark-end text:name="__RefHeading___Toc6582_212472510"/></text:h>
      <text:p text:style-name="P322">Description</text:p>
      <text:p text:style-name="P686">Remove a single file from a directory.</text:p>
      <text:p text:style-name="P322">Usage</text:p>
      <text:p text:style-name="P323">rm(arg)</text:p>
      <text:p text:style-name="P322">Arguments</text:p>
      <text:p text:style-name="P686"><text:span text:style-name="T271">arg</text:span> -- the full path to the file</text:p>
      <text:p text:style-name="P322">Output</text:p>
      <text:p text:style-name="P687">A true if this succeeded, false otherwise</text:p>
      <text:h text:style-name="Heading_20_2" text:outline-level="2">rmdir</text:h>
      <text:p text:style-name="P325">Description</text:p>
      <text:p text:style-name="P687">Remove an empty directory from a file system.</text:p>
      <text:p text:style-name="P325">Usage</text:p>
      <text:p text:style-name="P326">rmdir(arg)</text:p>
      <text:p text:style-name="P325">Arguments</text:p>
      <text:p text:style-name="P687"><text:span text:style-name="T271">arg</text:span> – a path in a file system to an empty directory. You must remove all files and sub-directories for this to work. Also, unlike <text:span text:style-name="T22">mkdir</text:span>, this will only remove the last component. </text:p>
      <text:p text:style-name="P325">Output</text:p>
      <text:p text:style-name="P687">A true if this succeeded and a false otherwise.</text:p>
      <text:p text:style-name="P325"><text:soft-page-break/>Examples</text:p>
      <text:h text:style-name="P1016" text:outline-level="2">say</text:h>
      <text:p text:style-name="P322">Description</text:p>
      <text:p text:style-name="P550">Print out the argument to the console. The two functions <text:span text:style-name="T22">say</text:span><text:span text:style-name="T123"> and </text:span><text:span text:style-name="T22">print</text:span><text:span text:style-name="T123"> are synonyms. Use whichever you prefer for readability. </text:span></text:p>
      <text:p text:style-name="P322">Usage</text:p>
      <text:p text:style-name="P323">say(arg <text:span text:style-name="T853">{</text:span><text:span text:style-name="T527">,prettyPrintForStems</text:span><text:span text:style-name="T853">}</text:span>) </text:p>
      <text:p text:style-name="P322">Arguments</text:p>
      <text:p text:style-name="P324"><text:span text:style-name="T271">arg </text:span>– anything.</text:p>
      <text:p text:style-name="P324"><text:span text:style-name="T277">p</text:span><text:span text:style-name="T271">rettyPrintForStem</text:span><text:span text:style-name="T277">s</text:span> <text:span text:style-name="T528">(optional) </text:span>-<text:span text:style-name="T82">IF</text:span><text:span text:style-name="T220"> arg is a stem, try to print a pretty version of it, defined as being more vertical. </text:span></text:p>
      <text:p text:style-name="P322">Output</text:p>
      <text:p text:style-name="P550">The printed representation of the argument <text:span text:style-name="T529">will be put </text:span><text:span text:style-name="T640">t</text:span><text:span text:style-name="T529">o the console</text:span> <text:span text:style-name="T2">and</text:span><text:span text:style-name="T99"> the </text:span><text:span text:style-name="T100">value returned is </text:span><text:span text:style-name="T99">whatever was printed (so you can embed it in other statements – a very useful debugging trick.)</text:span></text:p>
      <text:p text:style-name="P322">Examples</text:p>
      <text:p text:style-name="P550">The momentous entire “Hello World” program in QDL:</text:p>
      <text:p text:style-name="P323"><text:s text:c="3"/>say('Hello World');</text:p>
      <text:p text:style-name="P323">Hello World</text:p>
      <text:p text:style-name="P323"/>
      <text:p text:style-name="P555">And since 42 is the answer to all Life's questions (as per the Hitchhiker's Guide To The Galaxy)</text:p>
      <text:p text:style-name="P323"><text:s text:c="4"/>say(42);</text:p>
      <text:p text:style-name="P323">42</text:p>
      <text:p text:style-name="P550"/>
      <text:p text:style-name="P555">Here is an example of how to use this to intercept and print out an intermediate result, </text:p>
      <text:p text:style-name="P323"><text:s text:c="4"/>a := say(432 + 15);</text:p>
      <text:p text:style-name="P323">447</text:p>
      <text:p text:style-name="P323"/>
      <text:p text:style-name="P324">P<text:span text:style-name="T529">retty print only applies to stems. It attempts to make a somewhat more human readable version</text:span></text:p>
      <text:p text:style-name="P323"><text:s text:c="2"/>f. := <text:span text:style-name="T670">[;</text:span>6<text:span text:style-name="T851">]</text:span>;</text:p>
      <text:p text:style-name="P323"><text:s text:c="2"/>say(f., true);</text:p>
      <text:p text:style-name="P145">[0,1,2,3,4,5]</text:p>
      <text:p text:style-name="P324"><text:s text:c="2"/></text:p>
      <text:p text:style-name="P548"/>
      <text:h text:style-name="P1017" text:outline-level="2"><text:soft-page-break/>scan</text:h>
      <text:p text:style-name="P322">Description</text:p>
      <text:p text:style-name="P684">Prompt a user for input</text:p>
      <text:p text:style-name="P322">Usage</text:p>
      <text:p text:style-name="P323">scan([prompt])</text:p>
      <text:p text:style-name="P322">Arguments</text:p>
      <text:p text:style-name="P684"><text:span text:style-name="T271">prompt</text:span> (optional) – something to print out, probably cuing the user.</text:p>
      <text:p text:style-name="P322">Output</text:p>
      <text:p text:style-name="P684">Whatever the user types in as a string. There is no end of line marker returned.</text:p>
      <text:p text:style-name="P322">Examples</text:p>
      <text:p text:style-name="P323"><text:s text:c="4"/>response := scan('do you want to continue?(y/n):');</text:p>
      <text:p text:style-name="P323">do you want to continue?(y/n):y</text:p>
      <text:p text:style-name="P323"><text:s text:c="4"/>say(response);</text:p>
      <text:p text:style-name="P323">y</text:p>
      <text:p text:style-name="P685"><text:line-break/>So the user sees the prompt (in this case “do you want to continue?(y/n):”) and types in the response of “y”, which is stored in the variable <text:span text:style-name="T22">response</text:span><text:span text:style-name="T123">. </text:span><text:span text:style-name="T130">In this next example we input a loop in buffer mode, then execute it. </text:span><text:span text:style-name="T137">(This assumes that local buffering is on in the workspace so you can use the )edit command).</text:span></text:p>
      <text:p text:style-name="P323">)<text:span text:style-name="T579">edit</text:span></text:p>
      <text:p text:style-name="P457">edit&gt; i</text:p>
      <text:p text:style-name="P323">stop_looping := 'n';</text:p>
      <text:p text:style-name="P323">while[</text:p>
      <text:p text:style-name="P323"><text:s text:c="6"/><text:span text:style-name="T494">stop_looping != 'y'</text:span></text:p>
      <text:p text:style-name="P323"><text:s text:c="3"/><text:span text:style-name="T494">]do[</text:span></text:p>
      <text:p text:style-name="P323"><text:s text:c="6"/><text:span text:style-name="T494">stop_looping := scan('stop looping? (y/n):');</text:span></text:p>
      <text:p text:style-name="P323"><text:s/><text:span text:style-name="T494">]; //end do</text:span></text:p>
      <text:p text:style-name="P323">.</text:p>
      <text:p text:style-name="P457">edit&gt;q</text:p>
      <text:p text:style-name="P323">stop looping? (y/n):foo</text:p>
      <text:p text:style-name="P323">stop looping? (y/n):bar</text:p>
      <text:p text:style-name="P323">stop looping? (y/n):y</text:p>
      <text:p text:style-name="P147"><text:line-break/>Only when we enter the expected response of “y” does it stop.</text:p>
      <text:p text:style-name="P147"/>
      <text:h text:style-name="P1018" text:outline-level="2"><text:soft-page-break/>script_args</text:h>
      <text:p text:style-name="P333">Description</text:p>
      <text:p text:style-name="P163"><text:span text:style-name="T87">Deprecated. Use args() instead. </text:span>When a script is invoked, the arguments to it are given as a list of strings. <text:s/>This may be either from the command line <text:span text:style-name="T22">or</text:span><text:span text:style-name="T123"> an argument to the script_run() or script_load() functions. </text:span><text:span text:style-name="T150">Typically this is called </text:span><text:span text:style-name="T41">inside</text:span><text:span text:style-name="T150"> a running script to access the arguments passed in. </text:span></text:p>
      <text:p text:style-name="P333">Usage</text:p>
      <text:p text:style-name="P335">script_args([index])</text:p>
      <text:p text:style-name="P333">Arguments</text:p>
      <text:p text:style-name="P163">-<text:span text:style-name="T807">1 = return all args as a stem.</text:span></text:p>
      <text:p text:style-name="P163">index - (o<text:span text:style-name="T635">p</text:span>tional) an integer in the proper range.</text:p>
      <text:p text:style-name="P333">Output</text:p>
      <text:p text:style-name="P163">no arguments - the number of arguments is returned.</text:p>
      <text:p text:style-name="P163">integer - the argument for that integer.</text:p>
      <text:p text:style-name="P333">Examples.</text:p>
      <text:p text:style-name="P163">In the case of invoking a script from the command line,</text:p>
      <text:p text:style-name="P334">qdl -run <text:span text:style-name="T639">my_</text:span>script.qdl arg0 arg1 arg2</text:p>
      <text:p text:style-name="P163"><text:line-break/>The arguments <text:s/><text:span text:style-name="T639">(</text:span><text:span text:style-name="T41">e.g. </text:span><text:span text:style-name="T150">about the first call inside </text:span><text:span text:style-name="T419">my_script.qdl</text:span><text:span text:style-name="T150">) </text:span>would be <text:span text:style-name="T639">accessed as </text:span></text:p>
      <text:p text:style-name="P334"><text:s text:c="4"/><text:span text:style-name="T639">say(</text:span>script_args()<text:span text:style-name="T639">); // how many passed in?</text:span></text:p>
      <text:p text:style-name="P334">3</text:p>
      <text:p text:style-name="P334"><text:s text:c="4"/><text:span text:style-name="T639">say(</text:span>script_args(1)<text:span text:style-name="T639">); // print out the second one (indices start at zero.)</text:span></text:p>
      <text:p text:style-name="P334">arg1</text:p>
      <text:p text:style-name="P163"/>
      <text:p text:style-name="P163"><text:span text:style-name="T635">Note that if the script is invoked from the command line, then only strings will result and may have to be converted to other types, </text:span><text:span text:style-name="T40">e.g</text:span><text:span text:style-name="T635">. with the </text:span><text:span text:style-name="T287">to_number()</text:span><text:span text:style-name="T635"> call.</text:span><text:line-break/></text:p>
      <text:p text:style-name="P340">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40"/>
      <text:h text:style-name="P1005" text:outline-level="2"><text:soft-page-break/><text:span text:style-name="T975">script_</text:span><text:span text:style-name="T626">load</text:span></text:h>
      <text:p text:style-name="P333">Description</text:p>
      <text:p text:style-name="P148">Read a script from a file and execute it in the current environment. This means that any variables it sets of functions it defines are now part of the active workspace. Caution that this will overwrite whatever you have if there is a name clash.</text:p>
      <text:p text:style-name="P162">See also <text:span text:style-name="T271">script_run(), script_args(), script_path()</text:span></text:p>
      <text:p text:style-name="P333">Usage</text:p>
      <text:p text:style-name="P334">script_load(<text:span text:style-name="T1122">cfg. | </text:span>file_name<text:span text:style-name="T854">{</text:span><text:span text:style-name="T627">,</text:span><text:span text:style-name="T758"> arg</text:span><text:span text:style-name="T854">}</text:span><text:span text:style-name="T807">*</text:span>)</text:p>
      <text:p text:style-name="P333">Arguments</text:p>
      <text:p text:style-name="P335"><text:span text:style-name="T271">file_name</text:span><text:span text:style-name="T269"> </text:span>– the fully qualified path to the file <text:span text:style-name="T1123">or one that is resolvable from the current </text:span><text:span text:style-name="T356">script_path()</text:span><text:span text:style-name="T1123">.</text:span></text:p>
      <text:p text:style-name="P916"><text:span text:style-name="T356">cfg.</text:span><text:span text:style-name="T1122"> – A configuration object. This is normally just used if specific commands are needed to configure the SI (State Indicator)</text:span></text:p>
      <text:p text:style-name="P335"><text:span text:style-name="T285">arg</text:span><text:span text:style-name="T289">0, arg1…</text:span><text:span text:style-name="T284"> </text:span>- <text:span text:style-name="T758">(optional) </text:span><text:span text:style-name="T808">the arguments for the script</text:span></text:p>
      <text:p text:style-name="P893">The structure of the cfg. Is </text:p>
      <table:table table:name="Table8" table:style-name="Table8" table:template-name="Default Style">
        <table:table-column table:style-name="Table8.A"/>
        <table:table-column table:style-name="Table8.B"/>
        <table:table-column table:style-name="Table8.C"/>
        <table:table-row>
          <table:table-cell table:style-name="Table8.A1" office:value-type="string">
            <text:p text:style-name="P471">Key</text:p>
          </table:table-cell>
          <table:table-cell table:style-name="Table8.A1" office:value-type="string">
            <text:p text:style-name="P471">Type</text:p>
          </table:table-cell>
          <table:table-cell table:style-name="Table8.C1" office:value-type="string">
            <text:p text:style-name="P471">Description</text:p>
          </table:table-cell>
        </table:table-row>
        <table:table-row table:style-name="Table8.2">
          <table:table-cell table:style-name="Table8.A1" office:value-type="string">
            <text:p text:style-name="P470">path</text:p>
          </table:table-cell>
          <table:table-cell table:style-name="Table8.A1" office:value-type="string">
            <text:p text:style-name="P470">String</text:p>
          </table:table-cell>
          <table:table-cell table:style-name="Table8.C1" office:value-type="string">
            <text:p text:style-name="P469">Path to the script</text:p>
          </table:table-cell>
        </table:table-row>
        <table:table-row>
          <table:table-cell table:style-name="Table8.A3" office:value-type="string">
            <text:p text:style-name="P470">si</text:p>
          </table:table-cell>
          <table:table-cell table:style-name="Table8.A3" office:value-type="string">
            <text:p text:style-name="P470">stem</text:p>
          </table:table-cell>
          <table:table-cell table:style-name="Table8.C3" office:value-type="string">
            <text:p text:style-name="P469">Configuration for the SI</text:p>
          </table:table-cell>
        </table:table-row>
        <table:table-row>
          <table:table-cell table:style-name="Table8.A3" office:value-type="string">
            <text:p text:style-name="P470">si.excludes</text:p>
          </table:table-cell>
          <table:table-cell table:style-name="Table8.A3" office:value-type="string">
            <text:p text:style-name="P470">String <text:s/>| stem | list | set</text:p>
          </table:table-cell>
          <table:table-cell table:style-name="Table8.C3" office:value-type="string">
            <text:p text:style-name="P469">If a string, it is assumed to be a regex, otherwise, it is an aggregate explicitly listing the labels of interrupts to exclude.</text:p>
          </table:table-cell>
        </table:table-row>
        <table:table-row>
          <table:table-cell table:style-name="Table8.A3" office:value-type="string">
            <text:p text:style-name="P470">si.includes</text:p>
          </table:table-cell>
          <table:table-cell table:style-name="Table8.A3" office:value-type="string">
            <text:p text:style-name="P470">String <text:s/>| stem | list | set</text:p>
          </table:table-cell>
          <table:table-cell table:style-name="Table8.C3" office:value-type="string">
            <text:p text:style-name="P469">Ditto, except it is a listing of labels that will <text:span text:style-name="T22">only </text:span>be executed.</text:p>
          </table:table-cell>
        </table:table-row>
        <table:table-row>
          <table:table-cell table:style-name="Table8.A3" office:value-type="string">
            <text:p text:style-name="P470">si.no_interrupts</text:p>
          </table:table-cell>
          <table:table-cell table:style-name="Table8.A3" office:value-type="string">
            <text:p text:style-name="P470">boolean</text:p>
          </table:table-cell>
          <table:table-cell table:style-name="Table8.C3" office:value-type="string">
            <text:p text:style-name="P469">Flag to turn off all interrupt processing and just run the script. <text:span text:style-name="T1123">If omitted, the default is </text:span><text:span text:style-name="T18">false </text:span><text:span text:style-name="T1123">(or no interrupts would be processed.)</text:span></text:p>
          </table:table-cell>
        </table:table-row>
      </table:table>
      <text:p text:style-name="P1042" loext:marker-style-name="T1034"><text:span text:style-name="T1034"/></text:p>
      <text:p text:style-name="Text_20_body"><text:span text:style-name="T1123">E</text:span>xample<text:span text:style-name="T1123">s</text:span> would be</text:p>
      <text:p text:style-name="P894"><text:span text:style-name="T1123"><text:s text:c="3"/>{'path':'my_script.qdl', 'si':</text:span>{'excludes':['label1',true]<text:span text:style-name="T1123">}}</text:span></text:p>
      <text:p text:style-name="P917">Runs the script with a set of interrupts to skip. Remember that interrupts may have any valid QDL value as their “label”, so having a conditional that evaluates to <text:span text:style-name="T1">true </text:span><text:span text:style-name="T97">is perfectly fine.</text:span></text:p>
      <text:p text:style-name="P894"><text:span text:style-name="T1123"><text:s text:c="3"/>{'path':'my_script.qdl', 'si':</text:span>{'includes':'^test.*'}<text:span text:style-name="T1123">}</text:span></text:p>
      <text:p text:style-name="P917">Runs the script with a set of interrupts (given by a regex) which are the only valid ones. Just using assignments to make the cfg. object:</text:p>
      <text:p text:style-name="P918"><text:soft-page-break/><text:s text:c="17"/>cfg.'path' := 'my_script.qdl';</text:p>
      <text:p text:style-name="P894"><text:span text:style-name="T1123"><text:s text:c="3"/>cfg.'si'.</text:span>'<text:span text:style-name="T1123">no_interrupts</text:span>' :<text:span text:style-name="T1123">= true;</text:span></text:p>
      <text:p text:style-name="P917">Runs the script with no interrupts.</text:p>
      <text:p text:style-name="P333">Output</text:p>
      <text:p text:style-name="P170">The output of the script, if any.</text:p>
      <text:p text:style-name="P333">Examples</text:p>
      <text:p text:style-name="P334">script_load('/<text:span text:style-name="T508">home/bob/qdl/math_util.qdl', </text:span><text:span text:style-name="T758">3,'foo', false</text:span><text:span text:style-name="T508">);</text:span></text:p>
      <text:p text:style-name="P105"/>
      <text:p text:style-name="P335">Will <text:span text:style-name="T809">load the given script and send it the 3 arguments listed.</text:span> </text:p>
      <text:p text:style-name="P892">script_load({'path':'my_script.qdl','si':{'includes':'^init:.*'}}, 3, false);</text:p>
      <text:p text:style-name="P335"/>
      <text:p text:style-name="P893">This loads the script <text:s/>my_script.qdl and instructs the SI to only stop on labels that start with init:. It also passes in a couple of arguments.</text:p>
      <text:h text:style-name="P997" text:outline-level="2">script_name</text:h>
      <text:p text:style-name="Heading">Description</text:p>
      <text:p text:style-name="P776">In a script, return the name of this script.</text:p>
      <text:p text:style-name="Heading">Usage</text:p>
      <text:p text:style-name="Preformatted_20_Text">script_name()</text:p>
      <text:p text:style-name="P776"/>
      <text:p text:style-name="Heading">Arguments</text:p>
      <text:p text:style-name="P776">none</text:p>
      <text:p text:style-name="Heading">Output</text:p>
      <text:p text:style-name="P776">The <text:span text:style-name="T1016">invocation </text:span>path of the current script. If this is not a running script, the empty string is returned.</text:p>
      <text:p text:style-name="Heading">Examples</text:p>
      <text:p text:style-name="P751">Sticking a call in the hello_world.qdl example we get</text:p>
      <text:p text:style-name="P750">$bash&gt; ./hello_world.qdl</text:p>
      <text:p text:style-name="P750">./hello_world.qdl</text:p>
      <text:p text:style-name="Text_20_body">which is exactly how the program was called.</text:p>
      <text:h text:style-name="P1019" text:outline-level="2"><text:soft-page-break/>script_path</text:h>
      <text:p text:style-name="P333">Description</text:p>
      <text:p text:style-name="P160">Get or set the current script path. <text:span text:style-name="T622">This only affects </text:span><text:span text:style-name="T284">script_</text:span><text:span text:style-name="T283">run()</text:span><text:span text:style-name="T622"> and </text:span><text:span text:style-name="T283">script_</text:span><text:span text:style-name="T284">load</text:span><text:span text:style-name="T283">()</text:span><text:span text:style-name="T622"> </text:span>This is the set of all paths (including vfs paths) that will be checked when running scripts. <text:s/>If you run a script with an absolute path, e.g.</text:p>
      <text:p text:style-name="P77">/ <text:span text:style-name="T123">home/bob/scripts/init.qdl</text:span></text:p>
      <text:p text:style-name="P77"><text:span text:style-name="T123">Then the script is run. If the path is relative, then it will be checked against the paths in this variable. </text:span><text:span text:style-name="T147">Specifying a scheme restricts resolution to that scheme. No scheme means every path will be checked.</text:span><text:span text:style-name="T123"> </text:span></text:p>
      <text:p text:style-name="P17">So if</text:p>
      <text:p text:style-name="P334"><text:s text:c="3"/><text:span text:style-name="T620">script_path()</text:span></text:p>
      <text:p text:style-name="P159">{</text:p>
      <text:p text:style-name="P159"><text:s text:c="3"/>0=vfs#/pt/temp/,</text:p>
      <text:p text:style-name="P159"><text:s text:c="3"/><text:span text:style-name="T621">1=/usr/share/qdl</text:span></text:p>
      <text:p text:style-name="P159">}</text:p>
      <text:p text:style-name="P161"/>
      <text:p text:style-name="P161">Then here are the resolutions for paths</text:p>
      <text:list text:style-name="L5">
        <text:list-item>
          <text:p text:style-name="P1054">vfs#init.qdl ==&gt; vfs#/pt/temp/init.qdl</text:p>
        </text:list-item>
        <text:list-item>
          <text:p text:style-name="P1054">vfs#ncsa/reset.qdl ==&gt; vfs#/pt/temp/ncsa/reset.qdl</text:p>
        </text:list-item>
        <text:list-item>
          <text:p text:style-name="P1054">init.qdl ==&gt; vfs#/pt/temp/init.qdl, /<text:span text:style-name="T146">usr</text:span><text:span text:style-name="T38">/</text:span><text:span text:style-name="T146">share/qdl/init.qdl</text:span></text:p>
        </text:list-item>
        <text:list-item>
          <text:p text:style-name="P1055"><text:span text:style-name="T271">abc#boot.qdl ==&gt;</text:span> <text:span text:style-name="T22">none</text:span>, because abc is not a scheme here.</text:p>
        </text:list-item>
        <text:list-item>
          <text:p text:style-name="P1056"><text:span text:style-name="T271">#boot.qdl ==&gt; /usr/share/qdl/boot.qdl</text:span> No scheme means to force resolution in the local file system, <text:span text:style-name="T623">which is the default. Note that if QDL is in server mode, this will fail.</text:span></text:p>
        </text:list-item>
      </text:list>
      <text:p text:style-name="P164">Finally, this can <text:span text:style-name="T628">(and should) </text:span>be set in the configuration so please consult the documentation there.</text:p>
      <text:p text:style-name="P333">Usage</text:p>
      <text:p text:style-name="P103">script_path([string | stem.])</text:p>
      <text:p text:style-name="P333">Arguments</text:p>
      <text:p text:style-name="P160">none - Return the current list of paths</text:p>
      <text:p text:style-name="P160"><text:span text:style-name="T271">string</text:span> - a string of paths in the form path0:path1:path2… i.e., each path is separated by a colon </text:p>
      <text:p text:style-name="P160"><text:span text:style-name="T271">stem. </text:span>- a list of paths, one per entry</text:p>
      <text:p text:style-name="P333">Output</text:p>
      <text:p text:style-name="P160">If no argument, a stem of the current paths. Otherwise true if the path was set from the argument.</text:p>
      <text:p text:style-name="P333"><text:soft-page-break/>Example</text:p>
      <text:p text:style-name="P159"><text:s text:c="4"/>script_path()</text:p>
      <text:p text:style-name="P159"><text:span text:style-name="T715">[</text:span> vfs#/mysql/,</text:p>
      <text:p text:style-name="P159"><text:s/>vfs#/pt/temp/</text:p>
      <text:p text:style-name="P186">]</text:p>
      <text:p text:style-name="P335"><text:line-break/><text:span text:style-name="T620">In this case, two paths will be checked and both are in virtual file systems.</text:span></text:p>
      <text:h text:style-name="P1005" text:outline-level="2"><text:span text:style-name="T975">script_</text:span><text:span text:style-name="T626">run</text:span></text:h>
      <text:p text:style-name="P333">Description</text:p>
      <text:p text:style-name="P148">Read a script from a file and execute it in a completely new environment. The output of the file is piped to the current console. </text:p>
      <text:p text:style-name="P333">Usage</text:p>
      <text:p text:style-name="P334">script_run(<text:span text:style-name="T1122">cfg. | </text:span>file_name<text:span text:style-name="T854">{</text:span><text:span text:style-name="T624">,</text:span><text:span text:style-name="T627">arg</text:span><text:span text:style-name="T854">}</text:span><text:span text:style-name="T808">*</text:span><text:span text:style-name="T627"> </text:span><text:span text:style-name="T624">)</text:span></text:p>
      <text:p text:style-name="P333">Arguments</text:p>
      <text:p text:style-name="P335"><text:span text:style-name="T271">file_name</text:span> – the fully qualified path to the file, <text:span text:style-name="T1123">or a name resolvable using the current</text:span><text:span text:style-name="T356"> script_path().</text:span></text:p>
      <text:p text:style-name="P916"><text:span text:style-name="T356">cfg.</text:span><text:span text:style-name="T1122"> – A configuration object. This is normally just used if specific commands are needed to configure the SI (State Indicator). </text:span><text:span text:style-name="T1123">See the note on the structure of this in the entry for </text:span><text:span text:style-name="T356">script_load</text:span><text:span text:style-name="T1123"> .</text:span></text:p>
      <text:p text:style-name="P335"><text:span text:style-name="T285">arg</text:span><text:span text:style-name="T289">0, arg1…</text:span><text:span text:style-name="T284"> </text:span>- <text:span text:style-name="T758">(optional) </text:span><text:span text:style-name="T808">the arguments for the script</text:span></text:p>
      <text:p text:style-name="P170">If there is a single argument that is a stem list, then the components of that will be sent to the script as the arguments.</text:p>
      <text:p text:style-name="P333">Output</text:p>
      <text:p text:style-name="P170">The ou<text:span text:style-name="T783">t</text:span>put of the script, if any.</text:p>
      <text:p text:style-name="P333">Examples</text:p>
      <text:p text:style-name="P334">script_run('/home/bob/qdl/<text:span text:style-name="T509">format_reports.qdl');</text:span></text:p>
      <text:p text:style-name="P335"><text:line-break/><text:span text:style-name="T624">If the script requires command line arguments, you may simply send them along:</text:span></text:p>
      <text:p text:style-name="P334">script_run('/home/bob/qdl/<text:span text:style-name="T509">format_reports.qdl', '-w', 120);</text:span></text:p>
      <text:p text:style-name="P335"><text:line-break/><text:span text:style-name="T625">In this case, it is the same as invoking this script from the command line like so:</text:span></text:p>
      <text:p text:style-name="P334">qdl -run /home/bob/qdl/<text:span text:style-name="T509">format_reports.qdl -</text:span>2 120</text:p>
      <text:p text:style-name="P335"/>
      <text:h text:style-name="P1020" text:outline-level="2"><text:soft-page-break/>set_default</text:h>
      <text:p text:style-name="P295">Description</text:p>
      <text:p text:style-name="P640">Set the default value for a stem. If a k<text:span text:style-name="T576">e</text:span>y is requested but has not been set, the default value is returned. This allows you initialize a stem without having to explicitly fill in every value. Note especially that the default value is not figured in to other calculations, <text:span text:style-name="T576">such as listing keys</text:span>.</text:p>
      <text:p text:style-name="P295">Usage</text:p>
      <text:p text:style-name="P296">set_default(target., scalar <text:span text:style-name="T856">| stem.</text:span>);</text:p>
      <text:p text:style-name="P295">Arguments</text:p>
      <text:p text:style-name="P640"><text:span text:style-name="T271">target.</text:span> – the stem </text:p>
      <text:p text:style-name="P640"><text:span text:style-name="T271">scalar </text:span><text:span text:style-name="T315">| stem.</text:span><text:span text:style-name="T856"> </text:span>– the default value</text:p>
      <text:p text:style-name="P295">Output</text:p>
      <text:p text:style-name="P640">This returns the <text:span text:style-name="T856">previous </text:span>default value set <text:span text:style-name="T856">for </text:span><text:span text:style-name="T315">target.</text:span><text:span text:style-name="T856"> or </text:span><text:span text:style-name="T315">null</text:span>. </text:p>
      <text:p text:style-name="P58">Example. Turning off subsetting</text:p>
      <text:p text:style-name="P59">Let us say that we have a stem, a. and wish to <text:span text:style-name="T857">naively </text:span>add another stem to each element:</text:p>
      <text:p text:style-name="P428"><text:bookmark-start text:name="__DdeLink__84800_2595738766"/>a. := [[0,0],[0,1],[0,2],[2,0],[2,1],[2,2]]<text:bookmark-end text:name="__DdeLink__84800_2595738766"/></text:p>
      <text:p text:style-name="P428">b. := [2,3]</text:p>
      <text:p text:style-name="P298"/>
      <text:p text:style-name="P429">Simply adding a. + b. yields</text:p>
      <text:p text:style-name="P296"><text:s text:c="3"/>a. + b.</text:p>
      <text:p text:style-name="P296">[[2,2],[3,4]]</text:p>
      <text:p text:style-name="P298"/>
      <text:p text:style-name="P429"><text:span text:style-name="T857">(One issue is conformability of stems, since this is </text:span><text:span text:style-name="T316">[a.0 + b.0, a.1+b.1]</text:span><text:span text:style-name="T857"> ). </text:span>Rather than fill up an entire stem with copies of b., just set it as a default:</text:p>
      <text:p text:style-name="P296">b.:={*:[2,3]}</text:p>
      <text:p text:style-name="P296"><text:s text:c="2"/>a.+b.</text:p>
      <text:p text:style-name="P296"><text:bookmark-start text:name="__DdeLink__84802_2595738766"/>[[2,3],[2,4],[2,5],[4,3],[4,4],[4,5]]<text:bookmark-end text:name="__DdeLink__84802_2595738766"/></text:p>
      <text:p text:style-name="P429"/>
      <text:p text:style-name="P641">Default values means you do not have to know anything about the structure of the other stem.</text:p>
      <text:p text:style-name="P51">Example. <text:span text:style-name="T751">Setting the default</text:span></text:p>
      <text:p text:style-name="P69">There are equivalent ways of setting the default</text:p>
      <text:p text:style-name="P296"><text:s text:c="3"/><text:span text:style-name="T751">set_default(x., 42)</text:span></text:p>
      <text:p text:style-name="P296"><text:s text:c="3"/><text:span text:style-name="T751">x. := x. ~ {*:42}</text:span></text:p>
      <text:p text:style-name="P297"><text:soft-page-break/></text:p>
      <text:p text:style-name="P295">Example. <text:span text:style-name="T751">Setting the default does not alter the keys</text:span></text:p>
      <text:p text:style-name="P480"/>
      <text:p text:style-name="P296"><text:s text:c="2"/>set_default(x., 1);</text:p>
      <text:p text:style-name="P296"><text:s text:c="2"/>say(x.);</text:p>
      <text:p text:style-name="P430">[]</text:p>
      <text:p text:style-name="P298"/>
      <text:p text:style-name="P640">So no values have been defined. Let's set one and check it:</text:p>
      <text:p text:style-name="P296"><text:s text:c="2"/>x.0 := 10;</text:p>
      <text:p text:style-name="P296"><text:s text:c="2"/>say(x.);</text:p>
      <text:p text:style-name="P296"><text:span text:style-name="T718">[</text:span>10<text:span text:style-name="T718">]</text:span></text:p>
      <text:p text:style-name="P296"/>
      <text:p text:style-name="P640">And if we needed to access a value of x. that has not been set</text:p>
      <text:p text:style-name="P296"><text:s text:c="2"/>say(x.1);</text:p>
      <text:p text:style-name="P296">1</text:p>
      <text:p text:style-name="P640"><text:line-break/>Just to emphasize, default values are not used in most stem operations.</text:p>
      <text:p text:style-name="P296"><text:s text:c="2"/>say(get_keys(x.));</text:p>
      <text:p text:style-name="P143">[0]</text:p>
      <text:p text:style-name="P67"/>
      <text:h text:style-name="P1012" text:outline-level="2">shuffle</text:h>
      <text:p text:style-name="P302">Description</text:p>
      <text:p text:style-name="P642">Permute, i<text:span text:style-name="T22">.e.</text:span><text:span text:style-name="T123">shuffle a stem, given a complete list of its keys. Note especially that an incomplete list of keys will fail. </text:span></text:p>
      <text:p text:style-name="P302">Usage</text:p>
      <text:p text:style-name="P919">shuffle(<text:span text:style-name="T752">int</text:span>)</text:p>
      <text:p text:style-name="P919">shuffle(source., <text:span text:style-name="T1125">shift</text:span>)</text:p>
      <text:p text:style-name="P303">shuffle(source., permutation.)</text:p>
      <text:p text:style-name="P302">Arguments</text:p>
      <text:p text:style-name="P301"><text:span text:style-name="T271">int </text:span>= a positive integer</text:p>
      <text:p text:style-name="P642"><text:span text:style-name="T271">source.</text:span> = the stem to be shuffled</text:p>
      <text:p text:style-name="Text_20_body"><text:span text:style-name="T302">s</text:span><text:span text:style-name="T357">hift = </text:span>integer <text:span text:style-name="T1125">of how many elements to shift (0 &lt;== shift) to the left, (shift &lt; 0 ) to </text:span><text:s/><text:span text:style-name="T1125">the right.</text:span></text:p>
      <text:p text:style-name="P305"><text:span text:style-name="T302">permutation.</text:span><text:span text:style-name="T710"> = a </text:span><text:span text:style-name="T43">list</text:span><text:span text:style-name="T152"> of keys for source. These give the new value of the indices.</text:span></text:p>
      <text:p text:style-name="P302">Output</text:p>
      <text:p text:style-name="P643">A <text:span text:style-name="T1125">new </text:span>stem consisting of shuffled elements. </text:p>
      <text:list text:style-name="L6">
        <text:list-item>
          <text:p text:style-name="P1057"><text:soft-page-break/><text:span text:style-name="T752">If the argument is an integer </text:span><text:span text:style-name="T1125">only</text:span><text:span text:style-name="T752">, then the returned output is a list [0,1,…,</text:span><text:span text:style-name="T50">n</text:span><text:span text:style-name="T161">-1] that has been randomly permuted. </text:span></text:p>
        </text:list-item>
        <text:list-item>
          <text:p text:style-name="P1058">If the argument is a list and an integer, shift the elements in the list left or right. </text:p>
        </text:list-item>
        <text:list-item>
          <text:p text:style-name="P1059">If the arguments are a pair of stems, the result is the first argument permuted according to the second.</text:p>
        </text:list-item>
      </text:list>
      <text:p text:style-name="P299">Example: Making a permutation</text:p>
      <text:p text:style-name="P303"><text:s text:c="3"/>shuffle(5)</text:p>
      <text:p text:style-name="P303">[2,4,3,0,1]</text:p>
      <text:p text:style-name="P304"/>
      <text:p text:style-name="P300">This creates a list of integers and then arranges them in random order.</text:p>
      <text:p text:style-name="P302">Example: <text:span text:style-name="T752">Permuting the elements directly</text:span></text:p>
      <text:p text:style-name="P193">In this example, we permute the elements of a vector</text:p>
      <text:p text:style-name="P303"><text:s text:c="2"/><text:span text:style-name="T709">q.:= </text:span>10+3*<text:span text:style-name="T670">[;</text:span>5<text:span text:style-name="T851">]</text:span></text:p>
      <text:p text:style-name="P303"><text:s text:c="2"/><text:span text:style-name="T709">q.</text:span></text:p>
      <text:p text:style-name="P303">[10,13,16,19,22]</text:p>
      <text:p text:style-name="P303"><text:s text:c="2"/>shuffle(<text:span text:style-name="T645">q.</text:span>, [4,2,3,1,0])</text:p>
      <text:p text:style-name="P303">[22,16,19,13,10]</text:p>
      <text:p text:style-name="P305"/>
      <text:p text:style-name="P193">How to read this<text:note text:id="ftn1" text:note-class="footnote"><text:note-citation>1</text:note-citation><text:note-body><text:p text:style-name="P192">OK, I'll confess. This is from Abstract Algebra and referred to as cycle notation. <text:span text:style-name="T707">QDL generalizes the indices </text:span><text:span text:style-name="T708">as it is wont to do</text:span><text:span text:style-name="T707">. </text:span></text:p></text:note-body></text:note>?</text:p>
      <text:p text:style-name="P134">/<text:tab/><text:tab/><text:tab/><text:tab/> <text:span text:style-name="T710">\</text:span></text:p>
      <text:p text:style-name="P134"><text:span text:style-name="T710">|</text:span>0<text:tab/>1<text:tab/>2<text:tab/>3<text:tab/>4<text:span text:style-name="T710">|</text:span></text:p>
      <text:p text:style-name="P134"><text:span text:style-name="T710">|</text:span>4<text:tab/>2<text:tab/>3<text:tab/>1<text:tab/>0<text:span text:style-name="T710">|</text:span></text:p>
      <text:p text:style-name="P135">\ <text:tab/><text:tab/><text:tab/><text:tab/>/</text:p>
      <text:p text:style-name="P134"/>
      <text:p text:style-name="P644">So the top row are the indices in the vector, the bottom row is the new value. </text:p>
      <text:p text:style-name="P644">so old index 0 → new index 4, old index 1 → new index 2, etc. This works generally with stems too.</text:p>
      <text:p text:style-name="P303"><text:s text:c="4"/>a.p:='foo';a.q:='bar';a.r:='baz';a.0:=10;a.1:=15;</text:p>
      <text:p text:style-name="P303"><text:s text:c="4"/>b.q :='r';b.0:='q';b.1:=0;b.p:=1;b.r:='p'; <text:s/></text:p>
      <text:p text:style-name="P303"><text:s text:c="2"/>a.</text:p>
      <text:p text:style-name="P303">{0:10, 1:15, p:foo, q:bar, r:baz}</text:p>
      <text:p text:style-name="P303"><text:s text:c="2"/>b.</text:p>
      <text:p text:style-name="P303">{0:q, 1:0, p:1, q:r, r:p}</text:p>
      <text:p text:style-name="P303"><text:s text:c="2"/>shuffle(a., b.);</text:p>
      <text:p text:style-name="P303">{0:bar, 1:10, p:15, q:baz, r:foo}</text:p>
      <text:p text:style-name="P305"/>
      <text:p text:style-name="Heading"><text:soft-page-break/>Example of rotating elements in a list</text:p>
      <text:p text:style-name="Preformatted_20_Text"><text:s text:c="3"/>[;7]<text:line-break/>[0,1,2,3,4,5,6]<text:line-break/> shuffle([;7],3) ; 3 to the left<text:line-break/>[3,4,5,6,0,1,2]<text:line-break/> shuffle([;7],-1); // 1 to the right<text:line-break/>[6,0,1,2,3,4,5]</text:p>
      <text:p text:style-name="Standard"/>
      <text:p text:style-name="P925">If there are sparse elements, they rotate within the indices too:</text:p>
      <text:p text:style-name="P925"/>
      <text:p text:style-name="Preformatted_20_Text"><text:s text:c="3"/>a.:=[;3];a.17 ≔ 99; a.23 ≔ 100;<text:line-break/> <text:s text:c="2"/>a.;<text:line-break/>{0:0, 1:1, 2:2, 17:99, 23:100}<text:line-break/> <text:s text:c="2"/>shuffle(a., 2);<text:line-break/>{0:2, 1:99, 2:100, 17:0, 23:1}</text:p>
      <text:p text:style-name="P920"/>
      <text:h text:style-name="P997" text:outline-level="2">sin</text:h>
      <text:p text:style-name="P265"><text:span text:style-name="T1057">The sine of an angle. </text:span>See transcendental functions</text:p>
      <text:h text:style-name="P997" text:outline-level="2">sinh</text:h>
      <text:p text:style-name="P265"><text:span text:style-name="T1057">The hyperbolic sine of an argument. </text:span>See transcendental functions</text:p>
      <text:h text:style-name="P956" text:outline-level="2">size</text:h>
      <text:p text:style-name="P311">Description</text:p>
      <text:p text:style-name="P656">Return the size of the argument</text:p>
      <text:p text:style-name="P311">Usage</text:p>
      <text:p text:style-name="P312">size(var)</text:p>
      <text:p text:style-name="P311">Arguments</text:p>
      <text:p text:style-name="P504"><text:span text:style-name="T271">var</text:span> – any variable or argument</text:p>
      <text:p text:style-name="P311">Output</text:p>
      <text:p text:style-name="P504">This varies. </text:p>
      <text:list text:style-name="L7">
        <text:list-item>
          <text:p text:style-name="P1060"><text:span text:style-name="T505">st</text:span>em – the number of keys (this does not <text:s/>check if there are stems as values) <text:span text:style-name="T1098">for a given axis (default is axis 0).</text:span></text:p>
        </text:list-item>
        <text:list-item>
          <text:p text:style-name="P1060">string – the length of the string</text:p>
        </text:list-item>
        <text:list-item>
          <text:p text:style-name="P1060">boolean, integer, decimal – zero, since these are scalars.</text:p>
        </text:list-item>
      </text:list>
      <text:p text:style-name="P53"><text:soft-page-break/>Examples</text:p>
      <text:p text:style-name="P312"><text:s text:c="4"/>size(42)</text:p>
      <text:p text:style-name="P312">0</text:p>
      <text:p text:style-name="P312"><text:s text:c="4"/>size('abcd')</text:p>
      <text:p text:style-name="P312">4</text:p>
      <text:p text:style-name="P312"><text:s text:c="4"/><text:span text:style-name="T577">size(</text:span><text:span text:style-name="T670">[;</text:span><text:span text:style-name="T577">10</text:span><text:span text:style-name="T851">]</text:span><text:span text:style-name="T577">)</text:span></text:p>
      <text:p text:style-name="P861">10</text:p>
      <text:p text:style-name="P863"><text:s text:c="4"/><text:span text:style-name="T1099">size({'arf',3,true}); //size of a set</text:span></text:p>
      <text:p text:style-name="P848">3</text:p>
      <text:p text:style-name="P848"><text:s text:c="4"/>size(<text:a xlink:type="simple" xlink:href="mailto:1@f" text:style-name="Internet_20_link" text:visited-style-name="Visited_20_Internet_20_Link">1@f</text:a>); // size of a function is always 0</text:p>
      <text:p text:style-name="P848">0</text:p>
      <text:p text:style-name="P848"/>
      <text:p text:style-name="P847">Examples using the axis operator</text:p>
      <text:p text:style-name="P861"><text:s text:c="4"/><text:span text:style-name="T1098">size(n(3,4,5)`0); // axis 0, </text:span><text:span text:style-name="T1099">default, </text:span><text:span text:style-name="T1098">treat argument as list of 4x5 arrays</text:span></text:p>
      <text:p text:style-name="P864">3</text:p>
      <text:p text:style-name="P862"><text:s text:c="4"/><text:span text:style-name="T1098">size(n(3,4,5)`1); // axis 1, argument </text:span><text:span text:style-name="T1099">i</text:span><text:span text:style-name="T1098">s a 3x4 array of lists</text:span></text:p>
      <text:p text:style-name="P864">12</text:p>
      <text:p text:style-name="P862"><text:s text:c="4"/><text:span text:style-name="T1098">size(n(3,4,5)`2); // axis 2, argument </text:span><text:span text:style-name="T1099">i</text:span><text:span text:style-name="T1098">s 3x4x5 array scalars, this counts</text:span></text:p>
      <text:p text:style-name="P864">60</text:p>
      <text:p text:style-name="P862"><text:s text:c="4"/><text:span text:style-name="T1098">size(n(3,4,5)`(-1)); // axis -1, is always the last axis and counts elements</text:span></text:p>
      <text:p text:style-name="P864">60</text:p>
      <text:p text:style-name="P314"/>
      <text:h text:style-name="P997" text:outline-level="2">sleep</text:h>
      <text:p text:style-name="Heading">Description</text:p>
      <text:p text:style-name="P836">Pauses the execution of the system for a specified number of milliseconds.</text:p>
      <text:p text:style-name="Heading">Usage</text:p>
      <text:p text:style-name="Preformatted_20_Text">sleep(sm)</text:p>
      <text:p text:style-name="Heading">Arguments</text:p>
      <text:p text:style-name="P836">ms – the number of milliseconds to sleep</text:p>
      <text:p text:style-name="Heading">Output</text:p>
      <text:p text:style-name="P836">The number of milliseconds that the system actually slept.</text:p>
      <text:p text:style-name="Heading">Example</text:p>
      <text:p text:style-name="Preformatted_20_Text"><text:s text:c="4"/>sleep(1234)</text:p>
      <text:p text:style-name="Preformatted_20_Text">1234</text:p>
      <text:p text:style-name="P836">Indicates that the system was requested to sleep for 1234 ms and it did indeed sleep that long.</text:p>
      <text:h text:style-name="P964" text:outline-level="2"><text:soft-page-break/>sort</text:h>
      <text:p text:style-name="P271">Description</text:p>
      <text:p text:style-name="P632">Sort an object</text:p>
      <text:p text:style-name="P271">Usage</text:p>
      <text:p text:style-name="P272">sort(arg{,up})</text:p>
      <text:p text:style-name="P271">Arguments</text:p>
      <text:p text:style-name="P632"><text:span text:style-name="T271">arg </text:span>- the argument. This may be any type.</text:p>
      <text:p text:style-name="P632"><text:span text:style-name="T271">up</text:span> - (optional) a boolean that if true (default) sorts in ascending order and if false, descending order</text:p>
      <text:p text:style-name="P271">Output</text:p>
      <text:p text:style-name="P633">A list. Note that different types are not comparable. QDL's solution is to sort each type and return them in groups. If your data is of one type (e.g. numbers, strings) then this exactly sorts as you expect. </text:p>
      <text:p text:style-name="P271">Example</text:p>
      <text:p text:style-name="P272"><text:s text:c="3"/><text:span text:style-name="T901">sort([5,-2/3, 4/7, cos(pi()/8)])</text:span></text:p>
      <text:p text:style-name="P272">[-0.666666666666666,0.571428571428571,0.923879532511287,5]</text:p>
      <text:p text:style-name="P272"><text:s text:c="2"/><text:span text:style-name="T901">sort([5,-2/3, 4/7, cos(pi()/8)], false); //descending order</text:span></text:p>
      <text:p text:style-name="P272">[5,0.923879532511287,0.571428571428571,-0.666666666666666]</text:p>
      <text:p text:style-name="P274"/>
      <text:p text:style-name="P421">A mixed example</text:p>
      <text:p text:style-name="P272"><text:s text:c="2"/>sort({'a':'SPQR','b':-2/3,'c':3/7,'d':'woof'})</text:p>
      <text:p text:style-name="P272">[SPQR,woof,-0.666666666666666,0.428571428571428]</text:p>
      <text:p text:style-name="P274"/>
      <text:p text:style-name="P421">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21"/>
      <text:h text:style-name="P1021" text:outline-level="2">star (* in extractions)</text:h>
      <text:p text:style-name="P319">Description</text:p>
      <text:p text:style-name="P676">A functional analog of the wildcard, *, used with extraction operator. This allows for creating expressions on the fly as regular lists.</text:p>
      <text:p text:style-name="P319"><text:soft-page-break/>Usage</text:p>
      <text:p text:style-name="P132">star()</text:p>
      <text:p text:style-name="P319">Arguments</text:p>
      <text:p text:style-name="P676">None</text:p>
      <text:p text:style-name="P319">Output</text:p>
      <text:p text:style-name="P676">None</text:p>
      <text:p text:style-name="P319">Examples</text:p>
      <text:p text:style-name="P321">in extractions. That assumes the full set of indices in context.</text:p>
      <text:p text:style-name="P320">a\* == a\star()</text:p>
      <text:p text:style-name="P321"/>
      <text:p text:style-name="P321">This is most useful if you are constructing an argument for extraction, e.g.</text:p>
      <text:p text:style-name="P320"><text:s text:c="2"/>a.:=n(3,4,n(12))</text:p>
      <text:p text:style-name="P320"><text:s text:c="2"/>a\&gt;(1~(size(a.)&lt;4?star():[2,4]))</text:p>
      <text:p text:style-name="P320">[4,5,6,7]</text:p>
      <text:p text:style-name="P321"/>
      <text:p text:style-name="P321">Note that this creates (in this case) the expression a\&gt;[1,*] meaning go to the first element, return everything. Compare with say</text:p>
      <text:p text:style-name="P320"><text:s text:c="3"/>a\&gt;[2,[1,3]]</text:p>
      <text:p text:style-name="P320">[9,11]</text:p>
      <text:p text:style-name="P321"/>
      <text:h text:style-name="P1022" text:outline-level="2">starts_with</text:h>
      <text:p text:style-name="P271">Description</text:p>
      <text:p text:style-name="P274"><text:span text:style-name="T704">Find the indices of elements in the right that start elements in the left. </text:span><text:span text:style-name="T70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71">Usage</text:p>
      <text:p text:style-name="P272">starts_with(<text:span text:style-name="T644">target</text:span><text:span text:style-name="T705">., </text:span><text:span text:style-name="T644">caputs</text:span><text:span text:style-name="T705">.)</text:span></text:p>
      <text:p text:style-name="P271">Arguments</text:p>
      <text:p text:style-name="P635">target. = a list of elements which are to be searched. </text:p>
      <text:p text:style-name="P635">caput. = (Latin caput =head) are the starting of lines to be used.</text:p>
      <text:p text:style-name="P271"><text:soft-page-break/>Output</text:p>
      <text:p text:style-name="P635">A list conformable to the left argument, <text:span text:style-name="T42">i.e.</text:span><text:span text:style-name="T151">, the list is identical in length</text:span>. The values are which element in the right fulfills the requirement. <text:s/><text:span text:style-name="T706">If there is no match, then a value <text:s/>of -1 is used.</text:span></text:p>
      <text:p text:style-name="P271">Examples</text:p>
      <text:p text:style-name="P272"><text:s text:c="3"/>starts_with(['a','qrs','pqr'],['a','p','s','t'])</text:p>
      <text:p text:style-name="P272">[0,-1,1]</text:p>
      <text:p text:style-name="P636"><text:line-break/>read this as:</text:p>
      <text:p text:style-name="P636">left arg index 0 starts with right arg index 0<text:line-break/>left arg index 1 starts with nothing on right<text:line-break/>left arg index 2 starts with right arg index 1<text:line-break/></text:p>
      <text:p text:style-name="P636">How to get the subset of things that start? Use mask:</text:p>
      <text:p text:style-name="P636"><text:s/><text:span text:style-name="T271">mask(X., -1 &lt; starts_with(X.,Y.))</text:span></text:p>
      <text:p text:style-name="P636">So</text:p>
      <text:p text:style-name="P272"><text:s/>mask(['a','qrs','pqr'], -1 &lt;starts_with(['a','qrs','pqr'],['a','p','s','t']))</text:p>
      <text:p text:style-name="P420">{0=a, 2=pqr}</text:p>
      <text:p text:style-name="P274"/>
      <text:h text:style-name="P964" text:outline-level="2">sub<text:span text:style-name="T741">list</text:span></text:h>
      <text:p text:style-name="P287">Description</text:p>
      <text:p text:style-name="P274"><text:span text:style-name="T829">Grab a sub</text:span><text:span text:style-name="T905">list</text:span><text:span text:style-name="T829"> of a given </text:span><text:span text:style-name="T896">argument</text:span><text:span text:style-name="T829"> </text:span><text:span text:style-name="T823">with elements addressed </text:span><text:s/><text:span text:style-name="T895">by a</text:span> <text:span text:style-name="T823">range of indices (lists only)</text:span><text:span text:style-name="T829">. </text:span><text:span text:style-name="T905">This operates on lists only.</text:span><text:span text:style-name="T829"> </text:span></text:p>
      <text:p text:style-name="P271">Usage</text:p>
      <text:p text:style-name="P272">subset(source., start_index<text:span text:style-name="T853">{</text:span>, <text:span text:style-name="T682">count</text:span><text:span text:style-name="T853">}</text:span>);</text:p>
      <text:p text:style-name="P271">Arguments</text:p>
      <text:p text:style-name="P637"><text:span text:style-name="T271">source. -</text:span> the stem list to take a subset of</text:p>
      <text:p text:style-name="P637"><text:span text:style-name="T271">start_index</text:span> - where to start in the source stem</text:p>
      <text:p text:style-name="P274"><text:span text:style-name="T332">count </text:span><text:span text:style-name="T829">- (option</text:span><text:span text:style-name="T853">al</text:span><text:span text:style-name="T829">) how many elements to take. Omitting this means take the rest of the </text:span><text:span text:style-name="T905">argument</text:span><text:span text:style-name="T829"> </text:span></text:p>
      <text:p text:style-name="P271">Output</text:p>
      <text:p text:style-name="P637">The altered stem. Note that this does nothing to the original stem.</text:p>
      <text:p text:style-name="P279"><text:soft-page-break/>Example</text:p>
      <text:p text:style-name="P272"><text:s text:c="2"/>// <text:span text:style-name="T895">grab a subset of </text:span><text:span text:style-name="T680">a</text:span><text:span text:style-name="T895"> set - all elements less than 3.</text:span></text:p>
      <text:p text:style-name="P272"><text:s text:c="2"/>subset((x)-&gt;x&lt;3, {-2,0,4,5})</text:p>
      <text:p text:style-name="P272">{0,-2}</text:p>
      <text:p text:style-name="P272"><text:s text:c="2"/>stem. := <text:span text:style-name="T838">[</text:span>;<text:span text:style-name="T838">5]</text:span> + 20;</text:p>
      <text:p text:style-name="P272"><text:s text:c="2"/>// <text:span text:style-name="T531">Just grab the tail of this list</text:span></text:p>
      <text:p text:style-name="P272"><text:s text:c="2"/>subset(stem., 2)</text:p>
      <text:p text:style-name="P142">[22,21,24]</text:p>
      <text:p text:style-name="P272"><text:s text:c="2"/>// <text:span text:style-name="T531">grab some stuff in the middle.</text:span></text:p>
      <text:p text:style-name="P272"><text:s text:c="2"/>subset(stem., 1, 3)</text:p>
      <text:p text:style-name="P272"><text:span text:style-name="T646">[21,22,23]</text:span> <text:s text:c="4"/></text:p>
      <text:p text:style-name="P273"/>
      <text:p text:style-name="P288">Signed start_index is allowed</text:p>
      <text:p text:style-name="P289">You may use a negative start_index – this simply counts from the end of the list</text:p>
      <text:p text:style-name="P272"><text:s text:c="2"/>subset([;15], -7, 4)</text:p>
      <text:p text:style-name="P272">[8,9,10,11] </text:p>
      <text:p text:style-name="P271">Using a list to get a subset.</text:p>
      <text:p text:style-name="P423"/>
      <text:p text:style-name="P423">In this case, </text:p>
      <text:p text:style-name="P423"/>
      <text:p text:style-name="P272"><text:span text:style-name="T543"><text:s text:c="5"/></text:span>2*[;5] +1</text:p>
      <text:p text:style-name="P422">[1,3,5,7,9]</text:p>
      <text:p text:style-name="P272"><text:span text:style-name="T543"><text:s/></text:span><text:s text:c="3"/>subset(3*[;10], 2*[;5]+1) <text:line-break/>[3,9,15,21,27]</text:p>
      <text:p text:style-name="P423"/>
      <text:p text:style-name="P273">Note that <text:span text:style-name="T819">you do not need to stick with integer keys</text:span></text:p>
      <text:p text:style-name="P273"/>
      <text:p text:style-name="P272"><text:s text:c="3"/>subset(3*[;15], {'foo':3,'bar':5,'baz':7})<text:line-break/>{bar:15, foo:9, baz:21}</text:p>
      <text:p text:style-name="P274"/>
      <text:h text:style-name="P1023" text:outline-level="2">substring</text:h>
      <text:p text:style-name="P319">Description</text:p>
      <text:p text:style-name="P670">Return the substring of an argument beginning at the <text:span text:style-name="T22">n</text:span><text:span text:style-name="T123">th position.</text:span></text:p>
      <text:p text:style-name="P319">Usage</text:p>
      <text:p text:style-name="P320"><text:bookmark-start text:name="__DdeLink__9993_1246888521"/>substring(arg, n<text:span text:style-name="T853">{</text:span>,length<text:span text:style-name="T853">}</text:span> <text:span text:style-name="T853">{</text:span>,pad<text:span text:style-name="T500">ding</text:span><text:span text:style-name="T853">}</text:span>)<text:bookmark-end text:name="__DdeLink__9993_1246888521"/></text:p>
      <text:p text:style-name="P319">Arguments</text:p>
      <text:p text:style-name="P320">arg – the string or stem of strings to be acted up</text:p>
      <text:p text:style-name="P321"><text:span text:style-name="T271">n</text:span> - the start position in each string</text:p>
      <text:p text:style-name="P670"><text:soft-page-break/><text:span text:style-name="T271">length </text:span>(optional) – the number of characters to return. Note that if this is omitted, the rest of the string is returned. If it is longer than the length of the string, only the rest of the string is returned <text:span text:style-name="T22">unless</text:span><text:span text:style-name="T123"> the </text:span><text:span text:style-name="T22">pad</text:span><text:span text:style-name="T123"> argument is given.</text:span></text:p>
      <text:p text:style-name="P670"><text:span text:style-name="T417">padding</text:span><text:span text:style-name="T123"> – </text:span><text:span text:style-name="T178">(optional) </text:span><text:span text:style-name="T123">a string that is used cyclically as the source for padding. </text:span></text:p>
      <text:p text:style-name="P319">Output</text:p>
      <text:p text:style-name="P670">The substring. <text:s/>Notice that this behaves somewhat differently than in some other languages in that it may be used to make results longer than the original argument.</text:p>
      <text:p text:style-name="P319">Examples</text:p>
      <text:p text:style-name="P451">A basic example. Remember that the first index of a string is 0, so <text:span text:style-name="T22">n</text:span><text:span text:style-name="T123"> = 2 means the substring starts on the </text:span><text:span text:style-name="T22">third</text:span><text:span text:style-name="T123"> character.</text:span></text:p>
      <text:p text:style-name="P320"><text:s text:c="4"/>a := 'abcd';</text:p>
      <text:p text:style-name="P320"><text:s text:c="4"/><text:span text:style-name="T501">say(substring(a,2));</text:span></text:p>
      <text:p text:style-name="P450">cd</text:p>
      <text:p text:style-name="P321"><text:line-break/>To <text:span text:style-name="T501">use the padding feature</text:span></text:p>
      <text:p text:style-name="P450"/>
      <text:p text:style-name="P320"><text:s text:c="4"/>say(substring(a,3,10,'.')); <text:s text:c="3"/></text:p>
      <text:p text:style-name="P320">d.........</text:p>
      <text:p text:style-name="P451"><text:line-break/>And do note that the <text:span text:style-name="T22">padding</text:span><text:span text:style-name="T123"> need not just be a character, but will be repeated as needed:</text:span></text:p>
      <text:p text:style-name="P320"><text:s text:c="4"/>say(substring(a,1,20,'&lt;&gt;'));</text:p>
      <text:p text:style-name="P320">bcd&lt;&gt;&lt;&gt;&lt;&gt;&lt;&gt;&lt;&gt;&lt;&gt;&lt;&gt;&lt;&gt;&lt;</text:p>
      <text:p text:style-name="P451"><text:line-break/>Finally, a stem example. Note that the padding option makes all results the same length:</text:p>
      <text:p text:style-name="P320"><text:s text:c="4"/>b.0 := 'once upon';</text:p>
      <text:p text:style-name="P320"><text:s text:c="4"/>b.1 := 'a midnight';</text:p>
      <text:p text:style-name="P320"><text:s text:c="4"/>b.2 := 'dreary';</text:p>
      <text:p text:style-name="P320"><text:s text:c="4"/><text:span text:style-name="T501">d. := </text:span>substring(b., 0, 15,'.');</text:p>
      <text:p text:style-name="P320"><text:s text:c="4"/>while[for_next(j,3)]do[say(d.j);]; <text:s text:c="7"/></text:p>
      <text:p text:style-name="P320">once upon.......</text:p>
      <text:p text:style-name="P320">a midnight......</text:p>
      <text:p text:style-name="P320">dreary..........</text:p>
      <text:p text:style-name="P321"/>
      <text:p text:style-name="P449">Or you could get fancy do do something like make a table of contents:</text:p>
      <text:p text:style-name="P320"><text:s text:c="4"/><text:span text:style-name="T610">d</text:span>. := d. + ' p. ' + <text:span text:style-name="T655">n</text:span>(3)</text:p>
      <text:p text:style-name="P448"><text:s text:c="3"/>while[for_next(j,3)]do[say(d.j);];</text:p>
      <text:p text:style-name="P448">once upon....... p. 0</text:p>
      <text:p text:style-name="P448">a midnight...... p. 1</text:p>
      <text:p text:style-name="P448">dreary.......... p. 2</text:p>
      <text:p text:style-name="P321"/>
      <text:h text:style-name="P1024" text:outline-level="2"><text:soft-page-break/>tail</text:h>
      <text:p text:style-name="P319">Description</text:p>
      <text:p text:style-name="P675">Return the right hand side of a string given a delimiter to start at. </text:p>
      <text:p text:style-name="P319">Usage</text:p>
      <text:p text:style-name="P321"><text:span text:style-name="T296">tail(target, delimiter (, is_</text:span><text:span text:style-name="T297">regex</text:span><text:span text:style-name="T296">))</text:span></text:p>
      <text:p text:style-name="P319">Arguments</text:p>
      <text:p text:style-name="P675"><text:span text:style-name="T297">target</text:span> - the input (string or stem of strings) to be acted on</text:p>
      <text:p text:style-name="P675"><text:span text:style-name="T271">delimiter</text:span> - the marker to be found. The <text:span text:style-name="T22">last </text:span><text:span text:style-name="T123">such marker is used</text:span></text:p>
      <text:p text:style-name="P321"><text:span text:style-name="T420">is_</text:span><text:span text:style-name="T421">regex</text:span><text:span text:style-name="T172">- if </text:span><text:span text:style-name="T434">true</text:span><text:span text:style-name="T264"> </text:span><text:span text:style-name="T811">then all matching </text:span><text:span text:style-name="T814">uses</text:span><text:span text:style-name="T369"> </text:span><text:span text:style-name="T370">delimiter </text:span>as <text:span text:style-name="T814">a regular expression</text:span>.<text:span text:style-name="T811"> <text:s/></text:span><text:span text:style-name="T434">false </text:span><text:s/><text:span text:style-name="T814">is the default</text:span><text:span text:style-name="T811">.</text:span></text:p>
      <text:p text:style-name="P319">Output</text:p>
      <text:p text:style-name="P675">The tail of of the string(s) or the empty string if there is no match. The delimiter is not returned.</text:p>
      <text:p text:style-name="P319">Examples</text:p>
      <text:p text:style-name="P321"/>
      <text:p text:style-name="P320"><text:s text:c="2"/>tail('qwe@asd@zxc', '@'); // <text:span text:style-name="T811">only last occurrence is returned.</text:span></text:p>
      <text:p text:style-name="P320">zxc</text:p>
      <text:p text:style-name="P320"/>
      <text:p text:style-name="P22"><text:s text:c="2"/>tail('qweaAzxc', '[aA]+', true)</text:p>
      <text:p text:style-name="P452"><text:span text:style-name="T172">z</text:span><text:span text:style-name="T123">xc</text:span></text:p>
      <text:p text:style-name="P321"/>
      <text:p text:style-name="P453">The second example uses a regex to do a case insensitive match on double a.</text:p>
      <text:p text:style-name="P321"/>
      <text:h text:style-name="P997" text:outline-level="2">tan</text:h>
      <text:p text:style-name="P265"><text:span text:style-name="T1058">The tangent of an angle. </text:span>See transcendental functions</text:p>
      <text:h text:style-name="P997" text:outline-level="2"><text:line-break/>tanh</text:h>
      <text:p text:style-name="Text_20_body"><text:span text:style-name="T1058">The hyperbolic tangent of an argument. </text:span>See transcendental functions</text:p>
      <text:p text:style-name="Text_20_body"/>
      <text:h text:style-name="P1025" text:outline-level="2"><text:soft-page-break/>to_boolean</text:h>
      <text:p text:style-name="P336">Description</text:p>
      <text:p text:style-name="P16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36">Usage</text:p>
      <text:p text:style-name="P337">to_boolean(arg)</text:p>
      <text:p text:style-name="P336">Arguments</text:p>
      <text:p text:style-name="P168">arg - any value, including stems. Conversion is as follows:</text:p>
      <text:p text:style-name="P169">boolean - no change</text:p>
      <text:p text:style-name="P169">string - returns logical <text:span text:style-name="T22">true</text:span><text:span text:style-name="T123"> if the argument is 'true' (case sensitive)</text:span></text:p>
      <text:p text:style-name="P169"><text:span text:style-name="T123">integer - returns </text:span><text:span text:style-name="T22">true</text:span><text:span text:style-name="T123"> if and only if the value equals 1</text:span></text:p>
      <text:p text:style-name="P169"><text:span text:style-name="T123">decimal - return </text:span><text:span text:style-name="T22">true</text:span><text:span text:style-name="T123"> if and only if the integer part equals 1.</text:span></text:p>
      <text:p text:style-name="P18">stems – applied to each element.</text:p>
      <text:p text:style-name="P336">Output</text:p>
      <text:p text:style-name="P168">A boolean value or values if applicable.</text:p>
      <text:p text:style-name="P336">Examples</text:p>
      <text:p text:style-name="P338"><text:span text:style-name="T735">Examples of converting each type. Note that with the decimal, only the integer portion is checked and that must be equal to 1 in order to get a </text:span><text:span text:style-name="T47">true </text:span><text:span text:style-name="T158">back. </text:span></text:p>
      <text:p text:style-name="P337"><text:s text:c="2"/>to_boolean('true')</text:p>
      <text:p text:style-name="P337">true</text:p>
      <text:p text:style-name="P337"><text:s text:c="2"/>to_boolean(1)</text:p>
      <text:p text:style-name="P337">true</text:p>
      <text:p text:style-name="P337"><text:s text:c="2"/>to_boolean(319/47)</text:p>
      <text:p text:style-name="P337">false</text:p>
      <text:p text:style-name="P337"><text:s text:c="2"/>319/47</text:p>
      <text:p text:style-name="P337">6.787234042553191</text:p>
      <text:p text:style-name="P337"><text:s text:c="2"/>to_boolean(1.000003)</text:p>
      <text:p text:style-name="P337">true</text:p>
      <text:p text:style-name="P337"><text:s text:c="2"/>to_boolean([0,1,0])</text:p>
      <text:p text:style-name="P337">[false,true,false]</text:p>
      <text:p text:style-name="P338"/>
      <text:h text:style-name="P1024" text:outline-level="2"><text:soft-page-break/>to_json</text:h>
      <text:p text:style-name="P319">Description</text:p>
      <text:p text:style-name="P321"><text:span text:style-name="T533">Convert a stem to a JSON string. Note that JSON = JavaScript Object Notation is a common way to represent objects and is treated as a notation, not a data structure. See the extended note in the </text:span><text:span text:style-name="T422">from_json</text:span><text:span text:style-name="T359"> </text:span><text:span text:style-name="T471">section. </text:span><text:span text:style-name="T472">Not every stem can be converted to a JSON object. For instance, stems allow for cycles which JSON cannot resolve. Also, nulls in QDL are rendered as a reserved string since there is no analog of them.</text:span></text:p>
      <text:p text:style-name="P319">Usage</text:p>
      <text:p text:style-name="P320">to_json(stem.<text:span text:style-name="T939">{,indent, convert_type}</text:span>)</text:p>
      <text:p text:style-name="P319"><text:span text:style-name="T533">A</text:span>rguments</text:p>
      <text:p text:style-name="P677"><text:span text:style-name="T271">stem. </text:span>= the stem to represent in JSON notation. <text:span text:style-name="T916">Unlike </text:span><text:span text:style-name="T374">from_json</text:span><text:span text:style-name="T916">, this will convert the entire stem to JSON, not just the elements of the stem. If you really need to convert elements either loop or use <text:s/></text:span><text:span text:style-name="T374">for_each.</text:span></text:p>
      <text:p text:style-name="P677"><text:span text:style-name="T271">indent</text:span> (optional) = whether or not to indent the resulting string to make it more readable. This controls how much whitespace is added. The higher the number, the more space in the result. Usually a value of 1 or 2 is sufficient for most cases.</text:p>
      <text:p text:style-name="P321"><text:span text:style-name="T341">convert_type - </text:span><text:span text:style-name="T939">the type of decode to use on the keys,</text:span></text:p>
      <text:p text:style-name="P678">So these are valid calls</text:p>
      <text:p text:style-name="P678"><text:span text:style-name="T271">to_json(stem.)</text:span> – do not convert the names</text:p>
      <text:p text:style-name="P678"><text:span text:style-name="T271">to_json(stem. 2)</text:span> – indent the output with a spacing of 2</text:p>
      <text:p text:style-name="P321"><text:span text:style-name="T342">to_json(stem., 2, </text:span><text:span text:style-name="T341">32</text:span><text:span text:style-name="T342">)</text:span><text:span text:style-name="T557"> – </text:span><text:span text:style-name="T939">convert so that the spacing is 2 and the keys, which were encoded in base 32, are properly decoded.</text:span></text:p>
      <text:p text:style-name="P319">Output</text:p>
      <text:p text:style-name="P677">A string in JSON <text:span text:style-name="T551">which represents the argument.</text:span></text:p>
      <text:p text:style-name="P319">Examples</text:p>
      <text:p text:style-name="P320"><text:s text:c="2"/>a. := <text:span text:style-name="T670">[;</text:span>3<text:span text:style-name="T851">]</text:span></text:p>
      <text:p text:style-name="P320"><text:s text:c="2"/>a.woof := 'arf'</text:p>
      <text:p text:style-name="P320"><text:s text:c="2"/>to_json(a.)</text:p>
      <text:p text:style-name="P320">{"woof":"arf","0":0,"1":1,"2":2}</text:p>
      <text:p text:style-name="P320"><text:s text:c="2"/>// <text:span text:style-name="T534">and just to show how to indent the result</text:span></text:p>
      <text:p text:style-name="P320"><text:s text:c="2"/>to_json(a.,1)</text:p>
      <text:p text:style-name="P320">{</text:p>
      <text:p text:style-name="P320"><text:s/>"woof": "arf",</text:p>
      <text:p text:style-name="P320"><text:s/>"0": 0,</text:p>
      <text:p text:style-name="P320"><text:s/>"1": 1,</text:p>
      <text:p text:style-name="P320"><text:soft-page-break/><text:s/>"2": 2</text:p>
      <text:p text:style-name="P320">}</text:p>
      <text:p text:style-name="P679"><text:line-break/>Large JSON objects are often best handled through files or other means rather than directly.</text:p>
      <text:p text:style-name="P320"><text:s text:c="2"/>claims. := from_json(file<text:span text:style-name="T1084">_read</text:span>('/tmp/claims.json'));</text:p>
      <text:p text:style-name="P320"><text:s text:c="2"/>size(claims.)</text:p>
      <text:p text:style-name="P320">137</text:p>
      <text:p text:style-name="P679"><text:line-break/><text:span text:style-name="T578">An example where you convert a stem to a JSON object but do not want the variables converted with </text:span><text:span text:style-name="T33">decode:</text:span></text:p>
      <text:p text:style-name="P320"><text:s text:c="2"/>a.$a := 2;</text:p>
      <text:p text:style-name="P320"><text:s text:c="2"/>a.$b := 3;</text:p>
      <text:p text:style-name="P320"><text:s text:c="2"/>to_json(a., false)</text:p>
      <text:p text:style-name="P320">{"$a":2,"$b":3}</text:p>
      <text:p text:style-name="P321"><text:line-break/>So the <text:span text:style-name="T578">names of the variables are turned in to JSON unaltered.</text:span></text:p>
      <text:p text:style-name="P680">Again, JSON is a notation for an object and you must know what the structure of the object is and all the particulars about it to do anything useful with it. </text:p>
      <text:p text:style-name="P280"/>
      <text:h text:style-name="P1026" text:outline-level="2">to_lower</text:h>
      <text:p text:style-name="P319">Description</text:p>
      <text:p text:style-name="P662">This will convert the case of a string to all upper or lower case respectively.</text:p>
      <text:p text:style-name="P319">Usage</text:p>
      <text:p text:style-name="P320">to_lower(arg), <text:span text:style-name="T502">to_upper(arg)</text:span></text:p>
      <text:p text:style-name="P319">Arguments</text:p>
      <text:p text:style-name="P663"><text:span text:style-name="T271">arg</text:span> – either a string or a stem variable of strings. Non-strings are ignored.</text:p>
      <text:p text:style-name="P319">Output</text:p>
      <text:p text:style-name="P663">A conformable argument of strings. </text:p>
      <text:p text:style-name="P319">Examples</text:p>
      <text:p text:style-name="P320"><text:s text:c="4"/>a := 'mairzy doats';</text:p>
      <text:p text:style-name="P320"><text:s text:c="4"/>b := to_upper(a);</text:p>
      <text:p text:style-name="P320"><text:s text:c="4"/>say(b);</text:p>
      <text:p text:style-name="P320">MAIRZY DOATS</text:p>
      <text:h text:style-name="P997" text:outline-level="2"><text:soft-page-break/>to_number</text:h>
      <text:p text:style-name="P336">Description</text:p>
      <text:p text:style-name="P165">Convert a scalar or simple stem to numbers.</text:p>
      <text:p text:style-name="P336">Usage</text:p>
      <text:p text:style-name="P104">to_number(scalar | stem.)</text:p>
      <text:p text:style-name="P336">Arguments</text:p>
      <text:p text:style-name="P165"><text:span text:style-name="T271">scalar</text:span> – any type is accepted. </text:p>
      <text:p text:style-name="P165"><text:span text:style-name="T271">stem.</text:span> – a stem o<text:span text:style-name="T633">f</text:span> scalars. At this point nested stems are not processed.</text:p>
      <text:p text:style-name="P336">Output</text:p>
      <text:p text:style-name="P165">A number or stem of numbers. The types may be mixed (so integers and decimals). Note that boolean values <text:span text:style-name="T22">true</text:span> and <text:span text:style-name="T22">false</text:span> are converted to resp. 1 and 0. <text:span text:style-name="T631">Numbers are simply returned, unchanged. The value </text:span><text:span text:style-name="T286">null</text:span><text:span text:style-name="T631"> cannot be converted and if found will raise an error.</text:span></text:p>
      <text:p text:style-name="P336">Examples</text:p>
      <text:p text:style-name="P166">Here is a stem with a few different types (including an integer as the last entry).</text:p>
      <text:p text:style-name="P337"><text:s text:c="2"/>s.0 := '123';</text:p>
      <text:p text:style-name="P337"><text:s text:c="2"/>s.1 := '-3.14159'</text:p>
      <text:p text:style-name="P337"><text:s text:c="2"/>s.2 := true</text:p>
      <text:p text:style-name="P337"><text:s text:c="2"/>s.<text:span text:style-name="T629">3</text:span> := 365</text:p>
      <text:p text:style-name="P338"><text:line-break/><text:span text:style-name="T630">To convert everything that is not already a number to a number:</text:span></text:p>
      <text:p text:style-name="P337"><text:s text:c="2"/>to_number(s.)</text:p>
      <text:p text:style-name="P187">[</text:p>
      <text:p text:style-name="P337"><text:s/>123,</text:p>
      <text:p text:style-name="P337"><text:s/>-3.14159,</text:p>
      <text:p text:style-name="P337"><text:s/>1,</text:p>
      <text:p text:style-name="P337"><text:s/>365</text:p>
      <text:p text:style-name="P187">]</text:p>
      <text:p text:style-name="P338"><text:line-break/><text:span text:style-name="T630">Here is a check that indeed these are numbers:</text:span></text:p>
      <text:p text:style-name="P337"><text:s text:c="2"/>5 + to_number(s.)</text:p>
      <text:p text:style-name="P187">[</text:p>
      <text:p text:style-name="P337"><text:s/>128,</text:p>
      <text:p text:style-name="P337"><text:s/>1.85841,</text:p>
      <text:p text:style-name="P337"><text:s/><text:span text:style-name="T632">6</text:span>,</text:p>
      <text:p text:style-name="P337"><text:s/>370</text:p>
      <text:p text:style-name="P187">]</text:p>
      <text:p text:style-name="P338"><text:line-break/><text:span text:style-name="T630">Just as a check, adding 5 to each element will either concatenate if a string or (in the case of s.3) add it:</text:span></text:p>
      <text:p text:style-name="P337"><text:soft-page-break/><text:s text:c="2"/>5 + s.</text:p>
      <text:p text:style-name="P187">[</text:p>
      <text:p text:style-name="P337"><text:s/>5123,</text:p>
      <text:p text:style-name="P337"><text:s/>5-3.14159,</text:p>
      <text:p text:style-name="P337"><text:s/>5true,</text:p>
      <text:p text:style-name="P337"><text:s/>370</text:p>
      <text:p text:style-name="P187">]</text:p>
      <text:p text:style-name="P338"/>
      <text:h text:style-name="P1027" text:outline-level="2">to_string</text:h>
      <text:p text:style-name="P336">Description</text:p>
      <text:p text:style-name="P156">Convert a variable to its string representation. <text:span text:style-name="T608">This creates the representation used by the </text:span><text:span text:style-name="T282">print</text:span><text:span text:style-name="T608"> command but does not output it to the console. It merely returns it.</text:span></text:p>
      <text:p text:style-name="P336">Usage</text:p>
      <text:p text:style-name="P337">to_string(arg<text:span text:style-name="T854">{</text:span>,pretty_print<text:span text:style-name="T854">}</text:span>)</text:p>
      <text:p text:style-name="P336">Arguments</text:p>
      <text:p text:style-name="P156"><text:span text:style-name="T271">arg</text:span> - any variable, stem or scalar-only</text:p>
      <text:p text:style-name="P156"><text:span text:style-name="T271">pretty_print</text:span> - <text:span text:style-name="T854">(optional) </text:span>boolean (applies only to stems) prints in vertical format if <text:span text:style-name="T22">true</text:span>.</text:p>
      <text:p text:style-name="P336">Output</text:p>
      <text:p text:style-name="P156">A string that represents the argument. </text:p>
      <text:p text:style-name="P336">Examples</text:p>
      <text:p text:style-name="P156">This is quite useful when printing stems. Remember that if you write </text:p>
      <text:p text:style-name="P337">'foo' + stem.</text:p>
      <text:p text:style-name="P156"><text:line-break/>The result is to concatenate every element in the stem with 'foo' which is not wanted when printing. </text:p>
      <text:p text:style-name="P337"><text:s text:c="2"/>'args = ' + to_string(<text:span text:style-name="T671">[;</text:span>3<text:span text:style-name="T852">]</text:span>)</text:p>
      <text:p text:style-name="P337">args = <text:span text:style-name="T715">[</text:span>0, 1, 2<text:span text:style-name="T715">]</text:span></text:p>
      <text:p text:style-name="P338"/>
      <text:p text:style-name="P336">Example <text:span text:style-name="T739">say </text:span><text:span text:style-name="T609">vs. to_string</text:span></text:p>
      <text:p text:style-name="P157">This will contrast the output of <text:span text:style-name="T343">say</text:span><text:span text:style-name="T271"> </text:span><text:span text:style-name="T22">vs.</text:span><text:span text:style-name="T123"> that of </text:span><text:span text:style-name="T455">to_string</text:span><text:span text:style-name="T123">. In the former case, the value of the argument is returned, in the latter, it is converted to a string.</text:span></text:p>
      <text:p text:style-name="P337"><text:s text:c="2"/><text:span text:style-name="T692">say</text:span><text:span text:style-name="T609">(</text:span>4 + <text:span text:style-name="T950">say</text:span>(3 + 4)<text:span text:style-name="T609">);</text:span></text:p>
      <text:p text:style-name="P337">7</text:p>
      <text:p text:style-name="P337">11</text:p>
      <text:p text:style-name="P337"><text:s text:c="2"/><text:span text:style-name="T692">say</text:span><text:span text:style-name="T609">(</text:span>4 + to_string(3 + 4)<text:span text:style-name="T609">);</text:span></text:p>
      <text:p text:style-name="P337">47</text:p>
      <text:p text:style-name="P338"><text:soft-page-break/></text:p>
      <text:p text:style-name="P157">In the first case, <text:span text:style-name="T271">3 + 4</text:span> is computed and the value is printed. This is added to <text:span text:style-name="T271">4</text:span> and that value, <text:span text:style-name="T271">11</text:span> is printed. In the second case, <text:span text:style-name="T271">3 + 4</text:span> is computed and turned in to a string, <text:span text:style-name="T22">7</text:span><text:span text:style-name="T123">. That is concatenated to </text:span><text:span text:style-name="T417">4</text:span><text:span text:style-name="T123">, yielding the string </text:span><text:span text:style-name="T22">47. </text:span></text:p>
      <text:p text:style-name="P89"/>
      <text:h text:style-name="P997" text:outline-level="2">to_upper</text:h>
      <text:p text:style-name="P664">See <text:span text:style-name="T358">to_</text:span><text:span text:style-name="T376">lower</text:span></text:p>
      <text:h text:style-name="P982" text:outline-level="2">to_uri</text:h>
      <text:p text:style-name="P316">Description</text:p>
      <text:p text:style-name="P318"><text:span text:style-name="T724">Parse a string into a stem whose entries are the (RFC </text:span>3986 <text:span text:style-name="T724">compliant) components</text:span></text:p>
      <text:p text:style-name="P316">Usage</text:p>
      <text:p text:style-name="P317">to_uri(string)</text:p>
      <text:p text:style-name="P316">Arguments</text:p>
      <text:p text:style-name="P660">string - any string. If the string is not a valid URI, this will fail.</text:p>
      <text:p text:style-name="P316">Output</text:p>
      <text:p text:style-name="P660">A stem variable of the components, ea<text:span text:style-name="T797">c</text:span>h of which is a string (except the port, which is an integer.) Note that no supplied port sets the value to -1;</text:p>
      <text:p text:style-name="P316">Examples</text:p>
      <text:p text:style-name="P188"><text:s text:c="2"/>u := 'https://www.google.com/search?channel=fs&amp;client=ubuntu&amp;q=URI+specification#my_fragment'</text:p>
      <text:p text:style-name="P188"><text:s text:c="2"/>to_uri(u)</text:p>
      <text:p text:style-name="P188">{</text:p>
      <text:p text:style-name="P188"><text:s/>path:/search,</text:p>
      <text:p text:style-name="P188"><text:s/>fragment:my_fragment,</text:p>
      <text:p text:style-name="P188"><text:s/>scheme_specific_part://www.google.com/search?channel=fs&amp;client=ubuntu&amp;q=URI+specification,</text:p>
      <text:p text:style-name="P188"><text:s/>scheme:https,</text:p>
      <text:p text:style-name="P188"><text:s/>port:-1,</text:p>
      <text:p text:style-name="P188"><text:s/>authority:www.google.com,</text:p>
      <text:p text:style-name="P188"><text:s/>query:channel=fs&amp;client=ubuntu&amp;q=URI+specification,</text:p>
      <text:p text:style-name="P188"><text:s/>host:www.google.com</text:p>
      <text:p text:style-name="P188">}</text:p>
      <text:p text:style-name="P318"/>
      <text:p text:style-name="P381">So you can see what the host is, grab the fragment, look at the query.</text:p>
      <text:p text:style-name="P317"><text:s text:c="3"/>tokenize(<text:span text:style-name="T798">to_uri(u)</text:span>.query, '&amp;')</text:p>
      <text:p text:style-name="P317">[channel=fs,client=ubuntu,q=URI+specification]</text:p>
      <text:p text:style-name="P381"/>
      <text:p text:style-name="P381"><text:soft-page-break/>split<text:span text:style-name="T799">s</text:span> the query into its elements quite nicely.</text:p>
      <text:h text:style-name="P1028" text:outline-level="2">tokenize</text:h>
      <text:p text:style-name="P316">Description</text:p>
      <text:p text:style-name="P657">This will take a string and and delimiter then split the string using the delimiter. </text:p>
      <text:p text:style-name="P316">Usage</text:p>
      <text:p text:style-name="P317">tokenize(arg, delimiter<text:span text:style-name="T853">{</text:span><text:span text:style-name="T793">,useRegex</text:span><text:span text:style-name="T853">}</text:span>)</text:p>
      <text:p text:style-name="P316">Arguments</text:p>
      <text:p text:style-name="P657"><text:span text:style-name="T271">arg</text:span> – either a string or stem of strings</text:p>
      <text:p text:style-name="P658"><text:span text:style-name="T271">delimiter </text:span>- either a delimiter string or a regular expression (last argument is <text:span text:style-name="T1">true</text:span><text:span text:style-name="T97">.)</text:span></text:p>
      <text:p text:style-name="P658"><text:span text:style-name="T446">useRegex</text:span><text:span text:style-name="T97"> - (optional) second argument is a regular expression. Default is </text:span><text:span text:style-name="T258">false</text:span><text:span text:style-name="T220">.</text:span></text:p>
      <text:p text:style-name="P316">Output</text:p>
      <text:p text:style-name="P657">If <text:span text:style-name="T22">arg</text:span> is a string, then a list of tokens. If <text:span text:style-name="T22">arg</text:span> is a stem, then a stem of stems. Remember that the keys are preserved if the argument is a stem and a simple list (keys are 0, 1,…) if a string. </text:p>
      <text:p text:style-name="P315">Examples</text:p>
      <text:p text:style-name="P657">A simple example</text:p>
      <text:p text:style-name="P317"><text:s text:c="4"/>say(tokenize('ab,de,ef,',','));</text:p>
      <text:p text:style-name="P317">[ab,de,ef]</text:p>
      <text:p text:style-name="P657"/>
      <text:p text:style-name="P657">An example tokenizing a stem variable.</text:p>
      <text:p text:style-name="P317"><text:s text:c="4"/>q.foo := 'asd fgh';</text:p>
      <text:p text:style-name="P317"><text:s text:c="4"/>q.bar := 'qwe rty';</text:p>
      <text:p text:style-name="P317"><text:s text:c="4"/>say(tokenize(q., ' '));</text:p>
      <text:p text:style-name="P317">{bar:[qwe,rty], foo:[asd,fgh]}</text:p>
      <text:p text:style-name="P657"/>
      <text:p text:style-name="P657">Tokenizer only works on strings. Here is the result of attempting to tokenize an integer.</text:p>
      <text:p text:style-name="P317"><text:s text:c="4"/>say(tokenize(123<text:span text:style-name="T794">1</text:span>45, '1'));</text:p>
      <text:p text:style-name="P317">123<text:span text:style-name="T794">1</text:span>45</text:p>
      <text:p text:style-name="P657"><text:line-break/>In this case, the argument is returned unchanged. </text:p>
      <text:p text:style-name="P100">Example with a regular expression</text:p>
      <text:p text:style-name="P317"><text:bookmark-start text:name="__DdeLink__16144_4001340964"/><text:s text:c="3"/>a := <text:bookmark-start text:name="__DdeLink__16153_4001340964"/>'a d, m, i.n'<text:bookmark-end text:name="__DdeLink__16153_4001340964"/></text:p>
      <text:p text:style-name="P317"><text:s text:c="3"/>r := <text:bookmark-start text:name="__DdeLink__16155_4001340964"/>'\\s+|,\\s*|\\.\\s*' <text:bookmark-end text:name="__DdeLink__16155_4001340964"/><text:s text:c="2"/></text:p>
      <text:p text:style-name="P317"><text:s text:c="3"/>tokenize(a,r,true) <text:s text:c="3"/></text:p>
      <text:p text:style-name="P317"><text:bookmark-start text:name="__DdeLink__16157_4001340964"/><text:soft-page-break/>[a,d,m,i,n]<text:bookmark-end text:name="__DdeLink__16157_4001340964"/><text:bookmark-end text:name="__DdeLink__16144_4001340964"/></text:p>
      <text:p text:style-name="P318"/>
      <text:p text:style-name="P659">Don't forget that you can do regular expression matching with the =~ operator.</text:p>
      <text:h text:style-name="Heading_20_2" text:outline-level="2"><text:bookmark-start text:name="__RefHeading___Toc16308_4001340964"/><text:span text:style-name="T980">t</text:span>ranscendental functions<text:bookmark-end text:name="__RefHeading___Toc16308_4001340964"/></text:h>
      <text:p text:style-name="P256"><text:span text:style-name="T94">(Transcendental functions are those that cannot be represented by polynomials or rational expressions of them. They therefore “transcend” Algebra which explains the name given to them in the late 18</text:span><text:span text:style-name="T512">th</text:span><text:span text:style-name="T94"> century, i.e., they require infinite series.)</text:span></text:p>
      <text:p text:style-name="P571">These are the standard math functions you would expect. <text:s/>Rather than have separate entries, here is a list <text:span text:style-name="T773">(</text:span><text:span text:style-name="T3">y </text:span><text:span text:style-name="T103">refers to the output values, </text:span><text:span text:style-name="T3">x </text:span><text:span text:style-name="T103">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65">acos(x)</text:p>
          </table:table-cell>
          <table:table-cell table:style-name="Table4.A2" office:value-type="string">
            <text:p text:style-name="P114">-1 &lt;= x &lt;= 1</text:p>
          </table:table-cell>
          <table:table-cell table:style-name="Table4.A2" office:value-type="string">
            <text:p text:style-name="P115">0 &lt;= y &lt;= <text:span text:style-name="T542">π</text:span></text:p>
          </table:table-cell>
          <table:table-cell table:style-name="Table4.D2" office:value-type="string">
            <text:p text:style-name="P491"><text:span text:style-name="T764">a</text:span>rc cosine, <text:span text:style-name="T764">result in radians</text:span></text:p>
          </table:table-cell>
        </table:table-row>
        <table:table-row>
          <table:table-cell table:style-name="Table4.A2" office:value-type="string">
            <text:p text:style-name="P465">acosh(x)</text:p>
          </table:table-cell>
          <table:table-cell table:style-name="Table4.A2" office:value-type="string">
            <text:p text:style-name="P116">1 &lt;= x</text:p>
          </table:table-cell>
          <table:table-cell table:style-name="Table4.A2" office:value-type="string">
            <text:p text:style-name="P115">0 &lt;= y</text:p>
          </table:table-cell>
          <table:table-cell table:style-name="Table4.D2" office:value-type="string">
            <text:p text:style-name="P491">inverse of the hyperbolic cosine</text:p>
          </table:table-cell>
        </table:table-row>
        <table:table-row>
          <table:table-cell table:style-name="Table4.A2" office:value-type="string">
            <text:p text:style-name="P465">asin(x)</text:p>
          </table:table-cell>
          <table:table-cell table:style-name="Table4.A2" office:value-type="string">
            <text:p text:style-name="P117">-<text:span text:style-name="T765">1 &lt;= x &lt;= 1</text:span></text:p>
          </table:table-cell>
          <table:table-cell table:style-name="Table4.A2" office:value-type="string">
            <text:p text:style-name="P117">-<text:span text:style-name="T542">π</text:span><text:span text:style-name="T773">/2 &lt;= y &lt;= </text:span><text:span text:style-name="T542">π</text:span><text:span text:style-name="T773">/2</text:span></text:p>
          </table:table-cell>
          <table:table-cell table:style-name="Table4.D2" office:value-type="string">
            <text:p text:style-name="P491">arc sine, <text:span text:style-name="T764">result in radians</text:span></text:p>
          </table:table-cell>
        </table:table-row>
        <table:table-row>
          <table:table-cell table:style-name="Table4.A2" office:value-type="string">
            <text:p text:style-name="P465">asinh(x)</text:p>
          </table:table-cell>
          <table:table-cell table:style-name="Table4.A2" office:value-type="string">
            <text:p text:style-name="P116">any</text:p>
          </table:table-cell>
          <table:table-cell table:style-name="Table4.A2" office:value-type="string">
            <text:p text:style-name="P115">any</text:p>
          </table:table-cell>
          <table:table-cell table:style-name="Table4.D2" office:value-type="string">
            <text:p text:style-name="P491">inverse of the hyperbolic sine</text:p>
          </table:table-cell>
        </table:table-row>
        <table:table-row>
          <table:table-cell table:style-name="Table4.A2" office:value-type="string">
            <text:p text:style-name="P465">atan(x)</text:p>
          </table:table-cell>
          <table:table-cell table:style-name="Table4.A2" office:value-type="string">
            <text:p text:style-name="P114">any</text:p>
          </table:table-cell>
          <table:table-cell table:style-name="Table4.A2" office:value-type="string">
            <text:p text:style-name="P114">-<text:span text:style-name="T542">π</text:span><text:span text:style-name="T773">/2 &lt; y &lt; </text:span><text:span text:style-name="T542">π</text:span><text:span text:style-name="T773">/2</text:span></text:p>
          </table:table-cell>
          <table:table-cell table:style-name="Table4.D2" office:value-type="string">
            <text:p text:style-name="P491">arc tangent, <text:span text:style-name="T764">result in radians</text:span></text:p>
          </table:table-cell>
        </table:table-row>
        <table:table-row>
          <table:table-cell table:style-name="Table4.A2" office:value-type="string">
            <text:p text:style-name="P465">atanh(x)</text:p>
          </table:table-cell>
          <table:table-cell table:style-name="Table4.A2" office:value-type="string">
            <text:p text:style-name="P117">-<text:span text:style-name="T766">1 &lt; x &lt; 1</text:span></text:p>
          </table:table-cell>
          <table:table-cell table:style-name="Table4.A2" office:value-type="string">
            <text:p text:style-name="P115">any</text:p>
          </table:table-cell>
          <table:table-cell table:style-name="Table4.D2" office:value-type="string">
            <text:p text:style-name="P491">inverse of hyperbolic tangent</text:p>
          </table:table-cell>
        </table:table-row>
        <table:table-row>
          <table:table-cell table:style-name="Table4.A2" office:value-type="string">
            <text:p text:style-name="P466">ceiling(x)</text:p>
          </table:table-cell>
          <table:table-cell table:style-name="Table4.A2" office:value-type="string">
            <text:p text:style-name="P118">any</text:p>
          </table:table-cell>
          <table:table-cell table:style-name="Table4.A2" office:value-type="string">
            <text:p text:style-name="P118">any</text:p>
          </table:table-cell>
          <table:table-cell table:style-name="Table4.D2" office:value-type="string">
            <text:p text:style-name="P492">the ceiling of the number.</text:p>
          </table:table-cell>
        </table:table-row>
        <table:table-row>
          <table:table-cell table:style-name="Table4.A2" office:value-type="string">
            <text:p text:style-name="P465">cos(x)</text:p>
          </table:table-cell>
          <table:table-cell table:style-name="Table4.A2" office:value-type="string">
            <text:p text:style-name="P114">any</text:p>
          </table:table-cell>
          <table:table-cell table:style-name="Table4.A2" office:value-type="string">
            <text:p text:style-name="P114">-<text:span text:style-name="T773">1 &lt;= y &lt;= 1</text:span></text:p>
          </table:table-cell>
          <table:table-cell table:style-name="Table4.D2" office:value-type="string">
            <text:p text:style-name="P491">cosine of the angle x, x in radians.</text:p>
          </table:table-cell>
        </table:table-row>
        <table:table-row>
          <table:table-cell table:style-name="Table4.A2" office:value-type="string">
            <text:p text:style-name="P465">cosh(x)</text:p>
          </table:table-cell>
          <table:table-cell table:style-name="Table4.A2" office:value-type="string">
            <text:p text:style-name="P114">any</text:p>
          </table:table-cell>
          <table:table-cell table:style-name="Table4.A2" office:value-type="string">
            <text:p text:style-name="P115">1 &lt;= y</text:p>
          </table:table-cell>
          <table:table-cell table:style-name="Table4.D2" office:value-type="string">
            <text:p text:style-name="P491">h<text:span text:style-name="T772">y</text:span>perbolic cosine</text:p>
          </table:table-cell>
        </table:table-row>
        <table:table-row>
          <table:table-cell table:style-name="Table4.A2" office:value-type="string">
            <text:p text:style-name="P465">exp(<text:span text:style-name="T782">[</text:span>x<text:span text:style-name="T782">]</text:span>)</text:p>
          </table:table-cell>
          <table:table-cell table:style-name="Table4.A2" office:value-type="string">
            <text:p text:style-name="P114">any</text:p>
          </table:table-cell>
          <table:table-cell table:style-name="Table4.A2" office:value-type="string">
            <text:p text:style-name="P115">0 &lt; y</text:p>
          </table:table-cell>
          <table:table-cell table:style-name="Table4.D2" office:value-type="string">
            <text:p text:style-name="P491">exponential function. <text:span text:style-name="T358">exp(x) == e^</text:span><text:span text:style-name="T362">x</text:span></text:p>
          </table:table-cell>
        </table:table-row>
        <table:table-row>
          <table:table-cell table:style-name="Table4.A2" office:value-type="string">
            <text:p text:style-name="P466">floor(x)</text:p>
          </table:table-cell>
          <table:table-cell table:style-name="Table4.A2" office:value-type="string">
            <text:p text:style-name="P118">any</text:p>
          </table:table-cell>
          <table:table-cell table:style-name="Table4.A2" office:value-type="string">
            <text:p text:style-name="P118">any</text:p>
          </table:table-cell>
          <table:table-cell table:style-name="Table4.D2" office:value-type="string">
            <text:p text:style-name="P492">the floor of the number</text:p>
          </table:table-cell>
        </table:table-row>
        <table:table-row>
          <table:table-cell table:style-name="Table4.A2" office:value-type="string">
            <text:p text:style-name="P467">gcd(x,y)</text:p>
          </table:table-cell>
          <table:table-cell table:style-name="Table4.A2" office:value-type="string">
            <text:p text:style-name="P119">any int</text:p>
          </table:table-cell>
          <table:table-cell table:style-name="Table4.A2" office:value-type="string">
            <text:p text:style-name="P119">int</text:p>
          </table:table-cell>
          <table:table-cell table:style-name="Table4.D2" office:value-type="string">
            <text:p text:style-name="P493">greatest common divisor</text:p>
          </table:table-cell>
        </table:table-row>
        <table:table-row>
          <table:table-cell table:style-name="Table4.A2" office:value-type="string">
            <text:p text:style-name="P467">lcm(x,y)</text:p>
          </table:table-cell>
          <table:table-cell table:style-name="Table4.A2" office:value-type="string">
            <text:p text:style-name="P119">any int</text:p>
          </table:table-cell>
          <table:table-cell table:style-name="Table4.A2" office:value-type="string">
            <text:p text:style-name="P119">int</text:p>
          </table:table-cell>
          <table:table-cell table:style-name="Table4.D2" office:value-type="string">
            <text:p text:style-name="P493">least common multiple</text:p>
          </table:table-cell>
        </table:table-row>
        <table:table-row>
          <table:table-cell table:style-name="Table4.A2" office:value-type="string">
            <text:p text:style-name="P465">ln(x)</text:p>
          </table:table-cell>
          <table:table-cell table:style-name="Table4.A2" office:value-type="string">
            <text:p text:style-name="P114">0&lt;x</text:p>
          </table:table-cell>
          <table:table-cell table:style-name="Table4.A2" office:value-type="string">
            <text:p text:style-name="P115">any</text:p>
          </table:table-cell>
          <table:table-cell table:style-name="Table4.D2" office:value-type="string">
            <text:p text:style-name="P491">natural <text:span text:style-name="T772">(base </text:span><text:span text:style-name="T51">e</text:span><text:span text:style-name="T164">) </text:span><text:span text:style-name="T123">logarithm, </text:span><text:span text:style-name="T173">inverse is </text:span><text:span text:style-name="T431">e^y</text:span></text:p>
          </table:table-cell>
        </table:table-row>
        <table:table-row>
          <table:table-cell table:style-name="Table4.A2" office:value-type="string">
            <text:p text:style-name="P465">log(x)</text:p>
          </table:table-cell>
          <table:table-cell table:style-name="Table4.A2" office:value-type="string">
            <text:p text:style-name="P114">0 &lt; x</text:p>
          </table:table-cell>
          <table:table-cell table:style-name="Table4.A2" office:value-type="string">
            <text:p text:style-name="P115">any</text:p>
          </table:table-cell>
          <table:table-cell table:style-name="Table4.D2" office:value-type="string">
            <text:p text:style-name="P491">base 10 logarithm. Note inverse is <text:span text:style-name="T358">10^</text:span><text:span text:style-name="T363">y</text:span></text:p>
          </table:table-cell>
        </table:table-row>
        <table:table-row>
          <table:table-cell table:style-name="Table4.A2" office:value-type="string">
            <text:p text:style-name="P108">nroot(x,n)</text:p>
          </table:table-cell>
          <table:table-cell table:style-name="Table4.A2" office:value-type="string">
            <text:p text:style-name="P109">n odd, any x<text:line-break/>n even, 0 &lt;= x</text:p>
          </table:table-cell>
          <table:table-cell table:style-name="Table4.A2" office:value-type="string">
            <text:p text:style-name="P115">any</text:p>
          </table:table-cell>
          <table:table-cell table:style-name="Table4.D2" office:value-type="string">
            <text:p text:style-name="P494">Compute the nth root of x. <text:line-break/>Note that <text:span text:style-name="T1">n !</text:span><text:span text:style-name="T4">= 0</text:span> must be an integer</text:p>
          </table:table-cell>
        </table:table-row>
        <table:table-row>
          <table:table-cell table:style-name="Table4.A2" office:value-type="string">
            <text:p text:style-name="P465">pi(<text:span text:style-name="T782">[x]</text:span>)</text:p>
          </table:table-cell>
          <table:table-cell table:style-name="Table4.A2" office:value-type="string">
            <text:p text:style-name="P117">--</text:p>
          </table:table-cell>
          <table:table-cell table:style-name="Table4.A2" office:value-type="string">
            <text:p text:style-name="P465">π</text:p>
          </table:table-cell>
          <table:table-cell table:style-name="Table4.D2" office:value-type="string">
            <text:p text:style-name="P255"><text:span text:style-name="T763">the </text:span><text:span text:style-name="T782">power </text:span><text:span text:style-name="T763">of pi in the current precision, </text:span><text:span text:style-name="T540">π</text:span><text:span text:style-name="T541">^x</text:span></text:p>
          </table:table-cell>
        </table:table-row>
        <table:table-row>
          <table:table-cell table:style-name="Table4.A2" office:value-type="string">
            <text:p text:style-name="P465">π(<text:span text:style-name="T788">[x]</text:span>)</text:p>
          </table:table-cell>
          <table:table-cell table:style-name="Table4.A2" office:value-type="string">
            <text:p text:style-name="P117"/>
          </table:table-cell>
          <table:table-cell table:style-name="Table4.A2" office:value-type="string">
            <text:p text:style-name="P115"/>
          </table:table-cell>
          <table:table-cell table:style-name="Table4.D2" office:value-type="string">
            <text:p text:style-name="P255"><text:s/><text:span text:style-name="T788">identical to pi</text:span><text:span text:style-name="T815">()</text:span><text:span text:style-name="T788">, π is unicode \u03c0</text:span></text:p>
          </table:table-cell>
        </table:table-row>
        <table:table-row>
          <table:table-cell table:style-name="Table4.A2" office:value-type="string">
            <text:p text:style-name="P465">sin(x)</text:p>
          </table:table-cell>
          <table:table-cell table:style-name="Table4.A2" office:value-type="string">
            <text:p text:style-name="P114">any</text:p>
          </table:table-cell>
          <table:table-cell table:style-name="Table4.A2" office:value-type="string">
            <text:p text:style-name="P114">-<text:span text:style-name="T773">1 &lt;= y &lt;= 1</text:span></text:p>
          </table:table-cell>
          <table:table-cell table:style-name="Table4.D2" office:value-type="string">
            <text:p text:style-name="P491">the sine of the angle x, <text:s/>x in radians</text:p>
          </table:table-cell>
        </table:table-row>
        <table:table-row>
          <table:table-cell table:style-name="Table4.A2" office:value-type="string">
            <text:p text:style-name="P465">sinh(x)</text:p>
          </table:table-cell>
          <table:table-cell table:style-name="Table4.A2" office:value-type="string">
            <text:p text:style-name="P114">any</text:p>
          </table:table-cell>
          <table:table-cell table:style-name="Table4.A2" office:value-type="string">
            <text:p text:style-name="P115">any</text:p>
          </table:table-cell>
          <table:table-cell table:style-name="Table4.D2" office:value-type="string">
            <text:p text:style-name="P491">hyperbolic sine</text:p>
          </table:table-cell>
        </table:table-row>
        <table:table-row>
          <table:table-cell table:style-name="Table4.A2" office:value-type="string">
            <text:p text:style-name="P465">tan(x)</text:p>
          </table:table-cell>
          <table:table-cell table:style-name="Table4.A2" office:value-type="string">
            <text:p text:style-name="P114">any</text:p>
          </table:table-cell>
          <table:table-cell table:style-name="Table4.A2" office:value-type="string">
            <text:p text:style-name="P115">any</text:p>
          </table:table-cell>
          <table:table-cell table:style-name="Table4.D2" office:value-type="string">
            <text:p text:style-name="P491">the tangent of the angle x, x in radians</text:p>
          </table:table-cell>
        </table:table-row>
        <table:table-row>
          <table:table-cell table:style-name="Table4.A2" office:value-type="string">
            <text:p text:style-name="P465">tanh(x)</text:p>
          </table:table-cell>
          <table:table-cell table:style-name="Table4.A2" office:value-type="string">
            <text:p text:style-name="P114">any</text:p>
          </table:table-cell>
          <table:table-cell table:style-name="Table4.A2" office:value-type="string">
            <text:p text:style-name="P115">any</text:p>
          </table:table-cell>
          <table:table-cell table:style-name="Table4.D2" office:value-type="string">
            <text:p text:style-name="P491">inverse of the hyperbolic tangent.</text:p>
          </table:table-cell>
        </table:table-row>
      </table:table>
      <text:p text:style-name="P571"/>
      <text:p text:style-name="P503">Notes:</text:p>
      <text:list text:style-name="L8">
        <text:list-item>
          <text:p text:style-name="P1062">Both exp() and pi() <text:span text:style-name="T789">(or </text:span><text:span text:style-name="T538">π</text:span><text:span text:style-name="T539">()), </text:span>take arguments, raising them to the indicated power. No argument means the default argument is 1.</text:p>
        </text:list-item>
        <text:list-item>
          <text:p text:style-name="P1061"><text:soft-page-break/><text:span text:style-name="T66">e</text:span><text:span text:style-name="T197"> is not used as a number because it conflicts with engineering notation, so </text:span><text:span text:style-name="T66">e^x </text:span><text:span text:style-name="T197"><text:s/>won't work. Use </text:span><text:span text:style-name="T66">exp(x)</text:span></text:p>
        </text:list-item>
        <text:list-item>
          <text:p text:style-name="P1061"><text:span text:style-name="T767">Note that </text:span><text:span text:style-name="T52">x</text:span><text:span text:style-name="T165"> here is a scalar, but these will operate on stems and lists. <text:s/></text:span></text:p>
        </text:list-item>
      </text:list>
      <text:p text:style-name="P34">This is a good collection that should cover most cases and it is easy to define others you need. E.g.</text:p>
      <text:p text:style-name="P386">sec(x)-&gt;1/cos(x);</text:p>
      <text:p text:style-name="P386">asec(x)-&gt;acos(1/x);</text:p>
      <text:p text:style-name="P253"><text:span text:style-name="T775">logn(x, n)-&gt;l</text:span><text:span text:style-name="T654">n</text:span><text:span text:style-name="T775">(x)/l</text:span><text:span text:style-name="T654">n</text:span><text:span text:style-name="T775">(n); // convert a log to another base, n. </text:span><text:s/></text:p>
      <text:p text:style-name="P252">Example</text:p>
      <text:p text:style-name="P572">The first few powers of 2 are </text:p>
      <text:p text:style-name="P253">2^n(5)</text:p>
      <text:p text:style-name="P253">[1,2,4,8,16]</text:p>
      <text:p text:style-name="P256"/>
      <text:p text:style-name="P256"><text:span text:style-name="T767">If you wanted to get the logarithm, base 2, </text:span><text:span text:style-name="T290">log</text:span><text:span text:style-name="T769">2</text:span><text:span text:style-name="T271"> </text:span><text:span text:style-name="T290">(x) = ln(x)/ln(2) </text:span><text:span text:style-name="T768">so to do this for our list:</text:span></text:p>
      <text:p text:style-name="P253"><text:s/>ln(2^(n(5)))/ln(2)</text:p>
      <text:p text:style-name="P253">[</text:p>
      <text:p text:style-name="P253"><text:s/>0E-15,</text:p>
      <text:p text:style-name="P253"><text:s/>1.000000000000000,</text:p>
      <text:p text:style-name="P253"><text:s/>2.000000000000000,</text:p>
      <text:p text:style-name="P253"><text:s/>3.000000000000007,</text:p>
      <text:p text:style-name="P253"><text:s/>4.000000000000000</text:p>
      <text:p text:style-name="P253">]</text:p>
      <text:p text:style-name="P256"/>
      <text:p text:style-name="Text_20_body"><text:span text:style-name="T83">Note</text:span><text:span text:style-name="T227">.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41">for your 100 digit number </text:span><text:span text:style-name="T227">if you like, but you must <text:s/>embrace patience. Need we remind you that <text:s/>physical measurement stops about </text:span><text:span text:style-name="T427">10^(-11)</text:span><text:span text:style-name="T227">? For most real life problems, </text:span><text:span text:style-name="T249">the default </text:span><text:span text:style-name="T227">precision of 15 </text:span><text:span text:style-name="T249">allows these</text:span><text:span text:style-name="T227"> functions converge very quickly.</text:span></text:p>
      <text:h text:style-name="P990" text:outline-level="2"><text:span text:style-name="T1049">t</text:span><text:span text:style-name="T742">ranspose </text:span><text:span text:style-name="T743">(</text:span><text:span text:style-name="T742">µ</text:span><text:span text:style-name="T743">)</text:span></text:h>
      <text:p text:style-name="P252">Description</text:p>
      <text:p text:style-name="P256"><text:span text:style-name="T831">Take a stem (of higher dimension) and </text:span><text:span text:style-name="T839">transpose the dimensions. This permits you to restructure stems as needed</text:span><text:span text:style-name="T831">. </text:span><text:span text:style-name="T934">A simple case yi</text:span><text:span text:style-name="T1069">e</text:span><text:span text:style-name="T934">lds the transpose of a matrix and the operator µ is chosen to show the axis about which the transpose happens.</text:span></text:p>
      <text:p text:style-name="P252">Usage</text:p>
      <text:p text:style-name="P253"><text:span text:style-name="T660">transpose</text:span>(arg.<text:span text:style-name="T853">{</text:span>, a <text:span text:style-name="T839">| p.</text:span><text:span text:style-name="T853">}</text:span>)</text:p>
      <text:p text:style-name="P253"><text:span text:style-name="T934">{a|p.} </text:span>µ <text:span text:style-name="T934">arg.</text:span></text:p>
      <text:p text:style-name="P856">µ <text:span text:style-name="T934">arg</text:span><text:span text:style-name="T1087">`a </text:span></text:p>
      <text:p text:style-name="P252"><text:soft-page-break/>Arguments</text:p>
      <text:p text:style-name="P573"><text:span text:style-name="T271">arg.</text:span> - the stem to operate upon</text:p>
      <text:p text:style-name="P256"><text:span text:style-name="T304">a</text:span> <text:s/>- <text:span text:style-name="T839">(optional, integer) </text:span><text:span text:style-name="T831">the axis. This may be signed, so </text:span><text:span text:style-name="T304">a := -1</text:span> <text:span text:style-name="T831">would operate on the last axis of the </text:span><text:span text:style-name="T304">arg.</text:span> , <text:span text:style-name="T831">whatever that is. Signed axes means you don't need to know the structure of the argument ahead of time.</text:span> <text:s/></text:p>
      <text:p text:style-name="P256"><text:span text:style-name="T306">p. </text:span>- <text:span text:style-name="T839">(optional, simple list) a permutation of the dimensions. </text:span><text:span text:style-name="T840">A partial list of indices is interpreted as </text:span></text:p>
      <text:p text:style-name="P574"><text:span text:style-name="T271">p. ~ ~exclude_keys([0,1,…, rank-1], p.)</text:span> </text:p>
      <text:p text:style-name="P575">For instance, if you have a massive stem, x. with </text:p>
      <text:p text:style-name="P107">dim(x.) == [4,2,6,5,8,7,9,11,15,6]</text:p>
      <text:p text:style-name="P107"><text:s text:c="12"/><text:span text:style-name="T841">0 1 2 3 4 5 6 <text:s/>7 <text:s/>8 9 <text:s/>&lt;&lt; -- indices of the dimensions</text:span></text:p>
      <text:p text:style-name="P575"><text:s/>and </text:p>
      <text:p text:style-name="P128">p. := [3,7,<text:span text:style-name="T844">1</text:span>]</text:p>
      <text:p text:style-name="P576">then the resulting permutation of x. would be</text:p>
      <text:p text:style-name="P128">[3,7,1,0,2,4,5,6,8,9]</text:p>
      <text:p text:style-name="P256">and</text:p>
      <text:p text:style-name="P253"><text:s text:c="3"/>dim(x., p.)</text:p>
      <text:p text:style-name="P106">[5,11,2,4,6,8,7,9,15,6]</text:p>
      <text:p text:style-name="P427"/>
      <text:p text:style-name="P310">Finally, remember that this works on the zeroth axis unless otherwise specified <text:span text:style-name="T883">so if </text:span><text:span text:style-name="T325">a.</text:span><text:span text:style-name="T883"> is an n×m array, </text:span><text:span text:style-name="T325">transpose(a.)</text:span><text:span text:style-name="T883"> is the standard matrix transpose <text:s/>m×n array, hence the name.</text:span></text:p>
      <text:p text:style-name="P252"><text:span text:style-name="T738">E</text:span>xample<text:span text:style-name="T821">s</text:span> comparing integer and stem addressing</text:p>
      <text:p text:style-name="P253"><text:s text:c="2"/>a. := [;16]*3 -8</text:p>
      <text:p text:style-name="P253"><text:s text:c="2"/>a.</text:p>
      <text:p text:style-name="P253">[-8,-5,-2,1,4,7,10,13,16,19,22,25,28,31,34,37]</text:p>
      <text:p text:style-name="P253"/>
      <text:p text:style-name="P253"><text:s text:c="2"/><text:span text:style-name="T668">remap</text:span>(a., [4;8])</text:p>
      <text:p text:style-name="P253">[4,7,10,13]</text:p>
      <text:p text:style-name="P253"><text:s text:c="2"/>// <text:span text:style-name="T849">compare with the subset function (since a. is a simple list)</text:span> </text:p>
      <text:p text:style-name="P253"><text:s text:c="2"/><text:span text:style-name="T682">sublist</text:span>(a., 4, 8)</text:p>
      <text:p text:style-name="P253">[4,7,10,13,16,19,22,25]</text:p>
      <text:p text:style-name="P253"/>
      <text:p text:style-name="P253"><text:s text:c="2"/><text:span text:style-name="T668">remap</text:span>(a., [-3;4])</text:p>
      <text:p text:style-name="P253">[31,34,37,-8,-5,-2,1]</text:p>
      <text:p text:style-name="P253"/>
      <text:p text:style-name="P253"><text:bookmark-start text:name="__DdeLink__194201_34532014261"/><text:s text:c="2"/>b. := <text:s text:c="2"/>(3*[;7]-5)~{'a':42, 'b':43, 'woof':44}</text:p>
      <text:p text:style-name="P253"><text:s text:c="2"/><text:span text:style-name="T668">remap</text:span>(b.,'woof'~[2,5,6]~'a')</text:p>
      <text:p text:style-name="P253">[44,1,10,13,42]<text:bookmark-end text:name="__DdeLink__194201_34532014261"/></text:p>
      <text:p text:style-name="P253"/>
      <text:p text:style-name="P253"><text:s text:c="2"/><text:span text:style-name="T668">remap</text:span>(b., list_keys(b.)); // <text:span text:style-name="T822">linearize a stem to a list</text:span></text:p>
      <text:p text:style-name="P253">[-5,-2,1,4,7,10,13,42,43,44]</text:p>
      <text:p text:style-name="P252"><text:soft-page-break/>Final example: <text:span text:style-name="T828">Completely remapping the elements</text:span></text:p>
      <text:p text:style-name="P256"><text:span text:style-name="T828">Let us say we wanted to create the transpose of an n x m stem, </text:span><text:span text:style-name="T300">a.</text:span> <text:span text:style-name="T828">if the transpose is </text:span><text:span text:style-name="T300">t. </text:span><text:span text:style-name="T828">then </text:span></text:p>
      <text:p text:style-name="P256"><text:span text:style-name="T305">t</text:span><text:span text:style-name="T300">.i.j := </text:span><text:span text:style-name="T305">a</text:span><text:span text:style-name="T300">.j.i</text:span></text:p>
      <text:p text:style-name="P388">This just means to swap (i.e. reverse) the order of the indices. </text:p>
      <text:p text:style-name="P253"><text:s text:c="4"/>a. := n(3,5,n(15))</text:p>
      <text:p text:style-name="P387"><text:s text:c="4"/>a.</text:p>
      <text:p text:style-name="P253">[</text:p>
      <text:p text:style-name="P253"><text:s text:c="2"/>[0,1,2,3,4],</text:p>
      <text:p text:style-name="P253"><text:s text:c="2"/>[5,6,7,8,9],</text:p>
      <text:p text:style-name="P253"><text:s text:c="2"/>[10,11,12,13,14]</text:p>
      <text:p text:style-name="P253"><text:s/>]</text:p>
      <text:p text:style-name="P253"><text:line-break/> <text:s text:c="3"/>old. := <text:span text:style-name="T665">indices</text:span>(a.-1)<text:line-break/> <text:s text:c="3"/>new. := for_each(@reverse, <text:s/>old.)<text:line-break/> <text:s text:c="3"/><text:span text:style-name="T828">b. := </text:span><text:span text:style-name="T665">remap</text:span>(a., <text:span text:style-name="T668">old</text:span>., <text:span text:style-name="T668">new</text:span>.)</text:p>
      <text:p text:style-name="P387"><text:s text:c="4"/>b.</text:p>
      <text:p text:style-name="P387">[</text:p>
      <text:p text:style-name="P387"><text:s text:c="2"/>[0,5,10],</text:p>
      <text:p text:style-name="P387"><text:s text:c="2"/>[1,6,11],</text:p>
      <text:p text:style-name="P387"><text:s text:c="2"/>[2,7,12],</text:p>
      <text:p text:style-name="P387"><text:s text:c="2"/>[3,8,13],</text:p>
      <text:p text:style-name="P387"><text:s text:c="2"/>[4,9,14]</text:p>
      <text:p text:style-name="P387"><text:s/>]</text:p>
      <text:p text:style-name="P473">(And, yes, <text:span text:style-name="T271">transpose(a.)</text:span> would do this.)</text:p>
      <text:p text:style-name="P252">Example. Higher dimension re-ordering of the axes</text:p>
      <text:p text:style-name="P577">List us say we wanted to change the a 3 x 4 x 5 stem to a 5 x 3 x 4, so that the permutation of the <text:span text:style-name="T82">axes </text:span><text:span text:style-name="T220"><text:s/>is [2,0,1]. This can be done very simply as follows.</text:span></text:p>
      <text:p text:style-name="P253"><text:s text:c="2"/>w. := n(3,4,5, n(60)); // <text:span text:style-name="T830">original stem</text:span></text:p>
      <text:p text:style-name="P253"><text:s text:c="2"/><text:span text:style-name="T830">old</text:span>. := <text:span text:style-name="T665">indices</text:span>(w., -1); // <text:span text:style-name="T830">last axis is always complete set of indices</text:span></text:p>
      <text:p text:style-name="P253"><text:s text:c="2"/><text:span text:style-name="T830">new. := for_each(@shuffle, </text:span><text:span text:style-name="T659">old</text:span><text:span text:style-name="T830">., [[2,0,1]])</text:span></text:p>
      <text:p text:style-name="P253"><text:s text:c="2"/><text:span text:style-name="T830">z. := </text:span><text:span text:style-name="T665">remap</text:span>(w.,<text:span text:style-name="T659">new., old</text:span>.)</text:p>
      <text:p text:style-name="P577"/>
      <text:p text:style-name="P442">To compare, the first bits of w. and z. are</text:p>
      <text:p text:style-name="P253"><text:s text:c="3"/><text:span text:style-name="T830">z.</text:span></text:p>
      <text:p text:style-name="P253">[</text:p>
      <text:p text:style-name="P253"><text:s text:c="2"/>[</text:p>
      <text:p text:style-name="P253"><text:s text:c="4"/>[0,1,2,3,4],</text:p>
      <text:p text:style-name="P253"><text:s text:c="4"/>[5,6,7,8,9], . . .</text:p>
      <text:p text:style-name="P256"/>
      <text:p text:style-name="P442">and</text:p>
      <text:p text:style-name="P253">w.</text:p>
      <text:p text:style-name="P253">[</text:p>
      <text:p text:style-name="P253"><text:s text:c="2"/>[</text:p>
      <text:p text:style-name="P253"><text:s text:c="4"/>[0,5,10,15],</text:p>
      <text:p text:style-name="P253"><text:s text:c="4"/>[20,25,30,35],</text:p>
      <text:p text:style-name="P253"><text:s text:c="4"/>[40,45,50,55], . . .</text:p>
      <text:p text:style-name="P256"/>
      <text:p text:style-name="P579"><text:soft-page-break/>and </text:p>
      <text:p text:style-name="P181"><text:span text:style-name="T271">z.i.j.k == w.k.i.j</text:span> </text:p>
      <text:p text:style-name="P252">Output</text:p>
      <text:p text:style-name="P256"><text:span text:style-name="T831">The restructured stem. </text:span><text:span text:style-name="T835">Of course, </text:span><text:span text:style-name="T831"><text:s/></text:span><text:span text:style-name="T304">arg.</text:span><text:span text:style-name="T831"> <text:s/>is never altered. </text:span></text:p>
      <text:p text:style-name="P83">Note:<text:span text:style-name="T123"> You really don't need to obsess over what the result is. The usual usage is that you are simply describing what part of the data should be acted upon and you need never need to gaze upon the output. <text:s/>If you wish to be terse, use the </text:span><text:span text:style-name="T192">operator µ (\u29b0) </text:span><text:span text:style-name="T123">for this, e.g.</text:span></text:p>
      <text:p text:style-name="P253"><text:span text:style-name="T175">-</text:span><text:span text:style-name="T192">1µ</text:span>a<text:span text:style-name="T832">rg</text:span>.</text:p>
      <text:p text:style-name="P252">Examples</text:p>
      <text:p text:style-name="P573">The next example is shorter than it looks. Just notice the patterns of how the data moves. <text:span text:style-name="T1088">For variety, I will use the ` (axis) operator</text:span></text:p>
      <text:p text:style-name="P253"><text:s/><text:bookmark-start text:name="__DdeLink__217034_3648642092"/><text:s/><text:bookmark-start text:name="__DdeLink__22789_1927415061"/>a. := n(2,3,4, 10+n(24))<text:bookmark-end text:name="__DdeLink__217034_3648642092"/><text:bookmark-end text:name="__DdeLink__22789_1927415061"/></text:p>
      <text:p text:style-name="P253"><text:s text:c="2"/>a.</text:p>
      <text:p text:style-name="P253">[</text:p>
      <text:p text:style-name="P253"><text:s text:c="2"/>[</text:p>
      <text:p text:style-name="P253"><text:s text:c="4"/>[10,11,12,13], </text:p>
      <text:p text:style-name="P253"><text:s text:c="4"/>[14,15,16,17],</text:p>
      <text:p text:style-name="P253"><text:s text:c="4"/>[18,19,20,21]</text:p>
      <text:p text:style-name="P253"><text:s text:c="2"/>],</text:p>
      <text:p text:style-name="P253"><text:s text:c="2"/>[</text:p>
      <text:p text:style-name="P253"><text:s text:c="4"/>[22,23,24,25],</text:p>
      <text:p text:style-name="P253"><text:s text:c="4"/>[26,27,28,29],</text:p>
      <text:p text:style-name="P253"><text:s text:c="4"/>[30,31,32,33]</text:p>
      <text:p text:style-name="P253"><text:s text:c="2"/>]</text:p>
      <text:p text:style-name="P253"><text:s/>]</text:p>
      <text:p text:style-name="P253"><text:s text:c="2"/>// <text:span text:style-name="T832">The original is always the same as </text:span><text:span text:style-name="T662">transpose</text:span><text:span text:style-name="T832">(a., 0) </text:span><text:span text:style-name="T842">== </text:span><text:span text:style-name="T662">a.</text:span></text:p>
      <text:p text:style-name="P253"><text:s text:c="3"/><text:bookmark-start text:name="__DdeLink__217036_3648642092"/><text:span text:style-name="T661">transpose</text:span>(a<text:span text:style-name="T1088">`</text:span>1)<text:bookmark-end text:name="__DdeLink__217036_3648642092"/>; // <text:span text:style-name="T832">glom the rows together, </text:span><text:span text:style-name="T842">dim is 3×2×4</text:span></text:p>
      <text:p text:style-name="P253">[</text:p>
      <text:p text:style-name="P253"><text:s text:c="2"/>[</text:p>
      <text:p text:style-name="P253"><text:s text:c="4"/>[10,11,12,13],</text:p>
      <text:p text:style-name="P253"><text:s text:c="4"/>[22,23,24,25]</text:p>
      <text:p text:style-name="P253"><text:s text:c="2"/>],</text:p>
      <text:p text:style-name="P253"><text:s text:c="2"/>[</text:p>
      <text:p text:style-name="P253"><text:s text:c="4"/>[14,15,16,17],</text:p>
      <text:p text:style-name="P253"><text:s text:c="4"/>[26,27,28,29]</text:p>
      <text:p text:style-name="P253"><text:s text:c="2"/>],</text:p>
      <text:p text:style-name="P253"><text:s text:c="2"/>[</text:p>
      <text:p text:style-name="P253"><text:s text:c="4"/>[18,19,20,21],</text:p>
      <text:p text:style-name="P253"><text:s text:c="4"/>[30,31,32,33]</text:p>
      <text:p text:style-name="P253"><text:s text:c="2"/>]</text:p>
      <text:p text:style-name="P253"><text:s/>]</text:p>
      <text:p text:style-name="P253"><text:s text:c="2"/><text:span text:style-name="T661">transpose</text:span>(a<text:span text:style-name="T1088">`</text:span>2); // <text:span text:style-name="T832">glom the columns together, </text:span><text:span text:style-name="T842">dim is 4×2×3</text:span></text:p>
      <text:p text:style-name="P253">[</text:p>
      <text:p text:style-name="P253"><text:s text:c="2"/>[</text:p>
      <text:p text:style-name="P253"><text:s text:c="4"/>[10,14,18],</text:p>
      <text:p text:style-name="P253"><text:s text:c="4"/>[22,26,30]</text:p>
      <text:p text:style-name="P253"><text:s text:c="2"/>],</text:p>
      <text:p text:style-name="P253"><text:s text:c="2"/>[</text:p>
      <text:p text:style-name="P253"><text:s text:c="4"/>[11,15,19],</text:p>
      <text:p text:style-name="P253"><text:soft-page-break/><text:s text:c="4"/>[23,27,31]</text:p>
      <text:p text:style-name="P253"><text:s text:c="2"/>],</text:p>
      <text:p text:style-name="P253"><text:s text:c="2"/>[</text:p>
      <text:p text:style-name="P253"><text:s text:c="4"/>[12,16,20],</text:p>
      <text:p text:style-name="P253"><text:s text:c="4"/>[24,28,32]</text:p>
      <text:p text:style-name="P253"><text:s text:c="2"/>],</text:p>
      <text:p text:style-name="P253"><text:s text:c="2"/>[</text:p>
      <text:p text:style-name="P253"><text:s text:c="4"/>[13,17,21],</text:p>
      <text:p text:style-name="P253"><text:s text:c="4"/>[25,29,33]</text:p>
      <text:p text:style-name="P253"><text:s text:c="2"/>]</text:p>
      <text:p text:style-name="P253"><text:s/>]</text:p>
      <text:p text:style-name="P256"/>
      <text:p text:style-name="P256"><text:span text:style-name="T840">Now for an example of a complete remapping of the indices. The stem has indices i, j, k and the right argument says that the output, call it </text:span><text:span text:style-name="T308">output.</text:span><text:span text:style-name="T840"> satisfies</text:span></text:p>
      <text:p text:style-name="P253"><text:s text:c="7"/><text:span text:style-name="T840">output.j.k.i := a.i.j.k</text:span></text:p>
      <text:p text:style-name="P575">This looks like</text:p>
      <text:p text:style-name="P253"><text:s text:c="5"/>transpose(a., [1,2,0]) // <text:span text:style-name="T842">dim is 3×4×2</text:span></text:p>
      <text:p text:style-name="P253">[</text:p>
      <text:p text:style-name="P253"><text:s text:c="2"/>[</text:p>
      <text:p text:style-name="P253"><text:s text:c="4"/>[10,22],</text:p>
      <text:p text:style-name="P253"><text:s text:c="4"/>[11,23],</text:p>
      <text:p text:style-name="P253"><text:s text:c="4"/>[12,24],</text:p>
      <text:p text:style-name="P253"><text:s text:c="4"/>[13,25]</text:p>
      <text:p text:style-name="P253"><text:s text:c="2"/>],</text:p>
      <text:p text:style-name="P253"><text:s text:c="2"/>[</text:p>
      <text:p text:style-name="P253"><text:s text:c="4"/>[14,26],</text:p>
      <text:p text:style-name="P253"><text:s text:c="4"/>[15,27],</text:p>
      <text:p text:style-name="P253"><text:s text:c="4"/>[16,28],</text:p>
      <text:p text:style-name="P253"><text:s text:c="4"/>[17,29]</text:p>
      <text:p text:style-name="P253"><text:s text:c="2"/>],</text:p>
      <text:p text:style-name="P253"><text:s text:c="2"/>[</text:p>
      <text:p text:style-name="P253"><text:s text:c="4"/>[18,30],</text:p>
      <text:p text:style-name="P253"><text:s text:c="4"/>[19,31],</text:p>
      <text:p text:style-name="P253"><text:s text:c="4"/>[20,32],</text:p>
      <text:p text:style-name="P253"><text:s text:c="4"/>[21,33]</text:p>
      <text:p text:style-name="P253"><text:s text:c="2"/>]</text:p>
      <text:p text:style-name="P253"><text:s/>]</text:p>
      <text:p text:style-name="P573"/>
      <text:p text:style-name="P252"><text:span text:style-name="T840">R</text:span>educing things along axes.</text:p>
      <text:p text:style-name="P573">So axis 0 are boxes, axis 1 is rows and axis 2 (last axis) is the columns. If you wanted to reduce down the columns, you'd issue <text:span text:style-name="T832">(here -1 for the axis has the same effect as 2 for the axis)</text:span></text:p>
      <text:p text:style-name="P253"><text:s text:c="2"/>reduce(@+, <text:span text:style-name="T663">reduce(</text:span>a., -1))</text:p>
      <text:p text:style-name="P253">[</text:p>
      <text:p text:style-name="P253"><text:s text:c="2"/>[46,62,78],</text:p>
      <text:p text:style-name="P253"><text:s text:c="2"/>[94,110,126]</text:p>
      <text:p text:style-name="P253"><text:s/>]</text:p>
      <text:p text:style-name="P573"/>
      <text:p text:style-name="P580">Note that the shape of a. is 2×3×4 and summing along the last axis gets rid of it, so that the final shape of the reduced answer is 2×3. If you wanted to sum the rows together, you'd issue</text:p>
      <text:p text:style-name="P253"><text:soft-page-break/><text:s/><text:bookmark-start text:name="__DdeLink__22791_1927415061"/><text:s/><text:bookmark-start text:name="__DdeLink__217038_3648642092"/>reduce(@+, <text:span text:style-name="T690">transpose</text:span>(a., 1))<text:bookmark-end text:name="__DdeLink__22791_1927415061"/><text:bookmark-end text:name="__DdeLink__217038_3648642092"/></text:p>
      <text:p text:style-name="P253">[</text:p>
      <text:p text:style-name="P253"><text:s text:c="2"/>[42,45,48,51],</text:p>
      <text:p text:style-name="P253"><text:s text:c="2"/>[78,81,84,87]</text:p>
      <text:p text:style-name="P253"><text:s/>]</text:p>
      <text:p text:style-name="Preformatted_20_Text"><text:s text:c="3"/>reduce(@+, a`1); // <text:span text:style-name="T1088">same, using axis operator</text:span><text:line-break/></text:p>
      <text:p text:style-name="P580"/>
      <text:p text:style-name="P876"><text:span text:style-name="T1045">or </text:span><text:span text:style-name="T1046">if you prefer the </text:span><text:span text:style-name="T1045">operator notation: </text:span><text:span text:style-name="T358">⊗+⊙1µa. </text:span><text:span text:style-name="T400">== ⊗+⊙µa`1</text:span><text:span text:style-name="T546"><text:line-break/></text:span><text:span text:style-name="T547"><text:line-break/></text:span><text:span text:style-name="T832">The rows are added together and the <text:s/>2×3×4 stem is reduced to <text:s/>2×4</text:span></text:p>
      <text:p text:style-name="P580">The standard operation for all built in functions is to operate on the zero-th axis, so</text:p>
      <text:p text:style-name="P253"><text:s text:c="2"/>reduce(@+, a.)</text:p>
      <text:p text:style-name="P253">[</text:p>
      <text:p text:style-name="P253"><text:s text:c="2"/>[32,34,36,38],</text:p>
      <text:p text:style-name="P253"><text:s text:c="2"/>[40,42,44,46],</text:p>
      <text:p text:style-name="P253"><text:s text:c="2"/>[48,50,52,54]</text:p>
      <text:p text:style-name="P253"><text:s/>]</text:p>
      <text:p text:style-name="P580"/>
      <text:p text:style-name="P256"><text:span text:style-name="T832"><text:s/>Yields a 3×4 <text:s/>from the original 2×3×4 stem, </text:span><text:span text:style-name="T833">adding the boxes together.</text:span></text:p>
      <text:p text:style-name="P252">Example. Matrix multiplication</text:p>
      <text:p text:style-name="P581">In this example we are going to show how to use the axis function to multiply two matrices. <text:s/><text:span text:style-name="T834">In general, to multiple an n×m and m×n matrix dimensions must match. <text:s/></text:span>Our two matrices are</text:p>
      <text:p text:style-name="P253"><text:span text:style-name="T834"><text:s text:c="3"/></text:span><text:bookmark-start text:name="__DdeLink__217058_3648642092"/><text:span text:style-name="T834"><text:s/>say(</text:span>x. := [[1,2,3],[4,5,6]], <text:span text:style-name="T834">true)</text:span><text:bookmark-end text:name="__DdeLink__217058_3648642092"/></text:p>
      <text:p text:style-name="P253">[</text:p>
      <text:p text:style-name="P253"><text:s text:c="2"/>[1,2,3],</text:p>
      <text:p text:style-name="P253"><text:s text:c="2"/>[4,5,6]</text:p>
      <text:p text:style-name="P253"><text:s/>]</text:p>
      <text:p text:style-name="P253"><text:s text:c="4"/><text:bookmark-start text:name="__DdeLink__217060_3648642092"/><text:span text:style-name="T834">say(y. := [[10,11],[20,21],[30,31]], true)</text:span><text:bookmark-end text:name="__DdeLink__217060_3648642092"/></text:p>
      <text:p text:style-name="P253">[</text:p>
      <text:p text:style-name="P253"><text:s text:c="2"/>[10,11],</text:p>
      <text:p text:style-name="P253"><text:s text:c="2"/>[20,21],</text:p>
      <text:p text:style-name="P253"><text:s text:c="2"/>[30,31]</text:p>
      <text:p text:style-name="P253"><text:s/>] <text:s/></text:p>
      <text:p text:style-name="P581"/>
      <text:p text:style-name="P581">This done by multiplying the rows of the first matrix by the columns of the second, <text:span text:style-name="T834">then summing</text:span>. <text:span text:style-name="T834">In QDL, you'd do this as</text:span></text:p>
      <text:p text:style-name="P253">z. :=<text:bookmark-start text:name="__DdeLink__217065_3648642092"/> <text:bookmark-start text:name="__DdeLink__217062_3648642092"/>for_each(@*, x., <text:span text:style-name="T690">transpose</text:span>(y.-1))<text:bookmark-end text:name="__DdeLink__217065_3648642092"/><text:bookmark-end text:name="__DdeLink__217062_3648642092"/></text:p>
      <text:p text:style-name="P582"/>
      <text:p text:style-name="P877">or</text:p>
      <text:p text:style-name="Preformatted_20_Text"><text:span text:style-name="T1088"><text:s text:c="4"/>z. := </text:span>@*∀<text:span text:style-name="T1088">[</text:span>x., (-1)µy.]</text:p>
      <text:p text:style-name="P582">which is a 2×2×3 stem. For the summation, <text:s/>do it along the last axis:</text:p>
      <text:p text:style-name="P253"><text:s text:c="4"/>reduce(@+, <text:span text:style-name="T690">tranpose</text:span>(z., -1))</text:p>
      <text:p text:style-name="P253">[</text:p>
      <text:p text:style-name="P253"><text:s text:c="2"/>[140,146],</text:p>
      <text:p text:style-name="P253"><text:soft-page-break/><text:s text:c="2"/>[320,335]</text:p>
      <text:p text:style-name="P253"><text:s/>]</text:p>
      <text:p text:style-name="P582"/>
      <text:p text:style-name="P582">All together, the complete program to multiply two matrices of dim n×m and m×n is a single line:</text:p>
      <text:p text:style-name="P253"><text:bookmark-start text:name="__DdeLink__404821_3453201426"/>mm(x., y.) → reduce(@+, <text:span text:style-name="T690">transpose</text:span>(for_each(@*, x., <text:span text:style-name="T690">transpose</text:span>(y., -1)) ,-1));<text:bookmark-end text:name="__DdeLink__404821_3453201426"/></text:p>
      <text:p text:style-name="P256"/>
      <text:p text:style-name="P254"><text:bookmark-start text:name="__RefHeading___Toc16332_4001340964"/>This function is defined in the mathx module. <text:bookmark-end text:name="__RefHeading___Toc16332_4001340964"/></text:p>
      <text:p text:style-name="P256"/>
      <text:h text:style-name="P964" text:outline-level="2"><text:span text:style-name="T459">t</text:span><text:span text:style-name="T462">rim</text:span></text:h>
      <text:p text:style-name="P271">Description</text:p>
      <text:p text:style-name="P634">Trim trailing space from both ends of a string. <text:span text:style-name="T463">One point to note is that since stem variables can contain stem variable, this only operates at the top-level and if you wish to trim included stems you must do so directly. This prevents “predictable but unwanted behavior.”</text:span></text:p>
      <text:p text:style-name="P271">Usage</text:p>
      <text:p text:style-name="P272">trim(arg)</text:p>
      <text:p text:style-name="P271">Arguments</text:p>
      <text:p text:style-name="P634"><text:span text:style-name="T271">arg</text:span> is either a string or a stem of strings. This function has no effect on non-strings.</text:p>
      <text:p text:style-name="P271">Output</text:p>
      <text:p text:style-name="P634">A result conformable to its argument.</text:p>
      <text:p text:style-name="P271">Examples</text:p>
      <text:p text:style-name="P634"><text:span text:style-name="T463">An e</text:span>xample </text:p>
      <text:p text:style-name="P272"><text:s text:c="4"/>a := ' <text:s text:c="2"/>blanks <text:s text:c="2"/>';</text:p>
      <text:p text:style-name="P272">'<text:span text:style-name="T462">blanks' == </text:span>trim(a);</text:p>
      <text:p text:style-name="P809">true</text:p>
      <text:p text:style-name="P274"><text:line-break/>Another example, using a mixed stem variable.</text:p>
      <text:p text:style-name="P272"><text:s text:c="4"/>my_stem.0 := ' <text:s text:c="2"/>'foo';</text:p>
      <text:p text:style-name="P272"><text:s text:c="4"/>my_stem.1 := -42;</text:p>
      <text:p text:style-name="P272"><text:s text:c="4"/>my_stem. := trim(my_stem);</text:p>
      <text:p text:style-name="P272"><text:s text:c="4"/>my_stem.0 == <text:span text:style-name="T1059">[</text:span>'foo', -<text:span text:style-name="T1059">42]</text:span>;</text:p>
      <text:p text:style-name="P272"><text:span text:style-name="T1059">[true, true]</text:span> <text:s text:c="3"/></text:p>
      <text:p text:style-name="P274"/>
      <text:h text:style-name="P1024" text:outline-level="2"><text:soft-page-break/>unbox</text:h>
      <text:p text:style-name="P319">Description</text:p>
      <text:p text:style-name="P510">Takes a stem variable <text:span text:style-name="T526">and splits it up, turning each key in to a variable. </text:span></text:p>
      <text:p text:style-name="P319">Usage</text:p>
      <text:p text:style-name="P320">unbox(stem.<text:span text:style-name="T853">{</text:span><text:span text:style-name="T723">, safe_</text:span><text:span text:style-name="T820">m</text:span><text:span text:style-name="T723">ode_</text:span><text:span text:style-name="T820">o</text:span><text:span text:style-name="T723">n</text:span><text:span text:style-name="T853">}</text:span>);</text:p>
      <text:p text:style-name="P319">Arguments</text:p>
      <text:p text:style-name="P681"><text:span text:style-name="T271">stem.</text:span> - the stem to unbox</text:p>
      <text:p text:style-name="P682"><text:span text:style-name="T271">safe_</text:span><text:span text:style-name="T301">m</text:span><text:span text:style-name="T271">ode_</text:span><text:span text:style-name="T301">o</text:span><text:span text:style-name="T271">n</text:span> - <text:span text:style-name="T853">(optional) </text:span>a boolean which when <text:span text:style-name="T22">true</text:span> (default) will not overwrite variables in the current workspace and when <text:span text:style-name="T22">false </text:span><text:span text:style-name="T123">will. Note that this is an all or nothing proposition: </text:span><text:span text:style-name="T417">safe_</text:span><text:span text:style-name="T422">m</text:span><text:span text:style-name="T417">ode_</text:span><text:span text:style-name="T422">o</text:span><text:span text:style-name="T417">n </text:span><text:span text:style-name="T422">= true</text:span><text:span text:style-name="T123"> means that nothing will get processed if there is a clash.</text:span></text:p>
      <text:p text:style-name="P319">Ou<text:span text:style-name="T820">t</text:span>put</text:p>
      <text:p text:style-name="P681">A <text:span text:style-name="T301">true </text:span><text:span text:style-name="T123">if the result worked.</text:span></text:p>
      <text:p text:style-name="P319">Examples</text:p>
      <text:p text:style-name="P320"><text:s text:c="2"/>a. := <text:span text:style-name="T851">[</text:span>-5;<text:span text:style-name="T851">0]</text:span>;</text:p>
      <text:p text:style-name="P320"><text:s text:c="2"/>b. := <text:span text:style-name="T851">[</text:span>5;<text:span text:style-name="T851">10]</text:span>; <text:s/></text:p>
      <text:p text:style-name="P320"><text:s text:c="2"/>c. := box(a., b.);</text:p>
      <text:p text:style-name="P320"><text:s text:c="4"/><text:span text:style-name="T524">)vars</text:span></text:p>
      <text:p text:style-name="P320">c.</text:p>
      <text:p text:style-name="P320"><text:s text:c="2"/>unbox(c.); <text:s text:c="12"/></text:p>
      <text:p text:style-name="P320"><text:s text:c="2"/>)vars</text:p>
      <text:p text:style-name="P320">a., b.</text:p>
      <text:p text:style-name="P321"/>
      <text:h text:style-name="P1024" text:outline-level="2"><text:span text:style-name="T199">u</text:span><text:span text:style-name="T198">nion</text:span></text:h>
      <text:p text:style-name="P319">Description</text:p>
      <text:p text:style-name="P683">Take a set of stems and put them all together in to a single stem</text:p>
      <text:p text:style-name="P319">Usage</text:p>
      <text:p text:style-name="P320">union(stem1., stem2., ,,,);</text:p>
      <text:p text:style-name="P319">Arguments</text:p>
      <text:p text:style-name="P683">The arguments are either stems or variables that point to stems.</text:p>
      <text:p text:style-name="P319"><text:soft-page-break/>Output</text:p>
      <text:p text:style-name="P683">The ou<text:span text:style-name="T560">t</text:span>put is a new stem that contains all of the keys. Note that if there are multiple keys then the <text:span text:style-name="T22">last</text:span><text:span text:style-name="T123"> argument with that key is what is set. </text:span><text:span text:style-name="T132">The result is guaranteed to have every key in all the arguments in it. </text:span><text:span text:style-name="T166">See also </text:span><text:span text:style-name="T422">join</text:span><text:span text:style-name="T53">.</text:span></text:p>
      <text:p text:style-name="P319">Examples</text:p>
      <text:p text:style-name="P320"><text:s text:c="2"/>a. := -5 + <text:span text:style-name="T670">[;</text:span>10<text:span text:style-name="T851">]</text:span>;</text:p>
      <text:p text:style-name="P320"><text:s text:c="2"/>b. := 5 + <text:span text:style-name="T670">[;</text:span>5<text:span text:style-name="T851">]</text:span>; <text:s/></text:p>
      <text:p text:style-name="P320"><text:s text:c="2"/>a.arf := 'woof';</text:p>
      <text:p text:style-name="P320"><text:s text:c="2"/>b.woof := 'bow wow';</text:p>
      <text:p text:style-name="P320"><text:s text:c="2"/>c. := -20 + <text:span text:style-name="T670">[;</text:span>3<text:span text:style-name="T851">]</text:span>; <text:s text:c="5"/></text:p>
      <text:p text:style-name="P320"><text:s text:c="2"/>union(a., b., c.)</text:p>
      <text:p text:style-name="P320">[-5,-4,-3,-2,-1,0,1,2,3,4,5,6,7,8,9,-20,-19,-18]~{</text:p>
      <text:p text:style-name="P320"><text:s/>arf:woof,</text:p>
      <text:p text:style-name="P320"><text:s/>woof:bow wow</text:p>
      <text:p text:style-name="P320">}</text:p>
      <text:p text:style-name="P321"><text:span text:style-name="T720"><text:line-break/>Note </text:span><text:span text:style-name="T719">1: </text:span><text:span text:style-name="T720">that in this example these stems have some keys contained in the previous one. </text:span></text:p>
      <text:p text:style-name="P456">Note 2: Lists are appended to the <text:span text:style-name="T22">end</text:span><text:span text:style-name="T123"> of the current list. </text:span></text:p>
      <text:p text:style-name="P85">Example.<text:span text:style-name="T186">Compare with ~ operator</text:span></text:p>
      <text:p text:style-name="P320"><text:s text:c="2"/>p.6 := 100;</text:p>
      <text:p text:style-name="P320"><text:s text:c="2"/>p.~[1,2,3]</text:p>
      <text:p text:style-name="P320">{</text:p>
      <text:p text:style-name="P320"><text:s/>6:100,</text:p>
      <text:p text:style-name="P320"><text:s/>7:1,</text:p>
      <text:p text:style-name="P320"><text:s/>8:2,</text:p>
      <text:p text:style-name="P320"><text:s/>9:3</text:p>
      <text:p text:style-name="P320">}</text:p>
      <text:p text:style-name="P320"><text:s text:c="3"/><text:span text:style-name="T900">union(p., [1,2,3])</text:span></text:p>
      <text:p text:style-name="P454">[100,1,2,3]</text:p>
      <text:p text:style-name="P321"/>
      <text:p text:style-name="P456">In this case, there was one entry with an integer index (6) in p., appending the list tacks it on to the end of the current list rather than overwriting elements.</text:p>
      <text:p text:style-name="P456"/>
      <text:h text:style-name="P964" text:outline-level="2"><text:span text:style-name="T1047">u</text:span>nique</text:h>
      <text:p text:style-name="P825">Description</text:p>
      <text:p text:style-name="P824">Take stem and return a list of all unique values</text:p>
      <text:p text:style-name="P825">Usage</text:p>
      <text:p text:style-name="P133">unique(arg.)</text:p>
      <text:p text:style-name="P825"><text:soft-page-break/>Arguments</text:p>
      <text:p text:style-name="P790"><text:span text:style-name="T392">arg.</text:span><text:span text:style-name="T1047"> – a stem</text:span></text:p>
      <text:p text:style-name="P825">Output</text:p>
      <text:p text:style-name="P824">A list of the values. There is no canonical implied order.</text:p>
      <text:p text:style-name="Heading">Example</text:p>
      <text:p text:style-name="Preformatted_20_Text"><text:span text:style-name="T1042"><text:s/></text:span>unique({'a':{'b':'foo'},'c':42})<text:line-break/>[foo,42]</text:p>
      <text:h text:style-name="P1029" text:outline-level="2"><text:span text:style-name="T1047">u</text:span>nload</text:h>
      <text:p text:style-name="Heading">Description</text:p>
      <text:p text:style-name="P824">Unload a module from the current workspace by its uri namespace. This is the inverse function of load</text:p>
      <text:p text:style-name="Heading">Usage</text:p>
      <text:p text:style-name="P133">unload(uri | arg.)</text:p>
      <text:p text:style-name="Heading">Arguments</text:p>
      <text:p text:style-name="P790"><text:span text:style-name="T392">uri</text:span><text:span text:style-name="T1047"> – a string that is the namespace</text:span></text:p>
      <text:p text:style-name="P790"><text:span text:style-name="T392">arg.</text:span><text:span text:style-name="T1047"> – a stem of uri strings that are namespaces</text:span></text:p>
      <text:p text:style-name="Heading">Output</text:p>
      <text:p text:style-name="P826">A conformable result with a logical <text:span text:style-name="T393">true</text:span> if the module no longer is loaded and <text:span text:style-name="T393">false </text:span>otherwise. Passing in a non-existent namespace returns a <text:span text:style-name="T393">true</text:span>. </text:p>
      <text:p text:style-name="Heading">Example</text:p>
      <text:p text:style-name="P827">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48">The last uri of <text:s/></text:span><text:span text:style-name="T394">not:loaded </text:span><text:span text:style-name="T1048">is, of course not in the workspace. The contract is that this function reports if any such module is not loaded and that is of course true.</text:span></text:p>
      <text:h text:style-name="Heading_20_2" text:outline-level="2"><text:soft-page-break/><text:span text:style-name="T1060">u</text:span>se</text:h>
      <text:p text:style-name="Heading">Description</text:p>
      <text:p text:style-name="P753">Import a module into the current scope, allowing all of its functions and variables to be used without qualification. The module must be loaded first.</text:p>
      <text:p text:style-name="Heading">Usage</text:p>
      <text:p text:style-name="Preformatted_20_Text">use(<text:span text:style-name="T1017">namespace</text:span>)</text:p>
      <text:p text:style-name="Heading">Arguments</text:p>
      <text:p text:style-name="P753">namespace – the namespace (as a string) of the loaded module.</text:p>
      <text:p text:style-name="Heading">Output</text:p>
      <text:p text:style-name="P777"><text:span text:style-name="T1017">A boolean </text:span><text:span text:style-name="T15">true </text:span>is th<text:span text:style-name="T1017">e operation worked, and an error if it did not.</text:span></text:p>
      <text:p text:style-name="Heading">Examples</text:p>
      <text:p text:style-name="P753">A typical example of this is either in the main workspace or perhaps inside another module.</text:p>
      <text:p text:style-name="P752">module['my:/spherical/trig']</text:p>
      <text:p text:style-name="P754"><text:span text:style-name="T1017"><text:s text:c="2"/>[use(</text:span>load('math-x')<text:span text:style-name="T1017">); // </text:span><text:span text:style-name="T1018">now all of the math-x functions are local</text:span></text:p>
      <text:p text:style-name="P754"><text:s text:c="3"/>cos_α<text:span text:style-name="T1018">(B,C)</text:span> -&gt; tan(B)*cot<text:span text:style-name="T1018">(C);</text:span></text:p>
      <text:p text:style-name="P752"><text:s text:c="3"/>// … <text:span text:style-name="T1018">oodles more formulas</text:span></text:p>
      <text:p text:style-name="P752"><text:s text:c="2"/><text:span text:style-name="T1018">];</text:span></text:p>
      <text:p text:style-name="Text_20_body"/>
      <text:p text:style-name="P281">values</text:p>
      <text:p text:style-name="P319">Description</text:p>
      <text:p text:style-name="P321"><text:span text:style-name="T724">Return the </text:span><text:span text:style-name="T902">set of values in a stem</text:span><text:span text:style-name="T724">.</text:span></text:p>
      <text:p text:style-name="P319">Usages</text:p>
      <text:p text:style-name="P321"><text:span text:style-name="T902">values</text:span><text:span text:style-name="T724">(</text:span><text:span text:style-name="T902">arg</text:span><text:span text:style-name="T724">)</text:span></text:p>
      <text:p text:style-name="P319">Arguments</text:p>
      <text:p text:style-name="P321"><text:span text:style-name="T902">arg</text:span><text:span text:style-name="T724"> = </text:span><text:span text:style-name="T902">The argument. This </text:span><text:span text:style-name="T903">may be a stem or scalar. If a scalar, then the value itself wrapped in a set is returned.</text:span><text:span text:style-name="T902"> </text:span></text:p>
      <text:p text:style-name="P319">Output</text:p>
      <text:p text:style-name="P321"><text:span text:style-name="T724">A </text:span><text:span text:style-name="T902">set of the unique values. Note that this will look through every set for a value.</text:span></text:p>
      <text:p text:style-name="P319"><text:soft-page-break/>Examples</text:p>
      <text:p text:style-name="P661">In this example, a couple of lists are </text:p>
      <text:p text:style-name="P320"><text:s text:c="2"/><text:span text:style-name="T681">values</text:span>(['a',2,4,true]~['a','b',0,3,true])</text:p>
      <text:p text:style-name="P320"><text:span text:style-name="T902">{</text:span>0,a,2,b,3,4,true<text:span text:style-name="T902">}</text:span></text:p>
      <text:p text:style-name="P321"/>
      <text:p text:style-name="P661">Another example, showing that this onl<text:span text:style-name="T903">val</text:span>y applies to lists, not whole stems:</text:p>
      <text:p text:style-name="P320"><text:s text:c="4"/><text:span text:style-name="T681">values</text:span>({'p':'q'}~{'p':'r'}~(2*<text:span text:style-name="T670">[;</text:span>3<text:span text:style-name="T851">]</text:span>)~(2+<text:span text:style-name="T670">[;</text:span>4<text:span text:style-name="T851">]</text:span>))</text:p>
      <text:p text:style-name="P455"><text:span text:style-name="T902">{</text:span>0,2,3,4,5<text:span text:style-name="T902">}</text:span></text:p>
      <text:p text:style-name="P321"/>
      <text:h text:style-name="P1030" text:outline-level="2">var_type</text:h>
      <text:p text:style-name="P336">Description</text:p>
      <text:p text:style-name="P152">For a given variable, return an integer that tells what the stored type is. This is very useful in, for instance, writing switch statements to process the contents of a stem whose elements are unknown.</text:p>
      <text:p text:style-name="P336">Usage</text:p>
      <text:p text:style-name="P337">var_type(arg0, arg1, arg2, ...)</text:p>
      <text:p text:style-name="P336">Arguments</text:p>
      <text:p text:style-name="P152"><text:span text:style-name="T326">arg0</text:span>,… Each is an expression (which also means a variable or constant). Note that a list of arguments returns a stem list whose elements are the types of the arguments.</text:p>
      <text:p text:style-name="P336">Output</text:p>
      <text:p text:style-name="P151">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80">-<text:span text:style-name="T594">1</text:span></text:p>
          </table:table-cell>
          <table:table-cell table:style-name="Table1.B2" office:value-type="string">
            <text:p text:style-name="P190"><text:span text:style-name="T595">u</text:span>ndefined <text:span text:style-name="T595">variable</text:span></text:p>
          </table:table-cell>
        </table:table-row>
        <table:table-row>
          <table:table-cell table:style-name="Table1.A2" office:value-type="string">
            <text:p text:style-name="P189">0</text:p>
          </table:table-cell>
          <table:table-cell table:style-name="Table1.B2" office:value-type="string">
            <text:p text:style-name="P190">null</text:p>
          </table:table-cell>
        </table:table-row>
        <table:table-row>
          <table:table-cell table:style-name="Table1.A2" office:value-type="string">
            <text:p text:style-name="P189">1</text:p>
          </table:table-cell>
          <table:table-cell table:style-name="Table1.B2" office:value-type="string">
            <text:p text:style-name="P190">boolean</text:p>
          </table:table-cell>
        </table:table-row>
        <table:table-row>
          <table:table-cell table:style-name="Table1.A2" office:value-type="string">
            <text:p text:style-name="P189">2</text:p>
          </table:table-cell>
          <table:table-cell table:style-name="Table1.B2" office:value-type="string">
            <text:p text:style-name="P190">long</text:p>
          </table:table-cell>
        </table:table-row>
        <table:table-row>
          <table:table-cell table:style-name="Table1.A2" office:value-type="string">
            <text:p text:style-name="P189">3</text:p>
          </table:table-cell>
          <table:table-cell table:style-name="Table1.B2" office:value-type="string">
            <text:p text:style-name="P190">string</text:p>
          </table:table-cell>
        </table:table-row>
        <table:table-row>
          <table:table-cell table:style-name="Table1.A2" office:value-type="string">
            <text:p text:style-name="P189">4</text:p>
          </table:table-cell>
          <table:table-cell table:style-name="Table1.B2" office:value-type="string">
            <text:p text:style-name="P190">stem </text:p>
          </table:table-cell>
        </table:table-row>
        <table:table-row>
          <table:table-cell table:style-name="Table1.A2" office:value-type="string">
            <text:p text:style-name="P189">5</text:p>
          </table:table-cell>
          <table:table-cell table:style-name="Table1.B2" office:value-type="string">
            <text:p text:style-name="P190">decimal</text:p>
          </table:table-cell>
        </table:table-row>
      </table:table>
      <text:p text:style-name="P338"><text:line-break/><text:span text:style-name="T601">Also, these are output from the </text:span><text:span text:style-name="T281">constants()</text:span><text:span text:style-name="T601"> command and may be accessed there</text:span></text:p>
      <text:p text:style-name="P336"><text:soft-page-break/>Examples</text:p>
      <text:p text:style-name="P152">We will define a stem with several elements. </text:p>
      <text:p text:style-name="P150"><text:bookmark-start text:name="__DdeLink__9815_189047918"/><text:s text:c="4"/>a.0 := 42</text:p>
      <text:p text:style-name="P150"><text:s text:c="4"/>a.1. := random(3)</text:p>
      <text:p text:style-name="P150"><text:s text:c="4"/>a.2 := 'foo'</text:p>
      <text:p text:style-name="P150"><text:s text:c="4"/>a.4 := true</text:p>
      <text:p text:style-name="P150"><text:s text:c="4"/>a.5 := -34555.554345</text:p>
      <text:p text:style-name="P150"><text:s text:c="4"/>a.6 := null</text:p>
      <text:p text:style-name="P338"/>
      <text:p text:style-name="P338"><text:span text:style-name="T596">N</text:span>ote that there is no <text:span text:style-name="T271">a.3</text:span> element – it is undefined. <text:span text:style-name="T596">The entire stem can have its type checked</text:span></text:p>
      <text:p text:style-name="P337"><text:s text:c="2"/>var_type(a.)</text:p>
      <text:p text:style-name="P337">4<text:bookmark-end text:name="__DdeLink__9815_189047918"/></text:p>
      <text:p text:style-name="P338"><text:line-break/><text:span text:style-name="T597">This means it is a stem. Next, we loop through the elements and say what the type of each is. Note that the key set does not touch </text:span><text:span text:style-name="T280">a.3</text:span><text:span text:style-name="T596"> since there is no such element. Note that the last </text:span></text:p>
      <text:p text:style-name="P337"><text:s text:c="2"/>while[for_keys(j, a.)]do[say(var_type(a.j));];</text:p>
      <text:p text:style-name="P337">2</text:p>
      <text:p text:style-name="P337">4</text:p>
      <text:p text:style-name="P337">3</text:p>
      <text:p text:style-name="P337">1</text:p>
      <text:p text:style-name="P337">5</text:p>
      <text:p text:style-name="P184">0</text:p>
      <text:p text:style-name="P337"/>
      <text:p text:style-name="P337"><text:s text:c="2"/>var_type(a.0, a.2, a.3)</text:p>
      <text:p text:style-name="P337"><text:span text:style-name="T716">[</text:span>2, 3, -<text:span text:style-name="T597">1</text:span><text:span text:style-name="T716">]</text:span></text:p>
      <text:p text:style-name="P338"><text:line-break/><text:span text:style-name="T597">Note that the last one returns a -1, meaning that a.3 is undefined. </text:span></text:p>
      <text:p text:style-name="P153">For example, <text:span text:style-name="T598">how to use it with a switch statement:</text:span></text:p>
      <text:p text:style-name="P337"><text:span text:style-name="T598"><text:s text:c="4"/>)buffer </text:span><text:span text:style-name="T658">create temp</text:span></text:p>
      <text:p text:style-name="P137">0| |temp</text:p>
      <text:p text:style-name="P137"><text:s text:c="4"/>)edit 0</text:p>
      <text:p text:style-name="P185">edit&gt;i</text:p>
      <text:p text:style-name="P337">while[</text:p>
      <text:p text:style-name="P337"><text:s text:c="2"/>for_keys(j, a.)</text:p>
      <text:p text:style-name="P337">]do[</text:p>
      <text:p text:style-name="P337"><text:s text:c="3"/>type := var_type(a.j);</text:p>
      <text:p text:style-name="P337"><text:s text:c="3"/>switch[</text:p>
      <text:p text:style-name="P337"><text:s text:c="5"/>if[type == -1]then[say('undefined');];</text:p>
      <text:p text:style-name="P337"><text:s text:c="5"/>if[type == 0]then[say('null');];</text:p>
      <text:p text:style-name="P337"><text:s text:c="5"/>if[type == 1]then[say('boolean:' + a.j);];</text:p>
      <text:p text:style-name="P337"><text:s text:c="5"/>if[type == 2]then[say('integer:' + a.j);];</text:p>
      <text:p text:style-name="P337"><text:s text:c="5"/>if[type == 3]then[say('string:' + a.j);];</text:p>
      <text:p text:style-name="P337"><text:s text:c="5"/>if[type == 4]then[say(a.j);];</text:p>
      <text:p text:style-name="P337"><text:s text:c="5"/>if[type == 5]then[say('decimal:' + a.j);];</text:p>
      <text:p text:style-name="P337"><text:s text:c="4"/>]; //end switch</text:p>
      <text:p text:style-name="P337">]; // end do</text:p>
      <text:p text:style-name="P337">.</text:p>
      <text:p text:style-name="P337">edit&gt;<text:span text:style-name="T598">q </text:span></text:p>
      <text:p text:style-name="P185">done</text:p>
      <text:p text:style-name="P185"><text:s text:c="4"/>) <text:span text:style-name="T817">0</text:span></text:p>
      <text:p text:style-name="P337">integer:42</text:p>
      <text:p text:style-name="P337"><text:soft-page-break/>{0=-6087687479374980224, 1=-6728256611667942117, 2=5319763765663058324}</text:p>
      <text:p text:style-name="P337">string:foo</text:p>
      <text:p text:style-name="P337">boolean:true</text:p>
      <text:p text:style-name="P337">decimal:-34555.554345</text:p>
      <text:p text:style-name="P337">null <text:s text:c="2"/><text:span text:style-name="T97"><text:s/></text:span></text:p>
      <text:p text:style-name="P338"/>
      <text:p text:style-name="P171">(This uses the line editor and an in-memory buffer.)</text:p>
      <text:p text:style-name="P155">Another example</text:p>
      <text:p text:style-name="P155">Let us say we wanted to check if the variable <text:span text:style-name="T22">foo</text:span><text:span text:style-name="T123"> is undefined. If we enter</text:span></text:p>
      <text:p text:style-name="P337"><text:s text:c="3"/>var_type('foo')</text:p>
      <text:p text:style-name="P154">3</text:p>
      <text:p text:style-name="P338"><text:line-break/><text:span text:style-name="T602">We expect -1 but get 3 back. <text:s/>The reason is that 'foo' is a string. Make sure you don't quote things. This is right:<text:line-break/></text:span></text:p>
      <text:p text:style-name="P337"><text:s text:c="3"/><text:span text:style-name="T602">var_type(foo)</text:span></text:p>
      <text:p text:style-name="P337">-<text:span text:style-name="T602">1</text:span></text:p>
      <text:p text:style-name="P155"/>
      <text:h text:style-name="P964" text:outline-level="2"><text:span text:style-name="T984">v</text:span>ars</text:h>
      <text:p text:style-name="Heading">Description</text:p>
      <text:p text:style-name="Text_20_body"><text:span text:style-name="T1018">List the variables in the current scope or in a module. This is a functional equivalent of the workspace </text:span><text:span text:style-name="T384">)vars </text:span><text:s/><text:span text:style-name="T1018">command.</text:span></text:p>
      <text:p text:style-name="Heading">Usage</text:p>
      <text:p text:style-name="Preformatted_20_Text">vars({<text:span text:style-name="T22">var</text:span>})</text:p>
      <text:p text:style-name="P712">Arguments</text:p>
      <text:p text:style-name="P713">none – no argument</text:p>
      <text:p text:style-name="P713">var – a module reference</text:p>
      <text:p text:style-name="P712">Output</text:p>
      <text:p text:style-name="P713">(none) a list of names of the variables in the current scope.</text:p>
      <text:p text:style-name="P713">For <text:span text:style-name="T22">var </text:span><text:span text:style-name="T123">it returns the variables in the module's</text:span></text:p>
      <text:p text:style-name="Heading">Examples</text:p>
      <text:p text:style-name="P713">Loading the test module supplied with QDL</text:p>
      <text:p text:style-name="Preformatted_20_Text"><text:s text:c="3"/>eg := j_load('eg')</text:p>
      <text:p text:style-name="Preformatted_20_Text"><text:soft-page-break/><text:s text:c="3"/><text:span text:style-name="T1018">vars(eg);</text:span></text:p>
      <text:p text:style-name="Preformatted_20_Text">[eg.]</text:p>
      <text:p text:style-name="Preformatted_20_Text"><text:s text:c="3"/><text:span text:style-name="T1019">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1031" text:outline-level="2">vf<text:span text:style-name="T552">s</text:span>_mount</text:h>
      <text:p text:style-name="P325">Description</text:p>
      <text:p text:style-name="P688">Mount a virtual file system</text:p>
      <text:p text:style-name="P325">Usage</text:p>
      <text:p text:style-name="P326">vfs_mount(<text:span text:style-name="T581">cfg.</text:span>)</text:p>
      <text:p text:style-name="P325">Arguments</text:p>
      <text:p text:style-name="P689"><text:span text:style-name="T271">cfg.</text:span> = a stem that contains the configuration for this type. </text:p>
      <text:p text:style-name="P690"><text:span text:style-name="T278">p</text:span><text:span text:style-name="T271">ermissions</text:span> (optional) <text:span text:style-name="T554">= </text:span><text:s/>the permissions the VFS has. These are 'r' for read and 'w' for write. <text:span text:style-name="T554">If omitted, the VFS is mounted in read-only mode.</text:span></text:p>
      <text:p text:style-name="P462">Required entries <text:span text:style-name="T585">for the following types</text:span></text:p>
      <text:p text:style-name="P691"><text:span text:style-name="T269">type</text:span> <text:span text:style-name="T473">= the type of virtual file system. Allowed values are</text:span></text:p>
      <text:p text:style-name="P326"><text:s text:c="2"/>pass_through</text:p>
      <text:p text:style-name="P326"><text:s text:c="2"/>mysql</text:p>
      <text:p text:style-name="P326"><text:s text:c="2"/>memory</text:p>
      <text:p text:style-name="P326"><text:s text:c="2"/>zip</text:p>
      <text:p text:style-name="P645"/>
      <text:p text:style-name="P688"><text:span text:style-name="T271">scheme</text:span> <text:span text:style-name="T554">=</text:span> the scheme (label) for this system</text:p>
      <text:p text:style-name="P688"><text:span text:style-name="T271">mount_point</text:span> <text:span text:style-name="T554">=</text:span> the internal path (starts with a /) for programs to refer to.</text:p>
      <text:p text:style-name="P692"><text:span text:style-name="T279">access</text:span><text:span text:style-name="T271"> = </text:span><text:span text:style-name="T468">(optional) the permissions, 'r' for readable, 'w' for writeable or 'rw' for both. Omitting this mounts the VFS in read-only mode.</text:span></text:p>
      <text:p text:style-name="P646">Here are the supported other parameters by type.</text:p>
      <text:p text:style-name="P325">memory</text:p>
      <text:p text:style-name="P459">No other parameters are required.</text:p>
      <text:p text:style-name="P86"><text:soft-page-break/>Example</text:p>
      <text:p text:style-name="P326"><text:bookmark-start text:name="__DdeLink__285108_3453201426"/><text:bookmark-start text:name="__DdeLink__35779_3103882467"/><text:bookmark-start text:name="__DdeLink__837067_1202563170"/><text:bookmark-start text:name="__DdeLink__2577554_2405510422"/>cfg.<text:span text:style-name="T586">type :='memory';</text:span></text:p>
      <text:p text:style-name="P458">cfg.scheme := 'ram-disk';</text:p>
      <text:p text:style-name="P458">cfg.mount_point := '/vfs/cache';</text:p>
      <text:p text:style-name="P458">cfg.<text:span text:style-name="T587">access </text:span>:= 'rw';<text:bookmark-end text:name="__DdeLink__35779_3103882467"/></text:p>
      <text:p text:style-name="P458">vfs_mount(cfg.);<text:bookmark-end text:name="__DdeLink__285108_3453201426"/><text:bookmark-end text:name="__DdeLink__2577554_2405510422"/><text:bookmark-end text:name="__DdeLink__837067_1202563170"/></text:p>
      <text:p text:style-name="P327"><text:line-break/>This would create a memory store mounte<text:span text:style-name="T586">d</text:span> at /<text:span text:style-name="T123">vfs/cache </text:span><text:span text:style-name="T138">and accessible with the prefix ram-disk, e.g.</text:span></text:p>
      <text:p text:style-name="P326">file<text:span text:style-name="T1084">_read</text:span>('ram-disk#/vfs/cache/bigfile.txt);</text:p>
      <text:p text:style-name="P325">pass_through</text:p>
      <text:p text:style-name="P459"><text:span text:style-name="T271">root_dir</text:span> = The directory that servers as the root for this VFS. All files and directories will be created under this</text:p>
      <text:p text:style-name="P325">zip</text:p>
      <text:p text:style-name="P459"><text:span text:style-name="T271">zip_file</text:span> = the absolute path to the zip file that will be mounted. All zip-based VFS are read only.</text:p>
      <text:p text:style-name="P325">mysql</text:p>
      <text:p text:style-name="P459">This has a lot <text:span text:style-name="T592">of parameters </text:span>for connecting to a database</text:p>
      <text:p text:style-name="P325">Output</text:p>
      <text:p text:style-name="P688">A 0 if there was no problem.</text:p>
      <text:p text:style-name="P325">Examples</text:p>
      <text:p text:style-name="P688">In this example, we will mount a local file <text:span text:style-name="T553">system</text:span> and read a file. <text:span text:style-name="T553">We mount the VFS for both reads and writes.</text:span> You refer to a file in the vfs seamlessly using the scheme to prefix it. </text:p>
      <text:p text:style-name="P326"><text:s text:c="9"/><text:span text:style-name="T582">cfg.type := 'pass_through';</text:span></text:p>
      <text:p text:style-name="P326"><text:s text:c="5"/><text:span text:style-name="T582">cfg.root</text:span><text:span text:style-name="T1128">_dir</text:span><text:span text:style-name="T582"> := '/home/ncsa/dev/qdl/scripting'</text:span>;</text:p>
      <text:p text:style-name="P326"><text:s text:c="2"/><text:span text:style-name="T583">cfg.mount_point := '/';</text:span></text:p>
      <text:p text:style-name="P460"><text:s text:c="7"/>cfg.scheme := 'qdl-vfs';</text:p>
      <text:p text:style-name="P460"><text:s text:c="7"/>cfg.<text:span text:style-name="T587">access </text:span>:= 'rw';</text:p>
      <text:p text:style-name="P326"><text:s text:c="2"/>vfs_mount(<text:span text:style-name="T582">cfg.</text:span>);</text:p>
      <text:p text:style-name="P326">0</text:p>
      <text:p text:style-name="P326"><text:s text:c="3"/>file<text:span text:style-name="T1084">_read</text:span>('qdl-vfs<text:span text:style-name="T556">#</text:span>/client.xml')</text:p>
      <text:p text:style-name="P326">&lt;?xml version="1.0" encoding="UTF-8" standalone="no"?&gt;</text:p>
      <text:p text:style-name="P326">&lt;!DOCTYPE properties SYSTEM "http://java.sun.com/dtd/properties.dtd"&gt;</text:p>
      <text:p text:style-name="P326">&lt;properties&gt;</text:p>
      <text:p text:style-name="P326">&lt;comment&gt;OA4MP stream store&lt;/comment&gt;</text:p>
      <text:p text:style-name="P326">… <text:span text:style-name="T552">lots more</text:span></text:p>
      <text:p text:style-name="P327"/>
      <text:p text:style-name="P325"><text:soft-page-break/>Another way of doing the previous example.</text:p>
      <text:p text:style-name="P462">You can also just set all the parameters and box them up. This will, or course, remove these from the symbol table. </text:p>
      <text:p text:style-name="P326"><text:s text:c="7"/>type :='pass_through';</text:p>
      <text:p text:style-name="P326"><text:s text:c="3"/><text:span text:style-name="T582">root</text:span><text:span text:style-name="T1129">_dir</text:span><text:span text:style-name="T582"> := '/home/ncsa/dev/qdl/scripting'</text:span>;</text:p>
      <text:p text:style-name="P460">mount_point := '/';</text:p>
      <text:p text:style-name="P326"><text:s text:c="5"/>scheme := 'qdl-vfs';</text:p>
      <text:p text:style-name="P326">permissions := 'rw';</text:p>
      <text:p text:style-name="P461"><text:s text:c="2"/>cfg. := box(type,root<text:span text:style-name="T1130">_dir</text:span>,mount_point,scheme, permissions);</text:p>
      <text:p text:style-name="P326"><text:s text:c="2"/>vfs_mount(<text:span text:style-name="T584">cfg.</text:span>);</text:p>
      <text:p text:style-name="P68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88">(The reason for this on a server is security: Often servers run with enhanced privileges which may be inherited by applications. QDL always seeks to be a good citizen and only allows what is specifically granted to it.)</text:p>
      <text:h text:style-name="P1032" text:outline-level="2">vfs_unmount</text:h>
      <text:p text:style-name="P328">Description</text:p>
      <text:p text:style-name="P693">Unmount a virtual file system. Once unmounted, no operations on that file system can be performed. This does nothing to the underlying file system, it just removes the mount point in the current session.</text:p>
      <text:p text:style-name="P328">Usage</text:p>
      <text:p text:style-name="P329">vfs_unmount(mount_point) </text:p>
      <text:p text:style-name="P328">Arguments</text:p>
      <text:p text:style-name="P694"><text:span text:style-name="T271">mount_point</text:span> - the scheme delimited mount point. This must be exact or the operation will fail.</text:p>
      <text:p text:style-name="P328">Output</text:p>
      <text:p text:style-name="P694">A boolean that is true if the operation succeeded. <text:s/>Otherwise an error is raised if, for instance, the mount point is invalid. <text:s/></text:p>
      <text:p text:style-name="P328">Examples</text:p>
      <text:p text:style-name="P694">Listing the vfs's in the workspace yields</text:p>
      <text:p text:style-name="P329"><text:span text:style-name="T798"><text:s text:c="2"/>)ws vfs<text:line-break/>Installed virtual file systems<text:line-break/>type:mysql <text:s text:c="7"/>access:rw <text:s/>scheme: vfs <text:s/>mount point:/mysql/ <text:s text:c="2"/>current dir:(none) <text:s text:c="8"/><text:line-break/></text:span><text:soft-page-break/><text:span text:style-name="T798">type:memory <text:s text:c="6"/>access:rw <text:s/>scheme: vfs <text:s/>mount point:/ramdisk/ current dir:(none) <text:s text:c="8"/><text:line-break/>type:pass_through access:rw <text:s/>scheme: vfs <text:s/>mount point:/pt/ <text:s text:c="5"/>current dir:(none)</text:span> <text:s text:c="3"/></text:p>
      <text:p text:style-name="P694"/>
      <text:p text:style-name="P694">and to unmount <text:span text:style-name="T271">vfs#/ramdisk/</text:span> you would issue</text:p>
      <text:p text:style-name="P329"><text:s text:c="4"/>vfs_unmount('<text:span text:style-name="T271">vfs#/ramdisk/')</text:span></text:p>
      <text:p text:style-name="P329">true</text:p>
      <text:p text:style-name="P330"/>
      <text:p text:style-name="P694">Checking the listed VFS's yields</text:p>
      <text:p text:style-name="P329"><text:span text:style-name="T79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94"/>
      <text:p text:style-name="P330"><text:span text:style-name="T824">Any </text:span><text:span text:style-name="T825">operations on</text:span><text:span text:style-name="T824"> </text:span><text:span text:style-name="T303">vfs#/ramdisk/ </text:span><text:span text:style-name="T824">will now fail.</text:span></text:p>
      <text:h text:style-name="Heading_20_2" text:outline-level="2"><text:bookmark-start text:name="__RefHeading___Toc674119_1332219333"/>ws_macro<text:bookmark-end text:name="__RefHeading___Toc674119_1332219333"/></text:h>
      <text:p text:style-name="P336">Description</text:p>
      <text:p text:style-name="P338"><text:span text:style-name="T885">Run a set of workspace commands from QDL. These will be run exactly as if you had typed them in at the console. This allows you to customize a workspace using, e.g., an ini file and the </text:span><text:span text:style-name="T326">__init()</text:span><text:span text:style-name="T885"> method <text:s/>of the workspace. It is not intended to be used more than a wee bit for </text:span><text:span text:style-name="T892">simple WS scripting, such as </text:span><text:span text:style-name="T885">setting up a workspace. <text:s/>For instance, you can execute QDL from inside a macro, but if you are doing that, you might want to consider using a script instead. Scripts are how to get complexity in QDL, not workspace macros. </text:span></text:p>
      <text:p text:style-name="P78">The major difference between macros and scripts is that macros allow for workspace commands and execute in exactly the workspace environment.</text:p>
      <text:p text:style-name="P336">Usage</text:p>
      <text:p text:style-name="P337">ws_ma<text:span text:style-name="T885">c</text:span>ro<text:span text:style-name="T885">(arg | arg.)</text:span></text:p>
      <text:p text:style-name="P338"/>
      <text:p text:style-name="P336">Arguments</text:p>
      <text:p text:style-name="P172"><text:span text:style-name="T271">arg</text:span> - a string of commands. There may be multiple commands separated with line feeds.</text:p>
      <text:p text:style-name="P338"><text:span text:style-name="T326">arg.</text:span><text:span text:style-name="T885"> - a list of commands. Each line will be executed in order.</text:span></text:p>
      <text:p text:style-name="P336">Output</text:p>
      <text:p text:style-name="P338"><text:span text:style-name="T885">This returns </text:span><text:span text:style-name="T326">true </text:span><text:span text:style-name="T885">if the command succeeds or produces an error. </text:span></text:p>
      <text:p text:style-name="P336"><text:soft-page-break/>Examples</text:p>
      <text:p text:style-name="P174">Sending a single string with line feeds. This will be split and each token will be executed as a separate command.</text:p>
      <text:p text:style-name="P337"><text:s text:c="4"/>ws_macro(')ws get pp\n)ws get echo\n)ws get external_editor');</text:p>
      <text:p text:style-name="P337">pp is on</text:p>
      <text:p text:style-name="P337">echo is <text:span text:style-name="T678">on</text:span></text:p>
      <text:p text:style-name="P337">external_editor is line</text:p>
      <text:p text:style-name="P338"/>
      <text:p text:style-name="P174">Sending a stem of commands.</text:p>
      <text:p text:style-name="P337"><text:s text:c="4"/>ws_macro([')ws get pp',')ws get echo',')ws get external_editor']);</text:p>
      <text:p text:style-name="P337">pp is on</text:p>
      <text:p text:style-name="P337">echo is <text:span text:style-name="T678">on</text:span></text:p>
      <text:p text:style-name="P337">external_editor is line</text:p>
      <text:p text:style-name="P338"/>
      <text:p text:style-name="P174">You can also set this up using an ini file. </text:p>
      <text:p text:style-name="P337">[workspace]</text:p>
      <text:p text:style-name="P173">defaults:=')ws <text:span text:style-name="T887">s</text:span>et pp <text:span text:style-name="T887">on</text:span>',')ws <text:span text:style-name="T887">s</text:span>et echo <text:span text:style-name="T887">on</text:span>',')ws <text:span text:style-name="T887">s</text:span>et external_editor <text:span text:style-name="T887">nano</text:span>'</text:p>
      <text:p text:style-name="P338"/>
      <text:p text:style-name="P174">would set this to a stem of commands, then you could issue </text:p>
      <text:p text:style-name="P337"><text:s text:c="3"/>ini. := file_read(<text:span text:style-name="T886">'/path/to/</text:span><text:span text:style-name="T887">ws</text:span><text:span text:style-name="T886">.ini', 2);</text:span></text:p>
      <text:p text:style-name="P173"><text:s text:c="3"/>ws_macro(ini.workspace.defaults);</text:p>
      <text:p text:style-name="P337">pp is on</text:p>
      <text:p text:style-name="P337">echo is <text:span text:style-name="T678">on</text:span></text:p>
      <text:p text:style-name="P337"><text:span text:style-name="T886">external_editor is </text:span><text:span text:style-name="T678">nano</text:span></text:p>
      <text:p text:style-name="P174"/>
      <text:p text:style-name="P176">And a __init function might look like this</text:p>
      <text:p text:style-name="P175">define[</text:p>
      <text:p text:style-name="P337"><text:s text:c="2"/>__<text:span text:style-name="T887">init()</text:span></text:p>
      <text:p text:style-name="P175">][</text:p>
      <text:p text:style-name="P175"><text:s text:c="4"/>ini. := file_read(<text:span text:style-name="T886">'/path/to/</text:span>ws<text:span text:style-name="T886">.ini', 2);</text:span></text:p>
      <text:p text:style-name="P173"><text:s text:c="4"/>ws_macro(ini.workspace.defaults);</text:p>
      <text:p text:style-name="P175">];</text:p>
      <text:p text:style-name="P338"/>
      <text:p text:style-name="P176">So on loading the workspace you might see</text:p>
      <text:p text:style-name="P337"><text:s text:c="2"/><text:span text:style-name="T887">)load my_workspace</text:span></text:p>
      <text:p text:style-name="P175">my_workspace loaded</text:p>
      <text:p text:style-name="P337">pp is on</text:p>
      <text:p text:style-name="P337">echo is <text:span text:style-name="T678">on</text:span></text:p>
      <text:p text:style-name="P337"><text:span text:style-name="T886">external_editor is </text:span><text:span text:style-name="T678">nano</text:span></text:p>
      <text:p text:style-name="P338"/>
      <text:h text:style-name="Heading_20_1" text:outline-level="1"><text:soft-page-break/>Symbol <text:span text:style-name="T986">Reference</text:span></text:h>
      <text:h text:style-name="Heading_20_2" text:outline-level="2">Monographs</text:h>
      <text:p text:style-name="P719"><text:span text:style-name="T22">I.e</text:span>., single character operators. <text:span text:style-name="T992">These are ASCII, not unicode, and the unicode alternate (if there is one) is listed.</text:span></text:p>
      <text:h text:style-name="Heading_20_3" text:outline-level="3">@</text:h>
      <text:p text:style-name="P717"><text:span text:style-name="T989">Function reference, alternate: </text:span>⊗ <text:span text:style-name="T989">(</text:span>unicode 2297<text:span text:style-name="T989">)</text:span><text:line-break/></text:p>
      <text:h text:style-name="Heading_20_3" text:outline-level="3">?</text:h>
      <text:p text:style-name="P717"><text:span text:style-name="T989">Conditional expression marker, alternate: <text:s/></text:span>⇒ <text:span text:style-name="T989">(</text:span>unicode 21d2<text:span text:style-name="T989">)</text:span></text:p>
      <text:h text:style-name="Heading_20_3" text:outline-level="3">~</text:h>
      <text:p text:style-name="P725">The join or tilde operator.</text:p>
      <text:h text:style-name="P1034" text:outline-level="3">!</text:h>
      <text:p text:style-name="P723"><text:span text:style-name="T992">Logical not, unique ordering in extractions. For logical not, alternate is </text:span>¬ <text:span text:style-name="T993">(unicode 00ac).</text:span><text:span text:style-name="T992"> </text:span><text:s/></text:p>
      <text:h text:style-name="Heading_20_3" text:outline-level="3"># </text:h>
      <text:p text:style-name="P755">Marker for modules. </text:p>
      <text:h text:style-name="Heading_20_3" text:outline-level="3">$ </text:h>
      <text:p text:style-name="P718"><text:span text:style-name="T992">The dollar sign. </text:span><text:span text:style-name="T986">This is used as part of any variable name. Note the convention that a name that starts with two of them is a global or extrinsic variable, </text:span><text:span text:style-name="T1086">available everywhere in the system</text:span><text:span text:style-name="T986">.</text:span> </text:p>
      <text:h text:style-name="P1034" text:outline-level="3">% </text:h>
      <text:p text:style-name="Text_20_body"><text:span text:style-name="T992">I</text:span>nteger division of numbers, symmetric difference for sets</text:p>
      <text:h text:style-name="Heading_20_3" text:outline-level="3">*</text:h>
      <text:p text:style-name="P755">Multiplication for numbers. For strings, this will replicated string for an integer number.</text:p>
      <text:h text:style-name="Heading_20_3" text:outline-level="3">( )</text:h>
      <text:p text:style-name="Text_20_body"><text:span text:style-name="T992">Parentheses. These are used for grouping expressions. In the workspace, commands to the working environment start with a close parenthesis.</text:span> </text:p>
      <text:h text:style-name="Heading_20_3" text:outline-level="3">[ ] </text:h>
      <text:p text:style-name="P725"><text:span text:style-name="T992">Square brackets. </text:span>These are used as parts of statements. The important point is to remember that anything between brackets has a local scope and visibility.</text:p>
      <text:h text:style-name="Heading_20_3" text:outline-level="3"><text:soft-page-break/>{ } </text:h>
      <text:p text:style-name="P725"><text:span text:style-name="T992">Curly braces. </text:span>Used for sets or stems. A set is a list between curly braces</text:p>
      <text:p text:style-name="P716"><text:s text:c="3"/><text:span text:style-name="T986">{1,2,3}</text:span></text:p>
      <text:p text:style-name="P724">{1,2,3}</text:p>
      <text:p text:style-name="P718"/>
      <text:p text:style-name="P725">whereas a stem is of the form {key0 : value0, key1: value1, … }</text:p>
      <text:p text:style-name="P716"><text:s text:c="4"/><text:span text:style-name="T986">{'title' : 'Hamlet', 'author' : 'Shakespeare'}</text:span></text:p>
      <text:p text:style-name="P698"/>
      <text:p text:style-name="P698">also, the empty set is denoted by {}.</text:p>
      <text:h text:style-name="P1034" text:outline-level="3">&lt;</text:h>
      <text:list xml:id="list2618278147" text:style-name="L9">
        <text:list-item>
          <text:p text:style-name="P1043"><text:span text:style-name="T989">(Numbers) <text:s/></text:span><text:span text:style-name="T992">strictly less than</text:span><text:span text:style-name="T989">, </text:span></text:p>
        </text:list-item>
        <text:list-item>
          <text:p text:style-name="P1043"><text:span text:style-name="T989">(String) is a </text:span><text:span text:style-name="T992">strict</text:span><text:span text:style-name="T989"> su</text:span><text:span text:style-name="T992">b</text:span><text:span text:style-name="T989">string of </text:span></text:p>
        </text:list-item>
        <text:list-item>
          <text:p text:style-name="P1043"><text:span text:style-name="T989">(Set) </text:span><text:span text:style-name="T992">is a strict </text:span><text:span text:style-name="T989">su</text:span><text:span text:style-name="T992">b</text:span><text:span text:style-name="T989">set of </text:span><text:s/></text:p>
        </text:list-item>
      </text:list>
      <text:p text:style-name="Text_20_body"/>
      <text:h text:style-name="Heading_20_3" text:outline-level="3">&gt; </text:h>
      <text:list xml:id="list124537982917284" text:continue-numbering="true" text:style-name="L9">
        <text:list-item>
          <text:p text:style-name="P1043"><text:span text:style-name="T989">(Numbers) <text:s/></text:span><text:span text:style-name="T992">strictly greater than</text:span><text:span text:style-name="T989">, </text:span></text:p>
        </text:list-item>
        <text:list-item>
          <text:p text:style-name="P1043"><text:span text:style-name="T989">(String) is a </text:span><text:span text:style-name="T992">strict</text:span><text:span text:style-name="T989"> su</text:span><text:span text:style-name="T992">per</text:span><text:span text:style-name="T989">string of </text:span></text:p>
        </text:list-item>
        <text:list-item>
          <text:p text:style-name="P1043"><text:span text:style-name="T989">(Set) </text:span><text:span text:style-name="T992">is a strict </text:span><text:span text:style-name="T989">su</text:span><text:span text:style-name="T992">per</text:span><text:span text:style-name="T989">set of</text:span></text:p>
        </text:list-item>
      </text:list>
      <text:h text:style-name="P1035" text:outline-level="3">\ </text:h>
      <text:p text:style-name="Text_20_body"><text:span text:style-name="T993">The </text:span><text:span text:style-name="T987">extraction operator. </text:span><text:span text:style-name="T1086">See the section in the reference manual for the details!</text:span></text:p>
      <text:h text:style-name="Heading_20_3" text:outline-level="3">/</text:h>
      <text:p text:style-name="P723"><text:span text:style-name="T993">Division of numbers, alternate: </text:span>÷ <text:span text:style-name="T993">(unicode 00f7), or for sets, A/B means to remove every element of the set B from the set A.</text:span></text:p>
      <text:p text:style-name="P727"/>
      <text:h text:style-name="Heading_20_3" text:outline-level="3">' </text:h>
      <text:p text:style-name="P756">Reserved for string literals. Must be used in pairs.</text:p>
      <text:h text:style-name="Heading_20_3" text:outline-level="3">" </text:h>
      <text:p text:style-name="P726">Many languages use double quotes for strings, but QDL does not. Double quotes a<text:span text:style-name="T1086">r</text:span>e just another character and carry no syntactical meaning. This was done to make it easy to interoperate with languages/notations (like Java, or JSON) that do use them.</text:p>
      <text:h text:style-name="Heading_20_3" text:outline-level="3">- </text:h>
      <text:p text:style-name="P756">Subtraction of numbers</text:p>
      <text:h text:style-name="Heading_20_3" text:outline-level="3"><text:soft-page-break/>_ </text:h>
      <text:p text:style-name="P726"><text:span text:style-name="T1083">(The underscore) </text:span>This is simply used as an alternative blank in function or variable names. <text:span text:style-name="T994">Inside of modules, the convention is that a name that starts with a double underscore is local to the scope only.</text:span></text:p>
      <text:h text:style-name="P1036" text:outline-level="3">+ </text:h>
      <text:p text:style-name="P756">Addition of numbers, concatenation of strings.</text:p>
      <text:h text:style-name="P1036" text:outline-level="3">; </text:h>
      <text:p text:style-name="Text_20_body"><text:span text:style-name="T994">E</text:span>nd of statement, <text:span text:style-name="T994">used in the </text:span>slice definition <text:span text:style-name="T994">to separate </text:span><text:span text:style-name="T996">elements, e.g. </text:span><text:span text:style-name="T379">[-2;4;3/7]</text:span></text:p>
      <text:h text:style-name="P1036" text:outline-level="3">: </text:h>
      <text:p text:style-name="P757">For switch and conditional expressions, used to set off the default case. <text:span text:style-name="T996">E.g. </text:span><text:span text:style-name="T379">0&lt;x?x:0</text:span><text:span text:style-name="T996"> </text:span>Used in stems to separate key, value pairs, <text:span text:style-name="T996">e.g. </text:span><text:span text:style-name="T379">{'a':'foo', 'b':'bar'}</text:span></text:p>
      <text:h text:style-name="P1036" text:outline-level="3">, </text:h>
      <text:p text:style-name="P757"><text:span text:style-name="T1083">(The comma) </text:span>In functions, separates the elements of a list of arguments. <text:span text:style-name="T996">E.g. </text:span><text:span text:style-name="T379">f(x,y,z)</text:span><text:span text:style-name="T996"> </text:span>In stems, separates key value pairs, <text:span text:style-name="T996">e.g. </text:span><text:span text:style-name="T379">{'a':'foo', 'b':'bar'}</text:span></text:p>
      <text:h text:style-name="P1037" text:outline-level="3">. </text:h>
      <text:p text:style-name="P757"><text:span text:style-name="T1082">(The period) </text:span>The index of operator for stems. <text:span text:style-name="T996">E.g. </text:span><text:span text:style-name="T379">a.'month'.3</text:span></text:p>
      <text:h text:style-name="Heading_20_3" text:outline-level="3">`</text:h>
      <text:p text:style-name="P875">(The backtick.) Axis operator for stems. Used chiefly in the <text:span text:style-name="T358">for_each</text:span> function to specify the <text:s/>axis where entries are treated as units. <text:span text:style-name="T1083">Remember that axes are numbered 0, 1, 2… </text:span><text:span text:style-name="T1085">Signed axes may be used in which case they are counted from the last axis, so an axis of -1 means to take the last axis, -2 means next to last etc.</text:span></text:p>
      <text:p text:style-name="Text_20_body"><text:span text:style-name="T1085">Finally, you may in certain cases specify and axis of </text:span><text:span text:style-name="T406">*</text:span><text:span text:style-name="T1085"> or </text:span><text:span text:style-name="T406">star()</text:span>, <text:span text:style-name="T1085">which means to take the operation over every axis. This is most often used in </text:span><text:span text:style-name="T406">reduce</text:span><text:span text:style-name="T1085"> to repeatedly apply a function to a stem, reducing it to a scalar.</text:span></text:p>
      <text:p text:style-name="Preformatted_20_Text"><text:s text:c="3"/>@<text:span text:style-name="T1083">rank</text:span>∀<text:span text:style-name="T1082">[</text:span>n(2,3,5,6)`1]</text:p>
      <text:p text:style-name="P854">[</text:p>
      <text:p text:style-name="P855"><text:s/>[<text:span text:style-name="T1083">2,2,2</text:span>],</text:p>
      <text:p text:style-name="P855"><text:s/>[<text:span text:style-name="T1083">2,2,2</text:span>]</text:p>
      <text:p text:style-name="P854">]</text:p>
      <text:p text:style-name="P875"><text:span text:style-name="T379"/></text:p>
      <text:p text:style-name="Text_20_body">Applies the <text:span text:style-name="T1083">rank </text:span><text:span text:style-name="T1082">function along the first axis, so </text:span><text:span text:style-name="T405">n(2,3,5,6) </text:span><text:span text:style-name="T1082">is treated like a 2x3 array of stems, each of which has dimension 5x6. The result is a 2x3 array whose elements are the </text:span><text:span text:style-name="T1083">rank of each 5x6 array</text:span><text:span text:style-name="T1082">. </text:span><text:span text:style-name="T1083">Compare with</text:span></text:p>
      <text:p text:style-name="Preformatted_20_Text"><text:s text:c="3"/>@rank∀<text:span text:style-name="T1083">[</text:span>n(2,3,5,6)`0]<text:line-break/>[3,3]</text:p>
      <text:p text:style-name="Standard" loext:marker-style-name="T1023"><text:span text:style-name="T1023"/></text:p>
      <text:p text:style-name="Standard"><text:soft-page-break/>which <text:span text:style-name="T1083">loops over the 0</text:span><text:span text:style-name="T517">th</text:span><text:span text:style-name="T1083"> axis (i.e., treats the argument like a 2 vector of 3x5x6 arrays). </text:span></text:p>
      <text:h text:style-name="Heading_20_2" text:outline-level="2">Digraphs</text:h>
      <text:p text:style-name="P719"><text:span text:style-name="T22">I.e</text:span>., double (or more) character operators. <text:span text:style-name="T992">These are ASCII, not unicode, and any unicode alternate is listed</text:span></text:p>
      <text:h text:style-name="Heading_20_3" text:outline-level="3">-&gt;</text:h>
      <text:p text:style-name="P714"><text:span text:style-name="T991">Lambda function definition, alternate:</text:span>→ <text:s/><text:span text:style-name="T991">(</text:span>unicode 2192<text:span text:style-name="T991">)</text:span></text:p>
      <text:h text:style-name="Heading_20_3" text:outline-level="3"><text:line-break/>++</text:h>
      <text:p text:style-name="P714"><text:span text:style-name="T991">Increment operator for variables. Works with any number. Can be used either as a prefix (use old value, increment) or postfix (increment, use new value)</text:span><text:line-break/></text:p>
      <text:h text:style-name="Heading_20_3" text:outline-level="3">--</text:h>
      <text:p text:style-name="P722"><text:span text:style-name="T990">Decrement operator for variables. </text:span><text:span text:style-name="T991">Works with any number. Can be used either as a prefix (use old value, increment) or postfix (increment, use new value)</text:span><text:line-break/></text:p>
      <text:h text:style-name="P1039" text:outline-level="3">[|, |]</text:h>
      <text:p text:style-name="P778">Closed slice notation. </text:p>
      <text:p text:style-name="P758"><text:span text:style-name="T995">Alternate <text:s/>for </text:span>[|: <text:s/>⟦ <text:span text:style-name="T995">(</text:span>unicode 27e6<text:span text:style-name="T995">)</text:span></text:p>
      <text:p text:style-name="P758"><text:span text:style-name="T995">Alternate for </text:span>|]: ⟧ <text:span text:style-name="T995">(</text:span>unicode 27e7<text:span text:style-name="T995">)</text:span></text:p>
      <text:p text:style-name="P812"><text:bookmark-start text:name="__DdeLink__29560_1927415061"/>⟦<text:span text:style-name="T1073">start;stop;count⟧</text:span></text:p>
      <text:p text:style-name="P842"><text:bookmark-end text:name="__DdeLink__29560_1927415061"/>Creates a list of count elements that evenly distributed between start and stop inclusive.</text:p>
      <text:p text:style-name="P811">⟦2;5;10⟧<text:line-break/><text:line-break/>[-2,</text:p>
      <text:p text:style-name="P811"><text:s/>-1.222222222222222,</text:p>
      <text:p text:style-name="P811"><text:s/>-.444444444444444,</text:p>
      <text:p text:style-name="P811"><text:s/>0.333333333333334,</text:p>
      <text:p text:style-name="P811"><text:s/>1.111111111111112,</text:p>
      <text:p text:style-name="P811"><text:s/>1.88888888888889,</text:p>
      <text:p text:style-name="P811"><text:s/>2.666666666666668,</text:p>
      <text:p text:style-name="P811"><text:s/>3.444444444444446,</text:p>
      <text:p text:style-name="P811"><text:s/>4.222222222222224,</text:p>
      <text:p text:style-name="P811"><text:s/>5</text:p>
      <text:p text:style-name="P811">]</text:p>
      <text:h text:style-name="Heading_20_3" text:outline-level="3">=== </text:h>
      <text:p text:style-name="P722"><text:span text:style-name="T988">Documentation line start. </text:span><text:span text:style-name="T993">This is position sensitive and is used for modules or for function definitions. </text:span><text:span text:style-name="T994">Alternate: </text:span>» <text:span text:style-name="T994">(unicode 00bb)</text:span></text:p>
      <text:p text:style-name="P722"/>
      <text:p text:style-name="P727"/>
      <text:h text:style-name="Heading_20_3" text:outline-level="3"><text:soft-page-break/>|^</text:h>
      <text:p text:style-name="P714"><text:span text:style-name="T990">Convert to set, taking only the values. Alternate :</text:span>⊢ <text:span text:style-name="T990">(</text:span>unicode 22a2<text:span text:style-name="T990">)</text:span><text:line-break/></text:p>
      <text:h text:style-name="Heading_20_3" text:outline-level="3">&lt;=</text:h>
      <text:list xml:id="list124538597139516" text:continue-numbering="true" text:style-name="L9">
        <text:list-item>
          <text:p text:style-name="P1044"><text:span text:style-name="T989">(Numbers) <text:s/></text:span><text:span text:style-name="T990">less </text:span><text:span text:style-name="T989">than or equal to, </text:span></text:p>
        </text:list-item>
        <text:list-item>
          <text:p text:style-name="P1044"><text:span text:style-name="T989">(String) is a su</text:span><text:span text:style-name="T990">b</text:span><text:span text:style-name="T989">string of </text:span></text:p>
        </text:list-item>
        <text:list-item>
          <text:p text:style-name="P1044"><text:span text:style-name="T989">(Set) </text:span><text:span text:style-name="T990">sub</text:span><text:span text:style-name="T989">set of </text:span></text:p>
        </text:list-item>
      </text:list>
      <text:p text:style-name="P714"><text:span text:style-name="T991">Alternate: </text:span>≤ <text:s/>(unicode 2264)<text:line-break/></text:p>
      <text:h text:style-name="Heading_20_3" text:outline-level="3">&gt;=</text:h>
      <text:list text:continue-numbering="true" text:style-name="L9">
        <text:list-item>
          <text:p text:style-name="P1045">(Numbers) <text:s/>Greater than or equal to, </text:p>
        </text:list-item>
        <text:list-item>
          <text:p text:style-name="P1045">(String) is a superstring of </text:p>
        </text:list-item>
        <text:list-item>
          <text:p text:style-name="P1045">(Set) superset of </text:p>
        </text:list-item>
      </text:list>
      <text:p text:style-name="P714"><text:span text:style-name="T989">alternate: </text:span>≥ (unicode 2265)<text:line-break/></text:p>
      <text:h text:style-name="Heading_20_3" text:outline-level="3">&lt;&lt;</text:h>
      <text:p text:style-name="P714">Is a. <text:span text:style-name="T991">No alternate.</text:span><text:line-break/></text:p>
      <text:h text:style-name="Heading_20_3" text:outline-level="3">==</text:h>
      <text:p text:style-name="P714">Equality (sets, numbers, strings), alternate: ≡ (unicode 2261)<text:line-break/></text:p>
      <text:h text:style-name="Heading_20_3" text:outline-level="3">!=</text:h>
      <text:p text:style-name="P714">Logical not equal to, alternate: ≠ (unicode 2260)</text:p>
      <text:h text:style-name="P1035" text:outline-level="3">?!</text:h>
      <text:p text:style-name="P720"><text:span text:style-name="T989">Switch expression marker, alternate: </text:span>¿ <text:span text:style-name="T989">(unicode </text:span>00bf<text:span text:style-name="T989">)</text:span></text:p>
      <text:h text:style-name="P1035" text:outline-level="3"><text:line-break/>=~</text:h>
      <text:p text:style-name="P1046">Regular expression match, alternate: ≈ (unicode 2248)</text:p>
      <text:p text:style-name="P1046"/>
      <text:p text:style-name="Preformatted_20_Text">regex =~ expression</text:p>
      <text:p text:style-name="P1047"><text:line-break/>Apply the given regex (which is a string) to match the string representation<text:line-break/>of the expression. <text:span text:style-name="T1141">The expresxsion may be a stem, list or set.</text:span></text:p>
      <text:p text:style-name="P1047"><text:line-break/><text:span text:style-name="T1141">The r</text:span>esult is always a boolean.<text:line-break/><text:line-break/>Trick: Sometimes you have a complex expression that has regex metacharacters in<text:line-break/> <text:s text:c="6"/>it and you need to match on it. QDL supports escaping between \Q and \E<text:line-break/> <text:s text:c="6"/>so that anything between those markers is treated as a literal.<text:line-break/><text:soft-page-break/><text:line-break/>E.g.</text:p>
      <text:p text:style-name="Preformatted_20_Text"><text:s text:c="3"/>'.*\\Qad.*^$v\\E.*' ≈ 'wooad.*^$vasd'<text:line-break/>true</text:p>
      <text:p text:style-name="P1047"><text:line-break/><text:line-break/>This checks if the literal <text:span text:style-name="T415">ad.*^$v</text:span> (with metacharachters <text:span text:style-name="T1">.</text:span>, <text:span text:style-name="T1">*</text:span> and <text:span text:style-name="T1">$</text:span>) is embedded in the<text:line-break/>right hand side.<text:line-break/><text:line-break/>See also: tokenize, replace.</text:p>
      <text:p text:style-name="P1046"><text:line-break/></text:p>
      <text:h text:style-name="Heading_20_3" text:outline-level="3">&amp;&amp;</text:h>
      <text:p text:style-name="P714"><text:span text:style-name="T989">Logical and, alternate:</text:span>∧<text:span text:style-name="T989">(</text:span>unicode <text:s/>2227<text:span text:style-name="T989">)</text:span><text:line-break/></text:p>
      <text:h text:style-name="Heading_20_3" text:outline-level="3">||</text:h>
      <text:p text:style-name="P714"><text:span text:style-name="T991">L</text:span><text:span text:style-name="T989">ogical or, alternate:</text:span>∨<text:span text:style-name="T989">(</text:span>unicode <text:s/>2228<text:span text:style-name="T989">)</text:span></text:p>
      <text:p text:style-name="P714"/>
      <text:h text:style-name="P1038" text:outline-level="3">\!, \!&gt;, \*, \&gt;, \!&gt;*, \&gt;*</text:h>
      <text:p text:style-name="P715"><text:span text:style-name="T991">All forms of the extraction operator, </text:span><text:span text:style-name="T377">\</text:span><text:span text:style-name="T991">. There are no alternates.</text:span><text:line-break/></text:p>
      <text:h text:style-name="P1040" text:outline-level="3"><text:s/>~|</text:h>
      <text:p text:style-name="P714"><text:span text:style-name="T989">Join along last axis, alternate: </text:span>≁ <text:span text:style-name="T989">(</text:span>unicode 2241<text:span text:style-name="T989">).</text:span><text:line-break/></text:p>
      <text:h text:style-name="Heading_20_3" text:outline-level="3">:=, =:, +=, -=, *=, /=, %=, ^=</text:h>
      <text:p text:style-name="P891">You may assign values to simple variables:</text:p>
      <text:p text:style-name="P889"><text:s/>x := pi()/2;<text:line-break/> x<text:line-break/>1.570796326794895</text:p>
      <text:p text:style-name="Text_20_body"><text:line-break/>As well as setting values in stems, e.g.</text:p>
      <text:p text:style-name="Preformatted_20_Text"><text:s/>a.'b' := 42;<text:line-break/> a.0 := 17;</text:p>
      <text:p text:style-name="P891"><text:s text:c="3"/><text:line-break/>You may also make mass assignments with lists</text:p>
      <text:p text:style-name="Preformatted_20_Text"><text:s text:c="3"/>[a.'a', b.'b'] := 49; // scalar assigned to all<text:line-break/> <text:s text:c="2"/>[a.'a', b.'b'] := [1,3]; // positional assignment</text:p>
      <text:p text:style-name="P891"><text:line-break/>and stems too:</text:p>
      <text:p text:style-name="Preformatted_20_Text"><text:soft-page-break/><text:s text:c="3"/>{'a':a.'p', 'b':b.'q'} ≔ {'b':5,'a':7}<text:line-break/> <text:s text:c="2"/>a.<text:line-break/>{0:17, a:1, b:42, p:7}</text:p>
      <text:p text:style-name="P891"><text:line-break/>Caveat: General (i.e. nested) stems and lists are not supported.</text:p>
      <text:p text:style-name="P890"><text:span text:style-name="T991">Various assignment operators. :</text:span><text:span text:style-name="T993">= and =: are the assignment operator and the : goes next to whatever is being assigned. For the others (prepositional only), the operation is applied to the argument, then the variable is updated,</text:span><text:span text:style-name="T67"> </text:span><text:span text:style-name="T77">i.e.,</text:span><text:span text:style-name="T213"> </text:span><text:span text:style-name="T214"><text:s/></text:span><text:span text:style-name="T1115">A </text:span><text:span text:style-name="T77">op</text:span><text:span text:style-name="T213">= B &lt;==&gt; A := A </text:span><text:span text:style-name="T77">op </text:span>B;</text:p>
      <text:p text:style-name="P721"><text:span text:style-name="T214">E.g</text:span><text:span text:style-name="T67">.</text:span><text:span text:style-name="T993"> </text:span></text:p>
      <text:p text:style-name="P721"/>
      <text:p text:style-name="P889"><text:s text:c="3"/><text:span text:style-name="T993">a:=5;</text:span></text:p>
      <text:p text:style-name="P889"><text:s text:c="3"/><text:span text:style-name="T993">a ^= 2;</text:span></text:p>
      <text:p text:style-name="P728"><text:s text:c="3"/>a</text:p>
      <text:p text:style-name="P728">25</text:p>
      <text:p text:style-name="Standard"/>
      <text:h text:style-name="Heading_20_3" text:outline-level="3">!<text:span text:style-name="T1105">~</text:span></text:h>
      <text:p text:style-name="P912"><text:span text:style-name="T1106">Operator version of </text:span><text:span text:style-name="T358">excise</text:span><text:span text:style-name="T1105">. The opposite, as it were, of join: Remove elements by value. </text:span></text:p>
      <text:p text:style-name="P136">a. !~ b. &lt;==&gt; excise(a., b.)</text:p>
      <text:p text:style-name="P883"><text:s text:c="5"/><text:span text:style-name="T1116">[</text:span><text:bookmark-start text:name="__DdeLink__24546_2879691293"/>-5;5] <text:s/>!~ [2,4<text:bookmark-end text:name="__DdeLink__24546_2879691293"/><text:span text:style-name="T1116">]</text:span></text:p>
      <text:p text:style-name="P883">[-5,-4,-3,-2,-1,0,1,3]</text:p>
      <text:p text:style-name="P884">In this example, the list from -5 to 4 is made and the values of 2 and 4 are removed. Again, at the end of the operation,</text:p>
      <text:p text:style-name="P136">b. ∉ a.</text:p>
      <text:p text:style-name="P884">is true for all elements of b.</text:p>
      <text:h text:style-name="Heading_20_2" text:outline-level="2">Unicode</text:h>
      <text:h text:style-name="P1035" text:outline-level="3">»</text:h>
      <text:p text:style-name="Text_20_body"><text:span text:style-name="T993">See </text:span><text:span text:style-name="T378">===</text:span> </text:p>
      <text:h text:style-name="Heading_20_3" text:outline-level="3"><text:bookmark-start text:name="__DdeLink__2700140_2879691293"/>¬<text:bookmark-end text:name="__DdeLink__2700140_2879691293"/> <text:span text:style-name="T987">(logical not)</text:span></text:h>
      <text:p text:style-name="P759">See !</text:p>
      <text:h text:style-name="Heading_20_3" text:outline-level="3">µ <text:span text:style-name="T987">(transpose operator)</text:span></text:h>
      <text:p text:style-name="P759">See transpose (function).</text:p>
      <text:h text:style-name="Heading_20_3" text:outline-level="3">¯ <text:span text:style-name="T987">(high unary minus sign)</text:span></text:h>
      <text:p text:style-name="P759">See -</text:p>
      <text:h text:style-name="Heading_20_3" text:outline-level="3">× <text:span text:style-name="T987">(multiplication)</text:span></text:h>
      <text:p text:style-name="P759">See *.</text:p>
      <text:h text:style-name="Heading_20_3" text:outline-level="3">÷ <text:span text:style-name="T987">(division)</text:span></text:h>
      <text:p text:style-name="P759">See /</text:p>
      <text:h text:style-name="Heading_20_3" text:outline-level="3">⁺ <text:span text:style-name="T987">(high unary plus sign) </text:span></text:h>
      <text:p text:style-name="P759">See +</text:p>
      <text:h text:style-name="Heading_20_3" text:outline-level="3">→<text:span text:style-name="T987">(lambda definition)</text:span></text:h>
      <text:p text:style-name="P759">See -&gt;</text:p>
      <text:h text:style-name="Heading_20_3" text:outline-level="3">⇒ <text:span text:style-name="T987">(implies operator)</text:span></text:h>
      <text:p text:style-name="P759">See ?</text:p>
      <text:h text:style-name="Heading_20_3" text:outline-level="3">∅ <text:span text:style-name="T987">(null set)</text:span></text:h>
      <text:p text:style-name="P759">See null</text:p>
      <text:h text:style-name="Heading_20_3" text:outline-level="3"><text:soft-page-break/>∧ <text:span text:style-name="T987">(logical and)</text:span></text:h>
      <text:p text:style-name="P759">See &amp;&amp;</text:p>
      <text:h text:style-name="Heading_20_3" text:outline-level="3">∨ <text:span text:style-name="T987">(logical or)</text:span></text:h>
      <text:p text:style-name="P759">See ||</text:p>
      <text:h text:style-name="Heading_20_3" text:outline-level="3">≈ <text:span text:style-name="T987">(regular expression match)</text:span></text:h>
      <text:p text:style-name="P697">See =~.</text:p>
      <text:h text:style-name="Heading_20_3" text:outline-level="3">≔ <text:span text:style-name="T987">(left assignment)</text:span></text:h>
      <text:p text:style-name="P759">See :=</text:p>
      <text:h text:style-name="Heading_20_3" text:outline-level="3">≕ <text:span text:style-name="T987">(right assignment)</text:span></text:h>
      <text:p text:style-name="P759">See =:</text:p>
      <text:h text:style-name="Heading_20_3" text:outline-level="3">≠ <text:span text:style-name="T987">(not equal to)</text:span></text:h>
      <text:p text:style-name="P759">See !=</text:p>
      <text:h text:style-name="Heading_20_3" text:outline-level="3">≡ <text:span text:style-name="T987">(equal to alternate)</text:span></text:h>
      <text:p text:style-name="P759">See ==</text:p>
      <text:h text:style-name="Heading_20_3" text:outline-level="3">≤ <text:span text:style-name="T987">(less than or equal to alternate)</text:span></text:h>
      <text:p text:style-name="P759">See &lt;=</text:p>
      <text:h text:style-name="Heading_20_3" text:outline-level="3">≥ <text:span text:style-name="T987">(greater than or equ</text:span><text:span text:style-name="T998">a</text:span><text:span text:style-name="T987">l to alternate)</text:span></text:h>
      <text:p text:style-name="P759">See &gt;=</text:p>
      <text:h text:style-name="Heading_20_3" text:outline-level="3">⊨ <text:span text:style-name="T987">(assert statement)</text:span></text:h>
      <text:p text:style-name="P759">See <text:span text:style-name="T358">assert</text:span> statement</text:p>
      <text:h text:style-name="Heading_20_3" text:outline-level="3">⌈ <text:span text:style-name="T987">(ceiling operator)</text:span></text:h>
      <text:p text:style-name="P759">See ceiling function</text:p>
      <text:h text:style-name="Heading_20_3" text:outline-level="3">⌊ <text:span text:style-name="T987">(floor operator)</text:span></text:h>
      <text:p text:style-name="P759">See floor function</text:p>
      <text:h text:style-name="Heading_20_3" text:outline-level="3">⟦ ⟧ <text:span text:style-name="T987">(closed slice)</text:span></text:h>
      <text:p text:style-name="P759">See [|, |]</text:p>
      <text:h text:style-name="Heading_20_3" text:outline-level="3"><text:soft-page-break/>≁ <text:span text:style-name="T987">(join along last axis)</text:span></text:h>
      <text:p text:style-name="P759">See ~|</text:p>
      <text:h text:style-name="Heading_20_3" text:outline-level="3">⊕<text:span text:style-name="T986">(expand)</text:span></text:h>
      <text:p text:style-name="P759">See expand function</text:p>
      <text:h text:style-name="Heading_20_3" text:outline-level="3">⊗ <text:span text:style-name="T986">(function reference)</text:span></text:h>
      <text:p text:style-name="P759">See @</text:p>
      <text:h text:style-name="Heading_20_3" text:outline-level="3">⊙ <text:span text:style-name="T986">(reduce)</text:span></text:h>
      <text:p text:style-name="P759">See reduce function</text:p>
      <text:h text:style-name="Heading_20_3" text:outline-level="3">⌆ <text:span text:style-name="T986">(mask)</text:span></text:h>
      <text:p text:style-name="P759">See mask function</text:p>
      <text:h text:style-name="Heading_20_3" text:outline-level="3">⊢<text:span text:style-name="T986">(convert to set)</text:span></text:h>
      <text:p text:style-name="P759">See |^</text:p>
      <text:h text:style-name="Heading_20_3" text:outline-level="3">∈<text:span text:style-name="T986">(has value)</text:span></text:h>
      <text:p text:style-name="P759">See has_value</text:p>
      <text:h text:style-name="Heading_20_3" text:outline-level="3">∉<text:span text:style-name="T986">(does not have value)</text:span></text:h>
      <text:p text:style-name="P759">Equivalent it !has_value</text:p>
      <text:h text:style-name="Heading_20_3" text:outline-level="3">∀ <text:span text:style-name="T986">(for_each)</text:span></text:h>
      <text:p text:style-name="P759">See for_each function. <text:span text:style-name="T1101">The iteration operator.</text:span></text:p>
      <text:h text:style-name="Heading_20_3" text:outline-level="3">∋<text:span text:style-name="T986">(has key)</text:span></text:h>
      <text:p text:style-name="P759">See has_key function</text:p>
      <text:h text:style-name="Heading_20_3" text:outline-level="3">∃ <text:span text:style-name="T986">(</text:span><text:span text:style-name="T997">exists</text:span><text:span text:style-name="T986">)</text:span></text:h>
      <text:p text:style-name="P759">See is_defined, is_function</text:p>
      <text:h text:style-name="Heading_20_3" text:outline-level="3">∄ <text:span text:style-name="T986">(</text:span><text:span text:style-name="T997">does not exist</text:span><text:span text:style-name="T986">)</text:span></text:h>
      <text:p text:style-name="P759">Same as !is_defined or !is_function</text:p>
      <text:h text:style-name="Heading_20_3" text:outline-level="3">∩ <text:span text:style-name="T986">(set intersection)</text:span></text:h>
      <text:p text:style-name="P759">See /\</text:p>
      <text:h text:style-name="Heading_20_3" text:outline-level="3"><text:soft-page-break/>∪ <text:span text:style-name="T986">(set union)</text:span></text:h>
      <text:p text:style-name="P759">See \/</text:p>
      <text:h text:style-name="Heading_20_3" text:outline-level="3">∆ <text:span text:style-name="T986">(set symmetric difference)</text:span></text:h>
      <text:p text:style-name="P759">See %</text:p>
      <text:h text:style-name="Heading_20_3" text:outline-level="3">∂ <text:span text:style-name="T986">(applies operator)</text:span></text:h>
      <text:p text:style-name="P759">See apply function</text:p>
      <text:h text:style-name="Heading_20_3" text:outline-level="3">√ <text:span text:style-name="T1103">(sqrt or n</text:span><text:span text:style-name="T518">th</text:span><text:span text:style-name="T1103"> root)</text:span></text:h>
      <text:p text:style-name="P882">See nroot function</text:p>
      <text:h text:style-name="P945" text:outline-level="1">Functions by module</text:h>
      <text:p text:style-name="P796">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21"><text:span text:style-name="T1031">Of or relating to the management of functions:<text:line-break/> <text:s/></text:span><text:span text:style-name="T1032">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21"><text:span text:style-name="T1031">Input/output functions:<text:line-break/> <text:s/></text:span><text:span text:style-name="T1032">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21"><text:span text:style-name="T1031">List specific functions:<text:line-break/> <text:s/></text:span><text:span text:style-name="T1032">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21"><text:span text:style-name="T1031">Basic math functions:<text:line-break/> <text:s/></text:span><text:span text:style-name="T1032">abs([1])<text:line-break/> date_iso([0,1])<text:line-break/> date_ms([0,1])<text:line-break/> decode([1,2])<text:line-break/> encode([1,2])<text:line-break/> hash([1,2])<text:line-break/> i([1])<text:line-break/> identity([1])<text:line-break/></text:span><text:soft-page-break/><text:span text:style-name="T1032">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21"><text:span text:style-name="T1031">Of or relating to the management of modules:<text:line-break/> <text:s/></text:span><text:span text:style-name="T1032">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21"><text:span text:style-name="T1031">Stem specific functions:<text:line-break/> <text:s/></text:span><text:span text:style-name="T1032">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21"><text:span text:style-name="T1031">Functions for manipulating strings:<text:line-break/> <text:s/></text:span><text:span text:style-name="T1032">contains([2,3])<text:line-break/></text:span><text:soft-page-break/><text:span text:style-name="T1032">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21"><text:span text:style-name="T1031">Of or relating to system management:<text:line-break/> <text:s/></text:span><text:span text:style-name="T1032">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ext:soft-page-break/>
        <table:table-row>
          <table:table-cell table:style-name="Table3.A2" office:value-type="string">
            <text:p text:style-name="P14">tmath</text:p>
          </table:table-cell>
          <table:table-cell table:style-name="Table3.B2" office:value-type="string">
            <text:p text:style-name="P821"><text:span text:style-name="T1031">Transcendental math functions:<text:line-break/> <text:s/></text:span><text:span text:style-name="T1032">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96"/>
      <text:p text:style-name="P787">Notes</text:p>
      <text:list text:style-name="L10">
        <text:list-item>
          <text:p text:style-name="P1063"><text:span text:style-name="T1037">System functions that begin with </text:span><text:span text:style-name="T1033">module_</text:span><text:span text:style-name="T1037"> <text:s/>are </text:span><text:span text:style-name="T71">almost </text:span><text:span text:style-name="T1037">deprecated and </text:span><text:span text:style-name="T1038">use the old module system (which has any number of shortcomings) and </text:span><text:span text:style-name="T1037">should generally not be used for new code. Convert existing module imports &amp;c., &amp;c., to using new functions in the module namespace </text:span><text:span text:style-name="T1038">and only use those.</text:span></text:p>
        </text:list-item>
        <text:list-item>
          <text:p text:style-name="P1064">You can always list the system function with their modules in the workspace by issuing<text:line-break/><text:span text:style-name="T358">)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11-06T12:45:36.940528523</dc:date>
    <meta:editing-duration>P267DT13H26M54S</meta:editing-duration>
    <meta:editing-cycles>929</meta:editing-cycles>
    <meta:generator>LibreOffice/24.2.7.2$Linux_X86_64 LibreOffice_project/420$Build-2</meta:generator>
    <meta:print-date>2020-01-29T17:06:18.687854046</meta:print-date>
    <meta:document-statistic meta:table-count="8" meta:image-count="0" meta:object-count="0" meta:page-count="172" meta:paragraph-count="4837" meta:word-count="31135" meta:character-count="194810" meta:non-whitespace-character-count="163020"/>
  </office:meta>
</office:document-meta>
</file>